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ucidatypewriter" svg:font-family="lucidatypewriter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1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9.999cm"/>
    </style:style>
    <style:style style:name="co8" style:family="table-column">
      <style:table-column-properties fo:break-before="auto" style:column-width="7.999cm"/>
    </style:style>
    <style:style style:name="co9" style:family="table-column">
      <style:table-column-properties fo:break-before="auto" style:column-width="1cm"/>
    </style:style>
    <style:style style:name="co10" style:family="table-column">
      <style:table-column-properties fo:break-before="auto" style:column-width="3.701cm"/>
    </style:style>
    <style:style style:name="co11" style:family="table-column">
      <style:table-column-properties fo:break-before="auto" style:column-width="16cm"/>
    </style:style>
    <style:style style:name="co12" style:family="table-column">
      <style:table-column-properties fo:break-before="auto" style:column-width="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5100" number:language="en" number:country="GB">
      <number:text-content/>
    </number:text-style>
    <style:style style:name="ce1" style:family="table-cell" style:parent-style-name="Default">
      <style:text-properties style:font-name="lucidatypewriter"/>
    </style:style>
    <style:style style:name="ce2" style:family="table-cell" style:parent-style-name="Default">
      <style:text-properties style:text-outline="false" style:text-line-through-styl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en" style:country-asian="US" style:font-style-asian="normal" style:font-weight-asian="normal" style:font-name-complex="lucidatypewriter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5107">
      <style:table-cell-properties style:text-align-source="fix" style:repeat-content="false"/>
      <style:paragraph-properties fo:text-align="start" fo:margin-left="0cm"/>
      <style:text-properties fo:color="#a020f0" style:font-name="lucidatypewriter" fo:language="en" fo:country="US" style:font-name-asian="lucidatypewriter" style:language-asian="en" style:country-asian="US" style:font-name-complex="lucidatypewriter" style:font-size-complex="5.59999990463257pt" style:language-complex="en" style:country-complex="US"/>
    </style:style>
    <style:style style:name="ce4" style:family="table-cell" style:parent-style-name="Default" style:data-style-name="N5100">
      <style:text-properties style:font-name="lucidatypewriter" fo:language="en" fo:country="US" style:font-name-asian="lucidatypewriter" style:language-asian="en" style:country-asian="US" style:font-name-complex="lucidatypewriter" style:font-size-complex="5.65000009536743pt" style:language-complex="en" style:country-complex="US"/>
    </style:style>
    <style:style style:name="ce5" style:family="table-cell" style:parent-style-name="Default" style:data-style-name="N5100">
      <style:text-properties style:font-name="lucidatypewriter" fo:language="en" fo:country="US" style:font-name-asian="lucidatypewriter" style:language-asian="en" style:country-asian="US" style:font-name-complex="lucidatypewriter" style:font-size-complex="5.69999980926514pt" style:language-complex="en" style:country-complex="US"/>
    </style:style>
    <style:style style:name="ce6" style:family="table-cell" style:parent-style-name="Default" style:data-style-name="N5000">
      <style:text-properties style:font-name="lucidatypewriter"/>
    </style:style>
    <style:style style:name="ce7" style:family="table-cell" style:parent-style-name="Default" style:data-style-name="N5100">
      <style:text-properties fo:color="#a020f0" style:font-name="lucidatypewriter" fo:language="en" fo:country="US" style:font-name-asian="lucidatypewriter" style:language-asian="en" style:country-asian="US" style:font-name-complex="lucidatypewriter" style:font-size-complex="5.65000009536743pt" style:language-complex="en" style:country-complex="US"/>
    </style:style>
    <style:style style:name="ce8" style:family="table-cell" style:parent-style-name="Default" style:data-style-name="N5100">
      <style:table-cell-properties style:text-align-source="fix" style:repeat-content="false"/>
      <style:paragraph-properties fo:text-align="start" fo:margin-left="0cm"/>
      <style:text-properties fo:color="#a020f0" style:font-name="lucidatypewriter" fo:language="en" fo:country="US" style:font-name-asian="lucidatypewriter" style:language-asian="en" style:country-asian="US" style:font-name-complex="lucidatypewriter" style:font-size-complex="5.59999990463257pt" style:language-complex="en" style:country-complex="US"/>
    </style:style>
    <style:style style:name="ce9" style:family="table-cell" style:parent-style-name="Default" style:data-style-name="N5100">
      <style:text-properties style:font-name="lucidatypewriter"/>
    </style:style>
    <style:style style:name="ce10" style:family="table-cell" style:parent-style-name="Default">
      <style:text-properties fo:color="#0000ff" style:text-outline="false" style:text-line-through-styl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en" style:country-asian="US" style:font-style-asian="normal" style:font-weight-asian="normal" style:font-name-complex="lucidatypewriter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22">
      <style:text-properties style:font-name="lucidatypewriter"/>
    </style:style>
    <style:style style:name="ce12" style:family="table-cell" style:parent-style-name="Default">
      <style:text-properties style:font-name="lucidatypewriter" fo:language="en" fo:country="US" style:font-name-asian="lucidatypewriter" style:language-asian="en" style:country-asian="US" style:font-name-complex="lucidatypewriter" style:font-size-complex="5.65000009536743pt" style:language-complex="en" style:country-complex="US"/>
    </style:style>
    <style:style style:name="ce13" style:family="table-cell" style:parent-style-name="Default" style:data-style-name="N5107">
      <style:table-cell-properties style:text-align-source="fix" style:repeat-content="false"/>
      <style:paragraph-properties fo:text-align="start" fo:margin-left="0cm"/>
      <style:text-properties fo:color="#000000" style:font-name="lucidatypewriter" fo:language="en" fo:country="US" style:font-name-asian="lucidatypewriter" style:language-asian="en" style:country-asian="US" style:font-name-complex="lucidatypewriter" style:font-size-complex="5.59999990463257pt" style:language-complex="en" style:country-complex="US"/>
    </style:style>
    <style:style style:name="ce14" style:family="table-cell" style:parent-style-name="Default" style:data-style-name="N5100">
      <style:text-properties fo:color="#000000" style:font-name="lucidatypewriter"/>
    </style:style>
    <style:style style:name="ce15" style:family="table-cell" style:parent-style-name="Default" style:data-style-name="N5110">
      <style:table-cell-properties style:text-align-source="fix" style:repeat-content="false"/>
      <style:paragraph-properties fo:text-align="start" fo:margin-left="0cm"/>
      <style:text-properties fo:color="#a020f0" style:font-name="lucidatypewriter" fo:language="en" fo:country="US" style:font-name-asian="lucidatypewriter" style:language-asian="en" style:country-asian="US" style:font-name-complex="lucidatypewriter" style:font-size-complex="5.59999990463257pt" style:language-complex="en" style:country-complex="US"/>
    </style:style>
    <style:style style:name="ce16" style:family="table-cell" style:parent-style-name="Default" style:data-style-name="N5110">
      <style:text-properties style:font-name="lucidatypewriter"/>
    </style:style>
    <style:style style:name="ce17" style:family="table-cell" style:parent-style-name="Default" style:data-style-name="N5110">
      <style:text-properties style:font-name="lucidatypewriter" fo:language="en" fo:country="US" style:font-name-asian="lucidatypewriter" style:language-asian="en" style:country-asian="US" style:font-name-complex="lucidatypewriter" style:font-size-complex="5.65000009536743pt" style:language-complex="en" style:country-complex="US"/>
    </style:style>
    <style:style style:name="ce18" style:family="table-cell" style:parent-style-name="Default" style:data-style-name="N5110">
      <style:text-properties style:font-name="lucidatypewriter" fo:language="en" fo:country="US" style:font-name-asian="lucidatypewriter" style:language-asian="en" style:country-asian="US" style:font-name-complex="lucidatypewriter" style:font-size-complex="5.69999980926514pt" style:language-complex="en" style:country-complex="US"/>
    </style:style>
    <style:style style:name="ce19" style:family="table-cell" style:parent-style-name="Default" style:data-style-name="N5106">
      <style:text-properties fo:color="#a020f0" style:font-name="lucidatypewriter" fo:language="en" fo:country="US" style:font-name-asian="lucidatypewriter" style:language-asian="en" style:country-asian="US" style:font-name-complex="lucidatypewriter" style:font-size-complex="5.65000009536743pt" style:language-complex="en" style:country-complex="US"/>
    </style:style>
    <style:style style:name="ce20" style:family="table-cell" style:parent-style-name="Default" style:data-style-name="N5100">
      <style:text-properties fo:color="#000000" style:font-name="lucidatypewriter" fo:language="en" fo:country="US" style:font-name-asian="lucidatypewriter" style:language-asian="en" style:country-asian="US" style:font-name-complex="lucidatypewriter" style:font-size-complex="5.65000009536743pt" style:language-complex="en" style:country-complex="US"/>
    </style:style>
    <style:style style:name="ta_extref" style:family="table">
      <style:table-properties table:display="false"/>
    </style:style>
    <style:style style:name="T1" style:family="text">
      <style:text-properties fo:color="#000000" style:font-name="lucidatypewriter" fo:font-size="10pt" style:font-name-asian="lucidatypewriter" style:font-size-asian="10pt" style:font-name-complex="lucidatypewriter" style:font-size-complex="5.69999980926514pt"/>
    </style:style>
    <style:style style:name="T2" style:family="text">
      <style:text-properties fo:color="#0000ff" style:font-name="lucidatypewriter" fo:font-size="10pt" style:font-name-asian="lucidatypewriter" style:font-size-asian="10pt" style:font-name-complex="lucidatypewriter" style:font-size-complex="5.69999980926514pt"/>
    </style:style>
    <style:style style:name="T3" style:family="text">
      <style:text-properties fo:color="#b20000" style:font-name="lucidatypewriter" fo:font-size="10pt" style:font-name-asian="lucidatypewriter" style:font-size-asian="10pt" style:font-name-complex="lucidatypewriter" style:font-size-complex="5.69999980926514pt"/>
    </style:style>
    <style:style style:name="T4" style:family="text">
      <style:text-properties fo:color="#b28c00" style:font-name="lucidatypewriter" fo:font-size="10pt" style:font-name-asian="lucidatypewriter" style:font-size-asian="10pt" style:font-name-complex="lucidatypewriter" style:font-size-complex="5.69999980926514pt"/>
    </style:style>
    <style:style style:name="T5" style:family="text">
      <style:text-properties fo:color="#a020f0" style:font-name="lucidatypewriter" fo:font-size="10pt" style:font-name-asian="lucidatypewriter" style:font-size-asian="10pt" style:font-name-complex="lucidatypewriter" style:font-size-complex="5.69999980926514pt"/>
    </style:style>
    <style:style style:name="T6" style:family="text">
      <style:text-properties fo:color="#a020f0" fo:font-size="10pt" fo:language="en" fo:country="US" style:font-name-asian="lucidatypewriter" style:font-size-asian="10pt" style:language-asian="en" style:country-asian="US" style:font-name-complex="lucidatypewriter" style:font-size-complex="5.69999980926514pt" style:language-complex="en" style:country-complex="US"/>
    </style:style>
    <style:style style:name="T7" style:family="text">
      <style:text-properties fo:color="#000000" fo:font-size="10pt" fo:language="en" fo:country="US" style:font-name-asian="lucidatypewriter" style:font-size-asian="10pt" style:language-asian="en" style:country-asian="US" style:font-name-complex="lucidatypewriter" style:font-size-complex="5.69999980926514pt" style:language-complex="en" style:country-complex="US"/>
    </style:style>
    <style:style style:name="T8" style:family="text">
      <style:text-properties fo:color="#b20000" fo:font-size="10pt" fo:language="en" fo:country="US" style:font-name-asian="lucidatypewriter" style:font-size-asian="10pt" style:language-asian="en" style:country-asian="US" style:font-name-complex="lucidatypewriter" style:font-size-complex="5.69999980926514pt" style:language-complex="en" style:country-complex="US"/>
    </style:style>
    <style:style style:name="T9" style:family="text">
      <style:text-properties fo:color="#b28c00" fo:font-size="10pt" fo:language="en" fo:country="US" style:font-name-asian="lucidatypewriter" style:font-size-asian="10pt" style:language-asian="en" style:country-asian="US" style:font-name-complex="lucidatypewriter" style:font-size-complex="5.69999980926514pt" style:language-complex="en" style:country-complex="US"/>
    </style:style>
    <style:style style:name="T10" style:family="text">
      <style:text-properties fo:color="#0000ff" fo:font-size="10pt" fo:language="en" fo:country="US" style:font-name-asian="lucidatypewriter" style:font-size-asian="10pt" style:language-asian="en" style:country-asian="US" style:font-name-complex="lucidatypewriter" style:font-size-complex="5.69999980926514pt" style:language-complex="en" style:country-complex="US"/>
    </style:style>
  </office:automatic-styles>
  <office:body>
    <office:spreadsheet>
      <table:table table:name="Netz - Apfel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6"/>
        <table:table-column table:style-name="co4" table:default-cell-style-name="ce6"/>
        <table:table-column table:style-name="co4" table:default-cell-style-name="ce9"/>
        <table:table-column table:style-name="co4" table:default-cell-style-name="ce11"/>
        <table:table-column table:style-name="co5" table:default-cell-style-name="ce1"/>
        <table:table-column table:style-name="co6" table:number-columns-repeated="1001" table:default-cell-style-name="ce9"/>
        <table:table-column table:style-name="co6" table:number-columns-repeated="2" table:default-cell-style-name="ce1"/>
        <table:table-row table:style-name="ro1">
          <table:table-cell office:value-type="string">
            <text:p><text:s text:c="6"/>1, <text:s text:c="10"/>0., <text:s text:c="2"/>19.1341724, <text:s text:c="2"/>46.1939774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1];9;13);&quot;.&quot;;&quot;,&quot;));&quot;000.0000000&quot;)" office:value-type="string" office:string-value="000.0000000">
            <text:p>000.0000000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1];23;13);&quot;.&quot;;&quot;,&quot;));&quot;000.0000000&quot;)" office:value-type="string" office:string-value="019.1341724">
            <text:p>019.1341724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1];37;13);&quot;.&quot;;&quot;,&quot;));&quot;000.0000000&quot;)" office:value-type="string" office:string-value="046.1939774">
            <text:p>046.1939774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01</text:p>
          </table:table-cell>
          <table:table-cell table:style-name="ce10" office:value-type="string">
            <text:p>&lt;/n&gt;</text:p>
          </table:table-cell>
          <table:table-cell table:style-name="ce12" table:formula="of:=CONCATENATE([.B1];[.C1];[.D1];[.E1];[.F1];[.G1];[.H1];[.I1];[.J1])" office:value-type="string" office:string-value="    &lt;n x=&quot;000.0000000&quot; y=&quot;019.1341724&quot; z=&quot;046.1939774&quot;&gt;001&lt;/n&gt;">
            <text:p><text:s text:c="4"/>&lt;n x="000.0000000" y="019.1341724" z="046.1939774"&gt;001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6"/>2, <text:s text:c="10"/>0., <text:s text:c="2"/>35.3553391, <text:s text:c="2"/>35.3553391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2];9;13);&quot;.&quot;;&quot;,&quot;));&quot;000.0000000&quot;)" office:value-type="string" office:string-value="000.0000000">
            <text:p>000.0000000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2];23;13);&quot;.&quot;;&quot;,&quot;));&quot;000.0000000&quot;)" office:value-type="string" office:string-value="035.3553391">
            <text:p>035.3553391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2];37;13);&quot;.&quot;;&quot;,&quot;));&quot;000.0000000&quot;)" office:value-type="string" office:string-value="035.3553391">
            <text:p>035.3553391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02</text:p>
          </table:table-cell>
          <table:table-cell table:style-name="ce10" office:value-type="string">
            <text:p>&lt;/n&gt;</text:p>
          </table:table-cell>
          <table:table-cell table:style-name="ce12" table:formula="of:=CONCATENATE([.B2];[.C2];[.D2];[.E2];[.F2];[.G2];[.H2];[.I2];[.J2])" office:value-type="string" office:string-value="    &lt;n x=&quot;000.0000000&quot; y=&quot;035.3553391&quot; z=&quot;035.3553391&quot;&gt;002&lt;/n&gt;">
            <text:p><text:s text:c="4"/>&lt;n x="000.0000000" y="035.3553391" z="035.3553391"&gt;002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6"/>3, <text:s text:c="10"/>0., <text:s text:c="2"/>46.1939774, <text:s text:c="2"/>19.1341724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3];9;13);&quot;.&quot;;&quot;,&quot;));&quot;000.0000000&quot;)" office:value-type="string" office:string-value="000.0000000">
            <text:p>000.0000000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3];23;13);&quot;.&quot;;&quot;,&quot;));&quot;000.0000000&quot;)" office:value-type="string" office:string-value="046.1939774">
            <text:p>046.1939774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3];37;13);&quot;.&quot;;&quot;,&quot;));&quot;000.0000000&quot;)" office:value-type="string" office:string-value="019.1341724">
            <text:p>019.1341724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03</text:p>
          </table:table-cell>
          <table:table-cell table:style-name="ce10" office:value-type="string">
            <text:p>&lt;/n&gt;</text:p>
          </table:table-cell>
          <table:table-cell table:style-name="ce12" table:formula="of:=CONCATENATE([.B3];[.C3];[.D3];[.E3];[.F3];[.G3];[.H3];[.I3];[.J3])" office:value-type="string" office:string-value="    &lt;n x=&quot;000.0000000&quot; y=&quot;046.1939774&quot; z=&quot;019.1341724&quot;&gt;003&lt;/n&gt;">
            <text:p><text:s text:c="4"/>&lt;n x="000.0000000" y="046.1939774" z="019.1341724"&gt;003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6"/>4, <text:s text:c="10"/>0., <text:s text:c="10"/>0., <text:s text:c="9"/>50.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4];9;13);&quot;.&quot;;&quot;,&quot;));&quot;000.0000000&quot;)" office:value-type="string" office:string-value="000.0000000">
            <text:p>000.0000000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4];23;13);&quot;.&quot;;&quot;,&quot;));&quot;000.0000000&quot;)" office:value-type="string" office:string-value="000.0000000">
            <text:p>000.0000000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4];37;13);&quot;.&quot;;&quot;,&quot;));&quot;000.0000000&quot;)" office:value-type="string" office:string-value="050.0000000">
            <text:p>050.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04</text:p>
          </table:table-cell>
          <table:table-cell table:style-name="ce10" office:value-type="string">
            <text:p>&lt;/n&gt;</text:p>
          </table:table-cell>
          <table:table-cell table:style-name="ce12" table:formula="of:=CONCATENATE([.B4];[.C4];[.D4];[.E4];[.F4];[.G4];[.H4];[.I4];[.J4])" office:value-type="string" office:string-value="    &lt;n x=&quot;000.0000000&quot; y=&quot;000.0000000&quot; z=&quot;050.0000000&quot;&gt;004&lt;/n&gt;">
            <text:p><text:s text:c="4"/>&lt;n x="000.0000000" y="000.0000000" z="050.0000000"&gt;004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6"/>5, <text:s text:c="10"/>0., <text:s text:c="9"/>50., <text:s text:c="10"/>0.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5];9;13);&quot;.&quot;;&quot;,&quot;));&quot;000.0000000&quot;)" office:value-type="string" office:string-value="000.0000000">
            <text:p>000.0000000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5];23;13);&quot;.&quot;;&quot;,&quot;));&quot;000.0000000&quot;)" office:value-type="string" office:string-value="050.0000000">
            <text:p>050.0000000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5];37;13);&quot;.&quot;;&quot;,&quot;));&quot;000.0000000&quot;)" office:value-type="string" office:string-value="000.0000000">
            <text:p>000.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05</text:p>
          </table:table-cell>
          <table:table-cell table:style-name="ce10" office:value-type="string">
            <text:p>&lt;/n&gt;</text:p>
          </table:table-cell>
          <table:table-cell table:style-name="ce12" table:formula="of:=CONCATENATE([.B5];[.C5];[.D5];[.E5];[.F5];[.G5];[.H5];[.I5];[.J5])" office:value-type="string" office:string-value="    &lt;n x=&quot;000.0000000&quot; y=&quot;050.0000000&quot; z=&quot;000.0000000&quot;&gt;005&lt;/n&gt;">
            <text:p><text:s text:c="4"/>&lt;n x="000.0000000" y="050.0000000" z="000.0000000"&gt;005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6"/>6, <text:s text:c="2"/>19.1341724, <text:s text:c="2"/>46.1939774, <text:s text:c="10"/>0.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6];9;13);&quot;.&quot;;&quot;,&quot;));&quot;000.0000000&quot;)" office:value-type="string" office:string-value="019.1341724">
            <text:p>019.1341724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6];23;13);&quot;.&quot;;&quot;,&quot;));&quot;000.0000000&quot;)" office:value-type="string" office:string-value="046.1939774">
            <text:p>046.1939774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6];37;13);&quot;.&quot;;&quot;,&quot;));&quot;000.0000000&quot;)" office:value-type="string" office:string-value="000.0000000">
            <text:p>000.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06</text:p>
          </table:table-cell>
          <table:table-cell table:style-name="ce10" office:value-type="string">
            <text:p>&lt;/n&gt;</text:p>
          </table:table-cell>
          <table:table-cell table:style-name="ce12" table:formula="of:=CONCATENATE([.B6];[.C6];[.D6];[.E6];[.F6];[.G6];[.H6];[.I6];[.J6])" office:value-type="string" office:string-value="    &lt;n x=&quot;019.1341724&quot; y=&quot;046.1939774&quot; z=&quot;000.0000000&quot;&gt;006&lt;/n&gt;">
            <text:p><text:s text:c="4"/>&lt;n x="019.1341724" y="046.1939774" z="000.0000000"&gt;006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6"/>7, <text:s text:c="2"/>35.3553391, <text:s text:c="2"/>35.3553391, <text:s text:c="10"/>0.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7];9;13);&quot;.&quot;;&quot;,&quot;));&quot;000.0000000&quot;)" office:value-type="string" office:string-value="035.3553391">
            <text:p>035.3553391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7];23;13);&quot;.&quot;;&quot;,&quot;));&quot;000.0000000&quot;)" office:value-type="string" office:string-value="035.3553391">
            <text:p>035.3553391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7];37;13);&quot;.&quot;;&quot;,&quot;));&quot;000.0000000&quot;)" office:value-type="string" office:string-value="000.0000000">
            <text:p>000.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07</text:p>
          </table:table-cell>
          <table:table-cell table:style-name="ce10" office:value-type="string">
            <text:p>&lt;/n&gt;</text:p>
          </table:table-cell>
          <table:table-cell table:style-name="ce12" table:formula="of:=CONCATENATE([.B7];[.C7];[.D7];[.E7];[.F7];[.G7];[.H7];[.I7];[.J7])" office:value-type="string" office:string-value="    &lt;n x=&quot;035.3553391&quot; y=&quot;035.3553391&quot; z=&quot;000.0000000&quot;&gt;007&lt;/n&gt;">
            <text:p><text:s text:c="4"/>&lt;n x="035.3553391" y="035.3553391" z="000.0000000"&gt;007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6"/>8, <text:s text:c="2"/>46.1939774, <text:s text:c="2"/>19.1341724, <text:s text:c="10"/>0.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8];9;13);&quot;.&quot;;&quot;,&quot;));&quot;000.0000000&quot;)" office:value-type="string" office:string-value="046.1939774">
            <text:p>046.1939774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8];23;13);&quot;.&quot;;&quot;,&quot;));&quot;000.0000000&quot;)" office:value-type="string" office:string-value="019.1341724">
            <text:p>019.1341724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8];37;13);&quot;.&quot;;&quot;,&quot;));&quot;000.0000000&quot;)" office:value-type="string" office:string-value="000.0000000">
            <text:p>000.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08</text:p>
          </table:table-cell>
          <table:table-cell table:style-name="ce10" office:value-type="string">
            <text:p>&lt;/n&gt;</text:p>
          </table:table-cell>
          <table:table-cell table:style-name="ce12" table:formula="of:=CONCATENATE([.B8];[.C8];[.D8];[.E8];[.F8];[.G8];[.H8];[.I8];[.J8])" office:value-type="string" office:string-value="    &lt;n x=&quot;046.1939774&quot; y=&quot;019.1341724&quot; z=&quot;000.0000000&quot;&gt;008&lt;/n&gt;">
            <text:p><text:s text:c="4"/>&lt;n x="046.1939774" y="019.1341724" z="000.0000000"&gt;008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6"/>9, <text:s text:c="9"/>50., <text:s text:c="10"/>0., <text:s text:c="10"/>0.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9];9;13);&quot;.&quot;;&quot;,&quot;));&quot;000.0000000&quot;)" office:value-type="string" office:string-value="050.0000000">
            <text:p>050.0000000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9];23;13);&quot;.&quot;;&quot;,&quot;));&quot;000.0000000&quot;)" office:value-type="string" office:string-value="000.0000000">
            <text:p>000.0000000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9];37;13);&quot;.&quot;;&quot;,&quot;));&quot;000.0000000&quot;)" office:value-type="string" office:string-value="000.0000000">
            <text:p>000.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09</text:p>
          </table:table-cell>
          <table:table-cell table:style-name="ce10" office:value-type="string">
            <text:p>&lt;/n&gt;</text:p>
          </table:table-cell>
          <table:table-cell table:style-name="ce12" table:formula="of:=CONCATENATE([.B9];[.C9];[.D9];[.E9];[.F9];[.G9];[.H9];[.I9];[.J9])" office:value-type="string" office:string-value="    &lt;n x=&quot;050.0000000&quot; y=&quot;000.0000000&quot; z=&quot;000.0000000&quot;&gt;009&lt;/n&gt;">
            <text:p><text:s text:c="4"/>&lt;n x="050.0000000" y="000.0000000" z="000.0000000"&gt;009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10, <text:s text:c="2"/>46.1939774, <text:s text:c="10"/>0., <text:s text:c="2"/>19.1341724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10];9;13);&quot;.&quot;;&quot;,&quot;));&quot;000.0000000&quot;)" office:value-type="string" office:string-value="046.1939774">
            <text:p>046.1939774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10];23;13);&quot;.&quot;;&quot;,&quot;));&quot;000.0000000&quot;)" office:value-type="string" office:string-value="000.0000000">
            <text:p>000.0000000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10];37;13);&quot;.&quot;;&quot;,&quot;));&quot;000.0000000&quot;)" office:value-type="string" office:string-value="019.1341724">
            <text:p>019.1341724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10</text:p>
          </table:table-cell>
          <table:table-cell table:style-name="ce10" office:value-type="string">
            <text:p>&lt;/n&gt;</text:p>
          </table:table-cell>
          <table:table-cell table:style-name="ce12" table:formula="of:=CONCATENATE([.B10];[.C10];[.D10];[.E10];[.F10];[.G10];[.H10];[.I10];[.J10])" office:value-type="string" office:string-value="    &lt;n x=&quot;046.1939774&quot; y=&quot;000.0000000&quot; z=&quot;019.1341724&quot;&gt;010&lt;/n&gt;">
            <text:p><text:s text:c="4"/>&lt;n x="046.1939774" y="000.0000000" z="019.1341724"&gt;010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11, <text:s text:c="2"/>35.3553391, <text:s text:c="10"/>0., <text:s text:c="2"/>35.3553391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11];9;13);&quot;.&quot;;&quot;,&quot;));&quot;000.0000000&quot;)" office:value-type="string" office:string-value="035.3553391">
            <text:p>035.3553391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11];23;13);&quot;.&quot;;&quot;,&quot;));&quot;000.0000000&quot;)" office:value-type="string" office:string-value="000.0000000">
            <text:p>000.0000000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11];37;13);&quot;.&quot;;&quot;,&quot;));&quot;000.0000000&quot;)" office:value-type="string" office:string-value="035.3553391">
            <text:p>035.3553391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11</text:p>
          </table:table-cell>
          <table:table-cell table:style-name="ce10" office:value-type="string">
            <text:p>&lt;/n&gt;</text:p>
          </table:table-cell>
          <table:table-cell table:style-name="ce12" table:formula="of:=CONCATENATE([.B11];[.C11];[.D11];[.E11];[.F11];[.G11];[.H11];[.I11];[.J11])" office:value-type="string" office:string-value="    &lt;n x=&quot;035.3553391&quot; y=&quot;000.0000000&quot; z=&quot;035.3553391&quot;&gt;011&lt;/n&gt;">
            <text:p><text:s text:c="4"/>&lt;n x="035.3553391" y="000.0000000" z="035.3553391"&gt;011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12, <text:s text:c="2"/>16.4763012, <text:s text:c="2"/>33.6353836, <text:s text:c="2"/>33.1238976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12];9;13);&quot;.&quot;;&quot;,&quot;));&quot;000.0000000&quot;)" office:value-type="string" office:string-value="016.4763012">
            <text:p>016.4763012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12];23;13);&quot;.&quot;;&quot;,&quot;));&quot;000.0000000&quot;)" office:value-type="string" office:string-value="033.6353836">
            <text:p>033.6353836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12];37;13);&quot;.&quot;;&quot;,&quot;));&quot;000.0000000&quot;)" office:value-type="string" office:string-value="033.1238976">
            <text:p>033.1238976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12</text:p>
          </table:table-cell>
          <table:table-cell table:style-name="ce10" office:value-type="string">
            <text:p>&lt;/n&gt;</text:p>
          </table:table-cell>
          <table:table-cell table:style-name="ce12" table:formula="of:=CONCATENATE([.B12];[.C12];[.D12];[.E12];[.F12];[.G12];[.H12];[.I12];[.J12])" office:value-type="string" office:string-value="    &lt;n x=&quot;016.4763012&quot; y=&quot;033.6353836&quot; z=&quot;033.1238976&quot;&gt;012&lt;/n&gt;">
            <text:p><text:s text:c="4"/>&lt;n x="016.4763012" y="033.6353836" z="033.1238976"&gt;012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13, <text:s text:c="2"/>17.8740292, <text:s text:c="3"/>43.055954, <text:s text:c="2"/>18.0749493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13];9;13);&quot;.&quot;;&quot;,&quot;));&quot;000.0000000&quot;)" office:value-type="string" office:string-value="017.8740292">
            <text:p>017.8740292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13];23;13);&quot;.&quot;;&quot;,&quot;));&quot;000.0000000&quot;)" office:value-type="string" office:string-value="043.0559540">
            <text:p>043.0559540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13];37;13);&quot;.&quot;;&quot;,&quot;));&quot;000.0000000&quot;)" office:value-type="string" office:string-value="018.0749493">
            <text:p>018.0749493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13</text:p>
          </table:table-cell>
          <table:table-cell table:style-name="ce10" office:value-type="string">
            <text:p>&lt;/n&gt;</text:p>
          </table:table-cell>
          <table:table-cell table:style-name="ce12" table:formula="of:=CONCATENATE([.B13];[.C13];[.D13];[.E13];[.F13];[.G13];[.H13];[.I13];[.J13])" office:value-type="string" office:string-value="    &lt;n x=&quot;017.8740292&quot; y=&quot;043.0559540&quot; z=&quot;018.0749493&quot;&gt;013&lt;/n&gt;">
            <text:p><text:s text:c="4"/>&lt;n x="017.8740292" y="043.0559540" z="018.0749493"&gt;013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14, <text:s text:c="2"/>32.7688179, <text:s text:c="2"/>17.5313225, <text:s text:c="2"/>33.4493256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14];9;13);&quot;.&quot;;&quot;,&quot;));&quot;000.0000000&quot;)" office:value-type="string" office:string-value="032.7688179">
            <text:p>032.7688179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14];23;13);&quot;.&quot;;&quot;,&quot;));&quot;000.0000000&quot;)" office:value-type="string" office:string-value="017.5313225">
            <text:p>017.5313225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14];37;13);&quot;.&quot;;&quot;,&quot;));&quot;000.0000000&quot;)" office:value-type="string" office:string-value="033.4493256">
            <text:p>033.4493256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14</text:p>
          </table:table-cell>
          <table:table-cell table:style-name="ce10" office:value-type="string">
            <text:p>&lt;/n&gt;</text:p>
          </table:table-cell>
          <table:table-cell table:style-name="ce12" table:formula="of:=CONCATENATE([.B14];[.C14];[.D14];[.E14];[.F14];[.G14];[.H14];[.I14];[.J14])" office:value-type="string" office:string-value="    &lt;n x=&quot;032.7688179&quot; y=&quot;017.5313225&quot; z=&quot;033.4493256&quot;&gt;014&lt;/n&gt;">
            <text:p><text:s text:c="4"/>&lt;n x="032.7688179" y="017.5313225" z="033.4493256"&gt;014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15, <text:s text:c="2"/>32.6714706, <text:s text:c="2"/>33.7671928, <text:s text:c="2"/>17.0982895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15];9;13);&quot;.&quot;;&quot;,&quot;));&quot;000.0000000&quot;)" office:value-type="string" office:string-value="032.6714706">
            <text:p>032.6714706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15];23;13);&quot;.&quot;;&quot;,&quot;));&quot;000.0000000&quot;)" office:value-type="string" office:string-value="033.7671928">
            <text:p>033.7671928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15];37;13);&quot;.&quot;;&quot;,&quot;));&quot;000.0000000&quot;)" office:value-type="string" office:string-value="017.0982895">
            <text:p>017.0982895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15</text:p>
          </table:table-cell>
          <table:table-cell table:style-name="ce10" office:value-type="string">
            <text:p>&lt;/n&gt;</text:p>
          </table:table-cell>
          <table:table-cell table:style-name="ce12" table:formula="of:=CONCATENATE([.B15];[.C15];[.D15];[.E15];[.F15];[.G15];[.H15];[.I15];[.J15])" office:value-type="string" office:string-value="    &lt;n x=&quot;032.6714706&quot; y=&quot;033.7671928&quot; z=&quot;017.0982895&quot;&gt;015&lt;/n&gt;">
            <text:p><text:s text:c="4"/>&lt;n x="032.6714706" y="033.7671928" z="017.0982895"&gt;015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16, <text:s text:c="2"/>19.1341724, <text:s text:c="10"/>0., <text:s text:c="2"/>46.1939774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16];9;13);&quot;.&quot;;&quot;,&quot;));&quot;000.0000000&quot;)" office:value-type="string" office:string-value="019.1341724">
            <text:p>019.1341724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16];23;13);&quot;.&quot;;&quot;,&quot;));&quot;000.0000000&quot;)" office:value-type="string" office:string-value="000.0000000">
            <text:p>000.0000000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16];37;13);&quot;.&quot;;&quot;,&quot;));&quot;000.0000000&quot;)" office:value-type="string" office:string-value="046.1939774">
            <text:p>046.1939774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16</text:p>
          </table:table-cell>
          <table:table-cell table:style-name="ce10" office:value-type="string">
            <text:p>&lt;/n&gt;</text:p>
          </table:table-cell>
          <table:table-cell table:style-name="ce12" table:formula="of:=CONCATENATE([.B16];[.C16];[.D16];[.E16];[.F16];[.G16];[.H16];[.I16];[.J16])" office:value-type="string" office:string-value="    &lt;n x=&quot;019.1341724&quot; y=&quot;000.0000000&quot; z=&quot;046.1939774&quot;&gt;016&lt;/n&gt;">
            <text:p><text:s text:c="4"/>&lt;n x="019.1341724" y="000.0000000" z="046.1939774"&gt;016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17, <text:s text:c="2"/>42.6336136, <text:s text:c="3"/>18.548727, <text:s text:c="2"/>18.3934708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17];9;13);&quot;.&quot;;&quot;,&quot;));&quot;000.0000000&quot;)" office:value-type="string" office:string-value="042.6336136">
            <text:p>042.6336136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17];23;13);&quot;.&quot;;&quot;,&quot;));&quot;000.0000000&quot;)" office:value-type="string" office:string-value="018.5487270">
            <text:p>018.5487270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17];37;13);&quot;.&quot;;&quot;,&quot;));&quot;000.0000000&quot;)" office:value-type="string" office:string-value="018.3934708">
            <text:p>018.3934708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17</text:p>
          </table:table-cell>
          <table:table-cell table:style-name="ce10" office:value-type="string">
            <text:p>&lt;/n&gt;</text:p>
          </table:table-cell>
          <table:table-cell table:style-name="ce12" table:formula="of:=CONCATENATE([.B17];[.C17];[.D17];[.E17];[.F17];[.G17];[.H17];[.I17];[.J17])" office:value-type="string" office:string-value="    &lt;n x=&quot;042.6336136&quot; y=&quot;018.5487270&quot; z=&quot;018.3934708&quot;&gt;017&lt;/n&gt;">
            <text:p><text:s text:c="4"/>&lt;n x="042.6336136" y="018.5487270" z="018.3934708"&gt;017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18, <text:s text:c="2"/>18.0025349, <text:s text:c="2"/>18.3699932, <text:s text:c="2"/>42.8771744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18];9;13);&quot;.&quot;;&quot;,&quot;));&quot;000.0000000&quot;)" office:value-type="string" office:string-value="018.0025349">
            <text:p>018.0025349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18];23;13);&quot;.&quot;;&quot;,&quot;));&quot;000.0000000&quot;)" office:value-type="string" office:string-value="018.3699932">
            <text:p>018.3699932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18];37;13);&quot;.&quot;;&quot;,&quot;));&quot;000.0000000&quot;)" office:value-type="string" office:string-value="042.8771744">
            <text:p>042.8771744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18</text:p>
          </table:table-cell>
          <table:table-cell table:style-name="ce10" office:value-type="string">
            <text:p>&lt;/n&gt;</text:p>
          </table:table-cell>
          <table:table-cell table:style-name="ce12" table:formula="of:=CONCATENATE([.B18];[.C18];[.D18];[.E18];[.F18];[.G18];[.H18];[.I18];[.J18])" office:value-type="string" office:string-value="    &lt;n x=&quot;018.0025349&quot; y=&quot;018.3699932&quot; z=&quot;042.8771744&quot;&gt;018&lt;/n&gt;">
            <text:p><text:s text:c="4"/>&lt;n x="018.0025349" y="018.3699932" z="042.8771744"&gt;018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19, <text:s text:c="4"/>28.27985, <text:s text:c="2"/>29.3877811, <text:s text:c="2"/>28.9241829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19];9;13);&quot;.&quot;;&quot;,&quot;));&quot;000.0000000&quot;)" office:value-type="string" office:string-value="028.2798500">
            <text:p>028.2798500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19];23;13);&quot;.&quot;;&quot;,&quot;));&quot;000.0000000&quot;)" office:value-type="string" office:string-value="029.3877811">
            <text:p>029.3877811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19];37;13);&quot;.&quot;;&quot;,&quot;));&quot;000.0000000&quot;)" office:value-type="string" office:string-value="028.9241829">
            <text:p>028.9241829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19</text:p>
          </table:table-cell>
          <table:table-cell table:style-name="ce10" office:value-type="string">
            <text:p>&lt;/n&gt;</text:p>
          </table:table-cell>
          <table:table-cell table:style-name="ce12" table:formula="of:=CONCATENATE([.B19];[.C19];[.D19];[.E19];[.F19];[.G19];[.H19];[.I19];[.J19])" office:value-type="string" office:string-value="    &lt;n x=&quot;028.2798500&quot; y=&quot;029.3877811&quot; z=&quot;028.9241829&quot;&gt;019&lt;/n&gt;">
            <text:p><text:s text:c="4"/>&lt;n x="028.2798500" y="029.3877811" z="028.9241829"&gt;019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20, <text:s text:c="10"/>0., <text:s text:c="2"/>28.7012577, <text:s text:c="2"/>69.2909622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20];9;13);&quot;.&quot;;&quot;,&quot;));&quot;000.0000000&quot;)" office:value-type="string" office:string-value="000.0000000">
            <text:p>000.0000000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20];23;13);&quot;.&quot;;&quot;,&quot;));&quot;000.0000000&quot;)" office:value-type="string" office:string-value="028.7012577">
            <text:p>028.7012577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20];37;13);&quot;.&quot;;&quot;,&quot;));&quot;000.0000000&quot;)" office:value-type="string" office:string-value="069.2909622">
            <text:p>069.2909622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20</text:p>
          </table:table-cell>
          <table:table-cell table:style-name="ce10" office:value-type="string">
            <text:p>&lt;/n&gt;</text:p>
          </table:table-cell>
          <table:table-cell table:style-name="ce12" table:formula="of:=CONCATENATE([.B20];[.C20];[.D20];[.E20];[.F20];[.G20];[.H20];[.I20];[.J20])" office:value-type="string" office:string-value="    &lt;n x=&quot;000.0000000&quot; y=&quot;028.7012577&quot; z=&quot;069.2909622&quot;&gt;020&lt;/n&gt;">
            <text:p><text:s text:c="4"/>&lt;n x="000.0000000" y="028.7012577" z="069.2909622"&gt;020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21, <text:s text:c="10"/>0., <text:s text:c="2"/>53.0330086, <text:s text:c="2"/>53.0330086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21];9;13);&quot;.&quot;;&quot;,&quot;));&quot;000.0000000&quot;)" office:value-type="string" office:string-value="000.0000000">
            <text:p>000.0000000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21];23;13);&quot;.&quot;;&quot;,&quot;));&quot;000.0000000&quot;)" office:value-type="string" office:string-value="053.0330086">
            <text:p>053.0330086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21];37;13);&quot;.&quot;;&quot;,&quot;));&quot;000.0000000&quot;)" office:value-type="string" office:string-value="053.0330086">
            <text:p>053.0330086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21</text:p>
          </table:table-cell>
          <table:table-cell table:style-name="ce10" office:value-type="string">
            <text:p>&lt;/n&gt;</text:p>
          </table:table-cell>
          <table:table-cell table:style-name="ce12" table:formula="of:=CONCATENATE([.B21];[.C21];[.D21];[.E21];[.F21];[.G21];[.H21];[.I21];[.J21])" office:value-type="string" office:string-value="    &lt;n x=&quot;000.0000000&quot; y=&quot;053.0330086&quot; z=&quot;053.0330086&quot;&gt;021&lt;/n&gt;">
            <text:p><text:s text:c="4"/>&lt;n x="000.0000000" y="053.0330086" z="053.0330086"&gt;021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22, <text:s text:c="10"/>0., <text:s text:c="2"/>69.2909622, <text:s text:c="2"/>28.7012577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22];9;13);&quot;.&quot;;&quot;,&quot;));&quot;000.0000000&quot;)" office:value-type="string" office:string-value="000.0000000">
            <text:p>000.0000000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22];23;13);&quot;.&quot;;&quot;,&quot;));&quot;000.0000000&quot;)" office:value-type="string" office:string-value="069.2909622">
            <text:p>069.2909622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22];37;13);&quot;.&quot;;&quot;,&quot;));&quot;000.0000000&quot;)" office:value-type="string" office:string-value="028.7012577">
            <text:p>028.7012577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22</text:p>
          </table:table-cell>
          <table:table-cell table:style-name="ce10" office:value-type="string">
            <text:p>&lt;/n&gt;</text:p>
          </table:table-cell>
          <table:table-cell table:style-name="ce12" table:formula="of:=CONCATENATE([.B22];[.C22];[.D22];[.E22];[.F22];[.G22];[.H22];[.I22];[.J22])" office:value-type="string" office:string-value="    &lt;n x=&quot;000.0000000&quot; y=&quot;069.2909622&quot; z=&quot;028.7012577&quot;&gt;022&lt;/n&gt;">
            <text:p><text:s text:c="4"/>&lt;n x="000.0000000" y="069.2909622" z="028.7012577"&gt;022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23, <text:s text:c="10"/>0., <text:s text:c="10"/>0., <text:s text:c="9"/>75.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23];9;13);&quot;.&quot;;&quot;,&quot;));&quot;000.0000000&quot;)" office:value-type="string" office:string-value="000.0000000">
            <text:p>000.0000000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23];23;13);&quot;.&quot;;&quot;,&quot;));&quot;000.0000000&quot;)" office:value-type="string" office:string-value="000.0000000">
            <text:p>000.0000000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23];37;13);&quot;.&quot;;&quot;,&quot;));&quot;000.0000000&quot;)" office:value-type="string" office:string-value="075.0000000">
            <text:p>075.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23</text:p>
          </table:table-cell>
          <table:table-cell table:style-name="ce10" office:value-type="string">
            <text:p>&lt;/n&gt;</text:p>
          </table:table-cell>
          <table:table-cell table:style-name="ce12" table:formula="of:=CONCATENATE([.B23];[.C23];[.D23];[.E23];[.F23];[.G23];[.H23];[.I23];[.J23])" office:value-type="string" office:string-value="    &lt;n x=&quot;000.0000000&quot; y=&quot;000.0000000&quot; z=&quot;075.0000000&quot;&gt;023&lt;/n&gt;">
            <text:p><text:s text:c="4"/>&lt;n x="000.0000000" y="000.0000000" z="075.0000000"&gt;023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24, <text:s text:c="10"/>0., <text:s text:c="9"/>75., <text:s text:c="10"/>0.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24];9;13);&quot;.&quot;;&quot;,&quot;));&quot;000.0000000&quot;)" office:value-type="string" office:string-value="000.0000000">
            <text:p>000.0000000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24];23;13);&quot;.&quot;;&quot;,&quot;));&quot;000.0000000&quot;)" office:value-type="string" office:string-value="075.0000000">
            <text:p>075.0000000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24];37;13);&quot;.&quot;;&quot;,&quot;));&quot;000.0000000&quot;)" office:value-type="string" office:string-value="000.0000000">
            <text:p>000.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24</text:p>
          </table:table-cell>
          <table:table-cell table:style-name="ce10" office:value-type="string">
            <text:p>&lt;/n&gt;</text:p>
          </table:table-cell>
          <table:table-cell table:style-name="ce12" table:formula="of:=CONCATENATE([.B24];[.C24];[.D24];[.E24];[.F24];[.G24];[.H24];[.I24];[.J24])" office:value-type="string" office:string-value="    &lt;n x=&quot;000.0000000&quot; y=&quot;075.0000000&quot; z=&quot;000.0000000&quot;&gt;024&lt;/n&gt;">
            <text:p><text:s text:c="4"/>&lt;n x="000.0000000" y="075.0000000" z="000.0000000"&gt;024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25, <text:s text:c="2"/>28.7012577, <text:s text:c="2"/>69.2909622, <text:s text:c="10"/>0.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25];9;13);&quot;.&quot;;&quot;,&quot;));&quot;000.0000000&quot;)" office:value-type="string" office:string-value="028.7012577">
            <text:p>028.7012577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25];23;13);&quot;.&quot;;&quot;,&quot;));&quot;000.0000000&quot;)" office:value-type="string" office:string-value="069.2909622">
            <text:p>069.2909622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25];37;13);&quot;.&quot;;&quot;,&quot;));&quot;000.0000000&quot;)" office:value-type="string" office:string-value="000.0000000">
            <text:p>000.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25</text:p>
          </table:table-cell>
          <table:table-cell table:style-name="ce10" office:value-type="string">
            <text:p>&lt;/n&gt;</text:p>
          </table:table-cell>
          <table:table-cell table:style-name="ce12" table:formula="of:=CONCATENATE([.B25];[.C25];[.D25];[.E25];[.F25];[.G25];[.H25];[.I25];[.J25])" office:value-type="string" office:string-value="    &lt;n x=&quot;028.7012577&quot; y=&quot;069.2909622&quot; z=&quot;000.0000000&quot;&gt;025&lt;/n&gt;">
            <text:p><text:s text:c="4"/>&lt;n x="028.7012577" y="069.2909622" z="000.0000000"&gt;025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26, <text:s text:c="2"/>53.0330086, <text:s text:c="2"/>53.0330086, <text:s text:c="10"/>0.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26];9;13);&quot;.&quot;;&quot;,&quot;));&quot;000.0000000&quot;)" office:value-type="string" office:string-value="053.0330086">
            <text:p>053.0330086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26];23;13);&quot;.&quot;;&quot;,&quot;));&quot;000.0000000&quot;)" office:value-type="string" office:string-value="053.0330086">
            <text:p>053.0330086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26];37;13);&quot;.&quot;;&quot;,&quot;));&quot;000.0000000&quot;)" office:value-type="string" office:string-value="000.0000000">
            <text:p>000.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26</text:p>
          </table:table-cell>
          <table:table-cell table:style-name="ce10" office:value-type="string">
            <text:p>&lt;/n&gt;</text:p>
          </table:table-cell>
          <table:table-cell table:style-name="ce12" table:formula="of:=CONCATENATE([.B26];[.C26];[.D26];[.E26];[.F26];[.G26];[.H26];[.I26];[.J26])" office:value-type="string" office:string-value="    &lt;n x=&quot;053.0330086&quot; y=&quot;053.0330086&quot; z=&quot;000.0000000&quot;&gt;026&lt;/n&gt;">
            <text:p><text:s text:c="4"/>&lt;n x="053.0330086" y="053.0330086" z="000.0000000"&gt;026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27, <text:s text:c="2"/>69.2909622, <text:s text:c="2"/>28.7012577, <text:s text:c="10"/>0.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27];9;13);&quot;.&quot;;&quot;,&quot;));&quot;000.0000000&quot;)" office:value-type="string" office:string-value="069.2909622">
            <text:p>069.2909622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27];23;13);&quot;.&quot;;&quot;,&quot;));&quot;000.0000000&quot;)" office:value-type="string" office:string-value="028.7012577">
            <text:p>028.7012577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27];37;13);&quot;.&quot;;&quot;,&quot;));&quot;000.0000000&quot;)" office:value-type="string" office:string-value="000.0000000">
            <text:p>000.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27</text:p>
          </table:table-cell>
          <table:table-cell table:style-name="ce10" office:value-type="string">
            <text:p>&lt;/n&gt;</text:p>
          </table:table-cell>
          <table:table-cell table:style-name="ce12" table:formula="of:=CONCATENATE([.B27];[.C27];[.D27];[.E27];[.F27];[.G27];[.H27];[.I27];[.J27])" office:value-type="string" office:string-value="    &lt;n x=&quot;069.2909622&quot; y=&quot;028.7012577&quot; z=&quot;000.0000000&quot;&gt;027&lt;/n&gt;">
            <text:p><text:s text:c="4"/>&lt;n x="069.2909622" y="028.7012577" z="000.0000000"&gt;027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28, <text:s text:c="9"/>75., <text:s text:c="10"/>0., <text:s text:c="10"/>0.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28];9;13);&quot;.&quot;;&quot;,&quot;));&quot;000.0000000&quot;)" office:value-type="string" office:string-value="075.0000000">
            <text:p>075.0000000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28];23;13);&quot;.&quot;;&quot;,&quot;));&quot;000.0000000&quot;)" office:value-type="string" office:string-value="000.0000000">
            <text:p>000.0000000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28];37;13);&quot;.&quot;;&quot;,&quot;));&quot;000.0000000&quot;)" office:value-type="string" office:string-value="000.0000000">
            <text:p>000.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28</text:p>
          </table:table-cell>
          <table:table-cell table:style-name="ce10" office:value-type="string">
            <text:p>&lt;/n&gt;</text:p>
          </table:table-cell>
          <table:table-cell table:style-name="ce12" table:formula="of:=CONCATENATE([.B28];[.C28];[.D28];[.E28];[.F28];[.G28];[.H28];[.I28];[.J28])" office:value-type="string" office:string-value="    &lt;n x=&quot;075.0000000&quot; y=&quot;000.0000000&quot; z=&quot;000.0000000&quot;&gt;028&lt;/n&gt;">
            <text:p><text:s text:c="4"/>&lt;n x="075.0000000" y="000.0000000" z="000.0000000"&gt;028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29, <text:s text:c="2"/>69.2909622, <text:s text:c="10"/>0., <text:s text:c="2"/>28.7012577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29];9;13);&quot;.&quot;;&quot;,&quot;));&quot;000.0000000&quot;)" office:value-type="string" office:string-value="069.2909622">
            <text:p>069.2909622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29];23;13);&quot;.&quot;;&quot;,&quot;));&quot;000.0000000&quot;)" office:value-type="string" office:string-value="000.0000000">
            <text:p>000.0000000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29];37;13);&quot;.&quot;;&quot;,&quot;));&quot;000.0000000&quot;)" office:value-type="string" office:string-value="028.7012577">
            <text:p>028.7012577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29</text:p>
          </table:table-cell>
          <table:table-cell table:style-name="ce10" office:value-type="string">
            <text:p>&lt;/n&gt;</text:p>
          </table:table-cell>
          <table:table-cell table:style-name="ce12" table:formula="of:=CONCATENATE([.B29];[.C29];[.D29];[.E29];[.F29];[.G29];[.H29];[.I29];[.J29])" office:value-type="string" office:string-value="    &lt;n x=&quot;069.2909622&quot; y=&quot;000.0000000&quot; z=&quot;028.7012577&quot;&gt;029&lt;/n&gt;">
            <text:p><text:s text:c="4"/>&lt;n x="069.2909622" y="000.0000000" z="028.7012577"&gt;029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30, <text:s text:c="2"/>53.0330086, <text:s text:c="10"/>0., <text:s text:c="2"/>53.0330086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30];9;13);&quot;.&quot;;&quot;,&quot;));&quot;000.0000000&quot;)" office:value-type="string" office:string-value="053.0330086">
            <text:p>053.0330086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30];23;13);&quot;.&quot;;&quot;,&quot;));&quot;000.0000000&quot;)" office:value-type="string" office:string-value="000.0000000">
            <text:p>000.0000000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30];37;13);&quot;.&quot;;&quot;,&quot;));&quot;000.0000000&quot;)" office:value-type="string" office:string-value="053.0330086">
            <text:p>053.0330086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30</text:p>
          </table:table-cell>
          <table:table-cell table:style-name="ce10" office:value-type="string">
            <text:p>&lt;/n&gt;</text:p>
          </table:table-cell>
          <table:table-cell table:style-name="ce12" table:formula="of:=CONCATENATE([.B30];[.C30];[.D30];[.E30];[.F30];[.G30];[.H30];[.I30];[.J30])" office:value-type="string" office:string-value="    &lt;n x=&quot;053.0330086&quot; y=&quot;000.0000000&quot; z=&quot;053.0330086&quot;&gt;030&lt;/n&gt;">
            <text:p><text:s text:c="4"/>&lt;n x="053.0330086" y="000.0000000" z="053.0330086"&gt;030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31, <text:s text:c="2"/>23.9506073, <text:s text:c="2"/>50.5261993, <text:s text:c="2"/>49.7340202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31];9;13);&quot;.&quot;;&quot;,&quot;));&quot;000.0000000&quot;)" office:value-type="string" office:string-value="023.9506073">
            <text:p>023.9506073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31];23;13);&quot;.&quot;;&quot;,&quot;));&quot;000.0000000&quot;)" office:value-type="string" office:string-value="050.5261993">
            <text:p>050.5261993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31];37;13);&quot;.&quot;;&quot;,&quot;));&quot;000.0000000&quot;)" office:value-type="string" office:string-value="049.7340202">
            <text:p>049.7340202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31</text:p>
          </table:table-cell>
          <table:table-cell table:style-name="ce10" office:value-type="string">
            <text:p>&lt;/n&gt;</text:p>
          </table:table-cell>
          <table:table-cell table:style-name="ce12" table:formula="of:=CONCATENATE([.B31];[.C31];[.D31];[.E31];[.F31];[.G31];[.H31];[.I31];[.J31])" office:value-type="string" office:string-value="    &lt;n x=&quot;023.9506073&quot; y=&quot;050.5261993&quot; z=&quot;049.7340202&quot;&gt;031&lt;/n&gt;">
            <text:p><text:s text:c="4"/>&lt;n x="023.9506073" y="050.5261993" z="049.7340202"&gt;031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32, <text:s text:c="2"/>26.3302383, <text:s text:c="2"/>64.9478073, <text:s text:c="2"/>26.6383572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32];9;13);&quot;.&quot;;&quot;,&quot;));&quot;000.0000000&quot;)" office:value-type="string" office:string-value="026.3302383">
            <text:p>026.3302383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32];23;13);&quot;.&quot;;&quot;,&quot;));&quot;000.0000000&quot;)" office:value-type="string" office:string-value="064.9478073">
            <text:p>064.9478073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32];37;13);&quot;.&quot;;&quot;,&quot;));&quot;000.0000000&quot;)" office:value-type="string" office:string-value="026.6383572">
            <text:p>026.6383572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32</text:p>
          </table:table-cell>
          <table:table-cell table:style-name="ce10" office:value-type="string">
            <text:p>&lt;/n&gt;</text:p>
          </table:table-cell>
          <table:table-cell table:style-name="ce12" table:formula="of:=CONCATENATE([.B32];[.C32];[.D32];[.E32];[.F32];[.G32];[.H32];[.I32];[.J32])" office:value-type="string" office:string-value="    &lt;n x=&quot;026.3302383&quot; y=&quot;064.9478073&quot; z=&quot;026.6383572&quot;&gt;032&lt;/n&gt;">
            <text:p><text:s text:c="4"/>&lt;n x="026.3302383" y="064.9478073" z="026.6383572"&gt;032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33, <text:s text:c="2"/>49.1934967, <text:s text:c="2"/>25.5628624, <text:s text:c="2"/>50.2488365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33];9;13);&quot;.&quot;;&quot;,&quot;));&quot;000.0000000&quot;)" office:value-type="string" office:string-value="049.1934967">
            <text:p>049.1934967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33];23;13);&quot;.&quot;;&quot;,&quot;));&quot;000.0000000&quot;)" office:value-type="string" office:string-value="025.5628624">
            <text:p>025.5628624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33];37;13);&quot;.&quot;;&quot;,&quot;));&quot;000.0000000&quot;)" office:value-type="string" office:string-value="050.2488365">
            <text:p>050.2488365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33</text:p>
          </table:table-cell>
          <table:table-cell table:style-name="ce10" office:value-type="string">
            <text:p>&lt;/n&gt;</text:p>
          </table:table-cell>
          <table:table-cell table:style-name="ce12" table:formula="of:=CONCATENATE([.B33];[.C33];[.D33];[.E33];[.F33];[.G33];[.H33];[.I33];[.J33])" office:value-type="string" office:string-value="    &lt;n x=&quot;049.1934967&quot; y=&quot;025.5628624&quot; z=&quot;050.2488365&quot;&gt;033&lt;/n&gt;">
            <text:p><text:s text:c="4"/>&lt;n x="049.1934967" y="025.5628624" z="050.2488365"&gt;033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34, <text:s text:c="2"/>49.0384941, <text:s text:c="2"/>50.7368279, <text:s text:c="2"/>24.9005203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34];9;13);&quot;.&quot;;&quot;,&quot;));&quot;000.0000000&quot;)" office:value-type="string" office:string-value="049.0384941">
            <text:p>049.0384941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34];23;13);&quot;.&quot;;&quot;,&quot;));&quot;000.0000000&quot;)" office:value-type="string" office:string-value="050.7368279">
            <text:p>050.7368279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34];37;13);&quot;.&quot;;&quot;,&quot;));&quot;000.0000000&quot;)" office:value-type="string" office:string-value="024.9005203">
            <text:p>024.9005203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34</text:p>
          </table:table-cell>
          <table:table-cell table:style-name="ce10" office:value-type="string">
            <text:p>&lt;/n&gt;</text:p>
          </table:table-cell>
          <table:table-cell table:style-name="ce12" table:formula="of:=CONCATENATE([.B34];[.C34];[.D34];[.E34];[.F34];[.G34];[.H34];[.I34];[.J34])" office:value-type="string" office:string-value="    &lt;n x=&quot;049.0384941&quot; y=&quot;050.7368279&quot; z=&quot;024.9005203&quot;&gt;034&lt;/n&gt;">
            <text:p><text:s text:c="4"/>&lt;n x="049.0384941" y="050.7368279" z="024.9005203"&gt;034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35, <text:s text:c="2"/>28.7012577, <text:s text:c="10"/>0., <text:s text:c="2"/>69.2909622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35];9;13);&quot;.&quot;;&quot;,&quot;));&quot;000.0000000&quot;)" office:value-type="string" office:string-value="028.7012577">
            <text:p>028.7012577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35];23;13);&quot;.&quot;;&quot;,&quot;));&quot;000.0000000&quot;)" office:value-type="string" office:string-value="000.0000000">
            <text:p>000.0000000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35];37;13);&quot;.&quot;;&quot;,&quot;));&quot;000.0000000&quot;)" office:value-type="string" office:string-value="069.2909622">
            <text:p>069.2909622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35</text:p>
          </table:table-cell>
          <table:table-cell table:style-name="ce10" office:value-type="string">
            <text:p>&lt;/n&gt;</text:p>
          </table:table-cell>
          <table:table-cell table:style-name="ce12" table:formula="of:=CONCATENATE([.B35];[.C35];[.D35];[.E35];[.F35];[.G35];[.H35];[.I35];[.J35])" office:value-type="string" office:string-value="    &lt;n x=&quot;028.7012577&quot; y=&quot;000.0000000&quot; z=&quot;069.2909622&quot;&gt;035&lt;/n&gt;">
            <text:p><text:s text:c="4"/>&lt;n x="028.7012577" y="000.0000000" z="069.2909622"&gt;035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36, <text:s text:c="2"/>64.3142242, <text:s text:c="2"/>27.3331947, <text:s text:c="2"/>27.0948067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36];9;13);&quot;.&quot;;&quot;,&quot;));&quot;000.0000000&quot;)" office:value-type="string" office:string-value="064.3142242">
            <text:p>064.3142242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36];23;13);&quot;.&quot;;&quot;,&quot;));&quot;000.0000000&quot;)" office:value-type="string" office:string-value="027.3331947">
            <text:p>027.3331947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36];37;13);&quot;.&quot;;&quot;,&quot;));&quot;000.0000000&quot;)" office:value-type="string" office:string-value="027.0948067">
            <text:p>027.0948067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36</text:p>
          </table:table-cell>
          <table:table-cell table:style-name="ce10" office:value-type="string">
            <text:p>&lt;/n&gt;</text:p>
          </table:table-cell>
          <table:table-cell table:style-name="ce12" table:formula="of:=CONCATENATE([.B36];[.C36];[.D36];[.E36];[.F36];[.G36];[.H36];[.I36];[.J36])" office:value-type="string" office:string-value="    &lt;n x=&quot;064.3142242&quot; y=&quot;027.3331947&quot; z=&quot;027.0948067&quot;&gt;036&lt;/n&gt;">
            <text:p><text:s text:c="4"/>&lt;n x="064.3142242" y="027.3331947" z="027.0948067"&gt;036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37, <text:s text:c="2"/>26.5131168, <text:s text:c="2"/>27.0769291, <text:s text:c="2"/>64.6796036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37];9;13);&quot;.&quot;;&quot;,&quot;));&quot;000.0000000&quot;)" office:value-type="string" office:string-value="026.5131168">
            <text:p>026.5131168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37];23;13);&quot;.&quot;;&quot;,&quot;));&quot;000.0000000&quot;)" office:value-type="string" office:string-value="027.0769291">
            <text:p>027.0769291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37];37;13);&quot;.&quot;;&quot;,&quot;));&quot;000.0000000&quot;)" office:value-type="string" office:string-value="064.6796036">
            <text:p>064.6796036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37</text:p>
          </table:table-cell>
          <table:table-cell table:style-name="ce10" office:value-type="string">
            <text:p>&lt;/n&gt;</text:p>
          </table:table-cell>
          <table:table-cell table:style-name="ce12" table:formula="of:=CONCATENATE([.B37];[.C37];[.D37];[.E37];[.F37];[.G37];[.H37];[.I37];[.J37])" office:value-type="string" office:string-value="    &lt;n x=&quot;026.5131168&quot; y=&quot;027.0769291&quot; z=&quot;064.6796036&quot;&gt;037&lt;/n&gt;">
            <text:p><text:s text:c="4"/>&lt;n x="026.5131168" y="027.0769291" z="064.6796036"&gt;037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38, <text:s text:c="2"/>42.2653122, <text:s text:c="2"/>43.9970207, <text:s text:c="2"/>43.2724113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38];9;13);&quot;.&quot;;&quot;,&quot;));&quot;000.0000000&quot;)" office:value-type="string" office:string-value="042.2653122">
            <text:p>042.2653122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38];23;13);&quot;.&quot;;&quot;,&quot;));&quot;000.0000000&quot;)" office:value-type="string" office:string-value="043.9970207">
            <text:p>043.9970207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38];37;13);&quot;.&quot;;&quot;,&quot;));&quot;000.0000000&quot;)" office:value-type="string" office:string-value="043.2724113">
            <text:p>043.2724113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38</text:p>
          </table:table-cell>
          <table:table-cell table:style-name="ce10" office:value-type="string">
            <text:p>&lt;/n&gt;</text:p>
          </table:table-cell>
          <table:table-cell table:style-name="ce12" table:formula="of:=CONCATENATE([.B38];[.C38];[.D38];[.E38];[.F38];[.G38];[.H38];[.I38];[.J38])" office:value-type="string" office:string-value="    &lt;n x=&quot;042.2653122&quot; y=&quot;043.9970207&quot; z=&quot;043.2724113&quot;&gt;038&lt;/n&gt;">
            <text:p><text:s text:c="4"/>&lt;n x="042.2653122" y="043.9970207" z="043.2724113"&gt;038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39, <text:s text:c="10"/>0., <text:s text:c="2"/>38.2683449, <text:s text:c="2"/>92.3879547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39];9;13);&quot;.&quot;;&quot;,&quot;));&quot;000.0000000&quot;)" office:value-type="string" office:string-value="000.0000000">
            <text:p>000.0000000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39];23;13);&quot;.&quot;;&quot;,&quot;));&quot;000.0000000&quot;)" office:value-type="string" office:string-value="038.2683449">
            <text:p>038.2683449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39];37;13);&quot;.&quot;;&quot;,&quot;));&quot;000.0000000&quot;)" office:value-type="string" office:string-value="092.3879547">
            <text:p>092.3879547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39</text:p>
          </table:table-cell>
          <table:table-cell table:style-name="ce10" office:value-type="string">
            <text:p>&lt;/n&gt;</text:p>
          </table:table-cell>
          <table:table-cell table:style-name="ce12" table:formula="of:=CONCATENATE([.B39];[.C39];[.D39];[.E39];[.F39];[.G39];[.H39];[.I39];[.J39])" office:value-type="string" office:string-value="    &lt;n x=&quot;000.0000000&quot; y=&quot;038.2683449&quot; z=&quot;092.3879547&quot;&gt;039&lt;/n&gt;">
            <text:p><text:s text:c="4"/>&lt;n x="000.0000000" y="038.2683449" z="092.3879547"&gt;039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40, <text:s text:c="10"/>0., <text:s text:c="2"/>70.7106781, <text:s text:c="2"/>70.7106781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40];9;13);&quot;.&quot;;&quot;,&quot;));&quot;000.0000000&quot;)" office:value-type="string" office:string-value="000.0000000">
            <text:p>000.0000000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40];23;13);&quot;.&quot;;&quot;,&quot;));&quot;000.0000000&quot;)" office:value-type="string" office:string-value="070.7106781">
            <text:p>070.7106781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40];37;13);&quot;.&quot;;&quot;,&quot;));&quot;000.0000000&quot;)" office:value-type="string" office:string-value="070.7106781">
            <text:p>070.7106781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40</text:p>
          </table:table-cell>
          <table:table-cell table:style-name="ce10" office:value-type="string">
            <text:p>&lt;/n&gt;</text:p>
          </table:table-cell>
          <table:table-cell table:style-name="ce12" table:formula="of:=CONCATENATE([.B40];[.C40];[.D40];[.E40];[.F40];[.G40];[.H40];[.I40];[.J40])" office:value-type="string" office:string-value="    &lt;n x=&quot;000.0000000&quot; y=&quot;070.7106781&quot; z=&quot;070.7106781&quot;&gt;040&lt;/n&gt;">
            <text:p><text:s text:c="4"/>&lt;n x="000.0000000" y="070.7106781" z="070.7106781"&gt;040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41, <text:s text:c="10"/>0., <text:s text:c="2"/>92.3879547, <text:s text:c="2"/>38.2683449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41];9;13);&quot;.&quot;;&quot;,&quot;));&quot;000.0000000&quot;)" office:value-type="string" office:string-value="000.0000000">
            <text:p>000.0000000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41];23;13);&quot;.&quot;;&quot;,&quot;));&quot;000.0000000&quot;)" office:value-type="string" office:string-value="092.3879547">
            <text:p>092.3879547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41];37;13);&quot;.&quot;;&quot;,&quot;));&quot;000.0000000&quot;)" office:value-type="string" office:string-value="038.2683449">
            <text:p>038.2683449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41</text:p>
          </table:table-cell>
          <table:table-cell table:style-name="ce10" office:value-type="string">
            <text:p>&lt;/n&gt;</text:p>
          </table:table-cell>
          <table:table-cell table:style-name="ce12" table:formula="of:=CONCATENATE([.B41];[.C41];[.D41];[.E41];[.F41];[.G41];[.H41];[.I41];[.J41])" office:value-type="string" office:string-value="    &lt;n x=&quot;000.0000000&quot; y=&quot;092.3879547&quot; z=&quot;038.2683449&quot;&gt;041&lt;/n&gt;">
            <text:p><text:s text:c="4"/>&lt;n x="000.0000000" y="092.3879547" z="038.2683449"&gt;041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42, <text:s text:c="10"/>0., <text:s text:c="10"/>0., <text:s text:c="8"/>100.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42];9;13);&quot;.&quot;;&quot;,&quot;));&quot;000.0000000&quot;)" office:value-type="string" office:string-value="000.0000000">
            <text:p>000.0000000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42];23;13);&quot;.&quot;;&quot;,&quot;));&quot;000.0000000&quot;)" office:value-type="string" office:string-value="000.0000000">
            <text:p>000.0000000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42];37;13);&quot;.&quot;;&quot;,&quot;));&quot;000.0000000&quot;)" office:value-type="string" office:string-value="100.0000000">
            <text:p>100.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42</text:p>
          </table:table-cell>
          <table:table-cell table:style-name="ce10" office:value-type="string">
            <text:p>&lt;/n&gt;</text:p>
          </table:table-cell>
          <table:table-cell table:style-name="ce12" table:formula="of:=CONCATENATE([.B42];[.C42];[.D42];[.E42];[.F42];[.G42];[.H42];[.I42];[.J42])" office:value-type="string" office:string-value="    &lt;n x=&quot;000.0000000&quot; y=&quot;000.0000000&quot; z=&quot;100.0000000&quot;&gt;042&lt;/n&gt;">
            <text:p><text:s text:c="4"/>&lt;n x="000.0000000" y="000.0000000" z="100.0000000"&gt;042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43, <text:s text:c="10"/>0., <text:s text:c="8"/>100., <text:s text:c="10"/>0.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43];9;13);&quot;.&quot;;&quot;,&quot;));&quot;000.0000000&quot;)" office:value-type="string" office:string-value="000.0000000">
            <text:p>000.0000000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43];23;13);&quot;.&quot;;&quot;,&quot;));&quot;000.0000000&quot;)" office:value-type="string" office:string-value="100.0000000">
            <text:p>100.0000000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43];37;13);&quot;.&quot;;&quot;,&quot;));&quot;000.0000000&quot;)" office:value-type="string" office:string-value="000.0000000">
            <text:p>000.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43</text:p>
          </table:table-cell>
          <table:table-cell table:style-name="ce10" office:value-type="string">
            <text:p>&lt;/n&gt;</text:p>
          </table:table-cell>
          <table:table-cell table:style-name="ce12" table:formula="of:=CONCATENATE([.B43];[.C43];[.D43];[.E43];[.F43];[.G43];[.H43];[.I43];[.J43])" office:value-type="string" office:string-value="    &lt;n x=&quot;000.0000000&quot; y=&quot;100.0000000&quot; z=&quot;000.0000000&quot;&gt;043&lt;/n&gt;">
            <text:p><text:s text:c="4"/>&lt;n x="000.0000000" y="100.0000000" z="000.0000000"&gt;043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44, <text:s text:c="2"/>38.2683449, <text:s text:c="2"/>92.3879547, <text:s text:c="10"/>0.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44];9;13);&quot;.&quot;;&quot;,&quot;));&quot;000.0000000&quot;)" office:value-type="string" office:string-value="038.2683449">
            <text:p>038.2683449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44];23;13);&quot;.&quot;;&quot;,&quot;));&quot;000.0000000&quot;)" office:value-type="string" office:string-value="092.3879547">
            <text:p>092.3879547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44];37;13);&quot;.&quot;;&quot;,&quot;));&quot;000.0000000&quot;)" office:value-type="string" office:string-value="000.0000000">
            <text:p>000.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44</text:p>
          </table:table-cell>
          <table:table-cell table:style-name="ce10" office:value-type="string">
            <text:p>&lt;/n&gt;</text:p>
          </table:table-cell>
          <table:table-cell table:style-name="ce12" table:formula="of:=CONCATENATE([.B44];[.C44];[.D44];[.E44];[.F44];[.G44];[.H44];[.I44];[.J44])" office:value-type="string" office:string-value="    &lt;n x=&quot;038.2683449&quot; y=&quot;092.3879547&quot; z=&quot;000.0000000&quot;&gt;044&lt;/n&gt;">
            <text:p><text:s text:c="4"/>&lt;n x="038.2683449" y="092.3879547" z="000.0000000"&gt;044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45, <text:s text:c="2"/>70.7106781, <text:s text:c="2"/>70.7106781, <text:s text:c="10"/>0.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45];9;13);&quot;.&quot;;&quot;,&quot;));&quot;000.0000000&quot;)" office:value-type="string" office:string-value="070.7106781">
            <text:p>070.7106781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45];23;13);&quot;.&quot;;&quot;,&quot;));&quot;000.0000000&quot;)" office:value-type="string" office:string-value="070.7106781">
            <text:p>070.7106781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45];37;13);&quot;.&quot;;&quot;,&quot;));&quot;000.0000000&quot;)" office:value-type="string" office:string-value="000.0000000">
            <text:p>000.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45</text:p>
          </table:table-cell>
          <table:table-cell table:style-name="ce10" office:value-type="string">
            <text:p>&lt;/n&gt;</text:p>
          </table:table-cell>
          <table:table-cell table:style-name="ce12" table:formula="of:=CONCATENATE([.B45];[.C45];[.D45];[.E45];[.F45];[.G45];[.H45];[.I45];[.J45])" office:value-type="string" office:string-value="    &lt;n x=&quot;070.7106781&quot; y=&quot;070.7106781&quot; z=&quot;000.0000000&quot;&gt;045&lt;/n&gt;">
            <text:p><text:s text:c="4"/>&lt;n x="070.7106781" y="070.7106781" z="000.0000000"&gt;045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46, <text:s text:c="2"/>92.3879547, <text:s text:c="2"/>38.2683449, <text:s text:c="10"/>0.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46];9;13);&quot;.&quot;;&quot;,&quot;));&quot;000.0000000&quot;)" office:value-type="string" office:string-value="092.3879547">
            <text:p>092.3879547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46];23;13);&quot;.&quot;;&quot;,&quot;));&quot;000.0000000&quot;)" office:value-type="string" office:string-value="038.2683449">
            <text:p>038.2683449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46];37;13);&quot;.&quot;;&quot;,&quot;));&quot;000.0000000&quot;)" office:value-type="string" office:string-value="000.0000000">
            <text:p>000.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46</text:p>
          </table:table-cell>
          <table:table-cell table:style-name="ce10" office:value-type="string">
            <text:p>&lt;/n&gt;</text:p>
          </table:table-cell>
          <table:table-cell table:style-name="ce12" table:formula="of:=CONCATENATE([.B46];[.C46];[.D46];[.E46];[.F46];[.G46];[.H46];[.I46];[.J46])" office:value-type="string" office:string-value="    &lt;n x=&quot;092.3879547&quot; y=&quot;038.2683449&quot; z=&quot;000.0000000&quot;&gt;046&lt;/n&gt;">
            <text:p><text:s text:c="4"/>&lt;n x="092.3879547" y="038.2683449" z="000.0000000"&gt;046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47, <text:s text:c="8"/>100., <text:s text:c="10"/>0., <text:s text:c="10"/>0.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47];9;13);&quot;.&quot;;&quot;,&quot;));&quot;000.0000000&quot;)" office:value-type="string" office:string-value="100.0000000">
            <text:p>100.0000000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47];23;13);&quot;.&quot;;&quot;,&quot;));&quot;000.0000000&quot;)" office:value-type="string" office:string-value="000.0000000">
            <text:p>000.0000000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47];37;13);&quot;.&quot;;&quot;,&quot;));&quot;000.0000000&quot;)" office:value-type="string" office:string-value="000.0000000">
            <text:p>000.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47</text:p>
          </table:table-cell>
          <table:table-cell table:style-name="ce10" office:value-type="string">
            <text:p>&lt;/n&gt;</text:p>
          </table:table-cell>
          <table:table-cell table:style-name="ce12" table:formula="of:=CONCATENATE([.B47];[.C47];[.D47];[.E47];[.F47];[.G47];[.H47];[.I47];[.J47])" office:value-type="string" office:string-value="    &lt;n x=&quot;100.0000000&quot; y=&quot;000.0000000&quot; z=&quot;000.0000000&quot;&gt;047&lt;/n&gt;">
            <text:p><text:s text:c="4"/>&lt;n x="100.0000000" y="000.0000000" z="000.0000000"&gt;047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48, <text:s text:c="2"/>92.3879547, <text:s text:c="10"/>0., <text:s text:c="2"/>38.2683449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48];9;13);&quot;.&quot;;&quot;,&quot;));&quot;000.0000000&quot;)" office:value-type="string" office:string-value="092.3879547">
            <text:p>092.3879547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48];23;13);&quot;.&quot;;&quot;,&quot;));&quot;000.0000000&quot;)" office:value-type="string" office:string-value="000.0000000">
            <text:p>000.0000000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48];37;13);&quot;.&quot;;&quot;,&quot;));&quot;000.0000000&quot;)" office:value-type="string" office:string-value="038.2683449">
            <text:p>038.2683449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48</text:p>
          </table:table-cell>
          <table:table-cell table:style-name="ce10" office:value-type="string">
            <text:p>&lt;/n&gt;</text:p>
          </table:table-cell>
          <table:table-cell table:style-name="ce12" table:formula="of:=CONCATENATE([.B48];[.C48];[.D48];[.E48];[.F48];[.G48];[.H48];[.I48];[.J48])" office:value-type="string" office:string-value="    &lt;n x=&quot;092.3879547&quot; y=&quot;000.0000000&quot; z=&quot;038.2683449&quot;&gt;048&lt;/n&gt;">
            <text:p><text:s text:c="4"/>&lt;n x="092.3879547" y="000.0000000" z="038.2683449"&gt;048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49, <text:s text:c="2"/>70.7106781, <text:s text:c="10"/>0., <text:s text:c="2"/>70.7106781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49];9;13);&quot;.&quot;;&quot;,&quot;));&quot;000.0000000&quot;)" office:value-type="string" office:string-value="070.7106781">
            <text:p>070.7106781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49];23;13);&quot;.&quot;;&quot;,&quot;));&quot;000.0000000&quot;)" office:value-type="string" office:string-value="000.0000000">
            <text:p>000.0000000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49];37;13);&quot;.&quot;;&quot;,&quot;));&quot;000.0000000&quot;)" office:value-type="string" office:string-value="070.7106781">
            <text:p>070.7106781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49</text:p>
          </table:table-cell>
          <table:table-cell table:style-name="ce10" office:value-type="string">
            <text:p>&lt;/n&gt;</text:p>
          </table:table-cell>
          <table:table-cell table:style-name="ce12" table:formula="of:=CONCATENATE([.B49];[.C49];[.D49];[.E49];[.F49];[.G49];[.H49];[.I49];[.J49])" office:value-type="string" office:string-value="    &lt;n x=&quot;070.7106781&quot; y=&quot;000.0000000&quot; z=&quot;070.7106781&quot;&gt;049&lt;/n&gt;">
            <text:p><text:s text:c="4"/>&lt;n x="070.7106781" y="000.0000000" z="070.7106781"&gt;049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50, <text:s text:c="2"/>31.1147442, <text:s text:c="2"/>67.6648331, <text:s text:c="3"/>66.575325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50];9;13);&quot;.&quot;;&quot;,&quot;));&quot;000.0000000&quot;)" office:value-type="string" office:string-value="031.1147442">
            <text:p>031.1147442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50];23;13);&quot;.&quot;;&quot;,&quot;));&quot;000.0000000&quot;)" office:value-type="string" office:string-value="067.6648331">
            <text:p>067.6648331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50];37;13);&quot;.&quot;;&quot;,&quot;));&quot;000.0000000&quot;)" office:value-type="string" office:string-value="066.5753250">
            <text:p>066.575325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50</text:p>
          </table:table-cell>
          <table:table-cell table:style-name="ce10" office:value-type="string">
            <text:p>&lt;/n&gt;</text:p>
          </table:table-cell>
          <table:table-cell table:style-name="ce12" table:formula="of:=CONCATENATE([.B50];[.C50];[.D50];[.E50];[.F50];[.G50];[.H50];[.I50];[.J50])" office:value-type="string" office:string-value="    &lt;n x=&quot;031.1147442&quot; y=&quot;067.6648331&quot; z=&quot;066.5753250&quot;&gt;050&lt;/n&gt;">
            <text:p><text:s text:c="4"/>&lt;n x="031.1147442" y="067.6648331" z="066.5753250"&gt;050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51, <text:s text:c="2"/>34.5612259, <text:s text:c="2"/>87.1775589, <text:s text:c="3"/>34.981041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51];9;13);&quot;.&quot;;&quot;,&quot;));&quot;000.0000000&quot;)" office:value-type="string" office:string-value="034.5612259">
            <text:p>034.5612259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51];23;13);&quot;.&quot;;&quot;,&quot;));&quot;000.0000000&quot;)" office:value-type="string" office:string-value="087.1775589">
            <text:p>087.1775589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51];37;13);&quot;.&quot;;&quot;,&quot;));&quot;000.0000000&quot;)" office:value-type="string" office:string-value="034.9810410">
            <text:p>034.981041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51</text:p>
          </table:table-cell>
          <table:table-cell table:style-name="ce10" office:value-type="string">
            <text:p>&lt;/n&gt;</text:p>
          </table:table-cell>
          <table:table-cell table:style-name="ce12" table:formula="of:=CONCATENATE([.B51];[.C51];[.D51];[.E51];[.F51];[.G51];[.H51];[.I51];[.J51])" office:value-type="string" office:string-value="    &lt;n x=&quot;034.5612259&quot; y=&quot;087.1775589&quot; z=&quot;034.9810410&quot;&gt;051&lt;/n&gt;">
            <text:p><text:s text:c="4"/>&lt;n x="034.5612259" y="087.1775589" z="034.9810410"&gt;051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52, <text:s text:c="2"/>65.8510818, <text:s text:c="2"/>33.3110466, <text:s text:c="3"/>67.304306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52];9;13);&quot;.&quot;;&quot;,&quot;));&quot;000.0000000&quot;)" office:value-type="string" office:string-value="065.8510818">
            <text:p>065.8510818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52];23;13);&quot;.&quot;;&quot;,&quot;));&quot;000.0000000&quot;)" office:value-type="string" office:string-value="033.3110466">
            <text:p>033.3110466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52];37;13);&quot;.&quot;;&quot;,&quot;));&quot;000.0000000&quot;)" office:value-type="string" office:string-value="067.3043060">
            <text:p>067.304306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52</text:p>
          </table:table-cell>
          <table:table-cell table:style-name="ce10" office:value-type="string">
            <text:p>&lt;/n&gt;</text:p>
          </table:table-cell>
          <table:table-cell table:style-name="ce12" table:formula="of:=CONCATENATE([.B52];[.C52];[.D52];[.E52];[.F52];[.G52];[.H52];[.I52];[.J52])" office:value-type="string" office:string-value="    &lt;n x=&quot;065.8510818&quot; y=&quot;033.3110466&quot; z=&quot;067.3043060&quot;&gt;052&lt;/n&gt;">
            <text:p><text:s text:c="4"/>&lt;n x="065.8510818" y="033.3110466" z="067.3043060"&gt;052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53, <text:s text:c="2"/>65.6296997, <text:s text:c="2"/>67.9671478, <text:s text:c="2"/>32.4081345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53];9;13);&quot;.&quot;;&quot;,&quot;));&quot;000.0000000&quot;)" office:value-type="string" office:string-value="065.6296997">
            <text:p>065.6296997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53];23;13);&quot;.&quot;;&quot;,&quot;));&quot;000.0000000&quot;)" office:value-type="string" office:string-value="067.9671478">
            <text:p>067.9671478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53];37;13);&quot;.&quot;;&quot;,&quot;));&quot;000.0000000&quot;)" office:value-type="string" office:string-value="032.4081345">
            <text:p>032.4081345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53</text:p>
          </table:table-cell>
          <table:table-cell table:style-name="ce10" office:value-type="string">
            <text:p>&lt;/n&gt;</text:p>
          </table:table-cell>
          <table:table-cell table:style-name="ce12" table:formula="of:=CONCATENATE([.B53];[.C53];[.D53];[.E53];[.F53];[.G53];[.H53];[.I53];[.J53])" office:value-type="string" office:string-value="    &lt;n x=&quot;065.6296997&quot; y=&quot;067.9671478&quot; z=&quot;032.4081345&quot;&gt;053&lt;/n&gt;">
            <text:p><text:s text:c="4"/>&lt;n x="065.6296997" y="067.9671478" z="032.4081345"&gt;053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54, <text:s text:c="2"/>38.2683449, <text:s text:c="10"/>0., <text:s text:c="2"/>92.3879547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54];9;13);&quot;.&quot;;&quot;,&quot;));&quot;000.0000000&quot;)" office:value-type="string" office:string-value="038.2683449">
            <text:p>038.2683449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54];23;13);&quot;.&quot;;&quot;,&quot;));&quot;000.0000000&quot;)" office:value-type="string" office:string-value="000.0000000">
            <text:p>000.0000000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54];37;13);&quot;.&quot;;&quot;,&quot;));&quot;000.0000000&quot;)" office:value-type="string" office:string-value="092.3879547">
            <text:p>092.3879547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54</text:p>
          </table:table-cell>
          <table:table-cell table:style-name="ce10" office:value-type="string">
            <text:p>&lt;/n&gt;</text:p>
          </table:table-cell>
          <table:table-cell table:style-name="ce12" table:formula="of:=CONCATENATE([.B54];[.C54];[.D54];[.E54];[.F54];[.G54];[.H54];[.I54];[.J54])" office:value-type="string" office:string-value="    &lt;n x=&quot;038.2683449&quot; y=&quot;000.0000000&quot; z=&quot;092.3879547&quot;&gt;054&lt;/n&gt;">
            <text:p><text:s text:c="4"/>&lt;n x="038.2683449" y="000.0000000" z="092.3879547"&gt;054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55, <text:s text:c="4"/>86.35112, <text:s text:c="3"/>35.904808, <text:s text:c="2"/>35.5796165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55];9;13);&quot;.&quot;;&quot;,&quot;));&quot;000.0000000&quot;)" office:value-type="string" office:string-value="086.3511200">
            <text:p>086.3511200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55];23;13);&quot;.&quot;;&quot;,&quot;));&quot;000.0000000&quot;)" office:value-type="string" office:string-value="035.9048080">
            <text:p>035.9048080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55];37;13);&quot;.&quot;;&quot;,&quot;));&quot;000.0000000&quot;)" office:value-type="string" office:string-value="035.5796165">
            <text:p>035.5796165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55</text:p>
          </table:table-cell>
          <table:table-cell table:style-name="ce10" office:value-type="string">
            <text:p>&lt;/n&gt;</text:p>
          </table:table-cell>
          <table:table-cell table:style-name="ce12" table:formula="of:=CONCATENATE([.B55];[.C55];[.D55];[.E55];[.F55];[.G55];[.H55];[.I55];[.J55])" office:value-type="string" office:string-value="    &lt;n x=&quot;086.3511200&quot; y=&quot;035.9048080&quot; z=&quot;035.5796165&quot;&gt;055&lt;/n&gt;">
            <text:p><text:s text:c="4"/>&lt;n x="086.3511200" y="035.9048080" z="035.5796165"&gt;055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56, <text:s text:c="2"/>34.7999496, <text:s text:c="3"/>35.568531, <text:s text:c="2"/>86.8279724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56];9;13);&quot;.&quot;;&quot;,&quot;));&quot;000.0000000&quot;)" office:value-type="string" office:string-value="034.7999496">
            <text:p>034.7999496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56];23;13);&quot;.&quot;;&quot;,&quot;));&quot;000.0000000&quot;)" office:value-type="string" office:string-value="035.5685310">
            <text:p>035.5685310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56];37;13);&quot;.&quot;;&quot;,&quot;));&quot;000.0000000&quot;)" office:value-type="string" office:string-value="086.8279724">
            <text:p>086.8279724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56</text:p>
          </table:table-cell>
          <table:table-cell table:style-name="ce10" office:value-type="string">
            <text:p>&lt;/n&gt;</text:p>
          </table:table-cell>
          <table:table-cell table:style-name="ce12" table:formula="of:=CONCATENATE([.B56];[.C56];[.D56];[.E56];[.F56];[.G56];[.H56];[.I56];[.J56])" office:value-type="string" office:string-value="    &lt;n x=&quot;034.7999496&quot; y=&quot;035.5685310&quot; z=&quot;086.8279724&quot;&gt;056&lt;/n&gt;">
            <text:p><text:s text:c="4"/>&lt;n x="034.7999496" y="035.5685310" z="086.8279724"&gt;056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57, <text:s text:c="2"/>56.3670273, <text:s text:c="2"/>58.7690506, <text:s text:c="2"/>57.7639542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57];9;13);&quot;.&quot;;&quot;,&quot;));&quot;000.0000000&quot;)" office:value-type="string" office:string-value="056.3670273">
            <text:p>056.3670273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57];23;13);&quot;.&quot;;&quot;,&quot;));&quot;000.0000000&quot;)" office:value-type="string" office:string-value="058.7690506">
            <text:p>058.7690506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57];37;13);&quot;.&quot;;&quot;,&quot;));&quot;000.0000000&quot;)" office:value-type="string" office:string-value="057.7639542">
            <text:p>057.7639542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57</text:p>
          </table:table-cell>
          <table:table-cell table:style-name="ce10" office:value-type="string">
            <text:p>&lt;/n&gt;</text:p>
          </table:table-cell>
          <table:table-cell table:style-name="ce12" table:formula="of:=CONCATENATE([.B57];[.C57];[.D57];[.E57];[.F57];[.G57];[.H57];[.I57];[.J57])" office:value-type="string" office:string-value="    &lt;n x=&quot;056.3670273&quot; y=&quot;058.7690506&quot; z=&quot;057.7639542&quot;&gt;057&lt;/n&gt;">
            <text:p><text:s text:c="4"/>&lt;n x="056.3670273" y="058.7690506" z="057.7639542"&gt;057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58, <text:s text:c="10"/>0., <text:s text:c="2"/>47.8354301, <text:s text:c="3"/>115.48494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58];9;13);&quot;.&quot;;&quot;,&quot;));&quot;000.0000000&quot;)" office:value-type="string" office:string-value="000.0000000">
            <text:p>000.0000000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58];23;13);&quot;.&quot;;&quot;,&quot;));&quot;000.0000000&quot;)" office:value-type="string" office:string-value="047.8354301">
            <text:p>047.8354301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58];37;13);&quot;.&quot;;&quot;,&quot;));&quot;000.0000000&quot;)" office:value-type="string" office:string-value="115.4849400">
            <text:p>115.48494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58</text:p>
          </table:table-cell>
          <table:table-cell table:style-name="ce10" office:value-type="string">
            <text:p>&lt;/n&gt;</text:p>
          </table:table-cell>
          <table:table-cell table:style-name="ce12" table:formula="of:=CONCATENATE([.B58];[.C58];[.D58];[.E58];[.F58];[.G58];[.H58];[.I58];[.J58])" office:value-type="string" office:string-value="    &lt;n x=&quot;000.0000000&quot; y=&quot;047.8354301&quot; z=&quot;115.4849400&quot;&gt;058&lt;/n&gt;">
            <text:p><text:s text:c="4"/>&lt;n x="000.0000000" y="047.8354301" z="115.4849400"&gt;058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59, <text:s text:c="10"/>0., <text:s text:c="2"/>88.3883514, <text:s text:c="2"/>88.3883514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59];9;13);&quot;.&quot;;&quot;,&quot;));&quot;000.0000000&quot;)" office:value-type="string" office:string-value="000.0000000">
            <text:p>000.0000000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59];23;13);&quot;.&quot;;&quot;,&quot;));&quot;000.0000000&quot;)" office:value-type="string" office:string-value="088.3883514">
            <text:p>088.3883514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59];37;13);&quot;.&quot;;&quot;,&quot;));&quot;000.0000000&quot;)" office:value-type="string" office:string-value="088.3883514">
            <text:p>088.3883514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59</text:p>
          </table:table-cell>
          <table:table-cell table:style-name="ce10" office:value-type="string">
            <text:p>&lt;/n&gt;</text:p>
          </table:table-cell>
          <table:table-cell table:style-name="ce12" table:formula="of:=CONCATENATE([.B59];[.C59];[.D59];[.E59];[.F59];[.G59];[.H59];[.I59];[.J59])" office:value-type="string" office:string-value="    &lt;n x=&quot;000.0000000&quot; y=&quot;088.3883514&quot; z=&quot;088.3883514&quot;&gt;059&lt;/n&gt;">
            <text:p><text:s text:c="4"/>&lt;n x="000.0000000" y="088.3883514" z="088.3883514"&gt;059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60, <text:s text:c="10"/>0., <text:s text:c="3"/>115.48494, <text:s text:c="2"/>47.8354301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60];9;13);&quot;.&quot;;&quot;,&quot;));&quot;000.0000000&quot;)" office:value-type="string" office:string-value="000.0000000">
            <text:p>000.0000000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60];23;13);&quot;.&quot;;&quot;,&quot;));&quot;000.0000000&quot;)" office:value-type="string" office:string-value="115.4849400">
            <text:p>115.4849400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60];37;13);&quot;.&quot;;&quot;,&quot;));&quot;000.0000000&quot;)" office:value-type="string" office:string-value="047.8354301">
            <text:p>047.8354301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60</text:p>
          </table:table-cell>
          <table:table-cell table:style-name="ce10" office:value-type="string">
            <text:p>&lt;/n&gt;</text:p>
          </table:table-cell>
          <table:table-cell table:style-name="ce12" table:formula="of:=CONCATENATE([.B60];[.C60];[.D60];[.E60];[.F60];[.G60];[.H60];[.I60];[.J60])" office:value-type="string" office:string-value="    &lt;n x=&quot;000.0000000&quot; y=&quot;115.4849400&quot; z=&quot;047.8354301&quot;&gt;060&lt;/n&gt;">
            <text:p><text:s text:c="4"/>&lt;n x="000.0000000" y="115.4849400" z="047.8354301"&gt;060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61, <text:s text:c="10"/>0., <text:s text:c="10"/>0., <text:s text:c="8"/>125.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61];9;13);&quot;.&quot;;&quot;,&quot;));&quot;000.0000000&quot;)" office:value-type="string" office:string-value="000.0000000">
            <text:p>000.0000000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61];23;13);&quot;.&quot;;&quot;,&quot;));&quot;000.0000000&quot;)" office:value-type="string" office:string-value="000.0000000">
            <text:p>000.0000000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61];37;13);&quot;.&quot;;&quot;,&quot;));&quot;000.0000000&quot;)" office:value-type="string" office:string-value="125.0000000">
            <text:p>125.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61</text:p>
          </table:table-cell>
          <table:table-cell table:style-name="ce10" office:value-type="string">
            <text:p>&lt;/n&gt;</text:p>
          </table:table-cell>
          <table:table-cell table:style-name="ce12" table:formula="of:=CONCATENATE([.B61];[.C61];[.D61];[.E61];[.F61];[.G61];[.H61];[.I61];[.J61])" office:value-type="string" office:string-value="    &lt;n x=&quot;000.0000000&quot; y=&quot;000.0000000&quot; z=&quot;125.0000000&quot;&gt;061&lt;/n&gt;">
            <text:p><text:s text:c="4"/>&lt;n x="000.0000000" y="000.0000000" z="125.0000000"&gt;061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62, <text:s text:c="10"/>0., <text:s text:c="8"/>125., <text:s text:c="10"/>0.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62];9;13);&quot;.&quot;;&quot;,&quot;));&quot;000.0000000&quot;)" office:value-type="string" office:string-value="000.0000000">
            <text:p>000.0000000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62];23;13);&quot;.&quot;;&quot;,&quot;));&quot;000.0000000&quot;)" office:value-type="string" office:string-value="125.0000000">
            <text:p>125.0000000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62];37;13);&quot;.&quot;;&quot;,&quot;));&quot;000.0000000&quot;)" office:value-type="string" office:string-value="000.0000000">
            <text:p>000.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62</text:p>
          </table:table-cell>
          <table:table-cell table:style-name="ce10" office:value-type="string">
            <text:p>&lt;/n&gt;</text:p>
          </table:table-cell>
          <table:table-cell table:style-name="ce12" table:formula="of:=CONCATENATE([.B62];[.C62];[.D62];[.E62];[.F62];[.G62];[.H62];[.I62];[.J62])" office:value-type="string" office:string-value="    &lt;n x=&quot;000.0000000&quot; y=&quot;125.0000000&quot; z=&quot;000.0000000&quot;&gt;062&lt;/n&gt;">
            <text:p><text:s text:c="4"/>&lt;n x="000.0000000" y="125.0000000" z="000.0000000"&gt;062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63, <text:s text:c="2"/>47.8354301, <text:s text:c="3"/>115.48494, <text:s text:c="10"/>0.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63];9;13);&quot;.&quot;;&quot;,&quot;));&quot;000.0000000&quot;)" office:value-type="string" office:string-value="047.8354301">
            <text:p>047.8354301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63];23;13);&quot;.&quot;;&quot;,&quot;));&quot;000.0000000&quot;)" office:value-type="string" office:string-value="115.4849400">
            <text:p>115.4849400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63];37;13);&quot;.&quot;;&quot;,&quot;));&quot;000.0000000&quot;)" office:value-type="string" office:string-value="000.0000000">
            <text:p>000.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63</text:p>
          </table:table-cell>
          <table:table-cell table:style-name="ce10" office:value-type="string">
            <text:p>&lt;/n&gt;</text:p>
          </table:table-cell>
          <table:table-cell table:style-name="ce12" table:formula="of:=CONCATENATE([.B63];[.C63];[.D63];[.E63];[.F63];[.G63];[.H63];[.I63];[.J63])" office:value-type="string" office:string-value="    &lt;n x=&quot;047.8354301&quot; y=&quot;115.4849400&quot; z=&quot;000.0000000&quot;&gt;063&lt;/n&gt;">
            <text:p><text:s text:c="4"/>&lt;n x="047.8354301" y="115.4849400" z="000.0000000"&gt;063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64, <text:s text:c="2"/>88.3883514, <text:s text:c="2"/>88.3883514, <text:s text:c="10"/>0.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64];9;13);&quot;.&quot;;&quot;,&quot;));&quot;000.0000000&quot;)" office:value-type="string" office:string-value="088.3883514">
            <text:p>088.3883514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64];23;13);&quot;.&quot;;&quot;,&quot;));&quot;000.0000000&quot;)" office:value-type="string" office:string-value="088.3883514">
            <text:p>088.3883514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64];37;13);&quot;.&quot;;&quot;,&quot;));&quot;000.0000000&quot;)" office:value-type="string" office:string-value="000.0000000">
            <text:p>000.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64</text:p>
          </table:table-cell>
          <table:table-cell table:style-name="ce10" office:value-type="string">
            <text:p>&lt;/n&gt;</text:p>
          </table:table-cell>
          <table:table-cell table:style-name="ce12" table:formula="of:=CONCATENATE([.B64];[.C64];[.D64];[.E64];[.F64];[.G64];[.H64];[.I64];[.J64])" office:value-type="string" office:string-value="    &lt;n x=&quot;088.3883514&quot; y=&quot;088.3883514&quot; z=&quot;000.0000000&quot;&gt;064&lt;/n&gt;">
            <text:p><text:s text:c="4"/>&lt;n x="088.3883514" y="088.3883514" z="000.0000000"&gt;064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65, <text:s text:c="3"/>115.48494, <text:s text:c="2"/>47.8354301, <text:s text:c="10"/>0.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65];9;13);&quot;.&quot;;&quot;,&quot;));&quot;000.0000000&quot;)" office:value-type="string" office:string-value="115.4849400">
            <text:p>115.4849400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65];23;13);&quot;.&quot;;&quot;,&quot;));&quot;000.0000000&quot;)" office:value-type="string" office:string-value="047.8354301">
            <text:p>047.8354301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65];37;13);&quot;.&quot;;&quot;,&quot;));&quot;000.0000000&quot;)" office:value-type="string" office:string-value="000.0000000">
            <text:p>000.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65</text:p>
          </table:table-cell>
          <table:table-cell table:style-name="ce10" office:value-type="string">
            <text:p>&lt;/n&gt;</text:p>
          </table:table-cell>
          <table:table-cell table:style-name="ce12" table:formula="of:=CONCATENATE([.B65];[.C65];[.D65];[.E65];[.F65];[.G65];[.H65];[.I65];[.J65])" office:value-type="string" office:string-value="    &lt;n x=&quot;115.4849400&quot; y=&quot;047.8354301&quot; z=&quot;000.0000000&quot;&gt;065&lt;/n&gt;">
            <text:p><text:s text:c="4"/>&lt;n x="115.4849400" y="047.8354301" z="000.0000000"&gt;065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66, <text:s text:c="8"/>125., <text:s text:c="10"/>0., <text:s text:c="10"/>0.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66];9;13);&quot;.&quot;;&quot;,&quot;));&quot;000.0000000&quot;)" office:value-type="string" office:string-value="125.0000000">
            <text:p>125.0000000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66];23;13);&quot;.&quot;;&quot;,&quot;));&quot;000.0000000&quot;)" office:value-type="string" office:string-value="000.0000000">
            <text:p>000.0000000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66];37;13);&quot;.&quot;;&quot;,&quot;));&quot;000.0000000&quot;)" office:value-type="string" office:string-value="000.0000000">
            <text:p>000.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66</text:p>
          </table:table-cell>
          <table:table-cell table:style-name="ce10" office:value-type="string">
            <text:p>&lt;/n&gt;</text:p>
          </table:table-cell>
          <table:table-cell table:style-name="ce12" table:formula="of:=CONCATENATE([.B66];[.C66];[.D66];[.E66];[.F66];[.G66];[.H66];[.I66];[.J66])" office:value-type="string" office:string-value="    &lt;n x=&quot;125.0000000&quot; y=&quot;000.0000000&quot; z=&quot;000.0000000&quot;&gt;066&lt;/n&gt;">
            <text:p><text:s text:c="4"/>&lt;n x="125.0000000" y="000.0000000" z="000.0000000"&gt;066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67, <text:s text:c="3"/>115.48494, <text:s text:c="10"/>0., <text:s text:c="2"/>47.8354301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67];9;13);&quot;.&quot;;&quot;,&quot;));&quot;000.0000000&quot;)" office:value-type="string" office:string-value="115.4849400">
            <text:p>115.4849400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67];23;13);&quot;.&quot;;&quot;,&quot;));&quot;000.0000000&quot;)" office:value-type="string" office:string-value="000.0000000">
            <text:p>000.0000000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67];37;13);&quot;.&quot;;&quot;,&quot;));&quot;000.0000000&quot;)" office:value-type="string" office:string-value="047.8354301">
            <text:p>047.8354301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67</text:p>
          </table:table-cell>
          <table:table-cell table:style-name="ce10" office:value-type="string">
            <text:p>&lt;/n&gt;</text:p>
          </table:table-cell>
          <table:table-cell table:style-name="ce12" table:formula="of:=CONCATENATE([.B67];[.C67];[.D67];[.E67];[.F67];[.G67];[.H67];[.I67];[.J67])" office:value-type="string" office:string-value="    &lt;n x=&quot;115.4849400&quot; y=&quot;000.0000000&quot; z=&quot;047.8354301&quot;&gt;067&lt;/n&gt;">
            <text:p><text:s text:c="4"/>&lt;n x="115.4849400" y="000.0000000" z="047.8354301"&gt;067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68, <text:s text:c="2"/>88.3883514, <text:s text:c="10"/>0., <text:s text:c="2"/>88.3883514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68];9;13);&quot;.&quot;;&quot;,&quot;));&quot;000.0000000&quot;)" office:value-type="string" office:string-value="088.3883514">
            <text:p>088.3883514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68];23;13);&quot;.&quot;;&quot;,&quot;));&quot;000.0000000&quot;)" office:value-type="string" office:string-value="000.0000000">
            <text:p>000.0000000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68];37;13);&quot;.&quot;;&quot;,&quot;));&quot;000.0000000&quot;)" office:value-type="string" office:string-value="088.3883514">
            <text:p>088.3883514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68</text:p>
          </table:table-cell>
          <table:table-cell table:style-name="ce10" office:value-type="string">
            <text:p>&lt;/n&gt;</text:p>
          </table:table-cell>
          <table:table-cell table:style-name="ce12" table:formula="of:=CONCATENATE([.B68];[.C68];[.D68];[.E68];[.F68];[.G68];[.H68];[.I68];[.J68])" office:value-type="string" office:string-value="    &lt;n x=&quot;088.3883514&quot; y=&quot;000.0000000&quot; z=&quot;088.3883514&quot;&gt;068&lt;/n&gt;">
            <text:p><text:s text:c="4"/>&lt;n x="088.3883514" y="000.0000000" z="088.3883514"&gt;068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69, <text:s text:c="2"/>37.8552742, <text:s text:c="2"/>84.9378357, <text:s text:c="2"/>83.5343781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69];9;13);&quot;.&quot;;&quot;,&quot;));&quot;000.0000000&quot;)" office:value-type="string" office:string-value="037.8552742">
            <text:p>037.8552742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69];23;13);&quot;.&quot;;&quot;,&quot;));&quot;000.0000000&quot;)" office:value-type="string" office:string-value="084.9378357">
            <text:p>084.9378357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69];37;13);&quot;.&quot;;&quot;,&quot;));&quot;000.0000000&quot;)" office:value-type="string" office:string-value="083.5343781">
            <text:p>083.5343781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69</text:p>
          </table:table-cell>
          <table:table-cell table:style-name="ce10" office:value-type="string">
            <text:p>&lt;/n&gt;</text:p>
          </table:table-cell>
          <table:table-cell table:style-name="ce12" table:formula="of:=CONCATENATE([.B69];[.C69];[.D69];[.E69];[.F69];[.G69];[.H69];[.I69];[.J69])" office:value-type="string" office:string-value="    &lt;n x=&quot;037.8552742&quot; y=&quot;084.9378357&quot; z=&quot;083.5343781&quot;&gt;069&lt;/n&gt;">
            <text:p><text:s text:c="4"/>&lt;n x="037.8552742" y="084.9378357" z="083.5343781"&gt;069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70, <text:s text:c="2"/>42.4375763, <text:s text:c="2"/>109.615791, <text:s text:c="2"/>42.9735794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70];9;13);&quot;.&quot;;&quot;,&quot;));&quot;000.0000000&quot;)" office:value-type="string" office:string-value="042.4375763">
            <text:p>042.4375763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70];23;13);&quot;.&quot;;&quot;,&quot;));&quot;000.0000000&quot;)" office:value-type="string" office:string-value="109.6157910">
            <text:p>109.6157910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70];37;13);&quot;.&quot;;&quot;,&quot;));&quot;000.0000000&quot;)" office:value-type="string" office:string-value="042.9735794">
            <text:p>042.9735794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70</text:p>
          </table:table-cell>
          <table:table-cell table:style-name="ce10" office:value-type="string">
            <text:p>&lt;/n&gt;</text:p>
          </table:table-cell>
          <table:table-cell table:style-name="ce12" table:formula="of:=CONCATENATE([.B70];[.C70];[.D70];[.E70];[.F70];[.G70];[.H70];[.I70];[.J70])" office:value-type="string" office:string-value="    &lt;n x=&quot;042.4375763&quot; y=&quot;109.6157910&quot; z=&quot;042.9735794&quot;&gt;070&lt;/n&gt;">
            <text:p><text:s text:c="4"/>&lt;n x="042.4375763" y="109.6157910" z="042.9735794"&gt;070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71, <text:s text:c="2"/>82.6303558, <text:s text:c="2"/>40.6646729, <text:s text:c="2"/>84.5045471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71];9;13);&quot;.&quot;;&quot;,&quot;));&quot;000.0000000&quot;)" office:value-type="string" office:string-value="082.6303558">
            <text:p>082.6303558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71];23;13);&quot;.&quot;;&quot;,&quot;));&quot;000.0000000&quot;)" office:value-type="string" office:string-value="040.6646729">
            <text:p>040.6646729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71];37;13);&quot;.&quot;;&quot;,&quot;));&quot;000.0000000&quot;)" office:value-type="string" office:string-value="084.5045471">
            <text:p>084.5045471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71</text:p>
          </table:table-cell>
          <table:table-cell table:style-name="ce10" office:value-type="string">
            <text:p>&lt;/n&gt;</text:p>
          </table:table-cell>
          <table:table-cell table:style-name="ce12" table:formula="of:=CONCATENATE([.B71];[.C71];[.D71];[.E71];[.F71];[.G71];[.H71];[.I71];[.J71])" office:value-type="string" office:string-value="    &lt;n x=&quot;082.6303558&quot; y=&quot;040.6646729&quot; z=&quot;084.5045471&quot;&gt;071&lt;/n&gt;">
            <text:p><text:s text:c="4"/>&lt;n x="082.6303558" y="040.6646729" z="084.5045471"&gt;071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72, <text:s text:c="2"/>82.3329544, <text:s text:c="2"/>85.3460159, <text:s text:c="2"/>39.5089951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72];9;13);&quot;.&quot;;&quot;,&quot;));&quot;000.0000000&quot;)" office:value-type="string" office:string-value="082.3329544">
            <text:p>082.3329544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72];23;13);&quot;.&quot;;&quot;,&quot;));&quot;000.0000000&quot;)" office:value-type="string" office:string-value="085.3460159">
            <text:p>085.3460159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72];37;13);&quot;.&quot;;&quot;,&quot;));&quot;000.0000000&quot;)" office:value-type="string" office:string-value="039.5089951">
            <text:p>039.5089951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72</text:p>
          </table:table-cell>
          <table:table-cell table:style-name="ce10" office:value-type="string">
            <text:p>&lt;/n&gt;</text:p>
          </table:table-cell>
          <table:table-cell table:style-name="ce12" table:formula="of:=CONCATENATE([.B72];[.C72];[.D72];[.E72];[.F72];[.G72];[.H72];[.I72];[.J72])" office:value-type="string" office:string-value="    &lt;n x=&quot;082.3329544&quot; y=&quot;085.3460159&quot; z=&quot;039.5089951&quot;&gt;072&lt;/n&gt;">
            <text:p><text:s text:c="4"/>&lt;n x="082.3329544" y="085.3460159" z="039.5089951"&gt;072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73, <text:s text:c="2"/>47.8354301, <text:s text:c="10"/>0., <text:s text:c="3"/>115.48494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73];9;13);&quot;.&quot;;&quot;,&quot;));&quot;000.0000000&quot;)" office:value-type="string" office:string-value="047.8354301">
            <text:p>047.8354301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73];23;13);&quot;.&quot;;&quot;,&quot;));&quot;000.0000000&quot;)" office:value-type="string" office:string-value="000.0000000">
            <text:p>000.0000000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73];37;13);&quot;.&quot;;&quot;,&quot;));&quot;000.0000000&quot;)" office:value-type="string" office:string-value="115.4849400">
            <text:p>115.48494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73</text:p>
          </table:table-cell>
          <table:table-cell table:style-name="ce10" office:value-type="string">
            <text:p>&lt;/n&gt;</text:p>
          </table:table-cell>
          <table:table-cell table:style-name="ce12" table:formula="of:=CONCATENATE([.B73];[.C73];[.D73];[.E73];[.F73];[.G73];[.H73];[.I73];[.J73])" office:value-type="string" office:string-value="    &lt;n x=&quot;047.8354301&quot; y=&quot;000.0000000&quot; z=&quot;115.4849400&quot;&gt;073&lt;/n&gt;">
            <text:p><text:s text:c="4"/>&lt;n x="047.8354301" y="000.0000000" z="115.4849400"&gt;073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74, <text:s text:c="2"/>108.616791, <text:s text:c="2"/>44.1360703, <text:s text:c="2"/>43.7204132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74];9;13);&quot;.&quot;;&quot;,&quot;));&quot;000.0000000&quot;)" office:value-type="string" office:string-value="108.6167910">
            <text:p>108.6167910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74];23;13);&quot;.&quot;;&quot;,&quot;));&quot;000.0000000&quot;)" office:value-type="string" office:string-value="044.1360703">
            <text:p>044.1360703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74];37;13);&quot;.&quot;;&quot;,&quot;));&quot;000.0000000&quot;)" office:value-type="string" office:string-value="043.7204132">
            <text:p>043.7204132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74</text:p>
          </table:table-cell>
          <table:table-cell table:style-name="ce10" office:value-type="string">
            <text:p>&lt;/n&gt;</text:p>
          </table:table-cell>
          <table:table-cell table:style-name="ce12" table:formula="of:=CONCATENATE([.B74];[.C74];[.D74];[.E74];[.F74];[.G74];[.H74];[.I74];[.J74])" office:value-type="string" office:string-value="    &lt;n x=&quot;108.6167910&quot; y=&quot;044.1360703&quot; z=&quot;043.7204132&quot;&gt;074&lt;/n&gt;">
            <text:p><text:s text:c="4"/>&lt;n x="108.6167910" y="044.1360703" z="043.7204132"&gt;074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75, <text:s text:c="2"/>42.7344322, <text:s text:c="2"/>43.7161942, <text:s text:c="2"/>109.193672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75];9;13);&quot;.&quot;;&quot;,&quot;));&quot;000.0000000&quot;)" office:value-type="string" office:string-value="042.7344322">
            <text:p>042.7344322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75];23;13);&quot;.&quot;;&quot;,&quot;));&quot;000.0000000&quot;)" office:value-type="string" office:string-value="043.7161942">
            <text:p>043.7161942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75];37;13);&quot;.&quot;;&quot;,&quot;));&quot;000.0000000&quot;)" office:value-type="string" office:string-value="109.1936720">
            <text:p>109.193672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75</text:p>
          </table:table-cell>
          <table:table-cell table:style-name="ce10" office:value-type="string">
            <text:p>&lt;/n&gt;</text:p>
          </table:table-cell>
          <table:table-cell table:style-name="ce12" table:formula="of:=CONCATENATE([.B75];[.C75];[.D75];[.E75];[.F75];[.G75];[.H75];[.I75];[.J75])" office:value-type="string" office:string-value="    &lt;n x=&quot;042.7344322&quot; y=&quot;043.7161942&quot; z=&quot;109.1936720&quot;&gt;075&lt;/n&gt;">
            <text:p><text:s text:c="4"/>&lt;n x="042.7344322" y="043.7161942" z="109.1936720"&gt;075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76, <text:s text:c="2"/>70.4874725, <text:s text:c="2"/>73.6063461, <text:s text:c="5"/>72.3013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76];9;13);&quot;.&quot;;&quot;,&quot;));&quot;000.0000000&quot;)" office:value-type="string" office:string-value="070.4874725">
            <text:p>070.4874725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76];23;13);&quot;.&quot;;&quot;,&quot;));&quot;000.0000000&quot;)" office:value-type="string" office:string-value="073.6063461">
            <text:p>073.6063461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76];37;13);&quot;.&quot;;&quot;,&quot;));&quot;000.0000000&quot;)" office:value-type="string" office:string-value="072.3013000">
            <text:p>072.3013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76</text:p>
          </table:table-cell>
          <table:table-cell table:style-name="ce10" office:value-type="string">
            <text:p>&lt;/n&gt;</text:p>
          </table:table-cell>
          <table:table-cell table:style-name="ce12" table:formula="of:=CONCATENATE([.B76];[.C76];[.D76];[.E76];[.F76];[.G76];[.H76];[.I76];[.J76])" office:value-type="string" office:string-value="    &lt;n x=&quot;070.4874725&quot; y=&quot;073.6063461&quot; z=&quot;072.3013000&quot;&gt;076&lt;/n&gt;">
            <text:p><text:s text:c="4"/>&lt;n x="070.4874725" y="073.6063461" z="072.3013000"&gt;076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77, <text:s text:c="10"/>0., <text:s text:c="2"/>57.4025154, <text:s text:c="2"/>138.581924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77];9;13);&quot;.&quot;;&quot;,&quot;));&quot;000.0000000&quot;)" office:value-type="string" office:string-value="000.0000000">
            <text:p>000.0000000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77];23;13);&quot;.&quot;;&quot;,&quot;));&quot;000.0000000&quot;)" office:value-type="string" office:string-value="057.4025154">
            <text:p>057.4025154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77];37;13);&quot;.&quot;;&quot;,&quot;));&quot;000.0000000&quot;)" office:value-type="string" office:string-value="138.5819240">
            <text:p>138.581924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77</text:p>
          </table:table-cell>
          <table:table-cell table:style-name="ce10" office:value-type="string">
            <text:p>&lt;/n&gt;</text:p>
          </table:table-cell>
          <table:table-cell table:style-name="ce12" table:formula="of:=CONCATENATE([.B77];[.C77];[.D77];[.E77];[.F77];[.G77];[.H77];[.I77];[.J77])" office:value-type="string" office:string-value="    &lt;n x=&quot;000.0000000&quot; y=&quot;057.4025154&quot; z=&quot;138.5819240&quot;&gt;077&lt;/n&gt;">
            <text:p><text:s text:c="4"/>&lt;n x="000.0000000" y="057.4025154" z="138.5819240"&gt;077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78, <text:s text:c="10"/>0., <text:s text:c="2"/>106.066017, <text:s text:c="2"/>106.066017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78];9;13);&quot;.&quot;;&quot;,&quot;));&quot;000.0000000&quot;)" office:value-type="string" office:string-value="000.0000000">
            <text:p>000.0000000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78];23;13);&quot;.&quot;;&quot;,&quot;));&quot;000.0000000&quot;)" office:value-type="string" office:string-value="106.0660170">
            <text:p>106.0660170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78];37;13);&quot;.&quot;;&quot;,&quot;));&quot;000.0000000&quot;)" office:value-type="string" office:string-value="106.0660170">
            <text:p>106.066017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78</text:p>
          </table:table-cell>
          <table:table-cell table:style-name="ce10" office:value-type="string">
            <text:p>&lt;/n&gt;</text:p>
          </table:table-cell>
          <table:table-cell table:style-name="ce12" table:formula="of:=CONCATENATE([.B78];[.C78];[.D78];[.E78];[.F78];[.G78];[.H78];[.I78];[.J78])" office:value-type="string" office:string-value="    &lt;n x=&quot;000.0000000&quot; y=&quot;106.0660170&quot; z=&quot;106.0660170&quot;&gt;078&lt;/n&gt;">
            <text:p><text:s text:c="4"/>&lt;n x="000.0000000" y="106.0660170" z="106.0660170"&gt;078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79, <text:s text:c="10"/>0., <text:s text:c="2"/>138.581924, <text:s text:c="2"/>57.4025154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79];9;13);&quot;.&quot;;&quot;,&quot;));&quot;000.0000000&quot;)" office:value-type="string" office:string-value="000.0000000">
            <text:p>000.0000000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79];23;13);&quot;.&quot;;&quot;,&quot;));&quot;000.0000000&quot;)" office:value-type="string" office:string-value="138.5819240">
            <text:p>138.5819240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79];37;13);&quot;.&quot;;&quot;,&quot;));&quot;000.0000000&quot;)" office:value-type="string" office:string-value="057.4025154">
            <text:p>057.4025154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79</text:p>
          </table:table-cell>
          <table:table-cell table:style-name="ce10" office:value-type="string">
            <text:p>&lt;/n&gt;</text:p>
          </table:table-cell>
          <table:table-cell table:style-name="ce12" table:formula="of:=CONCATENATE([.B79];[.C79];[.D79];[.E79];[.F79];[.G79];[.H79];[.I79];[.J79])" office:value-type="string" office:string-value="    &lt;n x=&quot;000.0000000&quot; y=&quot;138.5819240&quot; z=&quot;057.4025154&quot;&gt;079&lt;/n&gt;">
            <text:p><text:s text:c="4"/>&lt;n x="000.0000000" y="138.5819240" z="057.4025154"&gt;079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80, <text:s text:c="10"/>0., <text:s text:c="10"/>0., <text:s text:c="8"/>150.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80];9;13);&quot;.&quot;;&quot;,&quot;));&quot;000.0000000&quot;)" office:value-type="string" office:string-value="000.0000000">
            <text:p>000.0000000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80];23;13);&quot;.&quot;;&quot;,&quot;));&quot;000.0000000&quot;)" office:value-type="string" office:string-value="000.0000000">
            <text:p>000.0000000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80];37;13);&quot;.&quot;;&quot;,&quot;));&quot;000.0000000&quot;)" office:value-type="string" office:string-value="150.0000000">
            <text:p>150.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80</text:p>
          </table:table-cell>
          <table:table-cell table:style-name="ce10" office:value-type="string">
            <text:p>&lt;/n&gt;</text:p>
          </table:table-cell>
          <table:table-cell table:style-name="ce12" table:formula="of:=CONCATENATE([.B80];[.C80];[.D80];[.E80];[.F80];[.G80];[.H80];[.I80];[.J80])" office:value-type="string" office:string-value="    &lt;n x=&quot;000.0000000&quot; y=&quot;000.0000000&quot; z=&quot;150.0000000&quot;&gt;080&lt;/n&gt;">
            <text:p><text:s text:c="4"/>&lt;n x="000.0000000" y="000.0000000" z="150.0000000"&gt;080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81, <text:s text:c="10"/>0., <text:s text:c="8"/>150., <text:s text:c="10"/>0.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81];9;13);&quot;.&quot;;&quot;,&quot;));&quot;000.0000000&quot;)" office:value-type="string" office:string-value="000.0000000">
            <text:p>000.0000000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81];23;13);&quot;.&quot;;&quot;,&quot;));&quot;000.0000000&quot;)" office:value-type="string" office:string-value="150.0000000">
            <text:p>150.0000000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81];37;13);&quot;.&quot;;&quot;,&quot;));&quot;000.0000000&quot;)" office:value-type="string" office:string-value="000.0000000">
            <text:p>000.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81</text:p>
          </table:table-cell>
          <table:table-cell table:style-name="ce10" office:value-type="string">
            <text:p>&lt;/n&gt;</text:p>
          </table:table-cell>
          <table:table-cell table:style-name="ce12" table:formula="of:=CONCATENATE([.B81];[.C81];[.D81];[.E81];[.F81];[.G81];[.H81];[.I81];[.J81])" office:value-type="string" office:string-value="    &lt;n x=&quot;000.0000000&quot; y=&quot;150.0000000&quot; z=&quot;000.0000000&quot;&gt;081&lt;/n&gt;">
            <text:p><text:s text:c="4"/>&lt;n x="000.0000000" y="150.0000000" z="000.0000000"&gt;081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82, <text:s text:c="2"/>57.4025154, <text:s text:c="2"/>138.581924, <text:s text:c="10"/>0.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82];9;13);&quot;.&quot;;&quot;,&quot;));&quot;000.0000000&quot;)" office:value-type="string" office:string-value="057.4025154">
            <text:p>057.4025154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82];23;13);&quot;.&quot;;&quot;,&quot;));&quot;000.0000000&quot;)" office:value-type="string" office:string-value="138.5819240">
            <text:p>138.5819240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82];37;13);&quot;.&quot;;&quot;,&quot;));&quot;000.0000000&quot;)" office:value-type="string" office:string-value="000.0000000">
            <text:p>000.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82</text:p>
          </table:table-cell>
          <table:table-cell table:style-name="ce10" office:value-type="string">
            <text:p>&lt;/n&gt;</text:p>
          </table:table-cell>
          <table:table-cell table:style-name="ce12" table:formula="of:=CONCATENATE([.B82];[.C82];[.D82];[.E82];[.F82];[.G82];[.H82];[.I82];[.J82])" office:value-type="string" office:string-value="    &lt;n x=&quot;057.4025154&quot; y=&quot;138.5819240&quot; z=&quot;000.0000000&quot;&gt;082&lt;/n&gt;">
            <text:p><text:s text:c="4"/>&lt;n x="057.4025154" y="138.5819240" z="000.0000000"&gt;082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83, <text:s text:c="2"/>106.066017, <text:s text:c="2"/>106.066017, <text:s text:c="10"/>0.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83];9;13);&quot;.&quot;;&quot;,&quot;));&quot;000.0000000&quot;)" office:value-type="string" office:string-value="106.0660170">
            <text:p>106.0660170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83];23;13);&quot;.&quot;;&quot;,&quot;));&quot;000.0000000&quot;)" office:value-type="string" office:string-value="106.0660170">
            <text:p>106.0660170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83];37;13);&quot;.&quot;;&quot;,&quot;));&quot;000.0000000&quot;)" office:value-type="string" office:string-value="000.0000000">
            <text:p>000.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83</text:p>
          </table:table-cell>
          <table:table-cell table:style-name="ce10" office:value-type="string">
            <text:p>&lt;/n&gt;</text:p>
          </table:table-cell>
          <table:table-cell table:style-name="ce12" table:formula="of:=CONCATENATE([.B83];[.C83];[.D83];[.E83];[.F83];[.G83];[.H83];[.I83];[.J83])" office:value-type="string" office:string-value="    &lt;n x=&quot;106.0660170&quot; y=&quot;106.0660170&quot; z=&quot;000.0000000&quot;&gt;083&lt;/n&gt;">
            <text:p><text:s text:c="4"/>&lt;n x="106.0660170" y="106.0660170" z="000.0000000"&gt;083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84, <text:s text:c="2"/>138.581924, <text:s text:c="2"/>57.4025154, <text:s text:c="10"/>0.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84];9;13);&quot;.&quot;;&quot;,&quot;));&quot;000.0000000&quot;)" office:value-type="string" office:string-value="138.5819240">
            <text:p>138.5819240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84];23;13);&quot;.&quot;;&quot;,&quot;));&quot;000.0000000&quot;)" office:value-type="string" office:string-value="057.4025154">
            <text:p>057.4025154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84];37;13);&quot;.&quot;;&quot;,&quot;));&quot;000.0000000&quot;)" office:value-type="string" office:string-value="000.0000000">
            <text:p>000.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84</text:p>
          </table:table-cell>
          <table:table-cell table:style-name="ce10" office:value-type="string">
            <text:p>&lt;/n&gt;</text:p>
          </table:table-cell>
          <table:table-cell table:style-name="ce12" table:formula="of:=CONCATENATE([.B84];[.C84];[.D84];[.E84];[.F84];[.G84];[.H84];[.I84];[.J84])" office:value-type="string" office:string-value="    &lt;n x=&quot;138.5819240&quot; y=&quot;057.4025154&quot; z=&quot;000.0000000&quot;&gt;084&lt;/n&gt;">
            <text:p><text:s text:c="4"/>&lt;n x="138.5819240" y="057.4025154" z="000.0000000"&gt;084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85, <text:s text:c="8"/>150., <text:s text:c="10"/>0., <text:s text:c="10"/>0.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85];9;13);&quot;.&quot;;&quot;,&quot;));&quot;000.0000000&quot;)" office:value-type="string" office:string-value="150.0000000">
            <text:p>150.0000000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85];23;13);&quot;.&quot;;&quot;,&quot;));&quot;000.0000000&quot;)" office:value-type="string" office:string-value="000.0000000">
            <text:p>000.0000000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85];37;13);&quot;.&quot;;&quot;,&quot;));&quot;000.0000000&quot;)" office:value-type="string" office:string-value="000.0000000">
            <text:p>000.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85</text:p>
          </table:table-cell>
          <table:table-cell table:style-name="ce10" office:value-type="string">
            <text:p>&lt;/n&gt;</text:p>
          </table:table-cell>
          <table:table-cell table:style-name="ce12" table:formula="of:=CONCATENATE([.B85];[.C85];[.D85];[.E85];[.F85];[.G85];[.H85];[.I85];[.J85])" office:value-type="string" office:string-value="    &lt;n x=&quot;150.0000000&quot; y=&quot;000.0000000&quot; z=&quot;000.0000000&quot;&gt;085&lt;/n&gt;">
            <text:p><text:s text:c="4"/>&lt;n x="150.0000000" y="000.0000000" z="000.0000000"&gt;085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86, <text:s text:c="2"/>138.581924, <text:s text:c="10"/>0., <text:s text:c="2"/>57.4025154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86];9;13);&quot;.&quot;;&quot;,&quot;));&quot;000.0000000&quot;)" office:value-type="string" office:string-value="138.5819240">
            <text:p>138.5819240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86];23;13);&quot;.&quot;;&quot;,&quot;));&quot;000.0000000&quot;)" office:value-type="string" office:string-value="000.0000000">
            <text:p>000.0000000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86];37;13);&quot;.&quot;;&quot;,&quot;));&quot;000.0000000&quot;)" office:value-type="string" office:string-value="057.4025154">
            <text:p>057.4025154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86</text:p>
          </table:table-cell>
          <table:table-cell table:style-name="ce10" office:value-type="string">
            <text:p>&lt;/n&gt;</text:p>
          </table:table-cell>
          <table:table-cell table:style-name="ce12" table:formula="of:=CONCATENATE([.B86];[.C86];[.D86];[.E86];[.F86];[.G86];[.H86];[.I86];[.J86])" office:value-type="string" office:string-value="    &lt;n x=&quot;138.5819240&quot; y=&quot;000.0000000&quot; z=&quot;057.4025154&quot;&gt;086&lt;/n&gt;">
            <text:p><text:s text:c="4"/>&lt;n x="138.5819240" y="000.0000000" z="057.4025154"&gt;086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87, <text:s text:c="2"/>106.066017, <text:s text:c="10"/>0., <text:s text:c="2"/>106.066017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87];9;13);&quot;.&quot;;&quot;,&quot;));&quot;000.0000000&quot;)" office:value-type="string" office:string-value="106.0660170">
            <text:p>106.0660170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87];23;13);&quot;.&quot;;&quot;,&quot;));&quot;000.0000000&quot;)" office:value-type="string" office:string-value="000.0000000">
            <text:p>000.0000000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87];37;13);&quot;.&quot;;&quot;,&quot;));&quot;000.0000000&quot;)" office:value-type="string" office:string-value="106.0660170">
            <text:p>106.066017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87</text:p>
          </table:table-cell>
          <table:table-cell table:style-name="ce10" office:value-type="string">
            <text:p>&lt;/n&gt;</text:p>
          </table:table-cell>
          <table:table-cell table:style-name="ce12" table:formula="of:=CONCATENATE([.B87];[.C87];[.D87];[.E87];[.F87];[.G87];[.H87];[.I87];[.J87])" office:value-type="string" office:string-value="    &lt;n x=&quot;106.0660170&quot; y=&quot;000.0000000&quot; z=&quot;106.0660170&quot;&gt;087&lt;/n&gt;">
            <text:p><text:s text:c="4"/>&lt;n x="106.0660170" y="000.0000000" z="106.0660170"&gt;087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88, <text:s text:c="2"/>44.0743484, <text:s text:c="2"/>102.247375, <text:s text:c="2"/>100.513313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88];9;13);&quot;.&quot;;&quot;,&quot;));&quot;000.0000000&quot;)" office:value-type="string" office:string-value="044.0743484">
            <text:p>044.0743484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88];23;13);&quot;.&quot;;&quot;,&quot;));&quot;000.0000000&quot;)" office:value-type="string" office:string-value="102.2473750">
            <text:p>102.2473750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88];37;13);&quot;.&quot;;&quot;,&quot;));&quot;000.0000000&quot;)" office:value-type="string" office:string-value="100.5133130">
            <text:p>100.513313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88</text:p>
          </table:table-cell>
          <table:table-cell table:style-name="ce10" office:value-type="string">
            <text:p>&lt;/n&gt;</text:p>
          </table:table-cell>
          <table:table-cell table:style-name="ce12" table:formula="of:=CONCATENATE([.B88];[.C88];[.D88];[.E88];[.F88];[.G88];[.H88];[.I88];[.J88])" office:value-type="string" office:string-value="    &lt;n x=&quot;044.0743484&quot; y=&quot;102.2473750&quot; z=&quot;100.5133130&quot;&gt;088&lt;/n&gt;">
            <text:p><text:s text:c="4"/>&lt;n x="044.0743484" y="102.2473750" z="100.5133130"&gt;088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89, <text:s text:c="2"/>49.8490906, <text:s text:c="2"/>132.152313, <text:s text:c="2"/>50.5057716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89];9;13);&quot;.&quot;;&quot;,&quot;));&quot;000.0000000&quot;)" office:value-type="string" office:string-value="049.8490906">
            <text:p>049.8490906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89];23;13);&quot;.&quot;;&quot;,&quot;));&quot;000.0000000&quot;)" office:value-type="string" office:string-value="132.1523130">
            <text:p>132.1523130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89];37;13);&quot;.&quot;;&quot;,&quot;));&quot;000.0000000&quot;)" office:value-type="string" office:string-value="050.5057716">
            <text:p>050.5057716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89</text:p>
          </table:table-cell>
          <table:table-cell table:style-name="ce10" office:value-type="string">
            <text:p>&lt;/n&gt;</text:p>
          </table:table-cell>
          <table:table-cell table:style-name="ce12" table:formula="of:=CONCATENATE([.B89];[.C89];[.D89];[.E89];[.F89];[.G89];[.H89];[.I89];[.J89])" office:value-type="string" office:string-value="    &lt;n x=&quot;049.8490906&quot; y=&quot;132.1523130&quot; z=&quot;050.5057716&quot;&gt;089&lt;/n&gt;">
            <text:p><text:s text:c="4"/>&lt;n x="049.8490906" y="132.1523130" z="050.5057716"&gt;089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90, <text:s text:c="2"/>99.4352341, <text:s text:c="3"/>47.527626, <text:s text:c="2"/>101.753418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90];9;13);&quot;.&quot;;&quot;,&quot;));&quot;000.0000000&quot;)" office:value-type="string" office:string-value="099.4352341">
            <text:p>099.4352341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90];23;13);&quot;.&quot;;&quot;,&quot;));&quot;000.0000000&quot;)" office:value-type="string" office:string-value="047.5276260">
            <text:p>047.5276260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90];37;13);&quot;.&quot;;&quot;,&quot;));&quot;000.0000000&quot;)" office:value-type="string" office:string-value="101.7534180">
            <text:p>101.753418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90</text:p>
          </table:table-cell>
          <table:table-cell table:style-name="ce10" office:value-type="string">
            <text:p>&lt;/n&gt;</text:p>
          </table:table-cell>
          <table:table-cell table:style-name="ce12" table:formula="of:=CONCATENATE([.B90];[.C90];[.D90];[.E90];[.F90];[.G90];[.H90];[.I90];[.J90])" office:value-type="string" office:string-value="    &lt;n x=&quot;099.4352341&quot; y=&quot;047.5276260&quot; z=&quot;101.7534180&quot;&gt;090&lt;/n&gt;">
            <text:p><text:s text:c="4"/>&lt;n x="099.4352341" y="047.5276260" z="101.7534180"&gt;090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91, <text:s text:c="2"/>99.0514145, <text:s text:c="2"/>102.776596, <text:s text:c="3"/>46.106266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91];9;13);&quot;.&quot;;&quot;,&quot;));&quot;000.0000000&quot;)" office:value-type="string" office:string-value="099.0514145">
            <text:p>099.0514145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91];23;13);&quot;.&quot;;&quot;,&quot;));&quot;000.0000000&quot;)" office:value-type="string" office:string-value="102.7765960">
            <text:p>102.7765960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91];37;13);&quot;.&quot;;&quot;,&quot;));&quot;000.0000000&quot;)" office:value-type="string" office:string-value="046.1062660">
            <text:p>046.106266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91</text:p>
          </table:table-cell>
          <table:table-cell table:style-name="ce10" office:value-type="string">
            <text:p>&lt;/n&gt;</text:p>
          </table:table-cell>
          <table:table-cell table:style-name="ce12" table:formula="of:=CONCATENATE([.B91];[.C91];[.D91];[.E91];[.F91];[.G91];[.H91];[.I91];[.J91])" office:value-type="string" office:string-value="    &lt;n x=&quot;099.0514145&quot; y=&quot;102.7765960&quot; z=&quot;046.1062660&quot;&gt;091&lt;/n&gt;">
            <text:p><text:s text:c="4"/>&lt;n x="099.0514145" y="102.7765960" z="046.1062660"&gt;091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92, <text:s text:c="2"/>57.4025154, <text:s text:c="10"/>0., <text:s text:c="2"/>138.581924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92];9;13);&quot;.&quot;;&quot;,&quot;));&quot;000.0000000&quot;)" office:value-type="string" office:string-value="057.4025154">
            <text:p>057.4025154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92];23;13);&quot;.&quot;;&quot;,&quot;));&quot;000.0000000&quot;)" office:value-type="string" office:string-value="000.0000000">
            <text:p>000.0000000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92];37;13);&quot;.&quot;;&quot;,&quot;));&quot;000.0000000&quot;)" office:value-type="string" office:string-value="138.5819240">
            <text:p>138.581924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92</text:p>
          </table:table-cell>
          <table:table-cell table:style-name="ce10" office:value-type="string">
            <text:p>&lt;/n&gt;</text:p>
          </table:table-cell>
          <table:table-cell table:style-name="ce12" table:formula="of:=CONCATENATE([.B92];[.C92];[.D92];[.E92];[.F92];[.G92];[.H92];[.I92];[.J92])" office:value-type="string" office:string-value="    &lt;n x=&quot;057.4025154&quot; y=&quot;000.0000000&quot; z=&quot;138.5819240&quot;&gt;092&lt;/n&gt;">
            <text:p><text:s text:c="4"/>&lt;n x="057.4025154" y="000.0000000" z="138.5819240"&gt;092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93, <text:s text:c="2"/>131.002533, <text:s text:c="2"/>51.9182701, <text:s text:c="2"/>51.4084702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93];9;13);&quot;.&quot;;&quot;,&quot;));&quot;000.0000000&quot;)" office:value-type="string" office:string-value="131.0025330">
            <text:p>131.0025330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93];23;13);&quot;.&quot;;&quot;,&quot;));&quot;000.0000000&quot;)" office:value-type="string" office:string-value="051.9182701">
            <text:p>051.9182701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93];37;13);&quot;.&quot;;&quot;,&quot;));&quot;000.0000000&quot;)" office:value-type="string" office:string-value="051.4084702">
            <text:p>051.4084702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93</text:p>
          </table:table-cell>
          <table:table-cell table:style-name="ce10" office:value-type="string">
            <text:p>&lt;/n&gt;</text:p>
          </table:table-cell>
          <table:table-cell table:style-name="ce12" table:formula="of:=CONCATENATE([.B93];[.C93];[.D93];[.E93];[.F93];[.G93];[.H93];[.I93];[.J93])" office:value-type="string" office:string-value="    &lt;n x=&quot;131.0025330&quot; y=&quot;051.9182701&quot; z=&quot;051.4084702&quot;&gt;093&lt;/n&gt;">
            <text:p><text:s text:c="4"/>&lt;n x="131.0025330" y="051.9182701" z="051.4084702"&gt;093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94, <text:s text:c="2"/>50.2069931, <text:s text:c="2"/>51.4103584, <text:s text:c="3"/>131.66713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94];9;13);&quot;.&quot;;&quot;,&quot;));&quot;000.0000000&quot;)" office:value-type="string" office:string-value="050.2069931">
            <text:p>050.2069931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94];23;13);&quot;.&quot;;&quot;,&quot;));&quot;000.0000000&quot;)" office:value-type="string" office:string-value="051.4103584">
            <text:p>051.4103584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94];37;13);&quot;.&quot;;&quot;,&quot;));&quot;000.0000000&quot;)" office:value-type="string" office:string-value="131.6671300">
            <text:p>131.66713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94</text:p>
          </table:table-cell>
          <table:table-cell table:style-name="ce10" office:value-type="string">
            <text:p>&lt;/n&gt;</text:p>
          </table:table-cell>
          <table:table-cell table:style-name="ce12" table:formula="of:=CONCATENATE([.B94];[.C94];[.D94];[.E94];[.F94];[.G94];[.H94];[.I94];[.J94])" office:value-type="string" office:string-value="    &lt;n x=&quot;050.2069931&quot; y=&quot;051.4103584&quot; z=&quot;131.6671300&quot;&gt;094&lt;/n&gt;">
            <text:p><text:s text:c="4"/>&lt;n x="050.2069931" y="051.4103584" z="131.6671300"&gt;094&lt;/n&gt;</text:p>
          </table:table-cell>
          <table:table-cell table:number-columns-repeated="1003"/>
        </table:table-row>
        <table:table-row table:style-name="ro1">
          <table:table-cell office:value-type="string">
            <text:p><text:s text:c="5"/>95, <text:s text:c="2"/>84.5412216, <text:s text:c="2"/>88.4234924, <text:s text:c="2"/>86.7990112</text:p>
          </table:table-cell>
          <table:table-cell table:style-name="ce2" office:value-type="string">
            <text:p><text:span text:style-name="T1"><text:s text:c="4"/></text:span><text:span text:style-name="T2">&lt;n</text:span><text:span text:style-name="T1"> </text:span><text:span text:style-name="T3">x</text:span><text:span text:style-name="T4">=</text:span><text:span text:style-name="T5">"</text:span></text:p>
          </table:table-cell>
          <table:table-cell table:style-name="ce3" table:formula="of:=TEXT(VALUE(SUBSTITUTE(MID([.$A95];9;13);&quot;.&quot;;&quot;,&quot;));&quot;000.0000000&quot;)" office:value-type="string" office:string-value="084.5412216">
            <text:p>084.5412216</text:p>
          </table:table-cell>
          <table:table-cell table:style-name="ce4" office:value-type="string">
            <text:p><text:span text:style-name="T6">"</text:span><text:span text:style-name="T7"> </text:span><text:span text:style-name="T8">y</text:span><text:span text:style-name="T9">=</text:span><text:span text:style-name="T6">"</text:span></text:p>
          </table:table-cell>
          <table:table-cell table:style-name="ce3" table:formula="of:=TEXT(VALUE(SUBSTITUTE(MID([.$A95];23;13);&quot;.&quot;;&quot;,&quot;));&quot;000.0000000&quot;)" office:value-type="string" office:string-value="088.4234924">
            <text:p>088.4234924</text:p>
          </table:table-cell>
          <table:table-cell table:style-name="ce5" office:value-type="string">
            <text:p><text:span text:style-name="T6">"</text:span><text:span text:style-name="T7"> </text:span><text:span text:style-name="T8">z</text:span><text:span text:style-name="T9">=</text:span><text:span text:style-name="T6">"</text:span></text:p>
          </table:table-cell>
          <table:table-cell table:style-name="ce3" table:formula="of:=TEXT(VALUE(SUBSTITUTE(MID([.$A95];37;13);&quot;.&quot;;&quot;,&quot;));&quot;000.0000000&quot;)" office:value-type="string" office:string-value="086.7990112">
            <text:p>086.7990112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8" office:value-type="string">
            <text:p>095</text:p>
          </table:table-cell>
          <table:table-cell table:style-name="ce10" office:value-type="string">
            <text:p>&lt;/n&gt;</text:p>
          </table:table-cell>
          <table:table-cell table:style-name="ce12" table:formula="of:=CONCATENATE([.B95];[.C95];[.D95];[.E95];[.F95];[.G95];[.H95];[.I95];[.J95])" office:value-type="string" office:string-value="    &lt;n x=&quot;084.5412216&quot; y=&quot;088.4234924&quot; z=&quot;086.7990112&quot;&gt;095&lt;/n&gt;">
            <text:p><text:s text:c="4"/>&lt;n x="084.5412216" y="088.4234924" z="086.7990112"&gt;095&lt;/n&gt;</text:p>
          </table:table-cell>
          <table:table-cell table:number-columns-repeated="1003"/>
        </table:table-row>
        <table:table-row table:style-name="ro1" table:number-rows-repeated="37">
          <table:table-cell/>
          <table:table-cell table:style-name="ce2"/>
          <table:table-cell table:style-name="ce3"/>
          <table:table-cell table:style-name="ce4"/>
          <table:table-cell table:style-name="ce3"/>
          <table:table-cell table:style-name="ce5"/>
          <table:table-cell table:style-name="ce3"/>
          <table:table-cell table:style-name="ce7"/>
          <table:table-cell table:style-name="ce8"/>
          <table:table-cell table:style-name="ce10"/>
          <table:table-cell table:style-name="ce12"/>
          <table:table-cell table:number-columns-repeated="1003"/>
        </table:table-row>
        <table:table-row table:style-name="ro1" table:number-rows-repeated="14">
          <table:table-cell/>
          <table:table-cell table:style-name="ce2"/>
          <table:table-cell table:style-name="ce3"/>
          <table:table-cell table:style-name="ce4"/>
          <table:table-cell table:style-name="ce3"/>
          <table:table-cell table:style-name="ce5"/>
          <table:table-cell table:style-name="ce3"/>
          <table:table-cell table:style-name="ce7"/>
          <table:table-cell table:style-name="ce8"/>
          <table:table-cell table:style-name="ce10"/>
          <table:table-cell table:style-name="ce12"/>
          <table:table-cell table:style-name="ce1" table:number-columns-repeated="5"/>
          <table:table-cell table:number-columns-repeated="998"/>
        </table:table-row>
        <table:table-row table:style-name="ro1" table:number-rows-repeated="113">
          <table:table-cell/>
          <table:table-cell table:style-name="ce2"/>
          <table:table-cell table:style-name="ce3"/>
          <table:table-cell table:style-name="ce4"/>
          <table:table-cell table:style-name="ce3"/>
          <table:table-cell table:style-name="ce5"/>
          <table:table-cell table:style-name="ce3"/>
          <table:table-cell table:style-name="ce7"/>
          <table:table-cell table:style-name="ce8"/>
          <table:table-cell table:style-name="ce10"/>
          <table:table-cell table:style-name="ce12"/>
          <table:table-cell table:number-columns-repeated="1003"/>
        </table:table-row>
        <table:table-row table:style-name="ro1" table:number-rows-repeated="1048316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Netz - GiD" table:style-name="ta1" table:print="false">
        <table:table-column table:style-name="co1" table:default-cell-style-name="ce1"/>
        <table:table-column table:style-name="co4" table:default-cell-style-name="ce9"/>
        <table:table-column table:style-name="co3" table:number-columns-repeated="2" table:default-cell-style-name="ce1"/>
        <table:table-column table:style-name="co3" table:default-cell-style-name="ce6"/>
        <table:table-column table:style-name="co7" table:default-cell-style-name="ce14"/>
        <table:table-column table:style-name="co6" table:number-columns-repeated="997" table:default-cell-style-name="ce9"/>
        <table:table-column table:style-name="co6" table:number-columns-repeated="2" table:default-cell-style-name="ce1"/>
        <table:table-row table:style-name="ro1">
          <table:table-cell table:style-name="Default"/>
          <table:table-cell table:style-name="ce8"/>
          <table:table-cell table:style-name="ce3" table:number-columns-repeated="3"/>
          <table:table-cell table:style-name="ce1" office:value-type="string">
            <text:p>GiD Post Results File 1.0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ce8"/>
          <table:table-cell table:style-name="ce3" table:number-columns-repeated="3"/>
          <table:table-cell table:style-name="ce1" office:value-type="string">
            <text:p>MESH "brick_8" dimension 3 ElemType Hexahedra Nnode 8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ce8"/>
          <table:table-cell table:style-name="ce3" table:number-columns-repeated="3"/>
          <table:table-cell table:style-name="ce1"/>
          <table:table-cell table:number-columns-repeated="999"/>
        </table:table-row>
        <table:table-row table:style-name="ro1">
          <table:table-cell table:style-name="Default"/>
          <table:table-cell table:style-name="ce8"/>
          <table:table-cell table:style-name="ce3" table:number-columns-repeated="3"/>
          <table:table-cell table:style-name="ce1" office:value-type="string">
            <text:p>Coordinates</text:p>
          </table:table-cell>
          <table:table-cell table:number-columns-repeated="999"/>
        </table:table-row>
        <table:table-row table:style-name="ro1">
          <table:table-cell office:value-type="string">
            <text:p><text:s text:c="6"/>1, <text:s text:c="10"/>0., <text:s text:c="2"/>19.1341724, <text:s text:c="2"/>46.1939774</text:p>
          </table:table-cell>
          <table:table-cell table:style-name="ce8" office:value-type="string">
            <text:p>001</text:p>
          </table:table-cell>
          <table:table-cell table:style-name="ce3" table:formula="of:=TEXT(VALUE(SUBSTITUTE(MID([.$A5];9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5];23;13);&quot;.&quot;;&quot;,&quot;));&quot;000.0000000&quot;)" office:value-type="string" office:string-value="019.1341724">
            <text:p>019.1341724</text:p>
          </table:table-cell>
          <table:table-cell table:style-name="ce3" table:formula="of:=TEXT(VALUE(SUBSTITUTE(MID([.$A5];37;13);&quot;.&quot;;&quot;,&quot;));&quot;000.0000000&quot;)" office:value-type="string" office:string-value="046.1939774">
            <text:p>046.1939774</text:p>
          </table:table-cell>
          <table:table-cell table:style-name="ce13" table:formula="of:=CONCATENATE([.B5];&quot; &quot;;[.C5];&quot; &quot;;[.D5];&quot; &quot;;[.E5])" office:value-type="string" office:string-value="001 000.0000000 019.1341724 046.1939774">
            <text:p>001 000.0000000 019.1341724 046.1939774</text:p>
          </table:table-cell>
          <table:table-cell table:number-columns-repeated="999"/>
        </table:table-row>
        <table:table-row table:style-name="ro1">
          <table:table-cell office:value-type="string">
            <text:p><text:s text:c="6"/>2, <text:s text:c="10"/>0., <text:s text:c="2"/>35.3553391, <text:s text:c="2"/>35.3553391</text:p>
          </table:table-cell>
          <table:table-cell table:style-name="ce8" office:value-type="string">
            <text:p>002</text:p>
          </table:table-cell>
          <table:table-cell table:style-name="ce3" table:formula="of:=TEXT(VALUE(SUBSTITUTE(MID([.$A6];9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6];23;13);&quot;.&quot;;&quot;,&quot;));&quot;000.0000000&quot;)" office:value-type="string" office:string-value="035.3553391">
            <text:p>035.3553391</text:p>
          </table:table-cell>
          <table:table-cell table:style-name="ce3" table:formula="of:=TEXT(VALUE(SUBSTITUTE(MID([.$A6];37;13);&quot;.&quot;;&quot;,&quot;));&quot;000.0000000&quot;)" office:value-type="string" office:string-value="035.3553391">
            <text:p>035.3553391</text:p>
          </table:table-cell>
          <table:table-cell table:style-name="ce13" table:formula="of:=CONCATENATE([.B6];&quot; &quot;;[.C6];&quot; &quot;;[.D6];&quot; &quot;;[.E6])" office:value-type="string" office:string-value="002 000.0000000 035.3553391 035.3553391">
            <text:p>002 000.0000000 035.3553391 035.3553391</text:p>
          </table:table-cell>
          <table:table-cell table:number-columns-repeated="999"/>
        </table:table-row>
        <table:table-row table:style-name="ro1">
          <table:table-cell office:value-type="string">
            <text:p><text:s text:c="6"/>3, <text:s text:c="10"/>0., <text:s text:c="2"/>46.1939774, <text:s text:c="2"/>19.1341724</text:p>
          </table:table-cell>
          <table:table-cell table:style-name="ce8" office:value-type="string">
            <text:p>003</text:p>
          </table:table-cell>
          <table:table-cell table:style-name="ce3" table:formula="of:=TEXT(VALUE(SUBSTITUTE(MID([.$A7];9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7];23;13);&quot;.&quot;;&quot;,&quot;));&quot;000.0000000&quot;)" office:value-type="string" office:string-value="046.1939774">
            <text:p>046.1939774</text:p>
          </table:table-cell>
          <table:table-cell table:style-name="ce3" table:formula="of:=TEXT(VALUE(SUBSTITUTE(MID([.$A7];37;13);&quot;.&quot;;&quot;,&quot;));&quot;000.0000000&quot;)" office:value-type="string" office:string-value="019.1341724">
            <text:p>019.1341724</text:p>
          </table:table-cell>
          <table:table-cell table:style-name="ce13" table:formula="of:=CONCATENATE([.B7];&quot; &quot;;[.C7];&quot; &quot;;[.D7];&quot; &quot;;[.E7])" office:value-type="string" office:string-value="003 000.0000000 046.1939774 019.1341724">
            <text:p>003 000.0000000 046.1939774 019.1341724</text:p>
          </table:table-cell>
          <table:table-cell table:number-columns-repeated="999"/>
        </table:table-row>
        <table:table-row table:style-name="ro1">
          <table:table-cell office:value-type="string">
            <text:p><text:s text:c="6"/>4, <text:s text:c="10"/>0., <text:s text:c="10"/>0., <text:s text:c="9"/>50.</text:p>
          </table:table-cell>
          <table:table-cell table:style-name="ce8" office:value-type="string">
            <text:p>004</text:p>
          </table:table-cell>
          <table:table-cell table:style-name="ce3" table:formula="of:=TEXT(VALUE(SUBSTITUTE(MID([.$A8];9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8];23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8];37;13);&quot;.&quot;;&quot;,&quot;));&quot;000.0000000&quot;)" office:value-type="string" office:string-value="050.0000000">
            <text:p>050.0000000</text:p>
          </table:table-cell>
          <table:table-cell table:style-name="ce13" table:formula="of:=CONCATENATE([.B8];&quot; &quot;;[.C8];&quot; &quot;;[.D8];&quot; &quot;;[.E8])" office:value-type="string" office:string-value="004 000.0000000 000.0000000 050.0000000">
            <text:p>004 000.0000000 000.0000000 050.0000000</text:p>
          </table:table-cell>
          <table:table-cell table:number-columns-repeated="999"/>
        </table:table-row>
        <table:table-row table:style-name="ro1">
          <table:table-cell office:value-type="string">
            <text:p><text:s text:c="6"/>5, <text:s text:c="10"/>0., <text:s text:c="9"/>50., <text:s text:c="10"/>0.</text:p>
          </table:table-cell>
          <table:table-cell table:style-name="ce8" office:value-type="string">
            <text:p>005</text:p>
          </table:table-cell>
          <table:table-cell table:style-name="ce3" table:formula="of:=TEXT(VALUE(SUBSTITUTE(MID([.$A9];9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9];23;13);&quot;.&quot;;&quot;,&quot;));&quot;000.0000000&quot;)" office:value-type="string" office:string-value="050.0000000">
            <text:p>050.0000000</text:p>
          </table:table-cell>
          <table:table-cell table:style-name="ce3" table:formula="of:=TEXT(VALUE(SUBSTITUTE(MID([.$A9];37;13);&quot;.&quot;;&quot;,&quot;));&quot;000.0000000&quot;)" office:value-type="string" office:string-value="000.0000000">
            <text:p>000.0000000</text:p>
          </table:table-cell>
          <table:table-cell table:style-name="ce13" table:formula="of:=CONCATENATE([.B9];&quot; &quot;;[.C9];&quot; &quot;;[.D9];&quot; &quot;;[.E9])" office:value-type="string" office:string-value="005 000.0000000 050.0000000 000.0000000">
            <text:p>005 000.0000000 050.0000000 000.0000000</text:p>
          </table:table-cell>
          <table:table-cell table:number-columns-repeated="999"/>
        </table:table-row>
        <table:table-row table:style-name="ro1">
          <table:table-cell office:value-type="string">
            <text:p><text:s text:c="6"/>6, <text:s text:c="2"/>19.1341724, <text:s text:c="2"/>46.1939774, <text:s text:c="10"/>0.</text:p>
          </table:table-cell>
          <table:table-cell table:style-name="ce8" office:value-type="string">
            <text:p>006</text:p>
          </table:table-cell>
          <table:table-cell table:style-name="ce3" table:formula="of:=TEXT(VALUE(SUBSTITUTE(MID([.$A10];9;13);&quot;.&quot;;&quot;,&quot;));&quot;000.0000000&quot;)" office:value-type="string" office:string-value="019.1341724">
            <text:p>019.1341724</text:p>
          </table:table-cell>
          <table:table-cell table:style-name="ce3" table:formula="of:=TEXT(VALUE(SUBSTITUTE(MID([.$A10];23;13);&quot;.&quot;;&quot;,&quot;));&quot;000.0000000&quot;)" office:value-type="string" office:string-value="046.1939774">
            <text:p>046.1939774</text:p>
          </table:table-cell>
          <table:table-cell table:style-name="ce3" table:formula="of:=TEXT(VALUE(SUBSTITUTE(MID([.$A10];37;13);&quot;.&quot;;&quot;,&quot;));&quot;000.0000000&quot;)" office:value-type="string" office:string-value="000.0000000">
            <text:p>000.0000000</text:p>
          </table:table-cell>
          <table:table-cell table:style-name="ce13" table:formula="of:=CONCATENATE([.B10];&quot; &quot;;[.C10];&quot; &quot;;[.D10];&quot; &quot;;[.E10])" office:value-type="string" office:string-value="006 019.1341724 046.1939774 000.0000000">
            <text:p>006 019.1341724 046.1939774 000.0000000</text:p>
          </table:table-cell>
          <table:table-cell table:number-columns-repeated="999"/>
        </table:table-row>
        <table:table-row table:style-name="ro1">
          <table:table-cell office:value-type="string">
            <text:p><text:s text:c="6"/>7, <text:s text:c="2"/>35.3553391, <text:s text:c="2"/>35.3553391, <text:s text:c="10"/>0.</text:p>
          </table:table-cell>
          <table:table-cell table:style-name="ce8" office:value-type="string">
            <text:p>007</text:p>
          </table:table-cell>
          <table:table-cell table:style-name="ce3" table:formula="of:=TEXT(VALUE(SUBSTITUTE(MID([.$A11];9;13);&quot;.&quot;;&quot;,&quot;));&quot;000.0000000&quot;)" office:value-type="string" office:string-value="035.3553391">
            <text:p>035.3553391</text:p>
          </table:table-cell>
          <table:table-cell table:style-name="ce3" table:formula="of:=TEXT(VALUE(SUBSTITUTE(MID([.$A11];23;13);&quot;.&quot;;&quot;,&quot;));&quot;000.0000000&quot;)" office:value-type="string" office:string-value="035.3553391">
            <text:p>035.3553391</text:p>
          </table:table-cell>
          <table:table-cell table:style-name="ce3" table:formula="of:=TEXT(VALUE(SUBSTITUTE(MID([.$A11];37;13);&quot;.&quot;;&quot;,&quot;));&quot;000.0000000&quot;)" office:value-type="string" office:string-value="000.0000000">
            <text:p>000.0000000</text:p>
          </table:table-cell>
          <table:table-cell table:style-name="ce13" table:formula="of:=CONCATENATE([.B11];&quot; &quot;;[.C11];&quot; &quot;;[.D11];&quot; &quot;;[.E11])" office:value-type="string" office:string-value="007 035.3553391 035.3553391 000.0000000">
            <text:p>007 035.3553391 035.3553391 000.0000000</text:p>
          </table:table-cell>
          <table:table-cell table:number-columns-repeated="999"/>
        </table:table-row>
        <table:table-row table:style-name="ro1">
          <table:table-cell office:value-type="string">
            <text:p><text:s text:c="6"/>8, <text:s text:c="2"/>46.1939774, <text:s text:c="2"/>19.1341724, <text:s text:c="10"/>0.</text:p>
          </table:table-cell>
          <table:table-cell table:style-name="ce8" office:value-type="string">
            <text:p>008</text:p>
          </table:table-cell>
          <table:table-cell table:style-name="ce3" table:formula="of:=TEXT(VALUE(SUBSTITUTE(MID([.$A12];9;13);&quot;.&quot;;&quot;,&quot;));&quot;000.0000000&quot;)" office:value-type="string" office:string-value="046.1939774">
            <text:p>046.1939774</text:p>
          </table:table-cell>
          <table:table-cell table:style-name="ce3" table:formula="of:=TEXT(VALUE(SUBSTITUTE(MID([.$A12];23;13);&quot;.&quot;;&quot;,&quot;));&quot;000.0000000&quot;)" office:value-type="string" office:string-value="019.1341724">
            <text:p>019.1341724</text:p>
          </table:table-cell>
          <table:table-cell table:style-name="ce3" table:formula="of:=TEXT(VALUE(SUBSTITUTE(MID([.$A12];37;13);&quot;.&quot;;&quot;,&quot;));&quot;000.0000000&quot;)" office:value-type="string" office:string-value="000.0000000">
            <text:p>000.0000000</text:p>
          </table:table-cell>
          <table:table-cell table:style-name="ce13" table:formula="of:=CONCATENATE([.B12];&quot; &quot;;[.C12];&quot; &quot;;[.D12];&quot; &quot;;[.E12])" office:value-type="string" office:string-value="008 046.1939774 019.1341724 000.0000000">
            <text:p>008 046.1939774 019.1341724 000.0000000</text:p>
          </table:table-cell>
          <table:table-cell table:number-columns-repeated="999"/>
        </table:table-row>
        <table:table-row table:style-name="ro1">
          <table:table-cell office:value-type="string">
            <text:p><text:s text:c="6"/>9, <text:s text:c="9"/>50., <text:s text:c="10"/>0., <text:s text:c="10"/>0.</text:p>
          </table:table-cell>
          <table:table-cell table:style-name="ce8" office:value-type="string">
            <text:p>009</text:p>
          </table:table-cell>
          <table:table-cell table:style-name="ce3" table:formula="of:=TEXT(VALUE(SUBSTITUTE(MID([.$A13];9;13);&quot;.&quot;;&quot;,&quot;));&quot;000.0000000&quot;)" office:value-type="string" office:string-value="050.0000000">
            <text:p>050.0000000</text:p>
          </table:table-cell>
          <table:table-cell table:style-name="ce3" table:formula="of:=TEXT(VALUE(SUBSTITUTE(MID([.$A13];23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13];37;13);&quot;.&quot;;&quot;,&quot;));&quot;000.0000000&quot;)" office:value-type="string" office:string-value="000.0000000">
            <text:p>000.0000000</text:p>
          </table:table-cell>
          <table:table-cell table:style-name="ce13" table:formula="of:=CONCATENATE([.B13];&quot; &quot;;[.C13];&quot; &quot;;[.D13];&quot; &quot;;[.E13])" office:value-type="string" office:string-value="009 050.0000000 000.0000000 000.0000000">
            <text:p>009 050.0000000 000.0000000 000.0000000</text:p>
          </table:table-cell>
          <table:table-cell table:number-columns-repeated="999"/>
        </table:table-row>
        <table:table-row table:style-name="ro1">
          <table:table-cell office:value-type="string">
            <text:p><text:s text:c="5"/>10, <text:s text:c="2"/>46.1939774, <text:s text:c="10"/>0., <text:s text:c="2"/>19.1341724</text:p>
          </table:table-cell>
          <table:table-cell table:style-name="ce8" office:value-type="string">
            <text:p>010</text:p>
          </table:table-cell>
          <table:table-cell table:style-name="ce3" table:formula="of:=TEXT(VALUE(SUBSTITUTE(MID([.$A14];9;13);&quot;.&quot;;&quot;,&quot;));&quot;000.0000000&quot;)" office:value-type="string" office:string-value="046.1939774">
            <text:p>046.1939774</text:p>
          </table:table-cell>
          <table:table-cell table:style-name="ce3" table:formula="of:=TEXT(VALUE(SUBSTITUTE(MID([.$A14];23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14];37;13);&quot;.&quot;;&quot;,&quot;));&quot;000.0000000&quot;)" office:value-type="string" office:string-value="019.1341724">
            <text:p>019.1341724</text:p>
          </table:table-cell>
          <table:table-cell table:style-name="ce13" table:formula="of:=CONCATENATE([.B14];&quot; &quot;;[.C14];&quot; &quot;;[.D14];&quot; &quot;;[.E14])" office:value-type="string" office:string-value="010 046.1939774 000.0000000 019.1341724">
            <text:p>010 046.1939774 000.0000000 019.1341724</text:p>
          </table:table-cell>
          <table:table-cell table:number-columns-repeated="999"/>
        </table:table-row>
        <table:table-row table:style-name="ro1">
          <table:table-cell office:value-type="string">
            <text:p><text:s text:c="5"/>11, <text:s text:c="2"/>35.3553391, <text:s text:c="10"/>0., <text:s text:c="2"/>35.3553391</text:p>
          </table:table-cell>
          <table:table-cell table:style-name="ce8" office:value-type="string">
            <text:p>011</text:p>
          </table:table-cell>
          <table:table-cell table:style-name="ce3" table:formula="of:=TEXT(VALUE(SUBSTITUTE(MID([.$A15];9;13);&quot;.&quot;;&quot;,&quot;));&quot;000.0000000&quot;)" office:value-type="string" office:string-value="035.3553391">
            <text:p>035.3553391</text:p>
          </table:table-cell>
          <table:table-cell table:style-name="ce3" table:formula="of:=TEXT(VALUE(SUBSTITUTE(MID([.$A15];23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15];37;13);&quot;.&quot;;&quot;,&quot;));&quot;000.0000000&quot;)" office:value-type="string" office:string-value="035.3553391">
            <text:p>035.3553391</text:p>
          </table:table-cell>
          <table:table-cell table:style-name="ce13" table:formula="of:=CONCATENATE([.B15];&quot; &quot;;[.C15];&quot; &quot;;[.D15];&quot; &quot;;[.E15])" office:value-type="string" office:string-value="011 035.3553391 000.0000000 035.3553391">
            <text:p>011 035.3553391 000.0000000 035.3553391</text:p>
          </table:table-cell>
          <table:table-cell table:number-columns-repeated="999"/>
        </table:table-row>
        <table:table-row table:style-name="ro1">
          <table:table-cell office:value-type="string">
            <text:p><text:s text:c="5"/>12, <text:s text:c="2"/>16.4763012, <text:s text:c="2"/>33.6353836, <text:s text:c="2"/>33.1238976</text:p>
          </table:table-cell>
          <table:table-cell table:style-name="ce8" office:value-type="string">
            <text:p>012</text:p>
          </table:table-cell>
          <table:table-cell table:style-name="ce3" table:formula="of:=TEXT(VALUE(SUBSTITUTE(MID([.$A16];9;13);&quot;.&quot;;&quot;,&quot;));&quot;000.0000000&quot;)" office:value-type="string" office:string-value="016.4763012">
            <text:p>016.4763012</text:p>
          </table:table-cell>
          <table:table-cell table:style-name="ce3" table:formula="of:=TEXT(VALUE(SUBSTITUTE(MID([.$A16];23;13);&quot;.&quot;;&quot;,&quot;));&quot;000.0000000&quot;)" office:value-type="string" office:string-value="033.6353836">
            <text:p>033.6353836</text:p>
          </table:table-cell>
          <table:table-cell table:style-name="ce3" table:formula="of:=TEXT(VALUE(SUBSTITUTE(MID([.$A16];37;13);&quot;.&quot;;&quot;,&quot;));&quot;000.0000000&quot;)" office:value-type="string" office:string-value="033.1238976">
            <text:p>033.1238976</text:p>
          </table:table-cell>
          <table:table-cell table:style-name="ce13" table:formula="of:=CONCATENATE([.B16];&quot; &quot;;[.C16];&quot; &quot;;[.D16];&quot; &quot;;[.E16])" office:value-type="string" office:string-value="012 016.4763012 033.6353836 033.1238976">
            <text:p>012 016.4763012 033.6353836 033.1238976</text:p>
          </table:table-cell>
          <table:table-cell table:number-columns-repeated="3"/>
          <table:table-cell office:value-type="string">
            <text:p>=A11</text:p>
          </table:table-cell>
          <table:table-cell table:number-columns-repeated="995"/>
        </table:table-row>
        <table:table-row table:style-name="ro1">
          <table:table-cell office:value-type="string">
            <text:p><text:s text:c="5"/>13, <text:s text:c="2"/>17.8740292, <text:s text:c="3"/>43.055954, <text:s text:c="2"/>18.0749493</text:p>
          </table:table-cell>
          <table:table-cell table:style-name="ce8" office:value-type="string">
            <text:p>013</text:p>
          </table:table-cell>
          <table:table-cell table:style-name="ce3" table:formula="of:=TEXT(VALUE(SUBSTITUTE(MID([.$A17];9;13);&quot;.&quot;;&quot;,&quot;));&quot;000.0000000&quot;)" office:value-type="string" office:string-value="017.8740292">
            <text:p>017.8740292</text:p>
          </table:table-cell>
          <table:table-cell table:style-name="ce3" table:formula="of:=TEXT(VALUE(SUBSTITUTE(MID([.$A17];23;13);&quot;.&quot;;&quot;,&quot;));&quot;000.0000000&quot;)" office:value-type="string" office:string-value="043.0559540">
            <text:p>043.0559540</text:p>
          </table:table-cell>
          <table:table-cell table:style-name="ce3" table:formula="of:=TEXT(VALUE(SUBSTITUTE(MID([.$A17];37;13);&quot;.&quot;;&quot;,&quot;));&quot;000.0000000&quot;)" office:value-type="string" office:string-value="018.0749493">
            <text:p>018.0749493</text:p>
          </table:table-cell>
          <table:table-cell table:style-name="ce13" table:formula="of:=CONCATENATE([.B17];&quot; &quot;;[.C17];&quot; &quot;;[.D17];&quot; &quot;;[.E17])" office:value-type="string" office:string-value="013 017.8740292 043.0559540 018.0749493">
            <text:p>013 017.8740292 043.0559540 018.0749493</text:p>
          </table:table-cell>
          <table:table-cell table:number-columns-repeated="999"/>
        </table:table-row>
        <table:table-row table:style-name="ro1">
          <table:table-cell office:value-type="string">
            <text:p><text:s text:c="5"/>14, <text:s text:c="2"/>32.7688179, <text:s text:c="2"/>17.5313225, <text:s text:c="2"/>33.4493256</text:p>
          </table:table-cell>
          <table:table-cell table:style-name="ce8" office:value-type="string">
            <text:p>014</text:p>
          </table:table-cell>
          <table:table-cell table:style-name="ce3" table:formula="of:=TEXT(VALUE(SUBSTITUTE(MID([.$A18];9;13);&quot;.&quot;;&quot;,&quot;));&quot;000.0000000&quot;)" office:value-type="string" office:string-value="032.7688179">
            <text:p>032.7688179</text:p>
          </table:table-cell>
          <table:table-cell table:style-name="ce3" table:formula="of:=TEXT(VALUE(SUBSTITUTE(MID([.$A18];23;13);&quot;.&quot;;&quot;,&quot;));&quot;000.0000000&quot;)" office:value-type="string" office:string-value="017.5313225">
            <text:p>017.5313225</text:p>
          </table:table-cell>
          <table:table-cell table:style-name="ce3" table:formula="of:=TEXT(VALUE(SUBSTITUTE(MID([.$A18];37;13);&quot;.&quot;;&quot;,&quot;));&quot;000.0000000&quot;)" office:value-type="string" office:string-value="033.4493256">
            <text:p>033.4493256</text:p>
          </table:table-cell>
          <table:table-cell table:style-name="ce13" table:formula="of:=CONCATENATE([.B18];&quot; &quot;;[.C18];&quot; &quot;;[.D18];&quot; &quot;;[.E18])" office:value-type="string" office:string-value="014 032.7688179 017.5313225 033.4493256">
            <text:p>014 032.7688179 017.5313225 033.4493256</text:p>
          </table:table-cell>
          <table:table-cell table:number-columns-repeated="999"/>
        </table:table-row>
        <table:table-row table:style-name="ro1">
          <table:table-cell office:value-type="string">
            <text:p><text:s text:c="5"/>15, <text:s text:c="2"/>32.6714706, <text:s text:c="2"/>33.7671928, <text:s text:c="2"/>17.0982895</text:p>
          </table:table-cell>
          <table:table-cell table:style-name="ce8" office:value-type="string">
            <text:p>015</text:p>
          </table:table-cell>
          <table:table-cell table:style-name="ce3" table:formula="of:=TEXT(VALUE(SUBSTITUTE(MID([.$A19];9;13);&quot;.&quot;;&quot;,&quot;));&quot;000.0000000&quot;)" office:value-type="string" office:string-value="032.6714706">
            <text:p>032.6714706</text:p>
          </table:table-cell>
          <table:table-cell table:style-name="ce3" table:formula="of:=TEXT(VALUE(SUBSTITUTE(MID([.$A19];23;13);&quot;.&quot;;&quot;,&quot;));&quot;000.0000000&quot;)" office:value-type="string" office:string-value="033.7671928">
            <text:p>033.7671928</text:p>
          </table:table-cell>
          <table:table-cell table:style-name="ce3" table:formula="of:=TEXT(VALUE(SUBSTITUTE(MID([.$A19];37;13);&quot;.&quot;;&quot;,&quot;));&quot;000.0000000&quot;)" office:value-type="string" office:string-value="017.0982895">
            <text:p>017.0982895</text:p>
          </table:table-cell>
          <table:table-cell table:style-name="ce13" table:formula="of:=CONCATENATE([.B19];&quot; &quot;;[.C19];&quot; &quot;;[.D19];&quot; &quot;;[.E19])" office:value-type="string" office:string-value="015 032.6714706 033.7671928 017.0982895">
            <text:p>015 032.6714706 033.7671928 017.0982895</text:p>
          </table:table-cell>
          <table:table-cell table:number-columns-repeated="999"/>
        </table:table-row>
        <table:table-row table:style-name="ro1">
          <table:table-cell office:value-type="string">
            <text:p><text:s text:c="5"/>16, <text:s text:c="2"/>19.1341724, <text:s text:c="10"/>0., <text:s text:c="2"/>46.1939774</text:p>
          </table:table-cell>
          <table:table-cell table:style-name="ce8" office:value-type="string">
            <text:p>016</text:p>
          </table:table-cell>
          <table:table-cell table:style-name="ce3" table:formula="of:=TEXT(VALUE(SUBSTITUTE(MID([.$A20];9;13);&quot;.&quot;;&quot;,&quot;));&quot;000.0000000&quot;)" office:value-type="string" office:string-value="019.1341724">
            <text:p>019.1341724</text:p>
          </table:table-cell>
          <table:table-cell table:style-name="ce3" table:formula="of:=TEXT(VALUE(SUBSTITUTE(MID([.$A20];23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20];37;13);&quot;.&quot;;&quot;,&quot;));&quot;000.0000000&quot;)" office:value-type="string" office:string-value="046.1939774">
            <text:p>046.1939774</text:p>
          </table:table-cell>
          <table:table-cell table:style-name="ce13" table:formula="of:=CONCATENATE([.B20];&quot; &quot;;[.C20];&quot; &quot;;[.D20];&quot; &quot;;[.E20])" office:value-type="string" office:string-value="016 019.1341724 000.0000000 046.1939774">
            <text:p>016 019.1341724 000.0000000 046.1939774</text:p>
          </table:table-cell>
          <table:table-cell table:number-columns-repeated="999"/>
        </table:table-row>
        <table:table-row table:style-name="ro1">
          <table:table-cell office:value-type="string">
            <text:p><text:s text:c="5"/>17, <text:s text:c="2"/>42.6336136, <text:s text:c="3"/>18.548727, <text:s text:c="2"/>18.3934708</text:p>
          </table:table-cell>
          <table:table-cell table:style-name="ce8" office:value-type="string">
            <text:p>017</text:p>
          </table:table-cell>
          <table:table-cell table:style-name="ce3" table:formula="of:=TEXT(VALUE(SUBSTITUTE(MID([.$A21];9;13);&quot;.&quot;;&quot;,&quot;));&quot;000.0000000&quot;)" office:value-type="string" office:string-value="042.6336136">
            <text:p>042.6336136</text:p>
          </table:table-cell>
          <table:table-cell table:style-name="ce3" table:formula="of:=TEXT(VALUE(SUBSTITUTE(MID([.$A21];23;13);&quot;.&quot;;&quot;,&quot;));&quot;000.0000000&quot;)" office:value-type="string" office:string-value="018.5487270">
            <text:p>018.5487270</text:p>
          </table:table-cell>
          <table:table-cell table:style-name="ce3" table:formula="of:=TEXT(VALUE(SUBSTITUTE(MID([.$A21];37;13);&quot;.&quot;;&quot;,&quot;));&quot;000.0000000&quot;)" office:value-type="string" office:string-value="018.3934708">
            <text:p>018.3934708</text:p>
          </table:table-cell>
          <table:table-cell table:style-name="ce13" table:formula="of:=CONCATENATE([.B21];&quot; &quot;;[.C21];&quot; &quot;;[.D21];&quot; &quot;;[.E21])" office:value-type="string" office:string-value="017 042.6336136 018.5487270 018.3934708">
            <text:p>017 042.6336136 018.5487270 018.3934708</text:p>
          </table:table-cell>
          <table:table-cell table:number-columns-repeated="999"/>
        </table:table-row>
        <table:table-row table:style-name="ro1">
          <table:table-cell office:value-type="string">
            <text:p><text:s text:c="5"/>18, <text:s text:c="2"/>18.0025349, <text:s text:c="2"/>18.3699932, <text:s text:c="2"/>42.8771744</text:p>
          </table:table-cell>
          <table:table-cell table:style-name="ce8" office:value-type="string">
            <text:p>018</text:p>
          </table:table-cell>
          <table:table-cell table:style-name="ce3" table:formula="of:=TEXT(VALUE(SUBSTITUTE(MID([.$A22];9;13);&quot;.&quot;;&quot;,&quot;));&quot;000.0000000&quot;)" office:value-type="string" office:string-value="018.0025349">
            <text:p>018.0025349</text:p>
          </table:table-cell>
          <table:table-cell table:style-name="ce3" table:formula="of:=TEXT(VALUE(SUBSTITUTE(MID([.$A22];23;13);&quot;.&quot;;&quot;,&quot;));&quot;000.0000000&quot;)" office:value-type="string" office:string-value="018.3699932">
            <text:p>018.3699932</text:p>
          </table:table-cell>
          <table:table-cell table:style-name="ce3" table:formula="of:=TEXT(VALUE(SUBSTITUTE(MID([.$A22];37;13);&quot;.&quot;;&quot;,&quot;));&quot;000.0000000&quot;)" office:value-type="string" office:string-value="042.8771744">
            <text:p>042.8771744</text:p>
          </table:table-cell>
          <table:table-cell table:style-name="ce13" table:formula="of:=CONCATENATE([.B22];&quot; &quot;;[.C22];&quot; &quot;;[.D22];&quot; &quot;;[.E22])" office:value-type="string" office:string-value="018 018.0025349 018.3699932 042.8771744">
            <text:p>018 018.0025349 018.3699932 042.8771744</text:p>
          </table:table-cell>
          <table:table-cell table:number-columns-repeated="999"/>
        </table:table-row>
        <table:table-row table:style-name="ro1">
          <table:table-cell office:value-type="string">
            <text:p><text:s text:c="5"/>19, <text:s text:c="4"/>28.27985, <text:s text:c="2"/>29.3877811, <text:s text:c="2"/>28.9241829</text:p>
          </table:table-cell>
          <table:table-cell table:style-name="ce8" office:value-type="string">
            <text:p>019</text:p>
          </table:table-cell>
          <table:table-cell table:style-name="ce3" table:formula="of:=TEXT(VALUE(SUBSTITUTE(MID([.$A23];9;13);&quot;.&quot;;&quot;,&quot;));&quot;000.0000000&quot;)" office:value-type="string" office:string-value="028.2798500">
            <text:p>028.2798500</text:p>
          </table:table-cell>
          <table:table-cell table:style-name="ce3" table:formula="of:=TEXT(VALUE(SUBSTITUTE(MID([.$A23];23;13);&quot;.&quot;;&quot;,&quot;));&quot;000.0000000&quot;)" office:value-type="string" office:string-value="029.3877811">
            <text:p>029.3877811</text:p>
          </table:table-cell>
          <table:table-cell table:style-name="ce3" table:formula="of:=TEXT(VALUE(SUBSTITUTE(MID([.$A23];37;13);&quot;.&quot;;&quot;,&quot;));&quot;000.0000000&quot;)" office:value-type="string" office:string-value="028.9241829">
            <text:p>028.9241829</text:p>
          </table:table-cell>
          <table:table-cell table:style-name="ce13" table:formula="of:=CONCATENATE([.B23];&quot; &quot;;[.C23];&quot; &quot;;[.D23];&quot; &quot;;[.E23])" office:value-type="string" office:string-value="019 028.2798500 029.3877811 028.9241829">
            <text:p>019 028.2798500 029.3877811 028.9241829</text:p>
          </table:table-cell>
          <table:table-cell table:number-columns-repeated="999"/>
        </table:table-row>
        <table:table-row table:style-name="ro1">
          <table:table-cell office:value-type="string">
            <text:p><text:s text:c="5"/>20, <text:s text:c="10"/>0., <text:s text:c="2"/>28.7012577, <text:s text:c="2"/>69.2909622</text:p>
          </table:table-cell>
          <table:table-cell table:style-name="ce8" office:value-type="string">
            <text:p>020</text:p>
          </table:table-cell>
          <table:table-cell table:style-name="ce3" table:formula="of:=TEXT(VALUE(SUBSTITUTE(MID([.$A24];9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24];23;13);&quot;.&quot;;&quot;,&quot;));&quot;000.0000000&quot;)" office:value-type="string" office:string-value="028.7012577">
            <text:p>028.7012577</text:p>
          </table:table-cell>
          <table:table-cell table:style-name="ce3" table:formula="of:=TEXT(VALUE(SUBSTITUTE(MID([.$A24];37;13);&quot;.&quot;;&quot;,&quot;));&quot;000.0000000&quot;)" office:value-type="string" office:string-value="069.2909622">
            <text:p>069.2909622</text:p>
          </table:table-cell>
          <table:table-cell table:style-name="ce13" table:formula="of:=CONCATENATE([.B24];&quot; &quot;;[.C24];&quot; &quot;;[.D24];&quot; &quot;;[.E24])" office:value-type="string" office:string-value="020 000.0000000 028.7012577 069.2909622">
            <text:p>020 000.0000000 028.7012577 069.2909622</text:p>
          </table:table-cell>
          <table:table-cell table:number-columns-repeated="999"/>
        </table:table-row>
        <table:table-row table:style-name="ro1">
          <table:table-cell office:value-type="string">
            <text:p><text:s text:c="5"/>21, <text:s text:c="10"/>0., <text:s text:c="2"/>53.0330086, <text:s text:c="2"/>53.0330086</text:p>
          </table:table-cell>
          <table:table-cell table:style-name="ce8" office:value-type="string">
            <text:p>021</text:p>
          </table:table-cell>
          <table:table-cell table:style-name="ce3" table:formula="of:=TEXT(VALUE(SUBSTITUTE(MID([.$A25];9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25];23;13);&quot;.&quot;;&quot;,&quot;));&quot;000.0000000&quot;)" office:value-type="string" office:string-value="053.0330086">
            <text:p>053.0330086</text:p>
          </table:table-cell>
          <table:table-cell table:style-name="ce3" table:formula="of:=TEXT(VALUE(SUBSTITUTE(MID([.$A25];37;13);&quot;.&quot;;&quot;,&quot;));&quot;000.0000000&quot;)" office:value-type="string" office:string-value="053.0330086">
            <text:p>053.0330086</text:p>
          </table:table-cell>
          <table:table-cell table:style-name="ce13" table:formula="of:=CONCATENATE([.B25];&quot; &quot;;[.C25];&quot; &quot;;[.D25];&quot; &quot;;[.E25])" office:value-type="string" office:string-value="021 000.0000000 053.0330086 053.0330086">
            <text:p>021 000.0000000 053.0330086 053.0330086</text:p>
          </table:table-cell>
          <table:table-cell table:number-columns-repeated="999"/>
        </table:table-row>
        <table:table-row table:style-name="ro1">
          <table:table-cell office:value-type="string">
            <text:p><text:s text:c="5"/>22, <text:s text:c="10"/>0., <text:s text:c="2"/>69.2909622, <text:s text:c="2"/>28.7012577</text:p>
          </table:table-cell>
          <table:table-cell table:style-name="ce8" office:value-type="string">
            <text:p>022</text:p>
          </table:table-cell>
          <table:table-cell table:style-name="ce3" table:formula="of:=TEXT(VALUE(SUBSTITUTE(MID([.$A26];9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26];23;13);&quot;.&quot;;&quot;,&quot;));&quot;000.0000000&quot;)" office:value-type="string" office:string-value="069.2909622">
            <text:p>069.2909622</text:p>
          </table:table-cell>
          <table:table-cell table:style-name="ce3" table:formula="of:=TEXT(VALUE(SUBSTITUTE(MID([.$A26];37;13);&quot;.&quot;;&quot;,&quot;));&quot;000.0000000&quot;)" office:value-type="string" office:string-value="028.7012577">
            <text:p>028.7012577</text:p>
          </table:table-cell>
          <table:table-cell table:style-name="ce13" table:formula="of:=CONCATENATE([.B26];&quot; &quot;;[.C26];&quot; &quot;;[.D26];&quot; &quot;;[.E26])" office:value-type="string" office:string-value="022 000.0000000 069.2909622 028.7012577">
            <text:p>022 000.0000000 069.2909622 028.7012577</text:p>
          </table:table-cell>
          <table:table-cell table:number-columns-repeated="999"/>
        </table:table-row>
        <table:table-row table:style-name="ro1">
          <table:table-cell office:value-type="string">
            <text:p><text:s text:c="5"/>23, <text:s text:c="10"/>0., <text:s text:c="10"/>0., <text:s text:c="9"/>75.</text:p>
          </table:table-cell>
          <table:table-cell table:style-name="ce8" office:value-type="string">
            <text:p>023</text:p>
          </table:table-cell>
          <table:table-cell table:style-name="ce3" table:formula="of:=TEXT(VALUE(SUBSTITUTE(MID([.$A27];9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27];23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27];37;13);&quot;.&quot;;&quot;,&quot;));&quot;000.0000000&quot;)" office:value-type="string" office:string-value="075.0000000">
            <text:p>075.0000000</text:p>
          </table:table-cell>
          <table:table-cell table:style-name="ce13" table:formula="of:=CONCATENATE([.B27];&quot; &quot;;[.C27];&quot; &quot;;[.D27];&quot; &quot;;[.E27])" office:value-type="string" office:string-value="023 000.0000000 000.0000000 075.0000000">
            <text:p>023 000.0000000 000.0000000 075.0000000</text:p>
          </table:table-cell>
          <table:table-cell table:number-columns-repeated="999"/>
        </table:table-row>
        <table:table-row table:style-name="ro1">
          <table:table-cell office:value-type="string">
            <text:p><text:s text:c="5"/>24, <text:s text:c="10"/>0., <text:s text:c="9"/>75., <text:s text:c="10"/>0.</text:p>
          </table:table-cell>
          <table:table-cell table:style-name="ce8" office:value-type="string">
            <text:p>024</text:p>
          </table:table-cell>
          <table:table-cell table:style-name="ce3" table:formula="of:=TEXT(VALUE(SUBSTITUTE(MID([.$A28];9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28];23;13);&quot;.&quot;;&quot;,&quot;));&quot;000.0000000&quot;)" office:value-type="string" office:string-value="075.0000000">
            <text:p>075.0000000</text:p>
          </table:table-cell>
          <table:table-cell table:style-name="ce3" table:formula="of:=TEXT(VALUE(SUBSTITUTE(MID([.$A28];37;13);&quot;.&quot;;&quot;,&quot;));&quot;000.0000000&quot;)" office:value-type="string" office:string-value="000.0000000">
            <text:p>000.0000000</text:p>
          </table:table-cell>
          <table:table-cell table:style-name="ce13" table:formula="of:=CONCATENATE([.B28];&quot; &quot;;[.C28];&quot; &quot;;[.D28];&quot; &quot;;[.E28])" office:value-type="string" office:string-value="024 000.0000000 075.0000000 000.0000000">
            <text:p>024 000.0000000 075.0000000 000.0000000</text:p>
          </table:table-cell>
          <table:table-cell table:number-columns-repeated="999"/>
        </table:table-row>
        <table:table-row table:style-name="ro1">
          <table:table-cell office:value-type="string">
            <text:p><text:s text:c="5"/>25, <text:s text:c="2"/>28.7012577, <text:s text:c="2"/>69.2909622, <text:s text:c="10"/>0.</text:p>
          </table:table-cell>
          <table:table-cell table:style-name="ce8" office:value-type="string">
            <text:p>025</text:p>
          </table:table-cell>
          <table:table-cell table:style-name="ce3" table:formula="of:=TEXT(VALUE(SUBSTITUTE(MID([.$A29];9;13);&quot;.&quot;;&quot;,&quot;));&quot;000.0000000&quot;)" office:value-type="string" office:string-value="028.7012577">
            <text:p>028.7012577</text:p>
          </table:table-cell>
          <table:table-cell table:style-name="ce3" table:formula="of:=TEXT(VALUE(SUBSTITUTE(MID([.$A29];23;13);&quot;.&quot;;&quot;,&quot;));&quot;000.0000000&quot;)" office:value-type="string" office:string-value="069.2909622">
            <text:p>069.2909622</text:p>
          </table:table-cell>
          <table:table-cell table:style-name="ce3" table:formula="of:=TEXT(VALUE(SUBSTITUTE(MID([.$A29];37;13);&quot;.&quot;;&quot;,&quot;));&quot;000.0000000&quot;)" office:value-type="string" office:string-value="000.0000000">
            <text:p>000.0000000</text:p>
          </table:table-cell>
          <table:table-cell table:style-name="ce13" table:formula="of:=CONCATENATE([.B29];&quot; &quot;;[.C29];&quot; &quot;;[.D29];&quot; &quot;;[.E29])" office:value-type="string" office:string-value="025 028.7012577 069.2909622 000.0000000">
            <text:p>025 028.7012577 069.2909622 000.0000000</text:p>
          </table:table-cell>
          <table:table-cell table:number-columns-repeated="999"/>
        </table:table-row>
        <table:table-row table:style-name="ro1">
          <table:table-cell office:value-type="string">
            <text:p><text:s text:c="5"/>26, <text:s text:c="2"/>53.0330086, <text:s text:c="2"/>53.0330086, <text:s text:c="10"/>0.</text:p>
          </table:table-cell>
          <table:table-cell table:style-name="ce8" office:value-type="string">
            <text:p>026</text:p>
          </table:table-cell>
          <table:table-cell table:style-name="ce3" table:formula="of:=TEXT(VALUE(SUBSTITUTE(MID([.$A30];9;13);&quot;.&quot;;&quot;,&quot;));&quot;000.0000000&quot;)" office:value-type="string" office:string-value="053.0330086">
            <text:p>053.0330086</text:p>
          </table:table-cell>
          <table:table-cell table:style-name="ce3" table:formula="of:=TEXT(VALUE(SUBSTITUTE(MID([.$A30];23;13);&quot;.&quot;;&quot;,&quot;));&quot;000.0000000&quot;)" office:value-type="string" office:string-value="053.0330086">
            <text:p>053.0330086</text:p>
          </table:table-cell>
          <table:table-cell table:style-name="ce3" table:formula="of:=TEXT(VALUE(SUBSTITUTE(MID([.$A30];37;13);&quot;.&quot;;&quot;,&quot;));&quot;000.0000000&quot;)" office:value-type="string" office:string-value="000.0000000">
            <text:p>000.0000000</text:p>
          </table:table-cell>
          <table:table-cell table:style-name="ce13" table:formula="of:=CONCATENATE([.B30];&quot; &quot;;[.C30];&quot; &quot;;[.D30];&quot; &quot;;[.E30])" office:value-type="string" office:string-value="026 053.0330086 053.0330086 000.0000000">
            <text:p>026 053.0330086 053.0330086 000.0000000</text:p>
          </table:table-cell>
          <table:table-cell table:number-columns-repeated="999"/>
        </table:table-row>
        <table:table-row table:style-name="ro1">
          <table:table-cell office:value-type="string">
            <text:p><text:s text:c="5"/>27, <text:s text:c="2"/>69.2909622, <text:s text:c="2"/>28.7012577, <text:s text:c="10"/>0.</text:p>
          </table:table-cell>
          <table:table-cell table:style-name="ce8" office:value-type="string">
            <text:p>027</text:p>
          </table:table-cell>
          <table:table-cell table:style-name="ce3" table:formula="of:=TEXT(VALUE(SUBSTITUTE(MID([.$A31];9;13);&quot;.&quot;;&quot;,&quot;));&quot;000.0000000&quot;)" office:value-type="string" office:string-value="069.2909622">
            <text:p>069.2909622</text:p>
          </table:table-cell>
          <table:table-cell table:style-name="ce3" table:formula="of:=TEXT(VALUE(SUBSTITUTE(MID([.$A31];23;13);&quot;.&quot;;&quot;,&quot;));&quot;000.0000000&quot;)" office:value-type="string" office:string-value="028.7012577">
            <text:p>028.7012577</text:p>
          </table:table-cell>
          <table:table-cell table:style-name="ce3" table:formula="of:=TEXT(VALUE(SUBSTITUTE(MID([.$A31];37;13);&quot;.&quot;;&quot;,&quot;));&quot;000.0000000&quot;)" office:value-type="string" office:string-value="000.0000000">
            <text:p>000.0000000</text:p>
          </table:table-cell>
          <table:table-cell table:style-name="ce13" table:formula="of:=CONCATENATE([.B31];&quot; &quot;;[.C31];&quot; &quot;;[.D31];&quot; &quot;;[.E31])" office:value-type="string" office:string-value="027 069.2909622 028.7012577 000.0000000">
            <text:p>027 069.2909622 028.7012577 000.0000000</text:p>
          </table:table-cell>
          <table:table-cell table:number-columns-repeated="999"/>
        </table:table-row>
        <table:table-row table:style-name="ro1">
          <table:table-cell office:value-type="string">
            <text:p><text:s text:c="5"/>28, <text:s text:c="9"/>75., <text:s text:c="10"/>0., <text:s text:c="10"/>0.</text:p>
          </table:table-cell>
          <table:table-cell table:style-name="ce8" office:value-type="string">
            <text:p>028</text:p>
          </table:table-cell>
          <table:table-cell table:style-name="ce3" table:formula="of:=TEXT(VALUE(SUBSTITUTE(MID([.$A32];9;13);&quot;.&quot;;&quot;,&quot;));&quot;000.0000000&quot;)" office:value-type="string" office:string-value="075.0000000">
            <text:p>075.0000000</text:p>
          </table:table-cell>
          <table:table-cell table:style-name="ce3" table:formula="of:=TEXT(VALUE(SUBSTITUTE(MID([.$A32];23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32];37;13);&quot;.&quot;;&quot;,&quot;));&quot;000.0000000&quot;)" office:value-type="string" office:string-value="000.0000000">
            <text:p>000.0000000</text:p>
          </table:table-cell>
          <table:table-cell table:style-name="ce13" table:formula="of:=CONCATENATE([.B32];&quot; &quot;;[.C32];&quot; &quot;;[.D32];&quot; &quot;;[.E32])" office:value-type="string" office:string-value="028 075.0000000 000.0000000 000.0000000">
            <text:p>028 075.0000000 000.0000000 000.0000000</text:p>
          </table:table-cell>
          <table:table-cell table:number-columns-repeated="999"/>
        </table:table-row>
        <table:table-row table:style-name="ro1">
          <table:table-cell office:value-type="string">
            <text:p><text:s text:c="5"/>29, <text:s text:c="2"/>69.2909622, <text:s text:c="10"/>0., <text:s text:c="2"/>28.7012577</text:p>
          </table:table-cell>
          <table:table-cell table:style-name="ce8" office:value-type="string">
            <text:p>029</text:p>
          </table:table-cell>
          <table:table-cell table:style-name="ce3" table:formula="of:=TEXT(VALUE(SUBSTITUTE(MID([.$A33];9;13);&quot;.&quot;;&quot;,&quot;));&quot;000.0000000&quot;)" office:value-type="string" office:string-value="069.2909622">
            <text:p>069.2909622</text:p>
          </table:table-cell>
          <table:table-cell table:style-name="ce3" table:formula="of:=TEXT(VALUE(SUBSTITUTE(MID([.$A33];23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33];37;13);&quot;.&quot;;&quot;,&quot;));&quot;000.0000000&quot;)" office:value-type="string" office:string-value="028.7012577">
            <text:p>028.7012577</text:p>
          </table:table-cell>
          <table:table-cell table:style-name="ce13" table:formula="of:=CONCATENATE([.B33];&quot; &quot;;[.C33];&quot; &quot;;[.D33];&quot; &quot;;[.E33])" office:value-type="string" office:string-value="029 069.2909622 000.0000000 028.7012577">
            <text:p>029 069.2909622 000.0000000 028.7012577</text:p>
          </table:table-cell>
          <table:table-cell table:number-columns-repeated="999"/>
        </table:table-row>
        <table:table-row table:style-name="ro1">
          <table:table-cell office:value-type="string">
            <text:p><text:s text:c="5"/>30, <text:s text:c="2"/>53.0330086, <text:s text:c="10"/>0., <text:s text:c="2"/>53.0330086</text:p>
          </table:table-cell>
          <table:table-cell table:style-name="ce8" office:value-type="string">
            <text:p>030</text:p>
          </table:table-cell>
          <table:table-cell table:style-name="ce3" table:formula="of:=TEXT(VALUE(SUBSTITUTE(MID([.$A34];9;13);&quot;.&quot;;&quot;,&quot;));&quot;000.0000000&quot;)" office:value-type="string" office:string-value="053.0330086">
            <text:p>053.0330086</text:p>
          </table:table-cell>
          <table:table-cell table:style-name="ce3" table:formula="of:=TEXT(VALUE(SUBSTITUTE(MID([.$A34];23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34];37;13);&quot;.&quot;;&quot;,&quot;));&quot;000.0000000&quot;)" office:value-type="string" office:string-value="053.0330086">
            <text:p>053.0330086</text:p>
          </table:table-cell>
          <table:table-cell table:style-name="ce13" table:formula="of:=CONCATENATE([.B34];&quot; &quot;;[.C34];&quot; &quot;;[.D34];&quot; &quot;;[.E34])" office:value-type="string" office:string-value="030 053.0330086 000.0000000 053.0330086">
            <text:p>030 053.0330086 000.0000000 053.0330086</text:p>
          </table:table-cell>
          <table:table-cell table:number-columns-repeated="999"/>
        </table:table-row>
        <table:table-row table:style-name="ro1">
          <table:table-cell office:value-type="string">
            <text:p><text:s text:c="5"/>31, <text:s text:c="2"/>23.9506073, <text:s text:c="2"/>50.5261993, <text:s text:c="2"/>49.7340202</text:p>
          </table:table-cell>
          <table:table-cell table:style-name="ce8" office:value-type="string">
            <text:p>031</text:p>
          </table:table-cell>
          <table:table-cell table:style-name="ce3" table:formula="of:=TEXT(VALUE(SUBSTITUTE(MID([.$A35];9;13);&quot;.&quot;;&quot;,&quot;));&quot;000.0000000&quot;)" office:value-type="string" office:string-value="023.9506073">
            <text:p>023.9506073</text:p>
          </table:table-cell>
          <table:table-cell table:style-name="ce3" table:formula="of:=TEXT(VALUE(SUBSTITUTE(MID([.$A35];23;13);&quot;.&quot;;&quot;,&quot;));&quot;000.0000000&quot;)" office:value-type="string" office:string-value="050.5261993">
            <text:p>050.5261993</text:p>
          </table:table-cell>
          <table:table-cell table:style-name="ce3" table:formula="of:=TEXT(VALUE(SUBSTITUTE(MID([.$A35];37;13);&quot;.&quot;;&quot;,&quot;));&quot;000.0000000&quot;)" office:value-type="string" office:string-value="049.7340202">
            <text:p>049.7340202</text:p>
          </table:table-cell>
          <table:table-cell table:style-name="ce13" table:formula="of:=CONCATENATE([.B35];&quot; &quot;;[.C35];&quot; &quot;;[.D35];&quot; &quot;;[.E35])" office:value-type="string" office:string-value="031 023.9506073 050.5261993 049.7340202">
            <text:p>031 023.9506073 050.5261993 049.7340202</text:p>
          </table:table-cell>
          <table:table-cell table:number-columns-repeated="999"/>
        </table:table-row>
        <table:table-row table:style-name="ro1">
          <table:table-cell office:value-type="string">
            <text:p><text:s text:c="5"/>32, <text:s text:c="2"/>26.3302383, <text:s text:c="2"/>64.9478073, <text:s text:c="2"/>26.6383572</text:p>
          </table:table-cell>
          <table:table-cell table:style-name="ce8" office:value-type="string">
            <text:p>032</text:p>
          </table:table-cell>
          <table:table-cell table:style-name="ce3" table:formula="of:=TEXT(VALUE(SUBSTITUTE(MID([.$A36];9;13);&quot;.&quot;;&quot;,&quot;));&quot;000.0000000&quot;)" office:value-type="string" office:string-value="026.3302383">
            <text:p>026.3302383</text:p>
          </table:table-cell>
          <table:table-cell table:style-name="ce3" table:formula="of:=TEXT(VALUE(SUBSTITUTE(MID([.$A36];23;13);&quot;.&quot;;&quot;,&quot;));&quot;000.0000000&quot;)" office:value-type="string" office:string-value="064.9478073">
            <text:p>064.9478073</text:p>
          </table:table-cell>
          <table:table-cell table:style-name="ce3" table:formula="of:=TEXT(VALUE(SUBSTITUTE(MID([.$A36];37;13);&quot;.&quot;;&quot;,&quot;));&quot;000.0000000&quot;)" office:value-type="string" office:string-value="026.6383572">
            <text:p>026.6383572</text:p>
          </table:table-cell>
          <table:table-cell table:style-name="ce13" table:formula="of:=CONCATENATE([.B36];&quot; &quot;;[.C36];&quot; &quot;;[.D36];&quot; &quot;;[.E36])" office:value-type="string" office:string-value="032 026.3302383 064.9478073 026.6383572">
            <text:p>032 026.3302383 064.9478073 026.6383572</text:p>
          </table:table-cell>
          <table:table-cell table:number-columns-repeated="999"/>
        </table:table-row>
        <table:table-row table:style-name="ro1">
          <table:table-cell office:value-type="string">
            <text:p><text:s text:c="5"/>33, <text:s text:c="2"/>49.1934967, <text:s text:c="2"/>25.5628624, <text:s text:c="2"/>50.2488365</text:p>
          </table:table-cell>
          <table:table-cell table:style-name="ce8" office:value-type="string">
            <text:p>033</text:p>
          </table:table-cell>
          <table:table-cell table:style-name="ce3" table:formula="of:=TEXT(VALUE(SUBSTITUTE(MID([.$A37];9;13);&quot;.&quot;;&quot;,&quot;));&quot;000.0000000&quot;)" office:value-type="string" office:string-value="049.1934967">
            <text:p>049.1934967</text:p>
          </table:table-cell>
          <table:table-cell table:style-name="ce3" table:formula="of:=TEXT(VALUE(SUBSTITUTE(MID([.$A37];23;13);&quot;.&quot;;&quot;,&quot;));&quot;000.0000000&quot;)" office:value-type="string" office:string-value="025.5628624">
            <text:p>025.5628624</text:p>
          </table:table-cell>
          <table:table-cell table:style-name="ce3" table:formula="of:=TEXT(VALUE(SUBSTITUTE(MID([.$A37];37;13);&quot;.&quot;;&quot;,&quot;));&quot;000.0000000&quot;)" office:value-type="string" office:string-value="050.2488365">
            <text:p>050.2488365</text:p>
          </table:table-cell>
          <table:table-cell table:style-name="ce13" table:formula="of:=CONCATENATE([.B37];&quot; &quot;;[.C37];&quot; &quot;;[.D37];&quot; &quot;;[.E37])" office:value-type="string" office:string-value="033 049.1934967 025.5628624 050.2488365">
            <text:p>033 049.1934967 025.5628624 050.2488365</text:p>
          </table:table-cell>
          <table:table-cell table:number-columns-repeated="999"/>
        </table:table-row>
        <table:table-row table:style-name="ro1">
          <table:table-cell office:value-type="string">
            <text:p><text:s text:c="5"/>34, <text:s text:c="2"/>49.0384941, <text:s text:c="2"/>50.7368279, <text:s text:c="2"/>24.9005203</text:p>
          </table:table-cell>
          <table:table-cell table:style-name="ce8" office:value-type="string">
            <text:p>034</text:p>
          </table:table-cell>
          <table:table-cell table:style-name="ce3" table:formula="of:=TEXT(VALUE(SUBSTITUTE(MID([.$A38];9;13);&quot;.&quot;;&quot;,&quot;));&quot;000.0000000&quot;)" office:value-type="string" office:string-value="049.0384941">
            <text:p>049.0384941</text:p>
          </table:table-cell>
          <table:table-cell table:style-name="ce3" table:formula="of:=TEXT(VALUE(SUBSTITUTE(MID([.$A38];23;13);&quot;.&quot;;&quot;,&quot;));&quot;000.0000000&quot;)" office:value-type="string" office:string-value="050.7368279">
            <text:p>050.7368279</text:p>
          </table:table-cell>
          <table:table-cell table:style-name="ce3" table:formula="of:=TEXT(VALUE(SUBSTITUTE(MID([.$A38];37;13);&quot;.&quot;;&quot;,&quot;));&quot;000.0000000&quot;)" office:value-type="string" office:string-value="024.9005203">
            <text:p>024.9005203</text:p>
          </table:table-cell>
          <table:table-cell table:style-name="ce13" table:formula="of:=CONCATENATE([.B38];&quot; &quot;;[.C38];&quot; &quot;;[.D38];&quot; &quot;;[.E38])" office:value-type="string" office:string-value="034 049.0384941 050.7368279 024.9005203">
            <text:p>034 049.0384941 050.7368279 024.9005203</text:p>
          </table:table-cell>
          <table:table-cell table:number-columns-repeated="999"/>
        </table:table-row>
        <table:table-row table:style-name="ro1">
          <table:table-cell office:value-type="string">
            <text:p><text:s text:c="5"/>35, <text:s text:c="2"/>28.7012577, <text:s text:c="10"/>0., <text:s text:c="2"/>69.2909622</text:p>
          </table:table-cell>
          <table:table-cell table:style-name="ce8" office:value-type="string">
            <text:p>035</text:p>
          </table:table-cell>
          <table:table-cell table:style-name="ce3" table:formula="of:=TEXT(VALUE(SUBSTITUTE(MID([.$A39];9;13);&quot;.&quot;;&quot;,&quot;));&quot;000.0000000&quot;)" office:value-type="string" office:string-value="028.7012577">
            <text:p>028.7012577</text:p>
          </table:table-cell>
          <table:table-cell table:style-name="ce3" table:formula="of:=TEXT(VALUE(SUBSTITUTE(MID([.$A39];23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39];37;13);&quot;.&quot;;&quot;,&quot;));&quot;000.0000000&quot;)" office:value-type="string" office:string-value="069.2909622">
            <text:p>069.2909622</text:p>
          </table:table-cell>
          <table:table-cell table:style-name="ce13" table:formula="of:=CONCATENATE([.B39];&quot; &quot;;[.C39];&quot; &quot;;[.D39];&quot; &quot;;[.E39])" office:value-type="string" office:string-value="035 028.7012577 000.0000000 069.2909622">
            <text:p>035 028.7012577 000.0000000 069.2909622</text:p>
          </table:table-cell>
          <table:table-cell table:number-columns-repeated="999"/>
        </table:table-row>
        <table:table-row table:style-name="ro1">
          <table:table-cell office:value-type="string">
            <text:p><text:s text:c="5"/>36, <text:s text:c="2"/>64.3142242, <text:s text:c="2"/>27.3331947, <text:s text:c="2"/>27.0948067</text:p>
          </table:table-cell>
          <table:table-cell table:style-name="ce8" office:value-type="string">
            <text:p>036</text:p>
          </table:table-cell>
          <table:table-cell table:style-name="ce3" table:formula="of:=TEXT(VALUE(SUBSTITUTE(MID([.$A40];9;13);&quot;.&quot;;&quot;,&quot;));&quot;000.0000000&quot;)" office:value-type="string" office:string-value="064.3142242">
            <text:p>064.3142242</text:p>
          </table:table-cell>
          <table:table-cell table:style-name="ce3" table:formula="of:=TEXT(VALUE(SUBSTITUTE(MID([.$A40];23;13);&quot;.&quot;;&quot;,&quot;));&quot;000.0000000&quot;)" office:value-type="string" office:string-value="027.3331947">
            <text:p>027.3331947</text:p>
          </table:table-cell>
          <table:table-cell table:style-name="ce3" table:formula="of:=TEXT(VALUE(SUBSTITUTE(MID([.$A40];37;13);&quot;.&quot;;&quot;,&quot;));&quot;000.0000000&quot;)" office:value-type="string" office:string-value="027.0948067">
            <text:p>027.0948067</text:p>
          </table:table-cell>
          <table:table-cell table:style-name="ce13" table:formula="of:=CONCATENATE([.B40];&quot; &quot;;[.C40];&quot; &quot;;[.D40];&quot; &quot;;[.E40])" office:value-type="string" office:string-value="036 064.3142242 027.3331947 027.0948067">
            <text:p>036 064.3142242 027.3331947 027.0948067</text:p>
          </table:table-cell>
          <table:table-cell table:number-columns-repeated="999"/>
        </table:table-row>
        <table:table-row table:style-name="ro1">
          <table:table-cell office:value-type="string">
            <text:p><text:s text:c="5"/>37, <text:s text:c="2"/>26.5131168, <text:s text:c="2"/>27.0769291, <text:s text:c="2"/>64.6796036</text:p>
          </table:table-cell>
          <table:table-cell table:style-name="ce8" office:value-type="string">
            <text:p>037</text:p>
          </table:table-cell>
          <table:table-cell table:style-name="ce3" table:formula="of:=TEXT(VALUE(SUBSTITUTE(MID([.$A41];9;13);&quot;.&quot;;&quot;,&quot;));&quot;000.0000000&quot;)" office:value-type="string" office:string-value="026.5131168">
            <text:p>026.5131168</text:p>
          </table:table-cell>
          <table:table-cell table:style-name="ce3" table:formula="of:=TEXT(VALUE(SUBSTITUTE(MID([.$A41];23;13);&quot;.&quot;;&quot;,&quot;));&quot;000.0000000&quot;)" office:value-type="string" office:string-value="027.0769291">
            <text:p>027.0769291</text:p>
          </table:table-cell>
          <table:table-cell table:style-name="ce3" table:formula="of:=TEXT(VALUE(SUBSTITUTE(MID([.$A41];37;13);&quot;.&quot;;&quot;,&quot;));&quot;000.0000000&quot;)" office:value-type="string" office:string-value="064.6796036">
            <text:p>064.6796036</text:p>
          </table:table-cell>
          <table:table-cell table:style-name="ce13" table:formula="of:=CONCATENATE([.B41];&quot; &quot;;[.C41];&quot; &quot;;[.D41];&quot; &quot;;[.E41])" office:value-type="string" office:string-value="037 026.5131168 027.0769291 064.6796036">
            <text:p>037 026.5131168 027.0769291 064.6796036</text:p>
          </table:table-cell>
          <table:table-cell table:number-columns-repeated="999"/>
        </table:table-row>
        <table:table-row table:style-name="ro1">
          <table:table-cell office:value-type="string">
            <text:p><text:s text:c="5"/>38, <text:s text:c="2"/>42.2653122, <text:s text:c="2"/>43.9970207, <text:s text:c="2"/>43.2724113</text:p>
          </table:table-cell>
          <table:table-cell table:style-name="ce8" office:value-type="string">
            <text:p>038</text:p>
          </table:table-cell>
          <table:table-cell table:style-name="ce3" table:formula="of:=TEXT(VALUE(SUBSTITUTE(MID([.$A42];9;13);&quot;.&quot;;&quot;,&quot;));&quot;000.0000000&quot;)" office:value-type="string" office:string-value="042.2653122">
            <text:p>042.2653122</text:p>
          </table:table-cell>
          <table:table-cell table:style-name="ce3" table:formula="of:=TEXT(VALUE(SUBSTITUTE(MID([.$A42];23;13);&quot;.&quot;;&quot;,&quot;));&quot;000.0000000&quot;)" office:value-type="string" office:string-value="043.9970207">
            <text:p>043.9970207</text:p>
          </table:table-cell>
          <table:table-cell table:style-name="ce3" table:formula="of:=TEXT(VALUE(SUBSTITUTE(MID([.$A42];37;13);&quot;.&quot;;&quot;,&quot;));&quot;000.0000000&quot;)" office:value-type="string" office:string-value="043.2724113">
            <text:p>043.2724113</text:p>
          </table:table-cell>
          <table:table-cell table:style-name="ce13" table:formula="of:=CONCATENATE([.B42];&quot; &quot;;[.C42];&quot; &quot;;[.D42];&quot; &quot;;[.E42])" office:value-type="string" office:string-value="038 042.2653122 043.9970207 043.2724113">
            <text:p>038 042.2653122 043.9970207 043.2724113</text:p>
          </table:table-cell>
          <table:table-cell table:number-columns-repeated="999"/>
        </table:table-row>
        <table:table-row table:style-name="ro1">
          <table:table-cell office:value-type="string">
            <text:p><text:s text:c="5"/>39, <text:s text:c="10"/>0., <text:s text:c="2"/>38.2683449, <text:s text:c="2"/>92.3879547</text:p>
          </table:table-cell>
          <table:table-cell table:style-name="ce8" office:value-type="string">
            <text:p>039</text:p>
          </table:table-cell>
          <table:table-cell table:style-name="ce3" table:formula="of:=TEXT(VALUE(SUBSTITUTE(MID([.$A43];9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43];23;13);&quot;.&quot;;&quot;,&quot;));&quot;000.0000000&quot;)" office:value-type="string" office:string-value="038.2683449">
            <text:p>038.2683449</text:p>
          </table:table-cell>
          <table:table-cell table:style-name="ce3" table:formula="of:=TEXT(VALUE(SUBSTITUTE(MID([.$A43];37;13);&quot;.&quot;;&quot;,&quot;));&quot;000.0000000&quot;)" office:value-type="string" office:string-value="092.3879547">
            <text:p>092.3879547</text:p>
          </table:table-cell>
          <table:table-cell table:style-name="ce13" table:formula="of:=CONCATENATE([.B43];&quot; &quot;;[.C43];&quot; &quot;;[.D43];&quot; &quot;;[.E43])" office:value-type="string" office:string-value="039 000.0000000 038.2683449 092.3879547">
            <text:p>039 000.0000000 038.2683449 092.3879547</text:p>
          </table:table-cell>
          <table:table-cell table:number-columns-repeated="999"/>
        </table:table-row>
        <table:table-row table:style-name="ro1">
          <table:table-cell office:value-type="string">
            <text:p><text:s text:c="5"/>40, <text:s text:c="10"/>0., <text:s text:c="2"/>70.7106781, <text:s text:c="2"/>70.7106781</text:p>
          </table:table-cell>
          <table:table-cell table:style-name="ce8" office:value-type="string">
            <text:p>040</text:p>
          </table:table-cell>
          <table:table-cell table:style-name="ce3" table:formula="of:=TEXT(VALUE(SUBSTITUTE(MID([.$A44];9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44];23;13);&quot;.&quot;;&quot;,&quot;));&quot;000.0000000&quot;)" office:value-type="string" office:string-value="070.7106781">
            <text:p>070.7106781</text:p>
          </table:table-cell>
          <table:table-cell table:style-name="ce3" table:formula="of:=TEXT(VALUE(SUBSTITUTE(MID([.$A44];37;13);&quot;.&quot;;&quot;,&quot;));&quot;000.0000000&quot;)" office:value-type="string" office:string-value="070.7106781">
            <text:p>070.7106781</text:p>
          </table:table-cell>
          <table:table-cell table:style-name="ce13" table:formula="of:=CONCATENATE([.B44];&quot; &quot;;[.C44];&quot; &quot;;[.D44];&quot; &quot;;[.E44])" office:value-type="string" office:string-value="040 000.0000000 070.7106781 070.7106781">
            <text:p>040 000.0000000 070.7106781 070.7106781</text:p>
          </table:table-cell>
          <table:table-cell table:number-columns-repeated="999"/>
        </table:table-row>
        <table:table-row table:style-name="ro1">
          <table:table-cell office:value-type="string">
            <text:p><text:s text:c="5"/>41, <text:s text:c="10"/>0., <text:s text:c="2"/>92.3879547, <text:s text:c="2"/>38.2683449</text:p>
          </table:table-cell>
          <table:table-cell table:style-name="ce8" office:value-type="string">
            <text:p>041</text:p>
          </table:table-cell>
          <table:table-cell table:style-name="ce3" table:formula="of:=TEXT(VALUE(SUBSTITUTE(MID([.$A45];9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45];23;13);&quot;.&quot;;&quot;,&quot;));&quot;000.0000000&quot;)" office:value-type="string" office:string-value="092.3879547">
            <text:p>092.3879547</text:p>
          </table:table-cell>
          <table:table-cell table:style-name="ce3" table:formula="of:=TEXT(VALUE(SUBSTITUTE(MID([.$A45];37;13);&quot;.&quot;;&quot;,&quot;));&quot;000.0000000&quot;)" office:value-type="string" office:string-value="038.2683449">
            <text:p>038.2683449</text:p>
          </table:table-cell>
          <table:table-cell table:style-name="ce13" table:formula="of:=CONCATENATE([.B45];&quot; &quot;;[.C45];&quot; &quot;;[.D45];&quot; &quot;;[.E45])" office:value-type="string" office:string-value="041 000.0000000 092.3879547 038.2683449">
            <text:p>041 000.0000000 092.3879547 038.2683449</text:p>
          </table:table-cell>
          <table:table-cell table:number-columns-repeated="999"/>
        </table:table-row>
        <table:table-row table:style-name="ro1">
          <table:table-cell office:value-type="string">
            <text:p><text:s text:c="5"/>42, <text:s text:c="10"/>0., <text:s text:c="10"/>0., <text:s text:c="8"/>100.</text:p>
          </table:table-cell>
          <table:table-cell table:style-name="ce8" office:value-type="string">
            <text:p>042</text:p>
          </table:table-cell>
          <table:table-cell table:style-name="ce3" table:formula="of:=TEXT(VALUE(SUBSTITUTE(MID([.$A46];9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46];23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46];37;13);&quot;.&quot;;&quot;,&quot;));&quot;000.0000000&quot;)" office:value-type="string" office:string-value="100.0000000">
            <text:p>100.0000000</text:p>
          </table:table-cell>
          <table:table-cell table:style-name="ce13" table:formula="of:=CONCATENATE([.B46];&quot; &quot;;[.C46];&quot; &quot;;[.D46];&quot; &quot;;[.E46])" office:value-type="string" office:string-value="042 000.0000000 000.0000000 100.0000000">
            <text:p>042 000.0000000 000.0000000 100.0000000</text:p>
          </table:table-cell>
          <table:table-cell table:number-columns-repeated="999"/>
        </table:table-row>
        <table:table-row table:style-name="ro1">
          <table:table-cell office:value-type="string">
            <text:p><text:s text:c="5"/>43, <text:s text:c="10"/>0., <text:s text:c="8"/>100., <text:s text:c="10"/>0.</text:p>
          </table:table-cell>
          <table:table-cell table:style-name="ce8" office:value-type="string">
            <text:p>043</text:p>
          </table:table-cell>
          <table:table-cell table:style-name="ce3" table:formula="of:=TEXT(VALUE(SUBSTITUTE(MID([.$A47];9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47];23;13);&quot;.&quot;;&quot;,&quot;));&quot;000.0000000&quot;)" office:value-type="string" office:string-value="100.0000000">
            <text:p>100.0000000</text:p>
          </table:table-cell>
          <table:table-cell table:style-name="ce3" table:formula="of:=TEXT(VALUE(SUBSTITUTE(MID([.$A47];37;13);&quot;.&quot;;&quot;,&quot;));&quot;000.0000000&quot;)" office:value-type="string" office:string-value="000.0000000">
            <text:p>000.0000000</text:p>
          </table:table-cell>
          <table:table-cell table:style-name="ce13" table:formula="of:=CONCATENATE([.B47];&quot; &quot;;[.C47];&quot; &quot;;[.D47];&quot; &quot;;[.E47])" office:value-type="string" office:string-value="043 000.0000000 100.0000000 000.0000000">
            <text:p>043 000.0000000 100.0000000 000.0000000</text:p>
          </table:table-cell>
          <table:table-cell table:number-columns-repeated="999"/>
        </table:table-row>
        <table:table-row table:style-name="ro1">
          <table:table-cell office:value-type="string">
            <text:p><text:s text:c="5"/>44, <text:s text:c="2"/>38.2683449, <text:s text:c="2"/>92.3879547, <text:s text:c="10"/>0.</text:p>
          </table:table-cell>
          <table:table-cell table:style-name="ce8" office:value-type="string">
            <text:p>044</text:p>
          </table:table-cell>
          <table:table-cell table:style-name="ce3" table:formula="of:=TEXT(VALUE(SUBSTITUTE(MID([.$A48];9;13);&quot;.&quot;;&quot;,&quot;));&quot;000.0000000&quot;)" office:value-type="string" office:string-value="038.2683449">
            <text:p>038.2683449</text:p>
          </table:table-cell>
          <table:table-cell table:style-name="ce3" table:formula="of:=TEXT(VALUE(SUBSTITUTE(MID([.$A48];23;13);&quot;.&quot;;&quot;,&quot;));&quot;000.0000000&quot;)" office:value-type="string" office:string-value="092.3879547">
            <text:p>092.3879547</text:p>
          </table:table-cell>
          <table:table-cell table:style-name="ce3" table:formula="of:=TEXT(VALUE(SUBSTITUTE(MID([.$A48];37;13);&quot;.&quot;;&quot;,&quot;));&quot;000.0000000&quot;)" office:value-type="string" office:string-value="000.0000000">
            <text:p>000.0000000</text:p>
          </table:table-cell>
          <table:table-cell table:style-name="ce13" table:formula="of:=CONCATENATE([.B48];&quot; &quot;;[.C48];&quot; &quot;;[.D48];&quot; &quot;;[.E48])" office:value-type="string" office:string-value="044 038.2683449 092.3879547 000.0000000">
            <text:p>044 038.2683449 092.3879547 000.0000000</text:p>
          </table:table-cell>
          <table:table-cell table:number-columns-repeated="999"/>
        </table:table-row>
        <table:table-row table:style-name="ro1">
          <table:table-cell office:value-type="string">
            <text:p><text:s text:c="5"/>45, <text:s text:c="2"/>70.7106781, <text:s text:c="2"/>70.7106781, <text:s text:c="10"/>0.</text:p>
          </table:table-cell>
          <table:table-cell table:style-name="ce8" office:value-type="string">
            <text:p>045</text:p>
          </table:table-cell>
          <table:table-cell table:style-name="ce3" table:formula="of:=TEXT(VALUE(SUBSTITUTE(MID([.$A49];9;13);&quot;.&quot;;&quot;,&quot;));&quot;000.0000000&quot;)" office:value-type="string" office:string-value="070.7106781">
            <text:p>070.7106781</text:p>
          </table:table-cell>
          <table:table-cell table:style-name="ce3" table:formula="of:=TEXT(VALUE(SUBSTITUTE(MID([.$A49];23;13);&quot;.&quot;;&quot;,&quot;));&quot;000.0000000&quot;)" office:value-type="string" office:string-value="070.7106781">
            <text:p>070.7106781</text:p>
          </table:table-cell>
          <table:table-cell table:style-name="ce3" table:formula="of:=TEXT(VALUE(SUBSTITUTE(MID([.$A49];37;13);&quot;.&quot;;&quot;,&quot;));&quot;000.0000000&quot;)" office:value-type="string" office:string-value="000.0000000">
            <text:p>000.0000000</text:p>
          </table:table-cell>
          <table:table-cell table:style-name="ce13" table:formula="of:=CONCATENATE([.B49];&quot; &quot;;[.C49];&quot; &quot;;[.D49];&quot; &quot;;[.E49])" office:value-type="string" office:string-value="045 070.7106781 070.7106781 000.0000000">
            <text:p>045 070.7106781 070.7106781 000.0000000</text:p>
          </table:table-cell>
          <table:table-cell table:number-columns-repeated="999"/>
        </table:table-row>
        <table:table-row table:style-name="ro1">
          <table:table-cell office:value-type="string">
            <text:p><text:s text:c="5"/>46, <text:s text:c="2"/>92.3879547, <text:s text:c="2"/>38.2683449, <text:s text:c="10"/>0.</text:p>
          </table:table-cell>
          <table:table-cell table:style-name="ce8" office:value-type="string">
            <text:p>046</text:p>
          </table:table-cell>
          <table:table-cell table:style-name="ce3" table:formula="of:=TEXT(VALUE(SUBSTITUTE(MID([.$A50];9;13);&quot;.&quot;;&quot;,&quot;));&quot;000.0000000&quot;)" office:value-type="string" office:string-value="092.3879547">
            <text:p>092.3879547</text:p>
          </table:table-cell>
          <table:table-cell table:style-name="ce3" table:formula="of:=TEXT(VALUE(SUBSTITUTE(MID([.$A50];23;13);&quot;.&quot;;&quot;,&quot;));&quot;000.0000000&quot;)" office:value-type="string" office:string-value="038.2683449">
            <text:p>038.2683449</text:p>
          </table:table-cell>
          <table:table-cell table:style-name="ce3" table:formula="of:=TEXT(VALUE(SUBSTITUTE(MID([.$A50];37;13);&quot;.&quot;;&quot;,&quot;));&quot;000.0000000&quot;)" office:value-type="string" office:string-value="000.0000000">
            <text:p>000.0000000</text:p>
          </table:table-cell>
          <table:table-cell table:style-name="ce13" table:formula="of:=CONCATENATE([.B50];&quot; &quot;;[.C50];&quot; &quot;;[.D50];&quot; &quot;;[.E50])" office:value-type="string" office:string-value="046 092.3879547 038.2683449 000.0000000">
            <text:p>046 092.3879547 038.2683449 000.0000000</text:p>
          </table:table-cell>
          <table:table-cell table:number-columns-repeated="999"/>
        </table:table-row>
        <table:table-row table:style-name="ro1">
          <table:table-cell office:value-type="string">
            <text:p><text:s text:c="5"/>47, <text:s text:c="8"/>100., <text:s text:c="10"/>0., <text:s text:c="10"/>0.</text:p>
          </table:table-cell>
          <table:table-cell table:style-name="ce8" office:value-type="string">
            <text:p>047</text:p>
          </table:table-cell>
          <table:table-cell table:style-name="ce3" table:formula="of:=TEXT(VALUE(SUBSTITUTE(MID([.$A51];9;13);&quot;.&quot;;&quot;,&quot;));&quot;000.0000000&quot;)" office:value-type="string" office:string-value="100.0000000">
            <text:p>100.0000000</text:p>
          </table:table-cell>
          <table:table-cell table:style-name="ce3" table:formula="of:=TEXT(VALUE(SUBSTITUTE(MID([.$A51];23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51];37;13);&quot;.&quot;;&quot;,&quot;));&quot;000.0000000&quot;)" office:value-type="string" office:string-value="000.0000000">
            <text:p>000.0000000</text:p>
          </table:table-cell>
          <table:table-cell table:style-name="ce13" table:formula="of:=CONCATENATE([.B51];&quot; &quot;;[.C51];&quot; &quot;;[.D51];&quot; &quot;;[.E51])" office:value-type="string" office:string-value="047 100.0000000 000.0000000 000.0000000">
            <text:p>047 100.0000000 000.0000000 000.0000000</text:p>
          </table:table-cell>
          <table:table-cell table:number-columns-repeated="999"/>
        </table:table-row>
        <table:table-row table:style-name="ro1">
          <table:table-cell office:value-type="string">
            <text:p><text:s text:c="5"/>48, <text:s text:c="2"/>92.3879547, <text:s text:c="10"/>0., <text:s text:c="2"/>38.2683449</text:p>
          </table:table-cell>
          <table:table-cell table:style-name="ce8" office:value-type="string">
            <text:p>048</text:p>
          </table:table-cell>
          <table:table-cell table:style-name="ce3" table:formula="of:=TEXT(VALUE(SUBSTITUTE(MID([.$A52];9;13);&quot;.&quot;;&quot;,&quot;));&quot;000.0000000&quot;)" office:value-type="string" office:string-value="092.3879547">
            <text:p>092.3879547</text:p>
          </table:table-cell>
          <table:table-cell table:style-name="ce3" table:formula="of:=TEXT(VALUE(SUBSTITUTE(MID([.$A52];23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52];37;13);&quot;.&quot;;&quot;,&quot;));&quot;000.0000000&quot;)" office:value-type="string" office:string-value="038.2683449">
            <text:p>038.2683449</text:p>
          </table:table-cell>
          <table:table-cell table:style-name="ce13" table:formula="of:=CONCATENATE([.B52];&quot; &quot;;[.C52];&quot; &quot;;[.D52];&quot; &quot;;[.E52])" office:value-type="string" office:string-value="048 092.3879547 000.0000000 038.2683449">
            <text:p>048 092.3879547 000.0000000 038.2683449</text:p>
          </table:table-cell>
          <table:table-cell table:number-columns-repeated="999"/>
        </table:table-row>
        <table:table-row table:style-name="ro1">
          <table:table-cell office:value-type="string">
            <text:p><text:s text:c="5"/>49, <text:s text:c="2"/>70.7106781, <text:s text:c="10"/>0., <text:s text:c="2"/>70.7106781</text:p>
          </table:table-cell>
          <table:table-cell table:style-name="ce8" office:value-type="string">
            <text:p>049</text:p>
          </table:table-cell>
          <table:table-cell table:style-name="ce3" table:formula="of:=TEXT(VALUE(SUBSTITUTE(MID([.$A53];9;13);&quot;.&quot;;&quot;,&quot;));&quot;000.0000000&quot;)" office:value-type="string" office:string-value="070.7106781">
            <text:p>070.7106781</text:p>
          </table:table-cell>
          <table:table-cell table:style-name="ce3" table:formula="of:=TEXT(VALUE(SUBSTITUTE(MID([.$A53];23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53];37;13);&quot;.&quot;;&quot;,&quot;));&quot;000.0000000&quot;)" office:value-type="string" office:string-value="070.7106781">
            <text:p>070.7106781</text:p>
          </table:table-cell>
          <table:table-cell table:style-name="ce13" table:formula="of:=CONCATENATE([.B53];&quot; &quot;;[.C53];&quot; &quot;;[.D53];&quot; &quot;;[.E53])" office:value-type="string" office:string-value="049 070.7106781 000.0000000 070.7106781">
            <text:p>049 070.7106781 000.0000000 070.7106781</text:p>
          </table:table-cell>
          <table:table-cell table:number-columns-repeated="999"/>
        </table:table-row>
        <table:table-row table:style-name="ro1">
          <table:table-cell office:value-type="string">
            <text:p><text:s text:c="5"/>50, <text:s text:c="2"/>31.1147442, <text:s text:c="2"/>67.6648331, <text:s text:c="3"/>66.575325</text:p>
          </table:table-cell>
          <table:table-cell table:style-name="ce8" office:value-type="string">
            <text:p>050</text:p>
          </table:table-cell>
          <table:table-cell table:style-name="ce3" table:formula="of:=TEXT(VALUE(SUBSTITUTE(MID([.$A54];9;13);&quot;.&quot;;&quot;,&quot;));&quot;000.0000000&quot;)" office:value-type="string" office:string-value="031.1147442">
            <text:p>031.1147442</text:p>
          </table:table-cell>
          <table:table-cell table:style-name="ce3" table:formula="of:=TEXT(VALUE(SUBSTITUTE(MID([.$A54];23;13);&quot;.&quot;;&quot;,&quot;));&quot;000.0000000&quot;)" office:value-type="string" office:string-value="067.6648331">
            <text:p>067.6648331</text:p>
          </table:table-cell>
          <table:table-cell table:style-name="ce3" table:formula="of:=TEXT(VALUE(SUBSTITUTE(MID([.$A54];37;13);&quot;.&quot;;&quot;,&quot;));&quot;000.0000000&quot;)" office:value-type="string" office:string-value="066.5753250">
            <text:p>066.5753250</text:p>
          </table:table-cell>
          <table:table-cell table:style-name="ce13" table:formula="of:=CONCATENATE([.B54];&quot; &quot;;[.C54];&quot; &quot;;[.D54];&quot; &quot;;[.E54])" office:value-type="string" office:string-value="050 031.1147442 067.6648331 066.5753250">
            <text:p>050 031.1147442 067.6648331 066.5753250</text:p>
          </table:table-cell>
          <table:table-cell table:number-columns-repeated="999"/>
        </table:table-row>
        <table:table-row table:style-name="ro1">
          <table:table-cell office:value-type="string">
            <text:p><text:s text:c="5"/>51, <text:s text:c="2"/>34.5612259, <text:s text:c="2"/>87.1775589, <text:s text:c="3"/>34.981041</text:p>
          </table:table-cell>
          <table:table-cell table:style-name="ce8" office:value-type="string">
            <text:p>051</text:p>
          </table:table-cell>
          <table:table-cell table:style-name="ce3" table:formula="of:=TEXT(VALUE(SUBSTITUTE(MID([.$A55];9;13);&quot;.&quot;;&quot;,&quot;));&quot;000.0000000&quot;)" office:value-type="string" office:string-value="034.5612259">
            <text:p>034.5612259</text:p>
          </table:table-cell>
          <table:table-cell table:style-name="ce3" table:formula="of:=TEXT(VALUE(SUBSTITUTE(MID([.$A55];23;13);&quot;.&quot;;&quot;,&quot;));&quot;000.0000000&quot;)" office:value-type="string" office:string-value="087.1775589">
            <text:p>087.1775589</text:p>
          </table:table-cell>
          <table:table-cell table:style-name="ce3" table:formula="of:=TEXT(VALUE(SUBSTITUTE(MID([.$A55];37;13);&quot;.&quot;;&quot;,&quot;));&quot;000.0000000&quot;)" office:value-type="string" office:string-value="034.9810410">
            <text:p>034.9810410</text:p>
          </table:table-cell>
          <table:table-cell table:style-name="ce13" table:formula="of:=CONCATENATE([.B55];&quot; &quot;;[.C55];&quot; &quot;;[.D55];&quot; &quot;;[.E55])" office:value-type="string" office:string-value="051 034.5612259 087.1775589 034.9810410">
            <text:p>051 034.5612259 087.1775589 034.9810410</text:p>
          </table:table-cell>
          <table:table-cell table:number-columns-repeated="999"/>
        </table:table-row>
        <table:table-row table:style-name="ro1">
          <table:table-cell office:value-type="string">
            <text:p><text:s text:c="5"/>52, <text:s text:c="2"/>65.8510818, <text:s text:c="2"/>33.3110466, <text:s text:c="3"/>67.304306</text:p>
          </table:table-cell>
          <table:table-cell table:style-name="ce8" office:value-type="string">
            <text:p>052</text:p>
          </table:table-cell>
          <table:table-cell table:style-name="ce3" table:formula="of:=TEXT(VALUE(SUBSTITUTE(MID([.$A56];9;13);&quot;.&quot;;&quot;,&quot;));&quot;000.0000000&quot;)" office:value-type="string" office:string-value="065.8510818">
            <text:p>065.8510818</text:p>
          </table:table-cell>
          <table:table-cell table:style-name="ce3" table:formula="of:=TEXT(VALUE(SUBSTITUTE(MID([.$A56];23;13);&quot;.&quot;;&quot;,&quot;));&quot;000.0000000&quot;)" office:value-type="string" office:string-value="033.3110466">
            <text:p>033.3110466</text:p>
          </table:table-cell>
          <table:table-cell table:style-name="ce3" table:formula="of:=TEXT(VALUE(SUBSTITUTE(MID([.$A56];37;13);&quot;.&quot;;&quot;,&quot;));&quot;000.0000000&quot;)" office:value-type="string" office:string-value="067.3043060">
            <text:p>067.3043060</text:p>
          </table:table-cell>
          <table:table-cell table:style-name="ce13" table:formula="of:=CONCATENATE([.B56];&quot; &quot;;[.C56];&quot; &quot;;[.D56];&quot; &quot;;[.E56])" office:value-type="string" office:string-value="052 065.8510818 033.3110466 067.3043060">
            <text:p>052 065.8510818 033.3110466 067.3043060</text:p>
          </table:table-cell>
          <table:table-cell table:number-columns-repeated="999"/>
        </table:table-row>
        <table:table-row table:style-name="ro1">
          <table:table-cell office:value-type="string">
            <text:p><text:s text:c="5"/>53, <text:s text:c="2"/>65.6296997, <text:s text:c="2"/>67.9671478, <text:s text:c="2"/>32.4081345</text:p>
          </table:table-cell>
          <table:table-cell table:style-name="ce8" office:value-type="string">
            <text:p>053</text:p>
          </table:table-cell>
          <table:table-cell table:style-name="ce3" table:formula="of:=TEXT(VALUE(SUBSTITUTE(MID([.$A57];9;13);&quot;.&quot;;&quot;,&quot;));&quot;000.0000000&quot;)" office:value-type="string" office:string-value="065.6296997">
            <text:p>065.6296997</text:p>
          </table:table-cell>
          <table:table-cell table:style-name="ce3" table:formula="of:=TEXT(VALUE(SUBSTITUTE(MID([.$A57];23;13);&quot;.&quot;;&quot;,&quot;));&quot;000.0000000&quot;)" office:value-type="string" office:string-value="067.9671478">
            <text:p>067.9671478</text:p>
          </table:table-cell>
          <table:table-cell table:style-name="ce3" table:formula="of:=TEXT(VALUE(SUBSTITUTE(MID([.$A57];37;13);&quot;.&quot;;&quot;,&quot;));&quot;000.0000000&quot;)" office:value-type="string" office:string-value="032.4081345">
            <text:p>032.4081345</text:p>
          </table:table-cell>
          <table:table-cell table:style-name="ce13" table:formula="of:=CONCATENATE([.B57];&quot; &quot;;[.C57];&quot; &quot;;[.D57];&quot; &quot;;[.E57])" office:value-type="string" office:string-value="053 065.6296997 067.9671478 032.4081345">
            <text:p>053 065.6296997 067.9671478 032.4081345</text:p>
          </table:table-cell>
          <table:table-cell table:number-columns-repeated="999"/>
        </table:table-row>
        <table:table-row table:style-name="ro1">
          <table:table-cell office:value-type="string">
            <text:p><text:s text:c="5"/>54, <text:s text:c="2"/>38.2683449, <text:s text:c="10"/>0., <text:s text:c="2"/>92.3879547</text:p>
          </table:table-cell>
          <table:table-cell table:style-name="ce8" office:value-type="string">
            <text:p>054</text:p>
          </table:table-cell>
          <table:table-cell table:style-name="ce3" table:formula="of:=TEXT(VALUE(SUBSTITUTE(MID([.$A58];9;13);&quot;.&quot;;&quot;,&quot;));&quot;000.0000000&quot;)" office:value-type="string" office:string-value="038.2683449">
            <text:p>038.2683449</text:p>
          </table:table-cell>
          <table:table-cell table:style-name="ce3" table:formula="of:=TEXT(VALUE(SUBSTITUTE(MID([.$A58];23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58];37;13);&quot;.&quot;;&quot;,&quot;));&quot;000.0000000&quot;)" office:value-type="string" office:string-value="092.3879547">
            <text:p>092.3879547</text:p>
          </table:table-cell>
          <table:table-cell table:style-name="ce13" table:formula="of:=CONCATENATE([.B58];&quot; &quot;;[.C58];&quot; &quot;;[.D58];&quot; &quot;;[.E58])" office:value-type="string" office:string-value="054 038.2683449 000.0000000 092.3879547">
            <text:p>054 038.2683449 000.0000000 092.3879547</text:p>
          </table:table-cell>
          <table:table-cell table:number-columns-repeated="999"/>
        </table:table-row>
        <table:table-row table:style-name="ro1">
          <table:table-cell office:value-type="string">
            <text:p><text:s text:c="5"/>55, <text:s text:c="4"/>86.35112, <text:s text:c="3"/>35.904808, <text:s text:c="2"/>35.5796165</text:p>
          </table:table-cell>
          <table:table-cell table:style-name="ce8" office:value-type="string">
            <text:p>055</text:p>
          </table:table-cell>
          <table:table-cell table:style-name="ce3" table:formula="of:=TEXT(VALUE(SUBSTITUTE(MID([.$A59];9;13);&quot;.&quot;;&quot;,&quot;));&quot;000.0000000&quot;)" office:value-type="string" office:string-value="086.3511200">
            <text:p>086.3511200</text:p>
          </table:table-cell>
          <table:table-cell table:style-name="ce3" table:formula="of:=TEXT(VALUE(SUBSTITUTE(MID([.$A59];23;13);&quot;.&quot;;&quot;,&quot;));&quot;000.0000000&quot;)" office:value-type="string" office:string-value="035.9048080">
            <text:p>035.9048080</text:p>
          </table:table-cell>
          <table:table-cell table:style-name="ce3" table:formula="of:=TEXT(VALUE(SUBSTITUTE(MID([.$A59];37;13);&quot;.&quot;;&quot;,&quot;));&quot;000.0000000&quot;)" office:value-type="string" office:string-value="035.5796165">
            <text:p>035.5796165</text:p>
          </table:table-cell>
          <table:table-cell table:style-name="ce13" table:formula="of:=CONCATENATE([.B59];&quot; &quot;;[.C59];&quot; &quot;;[.D59];&quot; &quot;;[.E59])" office:value-type="string" office:string-value="055 086.3511200 035.9048080 035.5796165">
            <text:p>055 086.3511200 035.9048080 035.5796165</text:p>
          </table:table-cell>
          <table:table-cell table:number-columns-repeated="999"/>
        </table:table-row>
        <table:table-row table:style-name="ro1">
          <table:table-cell office:value-type="string">
            <text:p><text:s text:c="5"/>56, <text:s text:c="2"/>34.7999496, <text:s text:c="3"/>35.568531, <text:s text:c="2"/>86.8279724</text:p>
          </table:table-cell>
          <table:table-cell table:style-name="ce8" office:value-type="string">
            <text:p>056</text:p>
          </table:table-cell>
          <table:table-cell table:style-name="ce3" table:formula="of:=TEXT(VALUE(SUBSTITUTE(MID([.$A60];9;13);&quot;.&quot;;&quot;,&quot;));&quot;000.0000000&quot;)" office:value-type="string" office:string-value="034.7999496">
            <text:p>034.7999496</text:p>
          </table:table-cell>
          <table:table-cell table:style-name="ce3" table:formula="of:=TEXT(VALUE(SUBSTITUTE(MID([.$A60];23;13);&quot;.&quot;;&quot;,&quot;));&quot;000.0000000&quot;)" office:value-type="string" office:string-value="035.5685310">
            <text:p>035.5685310</text:p>
          </table:table-cell>
          <table:table-cell table:style-name="ce3" table:formula="of:=TEXT(VALUE(SUBSTITUTE(MID([.$A60];37;13);&quot;.&quot;;&quot;,&quot;));&quot;000.0000000&quot;)" office:value-type="string" office:string-value="086.8279724">
            <text:p>086.8279724</text:p>
          </table:table-cell>
          <table:table-cell table:style-name="ce13" table:formula="of:=CONCATENATE([.B60];&quot; &quot;;[.C60];&quot; &quot;;[.D60];&quot; &quot;;[.E60])" office:value-type="string" office:string-value="056 034.7999496 035.5685310 086.8279724">
            <text:p>056 034.7999496 035.5685310 086.8279724</text:p>
          </table:table-cell>
          <table:table-cell table:number-columns-repeated="999"/>
        </table:table-row>
        <table:table-row table:style-name="ro1">
          <table:table-cell office:value-type="string">
            <text:p><text:s text:c="5"/>57, <text:s text:c="2"/>56.3670273, <text:s text:c="2"/>58.7690506, <text:s text:c="2"/>57.7639542</text:p>
          </table:table-cell>
          <table:table-cell table:style-name="ce8" office:value-type="string">
            <text:p>057</text:p>
          </table:table-cell>
          <table:table-cell table:style-name="ce3" table:formula="of:=TEXT(VALUE(SUBSTITUTE(MID([.$A61];9;13);&quot;.&quot;;&quot;,&quot;));&quot;000.0000000&quot;)" office:value-type="string" office:string-value="056.3670273">
            <text:p>056.3670273</text:p>
          </table:table-cell>
          <table:table-cell table:style-name="ce3" table:formula="of:=TEXT(VALUE(SUBSTITUTE(MID([.$A61];23;13);&quot;.&quot;;&quot;,&quot;));&quot;000.0000000&quot;)" office:value-type="string" office:string-value="058.7690506">
            <text:p>058.7690506</text:p>
          </table:table-cell>
          <table:table-cell table:style-name="ce3" table:formula="of:=TEXT(VALUE(SUBSTITUTE(MID([.$A61];37;13);&quot;.&quot;;&quot;,&quot;));&quot;000.0000000&quot;)" office:value-type="string" office:string-value="057.7639542">
            <text:p>057.7639542</text:p>
          </table:table-cell>
          <table:table-cell table:style-name="ce13" table:formula="of:=CONCATENATE([.B61];&quot; &quot;;[.C61];&quot; &quot;;[.D61];&quot; &quot;;[.E61])" office:value-type="string" office:string-value="057 056.3670273 058.7690506 057.7639542">
            <text:p>057 056.3670273 058.7690506 057.7639542</text:p>
          </table:table-cell>
          <table:table-cell table:number-columns-repeated="999"/>
        </table:table-row>
        <table:table-row table:style-name="ro1">
          <table:table-cell office:value-type="string">
            <text:p><text:s text:c="5"/>58, <text:s text:c="10"/>0., <text:s text:c="2"/>47.8354301, <text:s text:c="3"/>115.48494</text:p>
          </table:table-cell>
          <table:table-cell table:style-name="ce8" office:value-type="string">
            <text:p>058</text:p>
          </table:table-cell>
          <table:table-cell table:style-name="ce3" table:formula="of:=TEXT(VALUE(SUBSTITUTE(MID([.$A62];9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62];23;13);&quot;.&quot;;&quot;,&quot;));&quot;000.0000000&quot;)" office:value-type="string" office:string-value="047.8354301">
            <text:p>047.8354301</text:p>
          </table:table-cell>
          <table:table-cell table:style-name="ce3" table:formula="of:=TEXT(VALUE(SUBSTITUTE(MID([.$A62];37;13);&quot;.&quot;;&quot;,&quot;));&quot;000.0000000&quot;)" office:value-type="string" office:string-value="115.4849400">
            <text:p>115.4849400</text:p>
          </table:table-cell>
          <table:table-cell table:style-name="ce13" table:formula="of:=CONCATENATE([.B62];&quot; &quot;;[.C62];&quot; &quot;;[.D62];&quot; &quot;;[.E62])" office:value-type="string" office:string-value="058 000.0000000 047.8354301 115.4849400">
            <text:p>058 000.0000000 047.8354301 115.4849400</text:p>
          </table:table-cell>
          <table:table-cell table:number-columns-repeated="999"/>
        </table:table-row>
        <table:table-row table:style-name="ro1">
          <table:table-cell office:value-type="string">
            <text:p><text:s text:c="5"/>59, <text:s text:c="10"/>0., <text:s text:c="2"/>88.3883514, <text:s text:c="2"/>88.3883514</text:p>
          </table:table-cell>
          <table:table-cell table:style-name="ce8" office:value-type="string">
            <text:p>059</text:p>
          </table:table-cell>
          <table:table-cell table:style-name="ce3" table:formula="of:=TEXT(VALUE(SUBSTITUTE(MID([.$A63];9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63];23;13);&quot;.&quot;;&quot;,&quot;));&quot;000.0000000&quot;)" office:value-type="string" office:string-value="088.3883514">
            <text:p>088.3883514</text:p>
          </table:table-cell>
          <table:table-cell table:style-name="ce3" table:formula="of:=TEXT(VALUE(SUBSTITUTE(MID([.$A63];37;13);&quot;.&quot;;&quot;,&quot;));&quot;000.0000000&quot;)" office:value-type="string" office:string-value="088.3883514">
            <text:p>088.3883514</text:p>
          </table:table-cell>
          <table:table-cell table:style-name="ce13" table:formula="of:=CONCATENATE([.B63];&quot; &quot;;[.C63];&quot; &quot;;[.D63];&quot; &quot;;[.E63])" office:value-type="string" office:string-value="059 000.0000000 088.3883514 088.3883514">
            <text:p>059 000.0000000 088.3883514 088.3883514</text:p>
          </table:table-cell>
          <table:table-cell table:number-columns-repeated="999"/>
        </table:table-row>
        <table:table-row table:style-name="ro1">
          <table:table-cell office:value-type="string">
            <text:p><text:s text:c="5"/>60, <text:s text:c="10"/>0., <text:s text:c="3"/>115.48494, <text:s text:c="2"/>47.8354301</text:p>
          </table:table-cell>
          <table:table-cell table:style-name="ce8" office:value-type="string">
            <text:p>060</text:p>
          </table:table-cell>
          <table:table-cell table:style-name="ce3" table:formula="of:=TEXT(VALUE(SUBSTITUTE(MID([.$A64];9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64];23;13);&quot;.&quot;;&quot;,&quot;));&quot;000.0000000&quot;)" office:value-type="string" office:string-value="115.4849400">
            <text:p>115.4849400</text:p>
          </table:table-cell>
          <table:table-cell table:style-name="ce3" table:formula="of:=TEXT(VALUE(SUBSTITUTE(MID([.$A64];37;13);&quot;.&quot;;&quot;,&quot;));&quot;000.0000000&quot;)" office:value-type="string" office:string-value="047.8354301">
            <text:p>047.8354301</text:p>
          </table:table-cell>
          <table:table-cell table:style-name="ce13" table:formula="of:=CONCATENATE([.B64];&quot; &quot;;[.C64];&quot; &quot;;[.D64];&quot; &quot;;[.E64])" office:value-type="string" office:string-value="060 000.0000000 115.4849400 047.8354301">
            <text:p>060 000.0000000 115.4849400 047.8354301</text:p>
          </table:table-cell>
          <table:table-cell table:number-columns-repeated="999"/>
        </table:table-row>
        <table:table-row table:style-name="ro1">
          <table:table-cell office:value-type="string">
            <text:p><text:s text:c="5"/>61, <text:s text:c="10"/>0., <text:s text:c="10"/>0., <text:s text:c="8"/>125.</text:p>
          </table:table-cell>
          <table:table-cell table:style-name="ce8" office:value-type="string">
            <text:p>061</text:p>
          </table:table-cell>
          <table:table-cell table:style-name="ce3" table:formula="of:=TEXT(VALUE(SUBSTITUTE(MID([.$A65];9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65];23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65];37;13);&quot;.&quot;;&quot;,&quot;));&quot;000.0000000&quot;)" office:value-type="string" office:string-value="125.0000000">
            <text:p>125.0000000</text:p>
          </table:table-cell>
          <table:table-cell table:style-name="ce13" table:formula="of:=CONCATENATE([.B65];&quot; &quot;;[.C65];&quot; &quot;;[.D65];&quot; &quot;;[.E65])" office:value-type="string" office:string-value="061 000.0000000 000.0000000 125.0000000">
            <text:p>061 000.0000000 000.0000000 125.0000000</text:p>
          </table:table-cell>
          <table:table-cell table:number-columns-repeated="999"/>
        </table:table-row>
        <table:table-row table:style-name="ro1">
          <table:table-cell office:value-type="string">
            <text:p><text:s text:c="5"/>62, <text:s text:c="10"/>0., <text:s text:c="8"/>125., <text:s text:c="10"/>0.</text:p>
          </table:table-cell>
          <table:table-cell table:style-name="ce8" office:value-type="string">
            <text:p>062</text:p>
          </table:table-cell>
          <table:table-cell table:style-name="ce3" table:formula="of:=TEXT(VALUE(SUBSTITUTE(MID([.$A66];9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66];23;13);&quot;.&quot;;&quot;,&quot;));&quot;000.0000000&quot;)" office:value-type="string" office:string-value="125.0000000">
            <text:p>125.0000000</text:p>
          </table:table-cell>
          <table:table-cell table:style-name="ce3" table:formula="of:=TEXT(VALUE(SUBSTITUTE(MID([.$A66];37;13);&quot;.&quot;;&quot;,&quot;));&quot;000.0000000&quot;)" office:value-type="string" office:string-value="000.0000000">
            <text:p>000.0000000</text:p>
          </table:table-cell>
          <table:table-cell table:style-name="ce13" table:formula="of:=CONCATENATE([.B66];&quot; &quot;;[.C66];&quot; &quot;;[.D66];&quot; &quot;;[.E66])" office:value-type="string" office:string-value="062 000.0000000 125.0000000 000.0000000">
            <text:p>062 000.0000000 125.0000000 000.0000000</text:p>
          </table:table-cell>
          <table:table-cell table:number-columns-repeated="999"/>
        </table:table-row>
        <table:table-row table:style-name="ro1">
          <table:table-cell office:value-type="string">
            <text:p><text:s text:c="5"/>63, <text:s text:c="2"/>47.8354301, <text:s text:c="3"/>115.48494, <text:s text:c="10"/>0.</text:p>
          </table:table-cell>
          <table:table-cell table:style-name="ce8" office:value-type="string">
            <text:p>063</text:p>
          </table:table-cell>
          <table:table-cell table:style-name="ce3" table:formula="of:=TEXT(VALUE(SUBSTITUTE(MID([.$A67];9;13);&quot;.&quot;;&quot;,&quot;));&quot;000.0000000&quot;)" office:value-type="string" office:string-value="047.8354301">
            <text:p>047.8354301</text:p>
          </table:table-cell>
          <table:table-cell table:style-name="ce3" table:formula="of:=TEXT(VALUE(SUBSTITUTE(MID([.$A67];23;13);&quot;.&quot;;&quot;,&quot;));&quot;000.0000000&quot;)" office:value-type="string" office:string-value="115.4849400">
            <text:p>115.4849400</text:p>
          </table:table-cell>
          <table:table-cell table:style-name="ce3" table:formula="of:=TEXT(VALUE(SUBSTITUTE(MID([.$A67];37;13);&quot;.&quot;;&quot;,&quot;));&quot;000.0000000&quot;)" office:value-type="string" office:string-value="000.0000000">
            <text:p>000.0000000</text:p>
          </table:table-cell>
          <table:table-cell table:style-name="ce13" table:formula="of:=CONCATENATE([.B67];&quot; &quot;;[.C67];&quot; &quot;;[.D67];&quot; &quot;;[.E67])" office:value-type="string" office:string-value="063 047.8354301 115.4849400 000.0000000">
            <text:p>063 047.8354301 115.4849400 000.0000000</text:p>
          </table:table-cell>
          <table:table-cell table:number-columns-repeated="999"/>
        </table:table-row>
        <table:table-row table:style-name="ro1">
          <table:table-cell office:value-type="string">
            <text:p><text:s text:c="5"/>64, <text:s text:c="2"/>88.3883514, <text:s text:c="2"/>88.3883514, <text:s text:c="10"/>0.</text:p>
          </table:table-cell>
          <table:table-cell table:style-name="ce8" office:value-type="string">
            <text:p>064</text:p>
          </table:table-cell>
          <table:table-cell table:style-name="ce3" table:formula="of:=TEXT(VALUE(SUBSTITUTE(MID([.$A68];9;13);&quot;.&quot;;&quot;,&quot;));&quot;000.0000000&quot;)" office:value-type="string" office:string-value="088.3883514">
            <text:p>088.3883514</text:p>
          </table:table-cell>
          <table:table-cell table:style-name="ce3" table:formula="of:=TEXT(VALUE(SUBSTITUTE(MID([.$A68];23;13);&quot;.&quot;;&quot;,&quot;));&quot;000.0000000&quot;)" office:value-type="string" office:string-value="088.3883514">
            <text:p>088.3883514</text:p>
          </table:table-cell>
          <table:table-cell table:style-name="ce3" table:formula="of:=TEXT(VALUE(SUBSTITUTE(MID([.$A68];37;13);&quot;.&quot;;&quot;,&quot;));&quot;000.0000000&quot;)" office:value-type="string" office:string-value="000.0000000">
            <text:p>000.0000000</text:p>
          </table:table-cell>
          <table:table-cell table:style-name="ce13" table:formula="of:=CONCATENATE([.B68];&quot; &quot;;[.C68];&quot; &quot;;[.D68];&quot; &quot;;[.E68])" office:value-type="string" office:string-value="064 088.3883514 088.3883514 000.0000000">
            <text:p>064 088.3883514 088.3883514 000.0000000</text:p>
          </table:table-cell>
          <table:table-cell table:number-columns-repeated="999"/>
        </table:table-row>
        <table:table-row table:style-name="ro1">
          <table:table-cell office:value-type="string">
            <text:p><text:s text:c="5"/>65, <text:s text:c="3"/>115.48494, <text:s text:c="2"/>47.8354301, <text:s text:c="10"/>0.</text:p>
          </table:table-cell>
          <table:table-cell table:style-name="ce8" office:value-type="string">
            <text:p>065</text:p>
          </table:table-cell>
          <table:table-cell table:style-name="ce3" table:formula="of:=TEXT(VALUE(SUBSTITUTE(MID([.$A69];9;13);&quot;.&quot;;&quot;,&quot;));&quot;000.0000000&quot;)" office:value-type="string" office:string-value="115.4849400">
            <text:p>115.4849400</text:p>
          </table:table-cell>
          <table:table-cell table:style-name="ce3" table:formula="of:=TEXT(VALUE(SUBSTITUTE(MID([.$A69];23;13);&quot;.&quot;;&quot;,&quot;));&quot;000.0000000&quot;)" office:value-type="string" office:string-value="047.8354301">
            <text:p>047.8354301</text:p>
          </table:table-cell>
          <table:table-cell table:style-name="ce3" table:formula="of:=TEXT(VALUE(SUBSTITUTE(MID([.$A69];37;13);&quot;.&quot;;&quot;,&quot;));&quot;000.0000000&quot;)" office:value-type="string" office:string-value="000.0000000">
            <text:p>000.0000000</text:p>
          </table:table-cell>
          <table:table-cell table:style-name="ce13" table:formula="of:=CONCATENATE([.B69];&quot; &quot;;[.C69];&quot; &quot;;[.D69];&quot; &quot;;[.E69])" office:value-type="string" office:string-value="065 115.4849400 047.8354301 000.0000000">
            <text:p>065 115.4849400 047.8354301 000.0000000</text:p>
          </table:table-cell>
          <table:table-cell table:number-columns-repeated="999"/>
        </table:table-row>
        <table:table-row table:style-name="ro1">
          <table:table-cell office:value-type="string">
            <text:p><text:s text:c="5"/>66, <text:s text:c="8"/>125., <text:s text:c="10"/>0., <text:s text:c="10"/>0.</text:p>
          </table:table-cell>
          <table:table-cell table:style-name="ce8" office:value-type="string">
            <text:p>066</text:p>
          </table:table-cell>
          <table:table-cell table:style-name="ce3" table:formula="of:=TEXT(VALUE(SUBSTITUTE(MID([.$A70];9;13);&quot;.&quot;;&quot;,&quot;));&quot;000.0000000&quot;)" office:value-type="string" office:string-value="125.0000000">
            <text:p>125.0000000</text:p>
          </table:table-cell>
          <table:table-cell table:style-name="ce3" table:formula="of:=TEXT(VALUE(SUBSTITUTE(MID([.$A70];23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70];37;13);&quot;.&quot;;&quot;,&quot;));&quot;000.0000000&quot;)" office:value-type="string" office:string-value="000.0000000">
            <text:p>000.0000000</text:p>
          </table:table-cell>
          <table:table-cell table:style-name="ce13" table:formula="of:=CONCATENATE([.B70];&quot; &quot;;[.C70];&quot; &quot;;[.D70];&quot; &quot;;[.E70])" office:value-type="string" office:string-value="066 125.0000000 000.0000000 000.0000000">
            <text:p>066 125.0000000 000.0000000 000.0000000</text:p>
          </table:table-cell>
          <table:table-cell table:number-columns-repeated="999"/>
        </table:table-row>
        <table:table-row table:style-name="ro1">
          <table:table-cell office:value-type="string">
            <text:p><text:s text:c="5"/>67, <text:s text:c="3"/>115.48494, <text:s text:c="10"/>0., <text:s text:c="2"/>47.8354301</text:p>
          </table:table-cell>
          <table:table-cell table:style-name="ce8" office:value-type="string">
            <text:p>067</text:p>
          </table:table-cell>
          <table:table-cell table:style-name="ce3" table:formula="of:=TEXT(VALUE(SUBSTITUTE(MID([.$A71];9;13);&quot;.&quot;;&quot;,&quot;));&quot;000.0000000&quot;)" office:value-type="string" office:string-value="115.4849400">
            <text:p>115.4849400</text:p>
          </table:table-cell>
          <table:table-cell table:style-name="ce3" table:formula="of:=TEXT(VALUE(SUBSTITUTE(MID([.$A71];23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71];37;13);&quot;.&quot;;&quot;,&quot;));&quot;000.0000000&quot;)" office:value-type="string" office:string-value="047.8354301">
            <text:p>047.8354301</text:p>
          </table:table-cell>
          <table:table-cell table:style-name="ce13" table:formula="of:=CONCATENATE([.B71];&quot; &quot;;[.C71];&quot; &quot;;[.D71];&quot; &quot;;[.E71])" office:value-type="string" office:string-value="067 115.4849400 000.0000000 047.8354301">
            <text:p>067 115.4849400 000.0000000 047.8354301</text:p>
          </table:table-cell>
          <table:table-cell table:number-columns-repeated="999"/>
        </table:table-row>
        <table:table-row table:style-name="ro1">
          <table:table-cell office:value-type="string">
            <text:p><text:s text:c="5"/>68, <text:s text:c="2"/>88.3883514, <text:s text:c="10"/>0., <text:s text:c="2"/>88.3883514</text:p>
          </table:table-cell>
          <table:table-cell table:style-name="ce8" office:value-type="string">
            <text:p>068</text:p>
          </table:table-cell>
          <table:table-cell table:style-name="ce3" table:formula="of:=TEXT(VALUE(SUBSTITUTE(MID([.$A72];9;13);&quot;.&quot;;&quot;,&quot;));&quot;000.0000000&quot;)" office:value-type="string" office:string-value="088.3883514">
            <text:p>088.3883514</text:p>
          </table:table-cell>
          <table:table-cell table:style-name="ce3" table:formula="of:=TEXT(VALUE(SUBSTITUTE(MID([.$A72];23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72];37;13);&quot;.&quot;;&quot;,&quot;));&quot;000.0000000&quot;)" office:value-type="string" office:string-value="088.3883514">
            <text:p>088.3883514</text:p>
          </table:table-cell>
          <table:table-cell table:style-name="ce13" table:formula="of:=CONCATENATE([.B72];&quot; &quot;;[.C72];&quot; &quot;;[.D72];&quot; &quot;;[.E72])" office:value-type="string" office:string-value="068 088.3883514 000.0000000 088.3883514">
            <text:p>068 088.3883514 000.0000000 088.3883514</text:p>
          </table:table-cell>
          <table:table-cell table:number-columns-repeated="999"/>
        </table:table-row>
        <table:table-row table:style-name="ro1">
          <table:table-cell office:value-type="string">
            <text:p><text:s text:c="5"/>69, <text:s text:c="2"/>37.8552742, <text:s text:c="2"/>84.9378357, <text:s text:c="2"/>83.5343781</text:p>
          </table:table-cell>
          <table:table-cell table:style-name="ce8" office:value-type="string">
            <text:p>069</text:p>
          </table:table-cell>
          <table:table-cell table:style-name="ce3" table:formula="of:=TEXT(VALUE(SUBSTITUTE(MID([.$A73];9;13);&quot;.&quot;;&quot;,&quot;));&quot;000.0000000&quot;)" office:value-type="string" office:string-value="037.8552742">
            <text:p>037.8552742</text:p>
          </table:table-cell>
          <table:table-cell table:style-name="ce3" table:formula="of:=TEXT(VALUE(SUBSTITUTE(MID([.$A73];23;13);&quot;.&quot;;&quot;,&quot;));&quot;000.0000000&quot;)" office:value-type="string" office:string-value="084.9378357">
            <text:p>084.9378357</text:p>
          </table:table-cell>
          <table:table-cell table:style-name="ce3" table:formula="of:=TEXT(VALUE(SUBSTITUTE(MID([.$A73];37;13);&quot;.&quot;;&quot;,&quot;));&quot;000.0000000&quot;)" office:value-type="string" office:string-value="083.5343781">
            <text:p>083.5343781</text:p>
          </table:table-cell>
          <table:table-cell table:style-name="ce13" table:formula="of:=CONCATENATE([.B73];&quot; &quot;;[.C73];&quot; &quot;;[.D73];&quot; &quot;;[.E73])" office:value-type="string" office:string-value="069 037.8552742 084.9378357 083.5343781">
            <text:p>069 037.8552742 084.9378357 083.5343781</text:p>
          </table:table-cell>
          <table:table-cell table:number-columns-repeated="999"/>
        </table:table-row>
        <table:table-row table:style-name="ro1">
          <table:table-cell office:value-type="string">
            <text:p><text:s text:c="5"/>70, <text:s text:c="2"/>42.4375763, <text:s text:c="2"/>109.615791, <text:s text:c="2"/>42.9735794</text:p>
          </table:table-cell>
          <table:table-cell table:style-name="ce8" office:value-type="string">
            <text:p>070</text:p>
          </table:table-cell>
          <table:table-cell table:style-name="ce3" table:formula="of:=TEXT(VALUE(SUBSTITUTE(MID([.$A74];9;13);&quot;.&quot;;&quot;,&quot;));&quot;000.0000000&quot;)" office:value-type="string" office:string-value="042.4375763">
            <text:p>042.4375763</text:p>
          </table:table-cell>
          <table:table-cell table:style-name="ce3" table:formula="of:=TEXT(VALUE(SUBSTITUTE(MID([.$A74];23;13);&quot;.&quot;;&quot;,&quot;));&quot;000.0000000&quot;)" office:value-type="string" office:string-value="109.6157910">
            <text:p>109.6157910</text:p>
          </table:table-cell>
          <table:table-cell table:style-name="ce3" table:formula="of:=TEXT(VALUE(SUBSTITUTE(MID([.$A74];37;13);&quot;.&quot;;&quot;,&quot;));&quot;000.0000000&quot;)" office:value-type="string" office:string-value="042.9735794">
            <text:p>042.9735794</text:p>
          </table:table-cell>
          <table:table-cell table:style-name="ce13" table:formula="of:=CONCATENATE([.B74];&quot; &quot;;[.C74];&quot; &quot;;[.D74];&quot; &quot;;[.E74])" office:value-type="string" office:string-value="070 042.4375763 109.6157910 042.9735794">
            <text:p>070 042.4375763 109.6157910 042.9735794</text:p>
          </table:table-cell>
          <table:table-cell table:number-columns-repeated="999"/>
        </table:table-row>
        <table:table-row table:style-name="ro1">
          <table:table-cell office:value-type="string">
            <text:p><text:s text:c="5"/>71, <text:s text:c="2"/>82.6303558, <text:s text:c="2"/>40.6646729, <text:s text:c="2"/>84.5045471</text:p>
          </table:table-cell>
          <table:table-cell table:style-name="ce8" office:value-type="string">
            <text:p>071</text:p>
          </table:table-cell>
          <table:table-cell table:style-name="ce3" table:formula="of:=TEXT(VALUE(SUBSTITUTE(MID([.$A75];9;13);&quot;.&quot;;&quot;,&quot;));&quot;000.0000000&quot;)" office:value-type="string" office:string-value="082.6303558">
            <text:p>082.6303558</text:p>
          </table:table-cell>
          <table:table-cell table:style-name="ce3" table:formula="of:=TEXT(VALUE(SUBSTITUTE(MID([.$A75];23;13);&quot;.&quot;;&quot;,&quot;));&quot;000.0000000&quot;)" office:value-type="string" office:string-value="040.6646729">
            <text:p>040.6646729</text:p>
          </table:table-cell>
          <table:table-cell table:style-name="ce3" table:formula="of:=TEXT(VALUE(SUBSTITUTE(MID([.$A75];37;13);&quot;.&quot;;&quot;,&quot;));&quot;000.0000000&quot;)" office:value-type="string" office:string-value="084.5045471">
            <text:p>084.5045471</text:p>
          </table:table-cell>
          <table:table-cell table:style-name="ce13" table:formula="of:=CONCATENATE([.B75];&quot; &quot;;[.C75];&quot; &quot;;[.D75];&quot; &quot;;[.E75])" office:value-type="string" office:string-value="071 082.6303558 040.6646729 084.5045471">
            <text:p>071 082.6303558 040.6646729 084.5045471</text:p>
          </table:table-cell>
          <table:table-cell table:number-columns-repeated="999"/>
        </table:table-row>
        <table:table-row table:style-name="ro1">
          <table:table-cell office:value-type="string">
            <text:p><text:s text:c="5"/>72, <text:s text:c="2"/>82.3329544, <text:s text:c="2"/>85.3460159, <text:s text:c="2"/>39.5089951</text:p>
          </table:table-cell>
          <table:table-cell table:style-name="ce8" office:value-type="string">
            <text:p>072</text:p>
          </table:table-cell>
          <table:table-cell table:style-name="ce3" table:formula="of:=TEXT(VALUE(SUBSTITUTE(MID([.$A76];9;13);&quot;.&quot;;&quot;,&quot;));&quot;000.0000000&quot;)" office:value-type="string" office:string-value="082.3329544">
            <text:p>082.3329544</text:p>
          </table:table-cell>
          <table:table-cell table:style-name="ce3" table:formula="of:=TEXT(VALUE(SUBSTITUTE(MID([.$A76];23;13);&quot;.&quot;;&quot;,&quot;));&quot;000.0000000&quot;)" office:value-type="string" office:string-value="085.3460159">
            <text:p>085.3460159</text:p>
          </table:table-cell>
          <table:table-cell table:style-name="ce3" table:formula="of:=TEXT(VALUE(SUBSTITUTE(MID([.$A76];37;13);&quot;.&quot;;&quot;,&quot;));&quot;000.0000000&quot;)" office:value-type="string" office:string-value="039.5089951">
            <text:p>039.5089951</text:p>
          </table:table-cell>
          <table:table-cell table:style-name="ce13" table:formula="of:=CONCATENATE([.B76];&quot; &quot;;[.C76];&quot; &quot;;[.D76];&quot; &quot;;[.E76])" office:value-type="string" office:string-value="072 082.3329544 085.3460159 039.5089951">
            <text:p>072 082.3329544 085.3460159 039.5089951</text:p>
          </table:table-cell>
          <table:table-cell table:number-columns-repeated="999"/>
        </table:table-row>
        <table:table-row table:style-name="ro1">
          <table:table-cell office:value-type="string">
            <text:p><text:s text:c="5"/>73, <text:s text:c="2"/>47.8354301, <text:s text:c="10"/>0., <text:s text:c="3"/>115.48494</text:p>
          </table:table-cell>
          <table:table-cell table:style-name="ce8" office:value-type="string">
            <text:p>073</text:p>
          </table:table-cell>
          <table:table-cell table:style-name="ce3" table:formula="of:=TEXT(VALUE(SUBSTITUTE(MID([.$A77];9;13);&quot;.&quot;;&quot;,&quot;));&quot;000.0000000&quot;)" office:value-type="string" office:string-value="047.8354301">
            <text:p>047.8354301</text:p>
          </table:table-cell>
          <table:table-cell table:style-name="ce3" table:formula="of:=TEXT(VALUE(SUBSTITUTE(MID([.$A77];23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77];37;13);&quot;.&quot;;&quot;,&quot;));&quot;000.0000000&quot;)" office:value-type="string" office:string-value="115.4849400">
            <text:p>115.4849400</text:p>
          </table:table-cell>
          <table:table-cell table:style-name="ce13" table:formula="of:=CONCATENATE([.B77];&quot; &quot;;[.C77];&quot; &quot;;[.D77];&quot; &quot;;[.E77])" office:value-type="string" office:string-value="073 047.8354301 000.0000000 115.4849400">
            <text:p>073 047.8354301 000.0000000 115.4849400</text:p>
          </table:table-cell>
          <table:table-cell table:number-columns-repeated="999"/>
        </table:table-row>
        <table:table-row table:style-name="ro1">
          <table:table-cell office:value-type="string">
            <text:p><text:s text:c="5"/>74, <text:s text:c="2"/>108.616791, <text:s text:c="2"/>44.1360703, <text:s text:c="2"/>43.7204132</text:p>
          </table:table-cell>
          <table:table-cell table:style-name="ce8" office:value-type="string">
            <text:p>074</text:p>
          </table:table-cell>
          <table:table-cell table:style-name="ce3" table:formula="of:=TEXT(VALUE(SUBSTITUTE(MID([.$A78];9;13);&quot;.&quot;;&quot;,&quot;));&quot;000.0000000&quot;)" office:value-type="string" office:string-value="108.6167910">
            <text:p>108.6167910</text:p>
          </table:table-cell>
          <table:table-cell table:style-name="ce3" table:formula="of:=TEXT(VALUE(SUBSTITUTE(MID([.$A78];23;13);&quot;.&quot;;&quot;,&quot;));&quot;000.0000000&quot;)" office:value-type="string" office:string-value="044.1360703">
            <text:p>044.1360703</text:p>
          </table:table-cell>
          <table:table-cell table:style-name="ce3" table:formula="of:=TEXT(VALUE(SUBSTITUTE(MID([.$A78];37;13);&quot;.&quot;;&quot;,&quot;));&quot;000.0000000&quot;)" office:value-type="string" office:string-value="043.7204132">
            <text:p>043.7204132</text:p>
          </table:table-cell>
          <table:table-cell table:style-name="ce13" table:formula="of:=CONCATENATE([.B78];&quot; &quot;;[.C78];&quot; &quot;;[.D78];&quot; &quot;;[.E78])" office:value-type="string" office:string-value="074 108.6167910 044.1360703 043.7204132">
            <text:p>074 108.6167910 044.1360703 043.7204132</text:p>
          </table:table-cell>
          <table:table-cell table:number-columns-repeated="999"/>
        </table:table-row>
        <table:table-row table:style-name="ro1">
          <table:table-cell office:value-type="string">
            <text:p><text:s text:c="5"/>75, <text:s text:c="2"/>42.7344322, <text:s text:c="2"/>43.7161942, <text:s text:c="2"/>109.193672</text:p>
          </table:table-cell>
          <table:table-cell table:style-name="ce8" office:value-type="string">
            <text:p>075</text:p>
          </table:table-cell>
          <table:table-cell table:style-name="ce3" table:formula="of:=TEXT(VALUE(SUBSTITUTE(MID([.$A79];9;13);&quot;.&quot;;&quot;,&quot;));&quot;000.0000000&quot;)" office:value-type="string" office:string-value="042.7344322">
            <text:p>042.7344322</text:p>
          </table:table-cell>
          <table:table-cell table:style-name="ce3" table:formula="of:=TEXT(VALUE(SUBSTITUTE(MID([.$A79];23;13);&quot;.&quot;;&quot;,&quot;));&quot;000.0000000&quot;)" office:value-type="string" office:string-value="043.7161942">
            <text:p>043.7161942</text:p>
          </table:table-cell>
          <table:table-cell table:style-name="ce3" table:formula="of:=TEXT(VALUE(SUBSTITUTE(MID([.$A79];37;13);&quot;.&quot;;&quot;,&quot;));&quot;000.0000000&quot;)" office:value-type="string" office:string-value="109.1936720">
            <text:p>109.1936720</text:p>
          </table:table-cell>
          <table:table-cell table:style-name="ce13" table:formula="of:=CONCATENATE([.B79];&quot; &quot;;[.C79];&quot; &quot;;[.D79];&quot; &quot;;[.E79])" office:value-type="string" office:string-value="075 042.7344322 043.7161942 109.1936720">
            <text:p>075 042.7344322 043.7161942 109.1936720</text:p>
          </table:table-cell>
          <table:table-cell table:number-columns-repeated="999"/>
        </table:table-row>
        <table:table-row table:style-name="ro1">
          <table:table-cell office:value-type="string">
            <text:p><text:s text:c="5"/>76, <text:s text:c="2"/>70.4874725, <text:s text:c="2"/>73.6063461, <text:s text:c="5"/>72.3013</text:p>
          </table:table-cell>
          <table:table-cell table:style-name="ce8" office:value-type="string">
            <text:p>076</text:p>
          </table:table-cell>
          <table:table-cell table:style-name="ce3" table:formula="of:=TEXT(VALUE(SUBSTITUTE(MID([.$A80];9;13);&quot;.&quot;;&quot;,&quot;));&quot;000.0000000&quot;)" office:value-type="string" office:string-value="070.4874725">
            <text:p>070.4874725</text:p>
          </table:table-cell>
          <table:table-cell table:style-name="ce3" table:formula="of:=TEXT(VALUE(SUBSTITUTE(MID([.$A80];23;13);&quot;.&quot;;&quot;,&quot;));&quot;000.0000000&quot;)" office:value-type="string" office:string-value="073.6063461">
            <text:p>073.6063461</text:p>
          </table:table-cell>
          <table:table-cell table:style-name="ce3" table:formula="of:=TEXT(VALUE(SUBSTITUTE(MID([.$A80];37;13);&quot;.&quot;;&quot;,&quot;));&quot;000.0000000&quot;)" office:value-type="string" office:string-value="072.3013000">
            <text:p>072.3013000</text:p>
          </table:table-cell>
          <table:table-cell table:style-name="ce13" table:formula="of:=CONCATENATE([.B80];&quot; &quot;;[.C80];&quot; &quot;;[.D80];&quot; &quot;;[.E80])" office:value-type="string" office:string-value="076 070.4874725 073.6063461 072.3013000">
            <text:p>076 070.4874725 073.6063461 072.3013000</text:p>
          </table:table-cell>
          <table:table-cell table:number-columns-repeated="999"/>
        </table:table-row>
        <table:table-row table:style-name="ro1">
          <table:table-cell office:value-type="string">
            <text:p><text:s text:c="5"/>77, <text:s text:c="10"/>0., <text:s text:c="2"/>57.4025154, <text:s text:c="2"/>138.581924</text:p>
          </table:table-cell>
          <table:table-cell table:style-name="ce8" office:value-type="string">
            <text:p>077</text:p>
          </table:table-cell>
          <table:table-cell table:style-name="ce3" table:formula="of:=TEXT(VALUE(SUBSTITUTE(MID([.$A81];9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81];23;13);&quot;.&quot;;&quot;,&quot;));&quot;000.0000000&quot;)" office:value-type="string" office:string-value="057.4025154">
            <text:p>057.4025154</text:p>
          </table:table-cell>
          <table:table-cell table:style-name="ce3" table:formula="of:=TEXT(VALUE(SUBSTITUTE(MID([.$A81];37;13);&quot;.&quot;;&quot;,&quot;));&quot;000.0000000&quot;)" office:value-type="string" office:string-value="138.5819240">
            <text:p>138.5819240</text:p>
          </table:table-cell>
          <table:table-cell table:style-name="ce13" table:formula="of:=CONCATENATE([.B81];&quot; &quot;;[.C81];&quot; &quot;;[.D81];&quot; &quot;;[.E81])" office:value-type="string" office:string-value="077 000.0000000 057.4025154 138.5819240">
            <text:p>077 000.0000000 057.4025154 138.5819240</text:p>
          </table:table-cell>
          <table:table-cell table:number-columns-repeated="999"/>
        </table:table-row>
        <table:table-row table:style-name="ro1">
          <table:table-cell office:value-type="string">
            <text:p><text:s text:c="5"/>78, <text:s text:c="10"/>0., <text:s text:c="2"/>106.066017, <text:s text:c="2"/>106.066017</text:p>
          </table:table-cell>
          <table:table-cell table:style-name="ce8" office:value-type="string">
            <text:p>078</text:p>
          </table:table-cell>
          <table:table-cell table:style-name="ce3" table:formula="of:=TEXT(VALUE(SUBSTITUTE(MID([.$A82];9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82];23;13);&quot;.&quot;;&quot;,&quot;));&quot;000.0000000&quot;)" office:value-type="string" office:string-value="106.0660170">
            <text:p>106.0660170</text:p>
          </table:table-cell>
          <table:table-cell table:style-name="ce3" table:formula="of:=TEXT(VALUE(SUBSTITUTE(MID([.$A82];37;13);&quot;.&quot;;&quot;,&quot;));&quot;000.0000000&quot;)" office:value-type="string" office:string-value="106.0660170">
            <text:p>106.0660170</text:p>
          </table:table-cell>
          <table:table-cell table:style-name="ce13" table:formula="of:=CONCATENATE([.B82];&quot; &quot;;[.C82];&quot; &quot;;[.D82];&quot; &quot;;[.E82])" office:value-type="string" office:string-value="078 000.0000000 106.0660170 106.0660170">
            <text:p>078 000.0000000 106.0660170 106.0660170</text:p>
          </table:table-cell>
          <table:table-cell table:number-columns-repeated="999"/>
        </table:table-row>
        <table:table-row table:style-name="ro1">
          <table:table-cell office:value-type="string">
            <text:p><text:s text:c="5"/>79, <text:s text:c="10"/>0., <text:s text:c="2"/>138.581924, <text:s text:c="2"/>57.4025154</text:p>
          </table:table-cell>
          <table:table-cell table:style-name="ce8" office:value-type="string">
            <text:p>079</text:p>
          </table:table-cell>
          <table:table-cell table:style-name="ce3" table:formula="of:=TEXT(VALUE(SUBSTITUTE(MID([.$A83];9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83];23;13);&quot;.&quot;;&quot;,&quot;));&quot;000.0000000&quot;)" office:value-type="string" office:string-value="138.5819240">
            <text:p>138.5819240</text:p>
          </table:table-cell>
          <table:table-cell table:style-name="ce3" table:formula="of:=TEXT(VALUE(SUBSTITUTE(MID([.$A83];37;13);&quot;.&quot;;&quot;,&quot;));&quot;000.0000000&quot;)" office:value-type="string" office:string-value="057.4025154">
            <text:p>057.4025154</text:p>
          </table:table-cell>
          <table:table-cell table:style-name="ce13" table:formula="of:=CONCATENATE([.B83];&quot; &quot;;[.C83];&quot; &quot;;[.D83];&quot; &quot;;[.E83])" office:value-type="string" office:string-value="079 000.0000000 138.5819240 057.4025154">
            <text:p>079 000.0000000 138.5819240 057.4025154</text:p>
          </table:table-cell>
          <table:table-cell table:number-columns-repeated="999"/>
        </table:table-row>
        <table:table-row table:style-name="ro1">
          <table:table-cell office:value-type="string">
            <text:p><text:s text:c="5"/>80, <text:s text:c="10"/>0., <text:s text:c="10"/>0., <text:s text:c="8"/>150.</text:p>
          </table:table-cell>
          <table:table-cell table:style-name="ce8" office:value-type="string">
            <text:p>080</text:p>
          </table:table-cell>
          <table:table-cell table:style-name="ce3" table:formula="of:=TEXT(VALUE(SUBSTITUTE(MID([.$A84];9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84];23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84];37;13);&quot;.&quot;;&quot;,&quot;));&quot;000.0000000&quot;)" office:value-type="string" office:string-value="150.0000000">
            <text:p>150.0000000</text:p>
          </table:table-cell>
          <table:table-cell table:style-name="ce13" table:formula="of:=CONCATENATE([.B84];&quot; &quot;;[.C84];&quot; &quot;;[.D84];&quot; &quot;;[.E84])" office:value-type="string" office:string-value="080 000.0000000 000.0000000 150.0000000">
            <text:p>080 000.0000000 000.0000000 150.0000000</text:p>
          </table:table-cell>
          <table:table-cell table:number-columns-repeated="999"/>
        </table:table-row>
        <table:table-row table:style-name="ro1">
          <table:table-cell office:value-type="string">
            <text:p><text:s text:c="5"/>81, <text:s text:c="10"/>0., <text:s text:c="8"/>150., <text:s text:c="10"/>0.</text:p>
          </table:table-cell>
          <table:table-cell table:style-name="ce8" office:value-type="string">
            <text:p>081</text:p>
          </table:table-cell>
          <table:table-cell table:style-name="ce3" table:formula="of:=TEXT(VALUE(SUBSTITUTE(MID([.$A85];9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85];23;13);&quot;.&quot;;&quot;,&quot;));&quot;000.0000000&quot;)" office:value-type="string" office:string-value="150.0000000">
            <text:p>150.0000000</text:p>
          </table:table-cell>
          <table:table-cell table:style-name="ce3" table:formula="of:=TEXT(VALUE(SUBSTITUTE(MID([.$A85];37;13);&quot;.&quot;;&quot;,&quot;));&quot;000.0000000&quot;)" office:value-type="string" office:string-value="000.0000000">
            <text:p>000.0000000</text:p>
          </table:table-cell>
          <table:table-cell table:style-name="ce13" table:formula="of:=CONCATENATE([.B85];&quot; &quot;;[.C85];&quot; &quot;;[.D85];&quot; &quot;;[.E85])" office:value-type="string" office:string-value="081 000.0000000 150.0000000 000.0000000">
            <text:p>081 000.0000000 150.0000000 000.0000000</text:p>
          </table:table-cell>
          <table:table-cell table:number-columns-repeated="999"/>
        </table:table-row>
        <table:table-row table:style-name="ro1">
          <table:table-cell office:value-type="string">
            <text:p><text:s text:c="5"/>82, <text:s text:c="2"/>57.4025154, <text:s text:c="2"/>138.581924, <text:s text:c="10"/>0.</text:p>
          </table:table-cell>
          <table:table-cell table:style-name="ce8" office:value-type="string">
            <text:p>082</text:p>
          </table:table-cell>
          <table:table-cell table:style-name="ce3" table:formula="of:=TEXT(VALUE(SUBSTITUTE(MID([.$A86];9;13);&quot;.&quot;;&quot;,&quot;));&quot;000.0000000&quot;)" office:value-type="string" office:string-value="057.4025154">
            <text:p>057.4025154</text:p>
          </table:table-cell>
          <table:table-cell table:style-name="ce3" table:formula="of:=TEXT(VALUE(SUBSTITUTE(MID([.$A86];23;13);&quot;.&quot;;&quot;,&quot;));&quot;000.0000000&quot;)" office:value-type="string" office:string-value="138.5819240">
            <text:p>138.5819240</text:p>
          </table:table-cell>
          <table:table-cell table:style-name="ce3" table:formula="of:=TEXT(VALUE(SUBSTITUTE(MID([.$A86];37;13);&quot;.&quot;;&quot;,&quot;));&quot;000.0000000&quot;)" office:value-type="string" office:string-value="000.0000000">
            <text:p>000.0000000</text:p>
          </table:table-cell>
          <table:table-cell table:style-name="ce13" table:formula="of:=CONCATENATE([.B86];&quot; &quot;;[.C86];&quot; &quot;;[.D86];&quot; &quot;;[.E86])" office:value-type="string" office:string-value="082 057.4025154 138.5819240 000.0000000">
            <text:p>082 057.4025154 138.5819240 000.0000000</text:p>
          </table:table-cell>
          <table:table-cell table:number-columns-repeated="999"/>
        </table:table-row>
        <table:table-row table:style-name="ro1">
          <table:table-cell office:value-type="string">
            <text:p><text:s text:c="5"/>83, <text:s text:c="2"/>106.066017, <text:s text:c="2"/>106.066017, <text:s text:c="10"/>0.</text:p>
          </table:table-cell>
          <table:table-cell table:style-name="ce8" office:value-type="string">
            <text:p>083</text:p>
          </table:table-cell>
          <table:table-cell table:style-name="ce3" table:formula="of:=TEXT(VALUE(SUBSTITUTE(MID([.$A87];9;13);&quot;.&quot;;&quot;,&quot;));&quot;000.0000000&quot;)" office:value-type="string" office:string-value="106.0660170">
            <text:p>106.0660170</text:p>
          </table:table-cell>
          <table:table-cell table:style-name="ce3" table:formula="of:=TEXT(VALUE(SUBSTITUTE(MID([.$A87];23;13);&quot;.&quot;;&quot;,&quot;));&quot;000.0000000&quot;)" office:value-type="string" office:string-value="106.0660170">
            <text:p>106.0660170</text:p>
          </table:table-cell>
          <table:table-cell table:style-name="ce3" table:formula="of:=TEXT(VALUE(SUBSTITUTE(MID([.$A87];37;13);&quot;.&quot;;&quot;,&quot;));&quot;000.0000000&quot;)" office:value-type="string" office:string-value="000.0000000">
            <text:p>000.0000000</text:p>
          </table:table-cell>
          <table:table-cell table:style-name="ce13" table:formula="of:=CONCATENATE([.B87];&quot; &quot;;[.C87];&quot; &quot;;[.D87];&quot; &quot;;[.E87])" office:value-type="string" office:string-value="083 106.0660170 106.0660170 000.0000000">
            <text:p>083 106.0660170 106.0660170 000.0000000</text:p>
          </table:table-cell>
          <table:table-cell table:number-columns-repeated="999"/>
        </table:table-row>
        <table:table-row table:style-name="ro1">
          <table:table-cell office:value-type="string">
            <text:p><text:s text:c="5"/>84, <text:s text:c="2"/>138.581924, <text:s text:c="2"/>57.4025154, <text:s text:c="10"/>0.</text:p>
          </table:table-cell>
          <table:table-cell table:style-name="ce8" office:value-type="string">
            <text:p>084</text:p>
          </table:table-cell>
          <table:table-cell table:style-name="ce3" table:formula="of:=TEXT(VALUE(SUBSTITUTE(MID([.$A88];9;13);&quot;.&quot;;&quot;,&quot;));&quot;000.0000000&quot;)" office:value-type="string" office:string-value="138.5819240">
            <text:p>138.5819240</text:p>
          </table:table-cell>
          <table:table-cell table:style-name="ce3" table:formula="of:=TEXT(VALUE(SUBSTITUTE(MID([.$A88];23;13);&quot;.&quot;;&quot;,&quot;));&quot;000.0000000&quot;)" office:value-type="string" office:string-value="057.4025154">
            <text:p>057.4025154</text:p>
          </table:table-cell>
          <table:table-cell table:style-name="ce3" table:formula="of:=TEXT(VALUE(SUBSTITUTE(MID([.$A88];37;13);&quot;.&quot;;&quot;,&quot;));&quot;000.0000000&quot;)" office:value-type="string" office:string-value="000.0000000">
            <text:p>000.0000000</text:p>
          </table:table-cell>
          <table:table-cell table:style-name="ce13" table:formula="of:=CONCATENATE([.B88];&quot; &quot;;[.C88];&quot; &quot;;[.D88];&quot; &quot;;[.E88])" office:value-type="string" office:string-value="084 138.5819240 057.4025154 000.0000000">
            <text:p>084 138.5819240 057.4025154 000.0000000</text:p>
          </table:table-cell>
          <table:table-cell table:number-columns-repeated="999"/>
        </table:table-row>
        <table:table-row table:style-name="ro1">
          <table:table-cell office:value-type="string">
            <text:p><text:s text:c="5"/>85, <text:s text:c="8"/>150., <text:s text:c="10"/>0., <text:s text:c="10"/>0.</text:p>
          </table:table-cell>
          <table:table-cell table:style-name="ce8" office:value-type="string">
            <text:p>085</text:p>
          </table:table-cell>
          <table:table-cell table:style-name="ce3" table:formula="of:=TEXT(VALUE(SUBSTITUTE(MID([.$A89];9;13);&quot;.&quot;;&quot;,&quot;));&quot;000.0000000&quot;)" office:value-type="string" office:string-value="150.0000000">
            <text:p>150.0000000</text:p>
          </table:table-cell>
          <table:table-cell table:style-name="ce3" table:formula="of:=TEXT(VALUE(SUBSTITUTE(MID([.$A89];23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89];37;13);&quot;.&quot;;&quot;,&quot;));&quot;000.0000000&quot;)" office:value-type="string" office:string-value="000.0000000">
            <text:p>000.0000000</text:p>
          </table:table-cell>
          <table:table-cell table:style-name="ce13" table:formula="of:=CONCATENATE([.B89];&quot; &quot;;[.C89];&quot; &quot;;[.D89];&quot; &quot;;[.E89])" office:value-type="string" office:string-value="085 150.0000000 000.0000000 000.0000000">
            <text:p>085 150.0000000 000.0000000 000.0000000</text:p>
          </table:table-cell>
          <table:table-cell table:number-columns-repeated="999"/>
        </table:table-row>
        <table:table-row table:style-name="ro1">
          <table:table-cell office:value-type="string">
            <text:p><text:s text:c="5"/>86, <text:s text:c="2"/>138.581924, <text:s text:c="10"/>0., <text:s text:c="2"/>57.4025154</text:p>
          </table:table-cell>
          <table:table-cell table:style-name="ce8" office:value-type="string">
            <text:p>086</text:p>
          </table:table-cell>
          <table:table-cell table:style-name="ce3" table:formula="of:=TEXT(VALUE(SUBSTITUTE(MID([.$A90];9;13);&quot;.&quot;;&quot;,&quot;));&quot;000.0000000&quot;)" office:value-type="string" office:string-value="138.5819240">
            <text:p>138.5819240</text:p>
          </table:table-cell>
          <table:table-cell table:style-name="ce3" table:formula="of:=TEXT(VALUE(SUBSTITUTE(MID([.$A90];23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90];37;13);&quot;.&quot;;&quot;,&quot;));&quot;000.0000000&quot;)" office:value-type="string" office:string-value="057.4025154">
            <text:p>057.4025154</text:p>
          </table:table-cell>
          <table:table-cell table:style-name="ce13" table:formula="of:=CONCATENATE([.B90];&quot; &quot;;[.C90];&quot; &quot;;[.D90];&quot; &quot;;[.E90])" office:value-type="string" office:string-value="086 138.5819240 000.0000000 057.4025154">
            <text:p>086 138.5819240 000.0000000 057.4025154</text:p>
          </table:table-cell>
          <table:table-cell table:number-columns-repeated="999"/>
        </table:table-row>
        <table:table-row table:style-name="ro1">
          <table:table-cell office:value-type="string">
            <text:p><text:s text:c="5"/>87, <text:s text:c="2"/>106.066017, <text:s text:c="10"/>0., <text:s text:c="2"/>106.066017</text:p>
          </table:table-cell>
          <table:table-cell table:style-name="ce8" office:value-type="string">
            <text:p>087</text:p>
          </table:table-cell>
          <table:table-cell table:style-name="ce3" table:formula="of:=TEXT(VALUE(SUBSTITUTE(MID([.$A91];9;13);&quot;.&quot;;&quot;,&quot;));&quot;000.0000000&quot;)" office:value-type="string" office:string-value="106.0660170">
            <text:p>106.0660170</text:p>
          </table:table-cell>
          <table:table-cell table:style-name="ce3" table:formula="of:=TEXT(VALUE(SUBSTITUTE(MID([.$A91];23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91];37;13);&quot;.&quot;;&quot;,&quot;));&quot;000.0000000&quot;)" office:value-type="string" office:string-value="106.0660170">
            <text:p>106.0660170</text:p>
          </table:table-cell>
          <table:table-cell table:style-name="ce13" table:formula="of:=CONCATENATE([.B91];&quot; &quot;;[.C91];&quot; &quot;;[.D91];&quot; &quot;;[.E91])" office:value-type="string" office:string-value="087 106.0660170 000.0000000 106.0660170">
            <text:p>087 106.0660170 000.0000000 106.0660170</text:p>
          </table:table-cell>
          <table:table-cell table:number-columns-repeated="999"/>
        </table:table-row>
        <table:table-row table:style-name="ro1">
          <table:table-cell office:value-type="string">
            <text:p><text:s text:c="5"/>88, <text:s text:c="2"/>44.0743484, <text:s text:c="2"/>102.247375, <text:s text:c="2"/>100.513313</text:p>
          </table:table-cell>
          <table:table-cell table:style-name="ce8" office:value-type="string">
            <text:p>088</text:p>
          </table:table-cell>
          <table:table-cell table:style-name="ce3" table:formula="of:=TEXT(VALUE(SUBSTITUTE(MID([.$A92];9;13);&quot;.&quot;;&quot;,&quot;));&quot;000.0000000&quot;)" office:value-type="string" office:string-value="044.0743484">
            <text:p>044.0743484</text:p>
          </table:table-cell>
          <table:table-cell table:style-name="ce3" table:formula="of:=TEXT(VALUE(SUBSTITUTE(MID([.$A92];23;13);&quot;.&quot;;&quot;,&quot;));&quot;000.0000000&quot;)" office:value-type="string" office:string-value="102.2473750">
            <text:p>102.2473750</text:p>
          </table:table-cell>
          <table:table-cell table:style-name="ce3" table:formula="of:=TEXT(VALUE(SUBSTITUTE(MID([.$A92];37;13);&quot;.&quot;;&quot;,&quot;));&quot;000.0000000&quot;)" office:value-type="string" office:string-value="100.5133130">
            <text:p>100.5133130</text:p>
          </table:table-cell>
          <table:table-cell table:style-name="ce13" table:formula="of:=CONCATENATE([.B92];&quot; &quot;;[.C92];&quot; &quot;;[.D92];&quot; &quot;;[.E92])" office:value-type="string" office:string-value="088 044.0743484 102.2473750 100.5133130">
            <text:p>088 044.0743484 102.2473750 100.5133130</text:p>
          </table:table-cell>
          <table:table-cell table:number-columns-repeated="999"/>
        </table:table-row>
        <table:table-row table:style-name="ro1">
          <table:table-cell office:value-type="string">
            <text:p><text:s text:c="5"/>89, <text:s text:c="2"/>49.8490906, <text:s text:c="2"/>132.152313, <text:s text:c="2"/>50.5057716</text:p>
          </table:table-cell>
          <table:table-cell table:style-name="ce8" office:value-type="string">
            <text:p>089</text:p>
          </table:table-cell>
          <table:table-cell table:style-name="ce3" table:formula="of:=TEXT(VALUE(SUBSTITUTE(MID([.$A93];9;13);&quot;.&quot;;&quot;,&quot;));&quot;000.0000000&quot;)" office:value-type="string" office:string-value="049.8490906">
            <text:p>049.8490906</text:p>
          </table:table-cell>
          <table:table-cell table:style-name="ce3" table:formula="of:=TEXT(VALUE(SUBSTITUTE(MID([.$A93];23;13);&quot;.&quot;;&quot;,&quot;));&quot;000.0000000&quot;)" office:value-type="string" office:string-value="132.1523130">
            <text:p>132.1523130</text:p>
          </table:table-cell>
          <table:table-cell table:style-name="ce3" table:formula="of:=TEXT(VALUE(SUBSTITUTE(MID([.$A93];37;13);&quot;.&quot;;&quot;,&quot;));&quot;000.0000000&quot;)" office:value-type="string" office:string-value="050.5057716">
            <text:p>050.5057716</text:p>
          </table:table-cell>
          <table:table-cell table:style-name="ce13" table:formula="of:=CONCATENATE([.B93];&quot; &quot;;[.C93];&quot; &quot;;[.D93];&quot; &quot;;[.E93])" office:value-type="string" office:string-value="089 049.8490906 132.1523130 050.5057716">
            <text:p>089 049.8490906 132.1523130 050.5057716</text:p>
          </table:table-cell>
          <table:table-cell table:number-columns-repeated="999"/>
        </table:table-row>
        <table:table-row table:style-name="ro1">
          <table:table-cell office:value-type="string">
            <text:p><text:s text:c="5"/>90, <text:s text:c="2"/>99.4352341, <text:s text:c="3"/>47.527626, <text:s text:c="2"/>101.753418</text:p>
          </table:table-cell>
          <table:table-cell table:style-name="ce8" office:value-type="string">
            <text:p>090</text:p>
          </table:table-cell>
          <table:table-cell table:style-name="ce3" table:formula="of:=TEXT(VALUE(SUBSTITUTE(MID([.$A94];9;13);&quot;.&quot;;&quot;,&quot;));&quot;000.0000000&quot;)" office:value-type="string" office:string-value="099.4352341">
            <text:p>099.4352341</text:p>
          </table:table-cell>
          <table:table-cell table:style-name="ce3" table:formula="of:=TEXT(VALUE(SUBSTITUTE(MID([.$A94];23;13);&quot;.&quot;;&quot;,&quot;));&quot;000.0000000&quot;)" office:value-type="string" office:string-value="047.5276260">
            <text:p>047.5276260</text:p>
          </table:table-cell>
          <table:table-cell table:style-name="ce3" table:formula="of:=TEXT(VALUE(SUBSTITUTE(MID([.$A94];37;13);&quot;.&quot;;&quot;,&quot;));&quot;000.0000000&quot;)" office:value-type="string" office:string-value="101.7534180">
            <text:p>101.7534180</text:p>
          </table:table-cell>
          <table:table-cell table:style-name="ce13" table:formula="of:=CONCATENATE([.B94];&quot; &quot;;[.C94];&quot; &quot;;[.D94];&quot; &quot;;[.E94])" office:value-type="string" office:string-value="090 099.4352341 047.5276260 101.7534180">
            <text:p>090 099.4352341 047.5276260 101.7534180</text:p>
          </table:table-cell>
          <table:table-cell table:number-columns-repeated="999"/>
        </table:table-row>
        <table:table-row table:style-name="ro1">
          <table:table-cell office:value-type="string">
            <text:p><text:s text:c="5"/>91, <text:s text:c="2"/>99.0514145, <text:s text:c="2"/>102.776596, <text:s text:c="3"/>46.106266</text:p>
          </table:table-cell>
          <table:table-cell table:style-name="ce8" office:value-type="string">
            <text:p>091</text:p>
          </table:table-cell>
          <table:table-cell table:style-name="ce3" table:formula="of:=TEXT(VALUE(SUBSTITUTE(MID([.$A95];9;13);&quot;.&quot;;&quot;,&quot;));&quot;000.0000000&quot;)" office:value-type="string" office:string-value="099.0514145">
            <text:p>099.0514145</text:p>
          </table:table-cell>
          <table:table-cell table:style-name="ce3" table:formula="of:=TEXT(VALUE(SUBSTITUTE(MID([.$A95];23;13);&quot;.&quot;;&quot;,&quot;));&quot;000.0000000&quot;)" office:value-type="string" office:string-value="102.7765960">
            <text:p>102.7765960</text:p>
          </table:table-cell>
          <table:table-cell table:style-name="ce3" table:formula="of:=TEXT(VALUE(SUBSTITUTE(MID([.$A95];37;13);&quot;.&quot;;&quot;,&quot;));&quot;000.0000000&quot;)" office:value-type="string" office:string-value="046.1062660">
            <text:p>046.1062660</text:p>
          </table:table-cell>
          <table:table-cell table:style-name="ce13" table:formula="of:=CONCATENATE([.B95];&quot; &quot;;[.C95];&quot; &quot;;[.D95];&quot; &quot;;[.E95])" office:value-type="string" office:string-value="091 099.0514145 102.7765960 046.1062660">
            <text:p>091 099.0514145 102.7765960 046.1062660</text:p>
          </table:table-cell>
          <table:table-cell table:number-columns-repeated="999"/>
        </table:table-row>
        <table:table-row table:style-name="ro1">
          <table:table-cell office:value-type="string">
            <text:p><text:s text:c="5"/>92, <text:s text:c="2"/>57.4025154, <text:s text:c="10"/>0., <text:s text:c="2"/>138.581924</text:p>
          </table:table-cell>
          <table:table-cell table:style-name="ce8" office:value-type="string">
            <text:p>092</text:p>
          </table:table-cell>
          <table:table-cell table:style-name="ce3" table:formula="of:=TEXT(VALUE(SUBSTITUTE(MID([.$A96];9;13);&quot;.&quot;;&quot;,&quot;));&quot;000.0000000&quot;)" office:value-type="string" office:string-value="057.4025154">
            <text:p>057.4025154</text:p>
          </table:table-cell>
          <table:table-cell table:style-name="ce3" table:formula="of:=TEXT(VALUE(SUBSTITUTE(MID([.$A96];23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96];37;13);&quot;.&quot;;&quot;,&quot;));&quot;000.0000000&quot;)" office:value-type="string" office:string-value="138.5819240">
            <text:p>138.5819240</text:p>
          </table:table-cell>
          <table:table-cell table:style-name="ce13" table:formula="of:=CONCATENATE([.B96];&quot; &quot;;[.C96];&quot; &quot;;[.D96];&quot; &quot;;[.E96])" office:value-type="string" office:string-value="092 057.4025154 000.0000000 138.5819240">
            <text:p>092 057.4025154 000.0000000 138.5819240</text:p>
          </table:table-cell>
          <table:table-cell table:number-columns-repeated="999"/>
        </table:table-row>
        <table:table-row table:style-name="ro1">
          <table:table-cell office:value-type="string">
            <text:p><text:s text:c="5"/>93, <text:s text:c="2"/>131.002533, <text:s text:c="2"/>51.9182701, <text:s text:c="2"/>51.4084702</text:p>
          </table:table-cell>
          <table:table-cell table:style-name="ce8" office:value-type="string">
            <text:p>093</text:p>
          </table:table-cell>
          <table:table-cell table:style-name="ce3" table:formula="of:=TEXT(VALUE(SUBSTITUTE(MID([.$A97];9;13);&quot;.&quot;;&quot;,&quot;));&quot;000.0000000&quot;)" office:value-type="string" office:string-value="131.0025330">
            <text:p>131.0025330</text:p>
          </table:table-cell>
          <table:table-cell table:style-name="ce3" table:formula="of:=TEXT(VALUE(SUBSTITUTE(MID([.$A97];23;13);&quot;.&quot;;&quot;,&quot;));&quot;000.0000000&quot;)" office:value-type="string" office:string-value="051.9182701">
            <text:p>051.9182701</text:p>
          </table:table-cell>
          <table:table-cell table:style-name="ce3" table:formula="of:=TEXT(VALUE(SUBSTITUTE(MID([.$A97];37;13);&quot;.&quot;;&quot;,&quot;));&quot;000.0000000&quot;)" office:value-type="string" office:string-value="051.4084702">
            <text:p>051.4084702</text:p>
          </table:table-cell>
          <table:table-cell table:style-name="ce13" table:formula="of:=CONCATENATE([.B97];&quot; &quot;;[.C97];&quot; &quot;;[.D97];&quot; &quot;;[.E97])" office:value-type="string" office:string-value="093 131.0025330 051.9182701 051.4084702">
            <text:p>093 131.0025330 051.9182701 051.4084702</text:p>
          </table:table-cell>
          <table:table-cell table:number-columns-repeated="999"/>
        </table:table-row>
        <table:table-row table:style-name="ro1">
          <table:table-cell office:value-type="string">
            <text:p><text:s text:c="5"/>94, <text:s text:c="2"/>50.2069931, <text:s text:c="2"/>51.4103584, <text:s text:c="3"/>131.66713</text:p>
          </table:table-cell>
          <table:table-cell table:style-name="ce8" office:value-type="string">
            <text:p>094</text:p>
          </table:table-cell>
          <table:table-cell table:style-name="ce3" table:formula="of:=TEXT(VALUE(SUBSTITUTE(MID([.$A98];9;13);&quot;.&quot;;&quot;,&quot;));&quot;000.0000000&quot;)" office:value-type="string" office:string-value="050.2069931">
            <text:p>050.2069931</text:p>
          </table:table-cell>
          <table:table-cell table:style-name="ce3" table:formula="of:=TEXT(VALUE(SUBSTITUTE(MID([.$A98];23;13);&quot;.&quot;;&quot;,&quot;));&quot;000.0000000&quot;)" office:value-type="string" office:string-value="051.4103584">
            <text:p>051.4103584</text:p>
          </table:table-cell>
          <table:table-cell table:style-name="ce3" table:formula="of:=TEXT(VALUE(SUBSTITUTE(MID([.$A98];37;13);&quot;.&quot;;&quot;,&quot;));&quot;000.0000000&quot;)" office:value-type="string" office:string-value="131.6671300">
            <text:p>131.6671300</text:p>
          </table:table-cell>
          <table:table-cell table:style-name="ce13" table:formula="of:=CONCATENATE([.B98];&quot; &quot;;[.C98];&quot; &quot;;[.D98];&quot; &quot;;[.E98])" office:value-type="string" office:string-value="094 050.2069931 051.4103584 131.6671300">
            <text:p>094 050.2069931 051.4103584 131.6671300</text:p>
          </table:table-cell>
          <table:table-cell table:number-columns-repeated="999"/>
        </table:table-row>
        <table:table-row table:style-name="ro1">
          <table:table-cell office:value-type="string">
            <text:p><text:s text:c="5"/>95, <text:s text:c="2"/>84.5412216, <text:s text:c="2"/>88.4234924, <text:s text:c="2"/>86.7990112</text:p>
          </table:table-cell>
          <table:table-cell table:style-name="ce8" office:value-type="string">
            <text:p>095</text:p>
          </table:table-cell>
          <table:table-cell table:style-name="ce3" table:formula="of:=TEXT(VALUE(SUBSTITUTE(MID([.$A99];9;13);&quot;.&quot;;&quot;,&quot;));&quot;000.0000000&quot;)" office:value-type="string" office:string-value="084.5412216">
            <text:p>084.5412216</text:p>
          </table:table-cell>
          <table:table-cell table:style-name="ce3" table:formula="of:=TEXT(VALUE(SUBSTITUTE(MID([.$A99];23;13);&quot;.&quot;;&quot;,&quot;));&quot;000.0000000&quot;)" office:value-type="string" office:string-value="088.4234924">
            <text:p>088.4234924</text:p>
          </table:table-cell>
          <table:table-cell table:style-name="ce3" table:formula="of:=TEXT(VALUE(SUBSTITUTE(MID([.$A99];37;13);&quot;.&quot;;&quot;,&quot;));&quot;000.0000000&quot;)" office:value-type="string" office:string-value="086.7990112">
            <text:p>086.7990112</text:p>
          </table:table-cell>
          <table:table-cell table:style-name="ce13" table:formula="of:=CONCATENATE([.B99];&quot; &quot;;[.C99];&quot; &quot;;[.D99];&quot; &quot;;[.E99])" office:value-type="string" office:string-value="095 084.5412216 088.4234924 086.7990112">
            <text:p>095 084.5412216 088.4234924 086.7990112</text:p>
          </table:table-cell>
          <table:table-cell table:number-columns-repeated="999"/>
        </table:table-row>
        <table:table-row table:style-name="ro1">
          <table:table-cell/>
          <table:table-cell table:style-name="ce8"/>
          <table:table-cell table:style-name="ce3" table:number-columns-repeated="3"/>
          <table:table-cell office:value-type="string">
            <text:p>End Coordinates</text:p>
          </table:table-cell>
          <table:table-cell table:number-columns-repeated="999"/>
        </table:table-row>
        <table:table-row table:style-name="ro1" table:number-rows-repeated="2">
          <table:table-cell/>
          <table:table-cell table:style-name="ce8"/>
          <table:table-cell table:style-name="ce3" table:number-columns-repeated="3"/>
          <table:table-cell table:number-columns-repeated="1000"/>
        </table:table-row>
        <table:table-row table:style-name="ro1">
          <table:table-cell/>
          <table:table-cell table:style-name="ce8"/>
          <table:table-cell table:style-name="ce3" table:number-columns-repeated="3"/>
          <table:table-cell office:value-type="string">
            <text:p>GiD Post Results File 1.0</text:p>
          </table:table-cell>
          <table:table-cell table:number-columns-repeated="999"/>
        </table:table-row>
        <table:table-row table:style-name="ro1">
          <table:table-cell/>
          <table:table-cell table:style-name="ce8"/>
          <table:table-cell table:style-name="ce3" table:number-columns-repeated="3"/>
          <table:table-cell office:value-type="string">
            <text:p>MESH "netz" dimension 2 ElemType Quadrilateral Nnode 4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50.0000000000" y=" 000.0000000000"&gt;001&lt;/n&gt;</text:p>
          </table:table-cell>
          <table:table-cell table:style-name="ce8" office:value-type="string">
            <text:p>001</text:p>
          </table:table-cell>
          <table:table-cell table:style-name="ce3" table:formula="of:=TEXT(VALUE(SUBSTITUTE(MID([.$A105];12;13);&quot;.&quot;;&quot;,&quot;));&quot;000.0000000&quot;)" office:value-type="string" office:string-value="050.0000000">
            <text:p>050.0000000</text:p>
          </table:table-cell>
          <table:table-cell table:style-name="ce3" table:formula="of:=TEXT(VALUE(SUBSTITUTE(MID([.$A105];31;13);&quot;.&quot;;&quot;,&quot;));&quot;000.0000000&quot;)" office:value-type="string" office:string-value="000.0000000">
            <text:p>000.0000000</text:p>
          </table:table-cell>
          <table:table-cell table:style-name="ce3"/>
          <table:table-cell table:style-name="ce13" table:formula="of:=CONCATENATE([.B105];&quot; &quot;;[.C105];&quot; &quot;;[.D105];&quot; &quot;;[.E105])" office:value-type="string" office:string-value="001 050.0000000 000.0000000 ">
            <text:p>001 050.0000000 000.0000000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49.3844170298" y=" 007.8217232520"&gt;002&lt;/n&gt;</text:p>
          </table:table-cell>
          <table:table-cell table:style-name="ce8" office:value-type="string">
            <text:p>002</text:p>
          </table:table-cell>
          <table:table-cell table:style-name="ce3" table:formula="of:=TEXT(VALUE(SUBSTITUTE(MID([.$A106];12;13);&quot;.&quot;;&quot;,&quot;));&quot;000.0000000&quot;)" office:value-type="string" office:string-value="049.3844170">
            <text:p>049.3844170</text:p>
          </table:table-cell>
          <table:table-cell table:style-name="ce3" table:formula="of:=TEXT(VALUE(SUBSTITUTE(MID([.$A106];31;13);&quot;.&quot;;&quot;,&quot;));&quot;000.0000000&quot;)" office:value-type="string" office:string-value="007.8217233">
            <text:p>007.8217233</text:p>
          </table:table-cell>
          <table:table-cell table:style-name="ce3"/>
          <table:table-cell table:style-name="ce13" table:formula="of:=CONCATENATE([.B106];&quot; &quot;;[.C106];&quot; &quot;;[.D106];&quot; &quot;;[.E106])" office:value-type="string" office:string-value="002 049.3844170 007.8217233 ">
            <text:p>002 049.3844170 007.8217233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47.5528258148" y=" 015.4508497187"&gt;003&lt;/n&gt;</text:p>
          </table:table-cell>
          <table:table-cell table:style-name="ce8" office:value-type="string">
            <text:p>003</text:p>
          </table:table-cell>
          <table:table-cell table:style-name="ce3" table:formula="of:=TEXT(VALUE(SUBSTITUTE(MID([.$A107];12;13);&quot;.&quot;;&quot;,&quot;));&quot;000.0000000&quot;)" office:value-type="string" office:string-value="047.5528258">
            <text:p>047.5528258</text:p>
          </table:table-cell>
          <table:table-cell table:style-name="ce3" table:formula="of:=TEXT(VALUE(SUBSTITUTE(MID([.$A107];31;13);&quot;.&quot;;&quot;,&quot;));&quot;000.0000000&quot;)" office:value-type="string" office:string-value="015.4508497">
            <text:p>015.4508497</text:p>
          </table:table-cell>
          <table:table-cell table:style-name="ce3"/>
          <table:table-cell table:style-name="ce13" table:formula="of:=CONCATENATE([.B107];&quot; &quot;;[.C107];&quot; &quot;;[.D107];&quot; &quot;;[.E107])" office:value-type="string" office:string-value="003 047.5528258 015.4508497 ">
            <text:p>003 047.5528258 015.4508497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44.5503262094" y=" 022.6995249870"&gt;004&lt;/n&gt;</text:p>
          </table:table-cell>
          <table:table-cell table:style-name="ce8" office:value-type="string">
            <text:p>004</text:p>
          </table:table-cell>
          <table:table-cell table:style-name="ce3" table:formula="of:=TEXT(VALUE(SUBSTITUTE(MID([.$A108];12;13);&quot;.&quot;;&quot;,&quot;));&quot;000.0000000&quot;)" office:value-type="string" office:string-value="044.5503262">
            <text:p>044.5503262</text:p>
          </table:table-cell>
          <table:table-cell table:style-name="ce3" table:formula="of:=TEXT(VALUE(SUBSTITUTE(MID([.$A108];31;13);&quot;.&quot;;&quot;,&quot;));&quot;000.0000000&quot;)" office:value-type="string" office:string-value="022.6995250">
            <text:p>022.6995250</text:p>
          </table:table-cell>
          <table:table-cell table:style-name="ce3"/>
          <table:table-cell table:style-name="ce13" table:formula="of:=CONCATENATE([.B108];&quot; &quot;;[.C108];&quot; &quot;;[.D108];&quot; &quot;;[.E108])" office:value-type="string" office:string-value="004 044.5503262 022.6995250 ">
            <text:p>004 044.5503262 022.6995250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40.4508497187" y=" 029.3892626146"&gt;005&lt;/n&gt;</text:p>
          </table:table-cell>
          <table:table-cell table:style-name="ce8" office:value-type="string">
            <text:p>005</text:p>
          </table:table-cell>
          <table:table-cell table:style-name="ce3" table:formula="of:=TEXT(VALUE(SUBSTITUTE(MID([.$A109];12;13);&quot;.&quot;;&quot;,&quot;));&quot;000.0000000&quot;)" office:value-type="string" office:string-value="040.4508497">
            <text:p>040.4508497</text:p>
          </table:table-cell>
          <table:table-cell table:style-name="ce3" table:formula="of:=TEXT(VALUE(SUBSTITUTE(MID([.$A109];31;13);&quot;.&quot;;&quot;,&quot;));&quot;000.0000000&quot;)" office:value-type="string" office:string-value="029.3892626">
            <text:p>029.3892626</text:p>
          </table:table-cell>
          <table:table-cell table:style-name="ce3"/>
          <table:table-cell table:style-name="ce13" table:formula="of:=CONCATENATE([.B109];&quot; &quot;;[.C109];&quot; &quot;;[.D109];&quot; &quot;;[.E109])" office:value-type="string" office:string-value="005 040.4508497 029.3892626 ">
            <text:p>005 040.4508497 029.3892626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35.3553390593" y=" 035.3553390593"&gt;006&lt;/n&gt;</text:p>
          </table:table-cell>
          <table:table-cell table:style-name="ce8" office:value-type="string">
            <text:p>006</text:p>
          </table:table-cell>
          <table:table-cell table:style-name="ce3" table:formula="of:=TEXT(VALUE(SUBSTITUTE(MID([.$A110];12;13);&quot;.&quot;;&quot;,&quot;));&quot;000.0000000&quot;)" office:value-type="string" office:string-value="035.3553391">
            <text:p>035.3553391</text:p>
          </table:table-cell>
          <table:table-cell table:style-name="ce3" table:formula="of:=TEXT(VALUE(SUBSTITUTE(MID([.$A110];31;13);&quot;.&quot;;&quot;,&quot;));&quot;000.0000000&quot;)" office:value-type="string" office:string-value="035.3553391">
            <text:p>035.3553391</text:p>
          </table:table-cell>
          <table:table-cell table:style-name="ce3"/>
          <table:table-cell table:style-name="ce13" table:formula="of:=CONCATENATE([.B110];&quot; &quot;;[.C110];&quot; &quot;;[.D110];&quot; &quot;;[.E110])" office:value-type="string" office:string-value="006 035.3553391 035.3553391 ">
            <text:p>006 035.3553391 035.3553391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29.3892626146" y=" 040.4508497187"&gt;007&lt;/n&gt;</text:p>
          </table:table-cell>
          <table:table-cell table:style-name="ce8" office:value-type="string">
            <text:p>007</text:p>
          </table:table-cell>
          <table:table-cell table:style-name="ce3" table:formula="of:=TEXT(VALUE(SUBSTITUTE(MID([.$A111];12;13);&quot;.&quot;;&quot;,&quot;));&quot;000.0000000&quot;)" office:value-type="string" office:string-value="029.3892626">
            <text:p>029.3892626</text:p>
          </table:table-cell>
          <table:table-cell table:style-name="ce3" table:formula="of:=TEXT(VALUE(SUBSTITUTE(MID([.$A111];31;13);&quot;.&quot;;&quot;,&quot;));&quot;000.0000000&quot;)" office:value-type="string" office:string-value="040.4508497">
            <text:p>040.4508497</text:p>
          </table:table-cell>
          <table:table-cell table:style-name="ce3"/>
          <table:table-cell table:style-name="ce13" table:formula="of:=CONCATENATE([.B111];&quot; &quot;;[.C111];&quot; &quot;;[.D111];&quot; &quot;;[.E111])" office:value-type="string" office:string-value="007 029.3892626 040.4508497 ">
            <text:p>007 029.3892626 040.4508497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22.6995249870" y=" 044.5503262094"&gt;008&lt;/n&gt;</text:p>
          </table:table-cell>
          <table:table-cell table:style-name="ce8" office:value-type="string">
            <text:p>008</text:p>
          </table:table-cell>
          <table:table-cell table:style-name="ce3" table:formula="of:=TEXT(VALUE(SUBSTITUTE(MID([.$A112];12;13);&quot;.&quot;;&quot;,&quot;));&quot;000.0000000&quot;)" office:value-type="string" office:string-value="022.6995250">
            <text:p>022.6995250</text:p>
          </table:table-cell>
          <table:table-cell table:style-name="ce3" table:formula="of:=TEXT(VALUE(SUBSTITUTE(MID([.$A112];31;13);&quot;.&quot;;&quot;,&quot;));&quot;000.0000000&quot;)" office:value-type="string" office:string-value="044.5503262">
            <text:p>044.5503262</text:p>
          </table:table-cell>
          <table:table-cell table:style-name="ce3"/>
          <table:table-cell table:style-name="ce13" table:formula="of:=CONCATENATE([.B112];&quot; &quot;;[.C112];&quot; &quot;;[.D112];&quot; &quot;;[.E112])" office:value-type="string" office:string-value="008 022.6995250 044.5503262 ">
            <text:p>008 022.6995250 044.5503262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15.4508497187" y=" 047.5528258148"&gt;009&lt;/n&gt;</text:p>
          </table:table-cell>
          <table:table-cell table:style-name="ce8" office:value-type="string">
            <text:p>009</text:p>
          </table:table-cell>
          <table:table-cell table:style-name="ce3" table:formula="of:=TEXT(VALUE(SUBSTITUTE(MID([.$A113];12;13);&quot;.&quot;;&quot;,&quot;));&quot;000.0000000&quot;)" office:value-type="string" office:string-value="015.4508497">
            <text:p>015.4508497</text:p>
          </table:table-cell>
          <table:table-cell table:style-name="ce3" table:formula="of:=TEXT(VALUE(SUBSTITUTE(MID([.$A113];31;13);&quot;.&quot;;&quot;,&quot;));&quot;000.0000000&quot;)" office:value-type="string" office:string-value="047.5528258">
            <text:p>047.5528258</text:p>
          </table:table-cell>
          <table:table-cell table:style-name="ce3"/>
          <table:table-cell table:style-name="ce13" table:formula="of:=CONCATENATE([.B113];&quot; &quot;;[.C113];&quot; &quot;;[.D113];&quot; &quot;;[.E113])" office:value-type="string" office:string-value="009 015.4508497 047.5528258 ">
            <text:p>009 015.4508497 047.5528258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07.8217232520" y=" 049.3844170298"&gt;010&lt;/n&gt;</text:p>
          </table:table-cell>
          <table:table-cell table:style-name="ce8" office:value-type="string">
            <text:p>010</text:p>
          </table:table-cell>
          <table:table-cell table:style-name="ce3" table:formula="of:=TEXT(VALUE(SUBSTITUTE(MID([.$A114];12;13);&quot;.&quot;;&quot;,&quot;));&quot;000.0000000&quot;)" office:value-type="string" office:string-value="007.8217233">
            <text:p>007.8217233</text:p>
          </table:table-cell>
          <table:table-cell table:style-name="ce3" table:formula="of:=TEXT(VALUE(SUBSTITUTE(MID([.$A114];31;13);&quot;.&quot;;&quot;,&quot;));&quot;000.0000000&quot;)" office:value-type="string" office:string-value="049.3844170">
            <text:p>049.3844170</text:p>
          </table:table-cell>
          <table:table-cell table:style-name="ce3"/>
          <table:table-cell table:style-name="ce13" table:formula="of:=CONCATENATE([.B114];&quot; &quot;;[.C114];&quot; &quot;;[.D114];&quot; &quot;;[.E114])" office:value-type="string" office:string-value="010 007.8217233 049.3844170 ">
            <text:p>010 007.8217233 049.3844170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00.0000000000" y=" 050.0000000000"&gt;011&lt;/n&gt;</text:p>
          </table:table-cell>
          <table:table-cell table:style-name="ce8" office:value-type="string">
            <text:p>011</text:p>
          </table:table-cell>
          <table:table-cell table:style-name="ce3" table:formula="of:=TEXT(VALUE(SUBSTITUTE(MID([.$A115];12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115];31;13);&quot;.&quot;;&quot;,&quot;));&quot;000.0000000&quot;)" office:value-type="string" office:string-value="050.0000000">
            <text:p>050.0000000</text:p>
          </table:table-cell>
          <table:table-cell table:style-name="ce3"/>
          <table:table-cell table:style-name="ce13" table:formula="of:=CONCATENATE([.B115];&quot; &quot;;[.C115];&quot; &quot;;[.D115];&quot; &quot;;[.E115])" office:value-type="string" office:string-value="011 000.0000000 050.0000000 ">
            <text:p>011 000.0000000 050.0000000 </text:p>
          </table:table-cell>
          <table:table-cell table:number-columns-repeated="999"/>
        </table:table-row>
        <table:table-row table:style-name="ro1">
          <table:table-cell/>
          <table:table-cell table:style-name="ce8"/>
          <table:table-cell table:style-name="ce3"/>
          <table:table-cell table:style-name="ce3"/>
          <table:table-cell table:style-name="ce3"/>
          <table:table-cell table:style-name="ce13" table:formula="of:=CONCATENATE([.B116];&quot; &quot;;[.C116];&quot; &quot;;[.D116];&quot; &quot;;[.E116])" office:value-type="string" office:string-value="   ">
            <text:p><text:s text:c="3"/>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60.0000000000" y=" 000.0000000000"&gt;012&lt;/n&gt;</text:p>
          </table:table-cell>
          <table:table-cell table:style-name="ce8" office:value-type="string">
            <text:p>012</text:p>
          </table:table-cell>
          <table:table-cell table:style-name="ce3" table:formula="of:=TEXT(VALUE(SUBSTITUTE(MID([.$A117];12;13);&quot;.&quot;;&quot;,&quot;));&quot;000.0000000&quot;)" office:value-type="string" office:string-value="060.0000000">
            <text:p>060.0000000</text:p>
          </table:table-cell>
          <table:table-cell table:style-name="ce3" table:formula="of:=TEXT(VALUE(SUBSTITUTE(MID([.$A117];31;13);&quot;.&quot;;&quot;,&quot;));&quot;000.0000000&quot;)" office:value-type="string" office:string-value="000.0000000">
            <text:p>000.0000000</text:p>
          </table:table-cell>
          <table:table-cell table:style-name="ce3"/>
          <table:table-cell table:style-name="ce13" table:formula="of:=CONCATENATE([.B117];&quot; &quot;;[.C117];&quot; &quot;;[.D117];&quot; &quot;;[.E117])" office:value-type="string" office:string-value="012 060.0000000 000.0000000 ">
            <text:p>012 060.0000000 000.0000000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59.4459753268" y=" 009.4153175317"&gt;013&lt;/n&gt;</text:p>
          </table:table-cell>
          <table:table-cell table:style-name="ce8" office:value-type="string">
            <text:p>013</text:p>
          </table:table-cell>
          <table:table-cell table:style-name="ce3" table:formula="of:=TEXT(VALUE(SUBSTITUTE(MID([.$A118];12;13);&quot;.&quot;;&quot;,&quot;));&quot;000.0000000&quot;)" office:value-type="string" office:string-value="059.4459753">
            <text:p>059.4459753</text:p>
          </table:table-cell>
          <table:table-cell table:style-name="ce3" table:formula="of:=TEXT(VALUE(SUBSTITUTE(MID([.$A118];31;13);&quot;.&quot;;&quot;,&quot;));&quot;000.0000000&quot;)" office:value-type="string" office:string-value="009.4153175">
            <text:p>009.4153175</text:p>
          </table:table-cell>
          <table:table-cell table:style-name="ce3"/>
          <table:table-cell table:style-name="ce13" table:formula="of:=CONCATENATE([.B118];&quot; &quot;;[.C118];&quot; &quot;;[.D118];&quot; &quot;;[.E118])" office:value-type="string" office:string-value="013 059.4459753 009.4153175 ">
            <text:p>013 059.4459753 009.4153175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57.7975432333" y=" 018.7795601904"&gt;014&lt;/n&gt;</text:p>
          </table:table-cell>
          <table:table-cell table:style-name="ce8" office:value-type="string">
            <text:p>014</text:p>
          </table:table-cell>
          <table:table-cell table:style-name="ce3" table:formula="of:=TEXT(VALUE(SUBSTITUTE(MID([.$A119];12;13);&quot;.&quot;;&quot;,&quot;));&quot;000.0000000&quot;)" office:value-type="string" office:string-value="057.7975432">
            <text:p>057.7975432</text:p>
          </table:table-cell>
          <table:table-cell table:style-name="ce3" table:formula="of:=TEXT(VALUE(SUBSTITUTE(MID([.$A119];31;13);&quot;.&quot;;&quot;,&quot;));&quot;000.0000000&quot;)" office:value-type="string" office:string-value="018.7795602">
            <text:p>018.7795602</text:p>
          </table:table-cell>
          <table:table-cell table:style-name="ce3"/>
          <table:table-cell table:style-name="ce13" table:formula="of:=CONCATENATE([.B119];&quot; &quot;;[.C119];&quot; &quot;;[.D119];&quot; &quot;;[.E119])" office:value-type="string" office:string-value="014 057.7975432 018.7795602 ">
            <text:p>014 057.7975432 018.7795602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55.0952935885" y=" 028.0724542307"&gt;015&lt;/n&gt;</text:p>
          </table:table-cell>
          <table:table-cell table:style-name="ce8" office:value-type="string">
            <text:p>015</text:p>
          </table:table-cell>
          <table:table-cell table:style-name="ce3" table:formula="of:=TEXT(VALUE(SUBSTITUTE(MID([.$A120];12;13);&quot;.&quot;;&quot;,&quot;));&quot;000.0000000&quot;)" office:value-type="string" office:string-value="055.0952936">
            <text:p>055.0952936</text:p>
          </table:table-cell>
          <table:table-cell table:style-name="ce3" table:formula="of:=TEXT(VALUE(SUBSTITUTE(MID([.$A120];31;13);&quot;.&quot;;&quot;,&quot;));&quot;000.0000000&quot;)" office:value-type="string" office:string-value="028.0724542">
            <text:p>028.0724542</text:p>
          </table:table-cell>
          <table:table-cell table:style-name="ce3"/>
          <table:table-cell table:style-name="ce13" table:formula="of:=CONCATENATE([.B120];&quot; &quot;;[.C120];&quot; &quot;;[.D120];&quot; &quot;;[.E120])" office:value-type="string" office:string-value="015 055.0952936 028.0724542 ">
            <text:p>015 055.0952936 028.0724542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51.4057647469" y=" 037.3484742732"&gt;016&lt;/n&gt;</text:p>
          </table:table-cell>
          <table:table-cell table:style-name="ce8" office:value-type="string">
            <text:p>016</text:p>
          </table:table-cell>
          <table:table-cell table:style-name="ce3" table:formula="of:=TEXT(VALUE(SUBSTITUTE(MID([.$A121];12;13);&quot;.&quot;;&quot;,&quot;));&quot;000.0000000&quot;)" office:value-type="string" office:string-value="051.4057647">
            <text:p>051.4057647</text:p>
          </table:table-cell>
          <table:table-cell table:style-name="ce3" table:formula="of:=TEXT(VALUE(SUBSTITUTE(MID([.$A121];31;13);&quot;.&quot;;&quot;,&quot;));&quot;000.0000000&quot;)" office:value-type="string" office:string-value="037.3484743">
            <text:p>037.3484743</text:p>
          </table:table-cell>
          <table:table-cell table:style-name="ce3"/>
          <table:table-cell table:style-name="ce13" table:formula="of:=CONCATENATE([.B121];&quot; &quot;;[.C121];&quot; &quot;;[.D121];&quot; &quot;;[.E121])" office:value-type="string" office:string-value="016 051.4057647 037.3484743 ">
            <text:p>016 051.4057647 037.3484743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46.8198051534" y=" 046.8198051534"&gt;017&lt;/n&gt;</text:p>
          </table:table-cell>
          <table:table-cell table:style-name="ce8" office:value-type="string">
            <text:p>017</text:p>
          </table:table-cell>
          <table:table-cell table:style-name="ce3" table:formula="of:=TEXT(VALUE(SUBSTITUTE(MID([.$A122];12;13);&quot;.&quot;;&quot;,&quot;));&quot;000.0000000&quot;)" office:value-type="string" office:string-value="046.8198052">
            <text:p>046.8198052</text:p>
          </table:table-cell>
          <table:table-cell table:style-name="ce3" table:formula="of:=TEXT(VALUE(SUBSTITUTE(MID([.$A122];31;13);&quot;.&quot;;&quot;,&quot;));&quot;000.0000000&quot;)" office:value-type="string" office:string-value="046.8198052">
            <text:p>046.8198052</text:p>
          </table:table-cell>
          <table:table-cell table:style-name="ce3"/>
          <table:table-cell table:style-name="ce13" table:formula="of:=CONCATENATE([.B122];&quot; &quot;;[.C122];&quot; &quot;;[.D122];&quot; &quot;;[.E122])" office:value-type="string" office:string-value="017 046.8198052 046.8198052 ">
            <text:p>017 046.8198052 046.8198052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37.3484742732" y=" 051.4057647469"&gt;018&lt;/n&gt;</text:p>
          </table:table-cell>
          <table:table-cell table:style-name="ce8" office:value-type="string">
            <text:p>018</text:p>
          </table:table-cell>
          <table:table-cell table:style-name="ce3" table:formula="of:=TEXT(VALUE(SUBSTITUTE(MID([.$A123];12;13);&quot;.&quot;;&quot;,&quot;));&quot;000.0000000&quot;)" office:value-type="string" office:string-value="037.3484743">
            <text:p>037.3484743</text:p>
          </table:table-cell>
          <table:table-cell table:style-name="ce3" table:formula="of:=TEXT(VALUE(SUBSTITUTE(MID([.$A123];31;13);&quot;.&quot;;&quot;,&quot;));&quot;000.0000000&quot;)" office:value-type="string" office:string-value="051.4057647">
            <text:p>051.4057647</text:p>
          </table:table-cell>
          <table:table-cell table:style-name="ce3"/>
          <table:table-cell table:style-name="ce13" table:formula="of:=CONCATENATE([.B123];&quot; &quot;;[.C123];&quot; &quot;;[.D123];&quot; &quot;;[.E123])" office:value-type="string" office:string-value="018 037.3484743 051.4057647 ">
            <text:p>018 037.3484743 051.4057647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28.0724542307" y=" 055.0952935885"&gt;019&lt;/n&gt;</text:p>
          </table:table-cell>
          <table:table-cell table:style-name="ce8" office:value-type="string">
            <text:p>019</text:p>
          </table:table-cell>
          <table:table-cell table:style-name="ce3" table:formula="of:=TEXT(VALUE(SUBSTITUTE(MID([.$A124];12;13);&quot;.&quot;;&quot;,&quot;));&quot;000.0000000&quot;)" office:value-type="string" office:string-value="028.0724542">
            <text:p>028.0724542</text:p>
          </table:table-cell>
          <table:table-cell table:style-name="ce3" table:formula="of:=TEXT(VALUE(SUBSTITUTE(MID([.$A124];31;13);&quot;.&quot;;&quot;,&quot;));&quot;000.0000000&quot;)" office:value-type="string" office:string-value="055.0952936">
            <text:p>055.0952936</text:p>
          </table:table-cell>
          <table:table-cell table:style-name="ce3"/>
          <table:table-cell table:style-name="ce13" table:formula="of:=CONCATENATE([.B124];&quot; &quot;;[.C124];&quot; &quot;;[.D124];&quot; &quot;;[.E124])" office:value-type="string" office:string-value="019 028.0724542 055.0952936 ">
            <text:p>019 028.0724542 055.0952936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18.7795601904" y=" 057.7975432333"&gt;020&lt;/n&gt;</text:p>
          </table:table-cell>
          <table:table-cell table:style-name="ce8" office:value-type="string">
            <text:p>020</text:p>
          </table:table-cell>
          <table:table-cell table:style-name="ce3" table:formula="of:=TEXT(VALUE(SUBSTITUTE(MID([.$A125];12;13);&quot;.&quot;;&quot;,&quot;));&quot;000.0000000&quot;)" office:value-type="string" office:string-value="018.7795602">
            <text:p>018.7795602</text:p>
          </table:table-cell>
          <table:table-cell table:style-name="ce3" table:formula="of:=TEXT(VALUE(SUBSTITUTE(MID([.$A125];31;13);&quot;.&quot;;&quot;,&quot;));&quot;000.0000000&quot;)" office:value-type="string" office:string-value="057.7975432">
            <text:p>057.7975432</text:p>
          </table:table-cell>
          <table:table-cell table:style-name="ce3"/>
          <table:table-cell table:style-name="ce13" table:formula="of:=CONCATENATE([.B125];&quot; &quot;;[.C125];&quot; &quot;;[.D125];&quot; &quot;;[.E125])" office:value-type="string" office:string-value="020 018.7795602 057.7975432 ">
            <text:p>020 018.7795602 057.7975432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09.4153175317" y=" 059.4459753268"&gt;021&lt;/n&gt;</text:p>
          </table:table-cell>
          <table:table-cell table:style-name="ce8" office:value-type="string">
            <text:p>021</text:p>
          </table:table-cell>
          <table:table-cell table:style-name="ce3" table:formula="of:=TEXT(VALUE(SUBSTITUTE(MID([.$A126];12;13);&quot;.&quot;;&quot;,&quot;));&quot;000.0000000&quot;)" office:value-type="string" office:string-value="009.4153175">
            <text:p>009.4153175</text:p>
          </table:table-cell>
          <table:table-cell table:style-name="ce3" table:formula="of:=TEXT(VALUE(SUBSTITUTE(MID([.$A126];31;13);&quot;.&quot;;&quot;,&quot;));&quot;000.0000000&quot;)" office:value-type="string" office:string-value="059.4459753">
            <text:p>059.4459753</text:p>
          </table:table-cell>
          <table:table-cell table:style-name="ce3"/>
          <table:table-cell table:style-name="ce13" table:formula="of:=CONCATENATE([.B126];&quot; &quot;;[.C126];&quot; &quot;;[.D126];&quot; &quot;;[.E126])" office:value-type="string" office:string-value="021 009.4153175 059.4459753 ">
            <text:p>021 009.4153175 059.4459753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00.0000000000" y=" 060.0000000000"&gt;022&lt;/n&gt;</text:p>
          </table:table-cell>
          <table:table-cell table:style-name="ce8" office:value-type="string">
            <text:p>022</text:p>
          </table:table-cell>
          <table:table-cell table:style-name="ce3" table:formula="of:=TEXT(VALUE(SUBSTITUTE(MID([.$A127];12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127];31;13);&quot;.&quot;;&quot;,&quot;));&quot;000.0000000&quot;)" office:value-type="string" office:string-value="060.0000000">
            <text:p>060.0000000</text:p>
          </table:table-cell>
          <table:table-cell table:style-name="ce3"/>
          <table:table-cell table:style-name="ce13" table:formula="of:=CONCATENATE([.B127];&quot; &quot;;[.C127];&quot; &quot;;[.D127];&quot; &quot;;[.E127])" office:value-type="string" office:string-value="022 000.0000000 060.0000000 ">
            <text:p>022 000.0000000 060.0000000 </text:p>
          </table:table-cell>
          <table:table-cell table:number-columns-repeated="999"/>
        </table:table-row>
        <table:table-row table:style-name="ro1">
          <table:table-cell/>
          <table:table-cell table:style-name="ce8"/>
          <table:table-cell table:style-name="ce3"/>
          <table:table-cell table:style-name="ce3"/>
          <table:table-cell table:style-name="ce3"/>
          <table:table-cell table:style-name="ce13" table:formula="of:=CONCATENATE([.B128];&quot; &quot;;[.C128];&quot; &quot;;[.D128];&quot; &quot;;[.E128])" office:value-type="string" office:string-value="   ">
            <text:p><text:s text:c="3"/>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70.0000000000" y=" 000.0000000000"&gt;023&lt;/n&gt;</text:p>
          </table:table-cell>
          <table:table-cell table:style-name="ce8" office:value-type="string">
            <text:p>023</text:p>
          </table:table-cell>
          <table:table-cell table:style-name="ce3" table:formula="of:=TEXT(VALUE(SUBSTITUTE(MID([.$A129];12;13);&quot;.&quot;;&quot;,&quot;));&quot;000.0000000&quot;)" office:value-type="string" office:string-value="070.0000000">
            <text:p>070.0000000</text:p>
          </table:table-cell>
          <table:table-cell table:style-name="ce3" table:formula="of:=TEXT(VALUE(SUBSTITUTE(MID([.$A129];31;13);&quot;.&quot;;&quot;,&quot;));&quot;000.0000000&quot;)" office:value-type="string" office:string-value="000.0000000">
            <text:p>000.0000000</text:p>
          </table:table-cell>
          <table:table-cell table:style-name="ce3"/>
          <table:table-cell table:style-name="ce13" table:formula="of:=CONCATENATE([.B129];&quot; &quot;;[.C129];&quot; &quot;;[.D129];&quot; &quot;;[.E129])" office:value-type="string" office:string-value="023 070.0000000 000.0000000 ">
            <text:p>023 070.0000000 000.0000000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69.5075336238" y=" 011.0089118113"&gt;024&lt;/n&gt;</text:p>
          </table:table-cell>
          <table:table-cell table:style-name="ce8" office:value-type="string">
            <text:p>024</text:p>
          </table:table-cell>
          <table:table-cell table:style-name="ce3" table:formula="of:=TEXT(VALUE(SUBSTITUTE(MID([.$A130];12;13);&quot;.&quot;;&quot;,&quot;));&quot;000.0000000&quot;)" office:value-type="string" office:string-value="069.5075336">
            <text:p>069.5075336</text:p>
          </table:table-cell>
          <table:table-cell table:style-name="ce3" table:formula="of:=TEXT(VALUE(SUBSTITUTE(MID([.$A130];31;13);&quot;.&quot;;&quot;,&quot;));&quot;000.0000000&quot;)" office:value-type="string" office:string-value="011.0089118">
            <text:p>011.0089118</text:p>
          </table:table-cell>
          <table:table-cell table:style-name="ce3"/>
          <table:table-cell table:style-name="ce13" table:formula="of:=CONCATENATE([.B130];&quot; &quot;;[.C130];&quot; &quot;;[.D130];&quot; &quot;;[.E130])" office:value-type="string" office:string-value="024 069.5075336 011.0089118 ">
            <text:p>024 069.5075336 011.0089118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68.0422606518" y=" 022.1082706620"&gt;025&lt;/n&gt;</text:p>
          </table:table-cell>
          <table:table-cell table:style-name="ce8" office:value-type="string">
            <text:p>025</text:p>
          </table:table-cell>
          <table:table-cell table:style-name="ce3" table:formula="of:=TEXT(VALUE(SUBSTITUTE(MID([.$A131];12;13);&quot;.&quot;;&quot;,&quot;));&quot;000.0000000&quot;)" office:value-type="string" office:string-value="068.0422607">
            <text:p>068.0422607</text:p>
          </table:table-cell>
          <table:table-cell table:style-name="ce3" table:formula="of:=TEXT(VALUE(SUBSTITUTE(MID([.$A131];31;13);&quot;.&quot;;&quot;,&quot;));&quot;000.0000000&quot;)" office:value-type="string" office:string-value="022.1082707">
            <text:p>022.1082707</text:p>
          </table:table-cell>
          <table:table-cell table:style-name="ce3"/>
          <table:table-cell table:style-name="ce13" table:formula="of:=CONCATENATE([.B131];&quot; &quot;;[.C131];&quot; &quot;;[.D131];&quot; &quot;;[.E131])" office:value-type="string" office:string-value="025 068.0422607 022.1082707 ">
            <text:p>025 068.0422607 022.1082707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65.6402609675" y=" 033.4453834744"&gt;026&lt;/n&gt;</text:p>
          </table:table-cell>
          <table:table-cell table:style-name="ce8" office:value-type="string">
            <text:p>026</text:p>
          </table:table-cell>
          <table:table-cell table:style-name="ce3" table:formula="of:=TEXT(VALUE(SUBSTITUTE(MID([.$A132];12;13);&quot;.&quot;;&quot;,&quot;));&quot;000.0000000&quot;)" office:value-type="string" office:string-value="065.6402610">
            <text:p>065.6402610</text:p>
          </table:table-cell>
          <table:table-cell table:style-name="ce3" table:formula="of:=TEXT(VALUE(SUBSTITUTE(MID([.$A132];31;13);&quot;.&quot;;&quot;,&quot;));&quot;000.0000000&quot;)" office:value-type="string" office:string-value="033.4453835">
            <text:p>033.4453835</text:p>
          </table:table-cell>
          <table:table-cell table:style-name="ce3"/>
          <table:table-cell table:style-name="ce13" table:formula="of:=CONCATENATE([.B132];&quot; &quot;;[.C132];&quot; &quot;;[.D132];&quot; &quot;;[.E132])" office:value-type="string" office:string-value="026 065.6402610 033.4453835 ">
            <text:p>026 065.6402610 033.4453835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62.3606797750" y=" 045.3076859319"&gt;027&lt;/n&gt;</text:p>
          </table:table-cell>
          <table:table-cell table:style-name="ce8" office:value-type="string">
            <text:p>027</text:p>
          </table:table-cell>
          <table:table-cell table:style-name="ce3" table:formula="of:=TEXT(VALUE(SUBSTITUTE(MID([.$A133];12;13);&quot;.&quot;;&quot;,&quot;));&quot;000.0000000&quot;)" office:value-type="string" office:string-value="062.3606798">
            <text:p>062.3606798</text:p>
          </table:table-cell>
          <table:table-cell table:style-name="ce3" table:formula="of:=TEXT(VALUE(SUBSTITUTE(MID([.$A133];31;13);&quot;.&quot;;&quot;,&quot;));&quot;000.0000000&quot;)" office:value-type="string" office:string-value="045.3076859">
            <text:p>045.3076859</text:p>
          </table:table-cell>
          <table:table-cell table:style-name="ce3"/>
          <table:table-cell table:style-name="ce13" table:formula="of:=CONCATENATE([.B133];&quot; &quot;;[.C133];&quot; &quot;;[.D133];&quot; &quot;;[.E133])" office:value-type="string" office:string-value="027 062.3606798 045.3076859 ">
            <text:p>027 062.3606798 045.3076859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58.2842712475" y=" 058.2842712475"&gt;028&lt;/n&gt;</text:p>
          </table:table-cell>
          <table:table-cell table:style-name="ce8" office:value-type="string">
            <text:p>028</text:p>
          </table:table-cell>
          <table:table-cell table:style-name="ce3" table:formula="of:=TEXT(VALUE(SUBSTITUTE(MID([.$A134];12;13);&quot;.&quot;;&quot;,&quot;));&quot;000.0000000&quot;)" office:value-type="string" office:string-value="058.2842712">
            <text:p>058.2842712</text:p>
          </table:table-cell>
          <table:table-cell table:style-name="ce3" table:formula="of:=TEXT(VALUE(SUBSTITUTE(MID([.$A134];31;13);&quot;.&quot;;&quot;,&quot;));&quot;000.0000000&quot;)" office:value-type="string" office:string-value="058.2842712">
            <text:p>058.2842712</text:p>
          </table:table-cell>
          <table:table-cell table:style-name="ce3"/>
          <table:table-cell table:style-name="ce13" table:formula="of:=CONCATENATE([.B134];&quot; &quot;;[.C134];&quot; &quot;;[.D134];&quot; &quot;;[.E134])" office:value-type="string" office:string-value="028 058.2842712 058.2842712 ">
            <text:p>028 058.2842712 058.2842712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45.3076859319" y=" 062.3606797750"&gt;029&lt;/n&gt;</text:p>
          </table:table-cell>
          <table:table-cell table:style-name="ce8" office:value-type="string">
            <text:p>029</text:p>
          </table:table-cell>
          <table:table-cell table:style-name="ce3" table:formula="of:=TEXT(VALUE(SUBSTITUTE(MID([.$A135];12;13);&quot;.&quot;;&quot;,&quot;));&quot;000.0000000&quot;)" office:value-type="string" office:string-value="045.3076859">
            <text:p>045.3076859</text:p>
          </table:table-cell>
          <table:table-cell table:style-name="ce3" table:formula="of:=TEXT(VALUE(SUBSTITUTE(MID([.$A135];31;13);&quot;.&quot;;&quot;,&quot;));&quot;000.0000000&quot;)" office:value-type="string" office:string-value="062.3606798">
            <text:p>062.3606798</text:p>
          </table:table-cell>
          <table:table-cell table:style-name="ce3"/>
          <table:table-cell table:style-name="ce13" table:formula="of:=CONCATENATE([.B135];&quot; &quot;;[.C135];&quot; &quot;;[.D135];&quot; &quot;;[.E135])" office:value-type="string" office:string-value="029 045.3076859 062.3606798 ">
            <text:p>029 045.3076859 062.3606798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33.4453834744" y=" 065.6402609675"&gt;030&lt;/n&gt;</text:p>
          </table:table-cell>
          <table:table-cell table:style-name="ce8" office:value-type="string">
            <text:p>030</text:p>
          </table:table-cell>
          <table:table-cell table:style-name="ce3" table:formula="of:=TEXT(VALUE(SUBSTITUTE(MID([.$A136];12;13);&quot;.&quot;;&quot;,&quot;));&quot;000.0000000&quot;)" office:value-type="string" office:string-value="033.4453835">
            <text:p>033.4453835</text:p>
          </table:table-cell>
          <table:table-cell table:style-name="ce3" table:formula="of:=TEXT(VALUE(SUBSTITUTE(MID([.$A136];31;13);&quot;.&quot;;&quot;,&quot;));&quot;000.0000000&quot;)" office:value-type="string" office:string-value="065.6402610">
            <text:p>065.6402610</text:p>
          </table:table-cell>
          <table:table-cell table:style-name="ce3"/>
          <table:table-cell table:style-name="ce13" table:formula="of:=CONCATENATE([.B136];&quot; &quot;;[.C136];&quot; &quot;;[.D136];&quot; &quot;;[.E136])" office:value-type="string" office:string-value="030 033.4453835 065.6402610 ">
            <text:p>030 033.4453835 065.6402610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22.1082706620" y=" 068.0422606518"&gt;031&lt;/n&gt;</text:p>
          </table:table-cell>
          <table:table-cell table:style-name="ce8" office:value-type="string">
            <text:p>031</text:p>
          </table:table-cell>
          <table:table-cell table:style-name="ce3" table:formula="of:=TEXT(VALUE(SUBSTITUTE(MID([.$A137];12;13);&quot;.&quot;;&quot;,&quot;));&quot;000.0000000&quot;)" office:value-type="string" office:string-value="022.1082707">
            <text:p>022.1082707</text:p>
          </table:table-cell>
          <table:table-cell table:style-name="ce3" table:formula="of:=TEXT(VALUE(SUBSTITUTE(MID([.$A137];31;13);&quot;.&quot;;&quot;,&quot;));&quot;000.0000000&quot;)" office:value-type="string" office:string-value="068.0422607">
            <text:p>068.0422607</text:p>
          </table:table-cell>
          <table:table-cell table:style-name="ce3"/>
          <table:table-cell table:style-name="ce13" table:formula="of:=CONCATENATE([.B137];&quot; &quot;;[.C137];&quot; &quot;;[.D137];&quot; &quot;;[.E137])" office:value-type="string" office:string-value="031 022.1082707 068.0422607 ">
            <text:p>031 022.1082707 068.0422607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11.0089118113" y=" 069.5075336238"&gt;032&lt;/n&gt;</text:p>
          </table:table-cell>
          <table:table-cell table:style-name="ce8" office:value-type="string">
            <text:p>032</text:p>
          </table:table-cell>
          <table:table-cell table:style-name="ce3" table:formula="of:=TEXT(VALUE(SUBSTITUTE(MID([.$A138];12;13);&quot;.&quot;;&quot;,&quot;));&quot;000.0000000&quot;)" office:value-type="string" office:string-value="011.0089118">
            <text:p>011.0089118</text:p>
          </table:table-cell>
          <table:table-cell table:style-name="ce3" table:formula="of:=TEXT(VALUE(SUBSTITUTE(MID([.$A138];31;13);&quot;.&quot;;&quot;,&quot;));&quot;000.0000000&quot;)" office:value-type="string" office:string-value="069.5075336">
            <text:p>069.5075336</text:p>
          </table:table-cell>
          <table:table-cell table:style-name="ce3"/>
          <table:table-cell table:style-name="ce13" table:formula="of:=CONCATENATE([.B138];&quot; &quot;;[.C138];&quot; &quot;;[.D138];&quot; &quot;;[.E138])" office:value-type="string" office:string-value="032 011.0089118 069.5075336 ">
            <text:p>032 011.0089118 069.5075336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00.0000000000" y=" 070.0000000000"&gt;033&lt;/n&gt;</text:p>
          </table:table-cell>
          <table:table-cell table:style-name="ce8" office:value-type="string">
            <text:p>033</text:p>
          </table:table-cell>
          <table:table-cell table:style-name="ce3" table:formula="of:=TEXT(VALUE(SUBSTITUTE(MID([.$A139];12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139];31;13);&quot;.&quot;;&quot;,&quot;));&quot;000.0000000&quot;)" office:value-type="string" office:string-value="070.0000000">
            <text:p>070.0000000</text:p>
          </table:table-cell>
          <table:table-cell table:style-name="ce3"/>
          <table:table-cell table:style-name="ce13" table:formula="of:=CONCATENATE([.B139];&quot; &quot;;[.C139];&quot; &quot;;[.D139];&quot; &quot;;[.E139])" office:value-type="string" office:string-value="033 000.0000000 070.0000000 ">
            <text:p>033 000.0000000 070.0000000 </text:p>
          </table:table-cell>
          <table:table-cell table:number-columns-repeated="999"/>
        </table:table-row>
        <table:table-row table:style-name="ro1">
          <table:table-cell/>
          <table:table-cell table:style-name="ce8"/>
          <table:table-cell table:style-name="ce3"/>
          <table:table-cell table:style-name="ce3"/>
          <table:table-cell table:style-name="ce3"/>
          <table:table-cell table:style-name="ce13" table:formula="of:=CONCATENATE([.B140];&quot; &quot;;[.C140];&quot; &quot;;[.D140];&quot; &quot;;[.E140])" office:value-type="string" office:string-value="   ">
            <text:p><text:s text:c="3"/></text:p>
          </table:table-cell>
          <table:table-cell table:style-name="ce1"/>
          <table:table-cell table:number-columns-repeated="998"/>
        </table:table-row>
        <table:table-row table:style-name="ro1">
          <table:table-cell office:value-type="string">
            <text:p><text:s text:c="4"/>&lt;n x=" 080.0000000000" y=" 000.0000000000"&gt;034&lt;/n&gt;</text:p>
          </table:table-cell>
          <table:table-cell table:style-name="ce8" office:value-type="string">
            <text:p>034</text:p>
          </table:table-cell>
          <table:table-cell table:style-name="ce3" table:formula="of:=TEXT(VALUE(SUBSTITUTE(MID([.$A141];12;13);&quot;.&quot;;&quot;,&quot;));&quot;000.0000000&quot;)" office:value-type="string" office:string-value="080.0000000">
            <text:p>080.0000000</text:p>
          </table:table-cell>
          <table:table-cell table:style-name="ce3" table:formula="of:=TEXT(VALUE(SUBSTITUTE(MID([.$A141];31;13);&quot;.&quot;;&quot;,&quot;));&quot;000.0000000&quot;)" office:value-type="string" office:string-value="000.0000000">
            <text:p>000.0000000</text:p>
          </table:table-cell>
          <table:table-cell table:style-name="ce3"/>
          <table:table-cell table:style-name="ce13" table:formula="of:=CONCATENATE([.B141];&quot; &quot;;[.C141];&quot; &quot;;[.D141];&quot; &quot;;[.E141])" office:value-type="string" office:string-value="034 080.0000000 000.0000000 ">
            <text:p>034 080.0000000 000.0000000 </text:p>
          </table:table-cell>
          <table:table-cell table:style-name="ce1"/>
          <table:table-cell table:number-columns-repeated="998"/>
        </table:table-row>
        <table:table-row table:style-name="ro1">
          <table:table-cell office:value-type="string">
            <text:p><text:s text:c="4"/>&lt;n x=" 079.5690919208" y=" 012.6025060910"&gt;035&lt;/n&gt;</text:p>
          </table:table-cell>
          <table:table-cell table:style-name="ce8" office:value-type="string">
            <text:p>035</text:p>
          </table:table-cell>
          <table:table-cell table:style-name="ce3" table:formula="of:=TEXT(VALUE(SUBSTITUTE(MID([.$A142];12;13);&quot;.&quot;;&quot;,&quot;));&quot;000.0000000&quot;)" office:value-type="string" office:string-value="079.5690919">
            <text:p>079.5690919</text:p>
          </table:table-cell>
          <table:table-cell table:style-name="ce3" table:formula="of:=TEXT(VALUE(SUBSTITUTE(MID([.$A142];31;13);&quot;.&quot;;&quot;,&quot;));&quot;000.0000000&quot;)" office:value-type="string" office:string-value="012.6025061">
            <text:p>012.6025061</text:p>
          </table:table-cell>
          <table:table-cell table:style-name="ce3"/>
          <table:table-cell table:style-name="ce13" table:formula="of:=CONCATENATE([.B142];&quot; &quot;;[.C142];&quot; &quot;;[.D142];&quot; &quot;;[.E142])" office:value-type="string" office:string-value="035 079.5690919 012.6025061 ">
            <text:p>035 079.5690919 012.6025061 </text:p>
          </table:table-cell>
          <table:table-cell table:style-name="ce1"/>
          <table:table-cell table:number-columns-repeated="998"/>
        </table:table-row>
        <table:table-row table:style-name="ro1">
          <table:table-cell office:value-type="string">
            <text:p><text:s text:c="4"/>&lt;n x=" 078.2869780703" y=" 025.4369811336"&gt;036&lt;/n&gt;</text:p>
          </table:table-cell>
          <table:table-cell table:style-name="ce8" office:value-type="string">
            <text:p>036</text:p>
          </table:table-cell>
          <table:table-cell table:style-name="ce3" table:formula="of:=TEXT(VALUE(SUBSTITUTE(MID([.$A143];12;13);&quot;.&quot;;&quot;,&quot;));&quot;000.0000000&quot;)" office:value-type="string" office:string-value="078.2869781">
            <text:p>078.2869781</text:p>
          </table:table-cell>
          <table:table-cell table:style-name="ce3" table:formula="of:=TEXT(VALUE(SUBSTITUTE(MID([.$A143];31;13);&quot;.&quot;;&quot;,&quot;));&quot;000.0000000&quot;)" office:value-type="string" office:string-value="025.4369811">
            <text:p>025.4369811</text:p>
          </table:table-cell>
          <table:table-cell table:style-name="ce3"/>
          <table:table-cell table:style-name="ce13" table:formula="of:=CONCATENATE([.B143];&quot; &quot;;[.C143];&quot; &quot;;[.D143];&quot; &quot;;[.E143])" office:value-type="string" office:string-value="036 078.2869781 025.4369811 ">
            <text:p>036 078.2869781 025.4369811 </text:p>
          </table:table-cell>
          <table:table-cell table:style-name="ce1"/>
          <table:table-cell table:number-columns-repeated="998"/>
        </table:table-row>
        <table:table-row table:style-name="ro1">
          <table:table-cell office:value-type="string">
            <text:p><text:s text:c="4"/>&lt;n x=" 076.1852283466" y=" 038.8183127181"&gt;037&lt;/n&gt;</text:p>
          </table:table-cell>
          <table:table-cell table:style-name="ce8" office:value-type="string">
            <text:p>037</text:p>
          </table:table-cell>
          <table:table-cell table:style-name="ce3" table:formula="of:=TEXT(VALUE(SUBSTITUTE(MID([.$A144];12;13);&quot;.&quot;;&quot;,&quot;));&quot;000.0000000&quot;)" office:value-type="string" office:string-value="076.1852283">
            <text:p>076.1852283</text:p>
          </table:table-cell>
          <table:table-cell table:style-name="ce3" table:formula="of:=TEXT(VALUE(SUBSTITUTE(MID([.$A144];31;13);&quot;.&quot;;&quot;,&quot;));&quot;000.0000000&quot;)" office:value-type="string" office:string-value="038.8183127">
            <text:p>038.8183127</text:p>
          </table:table-cell>
          <table:table-cell table:style-name="ce3"/>
          <table:table-cell table:style-name="ce13" table:formula="of:=CONCATENATE([.B144];&quot; &quot;;[.C144];&quot; &quot;;[.D144];&quot; &quot;;[.E144])" office:value-type="string" office:string-value="037 076.1852283 038.8183127 ">
            <text:p>037 076.1852283 038.8183127 </text:p>
          </table:table-cell>
          <table:table-cell table:style-name="ce1"/>
          <table:table-cell table:number-columns-repeated="998"/>
        </table:table-row>
        <table:table-row table:style-name="ro1">
          <table:table-cell office:value-type="string">
            <text:p><text:s text:c="4"/>&lt;n x=" 073.3155948031" y=" 053.2668975905"&gt;038&lt;/n&gt;</text:p>
          </table:table-cell>
          <table:table-cell table:style-name="ce8" office:value-type="string">
            <text:p>038</text:p>
          </table:table-cell>
          <table:table-cell table:style-name="ce3" table:formula="of:=TEXT(VALUE(SUBSTITUTE(MID([.$A145];12;13);&quot;.&quot;;&quot;,&quot;));&quot;000.0000000&quot;)" office:value-type="string" office:string-value="073.3155948">
            <text:p>073.3155948</text:p>
          </table:table-cell>
          <table:table-cell table:style-name="ce3" table:formula="of:=TEXT(VALUE(SUBSTITUTE(MID([.$A145];31;13);&quot;.&quot;;&quot;,&quot;));&quot;000.0000000&quot;)" office:value-type="string" office:string-value="053.2668976">
            <text:p>053.2668976</text:p>
          </table:table-cell>
          <table:table-cell table:style-name="ce3"/>
          <table:table-cell table:style-name="ce13" table:formula="of:=CONCATENATE([.B145];&quot; &quot;;[.C145];&quot; &quot;;[.D145];&quot; &quot;;[.E145])" office:value-type="string" office:string-value="038 073.3155948 053.2668976 ">
            <text:p>038 073.3155948 053.2668976 </text:p>
          </table:table-cell>
          <table:table-cell table:style-name="ce1"/>
          <table:table-cell table:number-columns-repeated="998"/>
        </table:table-row>
        <table:table-row table:style-name="ro1">
          <table:table-cell office:value-type="string">
            <text:p><text:s text:c="4"/>&lt;n x=" 069.7487373415" y=" 069.7487373415"&gt;039&lt;/n&gt;</text:p>
          </table:table-cell>
          <table:table-cell table:style-name="ce8" office:value-type="string">
            <text:p>039</text:p>
          </table:table-cell>
          <table:table-cell table:style-name="ce3" table:formula="of:=TEXT(VALUE(SUBSTITUTE(MID([.$A146];12;13);&quot;.&quot;;&quot;,&quot;));&quot;000.0000000&quot;)" office:value-type="string" office:string-value="069.7487373">
            <text:p>069.7487373</text:p>
          </table:table-cell>
          <table:table-cell table:style-name="ce3" table:formula="of:=TEXT(VALUE(SUBSTITUTE(MID([.$A146];31;13);&quot;.&quot;;&quot;,&quot;));&quot;000.0000000&quot;)" office:value-type="string" office:string-value="069.7487373">
            <text:p>069.7487373</text:p>
          </table:table-cell>
          <table:table-cell table:style-name="ce3"/>
          <table:table-cell table:style-name="ce13" table:formula="of:=CONCATENATE([.B146];&quot; &quot;;[.C146];&quot; &quot;;[.D146];&quot; &quot;;[.E146])" office:value-type="string" office:string-value="039 069.7487373 069.7487373 ">
            <text:p>039 069.7487373 069.7487373 </text:p>
          </table:table-cell>
          <table:table-cell table:style-name="ce1"/>
          <table:table-cell table:number-columns-repeated="998"/>
        </table:table-row>
        <table:table-row table:style-name="ro1">
          <table:table-cell office:value-type="string">
            <text:p><text:s text:c="4"/>&lt;n x=" 053.2668975905" y=" 073.3155948031"&gt;040&lt;/n&gt;</text:p>
          </table:table-cell>
          <table:table-cell table:style-name="ce8" office:value-type="string">
            <text:p>040</text:p>
          </table:table-cell>
          <table:table-cell table:style-name="ce3" table:formula="of:=TEXT(VALUE(SUBSTITUTE(MID([.$A147];12;13);&quot;.&quot;;&quot;,&quot;));&quot;000.0000000&quot;)" office:value-type="string" office:string-value="053.2668976">
            <text:p>053.2668976</text:p>
          </table:table-cell>
          <table:table-cell table:style-name="ce3" table:formula="of:=TEXT(VALUE(SUBSTITUTE(MID([.$A147];31;13);&quot;.&quot;;&quot;,&quot;));&quot;000.0000000&quot;)" office:value-type="string" office:string-value="073.3155948">
            <text:p>073.3155948</text:p>
          </table:table-cell>
          <table:table-cell table:style-name="ce3"/>
          <table:table-cell table:style-name="ce13" table:formula="of:=CONCATENATE([.B147];&quot; &quot;;[.C147];&quot; &quot;;[.D147];&quot; &quot;;[.E147])" office:value-type="string" office:string-value="040 053.2668976 073.3155948 ">
            <text:p>040 053.2668976 073.3155948 </text:p>
          </table:table-cell>
          <table:table-cell table:style-name="ce1"/>
          <table:table-cell table:number-columns-repeated="998"/>
        </table:table-row>
        <table:table-row table:style-name="ro1">
          <table:table-cell office:value-type="string">
            <text:p><text:s text:c="4"/>&lt;n x=" 038.8183127181" y=" 076.1852283466"&gt;041&lt;/n&gt;</text:p>
          </table:table-cell>
          <table:table-cell table:style-name="ce8" office:value-type="string">
            <text:p>041</text:p>
          </table:table-cell>
          <table:table-cell table:style-name="ce3" table:formula="of:=TEXT(VALUE(SUBSTITUTE(MID([.$A148];12;13);&quot;.&quot;;&quot;,&quot;));&quot;000.0000000&quot;)" office:value-type="string" office:string-value="038.8183127">
            <text:p>038.8183127</text:p>
          </table:table-cell>
          <table:table-cell table:style-name="ce3" table:formula="of:=TEXT(VALUE(SUBSTITUTE(MID([.$A148];31;13);&quot;.&quot;;&quot;,&quot;));&quot;000.0000000&quot;)" office:value-type="string" office:string-value="076.1852283">
            <text:p>076.1852283</text:p>
          </table:table-cell>
          <table:table-cell table:style-name="ce3"/>
          <table:table-cell table:style-name="ce13" table:formula="of:=CONCATENATE([.B148];&quot; &quot;;[.C148];&quot; &quot;;[.D148];&quot; &quot;;[.E148])" office:value-type="string" office:string-value="041 038.8183127 076.1852283 ">
            <text:p>041 038.8183127 076.1852283 </text:p>
          </table:table-cell>
          <table:table-cell table:style-name="ce1"/>
          <table:table-cell table:number-columns-repeated="998"/>
        </table:table-row>
        <table:table-row table:style-name="ro1">
          <table:table-cell office:value-type="string">
            <text:p><text:s text:c="4"/>&lt;n x=" 025.4369811336" y=" 078.2869780703"&gt;042&lt;/n&gt;</text:p>
          </table:table-cell>
          <table:table-cell table:style-name="ce8" office:value-type="string">
            <text:p>042</text:p>
          </table:table-cell>
          <table:table-cell table:style-name="ce3" table:formula="of:=TEXT(VALUE(SUBSTITUTE(MID([.$A149];12;13);&quot;.&quot;;&quot;,&quot;));&quot;000.0000000&quot;)" office:value-type="string" office:string-value="025.4369811">
            <text:p>025.4369811</text:p>
          </table:table-cell>
          <table:table-cell table:style-name="ce3" table:formula="of:=TEXT(VALUE(SUBSTITUTE(MID([.$A149];31;13);&quot;.&quot;;&quot;,&quot;));&quot;000.0000000&quot;)" office:value-type="string" office:string-value="078.2869781">
            <text:p>078.2869781</text:p>
          </table:table-cell>
          <table:table-cell table:style-name="ce3"/>
          <table:table-cell table:style-name="ce13" table:formula="of:=CONCATENATE([.B149];&quot; &quot;;[.C149];&quot; &quot;;[.D149];&quot; &quot;;[.E149])" office:value-type="string" office:string-value="042 025.4369811 078.2869781 ">
            <text:p>042 025.4369811 078.2869781 </text:p>
          </table:table-cell>
          <table:table-cell table:style-name="ce1"/>
          <table:table-cell table:number-columns-repeated="998"/>
        </table:table-row>
        <table:table-row table:style-name="ro1">
          <table:table-cell office:value-type="string">
            <text:p><text:s text:c="4"/>&lt;n x=" 012.6025060910" y=" 079.5690919208"&gt;043&lt;/n&gt;</text:p>
          </table:table-cell>
          <table:table-cell table:style-name="ce8" office:value-type="string">
            <text:p>043</text:p>
          </table:table-cell>
          <table:table-cell table:style-name="ce3" table:formula="of:=TEXT(VALUE(SUBSTITUTE(MID([.$A150];12;13);&quot;.&quot;;&quot;,&quot;));&quot;000.0000000&quot;)" office:value-type="string" office:string-value="012.6025061">
            <text:p>012.6025061</text:p>
          </table:table-cell>
          <table:table-cell table:style-name="ce3" table:formula="of:=TEXT(VALUE(SUBSTITUTE(MID([.$A150];31;13);&quot;.&quot;;&quot;,&quot;));&quot;000.0000000&quot;)" office:value-type="string" office:string-value="079.5690919">
            <text:p>079.5690919</text:p>
          </table:table-cell>
          <table:table-cell table:style-name="ce3"/>
          <table:table-cell table:style-name="ce13" table:formula="of:=CONCATENATE([.B150];&quot; &quot;;[.C150];&quot; &quot;;[.D150];&quot; &quot;;[.E150])" office:value-type="string" office:string-value="043 012.6025061 079.5690919 ">
            <text:p>043 012.6025061 079.5690919 </text:p>
          </table:table-cell>
          <table:table-cell table:style-name="ce1"/>
          <table:table-cell table:number-columns-repeated="998"/>
        </table:table-row>
        <table:table-row table:style-name="ro1">
          <table:table-cell office:value-type="string">
            <text:p><text:s text:c="4"/>&lt;n x=" 000.0000000000" y=" 080.0000000000"&gt;044&lt;/n&gt;</text:p>
          </table:table-cell>
          <table:table-cell table:style-name="ce8" office:value-type="string">
            <text:p>044</text:p>
          </table:table-cell>
          <table:table-cell table:style-name="ce3" table:formula="of:=TEXT(VALUE(SUBSTITUTE(MID([.$A151];12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151];31;13);&quot;.&quot;;&quot;,&quot;));&quot;000.0000000&quot;)" office:value-type="string" office:string-value="080.0000000">
            <text:p>080.0000000</text:p>
          </table:table-cell>
          <table:table-cell table:style-name="ce3"/>
          <table:table-cell table:style-name="ce13" table:formula="of:=CONCATENATE([.B151];&quot; &quot;;[.C151];&quot; &quot;;[.D151];&quot; &quot;;[.E151])" office:value-type="string" office:string-value="044 000.0000000 080.0000000 ">
            <text:p>044 000.0000000 080.0000000 </text:p>
          </table:table-cell>
          <table:table-cell table:style-name="ce1"/>
          <table:table-cell table:number-columns-repeated="998"/>
        </table:table-row>
        <table:table-row table:style-name="ro1">
          <table:table-cell/>
          <table:table-cell table:style-name="ce8"/>
          <table:table-cell table:style-name="ce3"/>
          <table:table-cell table:style-name="ce3"/>
          <table:table-cell table:style-name="ce3"/>
          <table:table-cell table:style-name="ce13" table:formula="of:=CONCATENATE([.B152];&quot; &quot;;[.C152];&quot; &quot;;[.D152];&quot; &quot;;[.E152])" office:value-type="string" office:string-value="   ">
            <text:p><text:s text:c="3"/></text:p>
          </table:table-cell>
          <table:table-cell table:style-name="ce1"/>
          <table:table-cell table:number-columns-repeated="998"/>
        </table:table-row>
        <table:table-row table:style-name="ro1">
          <table:table-cell office:value-type="string">
            <text:p><text:s text:c="4"/>&lt;n x=" 090.0000000000" y=" 000.0000000000"&gt;045&lt;/n&gt;</text:p>
          </table:table-cell>
          <table:table-cell table:style-name="ce8" office:value-type="string">
            <text:p>045</text:p>
          </table:table-cell>
          <table:table-cell table:style-name="ce3" table:formula="of:=TEXT(VALUE(SUBSTITUTE(MID([.$A153];12;13);&quot;.&quot;;&quot;,&quot;));&quot;000.0000000&quot;)" office:value-type="string" office:string-value="090.0000000">
            <text:p>090.0000000</text:p>
          </table:table-cell>
          <table:table-cell table:style-name="ce3" table:formula="of:=TEXT(VALUE(SUBSTITUTE(MID([.$A153];31;13);&quot;.&quot;;&quot;,&quot;));&quot;000.0000000&quot;)" office:value-type="string" office:string-value="000.0000000">
            <text:p>000.0000000</text:p>
          </table:table-cell>
          <table:table-cell table:style-name="ce3"/>
          <table:table-cell table:style-name="ce13" table:formula="of:=CONCATENATE([.B153];&quot; &quot;;[.C153];&quot; &quot;;[.D153];&quot; &quot;;[.E153])" office:value-type="string" office:string-value="045 090.0000000 000.0000000 ">
            <text:p>045 090.0000000 000.0000000 </text:p>
          </table:table-cell>
          <table:table-cell table:style-name="ce1"/>
          <table:table-cell table:number-columns-repeated="998"/>
        </table:table-row>
        <table:table-row table:style-name="ro1">
          <table:table-cell office:value-type="string">
            <text:p><text:s text:c="4"/>&lt;n x=" 089.6306502179" y=" 014.1961003707"&gt;046&lt;/n&gt;</text:p>
          </table:table-cell>
          <table:table-cell table:style-name="ce8" office:value-type="string">
            <text:p>046</text:p>
          </table:table-cell>
          <table:table-cell table:style-name="ce3" table:formula="of:=TEXT(VALUE(SUBSTITUTE(MID([.$A154];12;13);&quot;.&quot;;&quot;,&quot;));&quot;000.0000000&quot;)" office:value-type="string" office:string-value="089.6306502">
            <text:p>089.6306502</text:p>
          </table:table-cell>
          <table:table-cell table:style-name="ce3" table:formula="of:=TEXT(VALUE(SUBSTITUTE(MID([.$A154];31;13);&quot;.&quot;;&quot;,&quot;));&quot;000.0000000&quot;)" office:value-type="string" office:string-value="014.1961004">
            <text:p>014.1961004</text:p>
          </table:table-cell>
          <table:table-cell table:style-name="ce3"/>
          <table:table-cell table:style-name="ce13" table:formula="of:=CONCATENATE([.B154];&quot; &quot;;[.C154];&quot; &quot;;[.D154];&quot; &quot;;[.E154])" office:value-type="string" office:string-value="046 089.6306502 014.1961004 ">
            <text:p>046 089.6306502 014.1961004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88.5316954889" y=" 028.7656916052"&gt;047&lt;/n&gt;</text:p>
          </table:table-cell>
          <table:table-cell table:style-name="ce8" office:value-type="string">
            <text:p>047</text:p>
          </table:table-cell>
          <table:table-cell table:style-name="ce3" table:formula="of:=TEXT(VALUE(SUBSTITUTE(MID([.$A155];12;13);&quot;.&quot;;&quot;,&quot;));&quot;000.0000000&quot;)" office:value-type="string" office:string-value="088.5316955">
            <text:p>088.5316955</text:p>
          </table:table-cell>
          <table:table-cell table:style-name="ce3" table:formula="of:=TEXT(VALUE(SUBSTITUTE(MID([.$A155];31;13);&quot;.&quot;;&quot;,&quot;));&quot;000.0000000&quot;)" office:value-type="string" office:string-value="028.7656916">
            <text:p>028.7656916</text:p>
          </table:table-cell>
          <table:table-cell table:style-name="ce3"/>
          <table:table-cell table:style-name="ce13" table:formula="of:=CONCATENATE([.B155];&quot; &quot;;[.C155];&quot; &quot;;[.D155];&quot; &quot;;[.E155])" office:value-type="string" office:string-value="047 088.5316955 028.7656916 ">
            <text:p>047 088.5316955 028.7656916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86.7301957257" y=" 044.1912419619"&gt;048&lt;/n&gt;</text:p>
          </table:table-cell>
          <table:table-cell table:style-name="ce8" office:value-type="string">
            <text:p>048</text:p>
          </table:table-cell>
          <table:table-cell table:style-name="ce3" table:formula="of:=TEXT(VALUE(SUBSTITUTE(MID([.$A156];12;13);&quot;.&quot;;&quot;,&quot;));&quot;000.0000000&quot;)" office:value-type="string" office:string-value="086.7301957">
            <text:p>086.7301957</text:p>
          </table:table-cell>
          <table:table-cell table:style-name="ce3" table:formula="of:=TEXT(VALUE(SUBSTITUTE(MID([.$A156];31;13);&quot;.&quot;;&quot;,&quot;));&quot;000.0000000&quot;)" office:value-type="string" office:string-value="044.1912420">
            <text:p>044.1912420</text:p>
          </table:table-cell>
          <table:table-cell table:style-name="ce3"/>
          <table:table-cell table:style-name="ce13" table:formula="of:=CONCATENATE([.B156];&quot; &quot;;[.C156];&quot; &quot;;[.D156];&quot; &quot;;[.E156])" office:value-type="string" office:string-value="048 086.7301957 044.1912420 ">
            <text:p>048 086.7301957 044.1912420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84.2705098312" y=" 061.2261092491"&gt;049&lt;/n&gt;</text:p>
          </table:table-cell>
          <table:table-cell table:style-name="ce8" office:value-type="string">
            <text:p>049</text:p>
          </table:table-cell>
          <table:table-cell table:style-name="ce3" table:formula="of:=TEXT(VALUE(SUBSTITUTE(MID([.$A157];12;13);&quot;.&quot;;&quot;,&quot;));&quot;000.0000000&quot;)" office:value-type="string" office:string-value="084.2705098">
            <text:p>084.2705098</text:p>
          </table:table-cell>
          <table:table-cell table:style-name="ce3" table:formula="of:=TEXT(VALUE(SUBSTITUTE(MID([.$A157];31;13);&quot;.&quot;;&quot;,&quot;));&quot;000.0000000&quot;)" office:value-type="string" office:string-value="061.2261092">
            <text:p>061.2261092</text:p>
          </table:table-cell>
          <table:table-cell table:style-name="ce3"/>
          <table:table-cell table:style-name="ce13" table:formula="of:=CONCATENATE([.B157];&quot; &quot;;[.C157];&quot; &quot;;[.D157];&quot; &quot;;[.E157])" office:value-type="string" office:string-value="049 084.2705098 061.2261092 ">
            <text:p>049 084.2705098 061.2261092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81.2132034356" y=" 081.2132034356"&gt;050&lt;/n&gt;</text:p>
          </table:table-cell>
          <table:table-cell table:style-name="ce8" office:value-type="string">
            <text:p>050</text:p>
          </table:table-cell>
          <table:table-cell table:style-name="ce3" table:formula="of:=TEXT(VALUE(SUBSTITUTE(MID([.$A158];12;13);&quot;.&quot;;&quot;,&quot;));&quot;000.0000000&quot;)" office:value-type="string" office:string-value="081.2132034">
            <text:p>081.2132034</text:p>
          </table:table-cell>
          <table:table-cell table:style-name="ce3" table:formula="of:=TEXT(VALUE(SUBSTITUTE(MID([.$A158];31;13);&quot;.&quot;;&quot;,&quot;));&quot;000.0000000&quot;)" office:value-type="string" office:string-value="081.2132034">
            <text:p>081.2132034</text:p>
          </table:table-cell>
          <table:table-cell table:style-name="ce3"/>
          <table:table-cell table:style-name="ce13" table:formula="of:=CONCATENATE([.B158];&quot; &quot;;[.C158];&quot; &quot;;[.D158];&quot; &quot;;[.E158])" office:value-type="string" office:string-value="050 081.2132034 081.2132034 ">
            <text:p>050 081.2132034 081.2132034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61.2261092491" y=" 084.2705098312"&gt;051&lt;/n&gt;</text:p>
          </table:table-cell>
          <table:table-cell table:style-name="ce8" office:value-type="string">
            <text:p>051</text:p>
          </table:table-cell>
          <table:table-cell table:style-name="ce3" table:formula="of:=TEXT(VALUE(SUBSTITUTE(MID([.$A159];12;13);&quot;.&quot;;&quot;,&quot;));&quot;000.0000000&quot;)" office:value-type="string" office:string-value="061.2261092">
            <text:p>061.2261092</text:p>
          </table:table-cell>
          <table:table-cell table:style-name="ce3" table:formula="of:=TEXT(VALUE(SUBSTITUTE(MID([.$A159];31;13);&quot;.&quot;;&quot;,&quot;));&quot;000.0000000&quot;)" office:value-type="string" office:string-value="084.2705098">
            <text:p>084.2705098</text:p>
          </table:table-cell>
          <table:table-cell table:style-name="ce3"/>
          <table:table-cell table:style-name="ce13" table:formula="of:=CONCATENATE([.B159];&quot; &quot;;[.C159];&quot; &quot;;[.D159];&quot; &quot;;[.E159])" office:value-type="string" office:string-value="051 061.2261092 084.2705098 ">
            <text:p>051 061.2261092 084.2705098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44.1912419619" y=" 086.7301957257"&gt;052&lt;/n&gt;</text:p>
          </table:table-cell>
          <table:table-cell table:style-name="ce8" office:value-type="string">
            <text:p>052</text:p>
          </table:table-cell>
          <table:table-cell table:style-name="ce3" table:formula="of:=TEXT(VALUE(SUBSTITUTE(MID([.$A160];12;13);&quot;.&quot;;&quot;,&quot;));&quot;000.0000000&quot;)" office:value-type="string" office:string-value="044.1912420">
            <text:p>044.1912420</text:p>
          </table:table-cell>
          <table:table-cell table:style-name="ce3" table:formula="of:=TEXT(VALUE(SUBSTITUTE(MID([.$A160];31;13);&quot;.&quot;;&quot;,&quot;));&quot;000.0000000&quot;)" office:value-type="string" office:string-value="086.7301957">
            <text:p>086.7301957</text:p>
          </table:table-cell>
          <table:table-cell table:style-name="ce3"/>
          <table:table-cell table:style-name="ce13" table:formula="of:=CONCATENATE([.B160];&quot; &quot;;[.C160];&quot; &quot;;[.D160];&quot; &quot;;[.E160])" office:value-type="string" office:string-value="052 044.1912420 086.7301957 ">
            <text:p>052 044.1912420 086.7301957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28.7656916052" y=" 088.5316954889"&gt;053&lt;/n&gt;</text:p>
          </table:table-cell>
          <table:table-cell table:style-name="ce8" office:value-type="string">
            <text:p>053</text:p>
          </table:table-cell>
          <table:table-cell table:style-name="ce3" table:formula="of:=TEXT(VALUE(SUBSTITUTE(MID([.$A161];12;13);&quot;.&quot;;&quot;,&quot;));&quot;000.0000000&quot;)" office:value-type="string" office:string-value="028.7656916">
            <text:p>028.7656916</text:p>
          </table:table-cell>
          <table:table-cell table:style-name="ce3" table:formula="of:=TEXT(VALUE(SUBSTITUTE(MID([.$A161];31;13);&quot;.&quot;;&quot;,&quot;));&quot;000.0000000&quot;)" office:value-type="string" office:string-value="088.5316955">
            <text:p>088.5316955</text:p>
          </table:table-cell>
          <table:table-cell table:style-name="ce3"/>
          <table:table-cell table:style-name="ce13" table:formula="of:=CONCATENATE([.B161];&quot; &quot;;[.C161];&quot; &quot;;[.D161];&quot; &quot;;[.E161])" office:value-type="string" office:string-value="053 028.7656916 088.5316955 ">
            <text:p>053 028.7656916 088.5316955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14.1961003707" y=" 089.6306502179"&gt;054&lt;/n&gt;</text:p>
          </table:table-cell>
          <table:table-cell table:style-name="ce8" office:value-type="string">
            <text:p>054</text:p>
          </table:table-cell>
          <table:table-cell table:style-name="ce3" table:formula="of:=TEXT(VALUE(SUBSTITUTE(MID([.$A162];12;13);&quot;.&quot;;&quot;,&quot;));&quot;000.0000000&quot;)" office:value-type="string" office:string-value="014.1961004">
            <text:p>014.1961004</text:p>
          </table:table-cell>
          <table:table-cell table:style-name="ce3" table:formula="of:=TEXT(VALUE(SUBSTITUTE(MID([.$A162];31;13);&quot;.&quot;;&quot;,&quot;));&quot;000.0000000&quot;)" office:value-type="string" office:string-value="089.6306502">
            <text:p>089.6306502</text:p>
          </table:table-cell>
          <table:table-cell table:style-name="ce3"/>
          <table:table-cell table:style-name="ce13" table:formula="of:=CONCATENATE([.B162];&quot; &quot;;[.C162];&quot; &quot;;[.D162];&quot; &quot;;[.E162])" office:value-type="string" office:string-value="054 014.1961004 089.6306502 ">
            <text:p>054 014.1961004 089.6306502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00.0000000000" y=" 090.0000000000"&gt;055&lt;/n&gt;</text:p>
          </table:table-cell>
          <table:table-cell table:style-name="ce8" office:value-type="string">
            <text:p>055</text:p>
          </table:table-cell>
          <table:table-cell table:style-name="ce3" table:formula="of:=TEXT(VALUE(SUBSTITUTE(MID([.$A163];12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163];31;13);&quot;.&quot;;&quot;,&quot;));&quot;000.0000000&quot;)" office:value-type="string" office:string-value="090.0000000">
            <text:p>090.0000000</text:p>
          </table:table-cell>
          <table:table-cell table:style-name="ce3"/>
          <table:table-cell table:style-name="ce13" table:formula="of:=CONCATENATE([.B163];&quot; &quot;;[.C163];&quot; &quot;;[.D163];&quot; &quot;;[.E163])" office:value-type="string" office:string-value="055 000.0000000 090.0000000 ">
            <text:p>055 000.0000000 090.0000000 </text:p>
          </table:table-cell>
          <table:table-cell table:number-columns-repeated="999"/>
        </table:table-row>
        <table:table-row table:style-name="ro1">
          <table:table-cell/>
          <table:table-cell table:style-name="ce8"/>
          <table:table-cell table:style-name="ce3"/>
          <table:table-cell table:style-name="ce3"/>
          <table:table-cell table:style-name="ce3"/>
          <table:table-cell table:style-name="ce13" table:formula="of:=CONCATENATE([.B164];&quot; &quot;;[.C164];&quot; &quot;;[.D164];&quot; &quot;;[.E164])" office:value-type="string" office:string-value="   ">
            <text:p><text:s text:c="3"/>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100.0000000000" y=" 000.0000000000"&gt;056&lt;/n&gt;</text:p>
          </table:table-cell>
          <table:table-cell table:style-name="ce8" office:value-type="string">
            <text:p>056</text:p>
          </table:table-cell>
          <table:table-cell table:style-name="ce3" table:formula="of:=TEXT(VALUE(SUBSTITUTE(MID([.$A165];12;13);&quot;.&quot;;&quot;,&quot;));&quot;000.0000000&quot;)" office:value-type="string" office:string-value="100.0000000">
            <text:p>100.0000000</text:p>
          </table:table-cell>
          <table:table-cell table:style-name="ce3" table:formula="of:=TEXT(VALUE(SUBSTITUTE(MID([.$A165];31;13);&quot;.&quot;;&quot;,&quot;));&quot;000.0000000&quot;)" office:value-type="string" office:string-value="000.0000000">
            <text:p>000.0000000</text:p>
          </table:table-cell>
          <table:table-cell table:style-name="ce3"/>
          <table:table-cell table:style-name="ce13" table:formula="of:=CONCATENATE([.B165];&quot; &quot;;[.C165];&quot; &quot;;[.D165];&quot; &quot;;[.E165])" office:value-type="string" office:string-value="056 100.0000000 000.0000000 ">
            <text:p>056 100.0000000 000.0000000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99.6922085149" y=" 015.7896946503"&gt;057&lt;/n&gt;</text:p>
          </table:table-cell>
          <table:table-cell table:style-name="ce8" office:value-type="string">
            <text:p>057</text:p>
          </table:table-cell>
          <table:table-cell table:style-name="ce3" table:formula="of:=TEXT(VALUE(SUBSTITUTE(MID([.$A166];12;13);&quot;.&quot;;&quot;,&quot;));&quot;000.0000000&quot;)" office:value-type="string" office:string-value="099.6922085">
            <text:p>099.6922085</text:p>
          </table:table-cell>
          <table:table-cell table:style-name="ce3" table:formula="of:=TEXT(VALUE(SUBSTITUTE(MID([.$A166];31;13);&quot;.&quot;;&quot;,&quot;));&quot;000.0000000&quot;)" office:value-type="string" office:string-value="015.7896947">
            <text:p>015.7896947</text:p>
          </table:table-cell>
          <table:table-cell table:style-name="ce3"/>
          <table:table-cell table:style-name="ce13" table:formula="of:=CONCATENATE([.B166];&quot; &quot;;[.C166];&quot; &quot;;[.D166];&quot; &quot;;[.E166])" office:value-type="string" office:string-value="057 099.6922085 015.7896947 ">
            <text:p>057 099.6922085 015.7896947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98.7764129074" y=" 032.0944020768"&gt;058&lt;/n&gt;</text:p>
          </table:table-cell>
          <table:table-cell table:style-name="ce8" office:value-type="string">
            <text:p>058</text:p>
          </table:table-cell>
          <table:table-cell table:style-name="ce3" table:formula="of:=TEXT(VALUE(SUBSTITUTE(MID([.$A167];12;13);&quot;.&quot;;&quot;,&quot;));&quot;000.0000000&quot;)" office:value-type="string" office:string-value="098.7764129">
            <text:p>098.7764129</text:p>
          </table:table-cell>
          <table:table-cell table:style-name="ce3" table:formula="of:=TEXT(VALUE(SUBSTITUTE(MID([.$A167];31;13);&quot;.&quot;;&quot;,&quot;));&quot;000.0000000&quot;)" office:value-type="string" office:string-value="032.0944021">
            <text:p>032.0944021</text:p>
          </table:table-cell>
          <table:table-cell table:style-name="ce3"/>
          <table:table-cell table:style-name="ce13" table:formula="of:=CONCATENATE([.B167];&quot; &quot;;[.C167];&quot; &quot;;[.D167];&quot; &quot;;[.E167])" office:value-type="string" office:string-value="058 098.7764129 032.0944021 ">
            <text:p>058 098.7764129 032.0944021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97.2751631047" y=" 049.5641712056"&gt;059&lt;/n&gt;</text:p>
          </table:table-cell>
          <table:table-cell table:style-name="ce8" office:value-type="string">
            <text:p>059</text:p>
          </table:table-cell>
          <table:table-cell table:style-name="ce3" table:formula="of:=TEXT(VALUE(SUBSTITUTE(MID([.$A168];12;13);&quot;.&quot;;&quot;,&quot;));&quot;000.0000000&quot;)" office:value-type="string" office:string-value="097.2751631">
            <text:p>097.2751631</text:p>
          </table:table-cell>
          <table:table-cell table:style-name="ce3" table:formula="of:=TEXT(VALUE(SUBSTITUTE(MID([.$A168];31;13);&quot;.&quot;;&quot;,&quot;));&quot;000.0000000&quot;)" office:value-type="string" office:string-value="049.5641712">
            <text:p>049.5641712</text:p>
          </table:table-cell>
          <table:table-cell table:style-name="ce3"/>
          <table:table-cell table:style-name="ce13" table:formula="of:=CONCATENATE([.B168];&quot; &quot;;[.C168];&quot; &quot;;[.D168];&quot; &quot;;[.E168])" office:value-type="string" office:string-value="059 097.2751631 049.5641712 ">
            <text:p>059 097.2751631 049.5641712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95.2254248594" y=" 069.1853209077"&gt;060&lt;/n&gt;</text:p>
          </table:table-cell>
          <table:table-cell table:style-name="ce8" office:value-type="string">
            <text:p>060</text:p>
          </table:table-cell>
          <table:table-cell table:style-name="ce3" table:formula="of:=TEXT(VALUE(SUBSTITUTE(MID([.$A169];12;13);&quot;.&quot;;&quot;,&quot;));&quot;000.0000000&quot;)" office:value-type="string" office:string-value="095.2254249">
            <text:p>095.2254249</text:p>
          </table:table-cell>
          <table:table-cell table:style-name="ce3" table:formula="of:=TEXT(VALUE(SUBSTITUTE(MID([.$A169];31;13);&quot;.&quot;;&quot;,&quot;));&quot;000.0000000&quot;)" office:value-type="string" office:string-value="069.1853209">
            <text:p>069.1853209</text:p>
          </table:table-cell>
          <table:table-cell table:style-name="ce3"/>
          <table:table-cell table:style-name="ce13" table:formula="of:=CONCATENATE([.B169];&quot; &quot;;[.C169];&quot; &quot;;[.D169];&quot; &quot;;[.E169])" office:value-type="string" office:string-value="060 095.2254249 069.1853209 ">
            <text:p>060 095.2254249 069.1853209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92.6776695297" y=" 092.6776695297"&gt;061&lt;/n&gt;</text:p>
          </table:table-cell>
          <table:table-cell table:style-name="ce8" office:value-type="string">
            <text:p>061</text:p>
          </table:table-cell>
          <table:table-cell table:style-name="ce3" table:formula="of:=TEXT(VALUE(SUBSTITUTE(MID([.$A170];12;13);&quot;.&quot;;&quot;,&quot;));&quot;000.0000000&quot;)" office:value-type="string" office:string-value="092.6776695">
            <text:p>092.6776695</text:p>
          </table:table-cell>
          <table:table-cell table:style-name="ce3" table:formula="of:=TEXT(VALUE(SUBSTITUTE(MID([.$A170];31;13);&quot;.&quot;;&quot;,&quot;));&quot;000.0000000&quot;)" office:value-type="string" office:string-value="092.6776695">
            <text:p>092.6776695</text:p>
          </table:table-cell>
          <table:table-cell table:style-name="ce3"/>
          <table:table-cell table:style-name="ce13" table:formula="of:=CONCATENATE([.B170];&quot; &quot;;[.C170];&quot; &quot;;[.D170];&quot; &quot;;[.E170])" office:value-type="string" office:string-value="061 092.6776695 092.6776695 ">
            <text:p>061 092.6776695 092.6776695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69.1853209077" y=" 095.2254248594"&gt;062&lt;/n&gt;</text:p>
          </table:table-cell>
          <table:table-cell table:style-name="ce8" office:value-type="string">
            <text:p>062</text:p>
          </table:table-cell>
          <table:table-cell table:style-name="ce3" table:formula="of:=TEXT(VALUE(SUBSTITUTE(MID([.$A171];12;13);&quot;.&quot;;&quot;,&quot;));&quot;000.0000000&quot;)" office:value-type="string" office:string-value="069.1853209">
            <text:p>069.1853209</text:p>
          </table:table-cell>
          <table:table-cell table:style-name="ce3" table:formula="of:=TEXT(VALUE(SUBSTITUTE(MID([.$A171];31;13);&quot;.&quot;;&quot;,&quot;));&quot;000.0000000&quot;)" office:value-type="string" office:string-value="095.2254249">
            <text:p>095.2254249</text:p>
          </table:table-cell>
          <table:table-cell table:style-name="ce3"/>
          <table:table-cell table:style-name="ce13" table:formula="of:=CONCATENATE([.B171];&quot; &quot;;[.C171];&quot; &quot;;[.D171];&quot; &quot;;[.E171])" office:value-type="string" office:string-value="062 069.1853209 095.2254249 ">
            <text:p>062 069.1853209 095.2254249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49.5641712056" y=" 097.2751631047"&gt;063&lt;/n&gt;</text:p>
          </table:table-cell>
          <table:table-cell table:style-name="ce8" office:value-type="string">
            <text:p>063</text:p>
          </table:table-cell>
          <table:table-cell table:style-name="ce3" table:formula="of:=TEXT(VALUE(SUBSTITUTE(MID([.$A172];12;13);&quot;.&quot;;&quot;,&quot;));&quot;000.0000000&quot;)" office:value-type="string" office:string-value="049.5641712">
            <text:p>049.5641712</text:p>
          </table:table-cell>
          <table:table-cell table:style-name="ce3" table:formula="of:=TEXT(VALUE(SUBSTITUTE(MID([.$A172];31;13);&quot;.&quot;;&quot;,&quot;));&quot;000.0000000&quot;)" office:value-type="string" office:string-value="097.2751631">
            <text:p>097.2751631</text:p>
          </table:table-cell>
          <table:table-cell table:style-name="ce3"/>
          <table:table-cell table:style-name="ce13" table:formula="of:=CONCATENATE([.B172];&quot; &quot;;[.C172];&quot; &quot;;[.D172];&quot; &quot;;[.E172])" office:value-type="string" office:string-value="063 049.5641712 097.2751631 ">
            <text:p>063 049.5641712 097.2751631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32.0944020768" y=" 098.7764129074"&gt;064&lt;/n&gt;</text:p>
          </table:table-cell>
          <table:table-cell table:style-name="ce8" office:value-type="string">
            <text:p>064</text:p>
          </table:table-cell>
          <table:table-cell table:style-name="ce3" table:formula="of:=TEXT(VALUE(SUBSTITUTE(MID([.$A173];12;13);&quot;.&quot;;&quot;,&quot;));&quot;000.0000000&quot;)" office:value-type="string" office:string-value="032.0944021">
            <text:p>032.0944021</text:p>
          </table:table-cell>
          <table:table-cell table:style-name="ce3" table:formula="of:=TEXT(VALUE(SUBSTITUTE(MID([.$A173];31;13);&quot;.&quot;;&quot;,&quot;));&quot;000.0000000&quot;)" office:value-type="string" office:string-value="098.7764129">
            <text:p>098.7764129</text:p>
          </table:table-cell>
          <table:table-cell table:style-name="ce3"/>
          <table:table-cell table:style-name="ce13" table:formula="of:=CONCATENATE([.B173];&quot; &quot;;[.C173];&quot; &quot;;[.D173];&quot; &quot;;[.E173])" office:value-type="string" office:string-value="064 032.0944021 098.7764129 ">
            <text:p>064 032.0944021 098.7764129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15.7896946503" y=" 099.6922085149"&gt;065&lt;/n&gt;</text:p>
          </table:table-cell>
          <table:table-cell table:style-name="ce8" office:value-type="string">
            <text:p>065</text:p>
          </table:table-cell>
          <table:table-cell table:style-name="ce3" table:formula="of:=TEXT(VALUE(SUBSTITUTE(MID([.$A174];12;13);&quot;.&quot;;&quot;,&quot;));&quot;000.0000000&quot;)" office:value-type="string" office:string-value="015.7896947">
            <text:p>015.7896947</text:p>
          </table:table-cell>
          <table:table-cell table:style-name="ce3" table:formula="of:=TEXT(VALUE(SUBSTITUTE(MID([.$A174];31;13);&quot;.&quot;;&quot;,&quot;));&quot;000.0000000&quot;)" office:value-type="string" office:string-value="099.6922085">
            <text:p>099.6922085</text:p>
          </table:table-cell>
          <table:table-cell table:style-name="ce3"/>
          <table:table-cell table:style-name="ce13" table:formula="of:=CONCATENATE([.B174];&quot; &quot;;[.C174];&quot; &quot;;[.D174];&quot; &quot;;[.E174])" office:value-type="string" office:string-value="065 015.7896947 099.6922085 ">
            <text:p>065 015.7896947 099.6922085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00.0000000000" y=" 100.0000000000"&gt;066&lt;/n&gt;</text:p>
          </table:table-cell>
          <table:table-cell table:style-name="ce8" office:value-type="string">
            <text:p>066</text:p>
          </table:table-cell>
          <table:table-cell table:style-name="ce3" table:formula="of:=TEXT(VALUE(SUBSTITUTE(MID([.$A175];12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175];31;13);&quot;.&quot;;&quot;,&quot;));&quot;000.0000000&quot;)" office:value-type="string" office:string-value="100.0000000">
            <text:p>100.0000000</text:p>
          </table:table-cell>
          <table:table-cell table:style-name="ce3"/>
          <table:table-cell table:style-name="ce13" table:formula="of:=CONCATENATE([.B175];&quot; &quot;;[.C175];&quot; &quot;;[.D175];&quot; &quot;;[.E175])" office:value-type="string" office:string-value="066 000.0000000 100.0000000 ">
            <text:p>066 000.0000000 100.0000000 </text:p>
          </table:table-cell>
          <table:table-cell table:number-columns-repeated="999"/>
        </table:table-row>
        <table:table-row table:style-name="ro1">
          <table:table-cell/>
          <table:table-cell table:style-name="ce8"/>
          <table:table-cell table:style-name="ce3"/>
          <table:table-cell table:style-name="ce3"/>
          <table:table-cell table:style-name="ce3"/>
          <table:table-cell table:style-name="ce13" table:formula="of:=CONCATENATE([.B176];&quot; &quot;;[.C176];&quot; &quot;;[.D176];&quot; &quot;;[.E176])" office:value-type="string" office:string-value="   ">
            <text:p><text:s text:c="3"/>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110.0000000000" y=" 000.0000000000"&gt;067&lt;/n&gt;</text:p>
          </table:table-cell>
          <table:table-cell table:style-name="ce8" office:value-type="string">
            <text:p>067</text:p>
          </table:table-cell>
          <table:table-cell table:style-name="ce3" table:formula="of:=TEXT(VALUE(SUBSTITUTE(MID([.$A177];12;13);&quot;.&quot;;&quot;,&quot;));&quot;000.0000000&quot;)" office:value-type="string" office:string-value="110.0000000">
            <text:p>110.0000000</text:p>
          </table:table-cell>
          <table:table-cell table:style-name="ce3" table:formula="of:=TEXT(VALUE(SUBSTITUTE(MID([.$A177];31;13);&quot;.&quot;;&quot;,&quot;));&quot;000.0000000&quot;)" office:value-type="string" office:string-value="000.0000000">
            <text:p>000.0000000</text:p>
          </table:table-cell>
          <table:table-cell table:style-name="ce3"/>
          <table:table-cell table:style-name="ce13" table:formula="of:=CONCATENATE([.B177];&quot; &quot;;[.C177];&quot; &quot;;[.D177];&quot; &quot;;[.E177])" office:value-type="string" office:string-value="067 110.0000000 000.0000000 ">
            <text:p>067 110.0000000 000.0000000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109.7537668119" y=" 017.3832889300"&gt;068&lt;/n&gt;</text:p>
          </table:table-cell>
          <table:table-cell table:style-name="ce8" office:value-type="string">
            <text:p>068</text:p>
          </table:table-cell>
          <table:table-cell table:style-name="ce3" table:formula="of:=TEXT(VALUE(SUBSTITUTE(MID([.$A178];12;13);&quot;.&quot;;&quot;,&quot;));&quot;000.0000000&quot;)" office:value-type="string" office:string-value="109.7537668">
            <text:p>109.7537668</text:p>
          </table:table-cell>
          <table:table-cell table:style-name="ce3" table:formula="of:=TEXT(VALUE(SUBSTITUTE(MID([.$A178];31;13);&quot;.&quot;;&quot;,&quot;));&quot;000.0000000&quot;)" office:value-type="string" office:string-value="017.3832889">
            <text:p>017.3832889</text:p>
          </table:table-cell>
          <table:table-cell table:style-name="ce3"/>
          <table:table-cell table:style-name="ce13" table:formula="of:=CONCATENATE([.B178];&quot; &quot;;[.C178];&quot; &quot;;[.D178];&quot; &quot;;[.E178])" office:value-type="string" office:string-value="068 109.7537668 017.3832889 ">
            <text:p>068 109.7537668 017.3832889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109.0211303259" y=" 035.4231125485"&gt;069&lt;/n&gt;</text:p>
          </table:table-cell>
          <table:table-cell table:style-name="ce8" office:value-type="string">
            <text:p>069</text:p>
          </table:table-cell>
          <table:table-cell table:style-name="ce3" table:formula="of:=TEXT(VALUE(SUBSTITUTE(MID([.$A179];12;13);&quot;.&quot;;&quot;,&quot;));&quot;000.0000000&quot;)" office:value-type="string" office:string-value="109.0211303">
            <text:p>109.0211303</text:p>
          </table:table-cell>
          <table:table-cell table:style-name="ce3" table:formula="of:=TEXT(VALUE(SUBSTITUTE(MID([.$A179];31;13);&quot;.&quot;;&quot;,&quot;));&quot;000.0000000&quot;)" office:value-type="string" office:string-value="035.4231125">
            <text:p>035.4231125</text:p>
          </table:table-cell>
          <table:table-cell table:style-name="ce3"/>
          <table:table-cell table:style-name="ce13" table:formula="of:=CONCATENATE([.B179];&quot; &quot;;[.C179];&quot; &quot;;[.D179];&quot; &quot;;[.E179])" office:value-type="string" office:string-value="069 109.0211303 035.4231125 ">
            <text:p>069 109.0211303 035.4231125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107.8201304838" y=" 054.9371004493"&gt;070&lt;/n&gt;</text:p>
          </table:table-cell>
          <table:table-cell table:style-name="ce8" office:value-type="string">
            <text:p>070</text:p>
          </table:table-cell>
          <table:table-cell table:style-name="ce3" table:formula="of:=TEXT(VALUE(SUBSTITUTE(MID([.$A180];12;13);&quot;.&quot;;&quot;,&quot;));&quot;000.0000000&quot;)" office:value-type="string" office:string-value="107.8201305">
            <text:p>107.8201305</text:p>
          </table:table-cell>
          <table:table-cell table:style-name="ce3" table:formula="of:=TEXT(VALUE(SUBSTITUTE(MID([.$A180];31;13);&quot;.&quot;;&quot;,&quot;));&quot;000.0000000&quot;)" office:value-type="string" office:string-value="054.9371004">
            <text:p>054.9371004</text:p>
          </table:table-cell>
          <table:table-cell table:style-name="ce3"/>
          <table:table-cell table:style-name="ce13" table:formula="of:=CONCATENATE([.B180];&quot; &quot;;[.C180];&quot; &quot;;[.D180];&quot; &quot;;[.E180])" office:value-type="string" office:string-value="070 107.8201305 054.9371004 ">
            <text:p>070 107.8201305 054.9371004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106.1803398875" y=" 077.1445325663"&gt;071&lt;/n&gt;</text:p>
          </table:table-cell>
          <table:table-cell table:style-name="ce8" office:value-type="string">
            <text:p>071</text:p>
          </table:table-cell>
          <table:table-cell table:style-name="ce3" table:formula="of:=TEXT(VALUE(SUBSTITUTE(MID([.$A181];12;13);&quot;.&quot;;&quot;,&quot;));&quot;000.0000000&quot;)" office:value-type="string" office:string-value="106.1803399">
            <text:p>106.1803399</text:p>
          </table:table-cell>
          <table:table-cell table:style-name="ce3" table:formula="of:=TEXT(VALUE(SUBSTITUTE(MID([.$A181];31;13);&quot;.&quot;;&quot;,&quot;));&quot;000.0000000&quot;)" office:value-type="string" office:string-value="077.1445326">
            <text:p>077.1445326</text:p>
          </table:table-cell>
          <table:table-cell table:style-name="ce3"/>
          <table:table-cell table:style-name="ce13" table:formula="of:=CONCATENATE([.B181];&quot; &quot;;[.C181];&quot; &quot;;[.D181];&quot; &quot;;[.E181])" office:value-type="string" office:string-value="071 106.1803399 077.1445326 ">
            <text:p>071 106.1803399 077.1445326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104.1421356237" y=" 104.1421356237"&gt;072&lt;/n&gt;</text:p>
          </table:table-cell>
          <table:table-cell table:style-name="ce8" office:value-type="string">
            <text:p>072</text:p>
          </table:table-cell>
          <table:table-cell table:style-name="ce3" table:formula="of:=TEXT(VALUE(SUBSTITUTE(MID([.$A182];12;13);&quot;.&quot;;&quot;,&quot;));&quot;000.0000000&quot;)" office:value-type="string" office:string-value="104.1421356">
            <text:p>104.1421356</text:p>
          </table:table-cell>
          <table:table-cell table:style-name="ce3" table:formula="of:=TEXT(VALUE(SUBSTITUTE(MID([.$A182];31;13);&quot;.&quot;;&quot;,&quot;));&quot;000.0000000&quot;)" office:value-type="string" office:string-value="104.1421356">
            <text:p>104.1421356</text:p>
          </table:table-cell>
          <table:table-cell table:style-name="ce3"/>
          <table:table-cell table:style-name="ce13" table:formula="of:=CONCATENATE([.B182];&quot; &quot;;[.C182];&quot; &quot;;[.D182];&quot; &quot;;[.E182])" office:value-type="string" office:string-value="072 104.1421356 104.1421356 ">
            <text:p>072 104.1421356 104.1421356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77.1445325663" y=" 106.1803398875"&gt;073&lt;/n&gt;</text:p>
          </table:table-cell>
          <table:table-cell table:style-name="ce8" office:value-type="string">
            <text:p>073</text:p>
          </table:table-cell>
          <table:table-cell table:style-name="ce3" table:formula="of:=TEXT(VALUE(SUBSTITUTE(MID([.$A183];12;13);&quot;.&quot;;&quot;,&quot;));&quot;000.0000000&quot;)" office:value-type="string" office:string-value="077.1445326">
            <text:p>077.1445326</text:p>
          </table:table-cell>
          <table:table-cell table:style-name="ce3" table:formula="of:=TEXT(VALUE(SUBSTITUTE(MID([.$A183];31;13);&quot;.&quot;;&quot;,&quot;));&quot;000.0000000&quot;)" office:value-type="string" office:string-value="106.1803399">
            <text:p>106.1803399</text:p>
          </table:table-cell>
          <table:table-cell table:style-name="ce3"/>
          <table:table-cell table:style-name="ce13" table:formula="of:=CONCATENATE([.B183];&quot; &quot;;[.C183];&quot; &quot;;[.D183];&quot; &quot;;[.E183])" office:value-type="string" office:string-value="073 077.1445326 106.1803399 ">
            <text:p>073 077.1445326 106.1803399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54.9371004493" y=" 107.8201304838"&gt;074&lt;/n&gt;</text:p>
          </table:table-cell>
          <table:table-cell table:style-name="ce8" office:value-type="string">
            <text:p>074</text:p>
          </table:table-cell>
          <table:table-cell table:style-name="ce3" table:formula="of:=TEXT(VALUE(SUBSTITUTE(MID([.$A184];12;13);&quot;.&quot;;&quot;,&quot;));&quot;000.0000000&quot;)" office:value-type="string" office:string-value="054.9371004">
            <text:p>054.9371004</text:p>
          </table:table-cell>
          <table:table-cell table:style-name="ce3" table:formula="of:=TEXT(VALUE(SUBSTITUTE(MID([.$A184];31;13);&quot;.&quot;;&quot;,&quot;));&quot;000.0000000&quot;)" office:value-type="string" office:string-value="107.8201305">
            <text:p>107.8201305</text:p>
          </table:table-cell>
          <table:table-cell table:style-name="ce3"/>
          <table:table-cell table:style-name="ce13" table:formula="of:=CONCATENATE([.B184];&quot; &quot;;[.C184];&quot; &quot;;[.D184];&quot; &quot;;[.E184])" office:value-type="string" office:string-value="074 054.9371004 107.8201305 ">
            <text:p>074 054.9371004 107.8201305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35.4231125485" y=" 109.0211303259"&gt;075&lt;/n&gt;</text:p>
          </table:table-cell>
          <table:table-cell table:style-name="ce8" office:value-type="string">
            <text:p>075</text:p>
          </table:table-cell>
          <table:table-cell table:style-name="ce3" table:formula="of:=TEXT(VALUE(SUBSTITUTE(MID([.$A185];12;13);&quot;.&quot;;&quot;,&quot;));&quot;000.0000000&quot;)" office:value-type="string" office:string-value="035.4231125">
            <text:p>035.4231125</text:p>
          </table:table-cell>
          <table:table-cell table:style-name="ce3" table:formula="of:=TEXT(VALUE(SUBSTITUTE(MID([.$A185];31;13);&quot;.&quot;;&quot;,&quot;));&quot;000.0000000&quot;)" office:value-type="string" office:string-value="109.0211303">
            <text:p>109.0211303</text:p>
          </table:table-cell>
          <table:table-cell table:style-name="ce3"/>
          <table:table-cell table:style-name="ce13" table:formula="of:=CONCATENATE([.B185];&quot; &quot;;[.C185];&quot; &quot;;[.D185];&quot; &quot;;[.E185])" office:value-type="string" office:string-value="075 035.4231125 109.0211303 ">
            <text:p>075 035.4231125 109.0211303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17.3832889300" y=" 109.7537668119"&gt;076&lt;/n&gt;</text:p>
          </table:table-cell>
          <table:table-cell table:style-name="ce8" office:value-type="string">
            <text:p>076</text:p>
          </table:table-cell>
          <table:table-cell table:style-name="ce3" table:formula="of:=TEXT(VALUE(SUBSTITUTE(MID([.$A186];12;13);&quot;.&quot;;&quot;,&quot;));&quot;000.0000000&quot;)" office:value-type="string" office:string-value="017.3832889">
            <text:p>017.3832889</text:p>
          </table:table-cell>
          <table:table-cell table:style-name="ce3" table:formula="of:=TEXT(VALUE(SUBSTITUTE(MID([.$A186];31;13);&quot;.&quot;;&quot;,&quot;));&quot;000.0000000&quot;)" office:value-type="string" office:string-value="109.7537668">
            <text:p>109.7537668</text:p>
          </table:table-cell>
          <table:table-cell table:style-name="ce3"/>
          <table:table-cell table:style-name="ce13" table:formula="of:=CONCATENATE([.B186];&quot; &quot;;[.C186];&quot; &quot;;[.D186];&quot; &quot;;[.E186])" office:value-type="string" office:string-value="076 017.3832889 109.7537668 ">
            <text:p>076 017.3832889 109.7537668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00.0000000000" y=" 110.0000000000"&gt;077&lt;/n&gt;</text:p>
          </table:table-cell>
          <table:table-cell table:style-name="ce8" office:value-type="string">
            <text:p>077</text:p>
          </table:table-cell>
          <table:table-cell table:style-name="ce3" table:formula="of:=TEXT(VALUE(SUBSTITUTE(MID([.$A187];12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187];31;13);&quot;.&quot;;&quot;,&quot;));&quot;000.0000000&quot;)" office:value-type="string" office:string-value="110.0000000">
            <text:p>110.0000000</text:p>
          </table:table-cell>
          <table:table-cell table:style-name="ce3"/>
          <table:table-cell table:style-name="ce13" table:formula="of:=CONCATENATE([.B187];&quot; &quot;;[.C187];&quot; &quot;;[.D187];&quot; &quot;;[.E187])" office:value-type="string" office:string-value="077 000.0000000 110.0000000 ">
            <text:p>077 000.0000000 110.0000000 </text:p>
          </table:table-cell>
          <table:table-cell table:number-columns-repeated="999"/>
        </table:table-row>
        <table:table-row table:style-name="ro1">
          <table:table-cell/>
          <table:table-cell table:style-name="ce8"/>
          <table:table-cell table:style-name="ce3"/>
          <table:table-cell table:style-name="ce3"/>
          <table:table-cell table:style-name="ce3"/>
          <table:table-cell table:style-name="ce13" table:formula="of:=CONCATENATE([.B188];&quot; &quot;;[.C188];&quot; &quot;;[.D188];&quot; &quot;;[.E188])" office:value-type="string" office:string-value="   ">
            <text:p><text:s text:c="3"/>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120.0000000000" y=" 000.0000000000"&gt;078&lt;/n&gt;</text:p>
          </table:table-cell>
          <table:table-cell table:style-name="ce8" office:value-type="string">
            <text:p>078</text:p>
          </table:table-cell>
          <table:table-cell table:style-name="ce3" table:formula="of:=TEXT(VALUE(SUBSTITUTE(MID([.$A189];12;13);&quot;.&quot;;&quot;,&quot;));&quot;000.0000000&quot;)" office:value-type="string" office:string-value="120.0000000">
            <text:p>120.0000000</text:p>
          </table:table-cell>
          <table:table-cell table:style-name="ce3" table:formula="of:=TEXT(VALUE(SUBSTITUTE(MID([.$A189];31;13);&quot;.&quot;;&quot;,&quot;));&quot;000.0000000&quot;)" office:value-type="string" office:string-value="000.0000000">
            <text:p>000.0000000</text:p>
          </table:table-cell>
          <table:table-cell table:style-name="ce3"/>
          <table:table-cell table:style-name="ce13" table:formula="of:=CONCATENATE([.B189];&quot; &quot;;[.C189];&quot; &quot;;[.D189];&quot; &quot;;[.E189])" office:value-type="string" office:string-value="078 120.0000000 000.0000000 ">
            <text:p>078 120.0000000 000.0000000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119.8153251089" y=" 018.9768832097"&gt;079&lt;/n&gt;</text:p>
          </table:table-cell>
          <table:table-cell table:style-name="ce8" office:value-type="string">
            <text:p>079</text:p>
          </table:table-cell>
          <table:table-cell table:style-name="ce3" table:formula="of:=TEXT(VALUE(SUBSTITUTE(MID([.$A190];12;13);&quot;.&quot;;&quot;,&quot;));&quot;000.0000000&quot;)" office:value-type="string" office:string-value="119.8153251">
            <text:p>119.8153251</text:p>
          </table:table-cell>
          <table:table-cell table:style-name="ce3" table:formula="of:=TEXT(VALUE(SUBSTITUTE(MID([.$A190];31;13);&quot;.&quot;;&quot;,&quot;));&quot;000.0000000&quot;)" office:value-type="string" office:string-value="018.9768832">
            <text:p>018.9768832</text:p>
          </table:table-cell>
          <table:table-cell table:style-name="ce3"/>
          <table:table-cell table:style-name="ce13" table:formula="of:=CONCATENATE([.B190];&quot; &quot;;[.C190];&quot; &quot;;[.D190];&quot; &quot;;[.E190])" office:value-type="string" office:string-value="079 119.8153251 018.9768832 ">
            <text:p>079 119.8153251 018.9768832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119.2658477444" y=" 038.7518230201"&gt;080&lt;/n&gt;</text:p>
          </table:table-cell>
          <table:table-cell table:style-name="ce8" office:value-type="string">
            <text:p>080</text:p>
          </table:table-cell>
          <table:table-cell table:style-name="ce3" table:formula="of:=TEXT(VALUE(SUBSTITUTE(MID([.$A191];12;13);&quot;.&quot;;&quot;,&quot;));&quot;000.0000000&quot;)" office:value-type="string" office:string-value="119.2658477">
            <text:p>119.2658477</text:p>
          </table:table-cell>
          <table:table-cell table:style-name="ce3" table:formula="of:=TEXT(VALUE(SUBSTITUTE(MID([.$A191];31;13);&quot;.&quot;;&quot;,&quot;));&quot;000.0000000&quot;)" office:value-type="string" office:string-value="038.7518230">
            <text:p>038.7518230</text:p>
          </table:table-cell>
          <table:table-cell table:style-name="ce3"/>
          <table:table-cell table:style-name="ce13" table:formula="of:=CONCATENATE([.B191];&quot; &quot;;[.C191];&quot; &quot;;[.D191];&quot; &quot;;[.E191])" office:value-type="string" office:string-value="080 119.2658477 038.7518230 ">
            <text:p>080 119.2658477 038.7518230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118.3650978628" y=" 060.3100296930"&gt;081&lt;/n&gt;</text:p>
          </table:table-cell>
          <table:table-cell table:style-name="ce8" office:value-type="string">
            <text:p>081</text:p>
          </table:table-cell>
          <table:table-cell table:style-name="ce3" table:formula="of:=TEXT(VALUE(SUBSTITUTE(MID([.$A192];12;13);&quot;.&quot;;&quot;,&quot;));&quot;000.0000000&quot;)" office:value-type="string" office:string-value="118.3650979">
            <text:p>118.3650979</text:p>
          </table:table-cell>
          <table:table-cell table:style-name="ce3" table:formula="of:=TEXT(VALUE(SUBSTITUTE(MID([.$A192];31;13);&quot;.&quot;;&quot;,&quot;));&quot;000.0000000&quot;)" office:value-type="string" office:string-value="060.3100297">
            <text:p>060.3100297</text:p>
          </table:table-cell>
          <table:table-cell table:style-name="ce3"/>
          <table:table-cell table:style-name="ce13" table:formula="of:=CONCATENATE([.B192];&quot; &quot;;[.C192];&quot; &quot;;[.D192];&quot; &quot;;[.E192])" office:value-type="string" office:string-value="081 118.3650979 060.3100297 ">
            <text:p>081 118.3650979 060.3100297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117.1352549156" y=" 085.1037442249"&gt;082&lt;/n&gt;</text:p>
          </table:table-cell>
          <table:table-cell table:style-name="ce8" office:value-type="string">
            <text:p>082</text:p>
          </table:table-cell>
          <table:table-cell table:style-name="ce3" table:formula="of:=TEXT(VALUE(SUBSTITUTE(MID([.$A193];12;13);&quot;.&quot;;&quot;,&quot;));&quot;000.0000000&quot;)" office:value-type="string" office:string-value="117.1352549">
            <text:p>117.1352549</text:p>
          </table:table-cell>
          <table:table-cell table:style-name="ce3" table:formula="of:=TEXT(VALUE(SUBSTITUTE(MID([.$A193];31;13);&quot;.&quot;;&quot;,&quot;));&quot;000.0000000&quot;)" office:value-type="string" office:string-value="085.1037442">
            <text:p>085.1037442</text:p>
          </table:table-cell>
          <table:table-cell table:style-name="ce3"/>
          <table:table-cell table:style-name="ce13" table:formula="of:=CONCATENATE([.B193];&quot; &quot;;[.C193];&quot; &quot;;[.D193];&quot; &quot;;[.E193])" office:value-type="string" office:string-value="082 117.1352549 085.1037442 ">
            <text:p>082 117.1352549 085.1037442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115.6066017178" y=" 115.6066017178"&gt;083&lt;/n&gt;</text:p>
          </table:table-cell>
          <table:table-cell table:style-name="ce8" office:value-type="string">
            <text:p>083</text:p>
          </table:table-cell>
          <table:table-cell table:style-name="ce3" table:formula="of:=TEXT(VALUE(SUBSTITUTE(MID([.$A194];12;13);&quot;.&quot;;&quot;,&quot;));&quot;000.0000000&quot;)" office:value-type="string" office:string-value="115.6066017">
            <text:p>115.6066017</text:p>
          </table:table-cell>
          <table:table-cell table:style-name="ce3" table:formula="of:=TEXT(VALUE(SUBSTITUTE(MID([.$A194];31;13);&quot;.&quot;;&quot;,&quot;));&quot;000.0000000&quot;)" office:value-type="string" office:string-value="115.6066017">
            <text:p>115.6066017</text:p>
          </table:table-cell>
          <table:table-cell table:style-name="ce3"/>
          <table:table-cell table:style-name="ce13" table:formula="of:=CONCATENATE([.B194];&quot; &quot;;[.C194];&quot; &quot;;[.D194];&quot; &quot;;[.E194])" office:value-type="string" office:string-value="083 115.6066017 115.6066017 ">
            <text:p>083 115.6066017 115.6066017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85.1037442249" y=" 117.1352549156"&gt;084&lt;/n&gt;</text:p>
          </table:table-cell>
          <table:table-cell table:style-name="ce8" office:value-type="string">
            <text:p>084</text:p>
          </table:table-cell>
          <table:table-cell table:style-name="ce3" table:formula="of:=TEXT(VALUE(SUBSTITUTE(MID([.$A195];12;13);&quot;.&quot;;&quot;,&quot;));&quot;000.0000000&quot;)" office:value-type="string" office:string-value="085.1037442">
            <text:p>085.1037442</text:p>
          </table:table-cell>
          <table:table-cell table:style-name="ce3" table:formula="of:=TEXT(VALUE(SUBSTITUTE(MID([.$A195];31;13);&quot;.&quot;;&quot;,&quot;));&quot;000.0000000&quot;)" office:value-type="string" office:string-value="117.1352549">
            <text:p>117.1352549</text:p>
          </table:table-cell>
          <table:table-cell table:style-name="ce3"/>
          <table:table-cell table:style-name="ce13" table:formula="of:=CONCATENATE([.B195];&quot; &quot;;[.C195];&quot; &quot;;[.D195];&quot; &quot;;[.E195])" office:value-type="string" office:string-value="084 085.1037442 117.1352549 ">
            <text:p>084 085.1037442 117.1352549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60.3100296930" y=" 118.3650978628"&gt;085&lt;/n&gt;</text:p>
          </table:table-cell>
          <table:table-cell table:style-name="ce8" office:value-type="string">
            <text:p>085</text:p>
          </table:table-cell>
          <table:table-cell table:style-name="ce3" table:formula="of:=TEXT(VALUE(SUBSTITUTE(MID([.$A196];12;13);&quot;.&quot;;&quot;,&quot;));&quot;000.0000000&quot;)" office:value-type="string" office:string-value="060.3100297">
            <text:p>060.3100297</text:p>
          </table:table-cell>
          <table:table-cell table:style-name="ce3" table:formula="of:=TEXT(VALUE(SUBSTITUTE(MID([.$A196];31;13);&quot;.&quot;;&quot;,&quot;));&quot;000.0000000&quot;)" office:value-type="string" office:string-value="118.3650979">
            <text:p>118.3650979</text:p>
          </table:table-cell>
          <table:table-cell table:style-name="ce3"/>
          <table:table-cell table:style-name="ce13" table:formula="of:=CONCATENATE([.B196];&quot; &quot;;[.C196];&quot; &quot;;[.D196];&quot; &quot;;[.E196])" office:value-type="string" office:string-value="085 060.3100297 118.3650979 ">
            <text:p>085 060.3100297 118.3650979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38.7518230201" y=" 119.2658477444"&gt;086&lt;/n&gt;</text:p>
          </table:table-cell>
          <table:table-cell table:style-name="ce8" office:value-type="string">
            <text:p>086</text:p>
          </table:table-cell>
          <table:table-cell table:style-name="ce3" table:formula="of:=TEXT(VALUE(SUBSTITUTE(MID([.$A197];12;13);&quot;.&quot;;&quot;,&quot;));&quot;000.0000000&quot;)" office:value-type="string" office:string-value="038.7518230">
            <text:p>038.7518230</text:p>
          </table:table-cell>
          <table:table-cell table:style-name="ce3" table:formula="of:=TEXT(VALUE(SUBSTITUTE(MID([.$A197];31;13);&quot;.&quot;;&quot;,&quot;));&quot;000.0000000&quot;)" office:value-type="string" office:string-value="119.2658477">
            <text:p>119.2658477</text:p>
          </table:table-cell>
          <table:table-cell table:style-name="ce3"/>
          <table:table-cell table:style-name="ce13" table:formula="of:=CONCATENATE([.B197];&quot; &quot;;[.C197];&quot; &quot;;[.D197];&quot; &quot;;[.E197])" office:value-type="string" office:string-value="086 038.7518230 119.2658477 ">
            <text:p>086 038.7518230 119.2658477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18.9768832097" y=" 119.8153251089"&gt;087&lt;/n&gt;</text:p>
          </table:table-cell>
          <table:table-cell table:style-name="ce8" office:value-type="string">
            <text:p>087</text:p>
          </table:table-cell>
          <table:table-cell table:style-name="ce3" table:formula="of:=TEXT(VALUE(SUBSTITUTE(MID([.$A198];12;13);&quot;.&quot;;&quot;,&quot;));&quot;000.0000000&quot;)" office:value-type="string" office:string-value="018.9768832">
            <text:p>018.9768832</text:p>
          </table:table-cell>
          <table:table-cell table:style-name="ce3" table:formula="of:=TEXT(VALUE(SUBSTITUTE(MID([.$A198];31;13);&quot;.&quot;;&quot;,&quot;));&quot;000.0000000&quot;)" office:value-type="string" office:string-value="119.8153251">
            <text:p>119.8153251</text:p>
          </table:table-cell>
          <table:table-cell table:style-name="ce3"/>
          <table:table-cell table:style-name="ce13" table:formula="of:=CONCATENATE([.B198];&quot; &quot;;[.C198];&quot; &quot;;[.D198];&quot; &quot;;[.E198])" office:value-type="string" office:string-value="087 018.9768832 119.8153251 ">
            <text:p>087 018.9768832 119.8153251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00.0000000000" y=" 120.0000000000"&gt;088&lt;/n&gt;</text:p>
          </table:table-cell>
          <table:table-cell table:style-name="ce8" office:value-type="string">
            <text:p>088</text:p>
          </table:table-cell>
          <table:table-cell table:style-name="ce3" table:formula="of:=TEXT(VALUE(SUBSTITUTE(MID([.$A199];12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199];31;13);&quot;.&quot;;&quot;,&quot;));&quot;000.0000000&quot;)" office:value-type="string" office:string-value="120.0000000">
            <text:p>120.0000000</text:p>
          </table:table-cell>
          <table:table-cell table:style-name="ce3"/>
          <table:table-cell table:style-name="ce13" table:formula="of:=CONCATENATE([.B199];&quot; &quot;;[.C199];&quot; &quot;;[.D199];&quot; &quot;;[.E199])" office:value-type="string" office:string-value="088 000.0000000 120.0000000 ">
            <text:p>088 000.0000000 120.0000000 </text:p>
          </table:table-cell>
          <table:table-cell table:number-columns-repeated="999"/>
        </table:table-row>
        <table:table-row table:style-name="ro1">
          <table:table-cell/>
          <table:table-cell table:style-name="ce8"/>
          <table:table-cell table:style-name="ce3"/>
          <table:table-cell table:style-name="ce3"/>
          <table:table-cell table:style-name="ce3"/>
          <table:table-cell table:style-name="ce13" table:formula="of:=CONCATENATE([.B200];&quot; &quot;;[.C200];&quot; &quot;;[.D200];&quot; &quot;;[.E200])" office:value-type="string" office:string-value="   ">
            <text:p><text:s text:c="3"/>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130.0000000000" y=" 000.0000000000"&gt;089&lt;/n&gt;</text:p>
          </table:table-cell>
          <table:table-cell table:style-name="ce8" office:value-type="string">
            <text:p>089</text:p>
          </table:table-cell>
          <table:table-cell table:style-name="ce3" table:formula="of:=TEXT(VALUE(SUBSTITUTE(MID([.$A201];12;13);&quot;.&quot;;&quot;,&quot;));&quot;000.0000000&quot;)" office:value-type="string" office:string-value="130.0000000">
            <text:p>130.0000000</text:p>
          </table:table-cell>
          <table:table-cell table:style-name="ce3" table:formula="of:=TEXT(VALUE(SUBSTITUTE(MID([.$A201];31;13);&quot;.&quot;;&quot;,&quot;));&quot;000.0000000&quot;)" office:value-type="string" office:string-value="000.0000000">
            <text:p>000.0000000</text:p>
          </table:table-cell>
          <table:table-cell table:style-name="ce3"/>
          <table:table-cell table:style-name="ce13" table:formula="of:=CONCATENATE([.B201];&quot; &quot;;[.C201];&quot; &quot;;[.D201];&quot; &quot;;[.E201])" office:value-type="string" office:string-value="089 130.0000000 000.0000000 ">
            <text:p>089 130.0000000 000.0000000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129.8768834060" y=" 020.5704774893"&gt;090&lt;/n&gt;</text:p>
          </table:table-cell>
          <table:table-cell table:style-name="ce8" office:value-type="string">
            <text:p>090</text:p>
          </table:table-cell>
          <table:table-cell table:style-name="ce3" table:formula="of:=TEXT(VALUE(SUBSTITUTE(MID([.$A202];12;13);&quot;.&quot;;&quot;,&quot;));&quot;000.0000000&quot;)" office:value-type="string" office:string-value="129.8768834">
            <text:p>129.8768834</text:p>
          </table:table-cell>
          <table:table-cell table:style-name="ce3" table:formula="of:=TEXT(VALUE(SUBSTITUTE(MID([.$A202];31;13);&quot;.&quot;;&quot;,&quot;));&quot;000.0000000&quot;)" office:value-type="string" office:string-value="020.5704775">
            <text:p>020.5704775</text:p>
          </table:table-cell>
          <table:table-cell table:style-name="ce3"/>
          <table:table-cell table:style-name="ce13" table:formula="of:=CONCATENATE([.B202];&quot; &quot;;[.C202];&quot; &quot;;[.D202];&quot; &quot;;[.E202])" office:value-type="string" office:string-value="090 129.8768834 020.5704775 ">
            <text:p>090 129.8768834 020.5704775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129.5105651630" y=" 042.0805334917"&gt;091&lt;/n&gt;</text:p>
          </table:table-cell>
          <table:table-cell table:style-name="ce8" office:value-type="string">
            <text:p>091</text:p>
          </table:table-cell>
          <table:table-cell table:style-name="ce3" table:formula="of:=TEXT(VALUE(SUBSTITUTE(MID([.$A203];12;13);&quot;.&quot;;&quot;,&quot;));&quot;000.0000000&quot;)" office:value-type="string" office:string-value="129.5105652">
            <text:p>129.5105652</text:p>
          </table:table-cell>
          <table:table-cell table:style-name="ce3" table:formula="of:=TEXT(VALUE(SUBSTITUTE(MID([.$A203];31;13);&quot;.&quot;;&quot;,&quot;));&quot;000.0000000&quot;)" office:value-type="string" office:string-value="042.0805335">
            <text:p>042.0805335</text:p>
          </table:table-cell>
          <table:table-cell table:style-name="ce3"/>
          <table:table-cell table:style-name="ce13" table:formula="of:=CONCATENATE([.B203];&quot; &quot;;[.C203];&quot; &quot;;[.D203];&quot; &quot;;[.E203])" office:value-type="string" office:string-value="091 129.5105652 042.0805335 ">
            <text:p>091 129.5105652 042.0805335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128.9100652419" y=" 065.6829589367"&gt;092&lt;/n&gt;</text:p>
          </table:table-cell>
          <table:table-cell table:style-name="ce8" office:value-type="string">
            <text:p>092</text:p>
          </table:table-cell>
          <table:table-cell table:style-name="ce3" table:formula="of:=TEXT(VALUE(SUBSTITUTE(MID([.$A204];12;13);&quot;.&quot;;&quot;,&quot;));&quot;000.0000000&quot;)" office:value-type="string" office:string-value="128.9100652">
            <text:p>128.9100652</text:p>
          </table:table-cell>
          <table:table-cell table:style-name="ce3" table:formula="of:=TEXT(VALUE(SUBSTITUTE(MID([.$A204];31;13);&quot;.&quot;;&quot;,&quot;));&quot;000.0000000&quot;)" office:value-type="string" office:string-value="065.6829589">
            <text:p>065.6829589</text:p>
          </table:table-cell>
          <table:table-cell table:style-name="ce3"/>
          <table:table-cell table:style-name="ce13" table:formula="of:=CONCATENATE([.B204];&quot; &quot;;[.C204];&quot; &quot;;[.D204];&quot; &quot;;[.E204])" office:value-type="string" office:string-value="092 128.9100652 065.6829589 ">
            <text:p>092 128.9100652 065.6829589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128.0901699438" y=" 093.0629558836"&gt;093&lt;/n&gt;</text:p>
          </table:table-cell>
          <table:table-cell table:style-name="ce8" office:value-type="string">
            <text:p>093</text:p>
          </table:table-cell>
          <table:table-cell table:style-name="ce3" table:formula="of:=TEXT(VALUE(SUBSTITUTE(MID([.$A205];12;13);&quot;.&quot;;&quot;,&quot;));&quot;000.0000000&quot;)" office:value-type="string" office:string-value="128.0901699">
            <text:p>128.0901699</text:p>
          </table:table-cell>
          <table:table-cell table:style-name="ce3" table:formula="of:=TEXT(VALUE(SUBSTITUTE(MID([.$A205];31;13);&quot;.&quot;;&quot;,&quot;));&quot;000.0000000&quot;)" office:value-type="string" office:string-value="093.0629559">
            <text:p>093.0629559</text:p>
          </table:table-cell>
          <table:table-cell table:style-name="ce3"/>
          <table:table-cell table:style-name="ce13" table:formula="of:=CONCATENATE([.B205];&quot; &quot;;[.C205];&quot; &quot;;[.D205];&quot; &quot;;[.E205])" office:value-type="string" office:string-value="093 128.0901699 093.0629559 ">
            <text:p>093 128.0901699 093.0629559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127.0710678119" y=" 127.0710678119"&gt;094&lt;/n&gt;</text:p>
          </table:table-cell>
          <table:table-cell table:style-name="ce8" office:value-type="string">
            <text:p>094</text:p>
          </table:table-cell>
          <table:table-cell table:style-name="ce3" table:formula="of:=TEXT(VALUE(SUBSTITUTE(MID([.$A206];12;13);&quot;.&quot;;&quot;,&quot;));&quot;000.0000000&quot;)" office:value-type="string" office:string-value="127.0710678">
            <text:p>127.0710678</text:p>
          </table:table-cell>
          <table:table-cell table:style-name="ce3" table:formula="of:=TEXT(VALUE(SUBSTITUTE(MID([.$A206];31;13);&quot;.&quot;;&quot;,&quot;));&quot;000.0000000&quot;)" office:value-type="string" office:string-value="127.0710678">
            <text:p>127.0710678</text:p>
          </table:table-cell>
          <table:table-cell table:style-name="ce3"/>
          <table:table-cell table:style-name="ce13" table:formula="of:=CONCATENATE([.B206];&quot; &quot;;[.C206];&quot; &quot;;[.D206];&quot; &quot;;[.E206])" office:value-type="string" office:string-value="094 127.0710678 127.0710678 ">
            <text:p>094 127.0710678 127.0710678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93.0629558836" y=" 128.0901699438"&gt;095&lt;/n&gt;</text:p>
          </table:table-cell>
          <table:table-cell table:style-name="ce8" office:value-type="string">
            <text:p>095</text:p>
          </table:table-cell>
          <table:table-cell table:style-name="ce3" table:formula="of:=TEXT(VALUE(SUBSTITUTE(MID([.$A207];12;13);&quot;.&quot;;&quot;,&quot;));&quot;000.0000000&quot;)" office:value-type="string" office:string-value="093.0629559">
            <text:p>093.0629559</text:p>
          </table:table-cell>
          <table:table-cell table:style-name="ce3" table:formula="of:=TEXT(VALUE(SUBSTITUTE(MID([.$A207];31;13);&quot;.&quot;;&quot;,&quot;));&quot;000.0000000&quot;)" office:value-type="string" office:string-value="128.0901699">
            <text:p>128.0901699</text:p>
          </table:table-cell>
          <table:table-cell table:style-name="ce3"/>
          <table:table-cell table:style-name="ce13" table:formula="of:=CONCATENATE([.B207];&quot; &quot;;[.C207];&quot; &quot;;[.D207];&quot; &quot;;[.E207])" office:value-type="string" office:string-value="095 093.0629559 128.0901699 ">
            <text:p>095 093.0629559 128.0901699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65.6829589367" y=" 128.9100652419"&gt;096&lt;/n&gt;</text:p>
          </table:table-cell>
          <table:table-cell table:style-name="ce8" office:value-type="string">
            <text:p>096</text:p>
          </table:table-cell>
          <table:table-cell table:style-name="ce3" table:formula="of:=TEXT(VALUE(SUBSTITUTE(MID([.$A208];12;13);&quot;.&quot;;&quot;,&quot;));&quot;000.0000000&quot;)" office:value-type="string" office:string-value="065.6829589">
            <text:p>065.6829589</text:p>
          </table:table-cell>
          <table:table-cell table:style-name="ce3" table:formula="of:=TEXT(VALUE(SUBSTITUTE(MID([.$A208];31;13);&quot;.&quot;;&quot;,&quot;));&quot;000.0000000&quot;)" office:value-type="string" office:string-value="128.9100652">
            <text:p>128.9100652</text:p>
          </table:table-cell>
          <table:table-cell table:style-name="ce3"/>
          <table:table-cell table:style-name="ce13" table:formula="of:=CONCATENATE([.B208];&quot; &quot;;[.C208];&quot; &quot;;[.D208];&quot; &quot;;[.E208])" office:value-type="string" office:string-value="096 065.6829589 128.9100652 ">
            <text:p>096 065.6829589 128.9100652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42.0805334917" y=" 129.5105651630"&gt;097&lt;/n&gt;</text:p>
          </table:table-cell>
          <table:table-cell table:style-name="ce8" office:value-type="string">
            <text:p>097</text:p>
          </table:table-cell>
          <table:table-cell table:style-name="ce3" table:formula="of:=TEXT(VALUE(SUBSTITUTE(MID([.$A209];12;13);&quot;.&quot;;&quot;,&quot;));&quot;000.0000000&quot;)" office:value-type="string" office:string-value="042.0805335">
            <text:p>042.0805335</text:p>
          </table:table-cell>
          <table:table-cell table:style-name="ce3" table:formula="of:=TEXT(VALUE(SUBSTITUTE(MID([.$A209];31;13);&quot;.&quot;;&quot;,&quot;));&quot;000.0000000&quot;)" office:value-type="string" office:string-value="129.5105652">
            <text:p>129.5105652</text:p>
          </table:table-cell>
          <table:table-cell table:style-name="ce3"/>
          <table:table-cell table:style-name="ce13" table:formula="of:=CONCATENATE([.B209];&quot; &quot;;[.C209];&quot; &quot;;[.D209];&quot; &quot;;[.E209])" office:value-type="string" office:string-value="097 042.0805335 129.5105652 ">
            <text:p>097 042.0805335 129.5105652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20.5704774893" y=" 129.8768834060"&gt;098&lt;/n&gt;</text:p>
          </table:table-cell>
          <table:table-cell table:style-name="ce8" office:value-type="string">
            <text:p>098</text:p>
          </table:table-cell>
          <table:table-cell table:style-name="ce3" table:formula="of:=TEXT(VALUE(SUBSTITUTE(MID([.$A210];12;13);&quot;.&quot;;&quot;,&quot;));&quot;000.0000000&quot;)" office:value-type="string" office:string-value="020.5704775">
            <text:p>020.5704775</text:p>
          </table:table-cell>
          <table:table-cell table:style-name="ce3" table:formula="of:=TEXT(VALUE(SUBSTITUTE(MID([.$A210];31;13);&quot;.&quot;;&quot;,&quot;));&quot;000.0000000&quot;)" office:value-type="string" office:string-value="129.8768834">
            <text:p>129.8768834</text:p>
          </table:table-cell>
          <table:table-cell table:style-name="ce3"/>
          <table:table-cell table:style-name="ce13" table:formula="of:=CONCATENATE([.B210];&quot; &quot;;[.C210];&quot; &quot;;[.D210];&quot; &quot;;[.E210])" office:value-type="string" office:string-value="098 020.5704775 129.8768834 ">
            <text:p>098 020.5704775 129.8768834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00.0000000000" y=" 130.0000000000"&gt;099&lt;/n&gt;</text:p>
          </table:table-cell>
          <table:table-cell table:style-name="ce8" office:value-type="string">
            <text:p>099</text:p>
          </table:table-cell>
          <table:table-cell table:style-name="ce3" table:formula="of:=TEXT(VALUE(SUBSTITUTE(MID([.$A211];12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211];31;13);&quot;.&quot;;&quot;,&quot;));&quot;000.0000000&quot;)" office:value-type="string" office:string-value="130.0000000">
            <text:p>130.0000000</text:p>
          </table:table-cell>
          <table:table-cell table:style-name="ce3"/>
          <table:table-cell table:style-name="ce13" table:formula="of:=CONCATENATE([.B211];&quot; &quot;;[.C211];&quot; &quot;;[.D211];&quot; &quot;;[.E211])" office:value-type="string" office:string-value="099 000.0000000 130.0000000 ">
            <text:p>099 000.0000000 130.0000000 </text:p>
          </table:table-cell>
          <table:table-cell table:number-columns-repeated="999"/>
        </table:table-row>
        <table:table-row table:style-name="ro1">
          <table:table-cell/>
          <table:table-cell table:style-name="ce8"/>
          <table:table-cell table:style-name="ce3"/>
          <table:table-cell table:style-name="ce3"/>
          <table:table-cell table:style-name="ce3"/>
          <table:table-cell table:style-name="ce13" table:formula="of:=CONCATENATE([.B212];&quot; &quot;;[.C212];&quot; &quot;;[.D212];&quot; &quot;;[.E212])" office:value-type="string" office:string-value="   ">
            <text:p><text:s text:c="3"/>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140.0000000000" y=" 000.0000000000"&gt;100&lt;/n&gt;</text:p>
          </table:table-cell>
          <table:table-cell table:style-name="ce8" office:value-type="string">
            <text:p>100</text:p>
          </table:table-cell>
          <table:table-cell table:style-name="ce3" table:formula="of:=TEXT(VALUE(SUBSTITUTE(MID([.$A213];12;13);&quot;.&quot;;&quot;,&quot;));&quot;000.0000000&quot;)" office:value-type="string" office:string-value="140.0000000">
            <text:p>140.0000000</text:p>
          </table:table-cell>
          <table:table-cell table:style-name="ce3" table:formula="of:=TEXT(VALUE(SUBSTITUTE(MID([.$A213];31;13);&quot;.&quot;;&quot;,&quot;));&quot;000.0000000&quot;)" office:value-type="string" office:string-value="000.0000000">
            <text:p>000.0000000</text:p>
          </table:table-cell>
          <table:table-cell table:style-name="ce3"/>
          <table:table-cell table:style-name="ce13" table:formula="of:=CONCATENATE([.B213];&quot; &quot;;[.C213];&quot; &quot;;[.D213];&quot; &quot;;[.E213])" office:value-type="string" office:string-value="100 140.0000000 000.0000000 ">
            <text:p>100 140.0000000 000.0000000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139.9384417030" y=" 022.1640717690"&gt;101&lt;/n&gt;</text:p>
          </table:table-cell>
          <table:table-cell table:style-name="ce8" office:value-type="string">
            <text:p>101</text:p>
          </table:table-cell>
          <table:table-cell table:style-name="ce3" table:formula="of:=TEXT(VALUE(SUBSTITUTE(MID([.$A214];12;13);&quot;.&quot;;&quot;,&quot;));&quot;000.0000000&quot;)" office:value-type="string" office:string-value="139.9384417">
            <text:p>139.9384417</text:p>
          </table:table-cell>
          <table:table-cell table:style-name="ce3" table:formula="of:=TEXT(VALUE(SUBSTITUTE(MID([.$A214];31;13);&quot;.&quot;;&quot;,&quot;));&quot;000.0000000&quot;)" office:value-type="string" office:string-value="022.1640718">
            <text:p>022.1640718</text:p>
          </table:table-cell>
          <table:table-cell table:style-name="ce3"/>
          <table:table-cell table:style-name="ce13" table:formula="of:=CONCATENATE([.B214];&quot; &quot;;[.C214];&quot; &quot;;[.D214];&quot; &quot;;[.E214])" office:value-type="string" office:string-value="101 139.9384417 022.1640718 ">
            <text:p>101 139.9384417 022.1640718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139.7552825815" y=" 045.4092439633"&gt;102&lt;/n&gt;</text:p>
          </table:table-cell>
          <table:table-cell table:style-name="ce8" office:value-type="string">
            <text:p>102</text:p>
          </table:table-cell>
          <table:table-cell table:style-name="ce3" table:formula="of:=TEXT(VALUE(SUBSTITUTE(MID([.$A215];12;13);&quot;.&quot;;&quot;,&quot;));&quot;000.0000000&quot;)" office:value-type="string" office:string-value="139.7552826">
            <text:p>139.7552826</text:p>
          </table:table-cell>
          <table:table-cell table:style-name="ce3" table:formula="of:=TEXT(VALUE(SUBSTITUTE(MID([.$A215];31;13);&quot;.&quot;;&quot;,&quot;));&quot;000.0000000&quot;)" office:value-type="string" office:string-value="045.4092440">
            <text:p>045.4092440</text:p>
          </table:table-cell>
          <table:table-cell table:style-name="ce3"/>
          <table:table-cell table:style-name="ce13" table:formula="of:=CONCATENATE([.B215];&quot; &quot;;[.C215];&quot; &quot;;[.D215];&quot; &quot;;[.E215])" office:value-type="string" office:string-value="102 139.7552826 045.4092440 ">
            <text:p>102 139.7552826 045.4092440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139.4550326209" y=" 071.0558881804"&gt;103&lt;/n&gt;</text:p>
          </table:table-cell>
          <table:table-cell table:style-name="ce8" office:value-type="string">
            <text:p>103</text:p>
          </table:table-cell>
          <table:table-cell table:style-name="ce3" table:formula="of:=TEXT(VALUE(SUBSTITUTE(MID([.$A216];12;13);&quot;.&quot;;&quot;,&quot;));&quot;000.0000000&quot;)" office:value-type="string" office:string-value="139.4550326">
            <text:p>139.4550326</text:p>
          </table:table-cell>
          <table:table-cell table:style-name="ce3" table:formula="of:=TEXT(VALUE(SUBSTITUTE(MID([.$A216];31;13);&quot;.&quot;;&quot;,&quot;));&quot;000.0000000&quot;)" office:value-type="string" office:string-value="071.0558882">
            <text:p>071.0558882</text:p>
          </table:table-cell>
          <table:table-cell table:style-name="ce3"/>
          <table:table-cell table:style-name="ce13" table:formula="of:=CONCATENATE([.B216];&quot; &quot;;[.C216];&quot; &quot;;[.D216];&quot; &quot;;[.E216])" office:value-type="string" office:string-value="103 139.4550326 071.0558882 ">
            <text:p>103 139.4550326 071.0558882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139.0450849719" y=" 101.0221675422"&gt;104&lt;/n&gt;</text:p>
          </table:table-cell>
          <table:table-cell table:style-name="ce8" office:value-type="string">
            <text:p>104</text:p>
          </table:table-cell>
          <table:table-cell table:style-name="ce3" table:formula="of:=TEXT(VALUE(SUBSTITUTE(MID([.$A217];12;13);&quot;.&quot;;&quot;,&quot;));&quot;000.0000000&quot;)" office:value-type="string" office:string-value="139.0450850">
            <text:p>139.0450850</text:p>
          </table:table-cell>
          <table:table-cell table:style-name="ce3" table:formula="of:=TEXT(VALUE(SUBSTITUTE(MID([.$A217];31;13);&quot;.&quot;;&quot;,&quot;));&quot;000.0000000&quot;)" office:value-type="string" office:string-value="101.0221675">
            <text:p>101.0221675</text:p>
          </table:table-cell>
          <table:table-cell table:style-name="ce3"/>
          <table:table-cell table:style-name="ce13" table:formula="of:=CONCATENATE([.B217];&quot; &quot;;[.C217];&quot; &quot;;[.D217];&quot; &quot;;[.E217])" office:value-type="string" office:string-value="104 139.0450850 101.0221675 ">
            <text:p>104 139.0450850 101.0221675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138.5355339059" y=" 138.5355339059"&gt;105&lt;/n&gt;</text:p>
          </table:table-cell>
          <table:table-cell table:style-name="ce8" office:value-type="string">
            <text:p>105</text:p>
          </table:table-cell>
          <table:table-cell table:style-name="ce3" table:formula="of:=TEXT(VALUE(SUBSTITUTE(MID([.$A218];12;13);&quot;.&quot;;&quot;,&quot;));&quot;000.0000000&quot;)" office:value-type="string" office:string-value="138.5355339">
            <text:p>138.5355339</text:p>
          </table:table-cell>
          <table:table-cell table:style-name="ce3" table:formula="of:=TEXT(VALUE(SUBSTITUTE(MID([.$A218];31;13);&quot;.&quot;;&quot;,&quot;));&quot;000.0000000&quot;)" office:value-type="string" office:string-value="138.5355339">
            <text:p>138.5355339</text:p>
          </table:table-cell>
          <table:table-cell table:style-name="ce3"/>
          <table:table-cell table:style-name="ce13" table:formula="of:=CONCATENATE([.B218];&quot; &quot;;[.C218];&quot; &quot;;[.D218];&quot; &quot;;[.E218])" office:value-type="string" office:string-value="105 138.5355339 138.5355339 ">
            <text:p>105 138.5355339 138.5355339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101.0221675422" y=" 139.0450849719"&gt;106&lt;/n&gt;</text:p>
          </table:table-cell>
          <table:table-cell table:style-name="ce8" office:value-type="string">
            <text:p>106</text:p>
          </table:table-cell>
          <table:table-cell table:style-name="ce3" table:formula="of:=TEXT(VALUE(SUBSTITUTE(MID([.$A219];12;13);&quot;.&quot;;&quot;,&quot;));&quot;000.0000000&quot;)" office:value-type="string" office:string-value="101.0221675">
            <text:p>101.0221675</text:p>
          </table:table-cell>
          <table:table-cell table:style-name="ce3" table:formula="of:=TEXT(VALUE(SUBSTITUTE(MID([.$A219];31;13);&quot;.&quot;;&quot;,&quot;));&quot;000.0000000&quot;)" office:value-type="string" office:string-value="139.0450850">
            <text:p>139.0450850</text:p>
          </table:table-cell>
          <table:table-cell table:style-name="ce3"/>
          <table:table-cell table:style-name="ce13" table:formula="of:=CONCATENATE([.B219];&quot; &quot;;[.C219];&quot; &quot;;[.D219];&quot; &quot;;[.E219])" office:value-type="string" office:string-value="106 101.0221675 139.0450850 ">
            <text:p>106 101.0221675 139.0450850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71.0558881804" y=" 139.4550326209"&gt;107&lt;/n&gt;</text:p>
          </table:table-cell>
          <table:table-cell table:style-name="ce8" office:value-type="string">
            <text:p>107</text:p>
          </table:table-cell>
          <table:table-cell table:style-name="ce3" table:formula="of:=TEXT(VALUE(SUBSTITUTE(MID([.$A220];12;13);&quot;.&quot;;&quot;,&quot;));&quot;000.0000000&quot;)" office:value-type="string" office:string-value="071.0558882">
            <text:p>071.0558882</text:p>
          </table:table-cell>
          <table:table-cell table:style-name="ce3" table:formula="of:=TEXT(VALUE(SUBSTITUTE(MID([.$A220];31;13);&quot;.&quot;;&quot;,&quot;));&quot;000.0000000&quot;)" office:value-type="string" office:string-value="139.4550326">
            <text:p>139.4550326</text:p>
          </table:table-cell>
          <table:table-cell table:style-name="ce3"/>
          <table:table-cell table:style-name="ce13" table:formula="of:=CONCATENATE([.B220];&quot; &quot;;[.C220];&quot; &quot;;[.D220];&quot; &quot;;[.E220])" office:value-type="string" office:string-value="107 071.0558882 139.4550326 ">
            <text:p>107 071.0558882 139.4550326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45.4092439633" y=" 139.7552825815"&gt;108&lt;/n&gt;</text:p>
          </table:table-cell>
          <table:table-cell table:style-name="ce8" office:value-type="string">
            <text:p>108</text:p>
          </table:table-cell>
          <table:table-cell table:style-name="ce3" table:formula="of:=TEXT(VALUE(SUBSTITUTE(MID([.$A221];12;13);&quot;.&quot;;&quot;,&quot;));&quot;000.0000000&quot;)" office:value-type="string" office:string-value="045.4092440">
            <text:p>045.4092440</text:p>
          </table:table-cell>
          <table:table-cell table:style-name="ce3" table:formula="of:=TEXT(VALUE(SUBSTITUTE(MID([.$A221];31;13);&quot;.&quot;;&quot;,&quot;));&quot;000.0000000&quot;)" office:value-type="string" office:string-value="139.7552826">
            <text:p>139.7552826</text:p>
          </table:table-cell>
          <table:table-cell table:style-name="ce3"/>
          <table:table-cell table:style-name="ce13" table:formula="of:=CONCATENATE([.B221];&quot; &quot;;[.C221];&quot; &quot;;[.D221];&quot; &quot;;[.E221])" office:value-type="string" office:string-value="108 045.4092440 139.7552826 ">
            <text:p>108 045.4092440 139.7552826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22.1640717690" y=" 139.9384417030"&gt;109&lt;/n&gt;</text:p>
          </table:table-cell>
          <table:table-cell table:style-name="ce8" office:value-type="string">
            <text:p>109</text:p>
          </table:table-cell>
          <table:table-cell table:style-name="ce3" table:formula="of:=TEXT(VALUE(SUBSTITUTE(MID([.$A222];12;13);&quot;.&quot;;&quot;,&quot;));&quot;000.0000000&quot;)" office:value-type="string" office:string-value="022.1640718">
            <text:p>022.1640718</text:p>
          </table:table-cell>
          <table:table-cell table:style-name="ce3" table:formula="of:=TEXT(VALUE(SUBSTITUTE(MID([.$A222];31;13);&quot;.&quot;;&quot;,&quot;));&quot;000.0000000&quot;)" office:value-type="string" office:string-value="139.9384417">
            <text:p>139.9384417</text:p>
          </table:table-cell>
          <table:table-cell table:style-name="ce3"/>
          <table:table-cell table:style-name="ce13" table:formula="of:=CONCATENATE([.B222];&quot; &quot;;[.C222];&quot; &quot;;[.D222];&quot; &quot;;[.E222])" office:value-type="string" office:string-value="109 022.1640718 139.9384417 ">
            <text:p>109 022.1640718 139.9384417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00.0000000000" y=" 140.0000000000"&gt;110&lt;/n&gt;</text:p>
          </table:table-cell>
          <table:table-cell table:style-name="ce8" office:value-type="string">
            <text:p>110</text:p>
          </table:table-cell>
          <table:table-cell table:style-name="ce3" table:formula="of:=TEXT(VALUE(SUBSTITUTE(MID([.$A223];12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223];31;13);&quot;.&quot;;&quot;,&quot;));&quot;000.0000000&quot;)" office:value-type="string" office:string-value="140.0000000">
            <text:p>140.0000000</text:p>
          </table:table-cell>
          <table:table-cell table:style-name="ce3"/>
          <table:table-cell table:style-name="ce13" table:formula="of:=CONCATENATE([.B223];&quot; &quot;;[.C223];&quot; &quot;;[.D223];&quot; &quot;;[.E223])" office:value-type="string" office:string-value="110 000.0000000 140.0000000 ">
            <text:p>110 000.0000000 140.0000000 </text:p>
          </table:table-cell>
          <table:table-cell table:number-columns-repeated="999"/>
        </table:table-row>
        <table:table-row table:style-name="ro1">
          <table:table-cell/>
          <table:table-cell table:style-name="ce8"/>
          <table:table-cell table:style-name="ce3"/>
          <table:table-cell table:style-name="ce3"/>
          <table:table-cell table:style-name="ce3"/>
          <table:table-cell table:style-name="ce13" table:formula="of:=CONCATENATE([.B224];&quot; &quot;;[.C224];&quot; &quot;;[.D224];&quot; &quot;;[.E224])" office:value-type="string" office:string-value="   ">
            <text:p><text:s text:c="3"/>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150.0000000000" y=" 000.0000000000"&gt;111&lt;/n&gt;</text:p>
          </table:table-cell>
          <table:table-cell table:style-name="ce8" office:value-type="string">
            <text:p>111</text:p>
          </table:table-cell>
          <table:table-cell table:style-name="ce3" table:formula="of:=TEXT(VALUE(SUBSTITUTE(MID([.$A225];12;13);&quot;.&quot;;&quot;,&quot;));&quot;000.0000000&quot;)" office:value-type="string" office:string-value="150.0000000">
            <text:p>150.0000000</text:p>
          </table:table-cell>
          <table:table-cell table:style-name="ce3" table:formula="of:=TEXT(VALUE(SUBSTITUTE(MID([.$A225];31;13);&quot;.&quot;;&quot;,&quot;));&quot;000.0000000&quot;)" office:value-type="string" office:string-value="000.0000000">
            <text:p>000.0000000</text:p>
          </table:table-cell>
          <table:table-cell table:style-name="ce3"/>
          <table:table-cell table:style-name="ce13" table:formula="of:=CONCATENATE([.B225];&quot; &quot;;[.C225];&quot; &quot;;[.D225];&quot; &quot;;[.E225])" office:value-type="string" office:string-value="111 150.0000000 000.0000000 ">
            <text:p>111 150.0000000 000.0000000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150.0000000000" y=" 023.7576660487"&gt;112&lt;/n&gt;</text:p>
          </table:table-cell>
          <table:table-cell table:style-name="ce8" office:value-type="string">
            <text:p>112</text:p>
          </table:table-cell>
          <table:table-cell table:style-name="ce3" table:formula="of:=TEXT(VALUE(SUBSTITUTE(MID([.$A226];12;13);&quot;.&quot;;&quot;,&quot;));&quot;000.0000000&quot;)" office:value-type="string" office:string-value="150.0000000">
            <text:p>150.0000000</text:p>
          </table:table-cell>
          <table:table-cell table:style-name="ce3" table:formula="of:=TEXT(VALUE(SUBSTITUTE(MID([.$A226];31;13);&quot;.&quot;;&quot;,&quot;));&quot;000.0000000&quot;)" office:value-type="string" office:string-value="023.7576660">
            <text:p>023.7576660</text:p>
          </table:table-cell>
          <table:table-cell table:style-name="ce3"/>
          <table:table-cell table:style-name="ce13" table:formula="of:=CONCATENATE([.B226];&quot; &quot;;[.C226];&quot; &quot;;[.D226];&quot; &quot;;[.E226])" office:value-type="string" office:string-value="112 150.0000000 023.7576660 ">
            <text:p>112 150.0000000 023.7576660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150.0000000000" y=" 048.7379544349"&gt;113&lt;/n&gt;</text:p>
          </table:table-cell>
          <table:table-cell table:style-name="ce8" office:value-type="string">
            <text:p>113</text:p>
          </table:table-cell>
          <table:table-cell table:style-name="ce3" table:formula="of:=TEXT(VALUE(SUBSTITUTE(MID([.$A227];12;13);&quot;.&quot;;&quot;,&quot;));&quot;000.0000000&quot;)" office:value-type="string" office:string-value="150.0000000">
            <text:p>150.0000000</text:p>
          </table:table-cell>
          <table:table-cell table:style-name="ce3" table:formula="of:=TEXT(VALUE(SUBSTITUTE(MID([.$A227];31;13);&quot;.&quot;;&quot;,&quot;));&quot;000.0000000&quot;)" office:value-type="string" office:string-value="048.7379544">
            <text:p>048.7379544</text:p>
          </table:table-cell>
          <table:table-cell table:style-name="ce3"/>
          <table:table-cell table:style-name="ce13" table:formula="of:=CONCATENATE([.B227];&quot; &quot;;[.C227];&quot; &quot;;[.D227];&quot; &quot;;[.E227])" office:value-type="string" office:string-value="113 150.0000000 048.7379544 ">
            <text:p>113 150.0000000 048.7379544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150.0000000000" y=" 076.4288174242"&gt;114&lt;/n&gt;</text:p>
          </table:table-cell>
          <table:table-cell table:style-name="ce8" office:value-type="string">
            <text:p>114</text:p>
          </table:table-cell>
          <table:table-cell table:style-name="ce3" table:formula="of:=TEXT(VALUE(SUBSTITUTE(MID([.$A228];12;13);&quot;.&quot;;&quot;,&quot;));&quot;000.0000000&quot;)" office:value-type="string" office:string-value="150.0000000">
            <text:p>150.0000000</text:p>
          </table:table-cell>
          <table:table-cell table:style-name="ce3" table:formula="of:=TEXT(VALUE(SUBSTITUTE(MID([.$A228];31;13);&quot;.&quot;;&quot;,&quot;));&quot;000.0000000&quot;)" office:value-type="string" office:string-value="076.4288174">
            <text:p>076.4288174</text:p>
          </table:table-cell>
          <table:table-cell table:style-name="ce3"/>
          <table:table-cell table:style-name="ce13" table:formula="of:=CONCATENATE([.B228];&quot; &quot;;[.C228];&quot; &quot;;[.D228];&quot; &quot;;[.E228])" office:value-type="string" office:string-value="114 150.0000000 076.4288174 ">
            <text:p>114 150.0000000 076.4288174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150.0000000000" y=" 108.9813792008"&gt;115&lt;/n&gt;</text:p>
          </table:table-cell>
          <table:table-cell table:style-name="ce8" office:value-type="string">
            <text:p>115</text:p>
          </table:table-cell>
          <table:table-cell table:style-name="ce3" table:formula="of:=TEXT(VALUE(SUBSTITUTE(MID([.$A229];12;13);&quot;.&quot;;&quot;,&quot;));&quot;000.0000000&quot;)" office:value-type="string" office:string-value="150.0000000">
            <text:p>150.0000000</text:p>
          </table:table-cell>
          <table:table-cell table:style-name="ce3" table:formula="of:=TEXT(VALUE(SUBSTITUTE(MID([.$A229];31;13);&quot;.&quot;;&quot;,&quot;));&quot;000.0000000&quot;)" office:value-type="string" office:string-value="108.9813792">
            <text:p>108.9813792</text:p>
          </table:table-cell>
          <table:table-cell table:style-name="ce3"/>
          <table:table-cell table:style-name="ce13" table:formula="of:=CONCATENATE([.B229];&quot; &quot;;[.C229];&quot; &quot;;[.D229];&quot; &quot;;[.E229])" office:value-type="string" office:string-value="115 150.0000000 108.9813792 ">
            <text:p>115 150.0000000 108.9813792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150.0000000000" y=" 150.0000000000"&gt;116&lt;/n&gt;</text:p>
          </table:table-cell>
          <table:table-cell table:style-name="ce8" office:value-type="string">
            <text:p>116</text:p>
          </table:table-cell>
          <table:table-cell table:style-name="ce3" table:formula="of:=TEXT(VALUE(SUBSTITUTE(MID([.$A230];12;13);&quot;.&quot;;&quot;,&quot;));&quot;000.0000000&quot;)" office:value-type="string" office:string-value="150.0000000">
            <text:p>150.0000000</text:p>
          </table:table-cell>
          <table:table-cell table:style-name="ce3" table:formula="of:=TEXT(VALUE(SUBSTITUTE(MID([.$A230];31;13);&quot;.&quot;;&quot;,&quot;));&quot;000.0000000&quot;)" office:value-type="string" office:string-value="150.0000000">
            <text:p>150.0000000</text:p>
          </table:table-cell>
          <table:table-cell table:style-name="ce3"/>
          <table:table-cell table:style-name="ce13" table:formula="of:=CONCATENATE([.B230];&quot; &quot;;[.C230];&quot; &quot;;[.D230];&quot; &quot;;[.E230])" office:value-type="string" office:string-value="116 150.0000000 150.0000000 ">
            <text:p>116 150.0000000 150.0000000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108.9813792008" y=" 150.0000000000"&gt;117&lt;/n&gt;</text:p>
          </table:table-cell>
          <table:table-cell table:style-name="ce8" office:value-type="string">
            <text:p>117</text:p>
          </table:table-cell>
          <table:table-cell table:style-name="ce3" table:formula="of:=TEXT(VALUE(SUBSTITUTE(MID([.$A231];12;13);&quot;.&quot;;&quot;,&quot;));&quot;000.0000000&quot;)" office:value-type="string" office:string-value="108.9813792">
            <text:p>108.9813792</text:p>
          </table:table-cell>
          <table:table-cell table:style-name="ce3" table:formula="of:=TEXT(VALUE(SUBSTITUTE(MID([.$A231];31;13);&quot;.&quot;;&quot;,&quot;));&quot;000.0000000&quot;)" office:value-type="string" office:string-value="150.0000000">
            <text:p>150.0000000</text:p>
          </table:table-cell>
          <table:table-cell table:style-name="ce3"/>
          <table:table-cell table:style-name="ce13" table:formula="of:=CONCATENATE([.B231];&quot; &quot;;[.C231];&quot; &quot;;[.D231];&quot; &quot;;[.E231])" office:value-type="string" office:string-value="117 108.9813792 150.0000000 ">
            <text:p>117 108.9813792 150.0000000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76.4288174242" y=" 150.0000000000"&gt;118&lt;/n&gt;</text:p>
          </table:table-cell>
          <table:table-cell table:style-name="ce8" office:value-type="string">
            <text:p>118</text:p>
          </table:table-cell>
          <table:table-cell table:style-name="ce3" table:formula="of:=TEXT(VALUE(SUBSTITUTE(MID([.$A232];12;13);&quot;.&quot;;&quot;,&quot;));&quot;000.0000000&quot;)" office:value-type="string" office:string-value="076.4288174">
            <text:p>076.4288174</text:p>
          </table:table-cell>
          <table:table-cell table:style-name="ce3" table:formula="of:=TEXT(VALUE(SUBSTITUTE(MID([.$A232];31;13);&quot;.&quot;;&quot;,&quot;));&quot;000.0000000&quot;)" office:value-type="string" office:string-value="150.0000000">
            <text:p>150.0000000</text:p>
          </table:table-cell>
          <table:table-cell table:style-name="ce3"/>
          <table:table-cell table:style-name="ce13" table:formula="of:=CONCATENATE([.B232];&quot; &quot;;[.C232];&quot; &quot;;[.D232];&quot; &quot;;[.E232])" office:value-type="string" office:string-value="118 076.4288174 150.0000000 ">
            <text:p>118 076.4288174 150.0000000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48.7379544349" y=" 150.0000000000"&gt;119&lt;/n&gt;</text:p>
          </table:table-cell>
          <table:table-cell table:style-name="ce8" office:value-type="string">
            <text:p>119</text:p>
          </table:table-cell>
          <table:table-cell table:style-name="ce3" table:formula="of:=TEXT(VALUE(SUBSTITUTE(MID([.$A233];12;13);&quot;.&quot;;&quot;,&quot;));&quot;000.0000000&quot;)" office:value-type="string" office:string-value="048.7379544">
            <text:p>048.7379544</text:p>
          </table:table-cell>
          <table:table-cell table:style-name="ce3" table:formula="of:=TEXT(VALUE(SUBSTITUTE(MID([.$A233];31;13);&quot;.&quot;;&quot;,&quot;));&quot;000.0000000&quot;)" office:value-type="string" office:string-value="150.0000000">
            <text:p>150.0000000</text:p>
          </table:table-cell>
          <table:table-cell table:style-name="ce3"/>
          <table:table-cell table:style-name="ce13" table:formula="of:=CONCATENATE([.B233];&quot; &quot;;[.C233];&quot; &quot;;[.D233];&quot; &quot;;[.E233])" office:value-type="string" office:string-value="119 048.7379544 150.0000000 ">
            <text:p>119 048.7379544 150.0000000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23.7576660487" y=" 150.0000000000"&gt;120&lt;/n&gt;</text:p>
          </table:table-cell>
          <table:table-cell table:style-name="ce8" office:value-type="string">
            <text:p>120</text:p>
          </table:table-cell>
          <table:table-cell table:style-name="ce3" table:formula="of:=TEXT(VALUE(SUBSTITUTE(MID([.$A234];12;13);&quot;.&quot;;&quot;,&quot;));&quot;000.0000000&quot;)" office:value-type="string" office:string-value="023.7576660">
            <text:p>023.7576660</text:p>
          </table:table-cell>
          <table:table-cell table:style-name="ce3" table:formula="of:=TEXT(VALUE(SUBSTITUTE(MID([.$A234];31;13);&quot;.&quot;;&quot;,&quot;));&quot;000.0000000&quot;)" office:value-type="string" office:string-value="150.0000000">
            <text:p>150.0000000</text:p>
          </table:table-cell>
          <table:table-cell table:style-name="ce3"/>
          <table:table-cell table:style-name="ce13" table:formula="of:=CONCATENATE([.B234];&quot; &quot;;[.C234];&quot; &quot;;[.D234];&quot; &quot;;[.E234])" office:value-type="string" office:string-value="120 023.7576660 150.0000000 ">
            <text:p>120 023.7576660 150.0000000 </text:p>
          </table:table-cell>
          <table:table-cell table:number-columns-repeated="999"/>
        </table:table-row>
        <table:table-row table:style-name="ro1">
          <table:table-cell office:value-type="string">
            <text:p><text:s text:c="4"/>&lt;n x=" 000.0000000000" y=" 150.0000000000"&gt;121&lt;/n&gt;</text:p>
          </table:table-cell>
          <table:table-cell table:style-name="ce8" office:value-type="string">
            <text:p>121</text:p>
          </table:table-cell>
          <table:table-cell table:style-name="ce3" table:formula="of:=TEXT(VALUE(SUBSTITUTE(MID([.$A235];12;13);&quot;.&quot;;&quot;,&quot;));&quot;000.0000000&quot;)" office:value-type="string" office:string-value="000.0000000">
            <text:p>000.0000000</text:p>
          </table:table-cell>
          <table:table-cell table:style-name="ce3" table:formula="of:=TEXT(VALUE(SUBSTITUTE(MID([.$A235];31;13);&quot;.&quot;;&quot;,&quot;));&quot;000.0000000&quot;)" office:value-type="string" office:string-value="150.0000000">
            <text:p>150.0000000</text:p>
          </table:table-cell>
          <table:table-cell table:style-name="ce3"/>
          <table:table-cell table:style-name="ce13" table:formula="of:=CONCATENATE([.B235];&quot; &quot;;[.C235];&quot; &quot;;[.D235];&quot; &quot;;[.E235])" office:value-type="string" office:string-value="121 000.0000000 150.0000000 ">
            <text:p>121 000.0000000 150.0000000 </text:p>
          </table:table-cell>
          <table:table-cell table:number-columns-repeated="999"/>
        </table:table-row>
        <table:table-row table:style-name="ro1">
          <table:table-cell/>
          <table:table-cell table:style-name="ce8"/>
          <table:table-cell table:style-name="ce3" table:number-columns-repeated="3"/>
          <table:table-cell office:value-type="string">
            <text:p>End Coordinates</text:p>
          </table:table-cell>
          <table:table-cell table:number-columns-repeated="999"/>
        </table:table-row>
        <table:table-row table:style-name="ro1" table:number-rows-repeated="30">
          <table:table-cell/>
          <table:table-cell table:style-name="ce8"/>
          <table:table-cell table:style-name="ce3" table:number-columns-repeated="3"/>
          <table:table-cell table:number-columns-repeated="1000"/>
        </table:table-row>
        <table:table-row table:style-name="ro1" table:number-rows-repeated="1048309">
          <table:table-cell table:number-columns-repeated="1005"/>
        </table:table-row>
        <table:table-row table:style-name="ro1">
          <table:table-cell table:number-columns-repeated="1005"/>
        </table:table-row>
      </table:table>
      <table:table table:name="Inzidenz - Apfel" table:style-name="ta1" table:print="false">
        <table:table-column table:style-name="co8" table:default-cell-style-name="ce1"/>
        <table:table-column table:style-name="co3" table:default-cell-style-name="ce1"/>
        <table:table-column table:style-name="co9" table:number-columns-repeated="8" table:default-cell-style-name="ce1"/>
        <table:table-column table:style-name="co10" table:default-cell-style-name="ce6"/>
        <table:table-column table:style-name="co4" table:default-cell-style-name="ce9"/>
        <table:table-column table:style-name="co4" table:default-cell-style-name="ce11"/>
        <table:table-column table:style-name="co11" table:default-cell-style-name="ce1"/>
        <table:table-column table:style-name="co6" table:number-columns-repeated="1001" table:default-cell-style-name="ce9"/>
        <table:table-column table:style-name="co6" table:number-columns-repeated="2" table:default-cell-style-name="ce1"/>
        <table:table-row table:style-name="ro1">
          <table:table-cell office:value-type="string">
            <text:p><text:s/>1, <text:s/>6, 13, 15, <text:s/>7, 25, 32, 34, 26</text:p>
          </table:table-cell>
          <table:table-cell table:style-name="ce2" office:value-type="string">
            <text:p><text:span text:style-name="T2"><text:s text:c="4"/></text:span><text:span text:style-name="T2">&lt;e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3" table:formula="of:=CONCATENATE(TEXT(VALUE(SUBSTITUTE(MID([.$A1:.A1];4;3);&quot;.&quot;;&quot;,&quot;));&quot;000&quot;) ;&quot; &quot;)" office:value-type="string" office:string-value="006 ">
            <text:p>006 </text:p>
          </table:table-cell>
          <table:table-cell table:style-name="ce3" table:formula="of:=CONCATENATE(TEXT(VALUE(SUBSTITUTE(MID([.$A1:.A1];8;3);&quot;.&quot;;&quot;,&quot;));&quot;000&quot;); &quot; &quot;)" office:value-type="string" office:string-value="013 ">
            <text:p>013 </text:p>
          </table:table-cell>
          <table:table-cell table:style-name="ce3" table:formula="of:=CONCATENATE(TEXT(VALUE(SUBSTITUTE(MID([.$A1:.A1];12;3);&quot;.&quot;;&quot;,&quot;));&quot;000&quot;); &quot; &quot;)" office:value-type="string" office:string-value="015 ">
            <text:p>015 </text:p>
          </table:table-cell>
          <table:table-cell table:style-name="ce3" table:formula="of:=CONCATENATE(TEXT(VALUE(SUBSTITUTE(MID([.$A1:.A1];16;3);&quot;.&quot;;&quot;,&quot;));&quot;000&quot;); &quot; &quot;)" office:value-type="string" office:string-value="007 ">
            <text:p>007 </text:p>
          </table:table-cell>
          <table:table-cell table:style-name="ce3" table:formula="of:=CONCATENATE(TEXT(VALUE(SUBSTITUTE(MID([.$A1:.A1];20;3);&quot;.&quot;;&quot;,&quot;));&quot;000&quot;); &quot; &quot;)" office:value-type="string" office:string-value="025 ">
            <text:p>025 </text:p>
          </table:table-cell>
          <table:table-cell table:style-name="ce3" table:formula="of:=CONCATENATE(TEXT(VALUE(SUBSTITUTE(MID([.$A1:.A1];24;3);&quot;.&quot;;&quot;,&quot;));&quot;000&quot;); &quot; &quot;)" office:value-type="string" office:string-value="032 ">
            <text:p>032 </text:p>
          </table:table-cell>
          <table:table-cell table:style-name="ce3" table:formula="of:=CONCATENATE(TEXT(VALUE(SUBSTITUTE(MID([.$A1:.A1];28;3);&quot;.&quot;;&quot;,&quot;));&quot;000&quot;);&quot; &quot;)" office:value-type="string" office:string-value="034 ">
            <text:p>034 </text:p>
          </table:table-cell>
          <table:table-cell table:style-name="ce3" table:formula="of:=CONCATENATE(TEXT(VALUE(SUBSTITUTE(MID([.$A1:.A1];32;3);&quot;.&quot;;&quot;,&quot;));&quot;000&quot;);&quot; &quot;)" office:value-type="string" office:string-value="026 ">
            <text:p>026 </text:p>
          </table:table-cell>
          <table:table-cell table:style-name="ce2" office:value-type="string">
            <text:p><text:span text:style-name="T5">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 </text:span><text:span text:style-name="T2">&gt;</text:span></text:p>
          </table:table-cell>
          <table:table-cell table:style-name="ce8" office:value-type="string">
            <text:p>001</text:p>
          </table:table-cell>
          <table:table-cell table:style-name="ce10" office:value-type="string">
            <text:p>&lt;/e&gt;</text:p>
          </table:table-cell>
          <table:table-cell table:style-name="ce12" table:formula="of:=CONCATENATE([.B1];[.F1];[.C1];[.E1];[.D1];[.J1];[.G1];[.I1];[.H1];[.K1];[.L1];[.M1])" office:value-type="string" office:string-value="    &lt;e gnn=&quot;007 006 015 013 026 025 034 032 &quot; et=&quot;1&quot; m=&quot;1&quot; &gt;001&lt;/e&gt;">
            <text:p><text:s text:c="4"/>&lt;e gnn="007 006 015 013 026 025 034 032 " et="1" m="1" &gt;001&lt;/e&gt;</text:p>
          </table:table-cell>
          <table:table-cell table:number-columns-repeated="1003"/>
        </table:table-row>
        <table:table-row table:style-name="ro1">
          <table:table-cell office:value-type="string">
            <text:p><text:s/>2, 15, 17, <text:s/>8, <text:s/>7, 34, 36, 27, 26</text:p>
          </table:table-cell>
          <table:table-cell table:style-name="ce2" office:value-type="string">
            <text:p><text:span text:style-name="T2"><text:s text:c="4"/></text:span><text:span text:style-name="T2">&lt;e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3" table:formula="of:=CONCATENATE(TEXT(VALUE(SUBSTITUTE(MID([.$A2:.A2];4;3);&quot;.&quot;;&quot;,&quot;));&quot;000&quot;) ;&quot; &quot;)" office:value-type="string" office:string-value="015 ">
            <text:p>015 </text:p>
          </table:table-cell>
          <table:table-cell table:style-name="ce3" table:formula="of:=CONCATENATE(TEXT(VALUE(SUBSTITUTE(MID([.$A2:.A2];8;3);&quot;.&quot;;&quot;,&quot;));&quot;000&quot;); &quot; &quot;)" office:value-type="string" office:string-value="017 ">
            <text:p>017 </text:p>
          </table:table-cell>
          <table:table-cell table:style-name="ce3" table:formula="of:=CONCATENATE(TEXT(VALUE(SUBSTITUTE(MID([.$A2:.A2];12;3);&quot;.&quot;;&quot;,&quot;));&quot;000&quot;); &quot; &quot;)" office:value-type="string" office:string-value="008 ">
            <text:p>008 </text:p>
          </table:table-cell>
          <table:table-cell table:style-name="ce3" table:formula="of:=CONCATENATE(TEXT(VALUE(SUBSTITUTE(MID([.$A2:.A2];16;3);&quot;.&quot;;&quot;,&quot;));&quot;000&quot;); &quot; &quot;)" office:value-type="string" office:string-value="007 ">
            <text:p>007 </text:p>
          </table:table-cell>
          <table:table-cell table:style-name="ce3" table:formula="of:=CONCATENATE(TEXT(VALUE(SUBSTITUTE(MID([.$A2:.A2];20;3);&quot;.&quot;;&quot;,&quot;));&quot;000&quot;); &quot; &quot;)" office:value-type="string" office:string-value="034 ">
            <text:p>034 </text:p>
          </table:table-cell>
          <table:table-cell table:style-name="ce3" table:formula="of:=CONCATENATE(TEXT(VALUE(SUBSTITUTE(MID([.$A2:.A2];24;3);&quot;.&quot;;&quot;,&quot;));&quot;000&quot;); &quot; &quot;)" office:value-type="string" office:string-value="036 ">
            <text:p>036 </text:p>
          </table:table-cell>
          <table:table-cell table:style-name="ce3" table:formula="of:=CONCATENATE(TEXT(VALUE(SUBSTITUTE(MID([.$A2:.A2];28;3);&quot;.&quot;;&quot;,&quot;));&quot;000&quot;);&quot; &quot;)" office:value-type="string" office:string-value="027 ">
            <text:p>027 </text:p>
          </table:table-cell>
          <table:table-cell table:style-name="ce3" table:formula="of:=CONCATENATE(TEXT(VALUE(SUBSTITUTE(MID([.$A2:.A2];32;3);&quot;.&quot;;&quot;,&quot;));&quot;000&quot;);&quot; &quot;)" office:value-type="string" office:string-value="026 ">
            <text:p>026 </text:p>
          </table:table-cell>
          <table:table-cell table:style-name="ce2" office:value-type="string">
            <text:p><text:span text:style-name="T5">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 </text:span><text:span text:style-name="T2">&gt;</text:span></text:p>
          </table:table-cell>
          <table:table-cell table:style-name="ce8" office:value-type="string">
            <text:p>002</text:p>
          </table:table-cell>
          <table:table-cell table:style-name="ce10" office:value-type="string">
            <text:p>&lt;/e&gt;</text:p>
          </table:table-cell>
          <table:table-cell table:style-name="ce12" table:formula="of:=CONCATENATE([.B2];[.F2];[.C2];[.E2];[.D2];[.J2];[.G2];[.I2];[.H2];[.K2];[.L2];[.M2])" office:value-type="string" office:string-value="    &lt;e gnn=&quot;007 015 008 017 026 034 027 036 &quot; et=&quot;1&quot; m=&quot;1&quot; &gt;002&lt;/e&gt;">
            <text:p><text:s text:c="4"/>&lt;e gnn="007 015 008 017 026 034 027 036 " et="1" m="1" &gt;002&lt;/e&gt;</text:p>
          </table:table-cell>
          <table:table-cell table:number-columns-repeated="1003"/>
        </table:table-row>
        <table:table-row table:style-name="ro1">
          <table:table-cell office:value-type="string">
            <text:p><text:s/>3, <text:s/>5, <text:s/>3, 13, <text:s/>6, 24, 22, 32, 25</text:p>
          </table:table-cell>
          <table:table-cell table:style-name="ce2" office:value-type="string">
            <text:p><text:span text:style-name="T2"><text:s text:c="4"/></text:span><text:span text:style-name="T2">&lt;e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3" table:formula="of:=CONCATENATE(TEXT(VALUE(SUBSTITUTE(MID([.$A3:.A3];4;3);&quot;.&quot;;&quot;,&quot;));&quot;000&quot;) ;&quot; &quot;)" office:value-type="string" office:string-value="005 ">
            <text:p>005 </text:p>
          </table:table-cell>
          <table:table-cell table:style-name="ce3" table:formula="of:=CONCATENATE(TEXT(VALUE(SUBSTITUTE(MID([.$A3:.A3];8;3);&quot;.&quot;;&quot;,&quot;));&quot;000&quot;); &quot; &quot;)" office:value-type="string" office:string-value="003 ">
            <text:p>003 </text:p>
          </table:table-cell>
          <table:table-cell table:style-name="ce3" table:formula="of:=CONCATENATE(TEXT(VALUE(SUBSTITUTE(MID([.$A3:.A3];12;3);&quot;.&quot;;&quot;,&quot;));&quot;000&quot;); &quot; &quot;)" office:value-type="string" office:string-value="013 ">
            <text:p>013 </text:p>
          </table:table-cell>
          <table:table-cell table:style-name="ce3" table:formula="of:=CONCATENATE(TEXT(VALUE(SUBSTITUTE(MID([.$A3:.A3];16;3);&quot;.&quot;;&quot;,&quot;));&quot;000&quot;); &quot; &quot;)" office:value-type="string" office:string-value="006 ">
            <text:p>006 </text:p>
          </table:table-cell>
          <table:table-cell table:style-name="ce3" table:formula="of:=CONCATENATE(TEXT(VALUE(SUBSTITUTE(MID([.$A3:.A3];20;3);&quot;.&quot;;&quot;,&quot;));&quot;000&quot;); &quot; &quot;)" office:value-type="string" office:string-value="024 ">
            <text:p>024 </text:p>
          </table:table-cell>
          <table:table-cell table:style-name="ce3" table:formula="of:=CONCATENATE(TEXT(VALUE(SUBSTITUTE(MID([.$A3:.A3];24;3);&quot;.&quot;;&quot;,&quot;));&quot;000&quot;); &quot; &quot;)" office:value-type="string" office:string-value="022 ">
            <text:p>022 </text:p>
          </table:table-cell>
          <table:table-cell table:style-name="ce3" table:formula="of:=CONCATENATE(TEXT(VALUE(SUBSTITUTE(MID([.$A3:.A3];28;3);&quot;.&quot;;&quot;,&quot;));&quot;000&quot;);&quot; &quot;)" office:value-type="string" office:string-value="032 ">
            <text:p>032 </text:p>
          </table:table-cell>
          <table:table-cell table:style-name="ce3" table:formula="of:=CONCATENATE(TEXT(VALUE(SUBSTITUTE(MID([.$A3:.A3];32;3);&quot;.&quot;;&quot;,&quot;));&quot;000&quot;);&quot; &quot;)" office:value-type="string" office:string-value="025 ">
            <text:p>025 </text:p>
          </table:table-cell>
          <table:table-cell table:style-name="ce2" office:value-type="string">
            <text:p><text:span text:style-name="T5">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 </text:span><text:span text:style-name="T2">&gt;</text:span></text:p>
          </table:table-cell>
          <table:table-cell table:style-name="ce8" office:value-type="string">
            <text:p>003</text:p>
          </table:table-cell>
          <table:table-cell table:style-name="ce10" office:value-type="string">
            <text:p>&lt;/e&gt;</text:p>
          </table:table-cell>
          <table:table-cell table:style-name="ce12" table:formula="of:=CONCATENATE([.B3];[.F3];[.C3];[.E3];[.D3];[.J3];[.G3];[.I3];[.H3];[.K3];[.L3];[.M3])" office:value-type="string" office:string-value="    &lt;e gnn=&quot;006 005 013 003 025 024 032 022 &quot; et=&quot;1&quot; m=&quot;1&quot; &gt;003&lt;/e&gt;">
            <text:p><text:s text:c="4"/>&lt;e gnn="006 005 013 003 025 024 032 022 " et="1" m="1" &gt;003&lt;/e&gt;</text:p>
          </table:table-cell>
          <table:table-cell table:number-columns-repeated="1003"/>
        </table:table-row>
        <table:table-row table:style-name="ro1">
          <table:table-cell office:value-type="string">
            <text:p><text:s/>4, 16, 18, <text:s/>1, <text:s/>4, 35, 37, 20, 23</text:p>
          </table:table-cell>
          <table:table-cell table:style-name="ce2" office:value-type="string">
            <text:p><text:span text:style-name="T2"><text:s text:c="4"/></text:span><text:span text:style-name="T2">&lt;e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3" table:formula="of:=CONCATENATE(TEXT(VALUE(SUBSTITUTE(MID([.$A4:.A4];4;3);&quot;.&quot;;&quot;,&quot;));&quot;000&quot;) ;&quot; &quot;)" office:value-type="string" office:string-value="016 ">
            <text:p>016 </text:p>
          </table:table-cell>
          <table:table-cell table:style-name="ce3" table:formula="of:=CONCATENATE(TEXT(VALUE(SUBSTITUTE(MID([.$A4:.A4];8;3);&quot;.&quot;;&quot;,&quot;));&quot;000&quot;); &quot; &quot;)" office:value-type="string" office:string-value="018 ">
            <text:p>018 </text:p>
          </table:table-cell>
          <table:table-cell table:style-name="ce3" table:formula="of:=CONCATENATE(TEXT(VALUE(SUBSTITUTE(MID([.$A4:.A4];12;3);&quot;.&quot;;&quot;,&quot;));&quot;000&quot;); &quot; &quot;)" office:value-type="string" office:string-value="001 ">
            <text:p>001 </text:p>
          </table:table-cell>
          <table:table-cell table:style-name="ce3" table:formula="of:=CONCATENATE(TEXT(VALUE(SUBSTITUTE(MID([.$A4:.A4];16;3);&quot;.&quot;;&quot;,&quot;));&quot;000&quot;); &quot; &quot;)" office:value-type="string" office:string-value="004 ">
            <text:p>004 </text:p>
          </table:table-cell>
          <table:table-cell table:style-name="ce3" table:formula="of:=CONCATENATE(TEXT(VALUE(SUBSTITUTE(MID([.$A4:.A4];20;3);&quot;.&quot;;&quot;,&quot;));&quot;000&quot;); &quot; &quot;)" office:value-type="string" office:string-value="035 ">
            <text:p>035 </text:p>
          </table:table-cell>
          <table:table-cell table:style-name="ce3" table:formula="of:=CONCATENATE(TEXT(VALUE(SUBSTITUTE(MID([.$A4:.A4];24;3);&quot;.&quot;;&quot;,&quot;));&quot;000&quot;); &quot; &quot;)" office:value-type="string" office:string-value="037 ">
            <text:p>037 </text:p>
          </table:table-cell>
          <table:table-cell table:style-name="ce3" table:formula="of:=CONCATENATE(TEXT(VALUE(SUBSTITUTE(MID([.$A4:.A4];28;3);&quot;.&quot;;&quot;,&quot;));&quot;000&quot;);&quot; &quot;)" office:value-type="string" office:string-value="020 ">
            <text:p>020 </text:p>
          </table:table-cell>
          <table:table-cell table:style-name="ce3" table:formula="of:=CONCATENATE(TEXT(VALUE(SUBSTITUTE(MID([.$A4:.A4];32;3);&quot;.&quot;;&quot;,&quot;));&quot;000&quot;);&quot; &quot;)" office:value-type="string" office:string-value="023 ">
            <text:p>023 </text:p>
          </table:table-cell>
          <table:table-cell table:style-name="ce2" office:value-type="string">
            <text:p><text:span text:style-name="T5">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 </text:span><text:span text:style-name="T2">&gt;</text:span></text:p>
          </table:table-cell>
          <table:table-cell table:style-name="ce8" office:value-type="string">
            <text:p>004</text:p>
          </table:table-cell>
          <table:table-cell table:style-name="ce10" office:value-type="string">
            <text:p>&lt;/e&gt;</text:p>
          </table:table-cell>
          <table:table-cell table:style-name="ce12" table:formula="of:=CONCATENATE([.B4];[.F4];[.C4];[.E4];[.D4];[.J4];[.G4];[.I4];[.H4];[.K4];[.L4];[.M4])" office:value-type="string" office:string-value="    &lt;e gnn=&quot;004 016 001 018 023 035 020 037 &quot; et=&quot;1&quot; m=&quot;1&quot; &gt;004&lt;/e&gt;">
            <text:p><text:s text:c="4"/>&lt;e gnn="004 016 001 018 023 035 020 037 " et="1" m="1" &gt;004&lt;/e&gt;</text:p>
          </table:table-cell>
          <table:table-cell table:number-columns-repeated="1003"/>
        </table:table-row>
        <table:table-row table:style-name="ro1">
          <table:table-cell office:value-type="string">
            <text:p><text:s/>5, <text:s/>9, <text:s/>8, 17, 10, 28, 27, 36, 29</text:p>
          </table:table-cell>
          <table:table-cell table:style-name="ce2" office:value-type="string">
            <text:p><text:span text:style-name="T2"><text:s text:c="4"/></text:span><text:span text:style-name="T2">&lt;e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3" table:formula="of:=CONCATENATE(TEXT(VALUE(SUBSTITUTE(MID([.$A5:.A5];4;3);&quot;.&quot;;&quot;,&quot;));&quot;000&quot;) ;&quot; &quot;)" office:value-type="string" office:string-value="009 ">
            <text:p>009 </text:p>
          </table:table-cell>
          <table:table-cell table:style-name="ce3" table:formula="of:=CONCATENATE(TEXT(VALUE(SUBSTITUTE(MID([.$A5:.A5];8;3);&quot;.&quot;;&quot;,&quot;));&quot;000&quot;); &quot; &quot;)" office:value-type="string" office:string-value="008 ">
            <text:p>008 </text:p>
          </table:table-cell>
          <table:table-cell table:style-name="ce3" table:formula="of:=CONCATENATE(TEXT(VALUE(SUBSTITUTE(MID([.$A5:.A5];12;3);&quot;.&quot;;&quot;,&quot;));&quot;000&quot;); &quot; &quot;)" office:value-type="string" office:string-value="017 ">
            <text:p>017 </text:p>
          </table:table-cell>
          <table:table-cell table:style-name="ce3" table:formula="of:=CONCATENATE(TEXT(VALUE(SUBSTITUTE(MID([.$A5:.A5];16;3);&quot;.&quot;;&quot;,&quot;));&quot;000&quot;); &quot; &quot;)" office:value-type="string" office:string-value="010 ">
            <text:p>010 </text:p>
          </table:table-cell>
          <table:table-cell table:style-name="ce3" table:formula="of:=CONCATENATE(TEXT(VALUE(SUBSTITUTE(MID([.$A5:.A5];20;3);&quot;.&quot;;&quot;,&quot;));&quot;000&quot;); &quot; &quot;)" office:value-type="string" office:string-value="028 ">
            <text:p>028 </text:p>
          </table:table-cell>
          <table:table-cell table:style-name="ce3" table:formula="of:=CONCATENATE(TEXT(VALUE(SUBSTITUTE(MID([.$A5:.A5];24;3);&quot;.&quot;;&quot;,&quot;));&quot;000&quot;); &quot; &quot;)" office:value-type="string" office:string-value="027 ">
            <text:p>027 </text:p>
          </table:table-cell>
          <table:table-cell table:style-name="ce3" table:formula="of:=CONCATENATE(TEXT(VALUE(SUBSTITUTE(MID([.$A5:.A5];28;3);&quot;.&quot;;&quot;,&quot;));&quot;000&quot;);&quot; &quot;)" office:value-type="string" office:string-value="036 ">
            <text:p>036 </text:p>
          </table:table-cell>
          <table:table-cell table:style-name="ce3" table:formula="of:=CONCATENATE(TEXT(VALUE(SUBSTITUTE(MID([.$A5:.A5];32;3);&quot;.&quot;;&quot;,&quot;));&quot;000&quot;);&quot; &quot;)" office:value-type="string" office:string-value="029 ">
            <text:p>029 </text:p>
          </table:table-cell>
          <table:table-cell table:style-name="ce2" office:value-type="string">
            <text:p><text:span text:style-name="T5">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 </text:span><text:span text:style-name="T2">&gt;</text:span></text:p>
          </table:table-cell>
          <table:table-cell table:style-name="ce8" office:value-type="string">
            <text:p>005</text:p>
          </table:table-cell>
          <table:table-cell table:style-name="ce10" office:value-type="string">
            <text:p>&lt;/e&gt;</text:p>
          </table:table-cell>
          <table:table-cell table:style-name="ce12" table:formula="of:=CONCATENATE([.B5];[.F5];[.C5];[.E5];[.D5];[.J5];[.G5];[.I5];[.H5];[.K5];[.L5];[.M5])" office:value-type="string" office:string-value="    &lt;e gnn=&quot;010 009 017 008 029 028 036 027 &quot; et=&quot;1&quot; m=&quot;1&quot; &gt;005&lt;/e&gt;">
            <text:p><text:s text:c="4"/>&lt;e gnn="010 009 017 008 029 028 036 027 " et="1" m="1" &gt;005&lt;/e&gt;</text:p>
          </table:table-cell>
          <table:table-cell table:number-columns-repeated="1003"/>
        </table:table-row>
        <table:table-row table:style-name="ro1">
          <table:table-cell office:value-type="string">
            <text:p><text:s/>6, <text:s/>2, <text:s/>1, 18, 12, 21, 20, 37, 31</text:p>
          </table:table-cell>
          <table:table-cell table:style-name="ce2" office:value-type="string">
            <text:p><text:span text:style-name="T2"><text:s text:c="4"/></text:span><text:span text:style-name="T2">&lt;e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3" table:formula="of:=CONCATENATE(TEXT(VALUE(SUBSTITUTE(MID([.$A6:.A6];4;3);&quot;.&quot;;&quot;,&quot;));&quot;000&quot;) ;&quot; &quot;)" office:value-type="string" office:string-value="002 ">
            <text:p>002 </text:p>
          </table:table-cell>
          <table:table-cell table:style-name="ce3" table:formula="of:=CONCATENATE(TEXT(VALUE(SUBSTITUTE(MID([.$A6:.A6];8;3);&quot;.&quot;;&quot;,&quot;));&quot;000&quot;); &quot; &quot;)" office:value-type="string" office:string-value="001 ">
            <text:p>001 </text:p>
          </table:table-cell>
          <table:table-cell table:style-name="ce3" table:formula="of:=CONCATENATE(TEXT(VALUE(SUBSTITUTE(MID([.$A6:.A6];12;3);&quot;.&quot;;&quot;,&quot;));&quot;000&quot;); &quot; &quot;)" office:value-type="string" office:string-value="018 ">
            <text:p>018 </text:p>
          </table:table-cell>
          <table:table-cell table:style-name="ce3" table:formula="of:=CONCATENATE(TEXT(VALUE(SUBSTITUTE(MID([.$A6:.A6];16;3);&quot;.&quot;;&quot;,&quot;));&quot;000&quot;); &quot; &quot;)" office:value-type="string" office:string-value="012 ">
            <text:p>012 </text:p>
          </table:table-cell>
          <table:table-cell table:style-name="ce3" table:formula="of:=CONCATENATE(TEXT(VALUE(SUBSTITUTE(MID([.$A6:.A6];20;3);&quot;.&quot;;&quot;,&quot;));&quot;000&quot;); &quot; &quot;)" office:value-type="string" office:string-value="021 ">
            <text:p>021 </text:p>
          </table:table-cell>
          <table:table-cell table:style-name="ce3" table:formula="of:=CONCATENATE(TEXT(VALUE(SUBSTITUTE(MID([.$A6:.A6];24;3);&quot;.&quot;;&quot;,&quot;));&quot;000&quot;); &quot; &quot;)" office:value-type="string" office:string-value="020 ">
            <text:p>020 </text:p>
          </table:table-cell>
          <table:table-cell table:style-name="ce3" table:formula="of:=CONCATENATE(TEXT(VALUE(SUBSTITUTE(MID([.$A6:.A6];28;3);&quot;.&quot;;&quot;,&quot;));&quot;000&quot;);&quot; &quot;)" office:value-type="string" office:string-value="037 ">
            <text:p>037 </text:p>
          </table:table-cell>
          <table:table-cell table:style-name="ce3" table:formula="of:=CONCATENATE(TEXT(VALUE(SUBSTITUTE(MID([.$A6:.A6];32;3);&quot;.&quot;;&quot;,&quot;));&quot;000&quot;);&quot; &quot;)" office:value-type="string" office:string-value="031 ">
            <text:p>031 </text:p>
          </table:table-cell>
          <table:table-cell table:style-name="ce2" office:value-type="string">
            <text:p><text:span text:style-name="T5">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 </text:span><text:span text:style-name="T2">&gt;</text:span></text:p>
          </table:table-cell>
          <table:table-cell table:style-name="ce8" office:value-type="string">
            <text:p>006</text:p>
          </table:table-cell>
          <table:table-cell table:style-name="ce10" office:value-type="string">
            <text:p>&lt;/e&gt;</text:p>
          </table:table-cell>
          <table:table-cell table:style-name="ce12" table:formula="of:=CONCATENATE([.B6];[.F6];[.C6];[.E6];[.D6];[.J6];[.G6];[.I6];[.H6];[.K6];[.L6];[.M6])" office:value-type="string" office:string-value="    &lt;e gnn=&quot;012 002 018 001 031 021 037 020 &quot; et=&quot;1&quot; m=&quot;1&quot; &gt;006&lt;/e&gt;">
            <text:p><text:s text:c="4"/>&lt;e gnn="012 002 018 001 031 021 037 020 " et="1" m="1" &gt;006&lt;/e&gt;</text:p>
          </table:table-cell>
          <table:table-cell table:number-columns-repeated="1003"/>
        </table:table-row>
        <table:table-row table:style-name="ro1">
          <table:table-cell office:value-type="string">
            <text:p><text:s/>7, 13, <text:s/>3, <text:s/>2, 12, 32, 22, 21, 31</text:p>
          </table:table-cell>
          <table:table-cell table:style-name="ce2" office:value-type="string">
            <text:p><text:span text:style-name="T2"><text:s text:c="4"/></text:span><text:span text:style-name="T2">&lt;e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3" table:formula="of:=CONCATENATE(TEXT(VALUE(SUBSTITUTE(MID([.$A7:.A7];4;3);&quot;.&quot;;&quot;,&quot;));&quot;000&quot;) ;&quot; &quot;)" office:value-type="string" office:string-value="013 ">
            <text:p>013 </text:p>
          </table:table-cell>
          <table:table-cell table:style-name="ce3" table:formula="of:=CONCATENATE(TEXT(VALUE(SUBSTITUTE(MID([.$A7:.A7];8;3);&quot;.&quot;;&quot;,&quot;));&quot;000&quot;); &quot; &quot;)" office:value-type="string" office:string-value="003 ">
            <text:p>003 </text:p>
          </table:table-cell>
          <table:table-cell table:style-name="ce3" table:formula="of:=CONCATENATE(TEXT(VALUE(SUBSTITUTE(MID([.$A7:.A7];12;3);&quot;.&quot;;&quot;,&quot;));&quot;000&quot;); &quot; &quot;)" office:value-type="string" office:string-value="002 ">
            <text:p>002 </text:p>
          </table:table-cell>
          <table:table-cell table:style-name="ce3" table:formula="of:=CONCATENATE(TEXT(VALUE(SUBSTITUTE(MID([.$A7:.A7];16;3);&quot;.&quot;;&quot;,&quot;));&quot;000&quot;); &quot; &quot;)" office:value-type="string" office:string-value="012 ">
            <text:p>012 </text:p>
          </table:table-cell>
          <table:table-cell table:style-name="ce3" table:formula="of:=CONCATENATE(TEXT(VALUE(SUBSTITUTE(MID([.$A7:.A7];20;3);&quot;.&quot;;&quot;,&quot;));&quot;000&quot;); &quot; &quot;)" office:value-type="string" office:string-value="032 ">
            <text:p>032 </text:p>
          </table:table-cell>
          <table:table-cell table:style-name="ce3" table:formula="of:=CONCATENATE(TEXT(VALUE(SUBSTITUTE(MID([.$A7:.A7];24;3);&quot;.&quot;;&quot;,&quot;));&quot;000&quot;); &quot; &quot;)" office:value-type="string" office:string-value="022 ">
            <text:p>022 </text:p>
          </table:table-cell>
          <table:table-cell table:style-name="ce3" table:formula="of:=CONCATENATE(TEXT(VALUE(SUBSTITUTE(MID([.$A7:.A7];28;3);&quot;.&quot;;&quot;,&quot;));&quot;000&quot;);&quot; &quot;)" office:value-type="string" office:string-value="021 ">
            <text:p>021 </text:p>
          </table:table-cell>
          <table:table-cell table:style-name="ce3" table:formula="of:=CONCATENATE(TEXT(VALUE(SUBSTITUTE(MID([.$A7:.A7];32;3);&quot;.&quot;;&quot;,&quot;));&quot;000&quot;);&quot; &quot;)" office:value-type="string" office:string-value="031 ">
            <text:p>031 </text:p>
          </table:table-cell>
          <table:table-cell table:style-name="ce2" office:value-type="string">
            <text:p><text:span text:style-name="T5">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 </text:span><text:span text:style-name="T2">&gt;</text:span></text:p>
          </table:table-cell>
          <table:table-cell table:style-name="ce8" office:value-type="string">
            <text:p>007</text:p>
          </table:table-cell>
          <table:table-cell table:style-name="ce10" office:value-type="string">
            <text:p>&lt;/e&gt;</text:p>
          </table:table-cell>
          <table:table-cell table:style-name="ce12" table:formula="of:=CONCATENATE([.B7];[.F7];[.C7];[.E7];[.D7];[.J7];[.G7];[.I7];[.H7];[.K7];[.L7];[.M7])" office:value-type="string" office:string-value="    &lt;e gnn=&quot;012 013 002 003 031 032 021 022 &quot; et=&quot;1&quot; m=&quot;1&quot; &gt;007&lt;/e&gt;">
            <text:p><text:s text:c="4"/>&lt;e gnn="012 013 002 003 031 032 021 022 " et="1" m="1" &gt;007&lt;/e&gt;</text:p>
          </table:table-cell>
          <table:table-cell table:number-columns-repeated="1003"/>
        </table:table-row>
        <table:table-row table:style-name="ro1">
          <table:table-cell office:value-type="string">
            <text:p><text:s/>8, 16, 11, 14, 18, 35, 30, 33, 37</text:p>
          </table:table-cell>
          <table:table-cell table:style-name="ce2" office:value-type="string">
            <text:p><text:span text:style-name="T2"><text:s text:c="4"/></text:span><text:span text:style-name="T2">&lt;e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3" table:formula="of:=CONCATENATE(TEXT(VALUE(SUBSTITUTE(MID([.$A8:.A8];4;3);&quot;.&quot;;&quot;,&quot;));&quot;000&quot;) ;&quot; &quot;)" office:value-type="string" office:string-value="016 ">
            <text:p>016 </text:p>
          </table:table-cell>
          <table:table-cell table:style-name="ce3" table:formula="of:=CONCATENATE(TEXT(VALUE(SUBSTITUTE(MID([.$A8:.A8];8;3);&quot;.&quot;;&quot;,&quot;));&quot;000&quot;); &quot; &quot;)" office:value-type="string" office:string-value="011 ">
            <text:p>011 </text:p>
          </table:table-cell>
          <table:table-cell table:style-name="ce3" table:formula="of:=CONCATENATE(TEXT(VALUE(SUBSTITUTE(MID([.$A8:.A8];12;3);&quot;.&quot;;&quot;,&quot;));&quot;000&quot;); &quot; &quot;)" office:value-type="string" office:string-value="014 ">
            <text:p>014 </text:p>
          </table:table-cell>
          <table:table-cell table:style-name="ce3" table:formula="of:=CONCATENATE(TEXT(VALUE(SUBSTITUTE(MID([.$A8:.A8];16;3);&quot;.&quot;;&quot;,&quot;));&quot;000&quot;); &quot; &quot;)" office:value-type="string" office:string-value="018 ">
            <text:p>018 </text:p>
          </table:table-cell>
          <table:table-cell table:style-name="ce3" table:formula="of:=CONCATENATE(TEXT(VALUE(SUBSTITUTE(MID([.$A8:.A8];20;3);&quot;.&quot;;&quot;,&quot;));&quot;000&quot;); &quot; &quot;)" office:value-type="string" office:string-value="035 ">
            <text:p>035 </text:p>
          </table:table-cell>
          <table:table-cell table:style-name="ce3" table:formula="of:=CONCATENATE(TEXT(VALUE(SUBSTITUTE(MID([.$A8:.A8];24;3);&quot;.&quot;;&quot;,&quot;));&quot;000&quot;); &quot; &quot;)" office:value-type="string" office:string-value="030 ">
            <text:p>030 </text:p>
          </table:table-cell>
          <table:table-cell table:style-name="ce3" table:formula="of:=CONCATENATE(TEXT(VALUE(SUBSTITUTE(MID([.$A8:.A8];28;3);&quot;.&quot;;&quot;,&quot;));&quot;000&quot;);&quot; &quot;)" office:value-type="string" office:string-value="033 ">
            <text:p>033 </text:p>
          </table:table-cell>
          <table:table-cell table:style-name="ce3" table:formula="of:=CONCATENATE(TEXT(VALUE(SUBSTITUTE(MID([.$A8:.A8];32;3);&quot;.&quot;;&quot;,&quot;));&quot;000&quot;);&quot; &quot;)" office:value-type="string" office:string-value="037 ">
            <text:p>037 </text:p>
          </table:table-cell>
          <table:table-cell table:style-name="ce2" office:value-type="string">
            <text:p><text:span text:style-name="T5">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 </text:span><text:span text:style-name="T2">&gt;</text:span></text:p>
          </table:table-cell>
          <table:table-cell table:style-name="ce8" office:value-type="string">
            <text:p>008</text:p>
          </table:table-cell>
          <table:table-cell table:style-name="ce10" office:value-type="string">
            <text:p>&lt;/e&gt;</text:p>
          </table:table-cell>
          <table:table-cell table:style-name="ce12" table:formula="of:=CONCATENATE([.B8];[.F8];[.C8];[.E8];[.D8];[.J8];[.G8];[.I8];[.H8];[.K8];[.L8];[.M8])" office:value-type="string" office:string-value="    &lt;e gnn=&quot;018 016 014 011 037 035 033 030 &quot; et=&quot;1&quot; m=&quot;1&quot; &gt;008&lt;/e&gt;">
            <text:p><text:s text:c="4"/>&lt;e gnn="018 016 014 011 037 035 033 030 " et="1" m="1" &gt;008&lt;/e&gt;</text:p>
          </table:table-cell>
          <table:table-cell table:number-columns-repeated="1003"/>
        </table:table-row>
        <table:table-row table:style-name="ro1">
          <table:table-cell office:value-type="string">
            <text:p><text:s/>9, 12, 19, 15, 13, 31, 38, 34, 32</text:p>
          </table:table-cell>
          <table:table-cell table:style-name="ce2" office:value-type="string">
            <text:p><text:span text:style-name="T2"><text:s text:c="4"/></text:span><text:span text:style-name="T2">&lt;e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3" table:formula="of:=CONCATENATE(TEXT(VALUE(SUBSTITUTE(MID([.$A9:.A9];4;3);&quot;.&quot;;&quot;,&quot;));&quot;000&quot;) ;&quot; &quot;)" office:value-type="string" office:string-value="012 ">
            <text:p>012 </text:p>
          </table:table-cell>
          <table:table-cell table:style-name="ce3" table:formula="of:=CONCATENATE(TEXT(VALUE(SUBSTITUTE(MID([.$A9:.A9];8;3);&quot;.&quot;;&quot;,&quot;));&quot;000&quot;); &quot; &quot;)" office:value-type="string" office:string-value="019 ">
            <text:p>019 </text:p>
          </table:table-cell>
          <table:table-cell table:style-name="ce3" table:formula="of:=CONCATENATE(TEXT(VALUE(SUBSTITUTE(MID([.$A9:.A9];12;3);&quot;.&quot;;&quot;,&quot;));&quot;000&quot;); &quot; &quot;)" office:value-type="string" office:string-value="015 ">
            <text:p>015 </text:p>
          </table:table-cell>
          <table:table-cell table:style-name="ce3" table:formula="of:=CONCATENATE(TEXT(VALUE(SUBSTITUTE(MID([.$A9:.A9];16;3);&quot;.&quot;;&quot;,&quot;));&quot;000&quot;); &quot; &quot;)" office:value-type="string" office:string-value="013 ">
            <text:p>013 </text:p>
          </table:table-cell>
          <table:table-cell table:style-name="ce3" table:formula="of:=CONCATENATE(TEXT(VALUE(SUBSTITUTE(MID([.$A9:.A9];20;3);&quot;.&quot;;&quot;,&quot;));&quot;000&quot;); &quot; &quot;)" office:value-type="string" office:string-value="031 ">
            <text:p>031 </text:p>
          </table:table-cell>
          <table:table-cell table:style-name="ce3" table:formula="of:=CONCATENATE(TEXT(VALUE(SUBSTITUTE(MID([.$A9:.A9];24;3);&quot;.&quot;;&quot;,&quot;));&quot;000&quot;); &quot; &quot;)" office:value-type="string" office:string-value="038 ">
            <text:p>038 </text:p>
          </table:table-cell>
          <table:table-cell table:style-name="ce3" table:formula="of:=CONCATENATE(TEXT(VALUE(SUBSTITUTE(MID([.$A9:.A9];28;3);&quot;.&quot;;&quot;,&quot;));&quot;000&quot;);&quot; &quot;)" office:value-type="string" office:string-value="034 ">
            <text:p>034 </text:p>
          </table:table-cell>
          <table:table-cell table:style-name="ce3" table:formula="of:=CONCATENATE(TEXT(VALUE(SUBSTITUTE(MID([.$A9:.A9];32;3);&quot;.&quot;;&quot;,&quot;));&quot;000&quot;);&quot; &quot;)" office:value-type="string" office:string-value="032 ">
            <text:p>032 </text:p>
          </table:table-cell>
          <table:table-cell table:style-name="ce2" office:value-type="string">
            <text:p><text:span text:style-name="T5">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 </text:span><text:span text:style-name="T2">&gt;</text:span></text:p>
          </table:table-cell>
          <table:table-cell table:style-name="ce8" office:value-type="string">
            <text:p>009</text:p>
          </table:table-cell>
          <table:table-cell table:style-name="ce10" office:value-type="string">
            <text:p>&lt;/e&gt;</text:p>
          </table:table-cell>
          <table:table-cell table:style-name="ce12" table:formula="of:=CONCATENATE([.B9];[.F9];[.C9];[.E9];[.D9];[.J9];[.G9];[.I9];[.H9];[.K9];[.L9];[.M9])" office:value-type="string" office:string-value="    &lt;e gnn=&quot;013 012 015 019 032 031 034 038 &quot; et=&quot;1&quot; m=&quot;1&quot; &gt;009&lt;/e&gt;">
            <text:p><text:s text:c="4"/>&lt;e gnn="013 012 015 019 032 031 034 038 " et="1" m="1" &gt;009&lt;/e&gt;</text:p>
          </table:table-cell>
          <table:table-cell table:number-columns-repeated="1003"/>
        </table:table-row>
        <table:table-row table:style-name="ro1">
          <table:table-cell office:value-type="string">
            <text:p>10, 17, 15, 19, 14, 36, 34, 38, 33</text:p>
          </table:table-cell>
          <table:table-cell table:style-name="ce2" office:value-type="string">
            <text:p><text:span text:style-name="T2"><text:s text:c="4"/></text:span><text:span text:style-name="T2">&lt;e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3" table:formula="of:=CONCATENATE(TEXT(VALUE(SUBSTITUTE(MID([.$A10:.A10];4;3);&quot;.&quot;;&quot;,&quot;));&quot;000&quot;) ;&quot; &quot;)" office:value-type="string" office:string-value="017 ">
            <text:p>017 </text:p>
          </table:table-cell>
          <table:table-cell table:style-name="ce3" table:formula="of:=CONCATENATE(TEXT(VALUE(SUBSTITUTE(MID([.$A10:.A10];8;3);&quot;.&quot;;&quot;,&quot;));&quot;000&quot;); &quot; &quot;)" office:value-type="string" office:string-value="015 ">
            <text:p>015 </text:p>
          </table:table-cell>
          <table:table-cell table:style-name="ce3" table:formula="of:=CONCATENATE(TEXT(VALUE(SUBSTITUTE(MID([.$A10:.A10];12;3);&quot;.&quot;;&quot;,&quot;));&quot;000&quot;); &quot; &quot;)" office:value-type="string" office:string-value="019 ">
            <text:p>019 </text:p>
          </table:table-cell>
          <table:table-cell table:style-name="ce3" table:formula="of:=CONCATENATE(TEXT(VALUE(SUBSTITUTE(MID([.$A10:.A10];16;3);&quot;.&quot;;&quot;,&quot;));&quot;000&quot;); &quot; &quot;)" office:value-type="string" office:string-value="014 ">
            <text:p>014 </text:p>
          </table:table-cell>
          <table:table-cell table:style-name="ce3" table:formula="of:=CONCATENATE(TEXT(VALUE(SUBSTITUTE(MID([.$A10:.A10];20;3);&quot;.&quot;;&quot;,&quot;));&quot;000&quot;); &quot; &quot;)" office:value-type="string" office:string-value="036 ">
            <text:p>036 </text:p>
          </table:table-cell>
          <table:table-cell table:style-name="ce3" table:formula="of:=CONCATENATE(TEXT(VALUE(SUBSTITUTE(MID([.$A10:.A10];24;3);&quot;.&quot;;&quot;,&quot;));&quot;000&quot;); &quot; &quot;)" office:value-type="string" office:string-value="034 ">
            <text:p>034 </text:p>
          </table:table-cell>
          <table:table-cell table:style-name="ce3" table:formula="of:=CONCATENATE(TEXT(VALUE(SUBSTITUTE(MID([.$A10:.A10];28;3);&quot;.&quot;;&quot;,&quot;));&quot;000&quot;);&quot; &quot;)" office:value-type="string" office:string-value="038 ">
            <text:p>038 </text:p>
          </table:table-cell>
          <table:table-cell table:style-name="ce3" table:formula="of:=CONCATENATE(TEXT(VALUE(SUBSTITUTE(MID([.$A10:.A10];32;3);&quot;.&quot;;&quot;,&quot;));&quot;000&quot;);&quot; &quot;)" office:value-type="string" office:string-value="033 ">
            <text:p>033 </text:p>
          </table:table-cell>
          <table:table-cell table:style-name="ce2" office:value-type="string">
            <text:p><text:span text:style-name="T5">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 </text:span><text:span text:style-name="T2">&gt;</text:span></text:p>
          </table:table-cell>
          <table:table-cell table:style-name="ce8" office:value-type="string">
            <text:p>010</text:p>
          </table:table-cell>
          <table:table-cell table:style-name="ce10" office:value-type="string">
            <text:p>&lt;/e&gt;</text:p>
          </table:table-cell>
          <table:table-cell table:style-name="ce12" table:formula="of:=CONCATENATE([.B10];[.F10];[.C10];[.E10];[.D10];[.J10];[.G10];[.I10];[.H10];[.K10];[.L10];[.M10])" office:value-type="string" office:string-value="    &lt;e gnn=&quot;014 017 019 015 033 036 038 034 &quot; et=&quot;1&quot; m=&quot;1&quot; &gt;010&lt;/e&gt;">
            <text:p><text:s text:c="4"/>&lt;e gnn="014 017 019 015 033 036 038 034 " et="1" m="1" &gt;010&lt;/e&gt;</text:p>
          </table:table-cell>
          <table:table-cell table:number-columns-repeated="1003"/>
        </table:table-row>
        <table:table-row table:style-name="ro1">
          <table:table-cell office:value-type="string">
            <text:p>11, 14, 11, 10, 17, 33, 30, 29, 36</text:p>
          </table:table-cell>
          <table:table-cell table:style-name="ce2" office:value-type="string">
            <text:p><text:span text:style-name="T2"><text:s text:c="4"/></text:span><text:span text:style-name="T2">&lt;e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3" table:formula="of:=CONCATENATE(TEXT(VALUE(SUBSTITUTE(MID([.$A11:.A11];4;3);&quot;.&quot;;&quot;,&quot;));&quot;000&quot;) ;&quot; &quot;)" office:value-type="string" office:string-value="014 ">
            <text:p>014 </text:p>
          </table:table-cell>
          <table:table-cell table:style-name="ce3" table:formula="of:=CONCATENATE(TEXT(VALUE(SUBSTITUTE(MID([.$A11:.A11];8;3);&quot;.&quot;;&quot;,&quot;));&quot;000&quot;); &quot; &quot;)" office:value-type="string" office:string-value="011 ">
            <text:p>011 </text:p>
          </table:table-cell>
          <table:table-cell table:style-name="ce3" table:formula="of:=CONCATENATE(TEXT(VALUE(SUBSTITUTE(MID([.$A11:.A11];12;3);&quot;.&quot;;&quot;,&quot;));&quot;000&quot;); &quot; &quot;)" office:value-type="string" office:string-value="010 ">
            <text:p>010 </text:p>
          </table:table-cell>
          <table:table-cell table:style-name="ce3" table:formula="of:=CONCATENATE(TEXT(VALUE(SUBSTITUTE(MID([.$A11:.A11];16;3);&quot;.&quot;;&quot;,&quot;));&quot;000&quot;); &quot; &quot;)" office:value-type="string" office:string-value="017 ">
            <text:p>017 </text:p>
          </table:table-cell>
          <table:table-cell table:style-name="ce3" table:formula="of:=CONCATENATE(TEXT(VALUE(SUBSTITUTE(MID([.$A11:.A11];20;3);&quot;.&quot;;&quot;,&quot;));&quot;000&quot;); &quot; &quot;)" office:value-type="string" office:string-value="033 ">
            <text:p>033 </text:p>
          </table:table-cell>
          <table:table-cell table:style-name="ce3" table:formula="of:=CONCATENATE(TEXT(VALUE(SUBSTITUTE(MID([.$A11:.A11];24;3);&quot;.&quot;;&quot;,&quot;));&quot;000&quot;); &quot; &quot;)" office:value-type="string" office:string-value="030 ">
            <text:p>030 </text:p>
          </table:table-cell>
          <table:table-cell table:style-name="ce3" table:formula="of:=CONCATENATE(TEXT(VALUE(SUBSTITUTE(MID([.$A11:.A11];28;3);&quot;.&quot;;&quot;,&quot;));&quot;000&quot;);&quot; &quot;)" office:value-type="string" office:string-value="029 ">
            <text:p>029 </text:p>
          </table:table-cell>
          <table:table-cell table:style-name="ce3" table:formula="of:=CONCATENATE(TEXT(VALUE(SUBSTITUTE(MID([.$A11:.A11];32;3);&quot;.&quot;;&quot;,&quot;));&quot;000&quot;);&quot; &quot;)" office:value-type="string" office:string-value="036 ">
            <text:p>036 </text:p>
          </table:table-cell>
          <table:table-cell table:style-name="ce2" office:value-type="string">
            <text:p><text:span text:style-name="T5">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 </text:span><text:span text:style-name="T2">&gt;</text:span></text:p>
          </table:table-cell>
          <table:table-cell table:style-name="ce8" office:value-type="string">
            <text:p>011</text:p>
          </table:table-cell>
          <table:table-cell table:style-name="ce10" office:value-type="string">
            <text:p>&lt;/e&gt;</text:p>
          </table:table-cell>
          <table:table-cell table:style-name="ce12" table:formula="of:=CONCATENATE([.B11];[.F11];[.C11];[.E11];[.D11];[.J11];[.G11];[.I11];[.H11];[.K11];[.L11];[.M11])" office:value-type="string" office:string-value="    &lt;e gnn=&quot;017 014 010 011 036 033 029 030 &quot; et=&quot;1&quot; m=&quot;1&quot; &gt;011&lt;/e&gt;">
            <text:p><text:s text:c="4"/>&lt;e gnn="017 014 010 011 036 033 029 030 " et="1" m="1" &gt;011&lt;/e&gt;</text:p>
          </table:table-cell>
          <table:table-cell table:number-columns-repeated="1003"/>
        </table:table-row>
        <table:table-row table:style-name="ro1">
          <table:table-cell office:value-type="string">
            <text:p>12, 19, 12, 18, 14, 38, 31, 37, 33</text:p>
          </table:table-cell>
          <table:table-cell table:style-name="ce2" office:value-type="string">
            <text:p><text:span text:style-name="T2"><text:s text:c="4"/></text:span><text:span text:style-name="T2">&lt;e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3" table:formula="of:=CONCATENATE(TEXT(VALUE(SUBSTITUTE(MID([.$A12:.A12];4;3);&quot;.&quot;;&quot;,&quot;));&quot;000&quot;) ;&quot; &quot;)" office:value-type="string" office:string-value="019 ">
            <text:p>019 </text:p>
          </table:table-cell>
          <table:table-cell table:style-name="ce3" table:formula="of:=CONCATENATE(TEXT(VALUE(SUBSTITUTE(MID([.$A12:.A12];8;3);&quot;.&quot;;&quot;,&quot;));&quot;000&quot;); &quot; &quot;)" office:value-type="string" office:string-value="012 ">
            <text:p>012 </text:p>
          </table:table-cell>
          <table:table-cell table:style-name="ce3" table:formula="of:=CONCATENATE(TEXT(VALUE(SUBSTITUTE(MID([.$A12:.A12];12;3);&quot;.&quot;;&quot;,&quot;));&quot;000&quot;); &quot; &quot;)" office:value-type="string" office:string-value="018 ">
            <text:p>018 </text:p>
          </table:table-cell>
          <table:table-cell table:style-name="ce3" table:formula="of:=CONCATENATE(TEXT(VALUE(SUBSTITUTE(MID([.$A12:.A12];16;3);&quot;.&quot;;&quot;,&quot;));&quot;000&quot;); &quot; &quot;)" office:value-type="string" office:string-value="014 ">
            <text:p>014 </text:p>
          </table:table-cell>
          <table:table-cell table:style-name="ce3" table:formula="of:=CONCATENATE(TEXT(VALUE(SUBSTITUTE(MID([.$A12:.A12];20;3);&quot;.&quot;;&quot;,&quot;));&quot;000&quot;); &quot; &quot;)" office:value-type="string" office:string-value="038 ">
            <text:p>038 </text:p>
          </table:table-cell>
          <table:table-cell table:style-name="ce3" table:formula="of:=CONCATENATE(TEXT(VALUE(SUBSTITUTE(MID([.$A12:.A12];24;3);&quot;.&quot;;&quot;,&quot;));&quot;000&quot;); &quot; &quot;)" office:value-type="string" office:string-value="031 ">
            <text:p>031 </text:p>
          </table:table-cell>
          <table:table-cell table:style-name="ce3" table:formula="of:=CONCATENATE(TEXT(VALUE(SUBSTITUTE(MID([.$A12:.A12];28;3);&quot;.&quot;;&quot;,&quot;));&quot;000&quot;);&quot; &quot;)" office:value-type="string" office:string-value="037 ">
            <text:p>037 </text:p>
          </table:table-cell>
          <table:table-cell table:style-name="ce3" table:formula="of:=CONCATENATE(TEXT(VALUE(SUBSTITUTE(MID([.$A12:.A12];32;3);&quot;.&quot;;&quot;,&quot;));&quot;000&quot;);&quot; &quot;)" office:value-type="string" office:string-value="033 ">
            <text:p>033 </text:p>
          </table:table-cell>
          <table:table-cell table:style-name="ce2" office:value-type="string">
            <text:p><text:span text:style-name="T5">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 </text:span><text:span text:style-name="T2">&gt;</text:span></text:p>
          </table:table-cell>
          <table:table-cell table:style-name="ce8" office:value-type="string">
            <text:p>012</text:p>
          </table:table-cell>
          <table:table-cell table:style-name="ce10" office:value-type="string">
            <text:p>&lt;/e&gt;</text:p>
          </table:table-cell>
          <table:table-cell table:style-name="ce12" table:formula="of:=CONCATENATE([.B12];[.F12];[.C12];[.E12];[.D12];[.J12];[.G12];[.I12];[.H12];[.K12];[.L12];[.M12])" office:value-type="string" office:string-value="    &lt;e gnn=&quot;014 019 018 012 033 038 037 031 &quot; et=&quot;1&quot; m=&quot;1&quot; &gt;012&lt;/e&gt;">
            <text:p><text:s text:c="4"/>&lt;e gnn="014 019 018 012 033 038 037 031 " et="1" m="1" &gt;012&lt;/e&gt;</text:p>
          </table:table-cell>
          <table:table-cell table:number-columns-repeated="1003"/>
        </table:table-row>
        <table:table-row table:style-name="ro1">
          <table:table-cell office:value-type="string">
            <text:p>13, 25, 32, 34, 26, 44, 51, 53, 45</text:p>
          </table:table-cell>
          <table:table-cell table:style-name="ce2" office:value-type="string">
            <text:p><text:span text:style-name="T2"><text:s text:c="4"/></text:span><text:span text:style-name="T2">&lt;e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3" table:formula="of:=CONCATENATE(TEXT(VALUE(SUBSTITUTE(MID([.$A13:.A13];4;3);&quot;.&quot;;&quot;,&quot;));&quot;000&quot;) ;&quot; &quot;)" office:value-type="string" office:string-value="025 ">
            <text:p>025 </text:p>
          </table:table-cell>
          <table:table-cell table:style-name="ce3" table:formula="of:=CONCATENATE(TEXT(VALUE(SUBSTITUTE(MID([.$A13:.A13];8;3);&quot;.&quot;;&quot;,&quot;));&quot;000&quot;); &quot; &quot;)" office:value-type="string" office:string-value="032 ">
            <text:p>032 </text:p>
          </table:table-cell>
          <table:table-cell table:style-name="ce3" table:formula="of:=CONCATENATE(TEXT(VALUE(SUBSTITUTE(MID([.$A13:.A13];12;3);&quot;.&quot;;&quot;,&quot;));&quot;000&quot;); &quot; &quot;)" office:value-type="string" office:string-value="034 ">
            <text:p>034 </text:p>
          </table:table-cell>
          <table:table-cell table:style-name="ce3" table:formula="of:=CONCATENATE(TEXT(VALUE(SUBSTITUTE(MID([.$A13:.A13];16;3);&quot;.&quot;;&quot;,&quot;));&quot;000&quot;); &quot; &quot;)" office:value-type="string" office:string-value="026 ">
            <text:p>026 </text:p>
          </table:table-cell>
          <table:table-cell table:style-name="ce3" table:formula="of:=CONCATENATE(TEXT(VALUE(SUBSTITUTE(MID([.$A13:.A13];20;3);&quot;.&quot;;&quot;,&quot;));&quot;000&quot;); &quot; &quot;)" office:value-type="string" office:string-value="044 ">
            <text:p>044 </text:p>
          </table:table-cell>
          <table:table-cell table:style-name="ce3" table:formula="of:=CONCATENATE(TEXT(VALUE(SUBSTITUTE(MID([.$A13:.A13];24;3);&quot;.&quot;;&quot;,&quot;));&quot;000&quot;); &quot; &quot;)" office:value-type="string" office:string-value="051 ">
            <text:p>051 </text:p>
          </table:table-cell>
          <table:table-cell table:style-name="ce3" table:formula="of:=CONCATENATE(TEXT(VALUE(SUBSTITUTE(MID([.$A13:.A13];28;3);&quot;.&quot;;&quot;,&quot;));&quot;000&quot;);&quot; &quot;)" office:value-type="string" office:string-value="053 ">
            <text:p>053 </text:p>
          </table:table-cell>
          <table:table-cell table:style-name="ce3" table:formula="of:=CONCATENATE(TEXT(VALUE(SUBSTITUTE(MID([.$A13:.A13];32;3);&quot;.&quot;;&quot;,&quot;));&quot;000&quot;);&quot; &quot;)" office:value-type="string" office:string-value="045 ">
            <text:p>045 </text:p>
          </table:table-cell>
          <table:table-cell table:style-name="ce2" office:value-type="string">
            <text:p><text:span text:style-name="T5">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 </text:span><text:span text:style-name="T2">&gt;</text:span></text:p>
          </table:table-cell>
          <table:table-cell table:style-name="ce8" office:value-type="string">
            <text:p>013</text:p>
          </table:table-cell>
          <table:table-cell table:style-name="ce10" office:value-type="string">
            <text:p>&lt;/e&gt;</text:p>
          </table:table-cell>
          <table:table-cell table:style-name="ce12" table:formula="of:=CONCATENATE([.B13];[.F13];[.C13];[.E13];[.D13];[.J13];[.G13];[.I13];[.H13];[.K13];[.L13];[.M13])" office:value-type="string" office:string-value="    &lt;e gnn=&quot;026 025 034 032 045 044 053 051 &quot; et=&quot;1&quot; m=&quot;1&quot; &gt;013&lt;/e&gt;">
            <text:p><text:s text:c="4"/>&lt;e gnn="026 025 034 032 045 044 053 051 " et="1" m="1" &gt;013&lt;/e&gt;</text:p>
          </table:table-cell>
          <table:table-cell table:number-columns-repeated="1003"/>
        </table:table-row>
        <table:table-row table:style-name="ro1">
          <table:table-cell office:value-type="string">
            <text:p>14, 34, 36, 27, 26, 53, 55, 46, 45</text:p>
          </table:table-cell>
          <table:table-cell table:style-name="ce2" office:value-type="string">
            <text:p><text:span text:style-name="T2"><text:s text:c="4"/></text:span><text:span text:style-name="T2">&lt;e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3" table:formula="of:=CONCATENATE(TEXT(VALUE(SUBSTITUTE(MID([.$A14:.A14];4;3);&quot;.&quot;;&quot;,&quot;));&quot;000&quot;) ;&quot; &quot;)" office:value-type="string" office:string-value="034 ">
            <text:p>034 </text:p>
          </table:table-cell>
          <table:table-cell table:style-name="ce3" table:formula="of:=CONCATENATE(TEXT(VALUE(SUBSTITUTE(MID([.$A14:.A14];8;3);&quot;.&quot;;&quot;,&quot;));&quot;000&quot;); &quot; &quot;)" office:value-type="string" office:string-value="036 ">
            <text:p>036 </text:p>
          </table:table-cell>
          <table:table-cell table:style-name="ce3" table:formula="of:=CONCATENATE(TEXT(VALUE(SUBSTITUTE(MID([.$A14:.A14];12;3);&quot;.&quot;;&quot;,&quot;));&quot;000&quot;); &quot; &quot;)" office:value-type="string" office:string-value="027 ">
            <text:p>027 </text:p>
          </table:table-cell>
          <table:table-cell table:style-name="ce3" table:formula="of:=CONCATENATE(TEXT(VALUE(SUBSTITUTE(MID([.$A14:.A14];16;3);&quot;.&quot;;&quot;,&quot;));&quot;000&quot;); &quot; &quot;)" office:value-type="string" office:string-value="026 ">
            <text:p>026 </text:p>
          </table:table-cell>
          <table:table-cell table:style-name="ce3" table:formula="of:=CONCATENATE(TEXT(VALUE(SUBSTITUTE(MID([.$A14:.A14];20;3);&quot;.&quot;;&quot;,&quot;));&quot;000&quot;); &quot; &quot;)" office:value-type="string" office:string-value="053 ">
            <text:p>053 </text:p>
          </table:table-cell>
          <table:table-cell table:style-name="ce3" table:formula="of:=CONCATENATE(TEXT(VALUE(SUBSTITUTE(MID([.$A14:.A14];24;3);&quot;.&quot;;&quot;,&quot;));&quot;000&quot;); &quot; &quot;)" office:value-type="string" office:string-value="055 ">
            <text:p>055 </text:p>
          </table:table-cell>
          <table:table-cell table:style-name="ce3" table:formula="of:=CONCATENATE(TEXT(VALUE(SUBSTITUTE(MID([.$A14:.A14];28;3);&quot;.&quot;;&quot;,&quot;));&quot;000&quot;);&quot; &quot;)" office:value-type="string" office:string-value="046 ">
            <text:p>046 </text:p>
          </table:table-cell>
          <table:table-cell table:style-name="ce3" table:formula="of:=CONCATENATE(TEXT(VALUE(SUBSTITUTE(MID([.$A14:.A14];32;3);&quot;.&quot;;&quot;,&quot;));&quot;000&quot;);&quot; &quot;)" office:value-type="string" office:string-value="045 ">
            <text:p>045 </text:p>
          </table:table-cell>
          <table:table-cell table:style-name="ce2" office:value-type="string">
            <text:p><text:span text:style-name="T5">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 </text:span><text:span text:style-name="T2">&gt;</text:span></text:p>
          </table:table-cell>
          <table:table-cell table:style-name="ce8" office:value-type="string">
            <text:p>014</text:p>
          </table:table-cell>
          <table:table-cell table:style-name="ce10" office:value-type="string">
            <text:p>&lt;/e&gt;</text:p>
          </table:table-cell>
          <table:table-cell table:style-name="ce12" table:formula="of:=CONCATENATE([.B14];[.F14];[.C14];[.E14];[.D14];[.J14];[.G14];[.I14];[.H14];[.K14];[.L14];[.M14])" office:value-type="string" office:string-value="    &lt;e gnn=&quot;026 034 027 036 045 053 046 055 &quot; et=&quot;1&quot; m=&quot;1&quot; &gt;014&lt;/e&gt;">
            <text:p><text:s text:c="4"/>&lt;e gnn="026 034 027 036 045 053 046 055 " et="1" m="1" &gt;014&lt;/e&gt;</text:p>
          </table:table-cell>
          <table:table-cell table:number-columns-repeated="1003"/>
        </table:table-row>
        <table:table-row table:style-name="ro1">
          <table:table-cell office:value-type="string">
            <text:p>15, 24, 22, 32, 25, 43, 41, 51, 44</text:p>
          </table:table-cell>
          <table:table-cell table:style-name="ce2" office:value-type="string">
            <text:p><text:span text:style-name="T2"><text:s text:c="4"/></text:span><text:span text:style-name="T2">&lt;e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3" table:formula="of:=CONCATENATE(TEXT(VALUE(SUBSTITUTE(MID([.$A15:.A15];4;3);&quot;.&quot;;&quot;,&quot;));&quot;000&quot;) ;&quot; &quot;)" office:value-type="string" office:string-value="024 ">
            <text:p>024 </text:p>
          </table:table-cell>
          <table:table-cell table:style-name="ce3" table:formula="of:=CONCATENATE(TEXT(VALUE(SUBSTITUTE(MID([.$A15:.A15];8;3);&quot;.&quot;;&quot;,&quot;));&quot;000&quot;); &quot; &quot;)" office:value-type="string" office:string-value="022 ">
            <text:p>022 </text:p>
          </table:table-cell>
          <table:table-cell table:style-name="ce3" table:formula="of:=CONCATENATE(TEXT(VALUE(SUBSTITUTE(MID([.$A15:.A15];12;3);&quot;.&quot;;&quot;,&quot;));&quot;000&quot;); &quot; &quot;)" office:value-type="string" office:string-value="032 ">
            <text:p>032 </text:p>
          </table:table-cell>
          <table:table-cell table:style-name="ce3" table:formula="of:=CONCATENATE(TEXT(VALUE(SUBSTITUTE(MID([.$A15:.A15];16;3);&quot;.&quot;;&quot;,&quot;));&quot;000&quot;); &quot; &quot;)" office:value-type="string" office:string-value="025 ">
            <text:p>025 </text:p>
          </table:table-cell>
          <table:table-cell table:style-name="ce3" table:formula="of:=CONCATENATE(TEXT(VALUE(SUBSTITUTE(MID([.$A15:.A15];20;3);&quot;.&quot;;&quot;,&quot;));&quot;000&quot;); &quot; &quot;)" office:value-type="string" office:string-value="043 ">
            <text:p>043 </text:p>
          </table:table-cell>
          <table:table-cell table:style-name="ce3" table:formula="of:=CONCATENATE(TEXT(VALUE(SUBSTITUTE(MID([.$A15:.A15];24;3);&quot;.&quot;;&quot;,&quot;));&quot;000&quot;); &quot; &quot;)" office:value-type="string" office:string-value="041 ">
            <text:p>041 </text:p>
          </table:table-cell>
          <table:table-cell table:style-name="ce3" table:formula="of:=CONCATENATE(TEXT(VALUE(SUBSTITUTE(MID([.$A15:.A15];28;3);&quot;.&quot;;&quot;,&quot;));&quot;000&quot;);&quot; &quot;)" office:value-type="string" office:string-value="051 ">
            <text:p>051 </text:p>
          </table:table-cell>
          <table:table-cell table:style-name="ce3" table:formula="of:=CONCATENATE(TEXT(VALUE(SUBSTITUTE(MID([.$A15:.A15];32;3);&quot;.&quot;;&quot;,&quot;));&quot;000&quot;);&quot; &quot;)" office:value-type="string" office:string-value="044 ">
            <text:p>044 </text:p>
          </table:table-cell>
          <table:table-cell table:style-name="ce2" office:value-type="string">
            <text:p><text:span text:style-name="T5">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 </text:span><text:span text:style-name="T2">&gt;</text:span></text:p>
          </table:table-cell>
          <table:table-cell table:style-name="ce8" office:value-type="string">
            <text:p>015</text:p>
          </table:table-cell>
          <table:table-cell table:style-name="ce10" office:value-type="string">
            <text:p>&lt;/e&gt;</text:p>
          </table:table-cell>
          <table:table-cell table:style-name="ce12" table:formula="of:=CONCATENATE([.B15];[.F15];[.C15];[.E15];[.D15];[.J15];[.G15];[.I15];[.H15];[.K15];[.L15];[.M15])" office:value-type="string" office:string-value="    &lt;e gnn=&quot;025 024 032 022 044 043 051 041 &quot; et=&quot;1&quot; m=&quot;1&quot; &gt;015&lt;/e&gt;">
            <text:p><text:s text:c="4"/>&lt;e gnn="025 024 032 022 044 043 051 041 " et="1" m="1" &gt;015&lt;/e&gt;</text:p>
          </table:table-cell>
          <table:table-cell table:number-columns-repeated="1003"/>
        </table:table-row>
        <table:table-row table:style-name="ro1">
          <table:table-cell office:value-type="string">
            <text:p>16, 35, 37, 20, 23, 54, 56, 39, 42</text:p>
          </table:table-cell>
          <table:table-cell table:style-name="ce2" office:value-type="string">
            <text:p><text:span text:style-name="T2"><text:s text:c="4"/></text:span><text:span text:style-name="T2">&lt;e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3" table:formula="of:=CONCATENATE(TEXT(VALUE(SUBSTITUTE(MID([.$A16:.A16];4;3);&quot;.&quot;;&quot;,&quot;));&quot;000&quot;) ;&quot; &quot;)" office:value-type="string" office:string-value="035 ">
            <text:p>035 </text:p>
          </table:table-cell>
          <table:table-cell table:style-name="ce3" table:formula="of:=CONCATENATE(TEXT(VALUE(SUBSTITUTE(MID([.$A16:.A16];8;3);&quot;.&quot;;&quot;,&quot;));&quot;000&quot;); &quot; &quot;)" office:value-type="string" office:string-value="037 ">
            <text:p>037 </text:p>
          </table:table-cell>
          <table:table-cell table:style-name="ce3" table:formula="of:=CONCATENATE(TEXT(VALUE(SUBSTITUTE(MID([.$A16:.A16];12;3);&quot;.&quot;;&quot;,&quot;));&quot;000&quot;); &quot; &quot;)" office:value-type="string" office:string-value="020 ">
            <text:p>020 </text:p>
          </table:table-cell>
          <table:table-cell table:style-name="ce3" table:formula="of:=CONCATENATE(TEXT(VALUE(SUBSTITUTE(MID([.$A16:.A16];16;3);&quot;.&quot;;&quot;,&quot;));&quot;000&quot;); &quot; &quot;)" office:value-type="string" office:string-value="023 ">
            <text:p>023 </text:p>
          </table:table-cell>
          <table:table-cell table:style-name="ce3" table:formula="of:=CONCATENATE(TEXT(VALUE(SUBSTITUTE(MID([.$A16:.A16];20;3);&quot;.&quot;;&quot;,&quot;));&quot;000&quot;); &quot; &quot;)" office:value-type="string" office:string-value="054 ">
            <text:p>054 </text:p>
          </table:table-cell>
          <table:table-cell table:style-name="ce3" table:formula="of:=CONCATENATE(TEXT(VALUE(SUBSTITUTE(MID([.$A16:.A16];24;3);&quot;.&quot;;&quot;,&quot;));&quot;000&quot;); &quot; &quot;)" office:value-type="string" office:string-value="056 ">
            <text:p>056 </text:p>
          </table:table-cell>
          <table:table-cell table:style-name="ce3" table:formula="of:=CONCATENATE(TEXT(VALUE(SUBSTITUTE(MID([.$A16:.A16];28;3);&quot;.&quot;;&quot;,&quot;));&quot;000&quot;);&quot; &quot;)" office:value-type="string" office:string-value="039 ">
            <text:p>039 </text:p>
          </table:table-cell>
          <table:table-cell table:style-name="ce3" table:formula="of:=CONCATENATE(TEXT(VALUE(SUBSTITUTE(MID([.$A16:.A16];32;3);&quot;.&quot;;&quot;,&quot;));&quot;000&quot;);&quot; &quot;)" office:value-type="string" office:string-value="042 ">
            <text:p>042 </text:p>
          </table:table-cell>
          <table:table-cell table:style-name="ce2" office:value-type="string">
            <text:p><text:span text:style-name="T5">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 </text:span><text:span text:style-name="T2">&gt;</text:span></text:p>
          </table:table-cell>
          <table:table-cell table:style-name="ce8" office:value-type="string">
            <text:p>016</text:p>
          </table:table-cell>
          <table:table-cell table:style-name="ce10" office:value-type="string">
            <text:p>&lt;/e&gt;</text:p>
          </table:table-cell>
          <table:table-cell table:style-name="ce12" table:formula="of:=CONCATENATE([.B16];[.F16];[.C16];[.E16];[.D16];[.J16];[.G16];[.I16];[.H16];[.K16];[.L16];[.M16])" office:value-type="string" office:string-value="    &lt;e gnn=&quot;023 035 020 037 042 054 039 056 &quot; et=&quot;1&quot; m=&quot;1&quot; &gt;016&lt;/e&gt;">
            <text:p><text:s text:c="4"/>&lt;e gnn="023 035 020 037 042 054 039 056 " et="1" m="1" &gt;016&lt;/e&gt;</text:p>
          </table:table-cell>
          <table:table-cell table:number-columns-repeated="1003"/>
        </table:table-row>
        <table:table-row table:style-name="ro1">
          <table:table-cell office:value-type="string">
            <text:p>17, 28, 27, 36, 29, 47, 46, 55, 48</text:p>
          </table:table-cell>
          <table:table-cell table:style-name="ce2" office:value-type="string">
            <text:p><text:span text:style-name="T2"><text:s text:c="4"/></text:span><text:span text:style-name="T2">&lt;e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3" table:formula="of:=CONCATENATE(TEXT(VALUE(SUBSTITUTE(MID([.$A17:.A17];4;3);&quot;.&quot;;&quot;,&quot;));&quot;000&quot;) ;&quot; &quot;)" office:value-type="string" office:string-value="028 ">
            <text:p>028 </text:p>
          </table:table-cell>
          <table:table-cell table:style-name="ce3" table:formula="of:=CONCATENATE(TEXT(VALUE(SUBSTITUTE(MID([.$A17:.A17];8;3);&quot;.&quot;;&quot;,&quot;));&quot;000&quot;); &quot; &quot;)" office:value-type="string" office:string-value="027 ">
            <text:p>027 </text:p>
          </table:table-cell>
          <table:table-cell table:style-name="ce3" table:formula="of:=CONCATENATE(TEXT(VALUE(SUBSTITUTE(MID([.$A17:.A17];12;3);&quot;.&quot;;&quot;,&quot;));&quot;000&quot;); &quot; &quot;)" office:value-type="string" office:string-value="036 ">
            <text:p>036 </text:p>
          </table:table-cell>
          <table:table-cell table:style-name="ce3" table:formula="of:=CONCATENATE(TEXT(VALUE(SUBSTITUTE(MID([.$A17:.A17];16;3);&quot;.&quot;;&quot;,&quot;));&quot;000&quot;); &quot; &quot;)" office:value-type="string" office:string-value="029 ">
            <text:p>029 </text:p>
          </table:table-cell>
          <table:table-cell table:style-name="ce3" table:formula="of:=CONCATENATE(TEXT(VALUE(SUBSTITUTE(MID([.$A17:.A17];20;3);&quot;.&quot;;&quot;,&quot;));&quot;000&quot;); &quot; &quot;)" office:value-type="string" office:string-value="047 ">
            <text:p>047 </text:p>
          </table:table-cell>
          <table:table-cell table:style-name="ce3" table:formula="of:=CONCATENATE(TEXT(VALUE(SUBSTITUTE(MID([.$A17:.A17];24;3);&quot;.&quot;;&quot;,&quot;));&quot;000&quot;); &quot; &quot;)" office:value-type="string" office:string-value="046 ">
            <text:p>046 </text:p>
          </table:table-cell>
          <table:table-cell table:style-name="ce3" table:formula="of:=CONCATENATE(TEXT(VALUE(SUBSTITUTE(MID([.$A17:.A17];28;3);&quot;.&quot;;&quot;,&quot;));&quot;000&quot;);&quot; &quot;)" office:value-type="string" office:string-value="055 ">
            <text:p>055 </text:p>
          </table:table-cell>
          <table:table-cell table:style-name="ce3" table:formula="of:=CONCATENATE(TEXT(VALUE(SUBSTITUTE(MID([.$A17:.A17];32;3);&quot;.&quot;;&quot;,&quot;));&quot;000&quot;);&quot; &quot;)" office:value-type="string" office:string-value="048 ">
            <text:p>048 </text:p>
          </table:table-cell>
          <table:table-cell table:style-name="ce2" office:value-type="string">
            <text:p><text:span text:style-name="T5">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 </text:span><text:span text:style-name="T2">&gt;</text:span></text:p>
          </table:table-cell>
          <table:table-cell table:style-name="ce8" office:value-type="string">
            <text:p>017</text:p>
          </table:table-cell>
          <table:table-cell table:style-name="ce10" office:value-type="string">
            <text:p>&lt;/e&gt;</text:p>
          </table:table-cell>
          <table:table-cell table:style-name="ce12" table:formula="of:=CONCATENATE([.B17];[.F17];[.C17];[.E17];[.D17];[.J17];[.G17];[.I17];[.H17];[.K17];[.L17];[.M17])" office:value-type="string" office:string-value="    &lt;e gnn=&quot;029 028 036 027 048 047 055 046 &quot; et=&quot;1&quot; m=&quot;1&quot; &gt;017&lt;/e&gt;">
            <text:p><text:s text:c="4"/>&lt;e gnn="029 028 036 027 048 047 055 046 " et="1" m="1" &gt;017&lt;/e&gt;</text:p>
          </table:table-cell>
          <table:table-cell table:number-columns-repeated="1003"/>
        </table:table-row>
        <table:table-row table:style-name="ro1">
          <table:table-cell office:value-type="string">
            <text:p>18, 21, 20, 37, 31, 40, 39, 56, 50</text:p>
          </table:table-cell>
          <table:table-cell table:style-name="ce2" office:value-type="string">
            <text:p><text:span text:style-name="T2"><text:s text:c="4"/></text:span><text:span text:style-name="T2">&lt;e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3" table:formula="of:=CONCATENATE(TEXT(VALUE(SUBSTITUTE(MID([.$A18:.A18];4;3);&quot;.&quot;;&quot;,&quot;));&quot;000&quot;) ;&quot; &quot;)" office:value-type="string" office:string-value="021 ">
            <text:p>021 </text:p>
          </table:table-cell>
          <table:table-cell table:style-name="ce3" table:formula="of:=CONCATENATE(TEXT(VALUE(SUBSTITUTE(MID([.$A18:.A18];8;3);&quot;.&quot;;&quot;,&quot;));&quot;000&quot;); &quot; &quot;)" office:value-type="string" office:string-value="020 ">
            <text:p>020 </text:p>
          </table:table-cell>
          <table:table-cell table:style-name="ce3" table:formula="of:=CONCATENATE(TEXT(VALUE(SUBSTITUTE(MID([.$A18:.A18];12;3);&quot;.&quot;;&quot;,&quot;));&quot;000&quot;); &quot; &quot;)" office:value-type="string" office:string-value="037 ">
            <text:p>037 </text:p>
          </table:table-cell>
          <table:table-cell table:style-name="ce3" table:formula="of:=CONCATENATE(TEXT(VALUE(SUBSTITUTE(MID([.$A18:.A18];16;3);&quot;.&quot;;&quot;,&quot;));&quot;000&quot;); &quot; &quot;)" office:value-type="string" office:string-value="031 ">
            <text:p>031 </text:p>
          </table:table-cell>
          <table:table-cell table:style-name="ce3" table:formula="of:=CONCATENATE(TEXT(VALUE(SUBSTITUTE(MID([.$A18:.A18];20;3);&quot;.&quot;;&quot;,&quot;));&quot;000&quot;); &quot; &quot;)" office:value-type="string" office:string-value="040 ">
            <text:p>040 </text:p>
          </table:table-cell>
          <table:table-cell table:style-name="ce3" table:formula="of:=CONCATENATE(TEXT(VALUE(SUBSTITUTE(MID([.$A18:.A18];24;3);&quot;.&quot;;&quot;,&quot;));&quot;000&quot;); &quot; &quot;)" office:value-type="string" office:string-value="039 ">
            <text:p>039 </text:p>
          </table:table-cell>
          <table:table-cell table:style-name="ce3" table:formula="of:=CONCATENATE(TEXT(VALUE(SUBSTITUTE(MID([.$A18:.A18];28;3);&quot;.&quot;;&quot;,&quot;));&quot;000&quot;);&quot; &quot;)" office:value-type="string" office:string-value="056 ">
            <text:p>056 </text:p>
          </table:table-cell>
          <table:table-cell table:style-name="ce3" table:formula="of:=CONCATENATE(TEXT(VALUE(SUBSTITUTE(MID([.$A18:.A18];32;3);&quot;.&quot;;&quot;,&quot;));&quot;000&quot;);&quot; &quot;)" office:value-type="string" office:string-value="050 ">
            <text:p>050 </text:p>
          </table:table-cell>
          <table:table-cell table:style-name="ce2" office:value-type="string">
            <text:p><text:span text:style-name="T5">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 </text:span><text:span text:style-name="T2">&gt;</text:span></text:p>
          </table:table-cell>
          <table:table-cell table:style-name="ce8" office:value-type="string">
            <text:p>018</text:p>
          </table:table-cell>
          <table:table-cell table:style-name="ce10" office:value-type="string">
            <text:p>&lt;/e&gt;</text:p>
          </table:table-cell>
          <table:table-cell table:style-name="ce12" table:formula="of:=CONCATENATE([.B18];[.F18];[.C18];[.E18];[.D18];[.J18];[.G18];[.I18];[.H18];[.K18];[.L18];[.M18])" office:value-type="string" office:string-value="    &lt;e gnn=&quot;031 021 037 020 050 040 056 039 &quot; et=&quot;1&quot; m=&quot;1&quot; &gt;018&lt;/e&gt;">
            <text:p><text:s text:c="4"/>&lt;e gnn="031 021 037 020 050 040 056 039 " et="1" m="1" &gt;018&lt;/e&gt;</text:p>
          </table:table-cell>
          <table:table-cell table:number-columns-repeated="1003"/>
        </table:table-row>
        <table:table-row table:style-name="ro1">
          <table:table-cell office:value-type="string">
            <text:p>19, 32, 22, 21, 31, 51, 41, 40, 50</text:p>
          </table:table-cell>
          <table:table-cell table:style-name="ce2" office:value-type="string">
            <text:p><text:span text:style-name="T2"><text:s text:c="4"/></text:span><text:span text:style-name="T2">&lt;e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3" table:formula="of:=CONCATENATE(TEXT(VALUE(SUBSTITUTE(MID([.$A19:.A19];4;3);&quot;.&quot;;&quot;,&quot;));&quot;000&quot;) ;&quot; &quot;)" office:value-type="string" office:string-value="032 ">
            <text:p>032 </text:p>
          </table:table-cell>
          <table:table-cell table:style-name="ce3" table:formula="of:=CONCATENATE(TEXT(VALUE(SUBSTITUTE(MID([.$A19:.A19];8;3);&quot;.&quot;;&quot;,&quot;));&quot;000&quot;); &quot; &quot;)" office:value-type="string" office:string-value="022 ">
            <text:p>022 </text:p>
          </table:table-cell>
          <table:table-cell table:style-name="ce3" table:formula="of:=CONCATENATE(TEXT(VALUE(SUBSTITUTE(MID([.$A19:.A19];12;3);&quot;.&quot;;&quot;,&quot;));&quot;000&quot;); &quot; &quot;)" office:value-type="string" office:string-value="021 ">
            <text:p>021 </text:p>
          </table:table-cell>
          <table:table-cell table:style-name="ce3" table:formula="of:=CONCATENATE(TEXT(VALUE(SUBSTITUTE(MID([.$A19:.A19];16;3);&quot;.&quot;;&quot;,&quot;));&quot;000&quot;); &quot; &quot;)" office:value-type="string" office:string-value="031 ">
            <text:p>031 </text:p>
          </table:table-cell>
          <table:table-cell table:style-name="ce3" table:formula="of:=CONCATENATE(TEXT(VALUE(SUBSTITUTE(MID([.$A19:.A19];20;3);&quot;.&quot;;&quot;,&quot;));&quot;000&quot;); &quot; &quot;)" office:value-type="string" office:string-value="051 ">
            <text:p>051 </text:p>
          </table:table-cell>
          <table:table-cell table:style-name="ce3" table:formula="of:=CONCATENATE(TEXT(VALUE(SUBSTITUTE(MID([.$A19:.A19];24;3);&quot;.&quot;;&quot;,&quot;));&quot;000&quot;); &quot; &quot;)" office:value-type="string" office:string-value="041 ">
            <text:p>041 </text:p>
          </table:table-cell>
          <table:table-cell table:style-name="ce3" table:formula="of:=CONCATENATE(TEXT(VALUE(SUBSTITUTE(MID([.$A19:.A19];28;3);&quot;.&quot;;&quot;,&quot;));&quot;000&quot;);&quot; &quot;)" office:value-type="string" office:string-value="040 ">
            <text:p>040 </text:p>
          </table:table-cell>
          <table:table-cell table:style-name="ce3" table:formula="of:=CONCATENATE(TEXT(VALUE(SUBSTITUTE(MID([.$A19:.A19];32;3);&quot;.&quot;;&quot;,&quot;));&quot;000&quot;);&quot; &quot;)" office:value-type="string" office:string-value="050 ">
            <text:p>050 </text:p>
          </table:table-cell>
          <table:table-cell table:style-name="ce2" office:value-type="string">
            <text:p><text:span text:style-name="T5">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 </text:span><text:span text:style-name="T2">&gt;</text:span></text:p>
          </table:table-cell>
          <table:table-cell table:style-name="ce8" office:value-type="string">
            <text:p>019</text:p>
          </table:table-cell>
          <table:table-cell table:style-name="ce10" office:value-type="string">
            <text:p>&lt;/e&gt;</text:p>
          </table:table-cell>
          <table:table-cell table:style-name="ce12" table:formula="of:=CONCATENATE([.B19];[.F19];[.C19];[.E19];[.D19];[.J19];[.G19];[.I19];[.H19];[.K19];[.L19];[.M19])" office:value-type="string" office:string-value="    &lt;e gnn=&quot;031 032 021 022 050 051 040 041 &quot; et=&quot;1&quot; m=&quot;1&quot; &gt;019&lt;/e&gt;">
            <text:p><text:s text:c="4"/>&lt;e gnn="031 032 021 022 050 051 040 041 " et="1" m="1" &gt;019&lt;/e&gt;</text:p>
          </table:table-cell>
          <table:table-cell table:number-columns-repeated="1003"/>
        </table:table-row>
        <table:table-row table:style-name="ro1">
          <table:table-cell office:value-type="string">
            <text:p>20, 35, 30, 33, 37, 54, 49, 52, 56</text:p>
          </table:table-cell>
          <table:table-cell table:style-name="ce2" office:value-type="string">
            <text:p><text:span text:style-name="T2"><text:s text:c="4"/></text:span><text:span text:style-name="T2">&lt;e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3" table:formula="of:=CONCATENATE(TEXT(VALUE(SUBSTITUTE(MID([.$A20:.A20];4;3);&quot;.&quot;;&quot;,&quot;));&quot;000&quot;) ;&quot; &quot;)" office:value-type="string" office:string-value="035 ">
            <text:p>035 </text:p>
          </table:table-cell>
          <table:table-cell table:style-name="ce3" table:formula="of:=CONCATENATE(TEXT(VALUE(SUBSTITUTE(MID([.$A20:.A20];8;3);&quot;.&quot;;&quot;,&quot;));&quot;000&quot;); &quot; &quot;)" office:value-type="string" office:string-value="030 ">
            <text:p>030 </text:p>
          </table:table-cell>
          <table:table-cell table:style-name="ce3" table:formula="of:=CONCATENATE(TEXT(VALUE(SUBSTITUTE(MID([.$A20:.A20];12;3);&quot;.&quot;;&quot;,&quot;));&quot;000&quot;); &quot; &quot;)" office:value-type="string" office:string-value="033 ">
            <text:p>033 </text:p>
          </table:table-cell>
          <table:table-cell table:style-name="ce3" table:formula="of:=CONCATENATE(TEXT(VALUE(SUBSTITUTE(MID([.$A20:.A20];16;3);&quot;.&quot;;&quot;,&quot;));&quot;000&quot;); &quot; &quot;)" office:value-type="string" office:string-value="037 ">
            <text:p>037 </text:p>
          </table:table-cell>
          <table:table-cell table:style-name="ce3" table:formula="of:=CONCATENATE(TEXT(VALUE(SUBSTITUTE(MID([.$A20:.A20];20;3);&quot;.&quot;;&quot;,&quot;));&quot;000&quot;); &quot; &quot;)" office:value-type="string" office:string-value="054 ">
            <text:p>054 </text:p>
          </table:table-cell>
          <table:table-cell table:style-name="ce3" table:formula="of:=CONCATENATE(TEXT(VALUE(SUBSTITUTE(MID([.$A20:.A20];24;3);&quot;.&quot;;&quot;,&quot;));&quot;000&quot;); &quot; &quot;)" office:value-type="string" office:string-value="049 ">
            <text:p>049 </text:p>
          </table:table-cell>
          <table:table-cell table:style-name="ce3" table:formula="of:=CONCATENATE(TEXT(VALUE(SUBSTITUTE(MID([.$A20:.A20];28;3);&quot;.&quot;;&quot;,&quot;));&quot;000&quot;);&quot; &quot;)" office:value-type="string" office:string-value="052 ">
            <text:p>052 </text:p>
          </table:table-cell>
          <table:table-cell table:style-name="ce3" table:formula="of:=CONCATENATE(TEXT(VALUE(SUBSTITUTE(MID([.$A20:.A20];32;3);&quot;.&quot;;&quot;,&quot;));&quot;000&quot;);&quot; &quot;)" office:value-type="string" office:string-value="056 ">
            <text:p>056 </text:p>
          </table:table-cell>
          <table:table-cell table:style-name="ce2" office:value-type="string">
            <text:p><text:span text:style-name="T5">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 </text:span><text:span text:style-name="T2">&gt;</text:span></text:p>
          </table:table-cell>
          <table:table-cell table:style-name="ce8" office:value-type="string">
            <text:p>020</text:p>
          </table:table-cell>
          <table:table-cell table:style-name="ce10" office:value-type="string">
            <text:p>&lt;/e&gt;</text:p>
          </table:table-cell>
          <table:table-cell table:style-name="ce12" table:formula="of:=CONCATENATE([.B20];[.F20];[.C20];[.E20];[.D20];[.J20];[.G20];[.I20];[.H20];[.K20];[.L20];[.M20])" office:value-type="string" office:string-value="    &lt;e gnn=&quot;037 035 033 030 056 054 052 049 &quot; et=&quot;1&quot; m=&quot;1&quot; &gt;020&lt;/e&gt;">
            <text:p><text:s text:c="4"/>&lt;e gnn="037 035 033 030 056 054 052 049 " et="1" m="1" &gt;020&lt;/e&gt;</text:p>
          </table:table-cell>
          <table:table-cell table:number-columns-repeated="1003"/>
        </table:table-row>
        <table:table-row table:style-name="ro1">
          <table:table-cell office:value-type="string">
            <text:p>21, 31, 38, 34, 32, 50, 57, 53, 51</text:p>
          </table:table-cell>
          <table:table-cell table:style-name="ce2" office:value-type="string">
            <text:p><text:span text:style-name="T2"><text:s text:c="4"/></text:span><text:span text:style-name="T2">&lt;e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3" table:formula="of:=CONCATENATE(TEXT(VALUE(SUBSTITUTE(MID([.$A21:.A21];4;3);&quot;.&quot;;&quot;,&quot;));&quot;000&quot;) ;&quot; &quot;)" office:value-type="string" office:string-value="031 ">
            <text:p>031 </text:p>
          </table:table-cell>
          <table:table-cell table:style-name="ce3" table:formula="of:=CONCATENATE(TEXT(VALUE(SUBSTITUTE(MID([.$A21:.A21];8;3);&quot;.&quot;;&quot;,&quot;));&quot;000&quot;); &quot; &quot;)" office:value-type="string" office:string-value="038 ">
            <text:p>038 </text:p>
          </table:table-cell>
          <table:table-cell table:style-name="ce3" table:formula="of:=CONCATENATE(TEXT(VALUE(SUBSTITUTE(MID([.$A21:.A21];12;3);&quot;.&quot;;&quot;,&quot;));&quot;000&quot;); &quot; &quot;)" office:value-type="string" office:string-value="034 ">
            <text:p>034 </text:p>
          </table:table-cell>
          <table:table-cell table:style-name="ce3" table:formula="of:=CONCATENATE(TEXT(VALUE(SUBSTITUTE(MID([.$A21:.A21];16;3);&quot;.&quot;;&quot;,&quot;));&quot;000&quot;); &quot; &quot;)" office:value-type="string" office:string-value="032 ">
            <text:p>032 </text:p>
          </table:table-cell>
          <table:table-cell table:style-name="ce3" table:formula="of:=CONCATENATE(TEXT(VALUE(SUBSTITUTE(MID([.$A21:.A21];20;3);&quot;.&quot;;&quot;,&quot;));&quot;000&quot;); &quot; &quot;)" office:value-type="string" office:string-value="050 ">
            <text:p>050 </text:p>
          </table:table-cell>
          <table:table-cell table:style-name="ce3" table:formula="of:=CONCATENATE(TEXT(VALUE(SUBSTITUTE(MID([.$A21:.A21];24;3);&quot;.&quot;;&quot;,&quot;));&quot;000&quot;); &quot; &quot;)" office:value-type="string" office:string-value="057 ">
            <text:p>057 </text:p>
          </table:table-cell>
          <table:table-cell table:style-name="ce3" table:formula="of:=CONCATENATE(TEXT(VALUE(SUBSTITUTE(MID([.$A21:.A21];28;3);&quot;.&quot;;&quot;,&quot;));&quot;000&quot;);&quot; &quot;)" office:value-type="string" office:string-value="053 ">
            <text:p>053 </text:p>
          </table:table-cell>
          <table:table-cell table:style-name="ce3" table:formula="of:=CONCATENATE(TEXT(VALUE(SUBSTITUTE(MID([.$A21:.A21];32;3);&quot;.&quot;;&quot;,&quot;));&quot;000&quot;);&quot; &quot;)" office:value-type="string" office:string-value="051 ">
            <text:p>051 </text:p>
          </table:table-cell>
          <table:table-cell table:style-name="ce2" office:value-type="string">
            <text:p><text:span text:style-name="T5">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 </text:span><text:span text:style-name="T2">&gt;</text:span></text:p>
          </table:table-cell>
          <table:table-cell table:style-name="ce8" office:value-type="string">
            <text:p>021</text:p>
          </table:table-cell>
          <table:table-cell table:style-name="ce10" office:value-type="string">
            <text:p>&lt;/e&gt;</text:p>
          </table:table-cell>
          <table:table-cell table:style-name="ce12" table:formula="of:=CONCATENATE([.B21];[.F21];[.C21];[.E21];[.D21];[.J21];[.G21];[.I21];[.H21];[.K21];[.L21];[.M21])" office:value-type="string" office:string-value="    &lt;e gnn=&quot;032 031 034 038 051 050 053 057 &quot; et=&quot;1&quot; m=&quot;1&quot; &gt;021&lt;/e&gt;">
            <text:p><text:s text:c="4"/>&lt;e gnn="032 031 034 038 051 050 053 057 " et="1" m="1" &gt;021&lt;/e&gt;</text:p>
          </table:table-cell>
          <table:table-cell table:number-columns-repeated="1003"/>
        </table:table-row>
        <table:table-row table:style-name="ro1">
          <table:table-cell office:value-type="string">
            <text:p>22, 36, 34, 38, 33, 55, 53, 57, 52</text:p>
          </table:table-cell>
          <table:table-cell table:style-name="ce2" office:value-type="string">
            <text:p><text:span text:style-name="T2"><text:s text:c="4"/></text:span><text:span text:style-name="T2">&lt;e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3" table:formula="of:=CONCATENATE(TEXT(VALUE(SUBSTITUTE(MID([.$A22:.A22];4;3);&quot;.&quot;;&quot;,&quot;));&quot;000&quot;) ;&quot; &quot;)" office:value-type="string" office:string-value="036 ">
            <text:p>036 </text:p>
          </table:table-cell>
          <table:table-cell table:style-name="ce3" table:formula="of:=CONCATENATE(TEXT(VALUE(SUBSTITUTE(MID([.$A22:.A22];8;3);&quot;.&quot;;&quot;,&quot;));&quot;000&quot;); &quot; &quot;)" office:value-type="string" office:string-value="034 ">
            <text:p>034 </text:p>
          </table:table-cell>
          <table:table-cell table:style-name="ce3" table:formula="of:=CONCATENATE(TEXT(VALUE(SUBSTITUTE(MID([.$A22:.A22];12;3);&quot;.&quot;;&quot;,&quot;));&quot;000&quot;); &quot; &quot;)" office:value-type="string" office:string-value="038 ">
            <text:p>038 </text:p>
          </table:table-cell>
          <table:table-cell table:style-name="ce3" table:formula="of:=CONCATENATE(TEXT(VALUE(SUBSTITUTE(MID([.$A22:.A22];16;3);&quot;.&quot;;&quot;,&quot;));&quot;000&quot;); &quot; &quot;)" office:value-type="string" office:string-value="033 ">
            <text:p>033 </text:p>
          </table:table-cell>
          <table:table-cell table:style-name="ce3" table:formula="of:=CONCATENATE(TEXT(VALUE(SUBSTITUTE(MID([.$A22:.A22];20;3);&quot;.&quot;;&quot;,&quot;));&quot;000&quot;); &quot; &quot;)" office:value-type="string" office:string-value="055 ">
            <text:p>055 </text:p>
          </table:table-cell>
          <table:table-cell table:style-name="ce3" table:formula="of:=CONCATENATE(TEXT(VALUE(SUBSTITUTE(MID([.$A22:.A22];24;3);&quot;.&quot;;&quot;,&quot;));&quot;000&quot;); &quot; &quot;)" office:value-type="string" office:string-value="053 ">
            <text:p>053 </text:p>
          </table:table-cell>
          <table:table-cell table:style-name="ce3" table:formula="of:=CONCATENATE(TEXT(VALUE(SUBSTITUTE(MID([.$A22:.A22];28;3);&quot;.&quot;;&quot;,&quot;));&quot;000&quot;);&quot; &quot;)" office:value-type="string" office:string-value="057 ">
            <text:p>057 </text:p>
          </table:table-cell>
          <table:table-cell table:style-name="ce3" table:formula="of:=CONCATENATE(TEXT(VALUE(SUBSTITUTE(MID([.$A22:.A22];32;3);&quot;.&quot;;&quot;,&quot;));&quot;000&quot;);&quot; &quot;)" office:value-type="string" office:string-value="052 ">
            <text:p>052 </text:p>
          </table:table-cell>
          <table:table-cell table:style-name="ce2" office:value-type="string">
            <text:p><text:span text:style-name="T5">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 </text:span><text:span text:style-name="T2">&gt;</text:span></text:p>
          </table:table-cell>
          <table:table-cell table:style-name="ce8" office:value-type="string">
            <text:p>022</text:p>
          </table:table-cell>
          <table:table-cell table:style-name="ce10" office:value-type="string">
            <text:p>&lt;/e&gt;</text:p>
          </table:table-cell>
          <table:table-cell table:style-name="ce12" table:formula="of:=CONCATENATE([.B22];[.F22];[.C22];[.E22];[.D22];[.J22];[.G22];[.I22];[.H22];[.K22];[.L22];[.M22])" office:value-type="string" office:string-value="    &lt;e gnn=&quot;033 036 038 034 052 055 057 053 &quot; et=&quot;1&quot; m=&quot;1&quot; &gt;022&lt;/e&gt;">
            <text:p><text:s text:c="4"/>&lt;e gnn="033 036 038 034 052 055 057 053 " et="1" m="1" &gt;022&lt;/e&gt;</text:p>
          </table:table-cell>
          <table:table-cell table:number-columns-repeated="1003"/>
        </table:table-row>
        <table:table-row table:style-name="ro1">
          <table:table-cell office:value-type="string">
            <text:p>23, 33, 30, 29, 36, 52, 49, 48, 55</text:p>
          </table:table-cell>
          <table:table-cell table:style-name="ce2" office:value-type="string">
            <text:p><text:span text:style-name="T2"><text:s text:c="4"/></text:span><text:span text:style-name="T2">&lt;e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3" table:formula="of:=CONCATENATE(TEXT(VALUE(SUBSTITUTE(MID([.$A23:.A23];4;3);&quot;.&quot;;&quot;,&quot;));&quot;000&quot;) ;&quot; &quot;)" office:value-type="string" office:string-value="033 ">
            <text:p>033 </text:p>
          </table:table-cell>
          <table:table-cell table:style-name="ce3" table:formula="of:=CONCATENATE(TEXT(VALUE(SUBSTITUTE(MID([.$A23:.A23];8;3);&quot;.&quot;;&quot;,&quot;));&quot;000&quot;); &quot; &quot;)" office:value-type="string" office:string-value="030 ">
            <text:p>030 </text:p>
          </table:table-cell>
          <table:table-cell table:style-name="ce3" table:formula="of:=CONCATENATE(TEXT(VALUE(SUBSTITUTE(MID([.$A23:.A23];12;3);&quot;.&quot;;&quot;,&quot;));&quot;000&quot;); &quot; &quot;)" office:value-type="string" office:string-value="029 ">
            <text:p>029 </text:p>
          </table:table-cell>
          <table:table-cell table:style-name="ce3" table:formula="of:=CONCATENATE(TEXT(VALUE(SUBSTITUTE(MID([.$A23:.A23];16;3);&quot;.&quot;;&quot;,&quot;));&quot;000&quot;); &quot; &quot;)" office:value-type="string" office:string-value="036 ">
            <text:p>036 </text:p>
          </table:table-cell>
          <table:table-cell table:style-name="ce3" table:formula="of:=CONCATENATE(TEXT(VALUE(SUBSTITUTE(MID([.$A23:.A23];20;3);&quot;.&quot;;&quot;,&quot;));&quot;000&quot;); &quot; &quot;)" office:value-type="string" office:string-value="052 ">
            <text:p>052 </text:p>
          </table:table-cell>
          <table:table-cell table:style-name="ce3" table:formula="of:=CONCATENATE(TEXT(VALUE(SUBSTITUTE(MID([.$A23:.A23];24;3);&quot;.&quot;;&quot;,&quot;));&quot;000&quot;); &quot; &quot;)" office:value-type="string" office:string-value="049 ">
            <text:p>049 </text:p>
          </table:table-cell>
          <table:table-cell table:style-name="ce3" table:formula="of:=CONCATENATE(TEXT(VALUE(SUBSTITUTE(MID([.$A23:.A23];28;3);&quot;.&quot;;&quot;,&quot;));&quot;000&quot;);&quot; &quot;)" office:value-type="string" office:string-value="048 ">
            <text:p>048 </text:p>
          </table:table-cell>
          <table:table-cell table:style-name="ce3" table:formula="of:=CONCATENATE(TEXT(VALUE(SUBSTITUTE(MID([.$A23:.A23];32;3);&quot;.&quot;;&quot;,&quot;));&quot;000&quot;);&quot; &quot;)" office:value-type="string" office:string-value="055 ">
            <text:p>055 </text:p>
          </table:table-cell>
          <table:table-cell table:style-name="ce2" office:value-type="string">
            <text:p><text:span text:style-name="T5">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 </text:span><text:span text:style-name="T2">&gt;</text:span></text:p>
          </table:table-cell>
          <table:table-cell table:style-name="ce8" office:value-type="string">
            <text:p>023</text:p>
          </table:table-cell>
          <table:table-cell table:style-name="ce10" office:value-type="string">
            <text:p>&lt;/e&gt;</text:p>
          </table:table-cell>
          <table:table-cell table:style-name="ce12" table:formula="of:=CONCATENATE([.B23];[.F23];[.C23];[.E23];[.D23];[.J23];[.G23];[.I23];[.H23];[.K23];[.L23];[.M23])" office:value-type="string" office:string-value="    &lt;e gnn=&quot;036 033 029 030 055 052 048 049 &quot; et=&quot;1&quot; m=&quot;1&quot; &gt;023&lt;/e&gt;">
            <text:p><text:s text:c="4"/>&lt;e gnn="036 033 029 030 055 052 048 049 " et="1" m="1" &gt;023&lt;/e&gt;</text:p>
          </table:table-cell>
          <table:table-cell table:number-columns-repeated="1003"/>
        </table:table-row>
        <table:table-row table:style-name="ro1">
          <table:table-cell office:value-type="string">
            <text:p>24, 38, 31, 37, 33, 57, 50, 56, 52</text:p>
          </table:table-cell>
          <table:table-cell table:style-name="ce2" office:value-type="string">
            <text:p><text:span text:style-name="T2"><text:s text:c="4"/></text:span><text:span text:style-name="T2">&lt;e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3" table:formula="of:=CONCATENATE(TEXT(VALUE(SUBSTITUTE(MID([.$A24:.A24];4;3);&quot;.&quot;;&quot;,&quot;));&quot;000&quot;) ;&quot; &quot;)" office:value-type="string" office:string-value="038 ">
            <text:p>038 </text:p>
          </table:table-cell>
          <table:table-cell table:style-name="ce3" table:formula="of:=CONCATENATE(TEXT(VALUE(SUBSTITUTE(MID([.$A24:.A24];8;3);&quot;.&quot;;&quot;,&quot;));&quot;000&quot;); &quot; &quot;)" office:value-type="string" office:string-value="031 ">
            <text:p>031 </text:p>
          </table:table-cell>
          <table:table-cell table:style-name="ce3" table:formula="of:=CONCATENATE(TEXT(VALUE(SUBSTITUTE(MID([.$A24:.A24];12;3);&quot;.&quot;;&quot;,&quot;));&quot;000&quot;); &quot; &quot;)" office:value-type="string" office:string-value="037 ">
            <text:p>037 </text:p>
          </table:table-cell>
          <table:table-cell table:style-name="ce3" table:formula="of:=CONCATENATE(TEXT(VALUE(SUBSTITUTE(MID([.$A24:.A24];16;3);&quot;.&quot;;&quot;,&quot;));&quot;000&quot;); &quot; &quot;)" office:value-type="string" office:string-value="033 ">
            <text:p>033 </text:p>
          </table:table-cell>
          <table:table-cell table:style-name="ce3" table:formula="of:=CONCATENATE(TEXT(VALUE(SUBSTITUTE(MID([.$A24:.A24];20;3);&quot;.&quot;;&quot;,&quot;));&quot;000&quot;); &quot; &quot;)" office:value-type="string" office:string-value="057 ">
            <text:p>057 </text:p>
          </table:table-cell>
          <table:table-cell table:style-name="ce3" table:formula="of:=CONCATENATE(TEXT(VALUE(SUBSTITUTE(MID([.$A24:.A24];24;3);&quot;.&quot;;&quot;,&quot;));&quot;000&quot;); &quot; &quot;)" office:value-type="string" office:string-value="050 ">
            <text:p>050 </text:p>
          </table:table-cell>
          <table:table-cell table:style-name="ce3" table:formula="of:=CONCATENATE(TEXT(VALUE(SUBSTITUTE(MID([.$A24:.A24];28;3);&quot;.&quot;;&quot;,&quot;));&quot;000&quot;);&quot; &quot;)" office:value-type="string" office:string-value="056 ">
            <text:p>056 </text:p>
          </table:table-cell>
          <table:table-cell table:style-name="ce3" table:formula="of:=CONCATENATE(TEXT(VALUE(SUBSTITUTE(MID([.$A24:.A24];32;3);&quot;.&quot;;&quot;,&quot;));&quot;000&quot;);&quot; &quot;)" office:value-type="string" office:string-value="052 ">
            <text:p>052 </text:p>
          </table:table-cell>
          <table:table-cell table:style-name="ce2" office:value-type="string">
            <text:p><text:span text:style-name="T5">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 </text:span><text:span text:style-name="T2">&gt;</text:span></text:p>
          </table:table-cell>
          <table:table-cell table:style-name="ce8" office:value-type="string">
            <text:p>024</text:p>
          </table:table-cell>
          <table:table-cell table:style-name="ce10" office:value-type="string">
            <text:p>&lt;/e&gt;</text:p>
          </table:table-cell>
          <table:table-cell table:style-name="ce12" table:formula="of:=CONCATENATE([.B24];[.F24];[.C24];[.E24];[.D24];[.J24];[.G24];[.I24];[.H24];[.K24];[.L24];[.M24])" office:value-type="string" office:string-value="    &lt;e gnn=&quot;033 038 037 031 052 057 056 050 &quot; et=&quot;1&quot; m=&quot;1&quot; &gt;024&lt;/e&gt;">
            <text:p><text:s text:c="4"/>&lt;e gnn="033 038 037 031 052 057 056 050 " et="1" m="1" &gt;024&lt;/e&gt;</text:p>
          </table:table-cell>
          <table:table-cell table:number-columns-repeated="1003"/>
        </table:table-row>
        <table:table-row table:style-name="ro1">
          <table:table-cell office:value-type="string">
            <text:p>25, 44, 51, 53, 45, 63, 70, 72, 64</text:p>
          </table:table-cell>
          <table:table-cell table:style-name="ce2" office:value-type="string">
            <text:p><text:span text:style-name="T2"><text:s text:c="4"/></text:span><text:span text:style-name="T2">&lt;e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3" table:formula="of:=CONCATENATE(TEXT(VALUE(SUBSTITUTE(MID([.$A25:.A25];4;3);&quot;.&quot;;&quot;,&quot;));&quot;000&quot;) ;&quot; &quot;)" office:value-type="string" office:string-value="044 ">
            <text:p>044 </text:p>
          </table:table-cell>
          <table:table-cell table:style-name="ce3" table:formula="of:=CONCATENATE(TEXT(VALUE(SUBSTITUTE(MID([.$A25:.A25];8;3);&quot;.&quot;;&quot;,&quot;));&quot;000&quot;); &quot; &quot;)" office:value-type="string" office:string-value="051 ">
            <text:p>051 </text:p>
          </table:table-cell>
          <table:table-cell table:style-name="ce3" table:formula="of:=CONCATENATE(TEXT(VALUE(SUBSTITUTE(MID([.$A25:.A25];12;3);&quot;.&quot;;&quot;,&quot;));&quot;000&quot;); &quot; &quot;)" office:value-type="string" office:string-value="053 ">
            <text:p>053 </text:p>
          </table:table-cell>
          <table:table-cell table:style-name="ce3" table:formula="of:=CONCATENATE(TEXT(VALUE(SUBSTITUTE(MID([.$A25:.A25];16;3);&quot;.&quot;;&quot;,&quot;));&quot;000&quot;); &quot; &quot;)" office:value-type="string" office:string-value="045 ">
            <text:p>045 </text:p>
          </table:table-cell>
          <table:table-cell table:style-name="ce3" table:formula="of:=CONCATENATE(TEXT(VALUE(SUBSTITUTE(MID([.$A25:.A25];20;3);&quot;.&quot;;&quot;,&quot;));&quot;000&quot;); &quot; &quot;)" office:value-type="string" office:string-value="063 ">
            <text:p>063 </text:p>
          </table:table-cell>
          <table:table-cell table:style-name="ce3" table:formula="of:=CONCATENATE(TEXT(VALUE(SUBSTITUTE(MID([.$A25:.A25];24;3);&quot;.&quot;;&quot;,&quot;));&quot;000&quot;); &quot; &quot;)" office:value-type="string" office:string-value="070 ">
            <text:p>070 </text:p>
          </table:table-cell>
          <table:table-cell table:style-name="ce3" table:formula="of:=CONCATENATE(TEXT(VALUE(SUBSTITUTE(MID([.$A25:.A25];28;3);&quot;.&quot;;&quot;,&quot;));&quot;000&quot;);&quot; &quot;)" office:value-type="string" office:string-value="072 ">
            <text:p>072 </text:p>
          </table:table-cell>
          <table:table-cell table:style-name="ce3" table:formula="of:=CONCATENATE(TEXT(VALUE(SUBSTITUTE(MID([.$A25:.A25];32;3);&quot;.&quot;;&quot;,&quot;));&quot;000&quot;);&quot; &quot;)" office:value-type="string" office:string-value="064 ">
            <text:p>064 </text:p>
          </table:table-cell>
          <table:table-cell table:style-name="ce2" office:value-type="string">
            <text:p><text:span text:style-name="T5">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 </text:span><text:span text:style-name="T2">&gt;</text:span></text:p>
          </table:table-cell>
          <table:table-cell table:style-name="ce8" office:value-type="string">
            <text:p>025</text:p>
          </table:table-cell>
          <table:table-cell table:style-name="ce10" office:value-type="string">
            <text:p>&lt;/e&gt;</text:p>
          </table:table-cell>
          <table:table-cell table:style-name="ce12" table:formula="of:=CONCATENATE([.B25];[.F25];[.C25];[.E25];[.D25];[.J25];[.G25];[.I25];[.H25];[.K25];[.L25];[.M25])" office:value-type="string" office:string-value="    &lt;e gnn=&quot;045 044 053 051 064 063 072 070 &quot; et=&quot;1&quot; m=&quot;1&quot; &gt;025&lt;/e&gt;">
            <text:p><text:s text:c="4"/>&lt;e gnn="045 044 053 051 064 063 072 070 " et="1" m="1" &gt;025&lt;/e&gt;</text:p>
          </table:table-cell>
          <table:table-cell table:number-columns-repeated="1003"/>
        </table:table-row>
        <table:table-row table:style-name="ro1">
          <table:table-cell office:value-type="string">
            <text:p>26, 53, 55, 46, 45, 72, 74, 65, 64</text:p>
          </table:table-cell>
          <table:table-cell table:style-name="ce2" office:value-type="string">
            <text:p><text:span text:style-name="T2"><text:s text:c="4"/></text:span><text:span text:style-name="T2">&lt;e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3" table:formula="of:=CONCATENATE(TEXT(VALUE(SUBSTITUTE(MID([.$A26:.A26];4;3);&quot;.&quot;;&quot;,&quot;));&quot;000&quot;) ;&quot; &quot;)" office:value-type="string" office:string-value="053 ">
            <text:p>053 </text:p>
          </table:table-cell>
          <table:table-cell table:style-name="ce3" table:formula="of:=CONCATENATE(TEXT(VALUE(SUBSTITUTE(MID([.$A26:.A26];8;3);&quot;.&quot;;&quot;,&quot;));&quot;000&quot;); &quot; &quot;)" office:value-type="string" office:string-value="055 ">
            <text:p>055 </text:p>
          </table:table-cell>
          <table:table-cell table:style-name="ce3" table:formula="of:=CONCATENATE(TEXT(VALUE(SUBSTITUTE(MID([.$A26:.A26];12;3);&quot;.&quot;;&quot;,&quot;));&quot;000&quot;); &quot; &quot;)" office:value-type="string" office:string-value="046 ">
            <text:p>046 </text:p>
          </table:table-cell>
          <table:table-cell table:style-name="ce3" table:formula="of:=CONCATENATE(TEXT(VALUE(SUBSTITUTE(MID([.$A26:.A26];16;3);&quot;.&quot;;&quot;,&quot;));&quot;000&quot;); &quot; &quot;)" office:value-type="string" office:string-value="045 ">
            <text:p>045 </text:p>
          </table:table-cell>
          <table:table-cell table:style-name="ce3" table:formula="of:=CONCATENATE(TEXT(VALUE(SUBSTITUTE(MID([.$A26:.A26];20;3);&quot;.&quot;;&quot;,&quot;));&quot;000&quot;); &quot; &quot;)" office:value-type="string" office:string-value="072 ">
            <text:p>072 </text:p>
          </table:table-cell>
          <table:table-cell table:style-name="ce3" table:formula="of:=CONCATENATE(TEXT(VALUE(SUBSTITUTE(MID([.$A26:.A26];24;3);&quot;.&quot;;&quot;,&quot;));&quot;000&quot;); &quot; &quot;)" office:value-type="string" office:string-value="074 ">
            <text:p>074 </text:p>
          </table:table-cell>
          <table:table-cell table:style-name="ce3" table:formula="of:=CONCATENATE(TEXT(VALUE(SUBSTITUTE(MID([.$A26:.A26];28;3);&quot;.&quot;;&quot;,&quot;));&quot;000&quot;);&quot; &quot;)" office:value-type="string" office:string-value="065 ">
            <text:p>065 </text:p>
          </table:table-cell>
          <table:table-cell table:style-name="ce3" table:formula="of:=CONCATENATE(TEXT(VALUE(SUBSTITUTE(MID([.$A26:.A26];32;3);&quot;.&quot;;&quot;,&quot;));&quot;000&quot;);&quot; &quot;)" office:value-type="string" office:string-value="064 ">
            <text:p>064 </text:p>
          </table:table-cell>
          <table:table-cell table:style-name="ce2" office:value-type="string">
            <text:p><text:span text:style-name="T5">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 </text:span><text:span text:style-name="T2">&gt;</text:span></text:p>
          </table:table-cell>
          <table:table-cell table:style-name="ce8" office:value-type="string">
            <text:p>026</text:p>
          </table:table-cell>
          <table:table-cell table:style-name="ce10" office:value-type="string">
            <text:p>&lt;/e&gt;</text:p>
          </table:table-cell>
          <table:table-cell table:style-name="ce12" table:formula="of:=CONCATENATE([.B26];[.F26];[.C26];[.E26];[.D26];[.J26];[.G26];[.I26];[.H26];[.K26];[.L26];[.M26])" office:value-type="string" office:string-value="    &lt;e gnn=&quot;045 053 046 055 064 072 065 074 &quot; et=&quot;1&quot; m=&quot;1&quot; &gt;026&lt;/e&gt;">
            <text:p><text:s text:c="4"/>&lt;e gnn="045 053 046 055 064 072 065 074 " et="1" m="1" &gt;026&lt;/e&gt;</text:p>
          </table:table-cell>
          <table:table-cell table:number-columns-repeated="1003"/>
        </table:table-row>
        <table:table-row table:style-name="ro1">
          <table:table-cell office:value-type="string">
            <text:p>27, 43, 41, 51, 44, 62, 60, 70, 63</text:p>
          </table:table-cell>
          <table:table-cell table:style-name="ce2" office:value-type="string">
            <text:p><text:span text:style-name="T2"><text:s text:c="4"/></text:span><text:span text:style-name="T2">&lt;e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3" table:formula="of:=CONCATENATE(TEXT(VALUE(SUBSTITUTE(MID([.$A27:.A27];4;3);&quot;.&quot;;&quot;,&quot;));&quot;000&quot;) ;&quot; &quot;)" office:value-type="string" office:string-value="043 ">
            <text:p>043 </text:p>
          </table:table-cell>
          <table:table-cell table:style-name="ce3" table:formula="of:=CONCATENATE(TEXT(VALUE(SUBSTITUTE(MID([.$A27:.A27];8;3);&quot;.&quot;;&quot;,&quot;));&quot;000&quot;); &quot; &quot;)" office:value-type="string" office:string-value="041 ">
            <text:p>041 </text:p>
          </table:table-cell>
          <table:table-cell table:style-name="ce3" table:formula="of:=CONCATENATE(TEXT(VALUE(SUBSTITUTE(MID([.$A27:.A27];12;3);&quot;.&quot;;&quot;,&quot;));&quot;000&quot;); &quot; &quot;)" office:value-type="string" office:string-value="051 ">
            <text:p>051 </text:p>
          </table:table-cell>
          <table:table-cell table:style-name="ce3" table:formula="of:=CONCATENATE(TEXT(VALUE(SUBSTITUTE(MID([.$A27:.A27];16;3);&quot;.&quot;;&quot;,&quot;));&quot;000&quot;); &quot; &quot;)" office:value-type="string" office:string-value="044 ">
            <text:p>044 </text:p>
          </table:table-cell>
          <table:table-cell table:style-name="ce3" table:formula="of:=CONCATENATE(TEXT(VALUE(SUBSTITUTE(MID([.$A27:.A27];20;3);&quot;.&quot;;&quot;,&quot;));&quot;000&quot;); &quot; &quot;)" office:value-type="string" office:string-value="062 ">
            <text:p>062 </text:p>
          </table:table-cell>
          <table:table-cell table:style-name="ce3" table:formula="of:=CONCATENATE(TEXT(VALUE(SUBSTITUTE(MID([.$A27:.A27];24;3);&quot;.&quot;;&quot;,&quot;));&quot;000&quot;); &quot; &quot;)" office:value-type="string" office:string-value="060 ">
            <text:p>060 </text:p>
          </table:table-cell>
          <table:table-cell table:style-name="ce3" table:formula="of:=CONCATENATE(TEXT(VALUE(SUBSTITUTE(MID([.$A27:.A27];28;3);&quot;.&quot;;&quot;,&quot;));&quot;000&quot;);&quot; &quot;)" office:value-type="string" office:string-value="070 ">
            <text:p>070 </text:p>
          </table:table-cell>
          <table:table-cell table:style-name="ce3" table:formula="of:=CONCATENATE(TEXT(VALUE(SUBSTITUTE(MID([.$A27:.A27];32;3);&quot;.&quot;;&quot;,&quot;));&quot;000&quot;);&quot; &quot;)" office:value-type="string" office:string-value="063 ">
            <text:p>063 </text:p>
          </table:table-cell>
          <table:table-cell table:style-name="ce2" office:value-type="string">
            <text:p><text:span text:style-name="T5">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 </text:span><text:span text:style-name="T2">&gt;</text:span></text:p>
          </table:table-cell>
          <table:table-cell table:style-name="ce8" office:value-type="string">
            <text:p>027</text:p>
          </table:table-cell>
          <table:table-cell table:style-name="ce10" office:value-type="string">
            <text:p>&lt;/e&gt;</text:p>
          </table:table-cell>
          <table:table-cell table:style-name="ce12" table:formula="of:=CONCATENATE([.B27];[.F27];[.C27];[.E27];[.D27];[.J27];[.G27];[.I27];[.H27];[.K27];[.L27];[.M27])" office:value-type="string" office:string-value="    &lt;e gnn=&quot;044 043 051 041 063 062 070 060 &quot; et=&quot;1&quot; m=&quot;1&quot; &gt;027&lt;/e&gt;">
            <text:p><text:s text:c="4"/>&lt;e gnn="044 043 051 041 063 062 070 060 " et="1" m="1" &gt;027&lt;/e&gt;</text:p>
          </table:table-cell>
          <table:table-cell table:number-columns-repeated="1003"/>
        </table:table-row>
        <table:table-row table:style-name="ro1">
          <table:table-cell office:value-type="string">
            <text:p>28, 54, 56, 39, 42, 73, 75, 58, 61</text:p>
          </table:table-cell>
          <table:table-cell table:style-name="ce2" office:value-type="string">
            <text:p><text:span text:style-name="T2"><text:s text:c="4"/></text:span><text:span text:style-name="T2">&lt;e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3" table:formula="of:=CONCATENATE(TEXT(VALUE(SUBSTITUTE(MID([.$A28:.A28];4;3);&quot;.&quot;;&quot;,&quot;));&quot;000&quot;) ;&quot; &quot;)" office:value-type="string" office:string-value="054 ">
            <text:p>054 </text:p>
          </table:table-cell>
          <table:table-cell table:style-name="ce3" table:formula="of:=CONCATENATE(TEXT(VALUE(SUBSTITUTE(MID([.$A28:.A28];8;3);&quot;.&quot;;&quot;,&quot;));&quot;000&quot;); &quot; &quot;)" office:value-type="string" office:string-value="056 ">
            <text:p>056 </text:p>
          </table:table-cell>
          <table:table-cell table:style-name="ce3" table:formula="of:=CONCATENATE(TEXT(VALUE(SUBSTITUTE(MID([.$A28:.A28];12;3);&quot;.&quot;;&quot;,&quot;));&quot;000&quot;); &quot; &quot;)" office:value-type="string" office:string-value="039 ">
            <text:p>039 </text:p>
          </table:table-cell>
          <table:table-cell table:style-name="ce3" table:formula="of:=CONCATENATE(TEXT(VALUE(SUBSTITUTE(MID([.$A28:.A28];16;3);&quot;.&quot;;&quot;,&quot;));&quot;000&quot;); &quot; &quot;)" office:value-type="string" office:string-value="042 ">
            <text:p>042 </text:p>
          </table:table-cell>
          <table:table-cell table:style-name="ce3" table:formula="of:=CONCATENATE(TEXT(VALUE(SUBSTITUTE(MID([.$A28:.A28];20;3);&quot;.&quot;;&quot;,&quot;));&quot;000&quot;); &quot; &quot;)" office:value-type="string" office:string-value="073 ">
            <text:p>073 </text:p>
          </table:table-cell>
          <table:table-cell table:style-name="ce3" table:formula="of:=CONCATENATE(TEXT(VALUE(SUBSTITUTE(MID([.$A28:.A28];24;3);&quot;.&quot;;&quot;,&quot;));&quot;000&quot;); &quot; &quot;)" office:value-type="string" office:string-value="075 ">
            <text:p>075 </text:p>
          </table:table-cell>
          <table:table-cell table:style-name="ce3" table:formula="of:=CONCATENATE(TEXT(VALUE(SUBSTITUTE(MID([.$A28:.A28];28;3);&quot;.&quot;;&quot;,&quot;));&quot;000&quot;);&quot; &quot;)" office:value-type="string" office:string-value="058 ">
            <text:p>058 </text:p>
          </table:table-cell>
          <table:table-cell table:style-name="ce3" table:formula="of:=CONCATENATE(TEXT(VALUE(SUBSTITUTE(MID([.$A28:.A28];32;3);&quot;.&quot;;&quot;,&quot;));&quot;000&quot;);&quot; &quot;)" office:value-type="string" office:string-value="061 ">
            <text:p>061 </text:p>
          </table:table-cell>
          <table:table-cell table:style-name="ce2" office:value-type="string">
            <text:p><text:span text:style-name="T5">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 </text:span><text:span text:style-name="T2">&gt;</text:span></text:p>
          </table:table-cell>
          <table:table-cell table:style-name="ce8" office:value-type="string">
            <text:p>028</text:p>
          </table:table-cell>
          <table:table-cell table:style-name="ce10" office:value-type="string">
            <text:p>&lt;/e&gt;</text:p>
          </table:table-cell>
          <table:table-cell table:style-name="ce12" table:formula="of:=CONCATENATE([.B28];[.F28];[.C28];[.E28];[.D28];[.J28];[.G28];[.I28];[.H28];[.K28];[.L28];[.M28])" office:value-type="string" office:string-value="    &lt;e gnn=&quot;042 054 039 056 061 073 058 075 &quot; et=&quot;1&quot; m=&quot;1&quot; &gt;028&lt;/e&gt;">
            <text:p><text:s text:c="4"/>&lt;e gnn="042 054 039 056 061 073 058 075 " et="1" m="1" &gt;028&lt;/e&gt;</text:p>
          </table:table-cell>
          <table:table-cell table:number-columns-repeated="1003"/>
        </table:table-row>
        <table:table-row table:style-name="ro1">
          <table:table-cell office:value-type="string">
            <text:p>29, 47, 46, 55, 48, 66, 65, 74, 67</text:p>
          </table:table-cell>
          <table:table-cell table:style-name="ce2" office:value-type="string">
            <text:p><text:span text:style-name="T2"><text:s text:c="4"/></text:span><text:span text:style-name="T2">&lt;e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3" table:formula="of:=CONCATENATE(TEXT(VALUE(SUBSTITUTE(MID([.$A29:.A29];4;3);&quot;.&quot;;&quot;,&quot;));&quot;000&quot;) ;&quot; &quot;)" office:value-type="string" office:string-value="047 ">
            <text:p>047 </text:p>
          </table:table-cell>
          <table:table-cell table:style-name="ce3" table:formula="of:=CONCATENATE(TEXT(VALUE(SUBSTITUTE(MID([.$A29:.A29];8;3);&quot;.&quot;;&quot;,&quot;));&quot;000&quot;); &quot; &quot;)" office:value-type="string" office:string-value="046 ">
            <text:p>046 </text:p>
          </table:table-cell>
          <table:table-cell table:style-name="ce3" table:formula="of:=CONCATENATE(TEXT(VALUE(SUBSTITUTE(MID([.$A29:.A29];12;3);&quot;.&quot;;&quot;,&quot;));&quot;000&quot;); &quot; &quot;)" office:value-type="string" office:string-value="055 ">
            <text:p>055 </text:p>
          </table:table-cell>
          <table:table-cell table:style-name="ce3" table:formula="of:=CONCATENATE(TEXT(VALUE(SUBSTITUTE(MID([.$A29:.A29];16;3);&quot;.&quot;;&quot;,&quot;));&quot;000&quot;); &quot; &quot;)" office:value-type="string" office:string-value="048 ">
            <text:p>048 </text:p>
          </table:table-cell>
          <table:table-cell table:style-name="ce3" table:formula="of:=CONCATENATE(TEXT(VALUE(SUBSTITUTE(MID([.$A29:.A29];20;3);&quot;.&quot;;&quot;,&quot;));&quot;000&quot;); &quot; &quot;)" office:value-type="string" office:string-value="066 ">
            <text:p>066 </text:p>
          </table:table-cell>
          <table:table-cell table:style-name="ce3" table:formula="of:=CONCATENATE(TEXT(VALUE(SUBSTITUTE(MID([.$A29:.A29];24;3);&quot;.&quot;;&quot;,&quot;));&quot;000&quot;); &quot; &quot;)" office:value-type="string" office:string-value="065 ">
            <text:p>065 </text:p>
          </table:table-cell>
          <table:table-cell table:style-name="ce3" table:formula="of:=CONCATENATE(TEXT(VALUE(SUBSTITUTE(MID([.$A29:.A29];28;3);&quot;.&quot;;&quot;,&quot;));&quot;000&quot;);&quot; &quot;)" office:value-type="string" office:string-value="074 ">
            <text:p>074 </text:p>
          </table:table-cell>
          <table:table-cell table:style-name="ce3" table:formula="of:=CONCATENATE(TEXT(VALUE(SUBSTITUTE(MID([.$A29:.A29];32;3);&quot;.&quot;;&quot;,&quot;));&quot;000&quot;);&quot; &quot;)" office:value-type="string" office:string-value="067 ">
            <text:p>067 </text:p>
          </table:table-cell>
          <table:table-cell table:style-name="ce2" office:value-type="string">
            <text:p><text:span text:style-name="T5">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 </text:span><text:span text:style-name="T2">&gt;</text:span></text:p>
          </table:table-cell>
          <table:table-cell table:style-name="ce8" office:value-type="string">
            <text:p>029</text:p>
          </table:table-cell>
          <table:table-cell table:style-name="ce10" office:value-type="string">
            <text:p>&lt;/e&gt;</text:p>
          </table:table-cell>
          <table:table-cell table:style-name="ce12" table:formula="of:=CONCATENATE([.B29];[.F29];[.C29];[.E29];[.D29];[.J29];[.G29];[.I29];[.H29];[.K29];[.L29];[.M29])" office:value-type="string" office:string-value="    &lt;e gnn=&quot;048 047 055 046 067 066 074 065 &quot; et=&quot;1&quot; m=&quot;1&quot; &gt;029&lt;/e&gt;">
            <text:p><text:s text:c="4"/>&lt;e gnn="048 047 055 046 067 066 074 065 " et="1" m="1" &gt;029&lt;/e&gt;</text:p>
          </table:table-cell>
          <table:table-cell table:number-columns-repeated="1003"/>
        </table:table-row>
        <table:table-row table:style-name="ro1">
          <table:table-cell office:value-type="string">
            <text:p>30, 40, 39, 56, 50, 59, 58, 75, 69</text:p>
          </table:table-cell>
          <table:table-cell table:style-name="ce2" office:value-type="string">
            <text:p><text:span text:style-name="T2"><text:s text:c="4"/></text:span><text:span text:style-name="T2">&lt;e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3" table:formula="of:=CONCATENATE(TEXT(VALUE(SUBSTITUTE(MID([.$A30:.A30];4;3);&quot;.&quot;;&quot;,&quot;));&quot;000&quot;) ;&quot; &quot;)" office:value-type="string" office:string-value="040 ">
            <text:p>040 </text:p>
          </table:table-cell>
          <table:table-cell table:style-name="ce3" table:formula="of:=CONCATENATE(TEXT(VALUE(SUBSTITUTE(MID([.$A30:.A30];8;3);&quot;.&quot;;&quot;,&quot;));&quot;000&quot;); &quot; &quot;)" office:value-type="string" office:string-value="039 ">
            <text:p>039 </text:p>
          </table:table-cell>
          <table:table-cell table:style-name="ce3" table:formula="of:=CONCATENATE(TEXT(VALUE(SUBSTITUTE(MID([.$A30:.A30];12;3);&quot;.&quot;;&quot;,&quot;));&quot;000&quot;); &quot; &quot;)" office:value-type="string" office:string-value="056 ">
            <text:p>056 </text:p>
          </table:table-cell>
          <table:table-cell table:style-name="ce3" table:formula="of:=CONCATENATE(TEXT(VALUE(SUBSTITUTE(MID([.$A30:.A30];16;3);&quot;.&quot;;&quot;,&quot;));&quot;000&quot;); &quot; &quot;)" office:value-type="string" office:string-value="050 ">
            <text:p>050 </text:p>
          </table:table-cell>
          <table:table-cell table:style-name="ce3" table:formula="of:=CONCATENATE(TEXT(VALUE(SUBSTITUTE(MID([.$A30:.A30];20;3);&quot;.&quot;;&quot;,&quot;));&quot;000&quot;); &quot; &quot;)" office:value-type="string" office:string-value="059 ">
            <text:p>059 </text:p>
          </table:table-cell>
          <table:table-cell table:style-name="ce3" table:formula="of:=CONCATENATE(TEXT(VALUE(SUBSTITUTE(MID([.$A30:.A30];24;3);&quot;.&quot;;&quot;,&quot;));&quot;000&quot;); &quot; &quot;)" office:value-type="string" office:string-value="058 ">
            <text:p>058 </text:p>
          </table:table-cell>
          <table:table-cell table:style-name="ce3" table:formula="of:=CONCATENATE(TEXT(VALUE(SUBSTITUTE(MID([.$A30:.A30];28;3);&quot;.&quot;;&quot;,&quot;));&quot;000&quot;);&quot; &quot;)" office:value-type="string" office:string-value="075 ">
            <text:p>075 </text:p>
          </table:table-cell>
          <table:table-cell table:style-name="ce3" table:formula="of:=CONCATENATE(TEXT(VALUE(SUBSTITUTE(MID([.$A30:.A30];32;3);&quot;.&quot;;&quot;,&quot;));&quot;000&quot;);&quot; &quot;)" office:value-type="string" office:string-value="069 ">
            <text:p>069 </text:p>
          </table:table-cell>
          <table:table-cell table:style-name="ce2" office:value-type="string">
            <text:p><text:span text:style-name="T5">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 </text:span><text:span text:style-name="T2">&gt;</text:span></text:p>
          </table:table-cell>
          <table:table-cell table:style-name="ce8" office:value-type="string">
            <text:p>030</text:p>
          </table:table-cell>
          <table:table-cell table:style-name="ce10" office:value-type="string">
            <text:p>&lt;/e&gt;</text:p>
          </table:table-cell>
          <table:table-cell table:style-name="ce12" table:formula="of:=CONCATENATE([.B30];[.F30];[.C30];[.E30];[.D30];[.J30];[.G30];[.I30];[.H30];[.K30];[.L30];[.M30])" office:value-type="string" office:string-value="    &lt;e gnn=&quot;050 040 056 039 069 059 075 058 &quot; et=&quot;1&quot; m=&quot;1&quot; &gt;030&lt;/e&gt;">
            <text:p><text:s text:c="4"/>&lt;e gnn="050 040 056 039 069 059 075 058 " et="1" m="1" &gt;030&lt;/e&gt;</text:p>
          </table:table-cell>
          <table:table-cell table:number-columns-repeated="1003"/>
        </table:table-row>
        <table:table-row table:style-name="ro1">
          <table:table-cell office:value-type="string">
            <text:p>31, 51, 41, 40, 50, 70, 60, 59, 69</text:p>
          </table:table-cell>
          <table:table-cell table:style-name="ce2" office:value-type="string">
            <text:p><text:span text:style-name="T2"><text:s text:c="4"/></text:span><text:span text:style-name="T2">&lt;e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3" table:formula="of:=CONCATENATE(TEXT(VALUE(SUBSTITUTE(MID([.$A31:.A31];4;3);&quot;.&quot;;&quot;,&quot;));&quot;000&quot;) ;&quot; &quot;)" office:value-type="string" office:string-value="051 ">
            <text:p>051 </text:p>
          </table:table-cell>
          <table:table-cell table:style-name="ce3" table:formula="of:=CONCATENATE(TEXT(VALUE(SUBSTITUTE(MID([.$A31:.A31];8;3);&quot;.&quot;;&quot;,&quot;));&quot;000&quot;); &quot; &quot;)" office:value-type="string" office:string-value="041 ">
            <text:p>041 </text:p>
          </table:table-cell>
          <table:table-cell table:style-name="ce3" table:formula="of:=CONCATENATE(TEXT(VALUE(SUBSTITUTE(MID([.$A31:.A31];12;3);&quot;.&quot;;&quot;,&quot;));&quot;000&quot;); &quot; &quot;)" office:value-type="string" office:string-value="040 ">
            <text:p>040 </text:p>
          </table:table-cell>
          <table:table-cell table:style-name="ce3" table:formula="of:=CONCATENATE(TEXT(VALUE(SUBSTITUTE(MID([.$A31:.A31];16;3);&quot;.&quot;;&quot;,&quot;));&quot;000&quot;); &quot; &quot;)" office:value-type="string" office:string-value="050 ">
            <text:p>050 </text:p>
          </table:table-cell>
          <table:table-cell table:style-name="ce3" table:formula="of:=CONCATENATE(TEXT(VALUE(SUBSTITUTE(MID([.$A31:.A31];20;3);&quot;.&quot;;&quot;,&quot;));&quot;000&quot;); &quot; &quot;)" office:value-type="string" office:string-value="070 ">
            <text:p>070 </text:p>
          </table:table-cell>
          <table:table-cell table:style-name="ce3" table:formula="of:=CONCATENATE(TEXT(VALUE(SUBSTITUTE(MID([.$A31:.A31];24;3);&quot;.&quot;;&quot;,&quot;));&quot;000&quot;); &quot; &quot;)" office:value-type="string" office:string-value="060 ">
            <text:p>060 </text:p>
          </table:table-cell>
          <table:table-cell table:style-name="ce3" table:formula="of:=CONCATENATE(TEXT(VALUE(SUBSTITUTE(MID([.$A31:.A31];28;3);&quot;.&quot;;&quot;,&quot;));&quot;000&quot;);&quot; &quot;)" office:value-type="string" office:string-value="059 ">
            <text:p>059 </text:p>
          </table:table-cell>
          <table:table-cell table:style-name="ce3" table:formula="of:=CONCATENATE(TEXT(VALUE(SUBSTITUTE(MID([.$A31:.A31];32;3);&quot;.&quot;;&quot;,&quot;));&quot;000&quot;);&quot; &quot;)" office:value-type="string" office:string-value="069 ">
            <text:p>069 </text:p>
          </table:table-cell>
          <table:table-cell table:style-name="ce2" office:value-type="string">
            <text:p><text:span text:style-name="T5">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 </text:span><text:span text:style-name="T2">&gt;</text:span></text:p>
          </table:table-cell>
          <table:table-cell table:style-name="ce8" office:value-type="string">
            <text:p>031</text:p>
          </table:table-cell>
          <table:table-cell table:style-name="ce10" office:value-type="string">
            <text:p>&lt;/e&gt;</text:p>
          </table:table-cell>
          <table:table-cell table:style-name="ce12" table:formula="of:=CONCATENATE([.B31];[.F31];[.C31];[.E31];[.D31];[.J31];[.G31];[.I31];[.H31];[.K31];[.L31];[.M31])" office:value-type="string" office:string-value="    &lt;e gnn=&quot;050 051 040 041 069 070 059 060 &quot; et=&quot;1&quot; m=&quot;1&quot; &gt;031&lt;/e&gt;">
            <text:p><text:s text:c="4"/>&lt;e gnn="050 051 040 041 069 070 059 060 " et="1" m="1" &gt;031&lt;/e&gt;</text:p>
          </table:table-cell>
          <table:table-cell table:number-columns-repeated="1003"/>
        </table:table-row>
        <table:table-row table:style-name="ro1">
          <table:table-cell office:value-type="string">
            <text:p>32, 54, 49, 52, 56, 73, 68, 71, 75</text:p>
          </table:table-cell>
          <table:table-cell table:style-name="ce2" office:value-type="string">
            <text:p><text:span text:style-name="T2"><text:s text:c="4"/></text:span><text:span text:style-name="T2">&lt;e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3" table:formula="of:=CONCATENATE(TEXT(VALUE(SUBSTITUTE(MID([.$A32:.A32];4;3);&quot;.&quot;;&quot;,&quot;));&quot;000&quot;) ;&quot; &quot;)" office:value-type="string" office:string-value="054 ">
            <text:p>054 </text:p>
          </table:table-cell>
          <table:table-cell table:style-name="ce3" table:formula="of:=CONCATENATE(TEXT(VALUE(SUBSTITUTE(MID([.$A32:.A32];8;3);&quot;.&quot;;&quot;,&quot;));&quot;000&quot;); &quot; &quot;)" office:value-type="string" office:string-value="049 ">
            <text:p>049 </text:p>
          </table:table-cell>
          <table:table-cell table:style-name="ce3" table:formula="of:=CONCATENATE(TEXT(VALUE(SUBSTITUTE(MID([.$A32:.A32];12;3);&quot;.&quot;;&quot;,&quot;));&quot;000&quot;); &quot; &quot;)" office:value-type="string" office:string-value="052 ">
            <text:p>052 </text:p>
          </table:table-cell>
          <table:table-cell table:style-name="ce3" table:formula="of:=CONCATENATE(TEXT(VALUE(SUBSTITUTE(MID([.$A32:.A32];16;3);&quot;.&quot;;&quot;,&quot;));&quot;000&quot;); &quot; &quot;)" office:value-type="string" office:string-value="056 ">
            <text:p>056 </text:p>
          </table:table-cell>
          <table:table-cell table:style-name="ce3" table:formula="of:=CONCATENATE(TEXT(VALUE(SUBSTITUTE(MID([.$A32:.A32];20;3);&quot;.&quot;;&quot;,&quot;));&quot;000&quot;); &quot; &quot;)" office:value-type="string" office:string-value="073 ">
            <text:p>073 </text:p>
          </table:table-cell>
          <table:table-cell table:style-name="ce3" table:formula="of:=CONCATENATE(TEXT(VALUE(SUBSTITUTE(MID([.$A32:.A32];24;3);&quot;.&quot;;&quot;,&quot;));&quot;000&quot;); &quot; &quot;)" office:value-type="string" office:string-value="068 ">
            <text:p>068 </text:p>
          </table:table-cell>
          <table:table-cell table:style-name="ce3" table:formula="of:=CONCATENATE(TEXT(VALUE(SUBSTITUTE(MID([.$A32:.A32];28;3);&quot;.&quot;;&quot;,&quot;));&quot;000&quot;);&quot; &quot;)" office:value-type="string" office:string-value="071 ">
            <text:p>071 </text:p>
          </table:table-cell>
          <table:table-cell table:style-name="ce3" table:formula="of:=CONCATENATE(TEXT(VALUE(SUBSTITUTE(MID([.$A32:.A32];32;3);&quot;.&quot;;&quot;,&quot;));&quot;000&quot;);&quot; &quot;)" office:value-type="string" office:string-value="075 ">
            <text:p>075 </text:p>
          </table:table-cell>
          <table:table-cell table:style-name="ce2" office:value-type="string">
            <text:p><text:span text:style-name="T5">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 </text:span><text:span text:style-name="T2">&gt;</text:span></text:p>
          </table:table-cell>
          <table:table-cell table:style-name="ce8" office:value-type="string">
            <text:p>032</text:p>
          </table:table-cell>
          <table:table-cell table:style-name="ce10" office:value-type="string">
            <text:p>&lt;/e&gt;</text:p>
          </table:table-cell>
          <table:table-cell table:style-name="ce12" table:formula="of:=CONCATENATE([.B32];[.F32];[.C32];[.E32];[.D32];[.J32];[.G32];[.I32];[.H32];[.K32];[.L32];[.M32])" office:value-type="string" office:string-value="    &lt;e gnn=&quot;056 054 052 049 075 073 071 068 &quot; et=&quot;1&quot; m=&quot;1&quot; &gt;032&lt;/e&gt;">
            <text:p><text:s text:c="4"/>&lt;e gnn="056 054 052 049 075 073 071 068 " et="1" m="1" &gt;032&lt;/e&gt;</text:p>
          </table:table-cell>
          <table:table-cell table:number-columns-repeated="1003"/>
        </table:table-row>
        <table:table-row table:style-name="ro1">
          <table:table-cell office:value-type="string">
            <text:p>33, 50, 57, 53, 51, 69, 76, 72, 70</text:p>
          </table:table-cell>
          <table:table-cell table:style-name="ce2" office:value-type="string">
            <text:p><text:span text:style-name="T2"><text:s text:c="4"/></text:span><text:span text:style-name="T2">&lt;e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3" table:formula="of:=CONCATENATE(TEXT(VALUE(SUBSTITUTE(MID([.$A33:.A33];4;3);&quot;.&quot;;&quot;,&quot;));&quot;000&quot;) ;&quot; &quot;)" office:value-type="string" office:string-value="050 ">
            <text:p>050 </text:p>
          </table:table-cell>
          <table:table-cell table:style-name="ce3" table:formula="of:=CONCATENATE(TEXT(VALUE(SUBSTITUTE(MID([.$A33:.A33];8;3);&quot;.&quot;;&quot;,&quot;));&quot;000&quot;); &quot; &quot;)" office:value-type="string" office:string-value="057 ">
            <text:p>057 </text:p>
          </table:table-cell>
          <table:table-cell table:style-name="ce3" table:formula="of:=CONCATENATE(TEXT(VALUE(SUBSTITUTE(MID([.$A33:.A33];12;3);&quot;.&quot;;&quot;,&quot;));&quot;000&quot;); &quot; &quot;)" office:value-type="string" office:string-value="053 ">
            <text:p>053 </text:p>
          </table:table-cell>
          <table:table-cell table:style-name="ce3" table:formula="of:=CONCATENATE(TEXT(VALUE(SUBSTITUTE(MID([.$A33:.A33];16;3);&quot;.&quot;;&quot;,&quot;));&quot;000&quot;); &quot; &quot;)" office:value-type="string" office:string-value="051 ">
            <text:p>051 </text:p>
          </table:table-cell>
          <table:table-cell table:style-name="ce3" table:formula="of:=CONCATENATE(TEXT(VALUE(SUBSTITUTE(MID([.$A33:.A33];20;3);&quot;.&quot;;&quot;,&quot;));&quot;000&quot;); &quot; &quot;)" office:value-type="string" office:string-value="069 ">
            <text:p>069 </text:p>
          </table:table-cell>
          <table:table-cell table:style-name="ce3" table:formula="of:=CONCATENATE(TEXT(VALUE(SUBSTITUTE(MID([.$A33:.A33];24;3);&quot;.&quot;;&quot;,&quot;));&quot;000&quot;); &quot; &quot;)" office:value-type="string" office:string-value="076 ">
            <text:p>076 </text:p>
          </table:table-cell>
          <table:table-cell table:style-name="ce3" table:formula="of:=CONCATENATE(TEXT(VALUE(SUBSTITUTE(MID([.$A33:.A33];28;3);&quot;.&quot;;&quot;,&quot;));&quot;000&quot;);&quot; &quot;)" office:value-type="string" office:string-value="072 ">
            <text:p>072 </text:p>
          </table:table-cell>
          <table:table-cell table:style-name="ce3" table:formula="of:=CONCATENATE(TEXT(VALUE(SUBSTITUTE(MID([.$A33:.A33];32;3);&quot;.&quot;;&quot;,&quot;));&quot;000&quot;);&quot; &quot;)" office:value-type="string" office:string-value="070 ">
            <text:p>070 </text:p>
          </table:table-cell>
          <table:table-cell table:style-name="ce2" office:value-type="string">
            <text:p><text:span text:style-name="T5">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 </text:span><text:span text:style-name="T2">&gt;</text:span></text:p>
          </table:table-cell>
          <table:table-cell table:style-name="ce8" office:value-type="string">
            <text:p>033</text:p>
          </table:table-cell>
          <table:table-cell table:style-name="ce10" office:value-type="string">
            <text:p>&lt;/e&gt;</text:p>
          </table:table-cell>
          <table:table-cell table:style-name="ce12" table:formula="of:=CONCATENATE([.B33];[.F33];[.C33];[.E33];[.D33];[.J33];[.G33];[.I33];[.H33];[.K33];[.L33];[.M33])" office:value-type="string" office:string-value="    &lt;e gnn=&quot;051 050 053 057 070 069 072 076 &quot; et=&quot;1&quot; m=&quot;1&quot; &gt;033&lt;/e&gt;">
            <text:p><text:s text:c="4"/>&lt;e gnn="051 050 053 057 070 069 072 076 " et="1" m="1" &gt;033&lt;/e&gt;</text:p>
          </table:table-cell>
          <table:table-cell table:number-columns-repeated="1003"/>
        </table:table-row>
        <table:table-row table:style-name="ro1">
          <table:table-cell office:value-type="string">
            <text:p>34, 55, 53, 57, 52, 74, 72, 76, 71</text:p>
          </table:table-cell>
          <table:table-cell table:style-name="ce2" office:value-type="string">
            <text:p><text:span text:style-name="T2"><text:s text:c="4"/></text:span><text:span text:style-name="T2">&lt;e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3" table:formula="of:=CONCATENATE(TEXT(VALUE(SUBSTITUTE(MID([.$A34:.A34];4;3);&quot;.&quot;;&quot;,&quot;));&quot;000&quot;) ;&quot; &quot;)" office:value-type="string" office:string-value="055 ">
            <text:p>055 </text:p>
          </table:table-cell>
          <table:table-cell table:style-name="ce3" table:formula="of:=CONCATENATE(TEXT(VALUE(SUBSTITUTE(MID([.$A34:.A34];8;3);&quot;.&quot;;&quot;,&quot;));&quot;000&quot;); &quot; &quot;)" office:value-type="string" office:string-value="053 ">
            <text:p>053 </text:p>
          </table:table-cell>
          <table:table-cell table:style-name="ce3" table:formula="of:=CONCATENATE(TEXT(VALUE(SUBSTITUTE(MID([.$A34:.A34];12;3);&quot;.&quot;;&quot;,&quot;));&quot;000&quot;); &quot; &quot;)" office:value-type="string" office:string-value="057 ">
            <text:p>057 </text:p>
          </table:table-cell>
          <table:table-cell table:style-name="ce3" table:formula="of:=CONCATENATE(TEXT(VALUE(SUBSTITUTE(MID([.$A34:.A34];16;3);&quot;.&quot;;&quot;,&quot;));&quot;000&quot;); &quot; &quot;)" office:value-type="string" office:string-value="052 ">
            <text:p>052 </text:p>
          </table:table-cell>
          <table:table-cell table:style-name="ce3" table:formula="of:=CONCATENATE(TEXT(VALUE(SUBSTITUTE(MID([.$A34:.A34];20;3);&quot;.&quot;;&quot;,&quot;));&quot;000&quot;); &quot; &quot;)" office:value-type="string" office:string-value="074 ">
            <text:p>074 </text:p>
          </table:table-cell>
          <table:table-cell table:style-name="ce3" table:formula="of:=CONCATENATE(TEXT(VALUE(SUBSTITUTE(MID([.$A34:.A34];24;3);&quot;.&quot;;&quot;,&quot;));&quot;000&quot;); &quot; &quot;)" office:value-type="string" office:string-value="072 ">
            <text:p>072 </text:p>
          </table:table-cell>
          <table:table-cell table:style-name="ce3" table:formula="of:=CONCATENATE(TEXT(VALUE(SUBSTITUTE(MID([.$A34:.A34];28;3);&quot;.&quot;;&quot;,&quot;));&quot;000&quot;);&quot; &quot;)" office:value-type="string" office:string-value="076 ">
            <text:p>076 </text:p>
          </table:table-cell>
          <table:table-cell table:style-name="ce3" table:formula="of:=CONCATENATE(TEXT(VALUE(SUBSTITUTE(MID([.$A34:.A34];32;3);&quot;.&quot;;&quot;,&quot;));&quot;000&quot;);&quot; &quot;)" office:value-type="string" office:string-value="071 ">
            <text:p>071 </text:p>
          </table:table-cell>
          <table:table-cell table:style-name="ce2" office:value-type="string">
            <text:p><text:span text:style-name="T5">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 </text:span><text:span text:style-name="T2">&gt;</text:span></text:p>
          </table:table-cell>
          <table:table-cell table:style-name="ce8" office:value-type="string">
            <text:p>034</text:p>
          </table:table-cell>
          <table:table-cell table:style-name="ce10" office:value-type="string">
            <text:p>&lt;/e&gt;</text:p>
          </table:table-cell>
          <table:table-cell table:style-name="ce12" table:formula="of:=CONCATENATE([.B34];[.F34];[.C34];[.E34];[.D34];[.J34];[.G34];[.I34];[.H34];[.K34];[.L34];[.M34])" office:value-type="string" office:string-value="    &lt;e gnn=&quot;052 055 057 053 071 074 076 072 &quot; et=&quot;1&quot; m=&quot;1&quot; &gt;034&lt;/e&gt;">
            <text:p><text:s text:c="4"/>&lt;e gnn="052 055 057 053 071 074 076 072 " et="1" m="1" &gt;034&lt;/e&gt;</text:p>
          </table:table-cell>
          <table:table-cell table:number-columns-repeated="1003"/>
        </table:table-row>
        <table:table-row table:style-name="ro1">
          <table:table-cell office:value-type="string">
            <text:p>35, 52, 49, 48, 55, 71, 68, 67, 74</text:p>
          </table:table-cell>
          <table:table-cell table:style-name="ce2" office:value-type="string">
            <text:p><text:span text:style-name="T2"><text:s text:c="4"/></text:span><text:span text:style-name="T2">&lt;e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3" table:formula="of:=CONCATENATE(TEXT(VALUE(SUBSTITUTE(MID([.$A35:.A35];4;3);&quot;.&quot;;&quot;,&quot;));&quot;000&quot;) ;&quot; &quot;)" office:value-type="string" office:string-value="052 ">
            <text:p>052 </text:p>
          </table:table-cell>
          <table:table-cell table:style-name="ce3" table:formula="of:=CONCATENATE(TEXT(VALUE(SUBSTITUTE(MID([.$A35:.A35];8;3);&quot;.&quot;;&quot;,&quot;));&quot;000&quot;); &quot; &quot;)" office:value-type="string" office:string-value="049 ">
            <text:p>049 </text:p>
          </table:table-cell>
          <table:table-cell table:style-name="ce3" table:formula="of:=CONCATENATE(TEXT(VALUE(SUBSTITUTE(MID([.$A35:.A35];12;3);&quot;.&quot;;&quot;,&quot;));&quot;000&quot;); &quot; &quot;)" office:value-type="string" office:string-value="048 ">
            <text:p>048 </text:p>
          </table:table-cell>
          <table:table-cell table:style-name="ce3" table:formula="of:=CONCATENATE(TEXT(VALUE(SUBSTITUTE(MID([.$A35:.A35];16;3);&quot;.&quot;;&quot;,&quot;));&quot;000&quot;); &quot; &quot;)" office:value-type="string" office:string-value="055 ">
            <text:p>055 </text:p>
          </table:table-cell>
          <table:table-cell table:style-name="ce3" table:formula="of:=CONCATENATE(TEXT(VALUE(SUBSTITUTE(MID([.$A35:.A35];20;3);&quot;.&quot;;&quot;,&quot;));&quot;000&quot;); &quot; &quot;)" office:value-type="string" office:string-value="071 ">
            <text:p>071 </text:p>
          </table:table-cell>
          <table:table-cell table:style-name="ce3" table:formula="of:=CONCATENATE(TEXT(VALUE(SUBSTITUTE(MID([.$A35:.A35];24;3);&quot;.&quot;;&quot;,&quot;));&quot;000&quot;); &quot; &quot;)" office:value-type="string" office:string-value="068 ">
            <text:p>068 </text:p>
          </table:table-cell>
          <table:table-cell table:style-name="ce3" table:formula="of:=CONCATENATE(TEXT(VALUE(SUBSTITUTE(MID([.$A35:.A35];28;3);&quot;.&quot;;&quot;,&quot;));&quot;000&quot;);&quot; &quot;)" office:value-type="string" office:string-value="067 ">
            <text:p>067 </text:p>
          </table:table-cell>
          <table:table-cell table:style-name="ce3" table:formula="of:=CONCATENATE(TEXT(VALUE(SUBSTITUTE(MID([.$A35:.A35];32;3);&quot;.&quot;;&quot;,&quot;));&quot;000&quot;);&quot; &quot;)" office:value-type="string" office:string-value="074 ">
            <text:p>074 </text:p>
          </table:table-cell>
          <table:table-cell table:style-name="ce2" office:value-type="string">
            <text:p><text:span text:style-name="T5">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 </text:span><text:span text:style-name="T2">&gt;</text:span></text:p>
          </table:table-cell>
          <table:table-cell table:style-name="ce8" office:value-type="string">
            <text:p>035</text:p>
          </table:table-cell>
          <table:table-cell table:style-name="ce10" office:value-type="string">
            <text:p>&lt;/e&gt;</text:p>
          </table:table-cell>
          <table:table-cell table:style-name="ce12" table:formula="of:=CONCATENATE([.B35];[.F35];[.C35];[.E35];[.D35];[.J35];[.G35];[.I35];[.H35];[.K35];[.L35];[.M35])" office:value-type="string" office:string-value="    &lt;e gnn=&quot;055 052 048 049 074 071 067 068 &quot; et=&quot;1&quot; m=&quot;1&quot; &gt;035&lt;/e&gt;">
            <text:p><text:s text:c="4"/>&lt;e gnn="055 052 048 049 074 071 067 068 " et="1" m="1" &gt;035&lt;/e&gt;</text:p>
          </table:table-cell>
          <table:table-cell table:number-columns-repeated="1003"/>
        </table:table-row>
        <table:table-row table:style-name="ro1">
          <table:table-cell office:value-type="string">
            <text:p>36, 57, 50, 56, 52, 76, 69, 75, 71</text:p>
          </table:table-cell>
          <table:table-cell table:style-name="ce2" office:value-type="string">
            <text:p><text:span text:style-name="T2"><text:s text:c="4"/></text:span><text:span text:style-name="T2">&lt;e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3" table:formula="of:=CONCATENATE(TEXT(VALUE(SUBSTITUTE(MID([.$A36:.A36];4;3);&quot;.&quot;;&quot;,&quot;));&quot;000&quot;) ;&quot; &quot;)" office:value-type="string" office:string-value="057 ">
            <text:p>057 </text:p>
          </table:table-cell>
          <table:table-cell table:style-name="ce3" table:formula="of:=CONCATENATE(TEXT(VALUE(SUBSTITUTE(MID([.$A36:.A36];8;3);&quot;.&quot;;&quot;,&quot;));&quot;000&quot;); &quot; &quot;)" office:value-type="string" office:string-value="050 ">
            <text:p>050 </text:p>
          </table:table-cell>
          <table:table-cell table:style-name="ce3" table:formula="of:=CONCATENATE(TEXT(VALUE(SUBSTITUTE(MID([.$A36:.A36];12;3);&quot;.&quot;;&quot;,&quot;));&quot;000&quot;); &quot; &quot;)" office:value-type="string" office:string-value="056 ">
            <text:p>056 </text:p>
          </table:table-cell>
          <table:table-cell table:style-name="ce3" table:formula="of:=CONCATENATE(TEXT(VALUE(SUBSTITUTE(MID([.$A36:.A36];16;3);&quot;.&quot;;&quot;,&quot;));&quot;000&quot;); &quot; &quot;)" office:value-type="string" office:string-value="052 ">
            <text:p>052 </text:p>
          </table:table-cell>
          <table:table-cell table:style-name="ce3" table:formula="of:=CONCATENATE(TEXT(VALUE(SUBSTITUTE(MID([.$A36:.A36];20;3);&quot;.&quot;;&quot;,&quot;));&quot;000&quot;); &quot; &quot;)" office:value-type="string" office:string-value="076 ">
            <text:p>076 </text:p>
          </table:table-cell>
          <table:table-cell table:style-name="ce3" table:formula="of:=CONCATENATE(TEXT(VALUE(SUBSTITUTE(MID([.$A36:.A36];24;3);&quot;.&quot;;&quot;,&quot;));&quot;000&quot;); &quot; &quot;)" office:value-type="string" office:string-value="069 ">
            <text:p>069 </text:p>
          </table:table-cell>
          <table:table-cell table:style-name="ce3" table:formula="of:=CONCATENATE(TEXT(VALUE(SUBSTITUTE(MID([.$A36:.A36];28;3);&quot;.&quot;;&quot;,&quot;));&quot;000&quot;);&quot; &quot;)" office:value-type="string" office:string-value="075 ">
            <text:p>075 </text:p>
          </table:table-cell>
          <table:table-cell table:style-name="ce3" table:formula="of:=CONCATENATE(TEXT(VALUE(SUBSTITUTE(MID([.$A36:.A36];32;3);&quot;.&quot;;&quot;,&quot;));&quot;000&quot;);&quot; &quot;)" office:value-type="string" office:string-value="071 ">
            <text:p>071 </text:p>
          </table:table-cell>
          <table:table-cell table:style-name="ce2" office:value-type="string">
            <text:p><text:span text:style-name="T5">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 </text:span><text:span text:style-name="T2">&gt;</text:span></text:p>
          </table:table-cell>
          <table:table-cell table:style-name="ce8" office:value-type="string">
            <text:p>036</text:p>
          </table:table-cell>
          <table:table-cell table:style-name="ce10" office:value-type="string">
            <text:p>&lt;/e&gt;</text:p>
          </table:table-cell>
          <table:table-cell table:style-name="ce12" table:formula="of:=CONCATENATE([.B36];[.F36];[.C36];[.E36];[.D36];[.J36];[.G36];[.I36];[.H36];[.K36];[.L36];[.M36])" office:value-type="string" office:string-value="    &lt;e gnn=&quot;052 057 056 050 071 076 075 069 &quot; et=&quot;1&quot; m=&quot;1&quot; &gt;036&lt;/e&gt;">
            <text:p><text:s text:c="4"/>&lt;e gnn="052 057 056 050 071 076 075 069 " et="1" m="1" &gt;036&lt;/e&gt;</text:p>
          </table:table-cell>
          <table:table-cell table:number-columns-repeated="1003"/>
        </table:table-row>
        <table:table-row table:style-name="ro1">
          <table:table-cell office:value-type="string">
            <text:p>37, 63, 70, 72, 64, 82, 89, 91, 83</text:p>
          </table:table-cell>
          <table:table-cell table:style-name="ce2" office:value-type="string">
            <text:p><text:span text:style-name="T2"><text:s text:c="4"/></text:span><text:span text:style-name="T2">&lt;e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3" table:formula="of:=CONCATENATE(TEXT(VALUE(SUBSTITUTE(MID([.$A37:.A37];4;3);&quot;.&quot;;&quot;,&quot;));&quot;000&quot;) ;&quot; &quot;)" office:value-type="string" office:string-value="063 ">
            <text:p>063 </text:p>
          </table:table-cell>
          <table:table-cell table:style-name="ce3" table:formula="of:=CONCATENATE(TEXT(VALUE(SUBSTITUTE(MID([.$A37:.A37];8;3);&quot;.&quot;;&quot;,&quot;));&quot;000&quot;); &quot; &quot;)" office:value-type="string" office:string-value="070 ">
            <text:p>070 </text:p>
          </table:table-cell>
          <table:table-cell table:style-name="ce3" table:formula="of:=CONCATENATE(TEXT(VALUE(SUBSTITUTE(MID([.$A37:.A37];12;3);&quot;.&quot;;&quot;,&quot;));&quot;000&quot;); &quot; &quot;)" office:value-type="string" office:string-value="072 ">
            <text:p>072 </text:p>
          </table:table-cell>
          <table:table-cell table:style-name="ce3" table:formula="of:=CONCATENATE(TEXT(VALUE(SUBSTITUTE(MID([.$A37:.A37];16;3);&quot;.&quot;;&quot;,&quot;));&quot;000&quot;); &quot; &quot;)" office:value-type="string" office:string-value="064 ">
            <text:p>064 </text:p>
          </table:table-cell>
          <table:table-cell table:style-name="ce3" table:formula="of:=CONCATENATE(TEXT(VALUE(SUBSTITUTE(MID([.$A37:.A37];20;3);&quot;.&quot;;&quot;,&quot;));&quot;000&quot;); &quot; &quot;)" office:value-type="string" office:string-value="082 ">
            <text:p>082 </text:p>
          </table:table-cell>
          <table:table-cell table:style-name="ce3" table:formula="of:=CONCATENATE(TEXT(VALUE(SUBSTITUTE(MID([.$A37:.A37];24;3);&quot;.&quot;;&quot;,&quot;));&quot;000&quot;); &quot; &quot;)" office:value-type="string" office:string-value="089 ">
            <text:p>089 </text:p>
          </table:table-cell>
          <table:table-cell table:style-name="ce3" table:formula="of:=CONCATENATE(TEXT(VALUE(SUBSTITUTE(MID([.$A37:.A37];28;3);&quot;.&quot;;&quot;,&quot;));&quot;000&quot;);&quot; &quot;)" office:value-type="string" office:string-value="091 ">
            <text:p>091 </text:p>
          </table:table-cell>
          <table:table-cell table:style-name="ce3" table:formula="of:=CONCATENATE(TEXT(VALUE(SUBSTITUTE(MID([.$A37:.A37];32;3);&quot;.&quot;;&quot;,&quot;));&quot;000&quot;);&quot; &quot;)" office:value-type="string" office:string-value="083 ">
            <text:p>083 </text:p>
          </table:table-cell>
          <table:table-cell table:style-name="ce2" office:value-type="string">
            <text:p><text:span text:style-name="T5">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 </text:span><text:span text:style-name="T2">&gt;</text:span></text:p>
          </table:table-cell>
          <table:table-cell table:style-name="ce8" office:value-type="string">
            <text:p>037</text:p>
          </table:table-cell>
          <table:table-cell table:style-name="ce10" office:value-type="string">
            <text:p>&lt;/e&gt;</text:p>
          </table:table-cell>
          <table:table-cell table:style-name="ce12" table:formula="of:=CONCATENATE([.B37];[.F37];[.C37];[.E37];[.D37];[.J37];[.G37];[.I37];[.H37];[.K37];[.L37];[.M37])" office:value-type="string" office:string-value="    &lt;e gnn=&quot;064 063 072 070 083 082 091 089 &quot; et=&quot;1&quot; m=&quot;1&quot; &gt;037&lt;/e&gt;">
            <text:p><text:s text:c="4"/>&lt;e gnn="064 063 072 070 083 082 091 089 " et="1" m="1" &gt;037&lt;/e&gt;</text:p>
          </table:table-cell>
          <table:table-cell table:number-columns-repeated="1003"/>
        </table:table-row>
        <table:table-row table:style-name="ro1">
          <table:table-cell office:value-type="string">
            <text:p>38, 72, 74, 65, 64, 91, 93, 84, 83</text:p>
          </table:table-cell>
          <table:table-cell table:style-name="ce2" office:value-type="string">
            <text:p><text:span text:style-name="T2"><text:s text:c="4"/></text:span><text:span text:style-name="T2">&lt;e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3" table:formula="of:=CONCATENATE(TEXT(VALUE(SUBSTITUTE(MID([.$A38:.A38];4;3);&quot;.&quot;;&quot;,&quot;));&quot;000&quot;) ;&quot; &quot;)" office:value-type="string" office:string-value="072 ">
            <text:p>072 </text:p>
          </table:table-cell>
          <table:table-cell table:style-name="ce3" table:formula="of:=CONCATENATE(TEXT(VALUE(SUBSTITUTE(MID([.$A38:.A38];8;3);&quot;.&quot;;&quot;,&quot;));&quot;000&quot;); &quot; &quot;)" office:value-type="string" office:string-value="074 ">
            <text:p>074 </text:p>
          </table:table-cell>
          <table:table-cell table:style-name="ce3" table:formula="of:=CONCATENATE(TEXT(VALUE(SUBSTITUTE(MID([.$A38:.A38];12;3);&quot;.&quot;;&quot;,&quot;));&quot;000&quot;); &quot; &quot;)" office:value-type="string" office:string-value="065 ">
            <text:p>065 </text:p>
          </table:table-cell>
          <table:table-cell table:style-name="ce3" table:formula="of:=CONCATENATE(TEXT(VALUE(SUBSTITUTE(MID([.$A38:.A38];16;3);&quot;.&quot;;&quot;,&quot;));&quot;000&quot;); &quot; &quot;)" office:value-type="string" office:string-value="064 ">
            <text:p>064 </text:p>
          </table:table-cell>
          <table:table-cell table:style-name="ce3" table:formula="of:=CONCATENATE(TEXT(VALUE(SUBSTITUTE(MID([.$A38:.A38];20;3);&quot;.&quot;;&quot;,&quot;));&quot;000&quot;); &quot; &quot;)" office:value-type="string" office:string-value="091 ">
            <text:p>091 </text:p>
          </table:table-cell>
          <table:table-cell table:style-name="ce3" table:formula="of:=CONCATENATE(TEXT(VALUE(SUBSTITUTE(MID([.$A38:.A38];24;3);&quot;.&quot;;&quot;,&quot;));&quot;000&quot;); &quot; &quot;)" office:value-type="string" office:string-value="093 ">
            <text:p>093 </text:p>
          </table:table-cell>
          <table:table-cell table:style-name="ce3" table:formula="of:=CONCATENATE(TEXT(VALUE(SUBSTITUTE(MID([.$A38:.A38];28;3);&quot;.&quot;;&quot;,&quot;));&quot;000&quot;);&quot; &quot;)" office:value-type="string" office:string-value="084 ">
            <text:p>084 </text:p>
          </table:table-cell>
          <table:table-cell table:style-name="ce3" table:formula="of:=CONCATENATE(TEXT(VALUE(SUBSTITUTE(MID([.$A38:.A38];32;3);&quot;.&quot;;&quot;,&quot;));&quot;000&quot;);&quot; &quot;)" office:value-type="string" office:string-value="083 ">
            <text:p>083 </text:p>
          </table:table-cell>
          <table:table-cell table:style-name="ce2" office:value-type="string">
            <text:p><text:span text:style-name="T5">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 </text:span><text:span text:style-name="T2">&gt;</text:span></text:p>
          </table:table-cell>
          <table:table-cell table:style-name="ce8" office:value-type="string">
            <text:p>038</text:p>
          </table:table-cell>
          <table:table-cell table:style-name="ce10" office:value-type="string">
            <text:p>&lt;/e&gt;</text:p>
          </table:table-cell>
          <table:table-cell table:style-name="ce12" table:formula="of:=CONCATENATE([.B38];[.F38];[.C38];[.E38];[.D38];[.J38];[.G38];[.I38];[.H38];[.K38];[.L38];[.M38])" office:value-type="string" office:string-value="    &lt;e gnn=&quot;064 072 065 074 083 091 084 093 &quot; et=&quot;1&quot; m=&quot;1&quot; &gt;038&lt;/e&gt;">
            <text:p><text:s text:c="4"/>&lt;e gnn="064 072 065 074 083 091 084 093 " et="1" m="1" &gt;038&lt;/e&gt;</text:p>
          </table:table-cell>
          <table:table-cell table:number-columns-repeated="1003"/>
        </table:table-row>
        <table:table-row table:style-name="ro1">
          <table:table-cell office:value-type="string">
            <text:p>39, 62, 60, 70, 63, 81, 79, 89, 82</text:p>
          </table:table-cell>
          <table:table-cell table:style-name="ce2" office:value-type="string">
            <text:p><text:span text:style-name="T2"><text:s text:c="4"/></text:span><text:span text:style-name="T2">&lt;e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3" table:formula="of:=CONCATENATE(TEXT(VALUE(SUBSTITUTE(MID([.$A39:.A39];4;3);&quot;.&quot;;&quot;,&quot;));&quot;000&quot;) ;&quot; &quot;)" office:value-type="string" office:string-value="062 ">
            <text:p>062 </text:p>
          </table:table-cell>
          <table:table-cell table:style-name="ce3" table:formula="of:=CONCATENATE(TEXT(VALUE(SUBSTITUTE(MID([.$A39:.A39];8;3);&quot;.&quot;;&quot;,&quot;));&quot;000&quot;); &quot; &quot;)" office:value-type="string" office:string-value="060 ">
            <text:p>060 </text:p>
          </table:table-cell>
          <table:table-cell table:style-name="ce3" table:formula="of:=CONCATENATE(TEXT(VALUE(SUBSTITUTE(MID([.$A39:.A39];12;3);&quot;.&quot;;&quot;,&quot;));&quot;000&quot;); &quot; &quot;)" office:value-type="string" office:string-value="070 ">
            <text:p>070 </text:p>
          </table:table-cell>
          <table:table-cell table:style-name="ce3" table:formula="of:=CONCATENATE(TEXT(VALUE(SUBSTITUTE(MID([.$A39:.A39];16;3);&quot;.&quot;;&quot;,&quot;));&quot;000&quot;); &quot; &quot;)" office:value-type="string" office:string-value="063 ">
            <text:p>063 </text:p>
          </table:table-cell>
          <table:table-cell table:style-name="ce3" table:formula="of:=CONCATENATE(TEXT(VALUE(SUBSTITUTE(MID([.$A39:.A39];20;3);&quot;.&quot;;&quot;,&quot;));&quot;000&quot;); &quot; &quot;)" office:value-type="string" office:string-value="081 ">
            <text:p>081 </text:p>
          </table:table-cell>
          <table:table-cell table:style-name="ce3" table:formula="of:=CONCATENATE(TEXT(VALUE(SUBSTITUTE(MID([.$A39:.A39];24;3);&quot;.&quot;;&quot;,&quot;));&quot;000&quot;); &quot; &quot;)" office:value-type="string" office:string-value="079 ">
            <text:p>079 </text:p>
          </table:table-cell>
          <table:table-cell table:style-name="ce3" table:formula="of:=CONCATENATE(TEXT(VALUE(SUBSTITUTE(MID([.$A39:.A39];28;3);&quot;.&quot;;&quot;,&quot;));&quot;000&quot;);&quot; &quot;)" office:value-type="string" office:string-value="089 ">
            <text:p>089 </text:p>
          </table:table-cell>
          <table:table-cell table:style-name="ce3" table:formula="of:=CONCATENATE(TEXT(VALUE(SUBSTITUTE(MID([.$A39:.A39];32;3);&quot;.&quot;;&quot;,&quot;));&quot;000&quot;);&quot; &quot;)" office:value-type="string" office:string-value="082 ">
            <text:p>082 </text:p>
          </table:table-cell>
          <table:table-cell table:style-name="ce2" office:value-type="string">
            <text:p><text:span text:style-name="T5">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 </text:span><text:span text:style-name="T2">&gt;</text:span></text:p>
          </table:table-cell>
          <table:table-cell table:style-name="ce8" office:value-type="string">
            <text:p>039</text:p>
          </table:table-cell>
          <table:table-cell table:style-name="ce10" office:value-type="string">
            <text:p>&lt;/e&gt;</text:p>
          </table:table-cell>
          <table:table-cell table:style-name="ce12" table:formula="of:=CONCATENATE([.B39];[.F39];[.C39];[.E39];[.D39];[.J39];[.G39];[.I39];[.H39];[.K39];[.L39];[.M39])" office:value-type="string" office:string-value="    &lt;e gnn=&quot;063 062 070 060 082 081 089 079 &quot; et=&quot;1&quot; m=&quot;1&quot; &gt;039&lt;/e&gt;">
            <text:p><text:s text:c="4"/>&lt;e gnn="063 062 070 060 082 081 089 079 " et="1" m="1" &gt;039&lt;/e&gt;</text:p>
          </table:table-cell>
          <table:table-cell table:number-columns-repeated="1003"/>
        </table:table-row>
        <table:table-row table:style-name="ro1">
          <table:table-cell office:value-type="string">
            <text:p>40, 73, 75, 58, 61, 92, 94, 77, 80</text:p>
          </table:table-cell>
          <table:table-cell table:style-name="ce2" office:value-type="string">
            <text:p><text:span text:style-name="T2"><text:s text:c="4"/></text:span><text:span text:style-name="T2">&lt;e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3" table:formula="of:=CONCATENATE(TEXT(VALUE(SUBSTITUTE(MID([.$A40:.A40];4;3);&quot;.&quot;;&quot;,&quot;));&quot;000&quot;) ;&quot; &quot;)" office:value-type="string" office:string-value="073 ">
            <text:p>073 </text:p>
          </table:table-cell>
          <table:table-cell table:style-name="ce3" table:formula="of:=CONCATENATE(TEXT(VALUE(SUBSTITUTE(MID([.$A40:.A40];8;3);&quot;.&quot;;&quot;,&quot;));&quot;000&quot;); &quot; &quot;)" office:value-type="string" office:string-value="075 ">
            <text:p>075 </text:p>
          </table:table-cell>
          <table:table-cell table:style-name="ce3" table:formula="of:=CONCATENATE(TEXT(VALUE(SUBSTITUTE(MID([.$A40:.A40];12;3);&quot;.&quot;;&quot;,&quot;));&quot;000&quot;); &quot; &quot;)" office:value-type="string" office:string-value="058 ">
            <text:p>058 </text:p>
          </table:table-cell>
          <table:table-cell table:style-name="ce3" table:formula="of:=CONCATENATE(TEXT(VALUE(SUBSTITUTE(MID([.$A40:.A40];16;3);&quot;.&quot;;&quot;,&quot;));&quot;000&quot;); &quot; &quot;)" office:value-type="string" office:string-value="061 ">
            <text:p>061 </text:p>
          </table:table-cell>
          <table:table-cell table:style-name="ce3" table:formula="of:=CONCATENATE(TEXT(VALUE(SUBSTITUTE(MID([.$A40:.A40];20;3);&quot;.&quot;;&quot;,&quot;));&quot;000&quot;); &quot; &quot;)" office:value-type="string" office:string-value="092 ">
            <text:p>092 </text:p>
          </table:table-cell>
          <table:table-cell table:style-name="ce3" table:formula="of:=CONCATENATE(TEXT(VALUE(SUBSTITUTE(MID([.$A40:.A40];24;3);&quot;.&quot;;&quot;,&quot;));&quot;000&quot;); &quot; &quot;)" office:value-type="string" office:string-value="094 ">
            <text:p>094 </text:p>
          </table:table-cell>
          <table:table-cell table:style-name="ce3" table:formula="of:=CONCATENATE(TEXT(VALUE(SUBSTITUTE(MID([.$A40:.A40];28;3);&quot;.&quot;;&quot;,&quot;));&quot;000&quot;);&quot; &quot;)" office:value-type="string" office:string-value="077 ">
            <text:p>077 </text:p>
          </table:table-cell>
          <table:table-cell table:style-name="ce3" table:formula="of:=CONCATENATE(TEXT(VALUE(SUBSTITUTE(MID([.$A40:.A40];32;3);&quot;.&quot;;&quot;,&quot;));&quot;000&quot;);&quot; &quot;)" office:value-type="string" office:string-value="080 ">
            <text:p>080 </text:p>
          </table:table-cell>
          <table:table-cell table:style-name="ce2" office:value-type="string">
            <text:p><text:span text:style-name="T5">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 </text:span><text:span text:style-name="T2">&gt;</text:span></text:p>
          </table:table-cell>
          <table:table-cell table:style-name="ce8" office:value-type="string">
            <text:p>040</text:p>
          </table:table-cell>
          <table:table-cell table:style-name="ce10" office:value-type="string">
            <text:p>&lt;/e&gt;</text:p>
          </table:table-cell>
          <table:table-cell table:style-name="ce12" table:formula="of:=CONCATENATE([.B40];[.F40];[.C40];[.E40];[.D40];[.J40];[.G40];[.I40];[.H40];[.K40];[.L40];[.M40])" office:value-type="string" office:string-value="    &lt;e gnn=&quot;061 073 058 075 080 092 077 094 &quot; et=&quot;1&quot; m=&quot;1&quot; &gt;040&lt;/e&gt;">
            <text:p><text:s text:c="4"/>&lt;e gnn="061 073 058 075 080 092 077 094 " et="1" m="1" &gt;040&lt;/e&gt;</text:p>
          </table:table-cell>
          <table:table-cell table:number-columns-repeated="1003"/>
        </table:table-row>
        <table:table-row table:style-name="ro1">
          <table:table-cell office:value-type="string">
            <text:p>41, 66, 65, 74, 67, 85, 84, 93, 86</text:p>
          </table:table-cell>
          <table:table-cell table:style-name="ce2" office:value-type="string">
            <text:p><text:span text:style-name="T2"><text:s text:c="4"/></text:span><text:span text:style-name="T2">&lt;e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3" table:formula="of:=CONCATENATE(TEXT(VALUE(SUBSTITUTE(MID([.$A41:.A41];4;3);&quot;.&quot;;&quot;,&quot;));&quot;000&quot;) ;&quot; &quot;)" office:value-type="string" office:string-value="066 ">
            <text:p>066 </text:p>
          </table:table-cell>
          <table:table-cell table:style-name="ce3" table:formula="of:=CONCATENATE(TEXT(VALUE(SUBSTITUTE(MID([.$A41:.A41];8;3);&quot;.&quot;;&quot;,&quot;));&quot;000&quot;); &quot; &quot;)" office:value-type="string" office:string-value="065 ">
            <text:p>065 </text:p>
          </table:table-cell>
          <table:table-cell table:style-name="ce3" table:formula="of:=CONCATENATE(TEXT(VALUE(SUBSTITUTE(MID([.$A41:.A41];12;3);&quot;.&quot;;&quot;,&quot;));&quot;000&quot;); &quot; &quot;)" office:value-type="string" office:string-value="074 ">
            <text:p>074 </text:p>
          </table:table-cell>
          <table:table-cell table:style-name="ce3" table:formula="of:=CONCATENATE(TEXT(VALUE(SUBSTITUTE(MID([.$A41:.A41];16;3);&quot;.&quot;;&quot;,&quot;));&quot;000&quot;); &quot; &quot;)" office:value-type="string" office:string-value="067 ">
            <text:p>067 </text:p>
          </table:table-cell>
          <table:table-cell table:style-name="ce3" table:formula="of:=CONCATENATE(TEXT(VALUE(SUBSTITUTE(MID([.$A41:.A41];20;3);&quot;.&quot;;&quot;,&quot;));&quot;000&quot;); &quot; &quot;)" office:value-type="string" office:string-value="085 ">
            <text:p>085 </text:p>
          </table:table-cell>
          <table:table-cell table:style-name="ce3" table:formula="of:=CONCATENATE(TEXT(VALUE(SUBSTITUTE(MID([.$A41:.A41];24;3);&quot;.&quot;;&quot;,&quot;));&quot;000&quot;); &quot; &quot;)" office:value-type="string" office:string-value="084 ">
            <text:p>084 </text:p>
          </table:table-cell>
          <table:table-cell table:style-name="ce3" table:formula="of:=CONCATENATE(TEXT(VALUE(SUBSTITUTE(MID([.$A41:.A41];28;3);&quot;.&quot;;&quot;,&quot;));&quot;000&quot;);&quot; &quot;)" office:value-type="string" office:string-value="093 ">
            <text:p>093 </text:p>
          </table:table-cell>
          <table:table-cell table:style-name="ce3" table:formula="of:=CONCATENATE(TEXT(VALUE(SUBSTITUTE(MID([.$A41:.A41];32;3);&quot;.&quot;;&quot;,&quot;));&quot;000&quot;);&quot; &quot;)" office:value-type="string" office:string-value="086 ">
            <text:p>086 </text:p>
          </table:table-cell>
          <table:table-cell table:style-name="ce2" office:value-type="string">
            <text:p><text:span text:style-name="T5">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 </text:span><text:span text:style-name="T2">&gt;</text:span></text:p>
          </table:table-cell>
          <table:table-cell table:style-name="ce8" office:value-type="string">
            <text:p>041</text:p>
          </table:table-cell>
          <table:table-cell table:style-name="ce10" office:value-type="string">
            <text:p>&lt;/e&gt;</text:p>
          </table:table-cell>
          <table:table-cell table:style-name="ce12" table:formula="of:=CONCATENATE([.B41];[.F41];[.C41];[.E41];[.D41];[.J41];[.G41];[.I41];[.H41];[.K41];[.L41];[.M41])" office:value-type="string" office:string-value="    &lt;e gnn=&quot;067 066 074 065 086 085 093 084 &quot; et=&quot;1&quot; m=&quot;1&quot; &gt;041&lt;/e&gt;">
            <text:p><text:s text:c="4"/>&lt;e gnn="067 066 074 065 086 085 093 084 " et="1" m="1" &gt;041&lt;/e&gt;</text:p>
          </table:table-cell>
          <table:table-cell table:number-columns-repeated="1003"/>
        </table:table-row>
        <table:table-row table:style-name="ro1">
          <table:table-cell office:value-type="string">
            <text:p>42, 59, 58, 75, 69, 78, 77, 94, 88</text:p>
          </table:table-cell>
          <table:table-cell table:style-name="ce2" office:value-type="string">
            <text:p><text:span text:style-name="T2"><text:s text:c="4"/></text:span><text:span text:style-name="T2">&lt;e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3" table:formula="of:=CONCATENATE(TEXT(VALUE(SUBSTITUTE(MID([.$A42:.A42];4;3);&quot;.&quot;;&quot;,&quot;));&quot;000&quot;) ;&quot; &quot;)" office:value-type="string" office:string-value="059 ">
            <text:p>059 </text:p>
          </table:table-cell>
          <table:table-cell table:style-name="ce3" table:formula="of:=CONCATENATE(TEXT(VALUE(SUBSTITUTE(MID([.$A42:.A42];8;3);&quot;.&quot;;&quot;,&quot;));&quot;000&quot;); &quot; &quot;)" office:value-type="string" office:string-value="058 ">
            <text:p>058 </text:p>
          </table:table-cell>
          <table:table-cell table:style-name="ce3" table:formula="of:=CONCATENATE(TEXT(VALUE(SUBSTITUTE(MID([.$A42:.A42];12;3);&quot;.&quot;;&quot;,&quot;));&quot;000&quot;); &quot; &quot;)" office:value-type="string" office:string-value="075 ">
            <text:p>075 </text:p>
          </table:table-cell>
          <table:table-cell table:style-name="ce3" table:formula="of:=CONCATENATE(TEXT(VALUE(SUBSTITUTE(MID([.$A42:.A42];16;3);&quot;.&quot;;&quot;,&quot;));&quot;000&quot;); &quot; &quot;)" office:value-type="string" office:string-value="069 ">
            <text:p>069 </text:p>
          </table:table-cell>
          <table:table-cell table:style-name="ce3" table:formula="of:=CONCATENATE(TEXT(VALUE(SUBSTITUTE(MID([.$A42:.A42];20;3);&quot;.&quot;;&quot;,&quot;));&quot;000&quot;); &quot; &quot;)" office:value-type="string" office:string-value="078 ">
            <text:p>078 </text:p>
          </table:table-cell>
          <table:table-cell table:style-name="ce3" table:formula="of:=CONCATENATE(TEXT(VALUE(SUBSTITUTE(MID([.$A42:.A42];24;3);&quot;.&quot;;&quot;,&quot;));&quot;000&quot;); &quot; &quot;)" office:value-type="string" office:string-value="077 ">
            <text:p>077 </text:p>
          </table:table-cell>
          <table:table-cell table:style-name="ce3" table:formula="of:=CONCATENATE(TEXT(VALUE(SUBSTITUTE(MID([.$A42:.A42];28;3);&quot;.&quot;;&quot;,&quot;));&quot;000&quot;);&quot; &quot;)" office:value-type="string" office:string-value="094 ">
            <text:p>094 </text:p>
          </table:table-cell>
          <table:table-cell table:style-name="ce3" table:formula="of:=CONCATENATE(TEXT(VALUE(SUBSTITUTE(MID([.$A42:.A42];32;3);&quot;.&quot;;&quot;,&quot;));&quot;000&quot;);&quot; &quot;)" office:value-type="string" office:string-value="088 ">
            <text:p>088 </text:p>
          </table:table-cell>
          <table:table-cell table:style-name="ce2" office:value-type="string">
            <text:p><text:span text:style-name="T5">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 </text:span><text:span text:style-name="T2">&gt;</text:span></text:p>
          </table:table-cell>
          <table:table-cell table:style-name="ce8" office:value-type="string">
            <text:p>042</text:p>
          </table:table-cell>
          <table:table-cell table:style-name="ce10" office:value-type="string">
            <text:p>&lt;/e&gt;</text:p>
          </table:table-cell>
          <table:table-cell table:style-name="ce12" table:formula="of:=CONCATENATE([.B42];[.F42];[.C42];[.E42];[.D42];[.J42];[.G42];[.I42];[.H42];[.K42];[.L42];[.M42])" office:value-type="string" office:string-value="    &lt;e gnn=&quot;069 059 075 058 088 078 094 077 &quot; et=&quot;1&quot; m=&quot;1&quot; &gt;042&lt;/e&gt;">
            <text:p><text:s text:c="4"/>&lt;e gnn="069 059 075 058 088 078 094 077 " et="1" m="1" &gt;042&lt;/e&gt;</text:p>
          </table:table-cell>
          <table:table-cell table:number-columns-repeated="1003"/>
        </table:table-row>
        <table:table-row table:style-name="ro1">
          <table:table-cell office:value-type="string">
            <text:p>43, 70, 60, 59, 69, 89, 79, 78, 88</text:p>
          </table:table-cell>
          <table:table-cell table:style-name="ce2" office:value-type="string">
            <text:p><text:span text:style-name="T2"><text:s text:c="4"/></text:span><text:span text:style-name="T2">&lt;e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3" table:formula="of:=CONCATENATE(TEXT(VALUE(SUBSTITUTE(MID([.$A43:.A43];4;3);&quot;.&quot;;&quot;,&quot;));&quot;000&quot;) ;&quot; &quot;)" office:value-type="string" office:string-value="070 ">
            <text:p>070 </text:p>
          </table:table-cell>
          <table:table-cell table:style-name="ce3" table:formula="of:=CONCATENATE(TEXT(VALUE(SUBSTITUTE(MID([.$A43:.A43];8;3);&quot;.&quot;;&quot;,&quot;));&quot;000&quot;); &quot; &quot;)" office:value-type="string" office:string-value="060 ">
            <text:p>060 </text:p>
          </table:table-cell>
          <table:table-cell table:style-name="ce3" table:formula="of:=CONCATENATE(TEXT(VALUE(SUBSTITUTE(MID([.$A43:.A43];12;3);&quot;.&quot;;&quot;,&quot;));&quot;000&quot;); &quot; &quot;)" office:value-type="string" office:string-value="059 ">
            <text:p>059 </text:p>
          </table:table-cell>
          <table:table-cell table:style-name="ce3" table:formula="of:=CONCATENATE(TEXT(VALUE(SUBSTITUTE(MID([.$A43:.A43];16;3);&quot;.&quot;;&quot;,&quot;));&quot;000&quot;); &quot; &quot;)" office:value-type="string" office:string-value="069 ">
            <text:p>069 </text:p>
          </table:table-cell>
          <table:table-cell table:style-name="ce3" table:formula="of:=CONCATENATE(TEXT(VALUE(SUBSTITUTE(MID([.$A43:.A43];20;3);&quot;.&quot;;&quot;,&quot;));&quot;000&quot;); &quot; &quot;)" office:value-type="string" office:string-value="089 ">
            <text:p>089 </text:p>
          </table:table-cell>
          <table:table-cell table:style-name="ce3" table:formula="of:=CONCATENATE(TEXT(VALUE(SUBSTITUTE(MID([.$A43:.A43];24;3);&quot;.&quot;;&quot;,&quot;));&quot;000&quot;); &quot; &quot;)" office:value-type="string" office:string-value="079 ">
            <text:p>079 </text:p>
          </table:table-cell>
          <table:table-cell table:style-name="ce3" table:formula="of:=CONCATENATE(TEXT(VALUE(SUBSTITUTE(MID([.$A43:.A43];28;3);&quot;.&quot;;&quot;,&quot;));&quot;000&quot;);&quot; &quot;)" office:value-type="string" office:string-value="078 ">
            <text:p>078 </text:p>
          </table:table-cell>
          <table:table-cell table:style-name="ce3" table:formula="of:=CONCATENATE(TEXT(VALUE(SUBSTITUTE(MID([.$A43:.A43];32;3);&quot;.&quot;;&quot;,&quot;));&quot;000&quot;);&quot; &quot;)" office:value-type="string" office:string-value="088 ">
            <text:p>088 </text:p>
          </table:table-cell>
          <table:table-cell table:style-name="ce2" office:value-type="string">
            <text:p><text:span text:style-name="T5">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 </text:span><text:span text:style-name="T2">&gt;</text:span></text:p>
          </table:table-cell>
          <table:table-cell table:style-name="ce8" office:value-type="string">
            <text:p>043</text:p>
          </table:table-cell>
          <table:table-cell table:style-name="ce10" office:value-type="string">
            <text:p>&lt;/e&gt;</text:p>
          </table:table-cell>
          <table:table-cell table:style-name="ce12" table:formula="of:=CONCATENATE([.B43];[.F43];[.C43];[.E43];[.D43];[.J43];[.G43];[.I43];[.H43];[.K43];[.L43];[.M43])" office:value-type="string" office:string-value="    &lt;e gnn=&quot;069 070 059 060 088 089 078 079 &quot; et=&quot;1&quot; m=&quot;1&quot; &gt;043&lt;/e&gt;">
            <text:p><text:s text:c="4"/>&lt;e gnn="069 070 059 060 088 089 078 079 " et="1" m="1" &gt;043&lt;/e&gt;</text:p>
          </table:table-cell>
          <table:table-cell table:number-columns-repeated="1003"/>
        </table:table-row>
        <table:table-row table:style-name="ro1">
          <table:table-cell office:value-type="string">
            <text:p>44, 73, 68, 71, 75, 92, 87, 90, 94</text:p>
          </table:table-cell>
          <table:table-cell table:style-name="ce2" office:value-type="string">
            <text:p><text:span text:style-name="T2"><text:s text:c="4"/></text:span><text:span text:style-name="T2">&lt;e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3" table:formula="of:=CONCATENATE(TEXT(VALUE(SUBSTITUTE(MID([.$A44:.A44];4;3);&quot;.&quot;;&quot;,&quot;));&quot;000&quot;) ;&quot; &quot;)" office:value-type="string" office:string-value="073 ">
            <text:p>073 </text:p>
          </table:table-cell>
          <table:table-cell table:style-name="ce3" table:formula="of:=CONCATENATE(TEXT(VALUE(SUBSTITUTE(MID([.$A44:.A44];8;3);&quot;.&quot;;&quot;,&quot;));&quot;000&quot;); &quot; &quot;)" office:value-type="string" office:string-value="068 ">
            <text:p>068 </text:p>
          </table:table-cell>
          <table:table-cell table:style-name="ce3" table:formula="of:=CONCATENATE(TEXT(VALUE(SUBSTITUTE(MID([.$A44:.A44];12;3);&quot;.&quot;;&quot;,&quot;));&quot;000&quot;); &quot; &quot;)" office:value-type="string" office:string-value="071 ">
            <text:p>071 </text:p>
          </table:table-cell>
          <table:table-cell table:style-name="ce3" table:formula="of:=CONCATENATE(TEXT(VALUE(SUBSTITUTE(MID([.$A44:.A44];16;3);&quot;.&quot;;&quot;,&quot;));&quot;000&quot;); &quot; &quot;)" office:value-type="string" office:string-value="075 ">
            <text:p>075 </text:p>
          </table:table-cell>
          <table:table-cell table:style-name="ce3" table:formula="of:=CONCATENATE(TEXT(VALUE(SUBSTITUTE(MID([.$A44:.A44];20;3);&quot;.&quot;;&quot;,&quot;));&quot;000&quot;); &quot; &quot;)" office:value-type="string" office:string-value="092 ">
            <text:p>092 </text:p>
          </table:table-cell>
          <table:table-cell table:style-name="ce3" table:formula="of:=CONCATENATE(TEXT(VALUE(SUBSTITUTE(MID([.$A44:.A44];24;3);&quot;.&quot;;&quot;,&quot;));&quot;000&quot;); &quot; &quot;)" office:value-type="string" office:string-value="087 ">
            <text:p>087 </text:p>
          </table:table-cell>
          <table:table-cell table:style-name="ce3" table:formula="of:=CONCATENATE(TEXT(VALUE(SUBSTITUTE(MID([.$A44:.A44];28;3);&quot;.&quot;;&quot;,&quot;));&quot;000&quot;);&quot; &quot;)" office:value-type="string" office:string-value="090 ">
            <text:p>090 </text:p>
          </table:table-cell>
          <table:table-cell table:style-name="ce3" table:formula="of:=CONCATENATE(TEXT(VALUE(SUBSTITUTE(MID([.$A44:.A44];32;3);&quot;.&quot;;&quot;,&quot;));&quot;000&quot;);&quot; &quot;)" office:value-type="string" office:string-value="094 ">
            <text:p>094 </text:p>
          </table:table-cell>
          <table:table-cell table:style-name="ce2" office:value-type="string">
            <text:p><text:span text:style-name="T5">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 </text:span><text:span text:style-name="T2">&gt;</text:span></text:p>
          </table:table-cell>
          <table:table-cell table:style-name="ce8" office:value-type="string">
            <text:p>044</text:p>
          </table:table-cell>
          <table:table-cell table:style-name="ce10" office:value-type="string">
            <text:p>&lt;/e&gt;</text:p>
          </table:table-cell>
          <table:table-cell table:style-name="ce12" table:formula="of:=CONCATENATE([.B44];[.F44];[.C44];[.E44];[.D44];[.J44];[.G44];[.I44];[.H44];[.K44];[.L44];[.M44])" office:value-type="string" office:string-value="    &lt;e gnn=&quot;075 073 071 068 094 092 090 087 &quot; et=&quot;1&quot; m=&quot;1&quot; &gt;044&lt;/e&gt;">
            <text:p><text:s text:c="4"/>&lt;e gnn="075 073 071 068 094 092 090 087 " et="1" m="1" &gt;044&lt;/e&gt;</text:p>
          </table:table-cell>
          <table:table-cell table:number-columns-repeated="1003"/>
        </table:table-row>
        <table:table-row table:style-name="ro1">
          <table:table-cell office:value-type="string">
            <text:p>45, 69, 76, 72, 70, 88, 95, 91, 89</text:p>
          </table:table-cell>
          <table:table-cell table:style-name="ce2" office:value-type="string">
            <text:p><text:span text:style-name="T2"><text:s text:c="4"/></text:span><text:span text:style-name="T2">&lt;e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3" table:formula="of:=CONCATENATE(TEXT(VALUE(SUBSTITUTE(MID([.$A45:.A45];4;3);&quot;.&quot;;&quot;,&quot;));&quot;000&quot;) ;&quot; &quot;)" office:value-type="string" office:string-value="069 ">
            <text:p>069 </text:p>
          </table:table-cell>
          <table:table-cell table:style-name="ce3" table:formula="of:=CONCATENATE(TEXT(VALUE(SUBSTITUTE(MID([.$A45:.A45];8;3);&quot;.&quot;;&quot;,&quot;));&quot;000&quot;); &quot; &quot;)" office:value-type="string" office:string-value="076 ">
            <text:p>076 </text:p>
          </table:table-cell>
          <table:table-cell table:style-name="ce3" table:formula="of:=CONCATENATE(TEXT(VALUE(SUBSTITUTE(MID([.$A45:.A45];12;3);&quot;.&quot;;&quot;,&quot;));&quot;000&quot;); &quot; &quot;)" office:value-type="string" office:string-value="072 ">
            <text:p>072 </text:p>
          </table:table-cell>
          <table:table-cell table:style-name="ce3" table:formula="of:=CONCATENATE(TEXT(VALUE(SUBSTITUTE(MID([.$A45:.A45];16;3);&quot;.&quot;;&quot;,&quot;));&quot;000&quot;); &quot; &quot;)" office:value-type="string" office:string-value="070 ">
            <text:p>070 </text:p>
          </table:table-cell>
          <table:table-cell table:style-name="ce3" table:formula="of:=CONCATENATE(TEXT(VALUE(SUBSTITUTE(MID([.$A45:.A45];20;3);&quot;.&quot;;&quot;,&quot;));&quot;000&quot;); &quot; &quot;)" office:value-type="string" office:string-value="088 ">
            <text:p>088 </text:p>
          </table:table-cell>
          <table:table-cell table:style-name="ce3" table:formula="of:=CONCATENATE(TEXT(VALUE(SUBSTITUTE(MID([.$A45:.A45];24;3);&quot;.&quot;;&quot;,&quot;));&quot;000&quot;); &quot; &quot;)" office:value-type="string" office:string-value="095 ">
            <text:p>095 </text:p>
          </table:table-cell>
          <table:table-cell table:style-name="ce3" table:formula="of:=CONCATENATE(TEXT(VALUE(SUBSTITUTE(MID([.$A45:.A45];28;3);&quot;.&quot;;&quot;,&quot;));&quot;000&quot;);&quot; &quot;)" office:value-type="string" office:string-value="091 ">
            <text:p>091 </text:p>
          </table:table-cell>
          <table:table-cell table:style-name="ce3" table:formula="of:=CONCATENATE(TEXT(VALUE(SUBSTITUTE(MID([.$A45:.A45];32;3);&quot;.&quot;;&quot;,&quot;));&quot;000&quot;);&quot; &quot;)" office:value-type="string" office:string-value="089 ">
            <text:p>089 </text:p>
          </table:table-cell>
          <table:table-cell table:style-name="ce2" office:value-type="string">
            <text:p><text:span text:style-name="T5">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 </text:span><text:span text:style-name="T2">&gt;</text:span></text:p>
          </table:table-cell>
          <table:table-cell table:style-name="ce8" office:value-type="string">
            <text:p>045</text:p>
          </table:table-cell>
          <table:table-cell table:style-name="ce10" office:value-type="string">
            <text:p>&lt;/e&gt;</text:p>
          </table:table-cell>
          <table:table-cell table:style-name="ce12" table:formula="of:=CONCATENATE([.B45];[.F45];[.C45];[.E45];[.D45];[.J45];[.G45];[.I45];[.H45];[.K45];[.L45];[.M45])" office:value-type="string" office:string-value="    &lt;e gnn=&quot;070 069 072 076 089 088 091 095 &quot; et=&quot;1&quot; m=&quot;1&quot; &gt;045&lt;/e&gt;">
            <text:p><text:s text:c="4"/>&lt;e gnn="070 069 072 076 089 088 091 095 " et="1" m="1" &gt;045&lt;/e&gt;</text:p>
          </table:table-cell>
          <table:table-cell table:number-columns-repeated="1003"/>
        </table:table-row>
        <table:table-row table:style-name="ro1">
          <table:table-cell office:value-type="string">
            <text:p>46, 74, 72, 76, 71, 93, 91, 95, 90</text:p>
          </table:table-cell>
          <table:table-cell table:style-name="ce2" office:value-type="string">
            <text:p><text:span text:style-name="T2"><text:s text:c="4"/></text:span><text:span text:style-name="T2">&lt;e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3" table:formula="of:=CONCATENATE(TEXT(VALUE(SUBSTITUTE(MID([.$A46:.A46];4;3);&quot;.&quot;;&quot;,&quot;));&quot;000&quot;) ;&quot; &quot;)" office:value-type="string" office:string-value="074 ">
            <text:p>074 </text:p>
          </table:table-cell>
          <table:table-cell table:style-name="ce3" table:formula="of:=CONCATENATE(TEXT(VALUE(SUBSTITUTE(MID([.$A46:.A46];8;3);&quot;.&quot;;&quot;,&quot;));&quot;000&quot;); &quot; &quot;)" office:value-type="string" office:string-value="072 ">
            <text:p>072 </text:p>
          </table:table-cell>
          <table:table-cell table:style-name="ce3" table:formula="of:=CONCATENATE(TEXT(VALUE(SUBSTITUTE(MID([.$A46:.A46];12;3);&quot;.&quot;;&quot;,&quot;));&quot;000&quot;); &quot; &quot;)" office:value-type="string" office:string-value="076 ">
            <text:p>076 </text:p>
          </table:table-cell>
          <table:table-cell table:style-name="ce3" table:formula="of:=CONCATENATE(TEXT(VALUE(SUBSTITUTE(MID([.$A46:.A46];16;3);&quot;.&quot;;&quot;,&quot;));&quot;000&quot;); &quot; &quot;)" office:value-type="string" office:string-value="071 ">
            <text:p>071 </text:p>
          </table:table-cell>
          <table:table-cell table:style-name="ce3" table:formula="of:=CONCATENATE(TEXT(VALUE(SUBSTITUTE(MID([.$A46:.A46];20;3);&quot;.&quot;;&quot;,&quot;));&quot;000&quot;); &quot; &quot;)" office:value-type="string" office:string-value="093 ">
            <text:p>093 </text:p>
          </table:table-cell>
          <table:table-cell table:style-name="ce3" table:formula="of:=CONCATENATE(TEXT(VALUE(SUBSTITUTE(MID([.$A46:.A46];24;3);&quot;.&quot;;&quot;,&quot;));&quot;000&quot;); &quot; &quot;)" office:value-type="string" office:string-value="091 ">
            <text:p>091 </text:p>
          </table:table-cell>
          <table:table-cell table:style-name="ce3" table:formula="of:=CONCATENATE(TEXT(VALUE(SUBSTITUTE(MID([.$A46:.A46];28;3);&quot;.&quot;;&quot;,&quot;));&quot;000&quot;);&quot; &quot;)" office:value-type="string" office:string-value="095 ">
            <text:p>095 </text:p>
          </table:table-cell>
          <table:table-cell table:style-name="ce3" table:formula="of:=CONCATENATE(TEXT(VALUE(SUBSTITUTE(MID([.$A46:.A46];32;3);&quot;.&quot;;&quot;,&quot;));&quot;000&quot;);&quot; &quot;)" office:value-type="string" office:string-value="090 ">
            <text:p>090 </text:p>
          </table:table-cell>
          <table:table-cell table:style-name="ce2" office:value-type="string">
            <text:p><text:span text:style-name="T5">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 </text:span><text:span text:style-name="T2">&gt;</text:span></text:p>
          </table:table-cell>
          <table:table-cell table:style-name="ce8" office:value-type="string">
            <text:p>046</text:p>
          </table:table-cell>
          <table:table-cell table:style-name="ce10" office:value-type="string">
            <text:p>&lt;/e&gt;</text:p>
          </table:table-cell>
          <table:table-cell table:style-name="ce12" table:formula="of:=CONCATENATE([.B46];[.F46];[.C46];[.E46];[.D46];[.J46];[.G46];[.I46];[.H46];[.K46];[.L46];[.M46])" office:value-type="string" office:string-value="    &lt;e gnn=&quot;071 074 076 072 090 093 095 091 &quot; et=&quot;1&quot; m=&quot;1&quot; &gt;046&lt;/e&gt;">
            <text:p><text:s text:c="4"/>&lt;e gnn="071 074 076 072 090 093 095 091 " et="1" m="1" &gt;046&lt;/e&gt;</text:p>
          </table:table-cell>
          <table:table-cell table:number-columns-repeated="1003"/>
        </table:table-row>
        <table:table-row table:style-name="ro1">
          <table:table-cell office:value-type="string">
            <text:p>47, 71, 68, 67, 74, 90, 87, 86, 93</text:p>
          </table:table-cell>
          <table:table-cell table:style-name="ce2" office:value-type="string">
            <text:p><text:span text:style-name="T2"><text:s text:c="4"/></text:span><text:span text:style-name="T2">&lt;e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3" table:formula="of:=CONCATENATE(TEXT(VALUE(SUBSTITUTE(MID([.$A47:.A47];4;3);&quot;.&quot;;&quot;,&quot;));&quot;000&quot;) ;&quot; &quot;)" office:value-type="string" office:string-value="071 ">
            <text:p>071 </text:p>
          </table:table-cell>
          <table:table-cell table:style-name="ce3" table:formula="of:=CONCATENATE(TEXT(VALUE(SUBSTITUTE(MID([.$A47:.A47];8;3);&quot;.&quot;;&quot;,&quot;));&quot;000&quot;); &quot; &quot;)" office:value-type="string" office:string-value="068 ">
            <text:p>068 </text:p>
          </table:table-cell>
          <table:table-cell table:style-name="ce3" table:formula="of:=CONCATENATE(TEXT(VALUE(SUBSTITUTE(MID([.$A47:.A47];12;3);&quot;.&quot;;&quot;,&quot;));&quot;000&quot;); &quot; &quot;)" office:value-type="string" office:string-value="067 ">
            <text:p>067 </text:p>
          </table:table-cell>
          <table:table-cell table:style-name="ce3" table:formula="of:=CONCATENATE(TEXT(VALUE(SUBSTITUTE(MID([.$A47:.A47];16;3);&quot;.&quot;;&quot;,&quot;));&quot;000&quot;); &quot; &quot;)" office:value-type="string" office:string-value="074 ">
            <text:p>074 </text:p>
          </table:table-cell>
          <table:table-cell table:style-name="ce3" table:formula="of:=CONCATENATE(TEXT(VALUE(SUBSTITUTE(MID([.$A47:.A47];20;3);&quot;.&quot;;&quot;,&quot;));&quot;000&quot;); &quot; &quot;)" office:value-type="string" office:string-value="090 ">
            <text:p>090 </text:p>
          </table:table-cell>
          <table:table-cell table:style-name="ce3" table:formula="of:=CONCATENATE(TEXT(VALUE(SUBSTITUTE(MID([.$A47:.A47];24;3);&quot;.&quot;;&quot;,&quot;));&quot;000&quot;); &quot; &quot;)" office:value-type="string" office:string-value="087 ">
            <text:p>087 </text:p>
          </table:table-cell>
          <table:table-cell table:style-name="ce3" table:formula="of:=CONCATENATE(TEXT(VALUE(SUBSTITUTE(MID([.$A47:.A47];28;3);&quot;.&quot;;&quot;,&quot;));&quot;000&quot;);&quot; &quot;)" office:value-type="string" office:string-value="086 ">
            <text:p>086 </text:p>
          </table:table-cell>
          <table:table-cell table:style-name="ce3" table:formula="of:=CONCATENATE(TEXT(VALUE(SUBSTITUTE(MID([.$A47:.A47];32;3);&quot;.&quot;;&quot;,&quot;));&quot;000&quot;);&quot; &quot;)" office:value-type="string" office:string-value="093 ">
            <text:p>093 </text:p>
          </table:table-cell>
          <table:table-cell table:style-name="ce2" office:value-type="string">
            <text:p><text:span text:style-name="T5">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 </text:span><text:span text:style-name="T2">&gt;</text:span></text:p>
          </table:table-cell>
          <table:table-cell table:style-name="ce8" office:value-type="string">
            <text:p>047</text:p>
          </table:table-cell>
          <table:table-cell table:style-name="ce10" office:value-type="string">
            <text:p>&lt;/e&gt;</text:p>
          </table:table-cell>
          <table:table-cell table:style-name="ce12" table:formula="of:=CONCATENATE([.B47];[.F47];[.C47];[.E47];[.D47];[.J47];[.G47];[.I47];[.H47];[.K47];[.L47];[.M47])" office:value-type="string" office:string-value="    &lt;e gnn=&quot;074 071 067 068 093 090 086 087 &quot; et=&quot;1&quot; m=&quot;1&quot; &gt;047&lt;/e&gt;">
            <text:p><text:s text:c="4"/>&lt;e gnn="074 071 067 068 093 090 086 087 " et="1" m="1" &gt;047&lt;/e&gt;</text:p>
          </table:table-cell>
          <table:table-cell table:number-columns-repeated="1003"/>
        </table:table-row>
        <table:table-row table:style-name="ro1">
          <table:table-cell office:value-type="string">
            <text:p>48, 76, 69, 75, 71, 95, 88, 94, 90</text:p>
          </table:table-cell>
          <table:table-cell table:style-name="ce2" office:value-type="string">
            <text:p><text:span text:style-name="T2"><text:s text:c="4"/></text:span><text:span text:style-name="T2">&lt;e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3" table:formula="of:=CONCATENATE(TEXT(VALUE(SUBSTITUTE(MID([.$A48:.A48];4;3);&quot;.&quot;;&quot;,&quot;));&quot;000&quot;) ;&quot; &quot;)" office:value-type="string" office:string-value="076 ">
            <text:p>076 </text:p>
          </table:table-cell>
          <table:table-cell table:style-name="ce3" table:formula="of:=CONCATENATE(TEXT(VALUE(SUBSTITUTE(MID([.$A48:.A48];8;3);&quot;.&quot;;&quot;,&quot;));&quot;000&quot;); &quot; &quot;)" office:value-type="string" office:string-value="069 ">
            <text:p>069 </text:p>
          </table:table-cell>
          <table:table-cell table:style-name="ce3" table:formula="of:=CONCATENATE(TEXT(VALUE(SUBSTITUTE(MID([.$A48:.A48];12;3);&quot;.&quot;;&quot;,&quot;));&quot;000&quot;); &quot; &quot;)" office:value-type="string" office:string-value="075 ">
            <text:p>075 </text:p>
          </table:table-cell>
          <table:table-cell table:style-name="ce3" table:formula="of:=CONCATENATE(TEXT(VALUE(SUBSTITUTE(MID([.$A48:.A48];16;3);&quot;.&quot;;&quot;,&quot;));&quot;000&quot;); &quot; &quot;)" office:value-type="string" office:string-value="071 ">
            <text:p>071 </text:p>
          </table:table-cell>
          <table:table-cell table:style-name="ce3" table:formula="of:=CONCATENATE(TEXT(VALUE(SUBSTITUTE(MID([.$A48:.A48];20;3);&quot;.&quot;;&quot;,&quot;));&quot;000&quot;); &quot; &quot;)" office:value-type="string" office:string-value="095 ">
            <text:p>095 </text:p>
          </table:table-cell>
          <table:table-cell table:style-name="ce3" table:formula="of:=CONCATENATE(TEXT(VALUE(SUBSTITUTE(MID([.$A48:.A48];24;3);&quot;.&quot;;&quot;,&quot;));&quot;000&quot;); &quot; &quot;)" office:value-type="string" office:string-value="088 ">
            <text:p>088 </text:p>
          </table:table-cell>
          <table:table-cell table:style-name="ce3" table:formula="of:=CONCATENATE(TEXT(VALUE(SUBSTITUTE(MID([.$A48:.A48];28;3);&quot;.&quot;;&quot;,&quot;));&quot;000&quot;);&quot; &quot;)" office:value-type="string" office:string-value="094 ">
            <text:p>094 </text:p>
          </table:table-cell>
          <table:table-cell table:style-name="ce3" table:formula="of:=CONCATENATE(TEXT(VALUE(SUBSTITUTE(MID([.$A48:.A48];32;3);&quot;.&quot;;&quot;,&quot;));&quot;000&quot;);&quot; &quot;)" office:value-type="string" office:string-value="090 ">
            <text:p>090 </text:p>
          </table:table-cell>
          <table:table-cell table:style-name="ce2" office:value-type="string">
            <text:p><text:span text:style-name="T5">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 </text:span><text:span text:style-name="T2">&gt;</text:span></text:p>
          </table:table-cell>
          <table:table-cell table:style-name="ce8" office:value-type="string">
            <text:p>048</text:p>
          </table:table-cell>
          <table:table-cell table:style-name="ce10" office:value-type="string">
            <text:p>&lt;/e&gt;</text:p>
          </table:table-cell>
          <table:table-cell table:style-name="ce12" table:formula="of:=CONCATENATE([.B48];[.F48];[.C48];[.E48];[.D48];[.J48];[.G48];[.I48];[.H48];[.K48];[.L48];[.M48])" office:value-type="string" office:string-value="    &lt;e gnn=&quot;071 076 075 069 090 095 094 088 &quot; et=&quot;1&quot; m=&quot;1&quot; &gt;048&lt;/e&gt;">
            <text:p><text:s text:c="4"/>&lt;e gnn="071 076 075 069 090 095 094 088 " et="1" m="1" &gt;048&lt;/e&gt;</text:p>
          </table:table-cell>
          <table:table-cell table:number-columns-repeated="1003"/>
        </table:table-row>
        <table:table-row table:style-name="ro1" table:number-rows-repeated="84">
          <table:table-cell/>
          <table:table-cell table:style-name="ce2" table:number-columns-repeated="8"/>
          <table:table-cell table:style-name="ce3"/>
          <table:table-cell table:style-name="ce7"/>
          <table:table-cell table:style-name="ce8"/>
          <table:table-cell table:style-name="ce10"/>
          <table:table-cell table:style-name="ce12"/>
          <table:table-cell table:number-columns-repeated="1003"/>
        </table:table-row>
        <table:table-row table:style-name="ro1" table:number-rows-repeated="14">
          <table:table-cell/>
          <table:table-cell table:style-name="ce2" table:number-columns-repeated="8"/>
          <table:table-cell table:style-name="ce3"/>
          <table:table-cell table:style-name="ce7"/>
          <table:table-cell table:style-name="ce8"/>
          <table:table-cell table:style-name="ce10"/>
          <table:table-cell table:style-name="ce12"/>
          <table:table-cell table:style-name="ce1" table:number-columns-repeated="5"/>
          <table:table-cell table:number-columns-repeated="998"/>
        </table:table-row>
        <table:table-row table:style-name="ro1" table:number-rows-repeated="113">
          <table:table-cell/>
          <table:table-cell table:style-name="ce2" table:number-columns-repeated="8"/>
          <table:table-cell table:style-name="ce3"/>
          <table:table-cell table:style-name="ce7"/>
          <table:table-cell table:style-name="ce8"/>
          <table:table-cell table:style-name="ce10"/>
          <table:table-cell table:style-name="ce12"/>
          <table:table-cell table:number-columns-repeated="1003"/>
        </table:table-row>
        <table:table-row table:style-name="ro1" table:number-rows-repeated="1048316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Inzidenz - GiD" table:style-name="ta1" table:print="false">
        <office:forms form:automatic-focus="false" form:apply-design-mode="false"/>
        <table:table-column table:style-name="co8" table:default-cell-style-name="ce1"/>
        <table:table-column table:style-name="co9" table:number-columns-repeated="9" table:default-cell-style-name="ce1"/>
        <table:table-column table:style-name="co8" table:default-cell-style-name="ce1"/>
        <table:table-column table:style-name="co6" table:number-columns-repeated="1001" table:default-cell-style-name="ce9"/>
        <table:table-column table:style-name="co6" table:number-columns-repeated="2" table:default-cell-style-name="ce1"/>
        <table:table-row table:style-name="ro1">
          <table:table-cell table:number-columns-repeated="2"/>
          <table:table-cell table:style-name="ce3" table:number-columns-repeated="8"/>
          <table:table-cell table:style-name="ce12" office:value-type="string">
            <text:p>Elements</text:p>
          </table:table-cell>
          <table:table-cell table:number-columns-repeated="1003"/>
        </table:table-row>
        <table:table-row table:style-name="ro1">
          <table:table-cell office:value-type="string">
            <text:p><text:s/>1, <text:s/>6, 13, 15, <text:s/>7, 25, 32, 34, 26</text:p>
          </table:table-cell>
          <table:table-cell table:style-name="ce3" table:formula="of:=CONCATENATE(TEXT(VALUE(SUBSTITUTE(MID([.$A2];1;2);&quot;.&quot;;&quot;,&quot;));&quot;000&quot;) ;&quot; &quot;)" office:value-type="string" office:string-value="001 ">
            <text:p>001 </text:p>
          </table:table-cell>
          <table:table-cell table:style-name="ce3" table:formula="of:=CONCATENATE(TEXT(VALUE(SUBSTITUTE(MID([.$A2:.A2];4;3);&quot;.&quot;;&quot;,&quot;));&quot;000&quot;) ;&quot; &quot;)" office:value-type="string" office:string-value="006 ">
            <text:p>006 </text:p>
          </table:table-cell>
          <table:table-cell table:style-name="ce3" table:formula="of:=CONCATENATE(TEXT(VALUE(SUBSTITUTE(MID([.$A2:.A2];8;3);&quot;.&quot;;&quot;,&quot;));&quot;000&quot;); &quot; &quot;)" office:value-type="string" office:string-value="013 ">
            <text:p>013 </text:p>
          </table:table-cell>
          <table:table-cell table:style-name="ce3" table:formula="of:=CONCATENATE(TEXT(VALUE(SUBSTITUTE(MID([.$A2:.A2];12;3);&quot;.&quot;;&quot;,&quot;));&quot;000&quot;); &quot; &quot;)" office:value-type="string" office:string-value="015 ">
            <text:p>015 </text:p>
          </table:table-cell>
          <table:table-cell table:style-name="ce3" table:formula="of:=CONCATENATE(TEXT(VALUE(SUBSTITUTE(MID([.$A2:.A2];16;3);&quot;.&quot;;&quot;,&quot;));&quot;000&quot;); &quot; &quot;)" office:value-type="string" office:string-value="007 ">
            <text:p>007 </text:p>
          </table:table-cell>
          <table:table-cell table:style-name="ce3" table:formula="of:=CONCATENATE(TEXT(VALUE(SUBSTITUTE(MID([.$A2:.A2];20;3);&quot;.&quot;;&quot;,&quot;));&quot;000&quot;); &quot; &quot;)" office:value-type="string" office:string-value="025 ">
            <text:p>025 </text:p>
          </table:table-cell>
          <table:table-cell table:style-name="ce3" table:formula="of:=CONCATENATE(TEXT(VALUE(SUBSTITUTE(MID([.$A2:.A2];24;3);&quot;.&quot;;&quot;,&quot;));&quot;000&quot;); &quot; &quot;)" office:value-type="string" office:string-value="032 ">
            <text:p>032 </text:p>
          </table:table-cell>
          <table:table-cell table:style-name="ce3" table:formula="of:=CONCATENATE(TEXT(VALUE(SUBSTITUTE(MID([.$A2:.A2];28;3);&quot;.&quot;;&quot;,&quot;));&quot;000&quot;);&quot; &quot;)" office:value-type="string" office:string-value="034 ">
            <text:p>034 </text:p>
          </table:table-cell>
          <table:table-cell table:style-name="ce3" table:formula="of:=CONCATENATE(TEXT(VALUE(SUBSTITUTE(MID([.$A2:.A2];32;3);&quot;.&quot;;&quot;,&quot;));&quot;000&quot;);&quot; &quot;)" office:value-type="string" office:string-value="026 ">
            <text:p>026 </text:p>
          </table:table-cell>
          <table:table-cell table:style-name="ce12" table:formula="of:=CONCATENATE([.B2];&quot;&quot;;[.C2];&quot;&quot;;[.D2];&quot;&quot;;[.E2];&quot;&quot;;[.F2];&quot;&quot;;[.G2];&quot;&quot;;[.H2];&quot;&quot;;[.I2];&quot;&quot;;[.J2])" office:value-type="string" office:string-value="001 006 013 015 007 025 032 034 026 ">
            <text:p>001 006 013 015 007 025 032 034 026 </text:p>
          </table:table-cell>
          <table:table-cell table:number-columns-repeated="1003"/>
        </table:table-row>
        <table:table-row table:style-name="ro1">
          <table:table-cell office:value-type="string">
            <text:p><text:s/>2, 15, 17, <text:s/>8, <text:s/>7, 34, 36, 27, 26</text:p>
          </table:table-cell>
          <table:table-cell table:style-name="ce3" table:formula="of:=CONCATENATE(TEXT(VALUE(SUBSTITUTE(MID([.$A3];1;2);&quot;.&quot;;&quot;,&quot;));&quot;000&quot;) ;&quot; &quot;)" office:value-type="string" office:string-value="002 ">
            <text:p>002 </text:p>
          </table:table-cell>
          <table:table-cell table:style-name="ce3" table:formula="of:=CONCATENATE(TEXT(VALUE(SUBSTITUTE(MID([.$A3:.A3];4;3);&quot;.&quot;;&quot;,&quot;));&quot;000&quot;) ;&quot; &quot;)" office:value-type="string" office:string-value="015 ">
            <text:p>015 </text:p>
          </table:table-cell>
          <table:table-cell table:style-name="ce3" table:formula="of:=CONCATENATE(TEXT(VALUE(SUBSTITUTE(MID([.$A3:.A3];8;3);&quot;.&quot;;&quot;,&quot;));&quot;000&quot;); &quot; &quot;)" office:value-type="string" office:string-value="017 ">
            <text:p>017 </text:p>
          </table:table-cell>
          <table:table-cell table:style-name="ce3" table:formula="of:=CONCATENATE(TEXT(VALUE(SUBSTITUTE(MID([.$A3:.A3];12;3);&quot;.&quot;;&quot;,&quot;));&quot;000&quot;); &quot; &quot;)" office:value-type="string" office:string-value="008 ">
            <text:p>008 </text:p>
          </table:table-cell>
          <table:table-cell table:style-name="ce3" table:formula="of:=CONCATENATE(TEXT(VALUE(SUBSTITUTE(MID([.$A3:.A3];16;3);&quot;.&quot;;&quot;,&quot;));&quot;000&quot;); &quot; &quot;)" office:value-type="string" office:string-value="007 ">
            <text:p>007 </text:p>
          </table:table-cell>
          <table:table-cell table:style-name="ce3" table:formula="of:=CONCATENATE(TEXT(VALUE(SUBSTITUTE(MID([.$A3:.A3];20;3);&quot;.&quot;;&quot;,&quot;));&quot;000&quot;); &quot; &quot;)" office:value-type="string" office:string-value="034 ">
            <text:p>034 </text:p>
          </table:table-cell>
          <table:table-cell table:style-name="ce3" table:formula="of:=CONCATENATE(TEXT(VALUE(SUBSTITUTE(MID([.$A3:.A3];24;3);&quot;.&quot;;&quot;,&quot;));&quot;000&quot;); &quot; &quot;)" office:value-type="string" office:string-value="036 ">
            <text:p>036 </text:p>
          </table:table-cell>
          <table:table-cell table:style-name="ce3" table:formula="of:=CONCATENATE(TEXT(VALUE(SUBSTITUTE(MID([.$A3:.A3];28;3);&quot;.&quot;;&quot;,&quot;));&quot;000&quot;);&quot; &quot;)" office:value-type="string" office:string-value="027 ">
            <text:p>027 </text:p>
          </table:table-cell>
          <table:table-cell table:style-name="ce3" table:formula="of:=CONCATENATE(TEXT(VALUE(SUBSTITUTE(MID([.$A3:.A3];32;3);&quot;.&quot;;&quot;,&quot;));&quot;000&quot;);&quot; &quot;)" office:value-type="string" office:string-value="026 ">
            <text:p>026 </text:p>
          </table:table-cell>
          <table:table-cell table:style-name="ce12" table:formula="of:=CONCATENATE([.B3];&quot;&quot;;[.C3];&quot;&quot;;[.D3];&quot;&quot;;[.E3];&quot;&quot;;[.F3];&quot;&quot;;[.G3];&quot;&quot;;[.H3];&quot;&quot;;[.I3];&quot;&quot;;[.J3])" office:value-type="string" office:string-value="002 015 017 008 007 034 036 027 026 ">
            <text:p>002 015 017 008 007 034 036 027 026 </text:p>
          </table:table-cell>
          <table:table-cell table:number-columns-repeated="1003"/>
        </table:table-row>
        <table:table-row table:style-name="ro1">
          <table:table-cell office:value-type="string">
            <text:p><text:s/>3, <text:s/>5, <text:s/>3, 13, <text:s/>6, 24, 22, 32, 25</text:p>
          </table:table-cell>
          <table:table-cell table:style-name="ce3" table:formula="of:=CONCATENATE(TEXT(VALUE(SUBSTITUTE(MID([.$A4];1;2);&quot;.&quot;;&quot;,&quot;));&quot;000&quot;) ;&quot; &quot;)" office:value-type="string" office:string-value="003 ">
            <text:p>003 </text:p>
          </table:table-cell>
          <table:table-cell table:style-name="ce3" table:formula="of:=CONCATENATE(TEXT(VALUE(SUBSTITUTE(MID([.$A4:.A4];4;3);&quot;.&quot;;&quot;,&quot;));&quot;000&quot;) ;&quot; &quot;)" office:value-type="string" office:string-value="005 ">
            <text:p>005 </text:p>
          </table:table-cell>
          <table:table-cell table:style-name="ce3" table:formula="of:=CONCATENATE(TEXT(VALUE(SUBSTITUTE(MID([.$A4:.A4];8;3);&quot;.&quot;;&quot;,&quot;));&quot;000&quot;); &quot; &quot;)" office:value-type="string" office:string-value="003 ">
            <text:p>003 </text:p>
          </table:table-cell>
          <table:table-cell table:style-name="ce3" table:formula="of:=CONCATENATE(TEXT(VALUE(SUBSTITUTE(MID([.$A4:.A4];12;3);&quot;.&quot;;&quot;,&quot;));&quot;000&quot;); &quot; &quot;)" office:value-type="string" office:string-value="013 ">
            <text:p>013 </text:p>
          </table:table-cell>
          <table:table-cell table:style-name="ce3" table:formula="of:=CONCATENATE(TEXT(VALUE(SUBSTITUTE(MID([.$A4:.A4];16;3);&quot;.&quot;;&quot;,&quot;));&quot;000&quot;); &quot; &quot;)" office:value-type="string" office:string-value="006 ">
            <text:p>006 </text:p>
          </table:table-cell>
          <table:table-cell table:style-name="ce3" table:formula="of:=CONCATENATE(TEXT(VALUE(SUBSTITUTE(MID([.$A4:.A4];20;3);&quot;.&quot;;&quot;,&quot;));&quot;000&quot;); &quot; &quot;)" office:value-type="string" office:string-value="024 ">
            <text:p>024 </text:p>
          </table:table-cell>
          <table:table-cell table:style-name="ce3" table:formula="of:=CONCATENATE(TEXT(VALUE(SUBSTITUTE(MID([.$A4:.A4];24;3);&quot;.&quot;;&quot;,&quot;));&quot;000&quot;); &quot; &quot;)" office:value-type="string" office:string-value="022 ">
            <text:p>022 </text:p>
          </table:table-cell>
          <table:table-cell table:style-name="ce3" table:formula="of:=CONCATENATE(TEXT(VALUE(SUBSTITUTE(MID([.$A4:.A4];28;3);&quot;.&quot;;&quot;,&quot;));&quot;000&quot;);&quot; &quot;)" office:value-type="string" office:string-value="032 ">
            <text:p>032 </text:p>
          </table:table-cell>
          <table:table-cell table:style-name="ce3" table:formula="of:=CONCATENATE(TEXT(VALUE(SUBSTITUTE(MID([.$A4:.A4];32;3);&quot;.&quot;;&quot;,&quot;));&quot;000&quot;);&quot; &quot;)" office:value-type="string" office:string-value="025 ">
            <text:p>025 </text:p>
          </table:table-cell>
          <table:table-cell table:style-name="ce12" table:formula="of:=CONCATENATE([.B4];&quot;&quot;;[.C4];&quot;&quot;;[.D4];&quot;&quot;;[.E4];&quot;&quot;;[.F4];&quot;&quot;;[.G4];&quot;&quot;;[.H4];&quot;&quot;;[.I4];&quot;&quot;;[.J4])" office:value-type="string" office:string-value="003 005 003 013 006 024 022 032 025 ">
            <text:p>003 005 003 013 006 024 022 032 025 </text:p>
          </table:table-cell>
          <table:table-cell table:number-columns-repeated="1003"/>
        </table:table-row>
        <table:table-row table:style-name="ro1">
          <table:table-cell office:value-type="string">
            <text:p><text:s/>4, 16, 18, <text:s/>1, <text:s/>4, 35, 37, 20, 23</text:p>
          </table:table-cell>
          <table:table-cell table:style-name="ce3" table:formula="of:=CONCATENATE(TEXT(VALUE(SUBSTITUTE(MID([.$A5];1;2);&quot;.&quot;;&quot;,&quot;));&quot;000&quot;) ;&quot; &quot;)" office:value-type="string" office:string-value="004 ">
            <text:p>004 </text:p>
          </table:table-cell>
          <table:table-cell table:style-name="ce3" table:formula="of:=CONCATENATE(TEXT(VALUE(SUBSTITUTE(MID([.$A5:.A5];4;3);&quot;.&quot;;&quot;,&quot;));&quot;000&quot;) ;&quot; &quot;)" office:value-type="string" office:string-value="016 ">
            <text:p>016 </text:p>
          </table:table-cell>
          <table:table-cell table:style-name="ce3" table:formula="of:=CONCATENATE(TEXT(VALUE(SUBSTITUTE(MID([.$A5:.A5];8;3);&quot;.&quot;;&quot;,&quot;));&quot;000&quot;); &quot; &quot;)" office:value-type="string" office:string-value="018 ">
            <text:p>018 </text:p>
          </table:table-cell>
          <table:table-cell table:style-name="ce3" table:formula="of:=CONCATENATE(TEXT(VALUE(SUBSTITUTE(MID([.$A5:.A5];12;3);&quot;.&quot;;&quot;,&quot;));&quot;000&quot;); &quot; &quot;)" office:value-type="string" office:string-value="001 ">
            <text:p>001 </text:p>
          </table:table-cell>
          <table:table-cell table:style-name="ce3" table:formula="of:=CONCATENATE(TEXT(VALUE(SUBSTITUTE(MID([.$A5:.A5];16;3);&quot;.&quot;;&quot;,&quot;));&quot;000&quot;); &quot; &quot;)" office:value-type="string" office:string-value="004 ">
            <text:p>004 </text:p>
          </table:table-cell>
          <table:table-cell table:style-name="ce3" table:formula="of:=CONCATENATE(TEXT(VALUE(SUBSTITUTE(MID([.$A5:.A5];20;3);&quot;.&quot;;&quot;,&quot;));&quot;000&quot;); &quot; &quot;)" office:value-type="string" office:string-value="035 ">
            <text:p>035 </text:p>
          </table:table-cell>
          <table:table-cell table:style-name="ce3" table:formula="of:=CONCATENATE(TEXT(VALUE(SUBSTITUTE(MID([.$A5:.A5];24;3);&quot;.&quot;;&quot;,&quot;));&quot;000&quot;); &quot; &quot;)" office:value-type="string" office:string-value="037 ">
            <text:p>037 </text:p>
          </table:table-cell>
          <table:table-cell table:style-name="ce3" table:formula="of:=CONCATENATE(TEXT(VALUE(SUBSTITUTE(MID([.$A5:.A5];28;3);&quot;.&quot;;&quot;,&quot;));&quot;000&quot;);&quot; &quot;)" office:value-type="string" office:string-value="020 ">
            <text:p>020 </text:p>
          </table:table-cell>
          <table:table-cell table:style-name="ce3" table:formula="of:=CONCATENATE(TEXT(VALUE(SUBSTITUTE(MID([.$A5:.A5];32;3);&quot;.&quot;;&quot;,&quot;));&quot;000&quot;);&quot; &quot;)" office:value-type="string" office:string-value="023 ">
            <text:p>023 </text:p>
          </table:table-cell>
          <table:table-cell table:style-name="ce12" table:formula="of:=CONCATENATE([.B5];&quot;&quot;;[.C5];&quot;&quot;;[.D5];&quot;&quot;;[.E5];&quot;&quot;;[.F5];&quot;&quot;;[.G5];&quot;&quot;;[.H5];&quot;&quot;;[.I5];&quot;&quot;;[.J5])" office:value-type="string" office:string-value="004 016 018 001 004 035 037 020 023 ">
            <text:p>004 016 018 001 004 035 037 020 023 </text:p>
          </table:table-cell>
          <table:table-cell table:number-columns-repeated="1003"/>
        </table:table-row>
        <table:table-row table:style-name="ro1">
          <table:table-cell office:value-type="string">
            <text:p><text:s/>5, <text:s/>9, <text:s/>8, 17, 10, 28, 27, 36, 29</text:p>
          </table:table-cell>
          <table:table-cell table:style-name="ce3" table:formula="of:=CONCATENATE(TEXT(VALUE(SUBSTITUTE(MID([.$A6];1;2);&quot;.&quot;;&quot;,&quot;));&quot;000&quot;) ;&quot; &quot;)" office:value-type="string" office:string-value="005 ">
            <text:p>005 </text:p>
          </table:table-cell>
          <table:table-cell table:style-name="ce3" table:formula="of:=CONCATENATE(TEXT(VALUE(SUBSTITUTE(MID([.$A6:.A6];4;3);&quot;.&quot;;&quot;,&quot;));&quot;000&quot;) ;&quot; &quot;)" office:value-type="string" office:string-value="009 ">
            <text:p>009 </text:p>
          </table:table-cell>
          <table:table-cell table:style-name="ce3" table:formula="of:=CONCATENATE(TEXT(VALUE(SUBSTITUTE(MID([.$A6:.A6];8;3);&quot;.&quot;;&quot;,&quot;));&quot;000&quot;); &quot; &quot;)" office:value-type="string" office:string-value="008 ">
            <text:p>008 </text:p>
          </table:table-cell>
          <table:table-cell table:style-name="ce3" table:formula="of:=CONCATENATE(TEXT(VALUE(SUBSTITUTE(MID([.$A6:.A6];12;3);&quot;.&quot;;&quot;,&quot;));&quot;000&quot;); &quot; &quot;)" office:value-type="string" office:string-value="017 ">
            <text:p>017 </text:p>
          </table:table-cell>
          <table:table-cell table:style-name="ce3" table:formula="of:=CONCATENATE(TEXT(VALUE(SUBSTITUTE(MID([.$A6:.A6];16;3);&quot;.&quot;;&quot;,&quot;));&quot;000&quot;); &quot; &quot;)" office:value-type="string" office:string-value="010 ">
            <text:p>010 </text:p>
          </table:table-cell>
          <table:table-cell table:style-name="ce3" table:formula="of:=CONCATENATE(TEXT(VALUE(SUBSTITUTE(MID([.$A6:.A6];20;3);&quot;.&quot;;&quot;,&quot;));&quot;000&quot;); &quot; &quot;)" office:value-type="string" office:string-value="028 ">
            <text:p>028 </text:p>
          </table:table-cell>
          <table:table-cell table:style-name="ce3" table:formula="of:=CONCATENATE(TEXT(VALUE(SUBSTITUTE(MID([.$A6:.A6];24;3);&quot;.&quot;;&quot;,&quot;));&quot;000&quot;); &quot; &quot;)" office:value-type="string" office:string-value="027 ">
            <text:p>027 </text:p>
          </table:table-cell>
          <table:table-cell table:style-name="ce3" table:formula="of:=CONCATENATE(TEXT(VALUE(SUBSTITUTE(MID([.$A6:.A6];28;3);&quot;.&quot;;&quot;,&quot;));&quot;000&quot;);&quot; &quot;)" office:value-type="string" office:string-value="036 ">
            <text:p>036 </text:p>
          </table:table-cell>
          <table:table-cell table:style-name="ce3" table:formula="of:=CONCATENATE(TEXT(VALUE(SUBSTITUTE(MID([.$A6:.A6];32;3);&quot;.&quot;;&quot;,&quot;));&quot;000&quot;);&quot; &quot;)" office:value-type="string" office:string-value="029 ">
            <text:p>029 </text:p>
          </table:table-cell>
          <table:table-cell table:style-name="ce12" table:formula="of:=CONCATENATE([.B6];&quot;&quot;;[.C6];&quot;&quot;;[.D6];&quot;&quot;;[.E6];&quot;&quot;;[.F6];&quot;&quot;;[.G6];&quot;&quot;;[.H6];&quot;&quot;;[.I6];&quot;&quot;;[.J6])" office:value-type="string" office:string-value="005 009 008 017 010 028 027 036 029 ">
            <text:p>005 009 008 017 010 028 027 036 029 </text:p>
          </table:table-cell>
          <table:table-cell table:number-columns-repeated="1003"/>
        </table:table-row>
        <table:table-row table:style-name="ro1">
          <table:table-cell office:value-type="string">
            <text:p><text:s/>6, <text:s/>2, <text:s/>1, 18, 12, 21, 20, 37, 31</text:p>
          </table:table-cell>
          <table:table-cell table:style-name="ce3" table:formula="of:=CONCATENATE(TEXT(VALUE(SUBSTITUTE(MID([.$A7];1;2);&quot;.&quot;;&quot;,&quot;));&quot;000&quot;) ;&quot; &quot;)" office:value-type="string" office:string-value="006 ">
            <text:p>006 </text:p>
          </table:table-cell>
          <table:table-cell table:style-name="ce3" table:formula="of:=CONCATENATE(TEXT(VALUE(SUBSTITUTE(MID([.$A7:.A7];4;3);&quot;.&quot;;&quot;,&quot;));&quot;000&quot;) ;&quot; &quot;)" office:value-type="string" office:string-value="002 ">
            <text:p>002 </text:p>
          </table:table-cell>
          <table:table-cell table:style-name="ce3" table:formula="of:=CONCATENATE(TEXT(VALUE(SUBSTITUTE(MID([.$A7:.A7];8;3);&quot;.&quot;;&quot;,&quot;));&quot;000&quot;); &quot; &quot;)" office:value-type="string" office:string-value="001 ">
            <text:p>001 </text:p>
          </table:table-cell>
          <table:table-cell table:style-name="ce3" table:formula="of:=CONCATENATE(TEXT(VALUE(SUBSTITUTE(MID([.$A7:.A7];12;3);&quot;.&quot;;&quot;,&quot;));&quot;000&quot;); &quot; &quot;)" office:value-type="string" office:string-value="018 ">
            <text:p>018 </text:p>
          </table:table-cell>
          <table:table-cell table:style-name="ce3" table:formula="of:=CONCATENATE(TEXT(VALUE(SUBSTITUTE(MID([.$A7:.A7];16;3);&quot;.&quot;;&quot;,&quot;));&quot;000&quot;); &quot; &quot;)" office:value-type="string" office:string-value="012 ">
            <text:p>012 </text:p>
          </table:table-cell>
          <table:table-cell table:style-name="ce3" table:formula="of:=CONCATENATE(TEXT(VALUE(SUBSTITUTE(MID([.$A7:.A7];20;3);&quot;.&quot;;&quot;,&quot;));&quot;000&quot;); &quot; &quot;)" office:value-type="string" office:string-value="021 ">
            <text:p>021 </text:p>
          </table:table-cell>
          <table:table-cell table:style-name="ce3" table:formula="of:=CONCATENATE(TEXT(VALUE(SUBSTITUTE(MID([.$A7:.A7];24;3);&quot;.&quot;;&quot;,&quot;));&quot;000&quot;); &quot; &quot;)" office:value-type="string" office:string-value="020 ">
            <text:p>020 </text:p>
          </table:table-cell>
          <table:table-cell table:style-name="ce3" table:formula="of:=CONCATENATE(TEXT(VALUE(SUBSTITUTE(MID([.$A7:.A7];28;3);&quot;.&quot;;&quot;,&quot;));&quot;000&quot;);&quot; &quot;)" office:value-type="string" office:string-value="037 ">
            <text:p>037 </text:p>
          </table:table-cell>
          <table:table-cell table:style-name="ce3" table:formula="of:=CONCATENATE(TEXT(VALUE(SUBSTITUTE(MID([.$A7:.A7];32;3);&quot;.&quot;;&quot;,&quot;));&quot;000&quot;);&quot; &quot;)" office:value-type="string" office:string-value="031 ">
            <text:p>031 </text:p>
          </table:table-cell>
          <table:table-cell table:style-name="ce12" table:formula="of:=CONCATENATE([.B7];&quot;&quot;;[.C7];&quot;&quot;;[.D7];&quot;&quot;;[.E7];&quot;&quot;;[.F7];&quot;&quot;;[.G7];&quot;&quot;;[.H7];&quot;&quot;;[.I7];&quot;&quot;;[.J7])" office:value-type="string" office:string-value="006 002 001 018 012 021 020 037 031 ">
            <text:p>006 002 001 018 012 021 020 037 031 </text:p>
          </table:table-cell>
          <table:table-cell table:number-columns-repeated="1003"/>
        </table:table-row>
        <table:table-row table:style-name="ro1">
          <table:table-cell office:value-type="string">
            <text:p><text:s/>7, 13, <text:s/>3, <text:s/>2, 12, 32, 22, 21, 31</text:p>
          </table:table-cell>
          <table:table-cell table:style-name="ce3" table:formula="of:=CONCATENATE(TEXT(VALUE(SUBSTITUTE(MID([.$A8];1;2);&quot;.&quot;;&quot;,&quot;));&quot;000&quot;) ;&quot; &quot;)" office:value-type="string" office:string-value="007 ">
            <text:p>007 </text:p>
          </table:table-cell>
          <table:table-cell table:style-name="ce3" table:formula="of:=CONCATENATE(TEXT(VALUE(SUBSTITUTE(MID([.$A8:.A8];4;3);&quot;.&quot;;&quot;,&quot;));&quot;000&quot;) ;&quot; &quot;)" office:value-type="string" office:string-value="013 ">
            <text:p>013 </text:p>
          </table:table-cell>
          <table:table-cell table:style-name="ce3" table:formula="of:=CONCATENATE(TEXT(VALUE(SUBSTITUTE(MID([.$A8:.A8];8;3);&quot;.&quot;;&quot;,&quot;));&quot;000&quot;); &quot; &quot;)" office:value-type="string" office:string-value="003 ">
            <text:p>003 </text:p>
          </table:table-cell>
          <table:table-cell table:style-name="ce3" table:formula="of:=CONCATENATE(TEXT(VALUE(SUBSTITUTE(MID([.$A8:.A8];12;3);&quot;.&quot;;&quot;,&quot;));&quot;000&quot;); &quot; &quot;)" office:value-type="string" office:string-value="002 ">
            <text:p>002 </text:p>
          </table:table-cell>
          <table:table-cell table:style-name="ce3" table:formula="of:=CONCATENATE(TEXT(VALUE(SUBSTITUTE(MID([.$A8:.A8];16;3);&quot;.&quot;;&quot;,&quot;));&quot;000&quot;); &quot; &quot;)" office:value-type="string" office:string-value="012 ">
            <text:p>012 </text:p>
          </table:table-cell>
          <table:table-cell table:style-name="ce3" table:formula="of:=CONCATENATE(TEXT(VALUE(SUBSTITUTE(MID([.$A8:.A8];20;3);&quot;.&quot;;&quot;,&quot;));&quot;000&quot;); &quot; &quot;)" office:value-type="string" office:string-value="032 ">
            <text:p>032 </text:p>
          </table:table-cell>
          <table:table-cell table:style-name="ce3" table:formula="of:=CONCATENATE(TEXT(VALUE(SUBSTITUTE(MID([.$A8:.A8];24;3);&quot;.&quot;;&quot;,&quot;));&quot;000&quot;); &quot; &quot;)" office:value-type="string" office:string-value="022 ">
            <text:p>022 </text:p>
          </table:table-cell>
          <table:table-cell table:style-name="ce3" table:formula="of:=CONCATENATE(TEXT(VALUE(SUBSTITUTE(MID([.$A8:.A8];28;3);&quot;.&quot;;&quot;,&quot;));&quot;000&quot;);&quot; &quot;)" office:value-type="string" office:string-value="021 ">
            <text:p>021 </text:p>
          </table:table-cell>
          <table:table-cell table:style-name="ce3" table:formula="of:=CONCATENATE(TEXT(VALUE(SUBSTITUTE(MID([.$A8:.A8];32;3);&quot;.&quot;;&quot;,&quot;));&quot;000&quot;);&quot; &quot;)" office:value-type="string" office:string-value="031 ">
            <text:p>031 </text:p>
          </table:table-cell>
          <table:table-cell table:style-name="ce12" table:formula="of:=CONCATENATE([.B8];&quot;&quot;;[.C8];&quot;&quot;;[.D8];&quot;&quot;;[.E8];&quot;&quot;;[.F8];&quot;&quot;;[.G8];&quot;&quot;;[.H8];&quot;&quot;;[.I8];&quot;&quot;;[.J8])" office:value-type="string" office:string-value="007 013 003 002 012 032 022 021 031 ">
            <text:p>007 013 003 002 012 032 022 021 031 </text:p>
          </table:table-cell>
          <table:table-cell table:number-columns-repeated="1003"/>
        </table:table-row>
        <table:table-row table:style-name="ro1">
          <table:table-cell office:value-type="string">
            <text:p><text:s/>8, 16, 11, 14, 18, 35, 30, 33, 37</text:p>
          </table:table-cell>
          <table:table-cell table:style-name="ce3" table:formula="of:=CONCATENATE(TEXT(VALUE(SUBSTITUTE(MID([.$A9];1;2);&quot;.&quot;;&quot;,&quot;));&quot;000&quot;) ;&quot; &quot;)" office:value-type="string" office:string-value="008 ">
            <text:p>008 </text:p>
          </table:table-cell>
          <table:table-cell table:style-name="ce3" table:formula="of:=CONCATENATE(TEXT(VALUE(SUBSTITUTE(MID([.$A9:.A9];4;3);&quot;.&quot;;&quot;,&quot;));&quot;000&quot;) ;&quot; &quot;)" office:value-type="string" office:string-value="016 ">
            <text:p>016 </text:p>
          </table:table-cell>
          <table:table-cell table:style-name="ce3" table:formula="of:=CONCATENATE(TEXT(VALUE(SUBSTITUTE(MID([.$A9:.A9];8;3);&quot;.&quot;;&quot;,&quot;));&quot;000&quot;); &quot; &quot;)" office:value-type="string" office:string-value="011 ">
            <text:p>011 </text:p>
          </table:table-cell>
          <table:table-cell table:style-name="ce3" table:formula="of:=CONCATENATE(TEXT(VALUE(SUBSTITUTE(MID([.$A9:.A9];12;3);&quot;.&quot;;&quot;,&quot;));&quot;000&quot;); &quot; &quot;)" office:value-type="string" office:string-value="014 ">
            <text:p>014 </text:p>
          </table:table-cell>
          <table:table-cell table:style-name="ce3" table:formula="of:=CONCATENATE(TEXT(VALUE(SUBSTITUTE(MID([.$A9:.A9];16;3);&quot;.&quot;;&quot;,&quot;));&quot;000&quot;); &quot; &quot;)" office:value-type="string" office:string-value="018 ">
            <text:p>018 </text:p>
          </table:table-cell>
          <table:table-cell table:style-name="ce3" table:formula="of:=CONCATENATE(TEXT(VALUE(SUBSTITUTE(MID([.$A9:.A9];20;3);&quot;.&quot;;&quot;,&quot;));&quot;000&quot;); &quot; &quot;)" office:value-type="string" office:string-value="035 ">
            <text:p>035 </text:p>
          </table:table-cell>
          <table:table-cell table:style-name="ce3" table:formula="of:=CONCATENATE(TEXT(VALUE(SUBSTITUTE(MID([.$A9:.A9];24;3);&quot;.&quot;;&quot;,&quot;));&quot;000&quot;); &quot; &quot;)" office:value-type="string" office:string-value="030 ">
            <text:p>030 </text:p>
          </table:table-cell>
          <table:table-cell table:style-name="ce3" table:formula="of:=CONCATENATE(TEXT(VALUE(SUBSTITUTE(MID([.$A9:.A9];28;3);&quot;.&quot;;&quot;,&quot;));&quot;000&quot;);&quot; &quot;)" office:value-type="string" office:string-value="033 ">
            <text:p>033 </text:p>
          </table:table-cell>
          <table:table-cell table:style-name="ce3" table:formula="of:=CONCATENATE(TEXT(VALUE(SUBSTITUTE(MID([.$A9:.A9];32;3);&quot;.&quot;;&quot;,&quot;));&quot;000&quot;);&quot; &quot;)" office:value-type="string" office:string-value="037 ">
            <text:p>037 </text:p>
          </table:table-cell>
          <table:table-cell table:style-name="ce12" table:formula="of:=CONCATENATE([.B9];&quot;&quot;;[.C9];&quot;&quot;;[.D9];&quot;&quot;;[.E9];&quot;&quot;;[.F9];&quot;&quot;;[.G9];&quot;&quot;;[.H9];&quot;&quot;;[.I9];&quot;&quot;;[.J9])" office:value-type="string" office:string-value="008 016 011 014 018 035 030 033 037 ">
            <text:p>008 016 011 014 018 035 030 033 037 </text:p>
          </table:table-cell>
          <table:table-cell table:number-columns-repeated="1003"/>
        </table:table-row>
        <table:table-row table:style-name="ro1">
          <table:table-cell office:value-type="string">
            <text:p><text:s/>9, 12, 19, 15, 13, 31, 38, 34, 32</text:p>
          </table:table-cell>
          <table:table-cell table:style-name="ce3" table:formula="of:=CONCATENATE(TEXT(VALUE(SUBSTITUTE(MID([.$A10];1;2);&quot;.&quot;;&quot;,&quot;));&quot;000&quot;) ;&quot; &quot;)" office:value-type="string" office:string-value="009 ">
            <text:p>009 </text:p>
          </table:table-cell>
          <table:table-cell table:style-name="ce3" table:formula="of:=CONCATENATE(TEXT(VALUE(SUBSTITUTE(MID([.$A10:.A10];4;3);&quot;.&quot;;&quot;,&quot;));&quot;000&quot;) ;&quot; &quot;)" office:value-type="string" office:string-value="012 ">
            <text:p>012 </text:p>
          </table:table-cell>
          <table:table-cell table:style-name="ce3" table:formula="of:=CONCATENATE(TEXT(VALUE(SUBSTITUTE(MID([.$A10:.A10];8;3);&quot;.&quot;;&quot;,&quot;));&quot;000&quot;); &quot; &quot;)" office:value-type="string" office:string-value="019 ">
            <text:p>019 </text:p>
          </table:table-cell>
          <table:table-cell table:style-name="ce3" table:formula="of:=CONCATENATE(TEXT(VALUE(SUBSTITUTE(MID([.$A10:.A10];12;3);&quot;.&quot;;&quot;,&quot;));&quot;000&quot;); &quot; &quot;)" office:value-type="string" office:string-value="015 ">
            <text:p>015 </text:p>
          </table:table-cell>
          <table:table-cell table:style-name="ce3" table:formula="of:=CONCATENATE(TEXT(VALUE(SUBSTITUTE(MID([.$A10:.A10];16;3);&quot;.&quot;;&quot;,&quot;));&quot;000&quot;); &quot; &quot;)" office:value-type="string" office:string-value="013 ">
            <text:p>013 </text:p>
          </table:table-cell>
          <table:table-cell table:style-name="ce3" table:formula="of:=CONCATENATE(TEXT(VALUE(SUBSTITUTE(MID([.$A10:.A10];20;3);&quot;.&quot;;&quot;,&quot;));&quot;000&quot;); &quot; &quot;)" office:value-type="string" office:string-value="031 ">
            <text:p>031 </text:p>
          </table:table-cell>
          <table:table-cell table:style-name="ce3" table:formula="of:=CONCATENATE(TEXT(VALUE(SUBSTITUTE(MID([.$A10:.A10];24;3);&quot;.&quot;;&quot;,&quot;));&quot;000&quot;); &quot; &quot;)" office:value-type="string" office:string-value="038 ">
            <text:p>038 </text:p>
          </table:table-cell>
          <table:table-cell table:style-name="ce3" table:formula="of:=CONCATENATE(TEXT(VALUE(SUBSTITUTE(MID([.$A10:.A10];28;3);&quot;.&quot;;&quot;,&quot;));&quot;000&quot;);&quot; &quot;)" office:value-type="string" office:string-value="034 ">
            <text:p>034 </text:p>
          </table:table-cell>
          <table:table-cell table:style-name="ce3" table:formula="of:=CONCATENATE(TEXT(VALUE(SUBSTITUTE(MID([.$A10:.A10];32;3);&quot;.&quot;;&quot;,&quot;));&quot;000&quot;);&quot; &quot;)" office:value-type="string" office:string-value="032 ">
            <text:p>032 </text:p>
          </table:table-cell>
          <table:table-cell table:style-name="ce12" table:formula="of:=CONCATENATE([.B10];&quot;&quot;;[.C10];&quot;&quot;;[.D10];&quot;&quot;;[.E10];&quot;&quot;;[.F10];&quot;&quot;;[.G10];&quot;&quot;;[.H10];&quot;&quot;;[.I10];&quot;&quot;;[.J10])" office:value-type="string" office:string-value="009 012 019 015 013 031 038 034 032 ">
            <text:p>009 012 019 015 013 031 038 034 032 </text:p>
          </table:table-cell>
          <table:table-cell table:number-columns-repeated="1003"/>
        </table:table-row>
        <table:table-row table:style-name="ro1">
          <table:table-cell office:value-type="string">
            <text:p>10, 17, 15, 19, 14, 36, 34, 38, 33</text:p>
          </table:table-cell>
          <table:table-cell table:style-name="ce3" table:formula="of:=CONCATENATE(TEXT(VALUE(SUBSTITUTE(MID([.$A11];1;2);&quot;.&quot;;&quot;,&quot;));&quot;000&quot;) ;&quot; &quot;)" office:value-type="string" office:string-value="010 ">
            <text:p>010 </text:p>
          </table:table-cell>
          <table:table-cell table:style-name="ce3" table:formula="of:=CONCATENATE(TEXT(VALUE(SUBSTITUTE(MID([.$A11:.A11];4;3);&quot;.&quot;;&quot;,&quot;));&quot;000&quot;) ;&quot; &quot;)" office:value-type="string" office:string-value="017 ">
            <text:p>017 </text:p>
          </table:table-cell>
          <table:table-cell table:style-name="ce3" table:formula="of:=CONCATENATE(TEXT(VALUE(SUBSTITUTE(MID([.$A11:.A11];8;3);&quot;.&quot;;&quot;,&quot;));&quot;000&quot;); &quot; &quot;)" office:value-type="string" office:string-value="015 ">
            <text:p>015 </text:p>
          </table:table-cell>
          <table:table-cell table:style-name="ce3" table:formula="of:=CONCATENATE(TEXT(VALUE(SUBSTITUTE(MID([.$A11:.A11];12;3);&quot;.&quot;;&quot;,&quot;));&quot;000&quot;); &quot; &quot;)" office:value-type="string" office:string-value="019 ">
            <text:p>019 </text:p>
          </table:table-cell>
          <table:table-cell table:style-name="ce3" table:formula="of:=CONCATENATE(TEXT(VALUE(SUBSTITUTE(MID([.$A11:.A11];16;3);&quot;.&quot;;&quot;,&quot;));&quot;000&quot;); &quot; &quot;)" office:value-type="string" office:string-value="014 ">
            <text:p>014 </text:p>
          </table:table-cell>
          <table:table-cell table:style-name="ce3" table:formula="of:=CONCATENATE(TEXT(VALUE(SUBSTITUTE(MID([.$A11:.A11];20;3);&quot;.&quot;;&quot;,&quot;));&quot;000&quot;); &quot; &quot;)" office:value-type="string" office:string-value="036 ">
            <text:p>036 </text:p>
          </table:table-cell>
          <table:table-cell table:style-name="ce3" table:formula="of:=CONCATENATE(TEXT(VALUE(SUBSTITUTE(MID([.$A11:.A11];24;3);&quot;.&quot;;&quot;,&quot;));&quot;000&quot;); &quot; &quot;)" office:value-type="string" office:string-value="034 ">
            <text:p>034 </text:p>
          </table:table-cell>
          <table:table-cell table:style-name="ce3" table:formula="of:=CONCATENATE(TEXT(VALUE(SUBSTITUTE(MID([.$A11:.A11];28;3);&quot;.&quot;;&quot;,&quot;));&quot;000&quot;);&quot; &quot;)" office:value-type="string" office:string-value="038 ">
            <text:p>038 </text:p>
          </table:table-cell>
          <table:table-cell table:style-name="ce3" table:formula="of:=CONCATENATE(TEXT(VALUE(SUBSTITUTE(MID([.$A11:.A11];32;3);&quot;.&quot;;&quot;,&quot;));&quot;000&quot;);&quot; &quot;)" office:value-type="string" office:string-value="033 ">
            <text:p>033 </text:p>
          </table:table-cell>
          <table:table-cell table:style-name="ce12" table:formula="of:=CONCATENATE([.B11];&quot;&quot;;[.C11];&quot;&quot;;[.D11];&quot;&quot;;[.E11];&quot;&quot;;[.F11];&quot;&quot;;[.G11];&quot;&quot;;[.H11];&quot;&quot;;[.I11];&quot;&quot;;[.J11])" office:value-type="string" office:string-value="010 017 015 019 014 036 034 038 033 ">
            <text:p>010 017 015 019 014 036 034 038 033 </text:p>
          </table:table-cell>
          <table:table-cell table:number-columns-repeated="1003"/>
        </table:table-row>
        <table:table-row table:style-name="ro1">
          <table:table-cell office:value-type="string">
            <text:p>11, 14, 11, 10, 17, 33, 30, 29, 36</text:p>
          </table:table-cell>
          <table:table-cell table:style-name="ce3" table:formula="of:=CONCATENATE(TEXT(VALUE(SUBSTITUTE(MID([.$A12];1;2);&quot;.&quot;;&quot;,&quot;));&quot;000&quot;) ;&quot; &quot;)" office:value-type="string" office:string-value="011 ">
            <text:p>011 </text:p>
          </table:table-cell>
          <table:table-cell table:style-name="ce3" table:formula="of:=CONCATENATE(TEXT(VALUE(SUBSTITUTE(MID([.$A12:.A12];4;3);&quot;.&quot;;&quot;,&quot;));&quot;000&quot;) ;&quot; &quot;)" office:value-type="string" office:string-value="014 ">
            <text:p>014 </text:p>
          </table:table-cell>
          <table:table-cell table:style-name="ce3" table:formula="of:=CONCATENATE(TEXT(VALUE(SUBSTITUTE(MID([.$A12:.A12];8;3);&quot;.&quot;;&quot;,&quot;));&quot;000&quot;); &quot; &quot;)" office:value-type="string" office:string-value="011 ">
            <text:p>011 </text:p>
          </table:table-cell>
          <table:table-cell table:style-name="ce3" table:formula="of:=CONCATENATE(TEXT(VALUE(SUBSTITUTE(MID([.$A12:.A12];12;3);&quot;.&quot;;&quot;,&quot;));&quot;000&quot;); &quot; &quot;)" office:value-type="string" office:string-value="010 ">
            <text:p>010 </text:p>
          </table:table-cell>
          <table:table-cell table:style-name="ce3" table:formula="of:=CONCATENATE(TEXT(VALUE(SUBSTITUTE(MID([.$A12:.A12];16;3);&quot;.&quot;;&quot;,&quot;));&quot;000&quot;); &quot; &quot;)" office:value-type="string" office:string-value="017 ">
            <text:p>017 </text:p>
          </table:table-cell>
          <table:table-cell table:style-name="ce3" table:formula="of:=CONCATENATE(TEXT(VALUE(SUBSTITUTE(MID([.$A12:.A12];20;3);&quot;.&quot;;&quot;,&quot;));&quot;000&quot;); &quot; &quot;)" office:value-type="string" office:string-value="033 ">
            <text:p>033 </text:p>
          </table:table-cell>
          <table:table-cell table:style-name="ce3" table:formula="of:=CONCATENATE(TEXT(VALUE(SUBSTITUTE(MID([.$A12:.A12];24;3);&quot;.&quot;;&quot;,&quot;));&quot;000&quot;); &quot; &quot;)" office:value-type="string" office:string-value="030 ">
            <text:p>030 </text:p>
          </table:table-cell>
          <table:table-cell table:style-name="ce3" table:formula="of:=CONCATENATE(TEXT(VALUE(SUBSTITUTE(MID([.$A12:.A12];28;3);&quot;.&quot;;&quot;,&quot;));&quot;000&quot;);&quot; &quot;)" office:value-type="string" office:string-value="029 ">
            <text:p>029 </text:p>
          </table:table-cell>
          <table:table-cell table:style-name="ce3" table:formula="of:=CONCATENATE(TEXT(VALUE(SUBSTITUTE(MID([.$A12:.A12];32;3);&quot;.&quot;;&quot;,&quot;));&quot;000&quot;);&quot; &quot;)" office:value-type="string" office:string-value="036 ">
            <text:p>036 </text:p>
          </table:table-cell>
          <table:table-cell table:style-name="ce12" table:formula="of:=CONCATENATE([.B12];&quot;&quot;;[.C12];&quot;&quot;;[.D12];&quot;&quot;;[.E12];&quot;&quot;;[.F12];&quot;&quot;;[.G12];&quot;&quot;;[.H12];&quot;&quot;;[.I12];&quot;&quot;;[.J12])" office:value-type="string" office:string-value="011 014 011 010 017 033 030 029 036 ">
            <text:p>011 014 011 010 017 033 030 029 036 </text:p>
          </table:table-cell>
          <table:table-cell table:number-columns-repeated="1003"/>
        </table:table-row>
        <table:table-row table:style-name="ro1">
          <table:table-cell office:value-type="string">
            <text:p>12, 19, 12, 18, 14, 38, 31, 37, 33</text:p>
          </table:table-cell>
          <table:table-cell table:style-name="ce3" table:formula="of:=CONCATENATE(TEXT(VALUE(SUBSTITUTE(MID([.$A13];1;2);&quot;.&quot;;&quot;,&quot;));&quot;000&quot;) ;&quot; &quot;)" office:value-type="string" office:string-value="012 ">
            <text:p>012 </text:p>
          </table:table-cell>
          <table:table-cell table:style-name="ce3" table:formula="of:=CONCATENATE(TEXT(VALUE(SUBSTITUTE(MID([.$A13:.A13];4;3);&quot;.&quot;;&quot;,&quot;));&quot;000&quot;) ;&quot; &quot;)" office:value-type="string" office:string-value="019 ">
            <text:p>019 </text:p>
          </table:table-cell>
          <table:table-cell table:style-name="ce3" table:formula="of:=CONCATENATE(TEXT(VALUE(SUBSTITUTE(MID([.$A13:.A13];8;3);&quot;.&quot;;&quot;,&quot;));&quot;000&quot;); &quot; &quot;)" office:value-type="string" office:string-value="012 ">
            <text:p>012 </text:p>
          </table:table-cell>
          <table:table-cell table:style-name="ce3" table:formula="of:=CONCATENATE(TEXT(VALUE(SUBSTITUTE(MID([.$A13:.A13];12;3);&quot;.&quot;;&quot;,&quot;));&quot;000&quot;); &quot; &quot;)" office:value-type="string" office:string-value="018 ">
            <text:p>018 </text:p>
          </table:table-cell>
          <table:table-cell table:style-name="ce3" table:formula="of:=CONCATENATE(TEXT(VALUE(SUBSTITUTE(MID([.$A13:.A13];16;3);&quot;.&quot;;&quot;,&quot;));&quot;000&quot;); &quot; &quot;)" office:value-type="string" office:string-value="014 ">
            <text:p>014 </text:p>
          </table:table-cell>
          <table:table-cell table:style-name="ce3" table:formula="of:=CONCATENATE(TEXT(VALUE(SUBSTITUTE(MID([.$A13:.A13];20;3);&quot;.&quot;;&quot;,&quot;));&quot;000&quot;); &quot; &quot;)" office:value-type="string" office:string-value="038 ">
            <text:p>038 </text:p>
          </table:table-cell>
          <table:table-cell table:style-name="ce3" table:formula="of:=CONCATENATE(TEXT(VALUE(SUBSTITUTE(MID([.$A13:.A13];24;3);&quot;.&quot;;&quot;,&quot;));&quot;000&quot;); &quot; &quot;)" office:value-type="string" office:string-value="031 ">
            <text:p>031 </text:p>
          </table:table-cell>
          <table:table-cell table:style-name="ce3" table:formula="of:=CONCATENATE(TEXT(VALUE(SUBSTITUTE(MID([.$A13:.A13];28;3);&quot;.&quot;;&quot;,&quot;));&quot;000&quot;);&quot; &quot;)" office:value-type="string" office:string-value="037 ">
            <text:p>037 </text:p>
          </table:table-cell>
          <table:table-cell table:style-name="ce3" table:formula="of:=CONCATENATE(TEXT(VALUE(SUBSTITUTE(MID([.$A13:.A13];32;3);&quot;.&quot;;&quot;,&quot;));&quot;000&quot;);&quot; &quot;)" office:value-type="string" office:string-value="033 ">
            <text:p>033 </text:p>
          </table:table-cell>
          <table:table-cell table:style-name="ce12" table:formula="of:=CONCATENATE([.B13];&quot;&quot;;[.C13];&quot;&quot;;[.D13];&quot;&quot;;[.E13];&quot;&quot;;[.F13];&quot;&quot;;[.G13];&quot;&quot;;[.H13];&quot;&quot;;[.I13];&quot;&quot;;[.J13])" office:value-type="string" office:string-value="012 019 012 018 014 038 031 037 033 ">
            <text:p>012 019 012 018 014 038 031 037 033 </text:p>
          </table:table-cell>
          <table:table-cell table:number-columns-repeated="1003"/>
        </table:table-row>
        <table:table-row table:style-name="ro1">
          <table:table-cell office:value-type="string">
            <text:p>13, 25, 32, 34, 26, 44, 51, 53, 45</text:p>
          </table:table-cell>
          <table:table-cell table:style-name="ce3" table:formula="of:=CONCATENATE(TEXT(VALUE(SUBSTITUTE(MID([.$A14];1;2);&quot;.&quot;;&quot;,&quot;));&quot;000&quot;) ;&quot; &quot;)" office:value-type="string" office:string-value="013 ">
            <text:p>013 </text:p>
          </table:table-cell>
          <table:table-cell table:style-name="ce3" table:formula="of:=CONCATENATE(TEXT(VALUE(SUBSTITUTE(MID([.$A14:.A14];4;3);&quot;.&quot;;&quot;,&quot;));&quot;000&quot;) ;&quot; &quot;)" office:value-type="string" office:string-value="025 ">
            <text:p>025 </text:p>
          </table:table-cell>
          <table:table-cell table:style-name="ce3" table:formula="of:=CONCATENATE(TEXT(VALUE(SUBSTITUTE(MID([.$A14:.A14];8;3);&quot;.&quot;;&quot;,&quot;));&quot;000&quot;); &quot; &quot;)" office:value-type="string" office:string-value="032 ">
            <text:p>032 </text:p>
          </table:table-cell>
          <table:table-cell table:style-name="ce3" table:formula="of:=CONCATENATE(TEXT(VALUE(SUBSTITUTE(MID([.$A14:.A14];12;3);&quot;.&quot;;&quot;,&quot;));&quot;000&quot;); &quot; &quot;)" office:value-type="string" office:string-value="034 ">
            <text:p>034 </text:p>
          </table:table-cell>
          <table:table-cell table:style-name="ce3" table:formula="of:=CONCATENATE(TEXT(VALUE(SUBSTITUTE(MID([.$A14:.A14];16;3);&quot;.&quot;;&quot;,&quot;));&quot;000&quot;); &quot; &quot;)" office:value-type="string" office:string-value="026 ">
            <text:p>026 </text:p>
          </table:table-cell>
          <table:table-cell table:style-name="ce3" table:formula="of:=CONCATENATE(TEXT(VALUE(SUBSTITUTE(MID([.$A14:.A14];20;3);&quot;.&quot;;&quot;,&quot;));&quot;000&quot;); &quot; &quot;)" office:value-type="string" office:string-value="044 ">
            <text:p>044 </text:p>
          </table:table-cell>
          <table:table-cell table:style-name="ce3" table:formula="of:=CONCATENATE(TEXT(VALUE(SUBSTITUTE(MID([.$A14:.A14];24;3);&quot;.&quot;;&quot;,&quot;));&quot;000&quot;); &quot; &quot;)" office:value-type="string" office:string-value="051 ">
            <text:p>051 </text:p>
          </table:table-cell>
          <table:table-cell table:style-name="ce3" table:formula="of:=CONCATENATE(TEXT(VALUE(SUBSTITUTE(MID([.$A14:.A14];28;3);&quot;.&quot;;&quot;,&quot;));&quot;000&quot;);&quot; &quot;)" office:value-type="string" office:string-value="053 ">
            <text:p>053 </text:p>
          </table:table-cell>
          <table:table-cell table:style-name="ce3" table:formula="of:=CONCATENATE(TEXT(VALUE(SUBSTITUTE(MID([.$A14:.A14];32;3);&quot;.&quot;;&quot;,&quot;));&quot;000&quot;);&quot; &quot;)" office:value-type="string" office:string-value="045 ">
            <text:p>045 </text:p>
          </table:table-cell>
          <table:table-cell table:style-name="ce12" table:formula="of:=CONCATENATE([.B14];&quot;&quot;;[.C14];&quot;&quot;;[.D14];&quot;&quot;;[.E14];&quot;&quot;;[.F14];&quot;&quot;;[.G14];&quot;&quot;;[.H14];&quot;&quot;;[.I14];&quot;&quot;;[.J14])" office:value-type="string" office:string-value="013 025 032 034 026 044 051 053 045 ">
            <text:p>013 025 032 034 026 044 051 053 045 </text:p>
          </table:table-cell>
          <table:table-cell table:number-columns-repeated="1003"/>
        </table:table-row>
        <table:table-row table:style-name="ro1">
          <table:table-cell office:value-type="string">
            <text:p>14, 34, 36, 27, 26, 53, 55, 46, 45</text:p>
          </table:table-cell>
          <table:table-cell table:style-name="ce3" table:formula="of:=CONCATENATE(TEXT(VALUE(SUBSTITUTE(MID([.$A15];1;2);&quot;.&quot;;&quot;,&quot;));&quot;000&quot;) ;&quot; &quot;)" office:value-type="string" office:string-value="014 ">
            <text:p>014 </text:p>
          </table:table-cell>
          <table:table-cell table:style-name="ce3" table:formula="of:=CONCATENATE(TEXT(VALUE(SUBSTITUTE(MID([.$A15:.A15];4;3);&quot;.&quot;;&quot;,&quot;));&quot;000&quot;) ;&quot; &quot;)" office:value-type="string" office:string-value="034 ">
            <text:p>034 </text:p>
          </table:table-cell>
          <table:table-cell table:style-name="ce3" table:formula="of:=CONCATENATE(TEXT(VALUE(SUBSTITUTE(MID([.$A15:.A15];8;3);&quot;.&quot;;&quot;,&quot;));&quot;000&quot;); &quot; &quot;)" office:value-type="string" office:string-value="036 ">
            <text:p>036 </text:p>
          </table:table-cell>
          <table:table-cell table:style-name="ce3" table:formula="of:=CONCATENATE(TEXT(VALUE(SUBSTITUTE(MID([.$A15:.A15];12;3);&quot;.&quot;;&quot;,&quot;));&quot;000&quot;); &quot; &quot;)" office:value-type="string" office:string-value="027 ">
            <text:p>027 </text:p>
          </table:table-cell>
          <table:table-cell table:style-name="ce3" table:formula="of:=CONCATENATE(TEXT(VALUE(SUBSTITUTE(MID([.$A15:.A15];16;3);&quot;.&quot;;&quot;,&quot;));&quot;000&quot;); &quot; &quot;)" office:value-type="string" office:string-value="026 ">
            <text:p>026 </text:p>
          </table:table-cell>
          <table:table-cell table:style-name="ce3" table:formula="of:=CONCATENATE(TEXT(VALUE(SUBSTITUTE(MID([.$A15:.A15];20;3);&quot;.&quot;;&quot;,&quot;));&quot;000&quot;); &quot; &quot;)" office:value-type="string" office:string-value="053 ">
            <text:p>053 </text:p>
          </table:table-cell>
          <table:table-cell table:style-name="ce3" table:formula="of:=CONCATENATE(TEXT(VALUE(SUBSTITUTE(MID([.$A15:.A15];24;3);&quot;.&quot;;&quot;,&quot;));&quot;000&quot;); &quot; &quot;)" office:value-type="string" office:string-value="055 ">
            <text:p>055 </text:p>
          </table:table-cell>
          <table:table-cell table:style-name="ce3" table:formula="of:=CONCATENATE(TEXT(VALUE(SUBSTITUTE(MID([.$A15:.A15];28;3);&quot;.&quot;;&quot;,&quot;));&quot;000&quot;);&quot; &quot;)" office:value-type="string" office:string-value="046 ">
            <text:p>046 </text:p>
          </table:table-cell>
          <table:table-cell table:style-name="ce3" table:formula="of:=CONCATENATE(TEXT(VALUE(SUBSTITUTE(MID([.$A15:.A15];32;3);&quot;.&quot;;&quot;,&quot;));&quot;000&quot;);&quot; &quot;)" office:value-type="string" office:string-value="045 ">
            <text:p>045 </text:p>
          </table:table-cell>
          <table:table-cell table:style-name="ce12" table:formula="of:=CONCATENATE([.B15];&quot;&quot;;[.C15];&quot;&quot;;[.D15];&quot;&quot;;[.E15];&quot;&quot;;[.F15];&quot;&quot;;[.G15];&quot;&quot;;[.H15];&quot;&quot;;[.I15];&quot;&quot;;[.J15])" office:value-type="string" office:string-value="014 034 036 027 026 053 055 046 045 ">
            <text:p>014 034 036 027 026 053 055 046 045 </text:p>
          </table:table-cell>
          <table:table-cell table:number-columns-repeated="1003"/>
        </table:table-row>
        <table:table-row table:style-name="ro1">
          <table:table-cell office:value-type="string">
            <text:p>15, 24, 22, 32, 25, 43, 41, 51, 44</text:p>
          </table:table-cell>
          <table:table-cell table:style-name="ce3" table:formula="of:=CONCATENATE(TEXT(VALUE(SUBSTITUTE(MID([.$A16];1;2);&quot;.&quot;;&quot;,&quot;));&quot;000&quot;) ;&quot; &quot;)" office:value-type="string" office:string-value="015 ">
            <text:p>015 </text:p>
          </table:table-cell>
          <table:table-cell table:style-name="ce3" table:formula="of:=CONCATENATE(TEXT(VALUE(SUBSTITUTE(MID([.$A16:.A16];4;3);&quot;.&quot;;&quot;,&quot;));&quot;000&quot;) ;&quot; &quot;)" office:value-type="string" office:string-value="024 ">
            <text:p>024 </text:p>
          </table:table-cell>
          <table:table-cell table:style-name="ce3" table:formula="of:=CONCATENATE(TEXT(VALUE(SUBSTITUTE(MID([.$A16:.A16];8;3);&quot;.&quot;;&quot;,&quot;));&quot;000&quot;); &quot; &quot;)" office:value-type="string" office:string-value="022 ">
            <text:p>022 </text:p>
          </table:table-cell>
          <table:table-cell table:style-name="ce3" table:formula="of:=CONCATENATE(TEXT(VALUE(SUBSTITUTE(MID([.$A16:.A16];12;3);&quot;.&quot;;&quot;,&quot;));&quot;000&quot;); &quot; &quot;)" office:value-type="string" office:string-value="032 ">
            <text:p>032 </text:p>
          </table:table-cell>
          <table:table-cell table:style-name="ce3" table:formula="of:=CONCATENATE(TEXT(VALUE(SUBSTITUTE(MID([.$A16:.A16];16;3);&quot;.&quot;;&quot;,&quot;));&quot;000&quot;); &quot; &quot;)" office:value-type="string" office:string-value="025 ">
            <text:p>025 </text:p>
          </table:table-cell>
          <table:table-cell table:style-name="ce3" table:formula="of:=CONCATENATE(TEXT(VALUE(SUBSTITUTE(MID([.$A16:.A16];20;3);&quot;.&quot;;&quot;,&quot;));&quot;000&quot;); &quot; &quot;)" office:value-type="string" office:string-value="043 ">
            <text:p>043 </text:p>
          </table:table-cell>
          <table:table-cell table:style-name="ce3" table:formula="of:=CONCATENATE(TEXT(VALUE(SUBSTITUTE(MID([.$A16:.A16];24;3);&quot;.&quot;;&quot;,&quot;));&quot;000&quot;); &quot; &quot;)" office:value-type="string" office:string-value="041 ">
            <text:p>041 </text:p>
          </table:table-cell>
          <table:table-cell table:style-name="ce3" table:formula="of:=CONCATENATE(TEXT(VALUE(SUBSTITUTE(MID([.$A16:.A16];28;3);&quot;.&quot;;&quot;,&quot;));&quot;000&quot;);&quot; &quot;)" office:value-type="string" office:string-value="051 ">
            <text:p>051 </text:p>
          </table:table-cell>
          <table:table-cell table:style-name="ce3" table:formula="of:=CONCATENATE(TEXT(VALUE(SUBSTITUTE(MID([.$A16:.A16];32;3);&quot;.&quot;;&quot;,&quot;));&quot;000&quot;);&quot; &quot;)" office:value-type="string" office:string-value="044 ">
            <text:p>044 </text:p>
          </table:table-cell>
          <table:table-cell table:style-name="ce12" table:formula="of:=CONCATENATE([.B16];&quot;&quot;;[.C16];&quot;&quot;;[.D16];&quot;&quot;;[.E16];&quot;&quot;;[.F16];&quot;&quot;;[.G16];&quot;&quot;;[.H16];&quot;&quot;;[.I16];&quot;&quot;;[.J16])" office:value-type="string" office:string-value="015 024 022 032 025 043 041 051 044 ">
            <text:p>015 024 022 032 025 043 041 051 044 </text:p>
          </table:table-cell>
          <table:table-cell table:number-columns-repeated="1003"/>
        </table:table-row>
        <table:table-row table:style-name="ro1">
          <table:table-cell office:value-type="string">
            <text:p>16, 35, 37, 20, 23, 54, 56, 39, 42</text:p>
          </table:table-cell>
          <table:table-cell table:style-name="ce3" table:formula="of:=CONCATENATE(TEXT(VALUE(SUBSTITUTE(MID([.$A17];1;2);&quot;.&quot;;&quot;,&quot;));&quot;000&quot;) ;&quot; &quot;)" office:value-type="string" office:string-value="016 ">
            <text:p>016 </text:p>
          </table:table-cell>
          <table:table-cell table:style-name="ce3" table:formula="of:=CONCATENATE(TEXT(VALUE(SUBSTITUTE(MID([.$A17:.A17];4;3);&quot;.&quot;;&quot;,&quot;));&quot;000&quot;) ;&quot; &quot;)" office:value-type="string" office:string-value="035 ">
            <text:p>035 </text:p>
          </table:table-cell>
          <table:table-cell table:style-name="ce3" table:formula="of:=CONCATENATE(TEXT(VALUE(SUBSTITUTE(MID([.$A17:.A17];8;3);&quot;.&quot;;&quot;,&quot;));&quot;000&quot;); &quot; &quot;)" office:value-type="string" office:string-value="037 ">
            <text:p>037 </text:p>
          </table:table-cell>
          <table:table-cell table:style-name="ce3" table:formula="of:=CONCATENATE(TEXT(VALUE(SUBSTITUTE(MID([.$A17:.A17];12;3);&quot;.&quot;;&quot;,&quot;));&quot;000&quot;); &quot; &quot;)" office:value-type="string" office:string-value="020 ">
            <text:p>020 </text:p>
          </table:table-cell>
          <table:table-cell table:style-name="ce3" table:formula="of:=CONCATENATE(TEXT(VALUE(SUBSTITUTE(MID([.$A17:.A17];16;3);&quot;.&quot;;&quot;,&quot;));&quot;000&quot;); &quot; &quot;)" office:value-type="string" office:string-value="023 ">
            <text:p>023 </text:p>
          </table:table-cell>
          <table:table-cell table:style-name="ce3" table:formula="of:=CONCATENATE(TEXT(VALUE(SUBSTITUTE(MID([.$A17:.A17];20;3);&quot;.&quot;;&quot;,&quot;));&quot;000&quot;); &quot; &quot;)" office:value-type="string" office:string-value="054 ">
            <text:p>054 </text:p>
          </table:table-cell>
          <table:table-cell table:style-name="ce3" table:formula="of:=CONCATENATE(TEXT(VALUE(SUBSTITUTE(MID([.$A17:.A17];24;3);&quot;.&quot;;&quot;,&quot;));&quot;000&quot;); &quot; &quot;)" office:value-type="string" office:string-value="056 ">
            <text:p>056 </text:p>
          </table:table-cell>
          <table:table-cell table:style-name="ce3" table:formula="of:=CONCATENATE(TEXT(VALUE(SUBSTITUTE(MID([.$A17:.A17];28;3);&quot;.&quot;;&quot;,&quot;));&quot;000&quot;);&quot; &quot;)" office:value-type="string" office:string-value="039 ">
            <text:p>039 </text:p>
          </table:table-cell>
          <table:table-cell table:style-name="ce3" table:formula="of:=CONCATENATE(TEXT(VALUE(SUBSTITUTE(MID([.$A17:.A17];32;3);&quot;.&quot;;&quot;,&quot;));&quot;000&quot;);&quot; &quot;)" office:value-type="string" office:string-value="042 ">
            <text:p>042 </text:p>
          </table:table-cell>
          <table:table-cell table:style-name="ce12" table:formula="of:=CONCATENATE([.B17];&quot;&quot;;[.C17];&quot;&quot;;[.D17];&quot;&quot;;[.E17];&quot;&quot;;[.F17];&quot;&quot;;[.G17];&quot;&quot;;[.H17];&quot;&quot;;[.I17];&quot;&quot;;[.J17])" office:value-type="string" office:string-value="016 035 037 020 023 054 056 039 042 ">
            <text:p>016 035 037 020 023 054 056 039 042 </text:p>
          </table:table-cell>
          <table:table-cell table:number-columns-repeated="1003"/>
        </table:table-row>
        <table:table-row table:style-name="ro1">
          <table:table-cell office:value-type="string">
            <text:p>17, 28, 27, 36, 29, 47, 46, 55, 48</text:p>
          </table:table-cell>
          <table:table-cell table:style-name="ce3" table:formula="of:=CONCATENATE(TEXT(VALUE(SUBSTITUTE(MID([.$A18];1;2);&quot;.&quot;;&quot;,&quot;));&quot;000&quot;) ;&quot; &quot;)" office:value-type="string" office:string-value="017 ">
            <text:p>017 </text:p>
          </table:table-cell>
          <table:table-cell table:style-name="ce3" table:formula="of:=CONCATENATE(TEXT(VALUE(SUBSTITUTE(MID([.$A18:.A18];4;3);&quot;.&quot;;&quot;,&quot;));&quot;000&quot;) ;&quot; &quot;)" office:value-type="string" office:string-value="028 ">
            <text:p>028 </text:p>
          </table:table-cell>
          <table:table-cell table:style-name="ce3" table:formula="of:=CONCATENATE(TEXT(VALUE(SUBSTITUTE(MID([.$A18:.A18];8;3);&quot;.&quot;;&quot;,&quot;));&quot;000&quot;); &quot; &quot;)" office:value-type="string" office:string-value="027 ">
            <text:p>027 </text:p>
          </table:table-cell>
          <table:table-cell table:style-name="ce3" table:formula="of:=CONCATENATE(TEXT(VALUE(SUBSTITUTE(MID([.$A18:.A18];12;3);&quot;.&quot;;&quot;,&quot;));&quot;000&quot;); &quot; &quot;)" office:value-type="string" office:string-value="036 ">
            <text:p>036 </text:p>
          </table:table-cell>
          <table:table-cell table:style-name="ce3" table:formula="of:=CONCATENATE(TEXT(VALUE(SUBSTITUTE(MID([.$A18:.A18];16;3);&quot;.&quot;;&quot;,&quot;));&quot;000&quot;); &quot; &quot;)" office:value-type="string" office:string-value="029 ">
            <text:p>029 </text:p>
          </table:table-cell>
          <table:table-cell table:style-name="ce3" table:formula="of:=CONCATENATE(TEXT(VALUE(SUBSTITUTE(MID([.$A18:.A18];20;3);&quot;.&quot;;&quot;,&quot;));&quot;000&quot;); &quot; &quot;)" office:value-type="string" office:string-value="047 ">
            <text:p>047 </text:p>
          </table:table-cell>
          <table:table-cell table:style-name="ce3" table:formula="of:=CONCATENATE(TEXT(VALUE(SUBSTITUTE(MID([.$A18:.A18];24;3);&quot;.&quot;;&quot;,&quot;));&quot;000&quot;); &quot; &quot;)" office:value-type="string" office:string-value="046 ">
            <text:p>046 </text:p>
          </table:table-cell>
          <table:table-cell table:style-name="ce3" table:formula="of:=CONCATENATE(TEXT(VALUE(SUBSTITUTE(MID([.$A18:.A18];28;3);&quot;.&quot;;&quot;,&quot;));&quot;000&quot;);&quot; &quot;)" office:value-type="string" office:string-value="055 ">
            <text:p>055 </text:p>
          </table:table-cell>
          <table:table-cell table:style-name="ce3" table:formula="of:=CONCATENATE(TEXT(VALUE(SUBSTITUTE(MID([.$A18:.A18];32;3);&quot;.&quot;;&quot;,&quot;));&quot;000&quot;);&quot; &quot;)" office:value-type="string" office:string-value="048 ">
            <text:p>048 </text:p>
          </table:table-cell>
          <table:table-cell table:style-name="ce12" table:formula="of:=CONCATENATE([.B18];&quot;&quot;;[.C18];&quot;&quot;;[.D18];&quot;&quot;;[.E18];&quot;&quot;;[.F18];&quot;&quot;;[.G18];&quot;&quot;;[.H18];&quot;&quot;;[.I18];&quot;&quot;;[.J18])" office:value-type="string" office:string-value="017 028 027 036 029 047 046 055 048 ">
            <text:p>017 028 027 036 029 047 046 055 048 </text:p>
          </table:table-cell>
          <table:table-cell table:number-columns-repeated="1003"/>
        </table:table-row>
        <table:table-row table:style-name="ro1">
          <table:table-cell office:value-type="string">
            <text:p>18, 21, 20, 37, 31, 40, 39, 56, 50</text:p>
          </table:table-cell>
          <table:table-cell table:style-name="ce3" table:formula="of:=CONCATENATE(TEXT(VALUE(SUBSTITUTE(MID([.$A19];1;2);&quot;.&quot;;&quot;,&quot;));&quot;000&quot;) ;&quot; &quot;)" office:value-type="string" office:string-value="018 ">
            <text:p>018 </text:p>
          </table:table-cell>
          <table:table-cell table:style-name="ce3" table:formula="of:=CONCATENATE(TEXT(VALUE(SUBSTITUTE(MID([.$A19:.A19];4;3);&quot;.&quot;;&quot;,&quot;));&quot;000&quot;) ;&quot; &quot;)" office:value-type="string" office:string-value="021 ">
            <text:p>021 </text:p>
          </table:table-cell>
          <table:table-cell table:style-name="ce3" table:formula="of:=CONCATENATE(TEXT(VALUE(SUBSTITUTE(MID([.$A19:.A19];8;3);&quot;.&quot;;&quot;,&quot;));&quot;000&quot;); &quot; &quot;)" office:value-type="string" office:string-value="020 ">
            <text:p>020 </text:p>
          </table:table-cell>
          <table:table-cell table:style-name="ce3" table:formula="of:=CONCATENATE(TEXT(VALUE(SUBSTITUTE(MID([.$A19:.A19];12;3);&quot;.&quot;;&quot;,&quot;));&quot;000&quot;); &quot; &quot;)" office:value-type="string" office:string-value="037 ">
            <text:p>037 </text:p>
          </table:table-cell>
          <table:table-cell table:style-name="ce3" table:formula="of:=CONCATENATE(TEXT(VALUE(SUBSTITUTE(MID([.$A19:.A19];16;3);&quot;.&quot;;&quot;,&quot;));&quot;000&quot;); &quot; &quot;)" office:value-type="string" office:string-value="031 ">
            <text:p>031 </text:p>
          </table:table-cell>
          <table:table-cell table:style-name="ce3" table:formula="of:=CONCATENATE(TEXT(VALUE(SUBSTITUTE(MID([.$A19:.A19];20;3);&quot;.&quot;;&quot;,&quot;));&quot;000&quot;); &quot; &quot;)" office:value-type="string" office:string-value="040 ">
            <text:p>040 </text:p>
          </table:table-cell>
          <table:table-cell table:style-name="ce3" table:formula="of:=CONCATENATE(TEXT(VALUE(SUBSTITUTE(MID([.$A19:.A19];24;3);&quot;.&quot;;&quot;,&quot;));&quot;000&quot;); &quot; &quot;)" office:value-type="string" office:string-value="039 ">
            <text:p>039 </text:p>
          </table:table-cell>
          <table:table-cell table:style-name="ce3" table:formula="of:=CONCATENATE(TEXT(VALUE(SUBSTITUTE(MID([.$A19:.A19];28;3);&quot;.&quot;;&quot;,&quot;));&quot;000&quot;);&quot; &quot;)" office:value-type="string" office:string-value="056 ">
            <text:p>056 </text:p>
          </table:table-cell>
          <table:table-cell table:style-name="ce3" table:formula="of:=CONCATENATE(TEXT(VALUE(SUBSTITUTE(MID([.$A19:.A19];32;3);&quot;.&quot;;&quot;,&quot;));&quot;000&quot;);&quot; &quot;)" office:value-type="string" office:string-value="050 ">
            <text:p>050 </text:p>
          </table:table-cell>
          <table:table-cell table:style-name="ce12" table:formula="of:=CONCATENATE([.B19];&quot;&quot;;[.C19];&quot;&quot;;[.D19];&quot;&quot;;[.E19];&quot;&quot;;[.F19];&quot;&quot;;[.G19];&quot;&quot;;[.H19];&quot;&quot;;[.I19];&quot;&quot;;[.J19])" office:value-type="string" office:string-value="018 021 020 037 031 040 039 056 050 ">
            <text:p>018 021 020 037 031 040 039 056 050 </text:p>
          </table:table-cell>
          <table:table-cell table:number-columns-repeated="1003"/>
        </table:table-row>
        <table:table-row table:style-name="ro1">
          <table:table-cell office:value-type="string">
            <text:p>19, 32, 22, 21, 31, 51, 41, 40, 50</text:p>
          </table:table-cell>
          <table:table-cell table:style-name="ce3" table:formula="of:=CONCATENATE(TEXT(VALUE(SUBSTITUTE(MID([.$A20];1;2);&quot;.&quot;;&quot;,&quot;));&quot;000&quot;) ;&quot; &quot;)" office:value-type="string" office:string-value="019 ">
            <text:p>019 </text:p>
          </table:table-cell>
          <table:table-cell table:style-name="ce3" table:formula="of:=CONCATENATE(TEXT(VALUE(SUBSTITUTE(MID([.$A20:.A20];4;3);&quot;.&quot;;&quot;,&quot;));&quot;000&quot;) ;&quot; &quot;)" office:value-type="string" office:string-value="032 ">
            <text:p>032 </text:p>
          </table:table-cell>
          <table:table-cell table:style-name="ce3" table:formula="of:=CONCATENATE(TEXT(VALUE(SUBSTITUTE(MID([.$A20:.A20];8;3);&quot;.&quot;;&quot;,&quot;));&quot;000&quot;); &quot; &quot;)" office:value-type="string" office:string-value="022 ">
            <text:p>022 </text:p>
          </table:table-cell>
          <table:table-cell table:style-name="ce3" table:formula="of:=CONCATENATE(TEXT(VALUE(SUBSTITUTE(MID([.$A20:.A20];12;3);&quot;.&quot;;&quot;,&quot;));&quot;000&quot;); &quot; &quot;)" office:value-type="string" office:string-value="021 ">
            <text:p>021 </text:p>
          </table:table-cell>
          <table:table-cell table:style-name="ce3" table:formula="of:=CONCATENATE(TEXT(VALUE(SUBSTITUTE(MID([.$A20:.A20];16;3);&quot;.&quot;;&quot;,&quot;));&quot;000&quot;); &quot; &quot;)" office:value-type="string" office:string-value="031 ">
            <text:p>031 </text:p>
          </table:table-cell>
          <table:table-cell table:style-name="ce3" table:formula="of:=CONCATENATE(TEXT(VALUE(SUBSTITUTE(MID([.$A20:.A20];20;3);&quot;.&quot;;&quot;,&quot;));&quot;000&quot;); &quot; &quot;)" office:value-type="string" office:string-value="051 ">
            <text:p>051 </text:p>
          </table:table-cell>
          <table:table-cell table:style-name="ce3" table:formula="of:=CONCATENATE(TEXT(VALUE(SUBSTITUTE(MID([.$A20:.A20];24;3);&quot;.&quot;;&quot;,&quot;));&quot;000&quot;); &quot; &quot;)" office:value-type="string" office:string-value="041 ">
            <text:p>041 </text:p>
          </table:table-cell>
          <table:table-cell table:style-name="ce3" table:formula="of:=CONCATENATE(TEXT(VALUE(SUBSTITUTE(MID([.$A20:.A20];28;3);&quot;.&quot;;&quot;,&quot;));&quot;000&quot;);&quot; &quot;)" office:value-type="string" office:string-value="040 ">
            <text:p>040 </text:p>
          </table:table-cell>
          <table:table-cell table:style-name="ce3" table:formula="of:=CONCATENATE(TEXT(VALUE(SUBSTITUTE(MID([.$A20:.A20];32;3);&quot;.&quot;;&quot;,&quot;));&quot;000&quot;);&quot; &quot;)" office:value-type="string" office:string-value="050 ">
            <text:p>050 </text:p>
          </table:table-cell>
          <table:table-cell table:style-name="ce12" table:formula="of:=CONCATENATE([.B20];&quot;&quot;;[.C20];&quot;&quot;;[.D20];&quot;&quot;;[.E20];&quot;&quot;;[.F20];&quot;&quot;;[.G20];&quot;&quot;;[.H20];&quot;&quot;;[.I20];&quot;&quot;;[.J20])" office:value-type="string" office:string-value="019 032 022 021 031 051 041 040 050 ">
            <text:p>019 032 022 021 031 051 041 040 050 </text:p>
          </table:table-cell>
          <table:table-cell table:number-columns-repeated="1003"/>
        </table:table-row>
        <table:table-row table:style-name="ro1">
          <table:table-cell office:value-type="string">
            <text:p>20, 35, 30, 33, 37, 54, 49, 52, 56</text:p>
          </table:table-cell>
          <table:table-cell table:style-name="ce3" table:formula="of:=CONCATENATE(TEXT(VALUE(SUBSTITUTE(MID([.$A21];1;2);&quot;.&quot;;&quot;,&quot;));&quot;000&quot;) ;&quot; &quot;)" office:value-type="string" office:string-value="020 ">
            <text:p>020 </text:p>
          </table:table-cell>
          <table:table-cell table:style-name="ce3" table:formula="of:=CONCATENATE(TEXT(VALUE(SUBSTITUTE(MID([.$A21:.A21];4;3);&quot;.&quot;;&quot;,&quot;));&quot;000&quot;) ;&quot; &quot;)" office:value-type="string" office:string-value="035 ">
            <text:p>035 </text:p>
          </table:table-cell>
          <table:table-cell table:style-name="ce3" table:formula="of:=CONCATENATE(TEXT(VALUE(SUBSTITUTE(MID([.$A21:.A21];8;3);&quot;.&quot;;&quot;,&quot;));&quot;000&quot;); &quot; &quot;)" office:value-type="string" office:string-value="030 ">
            <text:p>030 </text:p>
          </table:table-cell>
          <table:table-cell table:style-name="ce3" table:formula="of:=CONCATENATE(TEXT(VALUE(SUBSTITUTE(MID([.$A21:.A21];12;3);&quot;.&quot;;&quot;,&quot;));&quot;000&quot;); &quot; &quot;)" office:value-type="string" office:string-value="033 ">
            <text:p>033 </text:p>
          </table:table-cell>
          <table:table-cell table:style-name="ce3" table:formula="of:=CONCATENATE(TEXT(VALUE(SUBSTITUTE(MID([.$A21:.A21];16;3);&quot;.&quot;;&quot;,&quot;));&quot;000&quot;); &quot; &quot;)" office:value-type="string" office:string-value="037 ">
            <text:p>037 </text:p>
          </table:table-cell>
          <table:table-cell table:style-name="ce3" table:formula="of:=CONCATENATE(TEXT(VALUE(SUBSTITUTE(MID([.$A21:.A21];20;3);&quot;.&quot;;&quot;,&quot;));&quot;000&quot;); &quot; &quot;)" office:value-type="string" office:string-value="054 ">
            <text:p>054 </text:p>
          </table:table-cell>
          <table:table-cell table:style-name="ce3" table:formula="of:=CONCATENATE(TEXT(VALUE(SUBSTITUTE(MID([.$A21:.A21];24;3);&quot;.&quot;;&quot;,&quot;));&quot;000&quot;); &quot; &quot;)" office:value-type="string" office:string-value="049 ">
            <text:p>049 </text:p>
          </table:table-cell>
          <table:table-cell table:style-name="ce3" table:formula="of:=CONCATENATE(TEXT(VALUE(SUBSTITUTE(MID([.$A21:.A21];28;3);&quot;.&quot;;&quot;,&quot;));&quot;000&quot;);&quot; &quot;)" office:value-type="string" office:string-value="052 ">
            <text:p>052 </text:p>
          </table:table-cell>
          <table:table-cell table:style-name="ce3" table:formula="of:=CONCATENATE(TEXT(VALUE(SUBSTITUTE(MID([.$A21:.A21];32;3);&quot;.&quot;;&quot;,&quot;));&quot;000&quot;);&quot; &quot;)" office:value-type="string" office:string-value="056 ">
            <text:p>056 </text:p>
          </table:table-cell>
          <table:table-cell table:style-name="ce12" table:formula="of:=CONCATENATE([.B21];&quot;&quot;;[.C21];&quot;&quot;;[.D21];&quot;&quot;;[.E21];&quot;&quot;;[.F21];&quot;&quot;;[.G21];&quot;&quot;;[.H21];&quot;&quot;;[.I21];&quot;&quot;;[.J21])" office:value-type="string" office:string-value="020 035 030 033 037 054 049 052 056 ">
            <text:p>020 035 030 033 037 054 049 052 056 </text:p>
          </table:table-cell>
          <table:table-cell table:number-columns-repeated="1003"/>
        </table:table-row>
        <table:table-row table:style-name="ro1">
          <table:table-cell office:value-type="string">
            <text:p>21, 31, 38, 34, 32, 50, 57, 53, 51</text:p>
          </table:table-cell>
          <table:table-cell table:style-name="ce3" table:formula="of:=CONCATENATE(TEXT(VALUE(SUBSTITUTE(MID([.$A22];1;2);&quot;.&quot;;&quot;,&quot;));&quot;000&quot;) ;&quot; &quot;)" office:value-type="string" office:string-value="021 ">
            <text:p>021 </text:p>
          </table:table-cell>
          <table:table-cell table:style-name="ce3" table:formula="of:=CONCATENATE(TEXT(VALUE(SUBSTITUTE(MID([.$A22:.A22];4;3);&quot;.&quot;;&quot;,&quot;));&quot;000&quot;) ;&quot; &quot;)" office:value-type="string" office:string-value="031 ">
            <text:p>031 </text:p>
          </table:table-cell>
          <table:table-cell table:style-name="ce3" table:formula="of:=CONCATENATE(TEXT(VALUE(SUBSTITUTE(MID([.$A22:.A22];8;3);&quot;.&quot;;&quot;,&quot;));&quot;000&quot;); &quot; &quot;)" office:value-type="string" office:string-value="038 ">
            <text:p>038 </text:p>
          </table:table-cell>
          <table:table-cell table:style-name="ce3" table:formula="of:=CONCATENATE(TEXT(VALUE(SUBSTITUTE(MID([.$A22:.A22];12;3);&quot;.&quot;;&quot;,&quot;));&quot;000&quot;); &quot; &quot;)" office:value-type="string" office:string-value="034 ">
            <text:p>034 </text:p>
          </table:table-cell>
          <table:table-cell table:style-name="ce3" table:formula="of:=CONCATENATE(TEXT(VALUE(SUBSTITUTE(MID([.$A22:.A22];16;3);&quot;.&quot;;&quot;,&quot;));&quot;000&quot;); &quot; &quot;)" office:value-type="string" office:string-value="032 ">
            <text:p>032 </text:p>
          </table:table-cell>
          <table:table-cell table:style-name="ce3" table:formula="of:=CONCATENATE(TEXT(VALUE(SUBSTITUTE(MID([.$A22:.A22];20;3);&quot;.&quot;;&quot;,&quot;));&quot;000&quot;); &quot; &quot;)" office:value-type="string" office:string-value="050 ">
            <text:p>050 </text:p>
          </table:table-cell>
          <table:table-cell table:style-name="ce3" table:formula="of:=CONCATENATE(TEXT(VALUE(SUBSTITUTE(MID([.$A22:.A22];24;3);&quot;.&quot;;&quot;,&quot;));&quot;000&quot;); &quot; &quot;)" office:value-type="string" office:string-value="057 ">
            <text:p>057 </text:p>
          </table:table-cell>
          <table:table-cell table:style-name="ce3" table:formula="of:=CONCATENATE(TEXT(VALUE(SUBSTITUTE(MID([.$A22:.A22];28;3);&quot;.&quot;;&quot;,&quot;));&quot;000&quot;);&quot; &quot;)" office:value-type="string" office:string-value="053 ">
            <text:p>053 </text:p>
          </table:table-cell>
          <table:table-cell table:style-name="ce3" table:formula="of:=CONCATENATE(TEXT(VALUE(SUBSTITUTE(MID([.$A22:.A22];32;3);&quot;.&quot;;&quot;,&quot;));&quot;000&quot;);&quot; &quot;)" office:value-type="string" office:string-value="051 ">
            <text:p>051 </text:p>
          </table:table-cell>
          <table:table-cell table:style-name="ce12" table:formula="of:=CONCATENATE([.B22];&quot;&quot;;[.C22];&quot;&quot;;[.D22];&quot;&quot;;[.E22];&quot;&quot;;[.F22];&quot;&quot;;[.G22];&quot;&quot;;[.H22];&quot;&quot;;[.I22];&quot;&quot;;[.J22])" office:value-type="string" office:string-value="021 031 038 034 032 050 057 053 051 ">
            <text:p>021 031 038 034 032 050 057 053 051 </text:p>
          </table:table-cell>
          <table:table-cell table:number-columns-repeated="1003"/>
        </table:table-row>
        <table:table-row table:style-name="ro1">
          <table:table-cell office:value-type="string">
            <text:p>22, 36, 34, 38, 33, 55, 53, 57, 52</text:p>
          </table:table-cell>
          <table:table-cell table:style-name="ce3" table:formula="of:=CONCATENATE(TEXT(VALUE(SUBSTITUTE(MID([.$A23];1;2);&quot;.&quot;;&quot;,&quot;));&quot;000&quot;) ;&quot; &quot;)" office:value-type="string" office:string-value="022 ">
            <text:p>022 </text:p>
          </table:table-cell>
          <table:table-cell table:style-name="ce3" table:formula="of:=CONCATENATE(TEXT(VALUE(SUBSTITUTE(MID([.$A23:.A23];4;3);&quot;.&quot;;&quot;,&quot;));&quot;000&quot;) ;&quot; &quot;)" office:value-type="string" office:string-value="036 ">
            <text:p>036 </text:p>
          </table:table-cell>
          <table:table-cell table:style-name="ce3" table:formula="of:=CONCATENATE(TEXT(VALUE(SUBSTITUTE(MID([.$A23:.A23];8;3);&quot;.&quot;;&quot;,&quot;));&quot;000&quot;); &quot; &quot;)" office:value-type="string" office:string-value="034 ">
            <text:p>034 </text:p>
          </table:table-cell>
          <table:table-cell table:style-name="ce3" table:formula="of:=CONCATENATE(TEXT(VALUE(SUBSTITUTE(MID([.$A23:.A23];12;3);&quot;.&quot;;&quot;,&quot;));&quot;000&quot;); &quot; &quot;)" office:value-type="string" office:string-value="038 ">
            <text:p>038 </text:p>
          </table:table-cell>
          <table:table-cell table:style-name="ce3" table:formula="of:=CONCATENATE(TEXT(VALUE(SUBSTITUTE(MID([.$A23:.A23];16;3);&quot;.&quot;;&quot;,&quot;));&quot;000&quot;); &quot; &quot;)" office:value-type="string" office:string-value="033 ">
            <text:p>033 </text:p>
          </table:table-cell>
          <table:table-cell table:style-name="ce3" table:formula="of:=CONCATENATE(TEXT(VALUE(SUBSTITUTE(MID([.$A23:.A23];20;3);&quot;.&quot;;&quot;,&quot;));&quot;000&quot;); &quot; &quot;)" office:value-type="string" office:string-value="055 ">
            <text:p>055 </text:p>
          </table:table-cell>
          <table:table-cell table:style-name="ce3" table:formula="of:=CONCATENATE(TEXT(VALUE(SUBSTITUTE(MID([.$A23:.A23];24;3);&quot;.&quot;;&quot;,&quot;));&quot;000&quot;); &quot; &quot;)" office:value-type="string" office:string-value="053 ">
            <text:p>053 </text:p>
          </table:table-cell>
          <table:table-cell table:style-name="ce3" table:formula="of:=CONCATENATE(TEXT(VALUE(SUBSTITUTE(MID([.$A23:.A23];28;3);&quot;.&quot;;&quot;,&quot;));&quot;000&quot;);&quot; &quot;)" office:value-type="string" office:string-value="057 ">
            <text:p>057 </text:p>
          </table:table-cell>
          <table:table-cell table:style-name="ce3" table:formula="of:=CONCATENATE(TEXT(VALUE(SUBSTITUTE(MID([.$A23:.A23];32;3);&quot;.&quot;;&quot;,&quot;));&quot;000&quot;);&quot; &quot;)" office:value-type="string" office:string-value="052 ">
            <text:p>052 </text:p>
          </table:table-cell>
          <table:table-cell table:style-name="ce12" table:formula="of:=CONCATENATE([.B23];&quot;&quot;;[.C23];&quot;&quot;;[.D23];&quot;&quot;;[.E23];&quot;&quot;;[.F23];&quot;&quot;;[.G23];&quot;&quot;;[.H23];&quot;&quot;;[.I23];&quot;&quot;;[.J23])" office:value-type="string" office:string-value="022 036 034 038 033 055 053 057 052 ">
            <text:p>022 036 034 038 033 055 053 057 052 </text:p>
          </table:table-cell>
          <table:table-cell table:number-columns-repeated="1003"/>
        </table:table-row>
        <table:table-row table:style-name="ro1">
          <table:table-cell office:value-type="string">
            <text:p>23, 33, 30, 29, 36, 52, 49, 48, 55</text:p>
          </table:table-cell>
          <table:table-cell table:style-name="ce3" table:formula="of:=CONCATENATE(TEXT(VALUE(SUBSTITUTE(MID([.$A24];1;2);&quot;.&quot;;&quot;,&quot;));&quot;000&quot;) ;&quot; &quot;)" office:value-type="string" office:string-value="023 ">
            <text:p>023 </text:p>
          </table:table-cell>
          <table:table-cell table:style-name="ce3" table:formula="of:=CONCATENATE(TEXT(VALUE(SUBSTITUTE(MID([.$A24:.A24];4;3);&quot;.&quot;;&quot;,&quot;));&quot;000&quot;) ;&quot; &quot;)" office:value-type="string" office:string-value="033 ">
            <text:p>033 </text:p>
          </table:table-cell>
          <table:table-cell table:style-name="ce3" table:formula="of:=CONCATENATE(TEXT(VALUE(SUBSTITUTE(MID([.$A24:.A24];8;3);&quot;.&quot;;&quot;,&quot;));&quot;000&quot;); &quot; &quot;)" office:value-type="string" office:string-value="030 ">
            <text:p>030 </text:p>
          </table:table-cell>
          <table:table-cell table:style-name="ce3" table:formula="of:=CONCATENATE(TEXT(VALUE(SUBSTITUTE(MID([.$A24:.A24];12;3);&quot;.&quot;;&quot;,&quot;));&quot;000&quot;); &quot; &quot;)" office:value-type="string" office:string-value="029 ">
            <text:p>029 </text:p>
          </table:table-cell>
          <table:table-cell table:style-name="ce3" table:formula="of:=CONCATENATE(TEXT(VALUE(SUBSTITUTE(MID([.$A24:.A24];16;3);&quot;.&quot;;&quot;,&quot;));&quot;000&quot;); &quot; &quot;)" office:value-type="string" office:string-value="036 ">
            <text:p>036 </text:p>
          </table:table-cell>
          <table:table-cell table:style-name="ce3" table:formula="of:=CONCATENATE(TEXT(VALUE(SUBSTITUTE(MID([.$A24:.A24];20;3);&quot;.&quot;;&quot;,&quot;));&quot;000&quot;); &quot; &quot;)" office:value-type="string" office:string-value="052 ">
            <text:p>052 </text:p>
          </table:table-cell>
          <table:table-cell table:style-name="ce3" table:formula="of:=CONCATENATE(TEXT(VALUE(SUBSTITUTE(MID([.$A24:.A24];24;3);&quot;.&quot;;&quot;,&quot;));&quot;000&quot;); &quot; &quot;)" office:value-type="string" office:string-value="049 ">
            <text:p>049 </text:p>
          </table:table-cell>
          <table:table-cell table:style-name="ce3" table:formula="of:=CONCATENATE(TEXT(VALUE(SUBSTITUTE(MID([.$A24:.A24];28;3);&quot;.&quot;;&quot;,&quot;));&quot;000&quot;);&quot; &quot;)" office:value-type="string" office:string-value="048 ">
            <text:p>048 </text:p>
          </table:table-cell>
          <table:table-cell table:style-name="ce3" table:formula="of:=CONCATENATE(TEXT(VALUE(SUBSTITUTE(MID([.$A24:.A24];32;3);&quot;.&quot;;&quot;,&quot;));&quot;000&quot;);&quot; &quot;)" office:value-type="string" office:string-value="055 ">
            <text:p>055 </text:p>
          </table:table-cell>
          <table:table-cell table:style-name="ce12" table:formula="of:=CONCATENATE([.B24];&quot;&quot;;[.C24];&quot;&quot;;[.D24];&quot;&quot;;[.E24];&quot;&quot;;[.F24];&quot;&quot;;[.G24];&quot;&quot;;[.H24];&quot;&quot;;[.I24];&quot;&quot;;[.J24])" office:value-type="string" office:string-value="023 033 030 029 036 052 049 048 055 ">
            <text:p>023 033 030 029 036 052 049 048 055 </text:p>
          </table:table-cell>
          <table:table-cell table:number-columns-repeated="1003"/>
        </table:table-row>
        <table:table-row table:style-name="ro1">
          <table:table-cell office:value-type="string">
            <text:p>24, 38, 31, 37, 33, 57, 50, 56, 52</text:p>
          </table:table-cell>
          <table:table-cell table:style-name="ce3" table:formula="of:=CONCATENATE(TEXT(VALUE(SUBSTITUTE(MID([.$A25];1;2);&quot;.&quot;;&quot;,&quot;));&quot;000&quot;) ;&quot; &quot;)" office:value-type="string" office:string-value="024 ">
            <text:p>024 </text:p>
          </table:table-cell>
          <table:table-cell table:style-name="ce3" table:formula="of:=CONCATENATE(TEXT(VALUE(SUBSTITUTE(MID([.$A25:.A25];4;3);&quot;.&quot;;&quot;,&quot;));&quot;000&quot;) ;&quot; &quot;)" office:value-type="string" office:string-value="038 ">
            <text:p>038 </text:p>
          </table:table-cell>
          <table:table-cell table:style-name="ce3" table:formula="of:=CONCATENATE(TEXT(VALUE(SUBSTITUTE(MID([.$A25:.A25];8;3);&quot;.&quot;;&quot;,&quot;));&quot;000&quot;); &quot; &quot;)" office:value-type="string" office:string-value="031 ">
            <text:p>031 </text:p>
          </table:table-cell>
          <table:table-cell table:style-name="ce3" table:formula="of:=CONCATENATE(TEXT(VALUE(SUBSTITUTE(MID([.$A25:.A25];12;3);&quot;.&quot;;&quot;,&quot;));&quot;000&quot;); &quot; &quot;)" office:value-type="string" office:string-value="037 ">
            <text:p>037 </text:p>
          </table:table-cell>
          <table:table-cell table:style-name="ce3" table:formula="of:=CONCATENATE(TEXT(VALUE(SUBSTITUTE(MID([.$A25:.A25];16;3);&quot;.&quot;;&quot;,&quot;));&quot;000&quot;); &quot; &quot;)" office:value-type="string" office:string-value="033 ">
            <text:p>033 </text:p>
          </table:table-cell>
          <table:table-cell table:style-name="ce3" table:formula="of:=CONCATENATE(TEXT(VALUE(SUBSTITUTE(MID([.$A25:.A25];20;3);&quot;.&quot;;&quot;,&quot;));&quot;000&quot;); &quot; &quot;)" office:value-type="string" office:string-value="057 ">
            <text:p>057 </text:p>
          </table:table-cell>
          <table:table-cell table:style-name="ce3" table:formula="of:=CONCATENATE(TEXT(VALUE(SUBSTITUTE(MID([.$A25:.A25];24;3);&quot;.&quot;;&quot;,&quot;));&quot;000&quot;); &quot; &quot;)" office:value-type="string" office:string-value="050 ">
            <text:p>050 </text:p>
          </table:table-cell>
          <table:table-cell table:style-name="ce3" table:formula="of:=CONCATENATE(TEXT(VALUE(SUBSTITUTE(MID([.$A25:.A25];28;3);&quot;.&quot;;&quot;,&quot;));&quot;000&quot;);&quot; &quot;)" office:value-type="string" office:string-value="056 ">
            <text:p>056 </text:p>
          </table:table-cell>
          <table:table-cell table:style-name="ce3" table:formula="of:=CONCATENATE(TEXT(VALUE(SUBSTITUTE(MID([.$A25:.A25];32;3);&quot;.&quot;;&quot;,&quot;));&quot;000&quot;);&quot; &quot;)" office:value-type="string" office:string-value="052 ">
            <text:p>052 </text:p>
          </table:table-cell>
          <table:table-cell table:style-name="ce12" table:formula="of:=CONCATENATE([.B25];&quot;&quot;;[.C25];&quot;&quot;;[.D25];&quot;&quot;;[.E25];&quot;&quot;;[.F25];&quot;&quot;;[.G25];&quot;&quot;;[.H25];&quot;&quot;;[.I25];&quot;&quot;;[.J25])" office:value-type="string" office:string-value="024 038 031 037 033 057 050 056 052 ">
            <text:p>024 038 031 037 033 057 050 056 052 </text:p>
          </table:table-cell>
          <table:table-cell table:number-columns-repeated="1003"/>
        </table:table-row>
        <table:table-row table:style-name="ro1">
          <table:table-cell office:value-type="string">
            <text:p>25, 44, 51, 53, 45, 63, 70, 72, 64</text:p>
          </table:table-cell>
          <table:table-cell table:style-name="ce3" table:formula="of:=CONCATENATE(TEXT(VALUE(SUBSTITUTE(MID([.$A26];1;2);&quot;.&quot;;&quot;,&quot;));&quot;000&quot;) ;&quot; &quot;)" office:value-type="string" office:string-value="025 ">
            <text:p>025 </text:p>
          </table:table-cell>
          <table:table-cell table:style-name="ce3" table:formula="of:=CONCATENATE(TEXT(VALUE(SUBSTITUTE(MID([.$A26:.A26];4;3);&quot;.&quot;;&quot;,&quot;));&quot;000&quot;) ;&quot; &quot;)" office:value-type="string" office:string-value="044 ">
            <text:p>044 </text:p>
          </table:table-cell>
          <table:table-cell table:style-name="ce3" table:formula="of:=CONCATENATE(TEXT(VALUE(SUBSTITUTE(MID([.$A26:.A26];8;3);&quot;.&quot;;&quot;,&quot;));&quot;000&quot;); &quot; &quot;)" office:value-type="string" office:string-value="051 ">
            <text:p>051 </text:p>
          </table:table-cell>
          <table:table-cell table:style-name="ce3" table:formula="of:=CONCATENATE(TEXT(VALUE(SUBSTITUTE(MID([.$A26:.A26];12;3);&quot;.&quot;;&quot;,&quot;));&quot;000&quot;); &quot; &quot;)" office:value-type="string" office:string-value="053 ">
            <text:p>053 </text:p>
          </table:table-cell>
          <table:table-cell table:style-name="ce3" table:formula="of:=CONCATENATE(TEXT(VALUE(SUBSTITUTE(MID([.$A26:.A26];16;3);&quot;.&quot;;&quot;,&quot;));&quot;000&quot;); &quot; &quot;)" office:value-type="string" office:string-value="045 ">
            <text:p>045 </text:p>
          </table:table-cell>
          <table:table-cell table:style-name="ce3" table:formula="of:=CONCATENATE(TEXT(VALUE(SUBSTITUTE(MID([.$A26:.A26];20;3);&quot;.&quot;;&quot;,&quot;));&quot;000&quot;); &quot; &quot;)" office:value-type="string" office:string-value="063 ">
            <text:p>063 </text:p>
          </table:table-cell>
          <table:table-cell table:style-name="ce3" table:formula="of:=CONCATENATE(TEXT(VALUE(SUBSTITUTE(MID([.$A26:.A26];24;3);&quot;.&quot;;&quot;,&quot;));&quot;000&quot;); &quot; &quot;)" office:value-type="string" office:string-value="070 ">
            <text:p>070 </text:p>
          </table:table-cell>
          <table:table-cell table:style-name="ce3" table:formula="of:=CONCATENATE(TEXT(VALUE(SUBSTITUTE(MID([.$A26:.A26];28;3);&quot;.&quot;;&quot;,&quot;));&quot;000&quot;);&quot; &quot;)" office:value-type="string" office:string-value="072 ">
            <text:p>072 </text:p>
          </table:table-cell>
          <table:table-cell table:style-name="ce3" table:formula="of:=CONCATENATE(TEXT(VALUE(SUBSTITUTE(MID([.$A26:.A26];32;3);&quot;.&quot;;&quot;,&quot;));&quot;000&quot;);&quot; &quot;)" office:value-type="string" office:string-value="064 ">
            <text:p>064 </text:p>
          </table:table-cell>
          <table:table-cell table:style-name="ce12" table:formula="of:=CONCATENATE([.B26];&quot;&quot;;[.C26];&quot;&quot;;[.D26];&quot;&quot;;[.E26];&quot;&quot;;[.F26];&quot;&quot;;[.G26];&quot;&quot;;[.H26];&quot;&quot;;[.I26];&quot;&quot;;[.J26])" office:value-type="string" office:string-value="025 044 051 053 045 063 070 072 064 ">
            <text:p>025 044 051 053 045 063 070 072 064 </text:p>
          </table:table-cell>
          <table:table-cell table:number-columns-repeated="1003"/>
        </table:table-row>
        <table:table-row table:style-name="ro1">
          <table:table-cell office:value-type="string">
            <text:p>26, 53, 55, 46, 45, 72, 74, 65, 64</text:p>
          </table:table-cell>
          <table:table-cell table:style-name="ce3" table:formula="of:=CONCATENATE(TEXT(VALUE(SUBSTITUTE(MID([.$A27];1;2);&quot;.&quot;;&quot;,&quot;));&quot;000&quot;) ;&quot; &quot;)" office:value-type="string" office:string-value="026 ">
            <text:p>026 </text:p>
          </table:table-cell>
          <table:table-cell table:style-name="ce3" table:formula="of:=CONCATENATE(TEXT(VALUE(SUBSTITUTE(MID([.$A27:.A27];4;3);&quot;.&quot;;&quot;,&quot;));&quot;000&quot;) ;&quot; &quot;)" office:value-type="string" office:string-value="053 ">
            <text:p>053 </text:p>
          </table:table-cell>
          <table:table-cell table:style-name="ce3" table:formula="of:=CONCATENATE(TEXT(VALUE(SUBSTITUTE(MID([.$A27:.A27];8;3);&quot;.&quot;;&quot;,&quot;));&quot;000&quot;); &quot; &quot;)" office:value-type="string" office:string-value="055 ">
            <text:p>055 </text:p>
          </table:table-cell>
          <table:table-cell table:style-name="ce3" table:formula="of:=CONCATENATE(TEXT(VALUE(SUBSTITUTE(MID([.$A27:.A27];12;3);&quot;.&quot;;&quot;,&quot;));&quot;000&quot;); &quot; &quot;)" office:value-type="string" office:string-value="046 ">
            <text:p>046 </text:p>
          </table:table-cell>
          <table:table-cell table:style-name="ce3" table:formula="of:=CONCATENATE(TEXT(VALUE(SUBSTITUTE(MID([.$A27:.A27];16;3);&quot;.&quot;;&quot;,&quot;));&quot;000&quot;); &quot; &quot;)" office:value-type="string" office:string-value="045 ">
            <text:p>045 </text:p>
          </table:table-cell>
          <table:table-cell table:style-name="ce3" table:formula="of:=CONCATENATE(TEXT(VALUE(SUBSTITUTE(MID([.$A27:.A27];20;3);&quot;.&quot;;&quot;,&quot;));&quot;000&quot;); &quot; &quot;)" office:value-type="string" office:string-value="072 ">
            <text:p>072 </text:p>
          </table:table-cell>
          <table:table-cell table:style-name="ce3" table:formula="of:=CONCATENATE(TEXT(VALUE(SUBSTITUTE(MID([.$A27:.A27];24;3);&quot;.&quot;;&quot;,&quot;));&quot;000&quot;); &quot; &quot;)" office:value-type="string" office:string-value="074 ">
            <text:p>074 </text:p>
          </table:table-cell>
          <table:table-cell table:style-name="ce3" table:formula="of:=CONCATENATE(TEXT(VALUE(SUBSTITUTE(MID([.$A27:.A27];28;3);&quot;.&quot;;&quot;,&quot;));&quot;000&quot;);&quot; &quot;)" office:value-type="string" office:string-value="065 ">
            <text:p>065 </text:p>
          </table:table-cell>
          <table:table-cell table:style-name="ce3" table:formula="of:=CONCATENATE(TEXT(VALUE(SUBSTITUTE(MID([.$A27:.A27];32;3);&quot;.&quot;;&quot;,&quot;));&quot;000&quot;);&quot; &quot;)" office:value-type="string" office:string-value="064 ">
            <text:p>064 </text:p>
          </table:table-cell>
          <table:table-cell table:style-name="ce12" table:formula="of:=CONCATENATE([.B27];&quot;&quot;;[.C27];&quot;&quot;;[.D27];&quot;&quot;;[.E27];&quot;&quot;;[.F27];&quot;&quot;;[.G27];&quot;&quot;;[.H27];&quot;&quot;;[.I27];&quot;&quot;;[.J27])" office:value-type="string" office:string-value="026 053 055 046 045 072 074 065 064 ">
            <text:p>026 053 055 046 045 072 074 065 064 </text:p>
          </table:table-cell>
          <table:table-cell table:number-columns-repeated="1003"/>
        </table:table-row>
        <table:table-row table:style-name="ro1">
          <table:table-cell office:value-type="string">
            <text:p>27, 43, 41, 51, 44, 62, 60, 70, 63</text:p>
          </table:table-cell>
          <table:table-cell table:style-name="ce3" table:formula="of:=CONCATENATE(TEXT(VALUE(SUBSTITUTE(MID([.$A28];1;2);&quot;.&quot;;&quot;,&quot;));&quot;000&quot;) ;&quot; &quot;)" office:value-type="string" office:string-value="027 ">
            <text:p>027 </text:p>
          </table:table-cell>
          <table:table-cell table:style-name="ce3" table:formula="of:=CONCATENATE(TEXT(VALUE(SUBSTITUTE(MID([.$A28:.A28];4;3);&quot;.&quot;;&quot;,&quot;));&quot;000&quot;) ;&quot; &quot;)" office:value-type="string" office:string-value="043 ">
            <text:p>043 </text:p>
          </table:table-cell>
          <table:table-cell table:style-name="ce3" table:formula="of:=CONCATENATE(TEXT(VALUE(SUBSTITUTE(MID([.$A28:.A28];8;3);&quot;.&quot;;&quot;,&quot;));&quot;000&quot;); &quot; &quot;)" office:value-type="string" office:string-value="041 ">
            <text:p>041 </text:p>
          </table:table-cell>
          <table:table-cell table:style-name="ce3" table:formula="of:=CONCATENATE(TEXT(VALUE(SUBSTITUTE(MID([.$A28:.A28];12;3);&quot;.&quot;;&quot;,&quot;));&quot;000&quot;); &quot; &quot;)" office:value-type="string" office:string-value="051 ">
            <text:p>051 </text:p>
          </table:table-cell>
          <table:table-cell table:style-name="ce3" table:formula="of:=CONCATENATE(TEXT(VALUE(SUBSTITUTE(MID([.$A28:.A28];16;3);&quot;.&quot;;&quot;,&quot;));&quot;000&quot;); &quot; &quot;)" office:value-type="string" office:string-value="044 ">
            <text:p>044 </text:p>
          </table:table-cell>
          <table:table-cell table:style-name="ce3" table:formula="of:=CONCATENATE(TEXT(VALUE(SUBSTITUTE(MID([.$A28:.A28];20;3);&quot;.&quot;;&quot;,&quot;));&quot;000&quot;); &quot; &quot;)" office:value-type="string" office:string-value="062 ">
            <text:p>062 </text:p>
          </table:table-cell>
          <table:table-cell table:style-name="ce3" table:formula="of:=CONCATENATE(TEXT(VALUE(SUBSTITUTE(MID([.$A28:.A28];24;3);&quot;.&quot;;&quot;,&quot;));&quot;000&quot;); &quot; &quot;)" office:value-type="string" office:string-value="060 ">
            <text:p>060 </text:p>
          </table:table-cell>
          <table:table-cell table:style-name="ce3" table:formula="of:=CONCATENATE(TEXT(VALUE(SUBSTITUTE(MID([.$A28:.A28];28;3);&quot;.&quot;;&quot;,&quot;));&quot;000&quot;);&quot; &quot;)" office:value-type="string" office:string-value="070 ">
            <text:p>070 </text:p>
          </table:table-cell>
          <table:table-cell table:style-name="ce3" table:formula="of:=CONCATENATE(TEXT(VALUE(SUBSTITUTE(MID([.$A28:.A28];32;3);&quot;.&quot;;&quot;,&quot;));&quot;000&quot;);&quot; &quot;)" office:value-type="string" office:string-value="063 ">
            <text:p>063 </text:p>
          </table:table-cell>
          <table:table-cell table:style-name="ce12" table:formula="of:=CONCATENATE([.B28];&quot;&quot;;[.C28];&quot;&quot;;[.D28];&quot;&quot;;[.E28];&quot;&quot;;[.F28];&quot;&quot;;[.G28];&quot;&quot;;[.H28];&quot;&quot;;[.I28];&quot;&quot;;[.J28])" office:value-type="string" office:string-value="027 043 041 051 044 062 060 070 063 ">
            <text:p>027 043 041 051 044 062 060 070 063 </text:p>
          </table:table-cell>
          <table:table-cell table:number-columns-repeated="1003"/>
        </table:table-row>
        <table:table-row table:style-name="ro1">
          <table:table-cell office:value-type="string">
            <text:p>28, 54, 56, 39, 42, 73, 75, 58, 61</text:p>
          </table:table-cell>
          <table:table-cell table:style-name="ce3" table:formula="of:=CONCATENATE(TEXT(VALUE(SUBSTITUTE(MID([.$A29];1;2);&quot;.&quot;;&quot;,&quot;));&quot;000&quot;) ;&quot; &quot;)" office:value-type="string" office:string-value="028 ">
            <text:p>028 </text:p>
          </table:table-cell>
          <table:table-cell table:style-name="ce3" table:formula="of:=CONCATENATE(TEXT(VALUE(SUBSTITUTE(MID([.$A29:.A29];4;3);&quot;.&quot;;&quot;,&quot;));&quot;000&quot;) ;&quot; &quot;)" office:value-type="string" office:string-value="054 ">
            <text:p>054 </text:p>
          </table:table-cell>
          <table:table-cell table:style-name="ce3" table:formula="of:=CONCATENATE(TEXT(VALUE(SUBSTITUTE(MID([.$A29:.A29];8;3);&quot;.&quot;;&quot;,&quot;));&quot;000&quot;); &quot; &quot;)" office:value-type="string" office:string-value="056 ">
            <text:p>056 </text:p>
          </table:table-cell>
          <table:table-cell table:style-name="ce3" table:formula="of:=CONCATENATE(TEXT(VALUE(SUBSTITUTE(MID([.$A29:.A29];12;3);&quot;.&quot;;&quot;,&quot;));&quot;000&quot;); &quot; &quot;)" office:value-type="string" office:string-value="039 ">
            <text:p>039 </text:p>
          </table:table-cell>
          <table:table-cell table:style-name="ce3" table:formula="of:=CONCATENATE(TEXT(VALUE(SUBSTITUTE(MID([.$A29:.A29];16;3);&quot;.&quot;;&quot;,&quot;));&quot;000&quot;); &quot; &quot;)" office:value-type="string" office:string-value="042 ">
            <text:p>042 </text:p>
          </table:table-cell>
          <table:table-cell table:style-name="ce3" table:formula="of:=CONCATENATE(TEXT(VALUE(SUBSTITUTE(MID([.$A29:.A29];20;3);&quot;.&quot;;&quot;,&quot;));&quot;000&quot;); &quot; &quot;)" office:value-type="string" office:string-value="073 ">
            <text:p>073 </text:p>
          </table:table-cell>
          <table:table-cell table:style-name="ce3" table:formula="of:=CONCATENATE(TEXT(VALUE(SUBSTITUTE(MID([.$A29:.A29];24;3);&quot;.&quot;;&quot;,&quot;));&quot;000&quot;); &quot; &quot;)" office:value-type="string" office:string-value="075 ">
            <text:p>075 </text:p>
          </table:table-cell>
          <table:table-cell table:style-name="ce3" table:formula="of:=CONCATENATE(TEXT(VALUE(SUBSTITUTE(MID([.$A29:.A29];28;3);&quot;.&quot;;&quot;,&quot;));&quot;000&quot;);&quot; &quot;)" office:value-type="string" office:string-value="058 ">
            <text:p>058 </text:p>
          </table:table-cell>
          <table:table-cell table:style-name="ce3" table:formula="of:=CONCATENATE(TEXT(VALUE(SUBSTITUTE(MID([.$A29:.A29];32;3);&quot;.&quot;;&quot;,&quot;));&quot;000&quot;);&quot; &quot;)" office:value-type="string" office:string-value="061 ">
            <text:p>061 </text:p>
          </table:table-cell>
          <table:table-cell table:style-name="ce12" table:formula="of:=CONCATENATE([.B29];&quot;&quot;;[.C29];&quot;&quot;;[.D29];&quot;&quot;;[.E29];&quot;&quot;;[.F29];&quot;&quot;;[.G29];&quot;&quot;;[.H29];&quot;&quot;;[.I29];&quot;&quot;;[.J29])" office:value-type="string" office:string-value="028 054 056 039 042 073 075 058 061 ">
            <text:p>028 054 056 039 042 073 075 058 061 </text:p>
          </table:table-cell>
          <table:table-cell table:number-columns-repeated="1003"/>
        </table:table-row>
        <table:table-row table:style-name="ro1">
          <table:table-cell office:value-type="string">
            <text:p>29, 47, 46, 55, 48, 66, 65, 74, 67</text:p>
          </table:table-cell>
          <table:table-cell table:style-name="ce3" table:formula="of:=CONCATENATE(TEXT(VALUE(SUBSTITUTE(MID([.$A30];1;2);&quot;.&quot;;&quot;,&quot;));&quot;000&quot;) ;&quot; &quot;)" office:value-type="string" office:string-value="029 ">
            <text:p>029 </text:p>
          </table:table-cell>
          <table:table-cell table:style-name="ce3" table:formula="of:=CONCATENATE(TEXT(VALUE(SUBSTITUTE(MID([.$A30:.A30];4;3);&quot;.&quot;;&quot;,&quot;));&quot;000&quot;) ;&quot; &quot;)" office:value-type="string" office:string-value="047 ">
            <text:p>047 </text:p>
          </table:table-cell>
          <table:table-cell table:style-name="ce3" table:formula="of:=CONCATENATE(TEXT(VALUE(SUBSTITUTE(MID([.$A30:.A30];8;3);&quot;.&quot;;&quot;,&quot;));&quot;000&quot;); &quot; &quot;)" office:value-type="string" office:string-value="046 ">
            <text:p>046 </text:p>
          </table:table-cell>
          <table:table-cell table:style-name="ce3" table:formula="of:=CONCATENATE(TEXT(VALUE(SUBSTITUTE(MID([.$A30:.A30];12;3);&quot;.&quot;;&quot;,&quot;));&quot;000&quot;); &quot; &quot;)" office:value-type="string" office:string-value="055 ">
            <text:p>055 </text:p>
          </table:table-cell>
          <table:table-cell table:style-name="ce3" table:formula="of:=CONCATENATE(TEXT(VALUE(SUBSTITUTE(MID([.$A30:.A30];16;3);&quot;.&quot;;&quot;,&quot;));&quot;000&quot;); &quot; &quot;)" office:value-type="string" office:string-value="048 ">
            <text:p>048 </text:p>
          </table:table-cell>
          <table:table-cell table:style-name="ce3" table:formula="of:=CONCATENATE(TEXT(VALUE(SUBSTITUTE(MID([.$A30:.A30];20;3);&quot;.&quot;;&quot;,&quot;));&quot;000&quot;); &quot; &quot;)" office:value-type="string" office:string-value="066 ">
            <text:p>066 </text:p>
          </table:table-cell>
          <table:table-cell table:style-name="ce3" table:formula="of:=CONCATENATE(TEXT(VALUE(SUBSTITUTE(MID([.$A30:.A30];24;3);&quot;.&quot;;&quot;,&quot;));&quot;000&quot;); &quot; &quot;)" office:value-type="string" office:string-value="065 ">
            <text:p>065 </text:p>
          </table:table-cell>
          <table:table-cell table:style-name="ce3" table:formula="of:=CONCATENATE(TEXT(VALUE(SUBSTITUTE(MID([.$A30:.A30];28;3);&quot;.&quot;;&quot;,&quot;));&quot;000&quot;);&quot; &quot;)" office:value-type="string" office:string-value="074 ">
            <text:p>074 </text:p>
          </table:table-cell>
          <table:table-cell table:style-name="ce3" table:formula="of:=CONCATENATE(TEXT(VALUE(SUBSTITUTE(MID([.$A30:.A30];32;3);&quot;.&quot;;&quot;,&quot;));&quot;000&quot;);&quot; &quot;)" office:value-type="string" office:string-value="067 ">
            <text:p>067 </text:p>
          </table:table-cell>
          <table:table-cell table:style-name="ce12" table:formula="of:=CONCATENATE([.B30];&quot;&quot;;[.C30];&quot;&quot;;[.D30];&quot;&quot;;[.E30];&quot;&quot;;[.F30];&quot;&quot;;[.G30];&quot;&quot;;[.H30];&quot;&quot;;[.I30];&quot;&quot;;[.J30])" office:value-type="string" office:string-value="029 047 046 055 048 066 065 074 067 ">
            <text:p>029 047 046 055 048 066 065 074 067 </text:p>
          </table:table-cell>
          <table:table-cell table:number-columns-repeated="1003"/>
        </table:table-row>
        <table:table-row table:style-name="ro1">
          <table:table-cell office:value-type="string">
            <text:p>30, 40, 39, 56, 50, 59, 58, 75, 69</text:p>
          </table:table-cell>
          <table:table-cell table:style-name="ce3" table:formula="of:=CONCATENATE(TEXT(VALUE(SUBSTITUTE(MID([.$A31];1;2);&quot;.&quot;;&quot;,&quot;));&quot;000&quot;) ;&quot; &quot;)" office:value-type="string" office:string-value="030 ">
            <text:p>030 </text:p>
          </table:table-cell>
          <table:table-cell table:style-name="ce3" table:formula="of:=CONCATENATE(TEXT(VALUE(SUBSTITUTE(MID([.$A31:.A31];4;3);&quot;.&quot;;&quot;,&quot;));&quot;000&quot;) ;&quot; &quot;)" office:value-type="string" office:string-value="040 ">
            <text:p>040 </text:p>
          </table:table-cell>
          <table:table-cell table:style-name="ce3" table:formula="of:=CONCATENATE(TEXT(VALUE(SUBSTITUTE(MID([.$A31:.A31];8;3);&quot;.&quot;;&quot;,&quot;));&quot;000&quot;); &quot; &quot;)" office:value-type="string" office:string-value="039 ">
            <text:p>039 </text:p>
          </table:table-cell>
          <table:table-cell table:style-name="ce3" table:formula="of:=CONCATENATE(TEXT(VALUE(SUBSTITUTE(MID([.$A31:.A31];12;3);&quot;.&quot;;&quot;,&quot;));&quot;000&quot;); &quot; &quot;)" office:value-type="string" office:string-value="056 ">
            <text:p>056 </text:p>
          </table:table-cell>
          <table:table-cell table:style-name="ce3" table:formula="of:=CONCATENATE(TEXT(VALUE(SUBSTITUTE(MID([.$A31:.A31];16;3);&quot;.&quot;;&quot;,&quot;));&quot;000&quot;); &quot; &quot;)" office:value-type="string" office:string-value="050 ">
            <text:p>050 </text:p>
          </table:table-cell>
          <table:table-cell table:style-name="ce3" table:formula="of:=CONCATENATE(TEXT(VALUE(SUBSTITUTE(MID([.$A31:.A31];20;3);&quot;.&quot;;&quot;,&quot;));&quot;000&quot;); &quot; &quot;)" office:value-type="string" office:string-value="059 ">
            <text:p>059 </text:p>
          </table:table-cell>
          <table:table-cell table:style-name="ce3" table:formula="of:=CONCATENATE(TEXT(VALUE(SUBSTITUTE(MID([.$A31:.A31];24;3);&quot;.&quot;;&quot;,&quot;));&quot;000&quot;); &quot; &quot;)" office:value-type="string" office:string-value="058 ">
            <text:p>058 </text:p>
          </table:table-cell>
          <table:table-cell table:style-name="ce3" table:formula="of:=CONCATENATE(TEXT(VALUE(SUBSTITUTE(MID([.$A31:.A31];28;3);&quot;.&quot;;&quot;,&quot;));&quot;000&quot;);&quot; &quot;)" office:value-type="string" office:string-value="075 ">
            <text:p>075 </text:p>
          </table:table-cell>
          <table:table-cell table:style-name="ce3" table:formula="of:=CONCATENATE(TEXT(VALUE(SUBSTITUTE(MID([.$A31:.A31];32;3);&quot;.&quot;;&quot;,&quot;));&quot;000&quot;);&quot; &quot;)" office:value-type="string" office:string-value="069 ">
            <text:p>069 </text:p>
          </table:table-cell>
          <table:table-cell table:style-name="ce12" table:formula="of:=CONCATENATE([.B31];&quot;&quot;;[.C31];&quot;&quot;;[.D31];&quot;&quot;;[.E31];&quot;&quot;;[.F31];&quot;&quot;;[.G31];&quot;&quot;;[.H31];&quot;&quot;;[.I31];&quot;&quot;;[.J31])" office:value-type="string" office:string-value="030 040 039 056 050 059 058 075 069 ">
            <text:p>030 040 039 056 050 059 058 075 069 </text:p>
          </table:table-cell>
          <table:table-cell table:number-columns-repeated="1003"/>
        </table:table-row>
        <table:table-row table:style-name="ro1">
          <table:table-cell office:value-type="string">
            <text:p>31, 51, 41, 40, 50, 70, 60, 59, 69</text:p>
          </table:table-cell>
          <table:table-cell table:style-name="ce3" table:formula="of:=CONCATENATE(TEXT(VALUE(SUBSTITUTE(MID([.$A32];1;2);&quot;.&quot;;&quot;,&quot;));&quot;000&quot;) ;&quot; &quot;)" office:value-type="string" office:string-value="031 ">
            <text:p>031 </text:p>
          </table:table-cell>
          <table:table-cell table:style-name="ce3" table:formula="of:=CONCATENATE(TEXT(VALUE(SUBSTITUTE(MID([.$A32:.A32];4;3);&quot;.&quot;;&quot;,&quot;));&quot;000&quot;) ;&quot; &quot;)" office:value-type="string" office:string-value="051 ">
            <text:p>051 </text:p>
          </table:table-cell>
          <table:table-cell table:style-name="ce3" table:formula="of:=CONCATENATE(TEXT(VALUE(SUBSTITUTE(MID([.$A32:.A32];8;3);&quot;.&quot;;&quot;,&quot;));&quot;000&quot;); &quot; &quot;)" office:value-type="string" office:string-value="041 ">
            <text:p>041 </text:p>
          </table:table-cell>
          <table:table-cell table:style-name="ce3" table:formula="of:=CONCATENATE(TEXT(VALUE(SUBSTITUTE(MID([.$A32:.A32];12;3);&quot;.&quot;;&quot;,&quot;));&quot;000&quot;); &quot; &quot;)" office:value-type="string" office:string-value="040 ">
            <text:p>040 </text:p>
          </table:table-cell>
          <table:table-cell table:style-name="ce3" table:formula="of:=CONCATENATE(TEXT(VALUE(SUBSTITUTE(MID([.$A32:.A32];16;3);&quot;.&quot;;&quot;,&quot;));&quot;000&quot;); &quot; &quot;)" office:value-type="string" office:string-value="050 ">
            <text:p>050 </text:p>
          </table:table-cell>
          <table:table-cell table:style-name="ce3" table:formula="of:=CONCATENATE(TEXT(VALUE(SUBSTITUTE(MID([.$A32:.A32];20;3);&quot;.&quot;;&quot;,&quot;));&quot;000&quot;); &quot; &quot;)" office:value-type="string" office:string-value="070 ">
            <text:p>070 </text:p>
          </table:table-cell>
          <table:table-cell table:style-name="ce3" table:formula="of:=CONCATENATE(TEXT(VALUE(SUBSTITUTE(MID([.$A32:.A32];24;3);&quot;.&quot;;&quot;,&quot;));&quot;000&quot;); &quot; &quot;)" office:value-type="string" office:string-value="060 ">
            <text:p>060 </text:p>
          </table:table-cell>
          <table:table-cell table:style-name="ce3" table:formula="of:=CONCATENATE(TEXT(VALUE(SUBSTITUTE(MID([.$A32:.A32];28;3);&quot;.&quot;;&quot;,&quot;));&quot;000&quot;);&quot; &quot;)" office:value-type="string" office:string-value="059 ">
            <text:p>059 </text:p>
          </table:table-cell>
          <table:table-cell table:style-name="ce3" table:formula="of:=CONCATENATE(TEXT(VALUE(SUBSTITUTE(MID([.$A32:.A32];32;3);&quot;.&quot;;&quot;,&quot;));&quot;000&quot;);&quot; &quot;)" office:value-type="string" office:string-value="069 ">
            <text:p>069 </text:p>
          </table:table-cell>
          <table:table-cell table:style-name="ce12" table:formula="of:=CONCATENATE([.B32];&quot;&quot;;[.C32];&quot;&quot;;[.D32];&quot;&quot;;[.E32];&quot;&quot;;[.F32];&quot;&quot;;[.G32];&quot;&quot;;[.H32];&quot;&quot;;[.I32];&quot;&quot;;[.J32])" office:value-type="string" office:string-value="031 051 041 040 050 070 060 059 069 ">
            <text:p>031 051 041 040 050 070 060 059 069 </text:p>
          </table:table-cell>
          <table:table-cell table:number-columns-repeated="1003"/>
        </table:table-row>
        <table:table-row table:style-name="ro1">
          <table:table-cell office:value-type="string">
            <text:p>32, 54, 49, 52, 56, 73, 68, 71, 75</text:p>
          </table:table-cell>
          <table:table-cell table:style-name="ce3" table:formula="of:=CONCATENATE(TEXT(VALUE(SUBSTITUTE(MID([.$A33];1;2);&quot;.&quot;;&quot;,&quot;));&quot;000&quot;) ;&quot; &quot;)" office:value-type="string" office:string-value="032 ">
            <text:p>032 </text:p>
          </table:table-cell>
          <table:table-cell table:style-name="ce3" table:formula="of:=CONCATENATE(TEXT(VALUE(SUBSTITUTE(MID([.$A33:.A33];4;3);&quot;.&quot;;&quot;,&quot;));&quot;000&quot;) ;&quot; &quot;)" office:value-type="string" office:string-value="054 ">
            <text:p>054 </text:p>
          </table:table-cell>
          <table:table-cell table:style-name="ce3" table:formula="of:=CONCATENATE(TEXT(VALUE(SUBSTITUTE(MID([.$A33:.A33];8;3);&quot;.&quot;;&quot;,&quot;));&quot;000&quot;); &quot; &quot;)" office:value-type="string" office:string-value="049 ">
            <text:p>049 </text:p>
          </table:table-cell>
          <table:table-cell table:style-name="ce3" table:formula="of:=CONCATENATE(TEXT(VALUE(SUBSTITUTE(MID([.$A33:.A33];12;3);&quot;.&quot;;&quot;,&quot;));&quot;000&quot;); &quot; &quot;)" office:value-type="string" office:string-value="052 ">
            <text:p>052 </text:p>
          </table:table-cell>
          <table:table-cell table:style-name="ce3" table:formula="of:=CONCATENATE(TEXT(VALUE(SUBSTITUTE(MID([.$A33:.A33];16;3);&quot;.&quot;;&quot;,&quot;));&quot;000&quot;); &quot; &quot;)" office:value-type="string" office:string-value="056 ">
            <text:p>056 </text:p>
          </table:table-cell>
          <table:table-cell table:style-name="ce3" table:formula="of:=CONCATENATE(TEXT(VALUE(SUBSTITUTE(MID([.$A33:.A33];20;3);&quot;.&quot;;&quot;,&quot;));&quot;000&quot;); &quot; &quot;)" office:value-type="string" office:string-value="073 ">
            <text:p>073 </text:p>
          </table:table-cell>
          <table:table-cell table:style-name="ce3" table:formula="of:=CONCATENATE(TEXT(VALUE(SUBSTITUTE(MID([.$A33:.A33];24;3);&quot;.&quot;;&quot;,&quot;));&quot;000&quot;); &quot; &quot;)" office:value-type="string" office:string-value="068 ">
            <text:p>068 </text:p>
          </table:table-cell>
          <table:table-cell table:style-name="ce3" table:formula="of:=CONCATENATE(TEXT(VALUE(SUBSTITUTE(MID([.$A33:.A33];28;3);&quot;.&quot;;&quot;,&quot;));&quot;000&quot;);&quot; &quot;)" office:value-type="string" office:string-value="071 ">
            <text:p>071 </text:p>
          </table:table-cell>
          <table:table-cell table:style-name="ce3" table:formula="of:=CONCATENATE(TEXT(VALUE(SUBSTITUTE(MID([.$A33:.A33];32;3);&quot;.&quot;;&quot;,&quot;));&quot;000&quot;);&quot; &quot;)" office:value-type="string" office:string-value="075 ">
            <text:p>075 </text:p>
          </table:table-cell>
          <table:table-cell table:style-name="ce12" table:formula="of:=CONCATENATE([.B33];&quot;&quot;;[.C33];&quot;&quot;;[.D33];&quot;&quot;;[.E33];&quot;&quot;;[.F33];&quot;&quot;;[.G33];&quot;&quot;;[.H33];&quot;&quot;;[.I33];&quot;&quot;;[.J33])" office:value-type="string" office:string-value="032 054 049 052 056 073 068 071 075 ">
            <text:p>032 054 049 052 056 073 068 071 075 </text:p>
          </table:table-cell>
          <table:table-cell table:number-columns-repeated="1003"/>
        </table:table-row>
        <table:table-row table:style-name="ro1">
          <table:table-cell office:value-type="string">
            <text:p>33, 50, 57, 53, 51, 69, 76, 72, 70</text:p>
          </table:table-cell>
          <table:table-cell table:style-name="ce3" table:formula="of:=CONCATENATE(TEXT(VALUE(SUBSTITUTE(MID([.$A34];1;2);&quot;.&quot;;&quot;,&quot;));&quot;000&quot;) ;&quot; &quot;)" office:value-type="string" office:string-value="033 ">
            <text:p>033 </text:p>
          </table:table-cell>
          <table:table-cell table:style-name="ce3" table:formula="of:=CONCATENATE(TEXT(VALUE(SUBSTITUTE(MID([.$A34:.A34];4;3);&quot;.&quot;;&quot;,&quot;));&quot;000&quot;) ;&quot; &quot;)" office:value-type="string" office:string-value="050 ">
            <text:p>050 </text:p>
          </table:table-cell>
          <table:table-cell table:style-name="ce3" table:formula="of:=CONCATENATE(TEXT(VALUE(SUBSTITUTE(MID([.$A34:.A34];8;3);&quot;.&quot;;&quot;,&quot;));&quot;000&quot;); &quot; &quot;)" office:value-type="string" office:string-value="057 ">
            <text:p>057 </text:p>
          </table:table-cell>
          <table:table-cell table:style-name="ce3" table:formula="of:=CONCATENATE(TEXT(VALUE(SUBSTITUTE(MID([.$A34:.A34];12;3);&quot;.&quot;;&quot;,&quot;));&quot;000&quot;); &quot; &quot;)" office:value-type="string" office:string-value="053 ">
            <text:p>053 </text:p>
          </table:table-cell>
          <table:table-cell table:style-name="ce3" table:formula="of:=CONCATENATE(TEXT(VALUE(SUBSTITUTE(MID([.$A34:.A34];16;3);&quot;.&quot;;&quot;,&quot;));&quot;000&quot;); &quot; &quot;)" office:value-type="string" office:string-value="051 ">
            <text:p>051 </text:p>
          </table:table-cell>
          <table:table-cell table:style-name="ce3" table:formula="of:=CONCATENATE(TEXT(VALUE(SUBSTITUTE(MID([.$A34:.A34];20;3);&quot;.&quot;;&quot;,&quot;));&quot;000&quot;); &quot; &quot;)" office:value-type="string" office:string-value="069 ">
            <text:p>069 </text:p>
          </table:table-cell>
          <table:table-cell table:style-name="ce3" table:formula="of:=CONCATENATE(TEXT(VALUE(SUBSTITUTE(MID([.$A34:.A34];24;3);&quot;.&quot;;&quot;,&quot;));&quot;000&quot;); &quot; &quot;)" office:value-type="string" office:string-value="076 ">
            <text:p>076 </text:p>
          </table:table-cell>
          <table:table-cell table:style-name="ce3" table:formula="of:=CONCATENATE(TEXT(VALUE(SUBSTITUTE(MID([.$A34:.A34];28;3);&quot;.&quot;;&quot;,&quot;));&quot;000&quot;);&quot; &quot;)" office:value-type="string" office:string-value="072 ">
            <text:p>072 </text:p>
          </table:table-cell>
          <table:table-cell table:style-name="ce3" table:formula="of:=CONCATENATE(TEXT(VALUE(SUBSTITUTE(MID([.$A34:.A34];32;3);&quot;.&quot;;&quot;,&quot;));&quot;000&quot;);&quot; &quot;)" office:value-type="string" office:string-value="070 ">
            <text:p>070 </text:p>
          </table:table-cell>
          <table:table-cell table:style-name="ce12" table:formula="of:=CONCATENATE([.B34];&quot;&quot;;[.C34];&quot;&quot;;[.D34];&quot;&quot;;[.E34];&quot;&quot;;[.F34];&quot;&quot;;[.G34];&quot;&quot;;[.H34];&quot;&quot;;[.I34];&quot;&quot;;[.J34])" office:value-type="string" office:string-value="033 050 057 053 051 069 076 072 070 ">
            <text:p>033 050 057 053 051 069 076 072 070 </text:p>
          </table:table-cell>
          <table:table-cell table:number-columns-repeated="1003"/>
        </table:table-row>
        <table:table-row table:style-name="ro1">
          <table:table-cell office:value-type="string">
            <text:p>34, 55, 53, 57, 52, 74, 72, 76, 71</text:p>
          </table:table-cell>
          <table:table-cell table:style-name="ce3" table:formula="of:=CONCATENATE(TEXT(VALUE(SUBSTITUTE(MID([.$A35];1;2);&quot;.&quot;;&quot;,&quot;));&quot;000&quot;) ;&quot; &quot;)" office:value-type="string" office:string-value="034 ">
            <text:p>034 </text:p>
          </table:table-cell>
          <table:table-cell table:style-name="ce3" table:formula="of:=CONCATENATE(TEXT(VALUE(SUBSTITUTE(MID([.$A35:.A35];4;3);&quot;.&quot;;&quot;,&quot;));&quot;000&quot;) ;&quot; &quot;)" office:value-type="string" office:string-value="055 ">
            <text:p>055 </text:p>
          </table:table-cell>
          <table:table-cell table:style-name="ce3" table:formula="of:=CONCATENATE(TEXT(VALUE(SUBSTITUTE(MID([.$A35:.A35];8;3);&quot;.&quot;;&quot;,&quot;));&quot;000&quot;); &quot; &quot;)" office:value-type="string" office:string-value="053 ">
            <text:p>053 </text:p>
          </table:table-cell>
          <table:table-cell table:style-name="ce3" table:formula="of:=CONCATENATE(TEXT(VALUE(SUBSTITUTE(MID([.$A35:.A35];12;3);&quot;.&quot;;&quot;,&quot;));&quot;000&quot;); &quot; &quot;)" office:value-type="string" office:string-value="057 ">
            <text:p>057 </text:p>
          </table:table-cell>
          <table:table-cell table:style-name="ce3" table:formula="of:=CONCATENATE(TEXT(VALUE(SUBSTITUTE(MID([.$A35:.A35];16;3);&quot;.&quot;;&quot;,&quot;));&quot;000&quot;); &quot; &quot;)" office:value-type="string" office:string-value="052 ">
            <text:p>052 </text:p>
          </table:table-cell>
          <table:table-cell table:style-name="ce3" table:formula="of:=CONCATENATE(TEXT(VALUE(SUBSTITUTE(MID([.$A35:.A35];20;3);&quot;.&quot;;&quot;,&quot;));&quot;000&quot;); &quot; &quot;)" office:value-type="string" office:string-value="074 ">
            <text:p>074 </text:p>
          </table:table-cell>
          <table:table-cell table:style-name="ce3" table:formula="of:=CONCATENATE(TEXT(VALUE(SUBSTITUTE(MID([.$A35:.A35];24;3);&quot;.&quot;;&quot;,&quot;));&quot;000&quot;); &quot; &quot;)" office:value-type="string" office:string-value="072 ">
            <text:p>072 </text:p>
          </table:table-cell>
          <table:table-cell table:style-name="ce3" table:formula="of:=CONCATENATE(TEXT(VALUE(SUBSTITUTE(MID([.$A35:.A35];28;3);&quot;.&quot;;&quot;,&quot;));&quot;000&quot;);&quot; &quot;)" office:value-type="string" office:string-value="076 ">
            <text:p>076 </text:p>
          </table:table-cell>
          <table:table-cell table:style-name="ce3" table:formula="of:=CONCATENATE(TEXT(VALUE(SUBSTITUTE(MID([.$A35:.A35];32;3);&quot;.&quot;;&quot;,&quot;));&quot;000&quot;);&quot; &quot;)" office:value-type="string" office:string-value="071 ">
            <text:p>071 </text:p>
          </table:table-cell>
          <table:table-cell table:style-name="ce12" table:formula="of:=CONCATENATE([.B35];&quot;&quot;;[.C35];&quot;&quot;;[.D35];&quot;&quot;;[.E35];&quot;&quot;;[.F35];&quot;&quot;;[.G35];&quot;&quot;;[.H35];&quot;&quot;;[.I35];&quot;&quot;;[.J35])" office:value-type="string" office:string-value="034 055 053 057 052 074 072 076 071 ">
            <text:p>034 055 053 057 052 074 072 076 071 </text:p>
          </table:table-cell>
          <table:table-cell table:number-columns-repeated="1003"/>
        </table:table-row>
        <table:table-row table:style-name="ro1">
          <table:table-cell office:value-type="string">
            <text:p>35, 52, 49, 48, 55, 71, 68, 67, 74</text:p>
          </table:table-cell>
          <table:table-cell table:style-name="ce3" table:formula="of:=CONCATENATE(TEXT(VALUE(SUBSTITUTE(MID([.$A36];1;2);&quot;.&quot;;&quot;,&quot;));&quot;000&quot;) ;&quot; &quot;)" office:value-type="string" office:string-value="035 ">
            <text:p>035 </text:p>
          </table:table-cell>
          <table:table-cell table:style-name="ce3" table:formula="of:=CONCATENATE(TEXT(VALUE(SUBSTITUTE(MID([.$A36:.A36];4;3);&quot;.&quot;;&quot;,&quot;));&quot;000&quot;) ;&quot; &quot;)" office:value-type="string" office:string-value="052 ">
            <text:p>052 </text:p>
          </table:table-cell>
          <table:table-cell table:style-name="ce3" table:formula="of:=CONCATENATE(TEXT(VALUE(SUBSTITUTE(MID([.$A36:.A36];8;3);&quot;.&quot;;&quot;,&quot;));&quot;000&quot;); &quot; &quot;)" office:value-type="string" office:string-value="049 ">
            <text:p>049 </text:p>
          </table:table-cell>
          <table:table-cell table:style-name="ce3" table:formula="of:=CONCATENATE(TEXT(VALUE(SUBSTITUTE(MID([.$A36:.A36];12;3);&quot;.&quot;;&quot;,&quot;));&quot;000&quot;); &quot; &quot;)" office:value-type="string" office:string-value="048 ">
            <text:p>048 </text:p>
          </table:table-cell>
          <table:table-cell table:style-name="ce3" table:formula="of:=CONCATENATE(TEXT(VALUE(SUBSTITUTE(MID([.$A36:.A36];16;3);&quot;.&quot;;&quot;,&quot;));&quot;000&quot;); &quot; &quot;)" office:value-type="string" office:string-value="055 ">
            <text:p>055 </text:p>
          </table:table-cell>
          <table:table-cell table:style-name="ce3" table:formula="of:=CONCATENATE(TEXT(VALUE(SUBSTITUTE(MID([.$A36:.A36];20;3);&quot;.&quot;;&quot;,&quot;));&quot;000&quot;); &quot; &quot;)" office:value-type="string" office:string-value="071 ">
            <text:p>071 </text:p>
          </table:table-cell>
          <table:table-cell table:style-name="ce3" table:formula="of:=CONCATENATE(TEXT(VALUE(SUBSTITUTE(MID([.$A36:.A36];24;3);&quot;.&quot;;&quot;,&quot;));&quot;000&quot;); &quot; &quot;)" office:value-type="string" office:string-value="068 ">
            <text:p>068 </text:p>
          </table:table-cell>
          <table:table-cell table:style-name="ce3" table:formula="of:=CONCATENATE(TEXT(VALUE(SUBSTITUTE(MID([.$A36:.A36];28;3);&quot;.&quot;;&quot;,&quot;));&quot;000&quot;);&quot; &quot;)" office:value-type="string" office:string-value="067 ">
            <text:p>067 </text:p>
          </table:table-cell>
          <table:table-cell table:style-name="ce3" table:formula="of:=CONCATENATE(TEXT(VALUE(SUBSTITUTE(MID([.$A36:.A36];32;3);&quot;.&quot;;&quot;,&quot;));&quot;000&quot;);&quot; &quot;)" office:value-type="string" office:string-value="074 ">
            <text:p>074 </text:p>
          </table:table-cell>
          <table:table-cell table:style-name="ce12" table:formula="of:=CONCATENATE([.B36];&quot;&quot;;[.C36];&quot;&quot;;[.D36];&quot;&quot;;[.E36];&quot;&quot;;[.F36];&quot;&quot;;[.G36];&quot;&quot;;[.H36];&quot;&quot;;[.I36];&quot;&quot;;[.J36])" office:value-type="string" office:string-value="035 052 049 048 055 071 068 067 074 ">
            <text:p>035 052 049 048 055 071 068 067 074 </text:p>
          </table:table-cell>
          <table:table-cell table:number-columns-repeated="1003"/>
        </table:table-row>
        <table:table-row table:style-name="ro1">
          <table:table-cell office:value-type="string">
            <text:p>36, 57, 50, 56, 52, 76, 69, 75, 71</text:p>
          </table:table-cell>
          <table:table-cell table:style-name="ce3" table:formula="of:=CONCATENATE(TEXT(VALUE(SUBSTITUTE(MID([.$A37];1;2);&quot;.&quot;;&quot;,&quot;));&quot;000&quot;) ;&quot; &quot;)" office:value-type="string" office:string-value="036 ">
            <text:p>036 </text:p>
          </table:table-cell>
          <table:table-cell table:style-name="ce3" table:formula="of:=CONCATENATE(TEXT(VALUE(SUBSTITUTE(MID([.$A37:.A37];4;3);&quot;.&quot;;&quot;,&quot;));&quot;000&quot;) ;&quot; &quot;)" office:value-type="string" office:string-value="057 ">
            <text:p>057 </text:p>
          </table:table-cell>
          <table:table-cell table:style-name="ce3" table:formula="of:=CONCATENATE(TEXT(VALUE(SUBSTITUTE(MID([.$A37:.A37];8;3);&quot;.&quot;;&quot;,&quot;));&quot;000&quot;); &quot; &quot;)" office:value-type="string" office:string-value="050 ">
            <text:p>050 </text:p>
          </table:table-cell>
          <table:table-cell table:style-name="ce3" table:formula="of:=CONCATENATE(TEXT(VALUE(SUBSTITUTE(MID([.$A37:.A37];12;3);&quot;.&quot;;&quot;,&quot;));&quot;000&quot;); &quot; &quot;)" office:value-type="string" office:string-value="056 ">
            <text:p>056 </text:p>
          </table:table-cell>
          <table:table-cell table:style-name="ce3" table:formula="of:=CONCATENATE(TEXT(VALUE(SUBSTITUTE(MID([.$A37:.A37];16;3);&quot;.&quot;;&quot;,&quot;));&quot;000&quot;); &quot; &quot;)" office:value-type="string" office:string-value="052 ">
            <text:p>052 </text:p>
          </table:table-cell>
          <table:table-cell table:style-name="ce3" table:formula="of:=CONCATENATE(TEXT(VALUE(SUBSTITUTE(MID([.$A37:.A37];20;3);&quot;.&quot;;&quot;,&quot;));&quot;000&quot;); &quot; &quot;)" office:value-type="string" office:string-value="076 ">
            <text:p>076 </text:p>
          </table:table-cell>
          <table:table-cell table:style-name="ce3" table:formula="of:=CONCATENATE(TEXT(VALUE(SUBSTITUTE(MID([.$A37:.A37];24;3);&quot;.&quot;;&quot;,&quot;));&quot;000&quot;); &quot; &quot;)" office:value-type="string" office:string-value="069 ">
            <text:p>069 </text:p>
          </table:table-cell>
          <table:table-cell table:style-name="ce3" table:formula="of:=CONCATENATE(TEXT(VALUE(SUBSTITUTE(MID([.$A37:.A37];28;3);&quot;.&quot;;&quot;,&quot;));&quot;000&quot;);&quot; &quot;)" office:value-type="string" office:string-value="075 ">
            <text:p>075 </text:p>
          </table:table-cell>
          <table:table-cell table:style-name="ce3" table:formula="of:=CONCATENATE(TEXT(VALUE(SUBSTITUTE(MID([.$A37:.A37];32;3);&quot;.&quot;;&quot;,&quot;));&quot;000&quot;);&quot; &quot;)" office:value-type="string" office:string-value="071 ">
            <text:p>071 </text:p>
          </table:table-cell>
          <table:table-cell table:style-name="ce12" table:formula="of:=CONCATENATE([.B37];&quot;&quot;;[.C37];&quot;&quot;;[.D37];&quot;&quot;;[.E37];&quot;&quot;;[.F37];&quot;&quot;;[.G37];&quot;&quot;;[.H37];&quot;&quot;;[.I37];&quot;&quot;;[.J37])" office:value-type="string" office:string-value="036 057 050 056 052 076 069 075 071 ">
            <text:p>036 057 050 056 052 076 069 075 071 </text:p>
          </table:table-cell>
          <table:table-cell table:number-columns-repeated="1003"/>
        </table:table-row>
        <table:table-row table:style-name="ro1">
          <table:table-cell office:value-type="string">
            <text:p>37, 63, 70, 72, 64, 82, 89, 91, 83</text:p>
          </table:table-cell>
          <table:table-cell table:style-name="ce3" table:formula="of:=CONCATENATE(TEXT(VALUE(SUBSTITUTE(MID([.$A38];1;2);&quot;.&quot;;&quot;,&quot;));&quot;000&quot;) ;&quot; &quot;)" office:value-type="string" office:string-value="037 ">
            <text:p>037 </text:p>
          </table:table-cell>
          <table:table-cell table:style-name="ce3" table:formula="of:=CONCATENATE(TEXT(VALUE(SUBSTITUTE(MID([.$A38:.A38];4;3);&quot;.&quot;;&quot;,&quot;));&quot;000&quot;) ;&quot; &quot;)" office:value-type="string" office:string-value="063 ">
            <text:p>063 </text:p>
          </table:table-cell>
          <table:table-cell table:style-name="ce3" table:formula="of:=CONCATENATE(TEXT(VALUE(SUBSTITUTE(MID([.$A38:.A38];8;3);&quot;.&quot;;&quot;,&quot;));&quot;000&quot;); &quot; &quot;)" office:value-type="string" office:string-value="070 ">
            <text:p>070 </text:p>
          </table:table-cell>
          <table:table-cell table:style-name="ce3" table:formula="of:=CONCATENATE(TEXT(VALUE(SUBSTITUTE(MID([.$A38:.A38];12;3);&quot;.&quot;;&quot;,&quot;));&quot;000&quot;); &quot; &quot;)" office:value-type="string" office:string-value="072 ">
            <text:p>072 </text:p>
          </table:table-cell>
          <table:table-cell table:style-name="ce3" table:formula="of:=CONCATENATE(TEXT(VALUE(SUBSTITUTE(MID([.$A38:.A38];16;3);&quot;.&quot;;&quot;,&quot;));&quot;000&quot;); &quot; &quot;)" office:value-type="string" office:string-value="064 ">
            <text:p>064 </text:p>
          </table:table-cell>
          <table:table-cell table:style-name="ce3" table:formula="of:=CONCATENATE(TEXT(VALUE(SUBSTITUTE(MID([.$A38:.A38];20;3);&quot;.&quot;;&quot;,&quot;));&quot;000&quot;); &quot; &quot;)" office:value-type="string" office:string-value="082 ">
            <text:p>082 </text:p>
          </table:table-cell>
          <table:table-cell table:style-name="ce3" table:formula="of:=CONCATENATE(TEXT(VALUE(SUBSTITUTE(MID([.$A38:.A38];24;3);&quot;.&quot;;&quot;,&quot;));&quot;000&quot;); &quot; &quot;)" office:value-type="string" office:string-value="089 ">
            <text:p>089 </text:p>
          </table:table-cell>
          <table:table-cell table:style-name="ce3" table:formula="of:=CONCATENATE(TEXT(VALUE(SUBSTITUTE(MID([.$A38:.A38];28;3);&quot;.&quot;;&quot;,&quot;));&quot;000&quot;);&quot; &quot;)" office:value-type="string" office:string-value="091 ">
            <text:p>091 </text:p>
          </table:table-cell>
          <table:table-cell table:style-name="ce3" table:formula="of:=CONCATENATE(TEXT(VALUE(SUBSTITUTE(MID([.$A38:.A38];32;3);&quot;.&quot;;&quot;,&quot;));&quot;000&quot;);&quot; &quot;)" office:value-type="string" office:string-value="083 ">
            <text:p>083 </text:p>
          </table:table-cell>
          <table:table-cell table:style-name="ce12" table:formula="of:=CONCATENATE([.B38];&quot;&quot;;[.C38];&quot;&quot;;[.D38];&quot;&quot;;[.E38];&quot;&quot;;[.F38];&quot;&quot;;[.G38];&quot;&quot;;[.H38];&quot;&quot;;[.I38];&quot;&quot;;[.J38])" office:value-type="string" office:string-value="037 063 070 072 064 082 089 091 083 ">
            <text:p>037 063 070 072 064 082 089 091 083 </text:p>
          </table:table-cell>
          <table:table-cell table:number-columns-repeated="1003"/>
        </table:table-row>
        <table:table-row table:style-name="ro1">
          <table:table-cell office:value-type="string">
            <text:p>38, 72, 74, 65, 64, 91, 93, 84, 83</text:p>
          </table:table-cell>
          <table:table-cell table:style-name="ce3" table:formula="of:=CONCATENATE(TEXT(VALUE(SUBSTITUTE(MID([.$A39];1;2);&quot;.&quot;;&quot;,&quot;));&quot;000&quot;) ;&quot; &quot;)" office:value-type="string" office:string-value="038 ">
            <text:p>038 </text:p>
          </table:table-cell>
          <table:table-cell table:style-name="ce3" table:formula="of:=CONCATENATE(TEXT(VALUE(SUBSTITUTE(MID([.$A39:.A39];4;3);&quot;.&quot;;&quot;,&quot;));&quot;000&quot;) ;&quot; &quot;)" office:value-type="string" office:string-value="072 ">
            <text:p>072 </text:p>
          </table:table-cell>
          <table:table-cell table:style-name="ce3" table:formula="of:=CONCATENATE(TEXT(VALUE(SUBSTITUTE(MID([.$A39:.A39];8;3);&quot;.&quot;;&quot;,&quot;));&quot;000&quot;); &quot; &quot;)" office:value-type="string" office:string-value="074 ">
            <text:p>074 </text:p>
          </table:table-cell>
          <table:table-cell table:style-name="ce3" table:formula="of:=CONCATENATE(TEXT(VALUE(SUBSTITUTE(MID([.$A39:.A39];12;3);&quot;.&quot;;&quot;,&quot;));&quot;000&quot;); &quot; &quot;)" office:value-type="string" office:string-value="065 ">
            <text:p>065 </text:p>
          </table:table-cell>
          <table:table-cell table:style-name="ce3" table:formula="of:=CONCATENATE(TEXT(VALUE(SUBSTITUTE(MID([.$A39:.A39];16;3);&quot;.&quot;;&quot;,&quot;));&quot;000&quot;); &quot; &quot;)" office:value-type="string" office:string-value="064 ">
            <text:p>064 </text:p>
          </table:table-cell>
          <table:table-cell table:style-name="ce3" table:formula="of:=CONCATENATE(TEXT(VALUE(SUBSTITUTE(MID([.$A39:.A39];20;3);&quot;.&quot;;&quot;,&quot;));&quot;000&quot;); &quot; &quot;)" office:value-type="string" office:string-value="091 ">
            <text:p>091 </text:p>
          </table:table-cell>
          <table:table-cell table:style-name="ce3" table:formula="of:=CONCATENATE(TEXT(VALUE(SUBSTITUTE(MID([.$A39:.A39];24;3);&quot;.&quot;;&quot;,&quot;));&quot;000&quot;); &quot; &quot;)" office:value-type="string" office:string-value="093 ">
            <text:p>093 </text:p>
          </table:table-cell>
          <table:table-cell table:style-name="ce3" table:formula="of:=CONCATENATE(TEXT(VALUE(SUBSTITUTE(MID([.$A39:.A39];28;3);&quot;.&quot;;&quot;,&quot;));&quot;000&quot;);&quot; &quot;)" office:value-type="string" office:string-value="084 ">
            <text:p>084 </text:p>
          </table:table-cell>
          <table:table-cell table:style-name="ce3" table:formula="of:=CONCATENATE(TEXT(VALUE(SUBSTITUTE(MID([.$A39:.A39];32;3);&quot;.&quot;;&quot;,&quot;));&quot;000&quot;);&quot; &quot;)" office:value-type="string" office:string-value="083 ">
            <text:p>083 </text:p>
          </table:table-cell>
          <table:table-cell table:style-name="ce12" table:formula="of:=CONCATENATE([.B39];&quot;&quot;;[.C39];&quot;&quot;;[.D39];&quot;&quot;;[.E39];&quot;&quot;;[.F39];&quot;&quot;;[.G39];&quot;&quot;;[.H39];&quot;&quot;;[.I39];&quot;&quot;;[.J39])" office:value-type="string" office:string-value="038 072 074 065 064 091 093 084 083 ">
            <text:p>038 072 074 065 064 091 093 084 083 </text:p>
          </table:table-cell>
          <table:table-cell table:number-columns-repeated="1003"/>
        </table:table-row>
        <table:table-row table:style-name="ro1">
          <table:table-cell office:value-type="string">
            <text:p>39, 62, 60, 70, 63, 81, 79, 89, 82</text:p>
          </table:table-cell>
          <table:table-cell table:style-name="ce3" table:formula="of:=CONCATENATE(TEXT(VALUE(SUBSTITUTE(MID([.$A40];1;2);&quot;.&quot;;&quot;,&quot;));&quot;000&quot;) ;&quot; &quot;)" office:value-type="string" office:string-value="039 ">
            <text:p>039 </text:p>
          </table:table-cell>
          <table:table-cell table:style-name="ce3" table:formula="of:=CONCATENATE(TEXT(VALUE(SUBSTITUTE(MID([.$A40:.A40];4;3);&quot;.&quot;;&quot;,&quot;));&quot;000&quot;) ;&quot; &quot;)" office:value-type="string" office:string-value="062 ">
            <text:p>062 </text:p>
          </table:table-cell>
          <table:table-cell table:style-name="ce3" table:formula="of:=CONCATENATE(TEXT(VALUE(SUBSTITUTE(MID([.$A40:.A40];8;3);&quot;.&quot;;&quot;,&quot;));&quot;000&quot;); &quot; &quot;)" office:value-type="string" office:string-value="060 ">
            <text:p>060 </text:p>
          </table:table-cell>
          <table:table-cell table:style-name="ce3" table:formula="of:=CONCATENATE(TEXT(VALUE(SUBSTITUTE(MID([.$A40:.A40];12;3);&quot;.&quot;;&quot;,&quot;));&quot;000&quot;); &quot; &quot;)" office:value-type="string" office:string-value="070 ">
            <text:p>070 </text:p>
          </table:table-cell>
          <table:table-cell table:style-name="ce3" table:formula="of:=CONCATENATE(TEXT(VALUE(SUBSTITUTE(MID([.$A40:.A40];16;3);&quot;.&quot;;&quot;,&quot;));&quot;000&quot;); &quot; &quot;)" office:value-type="string" office:string-value="063 ">
            <text:p>063 </text:p>
          </table:table-cell>
          <table:table-cell table:style-name="ce3" table:formula="of:=CONCATENATE(TEXT(VALUE(SUBSTITUTE(MID([.$A40:.A40];20;3);&quot;.&quot;;&quot;,&quot;));&quot;000&quot;); &quot; &quot;)" office:value-type="string" office:string-value="081 ">
            <text:p>081 </text:p>
          </table:table-cell>
          <table:table-cell table:style-name="ce3" table:formula="of:=CONCATENATE(TEXT(VALUE(SUBSTITUTE(MID([.$A40:.A40];24;3);&quot;.&quot;;&quot;,&quot;));&quot;000&quot;); &quot; &quot;)" office:value-type="string" office:string-value="079 ">
            <text:p>079 </text:p>
          </table:table-cell>
          <table:table-cell table:style-name="ce3" table:formula="of:=CONCATENATE(TEXT(VALUE(SUBSTITUTE(MID([.$A40:.A40];28;3);&quot;.&quot;;&quot;,&quot;));&quot;000&quot;);&quot; &quot;)" office:value-type="string" office:string-value="089 ">
            <text:p>089 </text:p>
          </table:table-cell>
          <table:table-cell table:style-name="ce3" table:formula="of:=CONCATENATE(TEXT(VALUE(SUBSTITUTE(MID([.$A40:.A40];32;3);&quot;.&quot;;&quot;,&quot;));&quot;000&quot;);&quot; &quot;)" office:value-type="string" office:string-value="082 ">
            <text:p>082 </text:p>
          </table:table-cell>
          <table:table-cell table:style-name="ce12" table:formula="of:=CONCATENATE([.B40];&quot;&quot;;[.C40];&quot;&quot;;[.D40];&quot;&quot;;[.E40];&quot;&quot;;[.F40];&quot;&quot;;[.G40];&quot;&quot;;[.H40];&quot;&quot;;[.I40];&quot;&quot;;[.J40])" office:value-type="string" office:string-value="039 062 060 070 063 081 079 089 082 ">
            <text:p>039 062 060 070 063 081 079 089 082 </text:p>
          </table:table-cell>
          <table:table-cell table:number-columns-repeated="1003"/>
        </table:table-row>
        <table:table-row table:style-name="ro1">
          <table:table-cell office:value-type="string">
            <text:p>40, 73, 75, 58, 61, 92, 94, 77, 80</text:p>
          </table:table-cell>
          <table:table-cell table:style-name="ce3" table:formula="of:=CONCATENATE(TEXT(VALUE(SUBSTITUTE(MID([.$A41];1;2);&quot;.&quot;;&quot;,&quot;));&quot;000&quot;) ;&quot; &quot;)" office:value-type="string" office:string-value="040 ">
            <text:p>040 </text:p>
          </table:table-cell>
          <table:table-cell table:style-name="ce3" table:formula="of:=CONCATENATE(TEXT(VALUE(SUBSTITUTE(MID([.$A41:.A41];4;3);&quot;.&quot;;&quot;,&quot;));&quot;000&quot;) ;&quot; &quot;)" office:value-type="string" office:string-value="073 ">
            <text:p>073 </text:p>
          </table:table-cell>
          <table:table-cell table:style-name="ce3" table:formula="of:=CONCATENATE(TEXT(VALUE(SUBSTITUTE(MID([.$A41:.A41];8;3);&quot;.&quot;;&quot;,&quot;));&quot;000&quot;); &quot; &quot;)" office:value-type="string" office:string-value="075 ">
            <text:p>075 </text:p>
          </table:table-cell>
          <table:table-cell table:style-name="ce3" table:formula="of:=CONCATENATE(TEXT(VALUE(SUBSTITUTE(MID([.$A41:.A41];12;3);&quot;.&quot;;&quot;,&quot;));&quot;000&quot;); &quot; &quot;)" office:value-type="string" office:string-value="058 ">
            <text:p>058 </text:p>
          </table:table-cell>
          <table:table-cell table:style-name="ce3" table:formula="of:=CONCATENATE(TEXT(VALUE(SUBSTITUTE(MID([.$A41:.A41];16;3);&quot;.&quot;;&quot;,&quot;));&quot;000&quot;); &quot; &quot;)" office:value-type="string" office:string-value="061 ">
            <text:p>061 </text:p>
          </table:table-cell>
          <table:table-cell table:style-name="ce3" table:formula="of:=CONCATENATE(TEXT(VALUE(SUBSTITUTE(MID([.$A41:.A41];20;3);&quot;.&quot;;&quot;,&quot;));&quot;000&quot;); &quot; &quot;)" office:value-type="string" office:string-value="092 ">
            <text:p>092 </text:p>
          </table:table-cell>
          <table:table-cell table:style-name="ce3" table:formula="of:=CONCATENATE(TEXT(VALUE(SUBSTITUTE(MID([.$A41:.A41];24;3);&quot;.&quot;;&quot;,&quot;));&quot;000&quot;); &quot; &quot;)" office:value-type="string" office:string-value="094 ">
            <text:p>094 </text:p>
          </table:table-cell>
          <table:table-cell table:style-name="ce3" table:formula="of:=CONCATENATE(TEXT(VALUE(SUBSTITUTE(MID([.$A41:.A41];28;3);&quot;.&quot;;&quot;,&quot;));&quot;000&quot;);&quot; &quot;)" office:value-type="string" office:string-value="077 ">
            <text:p>077 </text:p>
          </table:table-cell>
          <table:table-cell table:style-name="ce3" table:formula="of:=CONCATENATE(TEXT(VALUE(SUBSTITUTE(MID([.$A41:.A41];32;3);&quot;.&quot;;&quot;,&quot;));&quot;000&quot;);&quot; &quot;)" office:value-type="string" office:string-value="080 ">
            <text:p>080 </text:p>
          </table:table-cell>
          <table:table-cell table:style-name="ce12" table:formula="of:=CONCATENATE([.B41];&quot;&quot;;[.C41];&quot;&quot;;[.D41];&quot;&quot;;[.E41];&quot;&quot;;[.F41];&quot;&quot;;[.G41];&quot;&quot;;[.H41];&quot;&quot;;[.I41];&quot;&quot;;[.J41])" office:value-type="string" office:string-value="040 073 075 058 061 092 094 077 080 ">
            <text:p>040 073 075 058 061 092 094 077 080 </text:p>
          </table:table-cell>
          <table:table-cell table:number-columns-repeated="1003"/>
        </table:table-row>
        <table:table-row table:style-name="ro1">
          <table:table-cell office:value-type="string">
            <text:p>41, 66, 65, 74, 67, 85, 84, 93, 86</text:p>
          </table:table-cell>
          <table:table-cell table:style-name="ce3" table:formula="of:=CONCATENATE(TEXT(VALUE(SUBSTITUTE(MID([.$A42];1;2);&quot;.&quot;;&quot;,&quot;));&quot;000&quot;) ;&quot; &quot;)" office:value-type="string" office:string-value="041 ">
            <text:p>041 </text:p>
          </table:table-cell>
          <table:table-cell table:style-name="ce3" table:formula="of:=CONCATENATE(TEXT(VALUE(SUBSTITUTE(MID([.$A42:.A42];4;3);&quot;.&quot;;&quot;,&quot;));&quot;000&quot;) ;&quot; &quot;)" office:value-type="string" office:string-value="066 ">
            <text:p>066 </text:p>
          </table:table-cell>
          <table:table-cell table:style-name="ce3" table:formula="of:=CONCATENATE(TEXT(VALUE(SUBSTITUTE(MID([.$A42:.A42];8;3);&quot;.&quot;;&quot;,&quot;));&quot;000&quot;); &quot; &quot;)" office:value-type="string" office:string-value="065 ">
            <text:p>065 </text:p>
          </table:table-cell>
          <table:table-cell table:style-name="ce3" table:formula="of:=CONCATENATE(TEXT(VALUE(SUBSTITUTE(MID([.$A42:.A42];12;3);&quot;.&quot;;&quot;,&quot;));&quot;000&quot;); &quot; &quot;)" office:value-type="string" office:string-value="074 ">
            <text:p>074 </text:p>
          </table:table-cell>
          <table:table-cell table:style-name="ce3" table:formula="of:=CONCATENATE(TEXT(VALUE(SUBSTITUTE(MID([.$A42:.A42];16;3);&quot;.&quot;;&quot;,&quot;));&quot;000&quot;); &quot; &quot;)" office:value-type="string" office:string-value="067 ">
            <text:p>067 </text:p>
          </table:table-cell>
          <table:table-cell table:style-name="ce3" table:formula="of:=CONCATENATE(TEXT(VALUE(SUBSTITUTE(MID([.$A42:.A42];20;3);&quot;.&quot;;&quot;,&quot;));&quot;000&quot;); &quot; &quot;)" office:value-type="string" office:string-value="085 ">
            <text:p>085 </text:p>
          </table:table-cell>
          <table:table-cell table:style-name="ce3" table:formula="of:=CONCATENATE(TEXT(VALUE(SUBSTITUTE(MID([.$A42:.A42];24;3);&quot;.&quot;;&quot;,&quot;));&quot;000&quot;); &quot; &quot;)" office:value-type="string" office:string-value="084 ">
            <text:p>084 </text:p>
          </table:table-cell>
          <table:table-cell table:style-name="ce3" table:formula="of:=CONCATENATE(TEXT(VALUE(SUBSTITUTE(MID([.$A42:.A42];28;3);&quot;.&quot;;&quot;,&quot;));&quot;000&quot;);&quot; &quot;)" office:value-type="string" office:string-value="093 ">
            <text:p>093 </text:p>
          </table:table-cell>
          <table:table-cell table:style-name="ce3" table:formula="of:=CONCATENATE(TEXT(VALUE(SUBSTITUTE(MID([.$A42:.A42];32;3);&quot;.&quot;;&quot;,&quot;));&quot;000&quot;);&quot; &quot;)" office:value-type="string" office:string-value="086 ">
            <text:p>086 </text:p>
          </table:table-cell>
          <table:table-cell table:style-name="ce12" table:formula="of:=CONCATENATE([.B42];&quot;&quot;;[.C42];&quot;&quot;;[.D42];&quot;&quot;;[.E42];&quot;&quot;;[.F42];&quot;&quot;;[.G42];&quot;&quot;;[.H42];&quot;&quot;;[.I42];&quot;&quot;;[.J42])" office:value-type="string" office:string-value="041 066 065 074 067 085 084 093 086 ">
            <text:p>041 066 065 074 067 085 084 093 086 </text:p>
          </table:table-cell>
          <table:table-cell table:number-columns-repeated="1003"/>
        </table:table-row>
        <table:table-row table:style-name="ro1">
          <table:table-cell office:value-type="string">
            <text:p>42, 59, 58, 75, 69, 78, 77, 94, 88</text:p>
          </table:table-cell>
          <table:table-cell table:style-name="ce3" table:formula="of:=CONCATENATE(TEXT(VALUE(SUBSTITUTE(MID([.$A43];1;2);&quot;.&quot;;&quot;,&quot;));&quot;000&quot;) ;&quot; &quot;)" office:value-type="string" office:string-value="042 ">
            <text:p>042 </text:p>
          </table:table-cell>
          <table:table-cell table:style-name="ce3" table:formula="of:=CONCATENATE(TEXT(VALUE(SUBSTITUTE(MID([.$A43:.A43];4;3);&quot;.&quot;;&quot;,&quot;));&quot;000&quot;) ;&quot; &quot;)" office:value-type="string" office:string-value="059 ">
            <text:p>059 </text:p>
          </table:table-cell>
          <table:table-cell table:style-name="ce3" table:formula="of:=CONCATENATE(TEXT(VALUE(SUBSTITUTE(MID([.$A43:.A43];8;3);&quot;.&quot;;&quot;,&quot;));&quot;000&quot;); &quot; &quot;)" office:value-type="string" office:string-value="058 ">
            <text:p>058 </text:p>
          </table:table-cell>
          <table:table-cell table:style-name="ce3" table:formula="of:=CONCATENATE(TEXT(VALUE(SUBSTITUTE(MID([.$A43:.A43];12;3);&quot;.&quot;;&quot;,&quot;));&quot;000&quot;); &quot; &quot;)" office:value-type="string" office:string-value="075 ">
            <text:p>075 </text:p>
          </table:table-cell>
          <table:table-cell table:style-name="ce3" table:formula="of:=CONCATENATE(TEXT(VALUE(SUBSTITUTE(MID([.$A43:.A43];16;3);&quot;.&quot;;&quot;,&quot;));&quot;000&quot;); &quot; &quot;)" office:value-type="string" office:string-value="069 ">
            <text:p>069 </text:p>
          </table:table-cell>
          <table:table-cell table:style-name="ce3" table:formula="of:=CONCATENATE(TEXT(VALUE(SUBSTITUTE(MID([.$A43:.A43];20;3);&quot;.&quot;;&quot;,&quot;));&quot;000&quot;); &quot; &quot;)" office:value-type="string" office:string-value="078 ">
            <text:p>078 </text:p>
          </table:table-cell>
          <table:table-cell table:style-name="ce3" table:formula="of:=CONCATENATE(TEXT(VALUE(SUBSTITUTE(MID([.$A43:.A43];24;3);&quot;.&quot;;&quot;,&quot;));&quot;000&quot;); &quot; &quot;)" office:value-type="string" office:string-value="077 ">
            <text:p>077 </text:p>
          </table:table-cell>
          <table:table-cell table:style-name="ce3" table:formula="of:=CONCATENATE(TEXT(VALUE(SUBSTITUTE(MID([.$A43:.A43];28;3);&quot;.&quot;;&quot;,&quot;));&quot;000&quot;);&quot; &quot;)" office:value-type="string" office:string-value="094 ">
            <text:p>094 </text:p>
          </table:table-cell>
          <table:table-cell table:style-name="ce3" table:formula="of:=CONCATENATE(TEXT(VALUE(SUBSTITUTE(MID([.$A43:.A43];32;3);&quot;.&quot;;&quot;,&quot;));&quot;000&quot;);&quot; &quot;)" office:value-type="string" office:string-value="088 ">
            <text:p>088 </text:p>
          </table:table-cell>
          <table:table-cell table:style-name="ce12" table:formula="of:=CONCATENATE([.B43];&quot;&quot;;[.C43];&quot;&quot;;[.D43];&quot;&quot;;[.E43];&quot;&quot;;[.F43];&quot;&quot;;[.G43];&quot;&quot;;[.H43];&quot;&quot;;[.I43];&quot;&quot;;[.J43])" office:value-type="string" office:string-value="042 059 058 075 069 078 077 094 088 ">
            <text:p>042 059 058 075 069 078 077 094 088 </text:p>
          </table:table-cell>
          <table:table-cell table:number-columns-repeated="1003"/>
        </table:table-row>
        <table:table-row table:style-name="ro1">
          <table:table-cell office:value-type="string">
            <text:p>43, 70, 60, 59, 69, 89, 79, 78, 88</text:p>
          </table:table-cell>
          <table:table-cell table:style-name="ce3" table:formula="of:=CONCATENATE(TEXT(VALUE(SUBSTITUTE(MID([.$A44];1;2);&quot;.&quot;;&quot;,&quot;));&quot;000&quot;) ;&quot; &quot;)" office:value-type="string" office:string-value="043 ">
            <text:p>043 </text:p>
          </table:table-cell>
          <table:table-cell table:style-name="ce3" table:formula="of:=CONCATENATE(TEXT(VALUE(SUBSTITUTE(MID([.$A44:.A44];4;3);&quot;.&quot;;&quot;,&quot;));&quot;000&quot;) ;&quot; &quot;)" office:value-type="string" office:string-value="070 ">
            <text:p>070 </text:p>
          </table:table-cell>
          <table:table-cell table:style-name="ce3" table:formula="of:=CONCATENATE(TEXT(VALUE(SUBSTITUTE(MID([.$A44:.A44];8;3);&quot;.&quot;;&quot;,&quot;));&quot;000&quot;); &quot; &quot;)" office:value-type="string" office:string-value="060 ">
            <text:p>060 </text:p>
          </table:table-cell>
          <table:table-cell table:style-name="ce3" table:formula="of:=CONCATENATE(TEXT(VALUE(SUBSTITUTE(MID([.$A44:.A44];12;3);&quot;.&quot;;&quot;,&quot;));&quot;000&quot;); &quot; &quot;)" office:value-type="string" office:string-value="059 ">
            <text:p>059 </text:p>
          </table:table-cell>
          <table:table-cell table:style-name="ce3" table:formula="of:=CONCATENATE(TEXT(VALUE(SUBSTITUTE(MID([.$A44:.A44];16;3);&quot;.&quot;;&quot;,&quot;));&quot;000&quot;); &quot; &quot;)" office:value-type="string" office:string-value="069 ">
            <text:p>069 </text:p>
          </table:table-cell>
          <table:table-cell table:style-name="ce3" table:formula="of:=CONCATENATE(TEXT(VALUE(SUBSTITUTE(MID([.$A44:.A44];20;3);&quot;.&quot;;&quot;,&quot;));&quot;000&quot;); &quot; &quot;)" office:value-type="string" office:string-value="089 ">
            <text:p>089 </text:p>
          </table:table-cell>
          <table:table-cell table:style-name="ce3" table:formula="of:=CONCATENATE(TEXT(VALUE(SUBSTITUTE(MID([.$A44:.A44];24;3);&quot;.&quot;;&quot;,&quot;));&quot;000&quot;); &quot; &quot;)" office:value-type="string" office:string-value="079 ">
            <text:p>079 </text:p>
          </table:table-cell>
          <table:table-cell table:style-name="ce3" table:formula="of:=CONCATENATE(TEXT(VALUE(SUBSTITUTE(MID([.$A44:.A44];28;3);&quot;.&quot;;&quot;,&quot;));&quot;000&quot;);&quot; &quot;)" office:value-type="string" office:string-value="078 ">
            <text:p>078 </text:p>
          </table:table-cell>
          <table:table-cell table:style-name="ce3" table:formula="of:=CONCATENATE(TEXT(VALUE(SUBSTITUTE(MID([.$A44:.A44];32;3);&quot;.&quot;;&quot;,&quot;));&quot;000&quot;);&quot; &quot;)" office:value-type="string" office:string-value="088 ">
            <text:p>088 </text:p>
          </table:table-cell>
          <table:table-cell table:style-name="ce12" table:formula="of:=CONCATENATE([.B44];&quot;&quot;;[.C44];&quot;&quot;;[.D44];&quot;&quot;;[.E44];&quot;&quot;;[.F44];&quot;&quot;;[.G44];&quot;&quot;;[.H44];&quot;&quot;;[.I44];&quot;&quot;;[.J44])" office:value-type="string" office:string-value="043 070 060 059 069 089 079 078 088 ">
            <text:p>043 070 060 059 069 089 079 078 088 </text:p>
          </table:table-cell>
          <table:table-cell table:number-columns-repeated="1003"/>
        </table:table-row>
        <table:table-row table:style-name="ro1">
          <table:table-cell office:value-type="string">
            <text:p>44, 73, 68, 71, 75, 92, 87, 90, 94</text:p>
          </table:table-cell>
          <table:table-cell table:style-name="ce3" table:formula="of:=CONCATENATE(TEXT(VALUE(SUBSTITUTE(MID([.$A45];1;2);&quot;.&quot;;&quot;,&quot;));&quot;000&quot;) ;&quot; &quot;)" office:value-type="string" office:string-value="044 ">
            <text:p>044 </text:p>
          </table:table-cell>
          <table:table-cell table:style-name="ce3" table:formula="of:=CONCATENATE(TEXT(VALUE(SUBSTITUTE(MID([.$A45:.A45];4;3);&quot;.&quot;;&quot;,&quot;));&quot;000&quot;) ;&quot; &quot;)" office:value-type="string" office:string-value="073 ">
            <text:p>073 </text:p>
          </table:table-cell>
          <table:table-cell table:style-name="ce3" table:formula="of:=CONCATENATE(TEXT(VALUE(SUBSTITUTE(MID([.$A45:.A45];8;3);&quot;.&quot;;&quot;,&quot;));&quot;000&quot;); &quot; &quot;)" office:value-type="string" office:string-value="068 ">
            <text:p>068 </text:p>
          </table:table-cell>
          <table:table-cell table:style-name="ce3" table:formula="of:=CONCATENATE(TEXT(VALUE(SUBSTITUTE(MID([.$A45:.A45];12;3);&quot;.&quot;;&quot;,&quot;));&quot;000&quot;); &quot; &quot;)" office:value-type="string" office:string-value="071 ">
            <text:p>071 </text:p>
          </table:table-cell>
          <table:table-cell table:style-name="ce3" table:formula="of:=CONCATENATE(TEXT(VALUE(SUBSTITUTE(MID([.$A45:.A45];16;3);&quot;.&quot;;&quot;,&quot;));&quot;000&quot;); &quot; &quot;)" office:value-type="string" office:string-value="075 ">
            <text:p>075 </text:p>
          </table:table-cell>
          <table:table-cell table:style-name="ce3" table:formula="of:=CONCATENATE(TEXT(VALUE(SUBSTITUTE(MID([.$A45:.A45];20;3);&quot;.&quot;;&quot;,&quot;));&quot;000&quot;); &quot; &quot;)" office:value-type="string" office:string-value="092 ">
            <text:p>092 </text:p>
          </table:table-cell>
          <table:table-cell table:style-name="ce3" table:formula="of:=CONCATENATE(TEXT(VALUE(SUBSTITUTE(MID([.$A45:.A45];24;3);&quot;.&quot;;&quot;,&quot;));&quot;000&quot;); &quot; &quot;)" office:value-type="string" office:string-value="087 ">
            <text:p>087 </text:p>
          </table:table-cell>
          <table:table-cell table:style-name="ce3" table:formula="of:=CONCATENATE(TEXT(VALUE(SUBSTITUTE(MID([.$A45:.A45];28;3);&quot;.&quot;;&quot;,&quot;));&quot;000&quot;);&quot; &quot;)" office:value-type="string" office:string-value="090 ">
            <text:p>090 </text:p>
          </table:table-cell>
          <table:table-cell table:style-name="ce3" table:formula="of:=CONCATENATE(TEXT(VALUE(SUBSTITUTE(MID([.$A45:.A45];32;3);&quot;.&quot;;&quot;,&quot;));&quot;000&quot;);&quot; &quot;)" office:value-type="string" office:string-value="094 ">
            <text:p>094 </text:p>
          </table:table-cell>
          <table:table-cell table:style-name="ce12" table:formula="of:=CONCATENATE([.B45];&quot;&quot;;[.C45];&quot;&quot;;[.D45];&quot;&quot;;[.E45];&quot;&quot;;[.F45];&quot;&quot;;[.G45];&quot;&quot;;[.H45];&quot;&quot;;[.I45];&quot;&quot;;[.J45])" office:value-type="string" office:string-value="044 073 068 071 075 092 087 090 094 ">
            <text:p>044 073 068 071 075 092 087 090 094 </text:p>
          </table:table-cell>
          <table:table-cell table:number-columns-repeated="1003"/>
        </table:table-row>
        <table:table-row table:style-name="ro1">
          <table:table-cell office:value-type="string">
            <text:p>45, 69, 76, 72, 70, 88, 95, 91, 89</text:p>
          </table:table-cell>
          <table:table-cell table:style-name="ce3" table:formula="of:=CONCATENATE(TEXT(VALUE(SUBSTITUTE(MID([.$A46];1;2);&quot;.&quot;;&quot;,&quot;));&quot;000&quot;) ;&quot; &quot;)" office:value-type="string" office:string-value="045 ">
            <text:p>045 </text:p>
          </table:table-cell>
          <table:table-cell table:style-name="ce3" table:formula="of:=CONCATENATE(TEXT(VALUE(SUBSTITUTE(MID([.$A46:.A46];4;3);&quot;.&quot;;&quot;,&quot;));&quot;000&quot;) ;&quot; &quot;)" office:value-type="string" office:string-value="069 ">
            <text:p>069 </text:p>
          </table:table-cell>
          <table:table-cell table:style-name="ce3" table:formula="of:=CONCATENATE(TEXT(VALUE(SUBSTITUTE(MID([.$A46:.A46];8;3);&quot;.&quot;;&quot;,&quot;));&quot;000&quot;); &quot; &quot;)" office:value-type="string" office:string-value="076 ">
            <text:p>076 </text:p>
          </table:table-cell>
          <table:table-cell table:style-name="ce3" table:formula="of:=CONCATENATE(TEXT(VALUE(SUBSTITUTE(MID([.$A46:.A46];12;3);&quot;.&quot;;&quot;,&quot;));&quot;000&quot;); &quot; &quot;)" office:value-type="string" office:string-value="072 ">
            <text:p>072 </text:p>
          </table:table-cell>
          <table:table-cell table:style-name="ce3" table:formula="of:=CONCATENATE(TEXT(VALUE(SUBSTITUTE(MID([.$A46:.A46];16;3);&quot;.&quot;;&quot;,&quot;));&quot;000&quot;); &quot; &quot;)" office:value-type="string" office:string-value="070 ">
            <text:p>070 </text:p>
          </table:table-cell>
          <table:table-cell table:style-name="ce3" table:formula="of:=CONCATENATE(TEXT(VALUE(SUBSTITUTE(MID([.$A46:.A46];20;3);&quot;.&quot;;&quot;,&quot;));&quot;000&quot;); &quot; &quot;)" office:value-type="string" office:string-value="088 ">
            <text:p>088 </text:p>
          </table:table-cell>
          <table:table-cell table:style-name="ce3" table:formula="of:=CONCATENATE(TEXT(VALUE(SUBSTITUTE(MID([.$A46:.A46];24;3);&quot;.&quot;;&quot;,&quot;));&quot;000&quot;); &quot; &quot;)" office:value-type="string" office:string-value="095 ">
            <text:p>095 </text:p>
          </table:table-cell>
          <table:table-cell table:style-name="ce3" table:formula="of:=CONCATENATE(TEXT(VALUE(SUBSTITUTE(MID([.$A46:.A46];28;3);&quot;.&quot;;&quot;,&quot;));&quot;000&quot;);&quot; &quot;)" office:value-type="string" office:string-value="091 ">
            <text:p>091 </text:p>
          </table:table-cell>
          <table:table-cell table:style-name="ce3" table:formula="of:=CONCATENATE(TEXT(VALUE(SUBSTITUTE(MID([.$A46:.A46];32;3);&quot;.&quot;;&quot;,&quot;));&quot;000&quot;);&quot; &quot;)" office:value-type="string" office:string-value="089 ">
            <text:p>089 </text:p>
          </table:table-cell>
          <table:table-cell table:style-name="ce12" table:formula="of:=CONCATENATE([.B46];&quot;&quot;;[.C46];&quot;&quot;;[.D46];&quot;&quot;;[.E46];&quot;&quot;;[.F46];&quot;&quot;;[.G46];&quot;&quot;;[.H46];&quot;&quot;;[.I46];&quot;&quot;;[.J46])" office:value-type="string" office:string-value="045 069 076 072 070 088 095 091 089 ">
            <text:p>045 069 076 072 070 088 095 091 089 </text:p>
          </table:table-cell>
          <table:table-cell table:number-columns-repeated="1003"/>
        </table:table-row>
        <table:table-row table:style-name="ro1">
          <table:table-cell office:value-type="string">
            <text:p>46, 74, 72, 76, 71, 93, 91, 95, 90</text:p>
          </table:table-cell>
          <table:table-cell table:style-name="ce3" table:formula="of:=CONCATENATE(TEXT(VALUE(SUBSTITUTE(MID([.$A47];1;2);&quot;.&quot;;&quot;,&quot;));&quot;000&quot;) ;&quot; &quot;)" office:value-type="string" office:string-value="046 ">
            <text:p>046 </text:p>
          </table:table-cell>
          <table:table-cell table:style-name="ce3" table:formula="of:=CONCATENATE(TEXT(VALUE(SUBSTITUTE(MID([.$A47:.A47];4;3);&quot;.&quot;;&quot;,&quot;));&quot;000&quot;) ;&quot; &quot;)" office:value-type="string" office:string-value="074 ">
            <text:p>074 </text:p>
          </table:table-cell>
          <table:table-cell table:style-name="ce3" table:formula="of:=CONCATENATE(TEXT(VALUE(SUBSTITUTE(MID([.$A47:.A47];8;3);&quot;.&quot;;&quot;,&quot;));&quot;000&quot;); &quot; &quot;)" office:value-type="string" office:string-value="072 ">
            <text:p>072 </text:p>
          </table:table-cell>
          <table:table-cell table:style-name="ce3" table:formula="of:=CONCATENATE(TEXT(VALUE(SUBSTITUTE(MID([.$A47:.A47];12;3);&quot;.&quot;;&quot;,&quot;));&quot;000&quot;); &quot; &quot;)" office:value-type="string" office:string-value="076 ">
            <text:p>076 </text:p>
          </table:table-cell>
          <table:table-cell table:style-name="ce3" table:formula="of:=CONCATENATE(TEXT(VALUE(SUBSTITUTE(MID([.$A47:.A47];16;3);&quot;.&quot;;&quot;,&quot;));&quot;000&quot;); &quot; &quot;)" office:value-type="string" office:string-value="071 ">
            <text:p>071 </text:p>
          </table:table-cell>
          <table:table-cell table:style-name="ce3" table:formula="of:=CONCATENATE(TEXT(VALUE(SUBSTITUTE(MID([.$A47:.A47];20;3);&quot;.&quot;;&quot;,&quot;));&quot;000&quot;); &quot; &quot;)" office:value-type="string" office:string-value="093 ">
            <text:p>093 </text:p>
          </table:table-cell>
          <table:table-cell table:style-name="ce3" table:formula="of:=CONCATENATE(TEXT(VALUE(SUBSTITUTE(MID([.$A47:.A47];24;3);&quot;.&quot;;&quot;,&quot;));&quot;000&quot;); &quot; &quot;)" office:value-type="string" office:string-value="091 ">
            <text:p>091 </text:p>
          </table:table-cell>
          <table:table-cell table:style-name="ce3" table:formula="of:=CONCATENATE(TEXT(VALUE(SUBSTITUTE(MID([.$A47:.A47];28;3);&quot;.&quot;;&quot;,&quot;));&quot;000&quot;);&quot; &quot;)" office:value-type="string" office:string-value="095 ">
            <text:p>095 </text:p>
          </table:table-cell>
          <table:table-cell table:style-name="ce3" table:formula="of:=CONCATENATE(TEXT(VALUE(SUBSTITUTE(MID([.$A47:.A47];32;3);&quot;.&quot;;&quot;,&quot;));&quot;000&quot;);&quot; &quot;)" office:value-type="string" office:string-value="090 ">
            <text:p>090 </text:p>
          </table:table-cell>
          <table:table-cell table:style-name="ce12" table:formula="of:=CONCATENATE([.B47];&quot;&quot;;[.C47];&quot;&quot;;[.D47];&quot;&quot;;[.E47];&quot;&quot;;[.F47];&quot;&quot;;[.G47];&quot;&quot;;[.H47];&quot;&quot;;[.I47];&quot;&quot;;[.J47])" office:value-type="string" office:string-value="046 074 072 076 071 093 091 095 090 ">
            <text:p>046 074 072 076 071 093 091 095 090 </text:p>
          </table:table-cell>
          <table:table-cell table:number-columns-repeated="1003"/>
        </table:table-row>
        <table:table-row table:style-name="ro1">
          <table:table-cell office:value-type="string">
            <text:p>47, 71, 68, 67, 74, 90, 87, 86, 93</text:p>
          </table:table-cell>
          <table:table-cell table:style-name="ce3" table:formula="of:=CONCATENATE(TEXT(VALUE(SUBSTITUTE(MID([.$A48];1;2);&quot;.&quot;;&quot;,&quot;));&quot;000&quot;) ;&quot; &quot;)" office:value-type="string" office:string-value="047 ">
            <text:p>047 </text:p>
          </table:table-cell>
          <table:table-cell table:style-name="ce3" table:formula="of:=CONCATENATE(TEXT(VALUE(SUBSTITUTE(MID([.$A48:.A48];4;3);&quot;.&quot;;&quot;,&quot;));&quot;000&quot;) ;&quot; &quot;)" office:value-type="string" office:string-value="071 ">
            <text:p>071 </text:p>
          </table:table-cell>
          <table:table-cell table:style-name="ce3" table:formula="of:=CONCATENATE(TEXT(VALUE(SUBSTITUTE(MID([.$A48:.A48];8;3);&quot;.&quot;;&quot;,&quot;));&quot;000&quot;); &quot; &quot;)" office:value-type="string" office:string-value="068 ">
            <text:p>068 </text:p>
          </table:table-cell>
          <table:table-cell table:style-name="ce3" table:formula="of:=CONCATENATE(TEXT(VALUE(SUBSTITUTE(MID([.$A48:.A48];12;3);&quot;.&quot;;&quot;,&quot;));&quot;000&quot;); &quot; &quot;)" office:value-type="string" office:string-value="067 ">
            <text:p>067 </text:p>
          </table:table-cell>
          <table:table-cell table:style-name="ce3" table:formula="of:=CONCATENATE(TEXT(VALUE(SUBSTITUTE(MID([.$A48:.A48];16;3);&quot;.&quot;;&quot;,&quot;));&quot;000&quot;); &quot; &quot;)" office:value-type="string" office:string-value="074 ">
            <text:p>074 </text:p>
          </table:table-cell>
          <table:table-cell table:style-name="ce3" table:formula="of:=CONCATENATE(TEXT(VALUE(SUBSTITUTE(MID([.$A48:.A48];20;3);&quot;.&quot;;&quot;,&quot;));&quot;000&quot;); &quot; &quot;)" office:value-type="string" office:string-value="090 ">
            <text:p>090 </text:p>
          </table:table-cell>
          <table:table-cell table:style-name="ce3" table:formula="of:=CONCATENATE(TEXT(VALUE(SUBSTITUTE(MID([.$A48:.A48];24;3);&quot;.&quot;;&quot;,&quot;));&quot;000&quot;); &quot; &quot;)" office:value-type="string" office:string-value="087 ">
            <text:p>087 </text:p>
          </table:table-cell>
          <table:table-cell table:style-name="ce3" table:formula="of:=CONCATENATE(TEXT(VALUE(SUBSTITUTE(MID([.$A48:.A48];28;3);&quot;.&quot;;&quot;,&quot;));&quot;000&quot;);&quot; &quot;)" office:value-type="string" office:string-value="086 ">
            <text:p>086 </text:p>
          </table:table-cell>
          <table:table-cell table:style-name="ce3" table:formula="of:=CONCATENATE(TEXT(VALUE(SUBSTITUTE(MID([.$A48:.A48];32;3);&quot;.&quot;;&quot;,&quot;));&quot;000&quot;);&quot; &quot;)" office:value-type="string" office:string-value="093 ">
            <text:p>093 </text:p>
          </table:table-cell>
          <table:table-cell table:style-name="ce12" table:formula="of:=CONCATENATE([.B48];&quot;&quot;;[.C48];&quot;&quot;;[.D48];&quot;&quot;;[.E48];&quot;&quot;;[.F48];&quot;&quot;;[.G48];&quot;&quot;;[.H48];&quot;&quot;;[.I48];&quot;&quot;;[.J48])" office:value-type="string" office:string-value="047 071 068 067 074 090 087 086 093 ">
            <text:p>047 071 068 067 074 090 087 086 093 </text:p>
          </table:table-cell>
          <table:table-cell table:number-columns-repeated="1003"/>
        </table:table-row>
        <table:table-row table:style-name="ro1">
          <table:table-cell office:value-type="string">
            <text:p>48, 76, 69, 75, 71, 95, 88, 94, 90</text:p>
          </table:table-cell>
          <table:table-cell table:style-name="ce3" table:formula="of:=CONCATENATE(TEXT(VALUE(SUBSTITUTE(MID([.$A49];1;2);&quot;.&quot;;&quot;,&quot;));&quot;000&quot;) ;&quot; &quot;)" office:value-type="string" office:string-value="048 ">
            <text:p>048 </text:p>
          </table:table-cell>
          <table:table-cell table:style-name="ce3" table:formula="of:=CONCATENATE(TEXT(VALUE(SUBSTITUTE(MID([.$A49:.A49];4;3);&quot;.&quot;;&quot;,&quot;));&quot;000&quot;) ;&quot; &quot;)" office:value-type="string" office:string-value="076 ">
            <text:p>076 </text:p>
          </table:table-cell>
          <table:table-cell table:style-name="ce3" table:formula="of:=CONCATENATE(TEXT(VALUE(SUBSTITUTE(MID([.$A49:.A49];8;3);&quot;.&quot;;&quot;,&quot;));&quot;000&quot;); &quot; &quot;)" office:value-type="string" office:string-value="069 ">
            <text:p>069 </text:p>
          </table:table-cell>
          <table:table-cell table:style-name="ce3" table:formula="of:=CONCATENATE(TEXT(VALUE(SUBSTITUTE(MID([.$A49:.A49];12;3);&quot;.&quot;;&quot;,&quot;));&quot;000&quot;); &quot; &quot;)" office:value-type="string" office:string-value="075 ">
            <text:p>075 </text:p>
          </table:table-cell>
          <table:table-cell table:style-name="ce3" table:formula="of:=CONCATENATE(TEXT(VALUE(SUBSTITUTE(MID([.$A49:.A49];16;3);&quot;.&quot;;&quot;,&quot;));&quot;000&quot;); &quot; &quot;)" office:value-type="string" office:string-value="071 ">
            <text:p>071 </text:p>
          </table:table-cell>
          <table:table-cell table:style-name="ce3" table:formula="of:=CONCATENATE(TEXT(VALUE(SUBSTITUTE(MID([.$A49:.A49];20;3);&quot;.&quot;;&quot;,&quot;));&quot;000&quot;); &quot; &quot;)" office:value-type="string" office:string-value="095 ">
            <text:p>095 </text:p>
          </table:table-cell>
          <table:table-cell table:style-name="ce3" table:formula="of:=CONCATENATE(TEXT(VALUE(SUBSTITUTE(MID([.$A49:.A49];24;3);&quot;.&quot;;&quot;,&quot;));&quot;000&quot;); &quot; &quot;)" office:value-type="string" office:string-value="088 ">
            <text:p>088 </text:p>
          </table:table-cell>
          <table:table-cell table:style-name="ce3" table:formula="of:=CONCATENATE(TEXT(VALUE(SUBSTITUTE(MID([.$A49:.A49];28;3);&quot;.&quot;;&quot;,&quot;));&quot;000&quot;);&quot; &quot;)" office:value-type="string" office:string-value="094 ">
            <text:p>094 </text:p>
          </table:table-cell>
          <table:table-cell table:style-name="ce3" table:formula="of:=CONCATENATE(TEXT(VALUE(SUBSTITUTE(MID([.$A49:.A49];32;3);&quot;.&quot;;&quot;,&quot;));&quot;000&quot;);&quot; &quot;)" office:value-type="string" office:string-value="090 ">
            <text:p>090 </text:p>
          </table:table-cell>
          <table:table-cell table:style-name="ce12" table:formula="of:=CONCATENATE([.B49];&quot;&quot;;[.C49];&quot;&quot;;[.D49];&quot;&quot;;[.E49];&quot;&quot;;[.F49];&quot;&quot;;[.G49];&quot;&quot;;[.H49];&quot;&quot;;[.I49];&quot;&quot;;[.J49])" office:value-type="string" office:string-value="048 076 069 075 071 095 088 094 090 ">
            <text:p>048 076 069 075 071 095 088 094 090 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2" table:number-columns-repeated="7"/>
          <table:table-cell table:style-name="ce3"/>
          <table:table-cell table:style-name="ce12" office:value-type="string">
            <text:p>End Elements</text:p>
          </table:table-cell>
          <table:table-cell table:number-columns-repeated="1003"/>
        </table:table-row>
        <table:table-row table:style-name="ro1" table:number-rows-repeated="3">
          <table:table-cell table:number-columns-repeated="2"/>
          <table:table-cell table:style-name="ce2" table:number-columns-repeated="7"/>
          <table:table-cell table:style-name="ce3"/>
          <table:table-cell table:style-name="ce12"/>
          <table:table-cell table:number-columns-repeated="1003"/>
        </table:table-row>
        <table:table-row table:style-name="ro1">
          <table:table-cell table:number-columns-repeated="2"/>
          <table:table-cell table:style-name="ce2" table:number-columns-repeated="7"/>
          <table:table-cell table:style-name="ce3"/>
          <table:table-cell table:style-name="ce12" office:value-type="string">
            <text:p>Elements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02 001 013 012"</text:span><text:span text:style-name="T1"> </text:span><text:span text:style-name="T3">et</text:span><text:span text:style-name="T4">=</text:span><text:span text:style-name="T5">"2"</text:span><text:span text:style-name="T1"> </text:span><text:span text:style-name="T3">m</text:span><text:span text:style-name="T4">=</text:span><text:span text:style-name="T5">"1"</text:span><text:span text:style-name="T2">&gt;</text:span><text:span text:style-name="T1">001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55];43;3);&quot;.&quot;;&quot;,&quot;));&quot;000&quot;); &quot; &quot;)" office:value-type="string" office:string-value="001 ">
            <text:p>001 </text:p>
          </table:table-cell>
          <table:table-cell table:style-name="ce3" table:formula="of:=CONCATENATE(TEXT(VALUE(SUBSTITUTE(MID([.$A55];13;3);&quot;.&quot;;&quot;,&quot;));&quot;000&quot;); &quot; &quot;)" office:value-type="string" office:string-value="002 ">
            <text:p>002 </text:p>
          </table:table-cell>
          <table:table-cell table:style-name="ce3" table:formula="of:=CONCATENATE(TEXT(VALUE(SUBSTITUTE(MID([.$A55];17;3);&quot;.&quot;;&quot;,&quot;));&quot;000&quot;); &quot; &quot;)" office:value-type="string" office:string-value="001 ">
            <text:p>001 </text:p>
          </table:table-cell>
          <table:table-cell table:style-name="ce3" table:formula="of:=CONCATENATE(TEXT(VALUE(SUBSTITUTE(MID([.$A55];21;3);&quot;.&quot;;&quot;,&quot;));&quot;000&quot;); &quot; &quot;)" office:value-type="string" office:string-value="013 ">
            <text:p>013 </text:p>
          </table:table-cell>
          <table:table-cell table:style-name="ce3" table:formula="of:=CONCATENATE(TEXT(VALUE(SUBSTITUTE(MID([.$A55];25;3);&quot;.&quot;;&quot;,&quot;));&quot;000&quot;); &quot; &quot;)" office:value-type="string" office:string-value="012 ">
            <text:p>012 </text:p>
          </table:table-cell>
          <table:table-cell table:style-name="ce12" table:formula="of:=CONCATENATE([.B55];&quot;&quot;;[.C55];&quot;&quot;;[.D55];&quot;&quot;;[.E55];&quot;&quot;;[.F55];&quot;&quot;;[.G55];&quot;&quot;;[.H55];&quot;&quot;;[.J55];&quot;&quot;;[.I55])" office:value-type="string" office:string-value="001 002 001 012 013 ">
            <text:p>001 002 001 012 013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03 002 014 013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02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56];43;3);&quot;.&quot;;&quot;,&quot;));&quot;000&quot;); &quot; &quot;)" office:value-type="string" office:string-value="002 ">
            <text:p>002 </text:p>
          </table:table-cell>
          <table:table-cell table:style-name="ce3" table:formula="of:=CONCATENATE(TEXT(VALUE(SUBSTITUTE(MID([.$A56];13;3);&quot;.&quot;;&quot;,&quot;));&quot;000&quot;); &quot; &quot;)" office:value-type="string" office:string-value="003 ">
            <text:p>003 </text:p>
          </table:table-cell>
          <table:table-cell table:style-name="ce3" table:formula="of:=CONCATENATE(TEXT(VALUE(SUBSTITUTE(MID([.$A56];17;3);&quot;.&quot;;&quot;,&quot;));&quot;000&quot;); &quot; &quot;)" office:value-type="string" office:string-value="002 ">
            <text:p>002 </text:p>
          </table:table-cell>
          <table:table-cell table:style-name="ce3" table:formula="of:=CONCATENATE(TEXT(VALUE(SUBSTITUTE(MID([.$A56];21;3);&quot;.&quot;;&quot;,&quot;));&quot;000&quot;); &quot; &quot;)" office:value-type="string" office:string-value="014 ">
            <text:p>014 </text:p>
          </table:table-cell>
          <table:table-cell table:style-name="ce3" table:formula="of:=CONCATENATE(TEXT(VALUE(SUBSTITUTE(MID([.$A56];25;3);&quot;.&quot;;&quot;,&quot;));&quot;000&quot;); &quot; &quot;)" office:value-type="string" office:string-value="013 ">
            <text:p>013 </text:p>
          </table:table-cell>
          <table:table-cell table:style-name="ce12" table:formula="of:=CONCATENATE([.B56];&quot;&quot;;[.C56];&quot;&quot;;[.D56];&quot;&quot;;[.E56];&quot;&quot;;[.F56];&quot;&quot;;[.G56];&quot;&quot;;[.H56];&quot;&quot;;[.J56];&quot;&quot;;[.I56])" office:value-type="string" office:string-value="002 003 002 013 014 ">
            <text:p>002 003 002 013 014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04 003 015 014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03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57];43;3);&quot;.&quot;;&quot;,&quot;));&quot;000&quot;); &quot; &quot;)" office:value-type="string" office:string-value="003 ">
            <text:p>003 </text:p>
          </table:table-cell>
          <table:table-cell table:style-name="ce3" table:formula="of:=CONCATENATE(TEXT(VALUE(SUBSTITUTE(MID([.$A57];13;3);&quot;.&quot;;&quot;,&quot;));&quot;000&quot;); &quot; &quot;)" office:value-type="string" office:string-value="004 ">
            <text:p>004 </text:p>
          </table:table-cell>
          <table:table-cell table:style-name="ce3" table:formula="of:=CONCATENATE(TEXT(VALUE(SUBSTITUTE(MID([.$A57];17;3);&quot;.&quot;;&quot;,&quot;));&quot;000&quot;); &quot; &quot;)" office:value-type="string" office:string-value="003 ">
            <text:p>003 </text:p>
          </table:table-cell>
          <table:table-cell table:style-name="ce3" table:formula="of:=CONCATENATE(TEXT(VALUE(SUBSTITUTE(MID([.$A57];21;3);&quot;.&quot;;&quot;,&quot;));&quot;000&quot;); &quot; &quot;)" office:value-type="string" office:string-value="015 ">
            <text:p>015 </text:p>
          </table:table-cell>
          <table:table-cell table:style-name="ce3" table:formula="of:=CONCATENATE(TEXT(VALUE(SUBSTITUTE(MID([.$A57];25;3);&quot;.&quot;;&quot;,&quot;));&quot;000&quot;); &quot; &quot;)" office:value-type="string" office:string-value="014 ">
            <text:p>014 </text:p>
          </table:table-cell>
          <table:table-cell table:style-name="ce12" table:formula="of:=CONCATENATE([.B57];&quot;&quot;;[.C57];&quot;&quot;;[.D57];&quot;&quot;;[.E57];&quot;&quot;;[.F57];&quot;&quot;;[.G57];&quot;&quot;;[.H57];&quot;&quot;;[.J57];&quot;&quot;;[.I57])" office:value-type="string" office:string-value="003 004 003 014 015 ">
            <text:p>003 004 003 014 015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05 004 016 015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04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58];43;3);&quot;.&quot;;&quot;,&quot;));&quot;000&quot;); &quot; &quot;)" office:value-type="string" office:string-value="004 ">
            <text:p>004 </text:p>
          </table:table-cell>
          <table:table-cell table:style-name="ce3" table:formula="of:=CONCATENATE(TEXT(VALUE(SUBSTITUTE(MID([.$A58];13;3);&quot;.&quot;;&quot;,&quot;));&quot;000&quot;); &quot; &quot;)" office:value-type="string" office:string-value="005 ">
            <text:p>005 </text:p>
          </table:table-cell>
          <table:table-cell table:style-name="ce3" table:formula="of:=CONCATENATE(TEXT(VALUE(SUBSTITUTE(MID([.$A58];17;3);&quot;.&quot;;&quot;,&quot;));&quot;000&quot;); &quot; &quot;)" office:value-type="string" office:string-value="004 ">
            <text:p>004 </text:p>
          </table:table-cell>
          <table:table-cell table:style-name="ce3" table:formula="of:=CONCATENATE(TEXT(VALUE(SUBSTITUTE(MID([.$A58];21;3);&quot;.&quot;;&quot;,&quot;));&quot;000&quot;); &quot; &quot;)" office:value-type="string" office:string-value="016 ">
            <text:p>016 </text:p>
          </table:table-cell>
          <table:table-cell table:style-name="ce3" table:formula="of:=CONCATENATE(TEXT(VALUE(SUBSTITUTE(MID([.$A58];25;3);&quot;.&quot;;&quot;,&quot;));&quot;000&quot;); &quot; &quot;)" office:value-type="string" office:string-value="015 ">
            <text:p>015 </text:p>
          </table:table-cell>
          <table:table-cell table:style-name="ce12" table:formula="of:=CONCATENATE([.B58];&quot;&quot;;[.C58];&quot;&quot;;[.D58];&quot;&quot;;[.E58];&quot;&quot;;[.F58];&quot;&quot;;[.G58];&quot;&quot;;[.H58];&quot;&quot;;[.J58];&quot;&quot;;[.I58])" office:value-type="string" office:string-value="004 005 004 015 016 ">
            <text:p>004 005 004 015 016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06 005 017 016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05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59];43;3);&quot;.&quot;;&quot;,&quot;));&quot;000&quot;); &quot; &quot;)" office:value-type="string" office:string-value="005 ">
            <text:p>005 </text:p>
          </table:table-cell>
          <table:table-cell table:style-name="ce3" table:formula="of:=CONCATENATE(TEXT(VALUE(SUBSTITUTE(MID([.$A59];13;3);&quot;.&quot;;&quot;,&quot;));&quot;000&quot;); &quot; &quot;)" office:value-type="string" office:string-value="006 ">
            <text:p>006 </text:p>
          </table:table-cell>
          <table:table-cell table:style-name="ce3" table:formula="of:=CONCATENATE(TEXT(VALUE(SUBSTITUTE(MID([.$A59];17;3);&quot;.&quot;;&quot;,&quot;));&quot;000&quot;); &quot; &quot;)" office:value-type="string" office:string-value="005 ">
            <text:p>005 </text:p>
          </table:table-cell>
          <table:table-cell table:style-name="ce3" table:formula="of:=CONCATENATE(TEXT(VALUE(SUBSTITUTE(MID([.$A59];21;3);&quot;.&quot;;&quot;,&quot;));&quot;000&quot;); &quot; &quot;)" office:value-type="string" office:string-value="017 ">
            <text:p>017 </text:p>
          </table:table-cell>
          <table:table-cell table:style-name="ce3" table:formula="of:=CONCATENATE(TEXT(VALUE(SUBSTITUTE(MID([.$A59];25;3);&quot;.&quot;;&quot;,&quot;));&quot;000&quot;); &quot; &quot;)" office:value-type="string" office:string-value="016 ">
            <text:p>016 </text:p>
          </table:table-cell>
          <table:table-cell table:style-name="ce12" table:formula="of:=CONCATENATE([.B59];&quot;&quot;;[.C59];&quot;&quot;;[.D59];&quot;&quot;;[.E59];&quot;&quot;;[.F59];&quot;&quot;;[.G59];&quot;&quot;;[.H59];&quot;&quot;;[.J59];&quot;&quot;;[.I59])" office:value-type="string" office:string-value="005 006 005 016 017 ">
            <text:p>005 006 005 016 017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07 006 018 017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06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60];43;3);&quot;.&quot;;&quot;,&quot;));&quot;000&quot;); &quot; &quot;)" office:value-type="string" office:string-value="006 ">
            <text:p>006 </text:p>
          </table:table-cell>
          <table:table-cell table:style-name="ce3" table:formula="of:=CONCATENATE(TEXT(VALUE(SUBSTITUTE(MID([.$A60];13;3);&quot;.&quot;;&quot;,&quot;));&quot;000&quot;); &quot; &quot;)" office:value-type="string" office:string-value="007 ">
            <text:p>007 </text:p>
          </table:table-cell>
          <table:table-cell table:style-name="ce3" table:formula="of:=CONCATENATE(TEXT(VALUE(SUBSTITUTE(MID([.$A60];17;3);&quot;.&quot;;&quot;,&quot;));&quot;000&quot;); &quot; &quot;)" office:value-type="string" office:string-value="006 ">
            <text:p>006 </text:p>
          </table:table-cell>
          <table:table-cell table:style-name="ce3" table:formula="of:=CONCATENATE(TEXT(VALUE(SUBSTITUTE(MID([.$A60];21;3);&quot;.&quot;;&quot;,&quot;));&quot;000&quot;); &quot; &quot;)" office:value-type="string" office:string-value="018 ">
            <text:p>018 </text:p>
          </table:table-cell>
          <table:table-cell table:style-name="ce3" table:formula="of:=CONCATENATE(TEXT(VALUE(SUBSTITUTE(MID([.$A60];25;3);&quot;.&quot;;&quot;,&quot;));&quot;000&quot;); &quot; &quot;)" office:value-type="string" office:string-value="017 ">
            <text:p>017 </text:p>
          </table:table-cell>
          <table:table-cell table:style-name="ce12" table:formula="of:=CONCATENATE([.B60];&quot;&quot;;[.C60];&quot;&quot;;[.D60];&quot;&quot;;[.E60];&quot;&quot;;[.F60];&quot;&quot;;[.G60];&quot;&quot;;[.H60];&quot;&quot;;[.J60];&quot;&quot;;[.I60])" office:value-type="string" office:string-value="006 007 006 017 018 ">
            <text:p>006 007 006 017 018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08 007 019 018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07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61];43;3);&quot;.&quot;;&quot;,&quot;));&quot;000&quot;); &quot; &quot;)" office:value-type="string" office:string-value="007 ">
            <text:p>007 </text:p>
          </table:table-cell>
          <table:table-cell table:style-name="ce3" table:formula="of:=CONCATENATE(TEXT(VALUE(SUBSTITUTE(MID([.$A61];13;3);&quot;.&quot;;&quot;,&quot;));&quot;000&quot;); &quot; &quot;)" office:value-type="string" office:string-value="008 ">
            <text:p>008 </text:p>
          </table:table-cell>
          <table:table-cell table:style-name="ce3" table:formula="of:=CONCATENATE(TEXT(VALUE(SUBSTITUTE(MID([.$A61];17;3);&quot;.&quot;;&quot;,&quot;));&quot;000&quot;); &quot; &quot;)" office:value-type="string" office:string-value="007 ">
            <text:p>007 </text:p>
          </table:table-cell>
          <table:table-cell table:style-name="ce3" table:formula="of:=CONCATENATE(TEXT(VALUE(SUBSTITUTE(MID([.$A61];21;3);&quot;.&quot;;&quot;,&quot;));&quot;000&quot;); &quot; &quot;)" office:value-type="string" office:string-value="019 ">
            <text:p>019 </text:p>
          </table:table-cell>
          <table:table-cell table:style-name="ce3" table:formula="of:=CONCATENATE(TEXT(VALUE(SUBSTITUTE(MID([.$A61];25;3);&quot;.&quot;;&quot;,&quot;));&quot;000&quot;); &quot; &quot;)" office:value-type="string" office:string-value="018 ">
            <text:p>018 </text:p>
          </table:table-cell>
          <table:table-cell table:style-name="ce12" table:formula="of:=CONCATENATE([.B61];&quot;&quot;;[.C61];&quot;&quot;;[.D61];&quot;&quot;;[.E61];&quot;&quot;;[.F61];&quot;&quot;;[.G61];&quot;&quot;;[.H61];&quot;&quot;;[.J61];&quot;&quot;;[.I61])" office:value-type="string" office:string-value="007 008 007 018 019 ">
            <text:p>007 008 007 018 019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09 008 020 019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08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62];43;3);&quot;.&quot;;&quot;,&quot;));&quot;000&quot;); &quot; &quot;)" office:value-type="string" office:string-value="008 ">
            <text:p>008 </text:p>
          </table:table-cell>
          <table:table-cell table:style-name="ce3" table:formula="of:=CONCATENATE(TEXT(VALUE(SUBSTITUTE(MID([.$A62];13;3);&quot;.&quot;;&quot;,&quot;));&quot;000&quot;); &quot; &quot;)" office:value-type="string" office:string-value="009 ">
            <text:p>009 </text:p>
          </table:table-cell>
          <table:table-cell table:style-name="ce3" table:formula="of:=CONCATENATE(TEXT(VALUE(SUBSTITUTE(MID([.$A62];17;3);&quot;.&quot;;&quot;,&quot;));&quot;000&quot;); &quot; &quot;)" office:value-type="string" office:string-value="008 ">
            <text:p>008 </text:p>
          </table:table-cell>
          <table:table-cell table:style-name="ce3" table:formula="of:=CONCATENATE(TEXT(VALUE(SUBSTITUTE(MID([.$A62];21;3);&quot;.&quot;;&quot;,&quot;));&quot;000&quot;); &quot; &quot;)" office:value-type="string" office:string-value="020 ">
            <text:p>020 </text:p>
          </table:table-cell>
          <table:table-cell table:style-name="ce3" table:formula="of:=CONCATENATE(TEXT(VALUE(SUBSTITUTE(MID([.$A62];25;3);&quot;.&quot;;&quot;,&quot;));&quot;000&quot;); &quot; &quot;)" office:value-type="string" office:string-value="019 ">
            <text:p>019 </text:p>
          </table:table-cell>
          <table:table-cell table:style-name="ce12" table:formula="of:=CONCATENATE([.B62];&quot;&quot;;[.C62];&quot;&quot;;[.D62];&quot;&quot;;[.E62];&quot;&quot;;[.F62];&quot;&quot;;[.G62];&quot;&quot;;[.H62];&quot;&quot;;[.J62];&quot;&quot;;[.I62])" office:value-type="string" office:string-value="008 009 008 019 020 ">
            <text:p>008 009 008 019 020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10 009 021 020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09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63];43;3);&quot;.&quot;;&quot;,&quot;));&quot;000&quot;); &quot; &quot;)" office:value-type="string" office:string-value="009 ">
            <text:p>009 </text:p>
          </table:table-cell>
          <table:table-cell table:style-name="ce3" table:formula="of:=CONCATENATE(TEXT(VALUE(SUBSTITUTE(MID([.$A63];13;3);&quot;.&quot;;&quot;,&quot;));&quot;000&quot;); &quot; &quot;)" office:value-type="string" office:string-value="010 ">
            <text:p>010 </text:p>
          </table:table-cell>
          <table:table-cell table:style-name="ce3" table:formula="of:=CONCATENATE(TEXT(VALUE(SUBSTITUTE(MID([.$A63];17;3);&quot;.&quot;;&quot;,&quot;));&quot;000&quot;); &quot; &quot;)" office:value-type="string" office:string-value="009 ">
            <text:p>009 </text:p>
          </table:table-cell>
          <table:table-cell table:style-name="ce3" table:formula="of:=CONCATENATE(TEXT(VALUE(SUBSTITUTE(MID([.$A63];21;3);&quot;.&quot;;&quot;,&quot;));&quot;000&quot;); &quot; &quot;)" office:value-type="string" office:string-value="021 ">
            <text:p>021 </text:p>
          </table:table-cell>
          <table:table-cell table:style-name="ce3" table:formula="of:=CONCATENATE(TEXT(VALUE(SUBSTITUTE(MID([.$A63];25;3);&quot;.&quot;;&quot;,&quot;));&quot;000&quot;); &quot; &quot;)" office:value-type="string" office:string-value="020 ">
            <text:p>020 </text:p>
          </table:table-cell>
          <table:table-cell table:style-name="ce12" table:formula="of:=CONCATENATE([.B63];&quot;&quot;;[.C63];&quot;&quot;;[.D63];&quot;&quot;;[.E63];&quot;&quot;;[.F63];&quot;&quot;;[.G63];&quot;&quot;;[.H63];&quot;&quot;;[.J63];&quot;&quot;;[.I63])" office:value-type="string" office:string-value="009 010 009 020 021 ">
            <text:p>009 010 009 020 021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11 010 022 021"</text:span><text:span text:style-name="T1"> </text:span><text:span text:style-name="T3">et</text:span><text:span text:style-name="T4">=</text:span><text:span text:style-name="T5">"2"</text:span><text:span text:style-name="T1"> </text:span><text:span text:style-name="T3">m</text:span><text:span text:style-name="T4">=</text:span><text:span text:style-name="T5">"1"</text:span><text:span text:style-name="T2">&gt;</text:span><text:span text:style-name="T1">010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64];43;3);&quot;.&quot;;&quot;,&quot;));&quot;000&quot;); &quot; &quot;)" office:value-type="string" office:string-value="010 ">
            <text:p>010 </text:p>
          </table:table-cell>
          <table:table-cell table:style-name="ce3" table:formula="of:=CONCATENATE(TEXT(VALUE(SUBSTITUTE(MID([.$A64];13;3);&quot;.&quot;;&quot;,&quot;));&quot;000&quot;); &quot; &quot;)" office:value-type="string" office:string-value="011 ">
            <text:p>011 </text:p>
          </table:table-cell>
          <table:table-cell table:style-name="ce3" table:formula="of:=CONCATENATE(TEXT(VALUE(SUBSTITUTE(MID([.$A64];17;3);&quot;.&quot;;&quot;,&quot;));&quot;000&quot;); &quot; &quot;)" office:value-type="string" office:string-value="010 ">
            <text:p>010 </text:p>
          </table:table-cell>
          <table:table-cell table:style-name="ce3" table:formula="of:=CONCATENATE(TEXT(VALUE(SUBSTITUTE(MID([.$A64];21;3);&quot;.&quot;;&quot;,&quot;));&quot;000&quot;); &quot; &quot;)" office:value-type="string" office:string-value="022 ">
            <text:p>022 </text:p>
          </table:table-cell>
          <table:table-cell table:style-name="ce3" table:formula="of:=CONCATENATE(TEXT(VALUE(SUBSTITUTE(MID([.$A64];25;3);&quot;.&quot;;&quot;,&quot;));&quot;000&quot;); &quot; &quot;)" office:value-type="string" office:string-value="021 ">
            <text:p>021 </text:p>
          </table:table-cell>
          <table:table-cell table:style-name="ce12" table:formula="of:=CONCATENATE([.B64];&quot;&quot;;[.C64];&quot;&quot;;[.D64];&quot;&quot;;[.E64];&quot;&quot;;[.F64];&quot;&quot;;[.G64];&quot;&quot;;[.H64];&quot;&quot;;[.J64];&quot;&quot;;[.I64])" office:value-type="string" office:string-value="010 011 010 021 022 ">
            <text:p>010 011 010 021 022 </text:p>
          </table:table-cell>
          <table:table-cell table:number-columns-repeated="1003"/>
        </table:table-row>
        <table:table-row table:style-name="ro1">
          <table:table-cell table:style-name="ce10" office:value-type="string">
            <text:p><text:s/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12" table:formula="of:=CONCATENATE([.B65];&quot;&quot;;[.C65];&quot;&quot;;[.D65];&quot;&quot;;[.E65];&quot;&quot;;[.F65];&quot;&quot;;[.G65];&quot;&quot;;[.H65];&quot;&quot;;[.J65];&quot;&quot;;[.I65])">
            <text:p/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13 012 024 023"</text:span><text:span text:style-name="T1"> </text:span><text:span text:style-name="T3">et</text:span><text:span text:style-name="T4">=</text:span><text:span text:style-name="T5">"2"</text:span><text:span text:style-name="T1"> </text:span><text:span text:style-name="T3">m</text:span><text:span text:style-name="T4">=</text:span><text:span text:style-name="T5">"1"</text:span><text:span text:style-name="T2">&gt;</text:span><text:span text:style-name="T1">011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66];43;3);&quot;.&quot;;&quot;,&quot;));&quot;000&quot;); &quot; &quot;)" office:value-type="string" office:string-value="011 ">
            <text:p>011 </text:p>
          </table:table-cell>
          <table:table-cell table:style-name="ce3" table:formula="of:=CONCATENATE(TEXT(VALUE(SUBSTITUTE(MID([.$A66];13;3);&quot;.&quot;;&quot;,&quot;));&quot;000&quot;); &quot; &quot;)" office:value-type="string" office:string-value="013 ">
            <text:p>013 </text:p>
          </table:table-cell>
          <table:table-cell table:style-name="ce3" table:formula="of:=CONCATENATE(TEXT(VALUE(SUBSTITUTE(MID([.$A66];17;3);&quot;.&quot;;&quot;,&quot;));&quot;000&quot;); &quot; &quot;)" office:value-type="string" office:string-value="012 ">
            <text:p>012 </text:p>
          </table:table-cell>
          <table:table-cell table:style-name="ce3" table:formula="of:=CONCATENATE(TEXT(VALUE(SUBSTITUTE(MID([.$A66];21;3);&quot;.&quot;;&quot;,&quot;));&quot;000&quot;); &quot; &quot;)" office:value-type="string" office:string-value="024 ">
            <text:p>024 </text:p>
          </table:table-cell>
          <table:table-cell table:style-name="ce3" table:formula="of:=CONCATENATE(TEXT(VALUE(SUBSTITUTE(MID([.$A66];25;3);&quot;.&quot;;&quot;,&quot;));&quot;000&quot;); &quot; &quot;)" office:value-type="string" office:string-value="023 ">
            <text:p>023 </text:p>
          </table:table-cell>
          <table:table-cell table:style-name="ce12" table:formula="of:=CONCATENATE([.B66];&quot;&quot;;[.C66];&quot;&quot;;[.D66];&quot;&quot;;[.E66];&quot;&quot;;[.F66];&quot;&quot;;[.G66];&quot;&quot;;[.H66];&quot;&quot;;[.J66];&quot;&quot;;[.I66])" office:value-type="string" office:string-value="011 013 012 023 024 ">
            <text:p>011 013 012 023 024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14 013 025 024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12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67];43;3);&quot;.&quot;;&quot;,&quot;));&quot;000&quot;); &quot; &quot;)" office:value-type="string" office:string-value="012 ">
            <text:p>012 </text:p>
          </table:table-cell>
          <table:table-cell table:style-name="ce3" table:formula="of:=CONCATENATE(TEXT(VALUE(SUBSTITUTE(MID([.$A67];13;3);&quot;.&quot;;&quot;,&quot;));&quot;000&quot;); &quot; &quot;)" office:value-type="string" office:string-value="014 ">
            <text:p>014 </text:p>
          </table:table-cell>
          <table:table-cell table:style-name="ce3" table:formula="of:=CONCATENATE(TEXT(VALUE(SUBSTITUTE(MID([.$A67];17;3);&quot;.&quot;;&quot;,&quot;));&quot;000&quot;); &quot; &quot;)" office:value-type="string" office:string-value="013 ">
            <text:p>013 </text:p>
          </table:table-cell>
          <table:table-cell table:style-name="ce3" table:formula="of:=CONCATENATE(TEXT(VALUE(SUBSTITUTE(MID([.$A67];21;3);&quot;.&quot;;&quot;,&quot;));&quot;000&quot;); &quot; &quot;)" office:value-type="string" office:string-value="025 ">
            <text:p>025 </text:p>
          </table:table-cell>
          <table:table-cell table:style-name="ce3" table:formula="of:=CONCATENATE(TEXT(VALUE(SUBSTITUTE(MID([.$A67];25;3);&quot;.&quot;;&quot;,&quot;));&quot;000&quot;); &quot; &quot;)" office:value-type="string" office:string-value="024 ">
            <text:p>024 </text:p>
          </table:table-cell>
          <table:table-cell table:style-name="ce12" table:formula="of:=CONCATENATE([.B67];&quot;&quot;;[.C67];&quot;&quot;;[.D67];&quot;&quot;;[.E67];&quot;&quot;;[.F67];&quot;&quot;;[.G67];&quot;&quot;;[.H67];&quot;&quot;;[.J67];&quot;&quot;;[.I67])" office:value-type="string" office:string-value="012 014 013 024 025 ">
            <text:p>012 014 013 024 025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15 014 026 025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13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68];43;3);&quot;.&quot;;&quot;,&quot;));&quot;000&quot;); &quot; &quot;)" office:value-type="string" office:string-value="013 ">
            <text:p>013 </text:p>
          </table:table-cell>
          <table:table-cell table:style-name="ce3" table:formula="of:=CONCATENATE(TEXT(VALUE(SUBSTITUTE(MID([.$A68];13;3);&quot;.&quot;;&quot;,&quot;));&quot;000&quot;); &quot; &quot;)" office:value-type="string" office:string-value="015 ">
            <text:p>015 </text:p>
          </table:table-cell>
          <table:table-cell table:style-name="ce3" table:formula="of:=CONCATENATE(TEXT(VALUE(SUBSTITUTE(MID([.$A68];17;3);&quot;.&quot;;&quot;,&quot;));&quot;000&quot;); &quot; &quot;)" office:value-type="string" office:string-value="014 ">
            <text:p>014 </text:p>
          </table:table-cell>
          <table:table-cell table:style-name="ce3" table:formula="of:=CONCATENATE(TEXT(VALUE(SUBSTITUTE(MID([.$A68];21;3);&quot;.&quot;;&quot;,&quot;));&quot;000&quot;); &quot; &quot;)" office:value-type="string" office:string-value="026 ">
            <text:p>026 </text:p>
          </table:table-cell>
          <table:table-cell table:style-name="ce3" table:formula="of:=CONCATENATE(TEXT(VALUE(SUBSTITUTE(MID([.$A68];25;3);&quot;.&quot;;&quot;,&quot;));&quot;000&quot;); &quot; &quot;)" office:value-type="string" office:string-value="025 ">
            <text:p>025 </text:p>
          </table:table-cell>
          <table:table-cell table:style-name="ce12" table:formula="of:=CONCATENATE([.B68];&quot;&quot;;[.C68];&quot;&quot;;[.D68];&quot;&quot;;[.E68];&quot;&quot;;[.F68];&quot;&quot;;[.G68];&quot;&quot;;[.H68];&quot;&quot;;[.J68];&quot;&quot;;[.I68])" office:value-type="string" office:string-value="013 015 014 025 026 ">
            <text:p>013 015 014 025 026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16 015 027 026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14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69];43;3);&quot;.&quot;;&quot;,&quot;));&quot;000&quot;); &quot; &quot;)" office:value-type="string" office:string-value="014 ">
            <text:p>014 </text:p>
          </table:table-cell>
          <table:table-cell table:style-name="ce3" table:formula="of:=CONCATENATE(TEXT(VALUE(SUBSTITUTE(MID([.$A69];13;3);&quot;.&quot;;&quot;,&quot;));&quot;000&quot;); &quot; &quot;)" office:value-type="string" office:string-value="016 ">
            <text:p>016 </text:p>
          </table:table-cell>
          <table:table-cell table:style-name="ce3" table:formula="of:=CONCATENATE(TEXT(VALUE(SUBSTITUTE(MID([.$A69];17;3);&quot;.&quot;;&quot;,&quot;));&quot;000&quot;); &quot; &quot;)" office:value-type="string" office:string-value="015 ">
            <text:p>015 </text:p>
          </table:table-cell>
          <table:table-cell table:style-name="ce3" table:formula="of:=CONCATENATE(TEXT(VALUE(SUBSTITUTE(MID([.$A69];21;3);&quot;.&quot;;&quot;,&quot;));&quot;000&quot;); &quot; &quot;)" office:value-type="string" office:string-value="027 ">
            <text:p>027 </text:p>
          </table:table-cell>
          <table:table-cell table:style-name="ce3" table:formula="of:=CONCATENATE(TEXT(VALUE(SUBSTITUTE(MID([.$A69];25;3);&quot;.&quot;;&quot;,&quot;));&quot;000&quot;); &quot; &quot;)" office:value-type="string" office:string-value="026 ">
            <text:p>026 </text:p>
          </table:table-cell>
          <table:table-cell table:style-name="ce12" table:formula="of:=CONCATENATE([.B69];&quot;&quot;;[.C69];&quot;&quot;;[.D69];&quot;&quot;;[.E69];&quot;&quot;;[.F69];&quot;&quot;;[.G69];&quot;&quot;;[.H69];&quot;&quot;;[.J69];&quot;&quot;;[.I69])" office:value-type="string" office:string-value="014 016 015 026 027 ">
            <text:p>014 016 015 026 027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17 016 028 027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15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70];43;3);&quot;.&quot;;&quot;,&quot;));&quot;000&quot;); &quot; &quot;)" office:value-type="string" office:string-value="015 ">
            <text:p>015 </text:p>
          </table:table-cell>
          <table:table-cell table:style-name="ce3" table:formula="of:=CONCATENATE(TEXT(VALUE(SUBSTITUTE(MID([.$A70];13;3);&quot;.&quot;;&quot;,&quot;));&quot;000&quot;); &quot; &quot;)" office:value-type="string" office:string-value="017 ">
            <text:p>017 </text:p>
          </table:table-cell>
          <table:table-cell table:style-name="ce3" table:formula="of:=CONCATENATE(TEXT(VALUE(SUBSTITUTE(MID([.$A70];17;3);&quot;.&quot;;&quot;,&quot;));&quot;000&quot;); &quot; &quot;)" office:value-type="string" office:string-value="016 ">
            <text:p>016 </text:p>
          </table:table-cell>
          <table:table-cell table:style-name="ce3" table:formula="of:=CONCATENATE(TEXT(VALUE(SUBSTITUTE(MID([.$A70];21;3);&quot;.&quot;;&quot;,&quot;));&quot;000&quot;); &quot; &quot;)" office:value-type="string" office:string-value="028 ">
            <text:p>028 </text:p>
          </table:table-cell>
          <table:table-cell table:style-name="ce3" table:formula="of:=CONCATENATE(TEXT(VALUE(SUBSTITUTE(MID([.$A70];25;3);&quot;.&quot;;&quot;,&quot;));&quot;000&quot;); &quot; &quot;)" office:value-type="string" office:string-value="027 ">
            <text:p>027 </text:p>
          </table:table-cell>
          <table:table-cell table:style-name="ce12" table:formula="of:=CONCATENATE([.B70];&quot;&quot;;[.C70];&quot;&quot;;[.D70];&quot;&quot;;[.E70];&quot;&quot;;[.F70];&quot;&quot;;[.G70];&quot;&quot;;[.H70];&quot;&quot;;[.J70];&quot;&quot;;[.I70])" office:value-type="string" office:string-value="015 017 016 027 028 ">
            <text:p>015 017 016 027 028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18 017 029 028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16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71];43;3);&quot;.&quot;;&quot;,&quot;));&quot;000&quot;); &quot; &quot;)" office:value-type="string" office:string-value="016 ">
            <text:p>016 </text:p>
          </table:table-cell>
          <table:table-cell table:style-name="ce3" table:formula="of:=CONCATENATE(TEXT(VALUE(SUBSTITUTE(MID([.$A71];13;3);&quot;.&quot;;&quot;,&quot;));&quot;000&quot;); &quot; &quot;)" office:value-type="string" office:string-value="018 ">
            <text:p>018 </text:p>
          </table:table-cell>
          <table:table-cell table:style-name="ce3" table:formula="of:=CONCATENATE(TEXT(VALUE(SUBSTITUTE(MID([.$A71];17;3);&quot;.&quot;;&quot;,&quot;));&quot;000&quot;); &quot; &quot;)" office:value-type="string" office:string-value="017 ">
            <text:p>017 </text:p>
          </table:table-cell>
          <table:table-cell table:style-name="ce3" table:formula="of:=CONCATENATE(TEXT(VALUE(SUBSTITUTE(MID([.$A71];21;3);&quot;.&quot;;&quot;,&quot;));&quot;000&quot;); &quot; &quot;)" office:value-type="string" office:string-value="029 ">
            <text:p>029 </text:p>
          </table:table-cell>
          <table:table-cell table:style-name="ce3" table:formula="of:=CONCATENATE(TEXT(VALUE(SUBSTITUTE(MID([.$A71];25;3);&quot;.&quot;;&quot;,&quot;));&quot;000&quot;); &quot; &quot;)" office:value-type="string" office:string-value="028 ">
            <text:p>028 </text:p>
          </table:table-cell>
          <table:table-cell table:style-name="ce12" table:formula="of:=CONCATENATE([.B71];&quot;&quot;;[.C71];&quot;&quot;;[.D71];&quot;&quot;;[.E71];&quot;&quot;;[.F71];&quot;&quot;;[.G71];&quot;&quot;;[.H71];&quot;&quot;;[.J71];&quot;&quot;;[.I71])" office:value-type="string" office:string-value="016 018 017 028 029 ">
            <text:p>016 018 017 028 029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19 018 030 029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17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72];43;3);&quot;.&quot;;&quot;,&quot;));&quot;000&quot;); &quot; &quot;)" office:value-type="string" office:string-value="017 ">
            <text:p>017 </text:p>
          </table:table-cell>
          <table:table-cell table:style-name="ce3" table:formula="of:=CONCATENATE(TEXT(VALUE(SUBSTITUTE(MID([.$A72];13;3);&quot;.&quot;;&quot;,&quot;));&quot;000&quot;); &quot; &quot;)" office:value-type="string" office:string-value="019 ">
            <text:p>019 </text:p>
          </table:table-cell>
          <table:table-cell table:style-name="ce3" table:formula="of:=CONCATENATE(TEXT(VALUE(SUBSTITUTE(MID([.$A72];17;3);&quot;.&quot;;&quot;,&quot;));&quot;000&quot;); &quot; &quot;)" office:value-type="string" office:string-value="018 ">
            <text:p>018 </text:p>
          </table:table-cell>
          <table:table-cell table:style-name="ce3" table:formula="of:=CONCATENATE(TEXT(VALUE(SUBSTITUTE(MID([.$A72];21;3);&quot;.&quot;;&quot;,&quot;));&quot;000&quot;); &quot; &quot;)" office:value-type="string" office:string-value="030 ">
            <text:p>030 </text:p>
          </table:table-cell>
          <table:table-cell table:style-name="ce3" table:formula="of:=CONCATENATE(TEXT(VALUE(SUBSTITUTE(MID([.$A72];25;3);&quot;.&quot;;&quot;,&quot;));&quot;000&quot;); &quot; &quot;)" office:value-type="string" office:string-value="029 ">
            <text:p>029 </text:p>
          </table:table-cell>
          <table:table-cell table:style-name="ce12" table:formula="of:=CONCATENATE([.B72];&quot;&quot;;[.C72];&quot;&quot;;[.D72];&quot;&quot;;[.E72];&quot;&quot;;[.F72];&quot;&quot;;[.G72];&quot;&quot;;[.H72];&quot;&quot;;[.J72];&quot;&quot;;[.I72])" office:value-type="string" office:string-value="017 019 018 029 030 ">
            <text:p>017 019 018 029 030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20 019 031 030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18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73];43;3);&quot;.&quot;;&quot;,&quot;));&quot;000&quot;); &quot; &quot;)" office:value-type="string" office:string-value="018 ">
            <text:p>018 </text:p>
          </table:table-cell>
          <table:table-cell table:style-name="ce3" table:formula="of:=CONCATENATE(TEXT(VALUE(SUBSTITUTE(MID([.$A73];13;3);&quot;.&quot;;&quot;,&quot;));&quot;000&quot;); &quot; &quot;)" office:value-type="string" office:string-value="020 ">
            <text:p>020 </text:p>
          </table:table-cell>
          <table:table-cell table:style-name="ce3" table:formula="of:=CONCATENATE(TEXT(VALUE(SUBSTITUTE(MID([.$A73];17;3);&quot;.&quot;;&quot;,&quot;));&quot;000&quot;); &quot; &quot;)" office:value-type="string" office:string-value="019 ">
            <text:p>019 </text:p>
          </table:table-cell>
          <table:table-cell table:style-name="ce3" table:formula="of:=CONCATENATE(TEXT(VALUE(SUBSTITUTE(MID([.$A73];21;3);&quot;.&quot;;&quot;,&quot;));&quot;000&quot;); &quot; &quot;)" office:value-type="string" office:string-value="031 ">
            <text:p>031 </text:p>
          </table:table-cell>
          <table:table-cell table:style-name="ce3" table:formula="of:=CONCATENATE(TEXT(VALUE(SUBSTITUTE(MID([.$A73];25;3);&quot;.&quot;;&quot;,&quot;));&quot;000&quot;); &quot; &quot;)" office:value-type="string" office:string-value="030 ">
            <text:p>030 </text:p>
          </table:table-cell>
          <table:table-cell table:style-name="ce12" table:formula="of:=CONCATENATE([.B73];&quot;&quot;;[.C73];&quot;&quot;;[.D73];&quot;&quot;;[.E73];&quot;&quot;;[.F73];&quot;&quot;;[.G73];&quot;&quot;;[.H73];&quot;&quot;;[.J73];&quot;&quot;;[.I73])" office:value-type="string" office:string-value="018 020 019 030 031 ">
            <text:p>018 020 019 030 031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21 020 032 031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19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74];43;3);&quot;.&quot;;&quot;,&quot;));&quot;000&quot;); &quot; &quot;)" office:value-type="string" office:string-value="019 ">
            <text:p>019 </text:p>
          </table:table-cell>
          <table:table-cell table:style-name="ce3" table:formula="of:=CONCATENATE(TEXT(VALUE(SUBSTITUTE(MID([.$A74];13;3);&quot;.&quot;;&quot;,&quot;));&quot;000&quot;); &quot; &quot;)" office:value-type="string" office:string-value="021 ">
            <text:p>021 </text:p>
          </table:table-cell>
          <table:table-cell table:style-name="ce3" table:formula="of:=CONCATENATE(TEXT(VALUE(SUBSTITUTE(MID([.$A74];17;3);&quot;.&quot;;&quot;,&quot;));&quot;000&quot;); &quot; &quot;)" office:value-type="string" office:string-value="020 ">
            <text:p>020 </text:p>
          </table:table-cell>
          <table:table-cell table:style-name="ce3" table:formula="of:=CONCATENATE(TEXT(VALUE(SUBSTITUTE(MID([.$A74];21;3);&quot;.&quot;;&quot;,&quot;));&quot;000&quot;); &quot; &quot;)" office:value-type="string" office:string-value="032 ">
            <text:p>032 </text:p>
          </table:table-cell>
          <table:table-cell table:style-name="ce3" table:formula="of:=CONCATENATE(TEXT(VALUE(SUBSTITUTE(MID([.$A74];25;3);&quot;.&quot;;&quot;,&quot;));&quot;000&quot;); &quot; &quot;)" office:value-type="string" office:string-value="031 ">
            <text:p>031 </text:p>
          </table:table-cell>
          <table:table-cell table:style-name="ce12" table:formula="of:=CONCATENATE([.B74];&quot;&quot;;[.C74];&quot;&quot;;[.D74];&quot;&quot;;[.E74];&quot;&quot;;[.F74];&quot;&quot;;[.G74];&quot;&quot;;[.H74];&quot;&quot;;[.J74];&quot;&quot;;[.I74])" office:value-type="string" office:string-value="019 021 020 031 032 ">
            <text:p>019 021 020 031 032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22 021 033 032"</text:span><text:span text:style-name="T1"> </text:span><text:span text:style-name="T3">et</text:span><text:span text:style-name="T4">=</text:span><text:span text:style-name="T5">"2"</text:span><text:span text:style-name="T1"> </text:span><text:span text:style-name="T3">m</text:span><text:span text:style-name="T4">=</text:span><text:span text:style-name="T5">"1"</text:span><text:span text:style-name="T2">&gt;</text:span><text:span text:style-name="T1">020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75];43;3);&quot;.&quot;;&quot;,&quot;));&quot;000&quot;); &quot; &quot;)" office:value-type="string" office:string-value="020 ">
            <text:p>020 </text:p>
          </table:table-cell>
          <table:table-cell table:style-name="ce3" table:formula="of:=CONCATENATE(TEXT(VALUE(SUBSTITUTE(MID([.$A75];13;3);&quot;.&quot;;&quot;,&quot;));&quot;000&quot;); &quot; &quot;)" office:value-type="string" office:string-value="022 ">
            <text:p>022 </text:p>
          </table:table-cell>
          <table:table-cell table:style-name="ce3" table:formula="of:=CONCATENATE(TEXT(VALUE(SUBSTITUTE(MID([.$A75];17;3);&quot;.&quot;;&quot;,&quot;));&quot;000&quot;); &quot; &quot;)" office:value-type="string" office:string-value="021 ">
            <text:p>021 </text:p>
          </table:table-cell>
          <table:table-cell table:style-name="ce3" table:formula="of:=CONCATENATE(TEXT(VALUE(SUBSTITUTE(MID([.$A75];21;3);&quot;.&quot;;&quot;,&quot;));&quot;000&quot;); &quot; &quot;)" office:value-type="string" office:string-value="033 ">
            <text:p>033 </text:p>
          </table:table-cell>
          <table:table-cell table:style-name="ce3" table:formula="of:=CONCATENATE(TEXT(VALUE(SUBSTITUTE(MID([.$A75];25;3);&quot;.&quot;;&quot;,&quot;));&quot;000&quot;); &quot; &quot;)" office:value-type="string" office:string-value="032 ">
            <text:p>032 </text:p>
          </table:table-cell>
          <table:table-cell table:style-name="ce12" table:formula="of:=CONCATENATE([.B75];&quot;&quot;;[.C75];&quot;&quot;;[.D75];&quot;&quot;;[.E75];&quot;&quot;;[.F75];&quot;&quot;;[.G75];&quot;&quot;;[.H75];&quot;&quot;;[.J75];&quot;&quot;;[.I75])" office:value-type="string" office:string-value="020 022 021 032 033 ">
            <text:p>020 022 021 032 033 </text:p>
          </table:table-cell>
          <table:table-cell table:number-columns-repeated="1003"/>
        </table:table-row>
        <table:table-row table:style-name="ro1">
          <table:table-cell table:style-name="ce10" office:value-type="string">
            <text:p><text:s/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12" table:formula="of:=CONCATENATE([.B76];&quot;&quot;;[.C76];&quot;&quot;;[.D76];&quot;&quot;;[.E76];&quot;&quot;;[.F76];&quot;&quot;;[.G76];&quot;&quot;;[.H76];&quot;&quot;;[.J76];&quot;&quot;;[.I76])">
            <text:p/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24 023 035 034"</text:span><text:span text:style-name="T1"> </text:span><text:span text:style-name="T3">et</text:span><text:span text:style-name="T4">=</text:span><text:span text:style-name="T5">"2"</text:span><text:span text:style-name="T1"> </text:span><text:span text:style-name="T3">m</text:span><text:span text:style-name="T4">=</text:span><text:span text:style-name="T5">"1"</text:span><text:span text:style-name="T2">&gt;</text:span><text:span text:style-name="T1">021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77];43;3);&quot;.&quot;;&quot;,&quot;));&quot;000&quot;); &quot; &quot;)" office:value-type="string" office:string-value="021 ">
            <text:p>021 </text:p>
          </table:table-cell>
          <table:table-cell table:style-name="ce3" table:formula="of:=CONCATENATE(TEXT(VALUE(SUBSTITUTE(MID([.$A77];13;3);&quot;.&quot;;&quot;,&quot;));&quot;000&quot;); &quot; &quot;)" office:value-type="string" office:string-value="024 ">
            <text:p>024 </text:p>
          </table:table-cell>
          <table:table-cell table:style-name="ce3" table:formula="of:=CONCATENATE(TEXT(VALUE(SUBSTITUTE(MID([.$A77];17;3);&quot;.&quot;;&quot;,&quot;));&quot;000&quot;); &quot; &quot;)" office:value-type="string" office:string-value="023 ">
            <text:p>023 </text:p>
          </table:table-cell>
          <table:table-cell table:style-name="ce3" table:formula="of:=CONCATENATE(TEXT(VALUE(SUBSTITUTE(MID([.$A77];21;3);&quot;.&quot;;&quot;,&quot;));&quot;000&quot;); &quot; &quot;)" office:value-type="string" office:string-value="035 ">
            <text:p>035 </text:p>
          </table:table-cell>
          <table:table-cell table:style-name="ce3" table:formula="of:=CONCATENATE(TEXT(VALUE(SUBSTITUTE(MID([.$A77];25;3);&quot;.&quot;;&quot;,&quot;));&quot;000&quot;); &quot; &quot;)" office:value-type="string" office:string-value="034 ">
            <text:p>034 </text:p>
          </table:table-cell>
          <table:table-cell table:style-name="ce12" table:formula="of:=CONCATENATE([.B77];&quot;&quot;;[.C77];&quot;&quot;;[.D77];&quot;&quot;;[.E77];&quot;&quot;;[.F77];&quot;&quot;;[.G77];&quot;&quot;;[.H77];&quot;&quot;;[.J77];&quot;&quot;;[.I77])" office:value-type="string" office:string-value="021 024 023 034 035 ">
            <text:p>021 024 023 034 035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25 024 036 035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22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78];43;3);&quot;.&quot;;&quot;,&quot;));&quot;000&quot;); &quot; &quot;)" office:value-type="string" office:string-value="022 ">
            <text:p>022 </text:p>
          </table:table-cell>
          <table:table-cell table:style-name="ce3" table:formula="of:=CONCATENATE(TEXT(VALUE(SUBSTITUTE(MID([.$A78];13;3);&quot;.&quot;;&quot;,&quot;));&quot;000&quot;); &quot; &quot;)" office:value-type="string" office:string-value="025 ">
            <text:p>025 </text:p>
          </table:table-cell>
          <table:table-cell table:style-name="ce3" table:formula="of:=CONCATENATE(TEXT(VALUE(SUBSTITUTE(MID([.$A78];17;3);&quot;.&quot;;&quot;,&quot;));&quot;000&quot;); &quot; &quot;)" office:value-type="string" office:string-value="024 ">
            <text:p>024 </text:p>
          </table:table-cell>
          <table:table-cell table:style-name="ce3" table:formula="of:=CONCATENATE(TEXT(VALUE(SUBSTITUTE(MID([.$A78];21;3);&quot;.&quot;;&quot;,&quot;));&quot;000&quot;); &quot; &quot;)" office:value-type="string" office:string-value="036 ">
            <text:p>036 </text:p>
          </table:table-cell>
          <table:table-cell table:style-name="ce3" table:formula="of:=CONCATENATE(TEXT(VALUE(SUBSTITUTE(MID([.$A78];25;3);&quot;.&quot;;&quot;,&quot;));&quot;000&quot;); &quot; &quot;)" office:value-type="string" office:string-value="035 ">
            <text:p>035 </text:p>
          </table:table-cell>
          <table:table-cell table:style-name="ce12" table:formula="of:=CONCATENATE([.B78];&quot;&quot;;[.C78];&quot;&quot;;[.D78];&quot;&quot;;[.E78];&quot;&quot;;[.F78];&quot;&quot;;[.G78];&quot;&quot;;[.H78];&quot;&quot;;[.J78];&quot;&quot;;[.I78])" office:value-type="string" office:string-value="022 025 024 035 036 ">
            <text:p>022 025 024 035 036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26 025 037 036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23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79];43;3);&quot;.&quot;;&quot;,&quot;));&quot;000&quot;); &quot; &quot;)" office:value-type="string" office:string-value="023 ">
            <text:p>023 </text:p>
          </table:table-cell>
          <table:table-cell table:style-name="ce3" table:formula="of:=CONCATENATE(TEXT(VALUE(SUBSTITUTE(MID([.$A79];13;3);&quot;.&quot;;&quot;,&quot;));&quot;000&quot;); &quot; &quot;)" office:value-type="string" office:string-value="026 ">
            <text:p>026 </text:p>
          </table:table-cell>
          <table:table-cell table:style-name="ce3" table:formula="of:=CONCATENATE(TEXT(VALUE(SUBSTITUTE(MID([.$A79];17;3);&quot;.&quot;;&quot;,&quot;));&quot;000&quot;); &quot; &quot;)" office:value-type="string" office:string-value="025 ">
            <text:p>025 </text:p>
          </table:table-cell>
          <table:table-cell table:style-name="ce3" table:formula="of:=CONCATENATE(TEXT(VALUE(SUBSTITUTE(MID([.$A79];21;3);&quot;.&quot;;&quot;,&quot;));&quot;000&quot;); &quot; &quot;)" office:value-type="string" office:string-value="037 ">
            <text:p>037 </text:p>
          </table:table-cell>
          <table:table-cell table:style-name="ce3" table:formula="of:=CONCATENATE(TEXT(VALUE(SUBSTITUTE(MID([.$A79];25;3);&quot;.&quot;;&quot;,&quot;));&quot;000&quot;); &quot; &quot;)" office:value-type="string" office:string-value="036 ">
            <text:p>036 </text:p>
          </table:table-cell>
          <table:table-cell table:style-name="ce12" table:formula="of:=CONCATENATE([.B79];&quot;&quot;;[.C79];&quot;&quot;;[.D79];&quot;&quot;;[.E79];&quot;&quot;;[.F79];&quot;&quot;;[.G79];&quot;&quot;;[.H79];&quot;&quot;;[.J79];&quot;&quot;;[.I79])" office:value-type="string" office:string-value="023 026 025 036 037 ">
            <text:p>023 026 025 036 037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27 026 038 037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24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80];43;3);&quot;.&quot;;&quot;,&quot;));&quot;000&quot;); &quot; &quot;)" office:value-type="string" office:string-value="024 ">
            <text:p>024 </text:p>
          </table:table-cell>
          <table:table-cell table:style-name="ce3" table:formula="of:=CONCATENATE(TEXT(VALUE(SUBSTITUTE(MID([.$A80];13;3);&quot;.&quot;;&quot;,&quot;));&quot;000&quot;); &quot; &quot;)" office:value-type="string" office:string-value="027 ">
            <text:p>027 </text:p>
          </table:table-cell>
          <table:table-cell table:style-name="ce3" table:formula="of:=CONCATENATE(TEXT(VALUE(SUBSTITUTE(MID([.$A80];17;3);&quot;.&quot;;&quot;,&quot;));&quot;000&quot;); &quot; &quot;)" office:value-type="string" office:string-value="026 ">
            <text:p>026 </text:p>
          </table:table-cell>
          <table:table-cell table:style-name="ce3" table:formula="of:=CONCATENATE(TEXT(VALUE(SUBSTITUTE(MID([.$A80];21;3);&quot;.&quot;;&quot;,&quot;));&quot;000&quot;); &quot; &quot;)" office:value-type="string" office:string-value="038 ">
            <text:p>038 </text:p>
          </table:table-cell>
          <table:table-cell table:style-name="ce3" table:formula="of:=CONCATENATE(TEXT(VALUE(SUBSTITUTE(MID([.$A80];25;3);&quot;.&quot;;&quot;,&quot;));&quot;000&quot;); &quot; &quot;)" office:value-type="string" office:string-value="037 ">
            <text:p>037 </text:p>
          </table:table-cell>
          <table:table-cell table:style-name="ce12" table:formula="of:=CONCATENATE([.B80];&quot;&quot;;[.C80];&quot;&quot;;[.D80];&quot;&quot;;[.E80];&quot;&quot;;[.F80];&quot;&quot;;[.G80];&quot;&quot;;[.H80];&quot;&quot;;[.J80];&quot;&quot;;[.I80])" office:value-type="string" office:string-value="024 027 026 037 038 ">
            <text:p>024 027 026 037 038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28 027 039 038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25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81];43;3);&quot;.&quot;;&quot;,&quot;));&quot;000&quot;); &quot; &quot;)" office:value-type="string" office:string-value="025 ">
            <text:p>025 </text:p>
          </table:table-cell>
          <table:table-cell table:style-name="ce3" table:formula="of:=CONCATENATE(TEXT(VALUE(SUBSTITUTE(MID([.$A81];13;3);&quot;.&quot;;&quot;,&quot;));&quot;000&quot;); &quot; &quot;)" office:value-type="string" office:string-value="028 ">
            <text:p>028 </text:p>
          </table:table-cell>
          <table:table-cell table:style-name="ce3" table:formula="of:=CONCATENATE(TEXT(VALUE(SUBSTITUTE(MID([.$A81];17;3);&quot;.&quot;;&quot;,&quot;));&quot;000&quot;); &quot; &quot;)" office:value-type="string" office:string-value="027 ">
            <text:p>027 </text:p>
          </table:table-cell>
          <table:table-cell table:style-name="ce3" table:formula="of:=CONCATENATE(TEXT(VALUE(SUBSTITUTE(MID([.$A81];21;3);&quot;.&quot;;&quot;,&quot;));&quot;000&quot;); &quot; &quot;)" office:value-type="string" office:string-value="039 ">
            <text:p>039 </text:p>
          </table:table-cell>
          <table:table-cell table:style-name="ce3" table:formula="of:=CONCATENATE(TEXT(VALUE(SUBSTITUTE(MID([.$A81];25;3);&quot;.&quot;;&quot;,&quot;));&quot;000&quot;); &quot; &quot;)" office:value-type="string" office:string-value="038 ">
            <text:p>038 </text:p>
          </table:table-cell>
          <table:table-cell table:style-name="ce12" table:formula="of:=CONCATENATE([.B81];&quot;&quot;;[.C81];&quot;&quot;;[.D81];&quot;&quot;;[.E81];&quot;&quot;;[.F81];&quot;&quot;;[.G81];&quot;&quot;;[.H81];&quot;&quot;;[.J81];&quot;&quot;;[.I81])" office:value-type="string" office:string-value="025 028 027 038 039 ">
            <text:p>025 028 027 038 039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29 028 040 039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26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82];43;3);&quot;.&quot;;&quot;,&quot;));&quot;000&quot;); &quot; &quot;)" office:value-type="string" office:string-value="026 ">
            <text:p>026 </text:p>
          </table:table-cell>
          <table:table-cell table:style-name="ce3" table:formula="of:=CONCATENATE(TEXT(VALUE(SUBSTITUTE(MID([.$A82];13;3);&quot;.&quot;;&quot;,&quot;));&quot;000&quot;); &quot; &quot;)" office:value-type="string" office:string-value="029 ">
            <text:p>029 </text:p>
          </table:table-cell>
          <table:table-cell table:style-name="ce3" table:formula="of:=CONCATENATE(TEXT(VALUE(SUBSTITUTE(MID([.$A82];17;3);&quot;.&quot;;&quot;,&quot;));&quot;000&quot;); &quot; &quot;)" office:value-type="string" office:string-value="028 ">
            <text:p>028 </text:p>
          </table:table-cell>
          <table:table-cell table:style-name="ce3" table:formula="of:=CONCATENATE(TEXT(VALUE(SUBSTITUTE(MID([.$A82];21;3);&quot;.&quot;;&quot;,&quot;));&quot;000&quot;); &quot; &quot;)" office:value-type="string" office:string-value="040 ">
            <text:p>040 </text:p>
          </table:table-cell>
          <table:table-cell table:style-name="ce3" table:formula="of:=CONCATENATE(TEXT(VALUE(SUBSTITUTE(MID([.$A82];25;3);&quot;.&quot;;&quot;,&quot;));&quot;000&quot;); &quot; &quot;)" office:value-type="string" office:string-value="039 ">
            <text:p>039 </text:p>
          </table:table-cell>
          <table:table-cell table:style-name="ce12" table:formula="of:=CONCATENATE([.B82];&quot;&quot;;[.C82];&quot;&quot;;[.D82];&quot;&quot;;[.E82];&quot;&quot;;[.F82];&quot;&quot;;[.G82];&quot;&quot;;[.H82];&quot;&quot;;[.J82];&quot;&quot;;[.I82])" office:value-type="string" office:string-value="026 029 028 039 040 ">
            <text:p>026 029 028 039 040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30 029 041 040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27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83];43;3);&quot;.&quot;;&quot;,&quot;));&quot;000&quot;); &quot; &quot;)" office:value-type="string" office:string-value="027 ">
            <text:p>027 </text:p>
          </table:table-cell>
          <table:table-cell table:style-name="ce3" table:formula="of:=CONCATENATE(TEXT(VALUE(SUBSTITUTE(MID([.$A83];13;3);&quot;.&quot;;&quot;,&quot;));&quot;000&quot;); &quot; &quot;)" office:value-type="string" office:string-value="030 ">
            <text:p>030 </text:p>
          </table:table-cell>
          <table:table-cell table:style-name="ce3" table:formula="of:=CONCATENATE(TEXT(VALUE(SUBSTITUTE(MID([.$A83];17;3);&quot;.&quot;;&quot;,&quot;));&quot;000&quot;); &quot; &quot;)" office:value-type="string" office:string-value="029 ">
            <text:p>029 </text:p>
          </table:table-cell>
          <table:table-cell table:style-name="ce3" table:formula="of:=CONCATENATE(TEXT(VALUE(SUBSTITUTE(MID([.$A83];21;3);&quot;.&quot;;&quot;,&quot;));&quot;000&quot;); &quot; &quot;)" office:value-type="string" office:string-value="041 ">
            <text:p>041 </text:p>
          </table:table-cell>
          <table:table-cell table:style-name="ce3" table:formula="of:=CONCATENATE(TEXT(VALUE(SUBSTITUTE(MID([.$A83];25;3);&quot;.&quot;;&quot;,&quot;));&quot;000&quot;); &quot; &quot;)" office:value-type="string" office:string-value="040 ">
            <text:p>040 </text:p>
          </table:table-cell>
          <table:table-cell table:style-name="ce12" table:formula="of:=CONCATENATE([.B83];&quot;&quot;;[.C83];&quot;&quot;;[.D83];&quot;&quot;;[.E83];&quot;&quot;;[.F83];&quot;&quot;;[.G83];&quot;&quot;;[.H83];&quot;&quot;;[.J83];&quot;&quot;;[.I83])" office:value-type="string" office:string-value="027 030 029 040 041 ">
            <text:p>027 030 029 040 041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31 030 042 041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28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84];43;3);&quot;.&quot;;&quot;,&quot;));&quot;000&quot;); &quot; &quot;)" office:value-type="string" office:string-value="028 ">
            <text:p>028 </text:p>
          </table:table-cell>
          <table:table-cell table:style-name="ce3" table:formula="of:=CONCATENATE(TEXT(VALUE(SUBSTITUTE(MID([.$A84];13;3);&quot;.&quot;;&quot;,&quot;));&quot;000&quot;); &quot; &quot;)" office:value-type="string" office:string-value="031 ">
            <text:p>031 </text:p>
          </table:table-cell>
          <table:table-cell table:style-name="ce3" table:formula="of:=CONCATENATE(TEXT(VALUE(SUBSTITUTE(MID([.$A84];17;3);&quot;.&quot;;&quot;,&quot;));&quot;000&quot;); &quot; &quot;)" office:value-type="string" office:string-value="030 ">
            <text:p>030 </text:p>
          </table:table-cell>
          <table:table-cell table:style-name="ce3" table:formula="of:=CONCATENATE(TEXT(VALUE(SUBSTITUTE(MID([.$A84];21;3);&quot;.&quot;;&quot;,&quot;));&quot;000&quot;); &quot; &quot;)" office:value-type="string" office:string-value="042 ">
            <text:p>042 </text:p>
          </table:table-cell>
          <table:table-cell table:style-name="ce3" table:formula="of:=CONCATENATE(TEXT(VALUE(SUBSTITUTE(MID([.$A84];25;3);&quot;.&quot;;&quot;,&quot;));&quot;000&quot;); &quot; &quot;)" office:value-type="string" office:string-value="041 ">
            <text:p>041 </text:p>
          </table:table-cell>
          <table:table-cell table:style-name="ce12" table:formula="of:=CONCATENATE([.B84];&quot;&quot;;[.C84];&quot;&quot;;[.D84];&quot;&quot;;[.E84];&quot;&quot;;[.F84];&quot;&quot;;[.G84];&quot;&quot;;[.H84];&quot;&quot;;[.J84];&quot;&quot;;[.I84])" office:value-type="string" office:string-value="028 031 030 041 042 ">
            <text:p>028 031 030 041 042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32 031 043 042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29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85];43;3);&quot;.&quot;;&quot;,&quot;));&quot;000&quot;); &quot; &quot;)" office:value-type="string" office:string-value="029 ">
            <text:p>029 </text:p>
          </table:table-cell>
          <table:table-cell table:style-name="ce3" table:formula="of:=CONCATENATE(TEXT(VALUE(SUBSTITUTE(MID([.$A85];13;3);&quot;.&quot;;&quot;,&quot;));&quot;000&quot;); &quot; &quot;)" office:value-type="string" office:string-value="032 ">
            <text:p>032 </text:p>
          </table:table-cell>
          <table:table-cell table:style-name="ce3" table:formula="of:=CONCATENATE(TEXT(VALUE(SUBSTITUTE(MID([.$A85];17;3);&quot;.&quot;;&quot;,&quot;));&quot;000&quot;); &quot; &quot;)" office:value-type="string" office:string-value="031 ">
            <text:p>031 </text:p>
          </table:table-cell>
          <table:table-cell table:style-name="ce3" table:formula="of:=CONCATENATE(TEXT(VALUE(SUBSTITUTE(MID([.$A85];21;3);&quot;.&quot;;&quot;,&quot;));&quot;000&quot;); &quot; &quot;)" office:value-type="string" office:string-value="043 ">
            <text:p>043 </text:p>
          </table:table-cell>
          <table:table-cell table:style-name="ce3" table:formula="of:=CONCATENATE(TEXT(VALUE(SUBSTITUTE(MID([.$A85];25;3);&quot;.&quot;;&quot;,&quot;));&quot;000&quot;); &quot; &quot;)" office:value-type="string" office:string-value="042 ">
            <text:p>042 </text:p>
          </table:table-cell>
          <table:table-cell table:style-name="ce12" table:formula="of:=CONCATENATE([.B85];&quot;&quot;;[.C85];&quot;&quot;;[.D85];&quot;&quot;;[.E85];&quot;&quot;;[.F85];&quot;&quot;;[.G85];&quot;&quot;;[.H85];&quot;&quot;;[.J85];&quot;&quot;;[.I85])" office:value-type="string" office:string-value="029 032 031 042 043 ">
            <text:p>029 032 031 042 043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33 032 044 043"</text:span><text:span text:style-name="T1"> </text:span><text:span text:style-name="T3">et</text:span><text:span text:style-name="T4">=</text:span><text:span text:style-name="T5">"2"</text:span><text:span text:style-name="T1"> </text:span><text:span text:style-name="T3">m</text:span><text:span text:style-name="T4">=</text:span><text:span text:style-name="T5">"1"</text:span><text:span text:style-name="T2">&gt;</text:span><text:span text:style-name="T1">030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86];43;3);&quot;.&quot;;&quot;,&quot;));&quot;000&quot;); &quot; &quot;)" office:value-type="string" office:string-value="030 ">
            <text:p>030 </text:p>
          </table:table-cell>
          <table:table-cell table:style-name="ce3" table:formula="of:=CONCATENATE(TEXT(VALUE(SUBSTITUTE(MID([.$A86];13;3);&quot;.&quot;;&quot;,&quot;));&quot;000&quot;); &quot; &quot;)" office:value-type="string" office:string-value="033 ">
            <text:p>033 </text:p>
          </table:table-cell>
          <table:table-cell table:style-name="ce3" table:formula="of:=CONCATENATE(TEXT(VALUE(SUBSTITUTE(MID([.$A86];17;3);&quot;.&quot;;&quot;,&quot;));&quot;000&quot;); &quot; &quot;)" office:value-type="string" office:string-value="032 ">
            <text:p>032 </text:p>
          </table:table-cell>
          <table:table-cell table:style-name="ce3" table:formula="of:=CONCATENATE(TEXT(VALUE(SUBSTITUTE(MID([.$A86];21;3);&quot;.&quot;;&quot;,&quot;));&quot;000&quot;); &quot; &quot;)" office:value-type="string" office:string-value="044 ">
            <text:p>044 </text:p>
          </table:table-cell>
          <table:table-cell table:style-name="ce3" table:formula="of:=CONCATENATE(TEXT(VALUE(SUBSTITUTE(MID([.$A86];25;3);&quot;.&quot;;&quot;,&quot;));&quot;000&quot;); &quot; &quot;)" office:value-type="string" office:string-value="043 ">
            <text:p>043 </text:p>
          </table:table-cell>
          <table:table-cell table:style-name="ce12" table:formula="of:=CONCATENATE([.B86];&quot;&quot;;[.C86];&quot;&quot;;[.D86];&quot;&quot;;[.E86];&quot;&quot;;[.F86];&quot;&quot;;[.G86];&quot;&quot;;[.H86];&quot;&quot;;[.J86];&quot;&quot;;[.I86])" office:value-type="string" office:string-value="030 033 032 043 044 ">
            <text:p>030 033 032 043 044 </text:p>
          </table:table-cell>
          <table:table-cell table:number-columns-repeated="1003"/>
        </table:table-row>
        <table:table-row table:style-name="ro1">
          <table:table-cell table:style-name="ce10" office:value-type="string">
            <text:p><text:s/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12" table:formula="of:=CONCATENATE([.B87];&quot;&quot;;[.C87];&quot;&quot;;[.D87];&quot;&quot;;[.E87];&quot;&quot;;[.F87];&quot;&quot;;[.G87];&quot;&quot;;[.H87];&quot;&quot;;[.J87];&quot;&quot;;[.I87])">
            <text:p/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35 034 046 045"</text:span><text:span text:style-name="T1"> </text:span><text:span text:style-name="T3">et</text:span><text:span text:style-name="T4">=</text:span><text:span text:style-name="T5">"2"</text:span><text:span text:style-name="T1"> </text:span><text:span text:style-name="T3">m</text:span><text:span text:style-name="T4">=</text:span><text:span text:style-name="T5">"1"</text:span><text:span text:style-name="T2">&gt;</text:span><text:span text:style-name="T1">031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88];43;3);&quot;.&quot;;&quot;,&quot;));&quot;000&quot;); &quot; &quot;)" office:value-type="string" office:string-value="031 ">
            <text:p>031 </text:p>
          </table:table-cell>
          <table:table-cell table:style-name="ce3" table:formula="of:=CONCATENATE(TEXT(VALUE(SUBSTITUTE(MID([.$A88];13;3);&quot;.&quot;;&quot;,&quot;));&quot;000&quot;); &quot; &quot;)" office:value-type="string" office:string-value="035 ">
            <text:p>035 </text:p>
          </table:table-cell>
          <table:table-cell table:style-name="ce3" table:formula="of:=CONCATENATE(TEXT(VALUE(SUBSTITUTE(MID([.$A88];17;3);&quot;.&quot;;&quot;,&quot;));&quot;000&quot;); &quot; &quot;)" office:value-type="string" office:string-value="034 ">
            <text:p>034 </text:p>
          </table:table-cell>
          <table:table-cell table:style-name="ce3" table:formula="of:=CONCATENATE(TEXT(VALUE(SUBSTITUTE(MID([.$A88];21;3);&quot;.&quot;;&quot;,&quot;));&quot;000&quot;); &quot; &quot;)" office:value-type="string" office:string-value="046 ">
            <text:p>046 </text:p>
          </table:table-cell>
          <table:table-cell table:style-name="ce3" table:formula="of:=CONCATENATE(TEXT(VALUE(SUBSTITUTE(MID([.$A88];25;3);&quot;.&quot;;&quot;,&quot;));&quot;000&quot;); &quot; &quot;)" office:value-type="string" office:string-value="045 ">
            <text:p>045 </text:p>
          </table:table-cell>
          <table:table-cell table:style-name="ce12" table:formula="of:=CONCATENATE([.B88];&quot;&quot;;[.C88];&quot;&quot;;[.D88];&quot;&quot;;[.E88];&quot;&quot;;[.F88];&quot;&quot;;[.G88];&quot;&quot;;[.H88];&quot;&quot;;[.J88];&quot;&quot;;[.I88])" office:value-type="string" office:string-value="031 035 034 045 046 ">
            <text:p>031 035 034 045 046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36 035 047 046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32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89];43;3);&quot;.&quot;;&quot;,&quot;));&quot;000&quot;); &quot; &quot;)" office:value-type="string" office:string-value="032 ">
            <text:p>032 </text:p>
          </table:table-cell>
          <table:table-cell table:style-name="ce3" table:formula="of:=CONCATENATE(TEXT(VALUE(SUBSTITUTE(MID([.$A89];13;3);&quot;.&quot;;&quot;,&quot;));&quot;000&quot;); &quot; &quot;)" office:value-type="string" office:string-value="036 ">
            <text:p>036 </text:p>
          </table:table-cell>
          <table:table-cell table:style-name="ce3" table:formula="of:=CONCATENATE(TEXT(VALUE(SUBSTITUTE(MID([.$A89];17;3);&quot;.&quot;;&quot;,&quot;));&quot;000&quot;); &quot; &quot;)" office:value-type="string" office:string-value="035 ">
            <text:p>035 </text:p>
          </table:table-cell>
          <table:table-cell table:style-name="ce3" table:formula="of:=CONCATENATE(TEXT(VALUE(SUBSTITUTE(MID([.$A89];21;3);&quot;.&quot;;&quot;,&quot;));&quot;000&quot;); &quot; &quot;)" office:value-type="string" office:string-value="047 ">
            <text:p>047 </text:p>
          </table:table-cell>
          <table:table-cell table:style-name="ce3" table:formula="of:=CONCATENATE(TEXT(VALUE(SUBSTITUTE(MID([.$A89];25;3);&quot;.&quot;;&quot;,&quot;));&quot;000&quot;); &quot; &quot;)" office:value-type="string" office:string-value="046 ">
            <text:p>046 </text:p>
          </table:table-cell>
          <table:table-cell table:style-name="ce12" table:formula="of:=CONCATENATE([.B89];&quot;&quot;;[.C89];&quot;&quot;;[.D89];&quot;&quot;;[.E89];&quot;&quot;;[.F89];&quot;&quot;;[.G89];&quot;&quot;;[.H89];&quot;&quot;;[.J89];&quot;&quot;;[.I89])" office:value-type="string" office:string-value="032 036 035 046 047 ">
            <text:p>032 036 035 046 047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37 036 048 047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33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90];43;3);&quot;.&quot;;&quot;,&quot;));&quot;000&quot;); &quot; &quot;)" office:value-type="string" office:string-value="033 ">
            <text:p>033 </text:p>
          </table:table-cell>
          <table:table-cell table:style-name="ce3" table:formula="of:=CONCATENATE(TEXT(VALUE(SUBSTITUTE(MID([.$A90];13;3);&quot;.&quot;;&quot;,&quot;));&quot;000&quot;); &quot; &quot;)" office:value-type="string" office:string-value="037 ">
            <text:p>037 </text:p>
          </table:table-cell>
          <table:table-cell table:style-name="ce3" table:formula="of:=CONCATENATE(TEXT(VALUE(SUBSTITUTE(MID([.$A90];17;3);&quot;.&quot;;&quot;,&quot;));&quot;000&quot;); &quot; &quot;)" office:value-type="string" office:string-value="036 ">
            <text:p>036 </text:p>
          </table:table-cell>
          <table:table-cell table:style-name="ce3" table:formula="of:=CONCATENATE(TEXT(VALUE(SUBSTITUTE(MID([.$A90];21;3);&quot;.&quot;;&quot;,&quot;));&quot;000&quot;); &quot; &quot;)" office:value-type="string" office:string-value="048 ">
            <text:p>048 </text:p>
          </table:table-cell>
          <table:table-cell table:style-name="ce3" table:formula="of:=CONCATENATE(TEXT(VALUE(SUBSTITUTE(MID([.$A90];25;3);&quot;.&quot;;&quot;,&quot;));&quot;000&quot;); &quot; &quot;)" office:value-type="string" office:string-value="047 ">
            <text:p>047 </text:p>
          </table:table-cell>
          <table:table-cell table:style-name="ce12" table:formula="of:=CONCATENATE([.B90];&quot;&quot;;[.C90];&quot;&quot;;[.D90];&quot;&quot;;[.E90];&quot;&quot;;[.F90];&quot;&quot;;[.G90];&quot;&quot;;[.H90];&quot;&quot;;[.J90];&quot;&quot;;[.I90])" office:value-type="string" office:string-value="033 037 036 047 048 ">
            <text:p>033 037 036 047 048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38 037 049 048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34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91];43;3);&quot;.&quot;;&quot;,&quot;));&quot;000&quot;); &quot; &quot;)" office:value-type="string" office:string-value="034 ">
            <text:p>034 </text:p>
          </table:table-cell>
          <table:table-cell table:style-name="ce3" table:formula="of:=CONCATENATE(TEXT(VALUE(SUBSTITUTE(MID([.$A91];13;3);&quot;.&quot;;&quot;,&quot;));&quot;000&quot;); &quot; &quot;)" office:value-type="string" office:string-value="038 ">
            <text:p>038 </text:p>
          </table:table-cell>
          <table:table-cell table:style-name="ce3" table:formula="of:=CONCATENATE(TEXT(VALUE(SUBSTITUTE(MID([.$A91];17;3);&quot;.&quot;;&quot;,&quot;));&quot;000&quot;); &quot; &quot;)" office:value-type="string" office:string-value="037 ">
            <text:p>037 </text:p>
          </table:table-cell>
          <table:table-cell table:style-name="ce3" table:formula="of:=CONCATENATE(TEXT(VALUE(SUBSTITUTE(MID([.$A91];21;3);&quot;.&quot;;&quot;,&quot;));&quot;000&quot;); &quot; &quot;)" office:value-type="string" office:string-value="049 ">
            <text:p>049 </text:p>
          </table:table-cell>
          <table:table-cell table:style-name="ce3" table:formula="of:=CONCATENATE(TEXT(VALUE(SUBSTITUTE(MID([.$A91];25;3);&quot;.&quot;;&quot;,&quot;));&quot;000&quot;); &quot; &quot;)" office:value-type="string" office:string-value="048 ">
            <text:p>048 </text:p>
          </table:table-cell>
          <table:table-cell table:style-name="ce12" table:formula="of:=CONCATENATE([.B91];&quot;&quot;;[.C91];&quot;&quot;;[.D91];&quot;&quot;;[.E91];&quot;&quot;;[.F91];&quot;&quot;;[.G91];&quot;&quot;;[.H91];&quot;&quot;;[.J91];&quot;&quot;;[.I91])" office:value-type="string" office:string-value="034 038 037 048 049 ">
            <text:p>034 038 037 048 049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39 038 050 049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35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92];43;3);&quot;.&quot;;&quot;,&quot;));&quot;000&quot;); &quot; &quot;)" office:value-type="string" office:string-value="035 ">
            <text:p>035 </text:p>
          </table:table-cell>
          <table:table-cell table:style-name="ce3" table:formula="of:=CONCATENATE(TEXT(VALUE(SUBSTITUTE(MID([.$A92];13;3);&quot;.&quot;;&quot;,&quot;));&quot;000&quot;); &quot; &quot;)" office:value-type="string" office:string-value="039 ">
            <text:p>039 </text:p>
          </table:table-cell>
          <table:table-cell table:style-name="ce3" table:formula="of:=CONCATENATE(TEXT(VALUE(SUBSTITUTE(MID([.$A92];17;3);&quot;.&quot;;&quot;,&quot;));&quot;000&quot;); &quot; &quot;)" office:value-type="string" office:string-value="038 ">
            <text:p>038 </text:p>
          </table:table-cell>
          <table:table-cell table:style-name="ce3" table:formula="of:=CONCATENATE(TEXT(VALUE(SUBSTITUTE(MID([.$A92];21;3);&quot;.&quot;;&quot;,&quot;));&quot;000&quot;); &quot; &quot;)" office:value-type="string" office:string-value="050 ">
            <text:p>050 </text:p>
          </table:table-cell>
          <table:table-cell table:style-name="ce3" table:formula="of:=CONCATENATE(TEXT(VALUE(SUBSTITUTE(MID([.$A92];25;3);&quot;.&quot;;&quot;,&quot;));&quot;000&quot;); &quot; &quot;)" office:value-type="string" office:string-value="049 ">
            <text:p>049 </text:p>
          </table:table-cell>
          <table:table-cell table:style-name="ce12" table:formula="of:=CONCATENATE([.B92];&quot;&quot;;[.C92];&quot;&quot;;[.D92];&quot;&quot;;[.E92];&quot;&quot;;[.F92];&quot;&quot;;[.G92];&quot;&quot;;[.H92];&quot;&quot;;[.J92];&quot;&quot;;[.I92])" office:value-type="string" office:string-value="035 039 038 049 050 ">
            <text:p>035 039 038 049 050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40 039 051 050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36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93];43;3);&quot;.&quot;;&quot;,&quot;));&quot;000&quot;); &quot; &quot;)" office:value-type="string" office:string-value="036 ">
            <text:p>036 </text:p>
          </table:table-cell>
          <table:table-cell table:style-name="ce3" table:formula="of:=CONCATENATE(TEXT(VALUE(SUBSTITUTE(MID([.$A93];13;3);&quot;.&quot;;&quot;,&quot;));&quot;000&quot;); &quot; &quot;)" office:value-type="string" office:string-value="040 ">
            <text:p>040 </text:p>
          </table:table-cell>
          <table:table-cell table:style-name="ce3" table:formula="of:=CONCATENATE(TEXT(VALUE(SUBSTITUTE(MID([.$A93];17;3);&quot;.&quot;;&quot;,&quot;));&quot;000&quot;); &quot; &quot;)" office:value-type="string" office:string-value="039 ">
            <text:p>039 </text:p>
          </table:table-cell>
          <table:table-cell table:style-name="ce3" table:formula="of:=CONCATENATE(TEXT(VALUE(SUBSTITUTE(MID([.$A93];21;3);&quot;.&quot;;&quot;,&quot;));&quot;000&quot;); &quot; &quot;)" office:value-type="string" office:string-value="051 ">
            <text:p>051 </text:p>
          </table:table-cell>
          <table:table-cell table:style-name="ce3" table:formula="of:=CONCATENATE(TEXT(VALUE(SUBSTITUTE(MID([.$A93];25;3);&quot;.&quot;;&quot;,&quot;));&quot;000&quot;); &quot; &quot;)" office:value-type="string" office:string-value="050 ">
            <text:p>050 </text:p>
          </table:table-cell>
          <table:table-cell table:style-name="ce12" table:formula="of:=CONCATENATE([.B93];&quot;&quot;;[.C93];&quot;&quot;;[.D93];&quot;&quot;;[.E93];&quot;&quot;;[.F93];&quot;&quot;;[.G93];&quot;&quot;;[.H93];&quot;&quot;;[.J93];&quot;&quot;;[.I93])" office:value-type="string" office:string-value="036 040 039 050 051 ">
            <text:p>036 040 039 050 051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41 040 052 051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37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94];43;3);&quot;.&quot;;&quot;,&quot;));&quot;000&quot;); &quot; &quot;)" office:value-type="string" office:string-value="037 ">
            <text:p>037 </text:p>
          </table:table-cell>
          <table:table-cell table:style-name="ce3" table:formula="of:=CONCATENATE(TEXT(VALUE(SUBSTITUTE(MID([.$A94];13;3);&quot;.&quot;;&quot;,&quot;));&quot;000&quot;); &quot; &quot;)" office:value-type="string" office:string-value="041 ">
            <text:p>041 </text:p>
          </table:table-cell>
          <table:table-cell table:style-name="ce3" table:formula="of:=CONCATENATE(TEXT(VALUE(SUBSTITUTE(MID([.$A94];17;3);&quot;.&quot;;&quot;,&quot;));&quot;000&quot;); &quot; &quot;)" office:value-type="string" office:string-value="040 ">
            <text:p>040 </text:p>
          </table:table-cell>
          <table:table-cell table:style-name="ce3" table:formula="of:=CONCATENATE(TEXT(VALUE(SUBSTITUTE(MID([.$A94];21;3);&quot;.&quot;;&quot;,&quot;));&quot;000&quot;); &quot; &quot;)" office:value-type="string" office:string-value="052 ">
            <text:p>052 </text:p>
          </table:table-cell>
          <table:table-cell table:style-name="ce3" table:formula="of:=CONCATENATE(TEXT(VALUE(SUBSTITUTE(MID([.$A94];25;3);&quot;.&quot;;&quot;,&quot;));&quot;000&quot;); &quot; &quot;)" office:value-type="string" office:string-value="051 ">
            <text:p>051 </text:p>
          </table:table-cell>
          <table:table-cell table:style-name="ce12" table:formula="of:=CONCATENATE([.B94];&quot;&quot;;[.C94];&quot;&quot;;[.D94];&quot;&quot;;[.E94];&quot;&quot;;[.F94];&quot;&quot;;[.G94];&quot;&quot;;[.H94];&quot;&quot;;[.J94];&quot;&quot;;[.I94])" office:value-type="string" office:string-value="037 041 040 051 052 ">
            <text:p>037 041 040 051 052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42 041 053 052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38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95];43;3);&quot;.&quot;;&quot;,&quot;));&quot;000&quot;); &quot; &quot;)" office:value-type="string" office:string-value="038 ">
            <text:p>038 </text:p>
          </table:table-cell>
          <table:table-cell table:style-name="ce3" table:formula="of:=CONCATENATE(TEXT(VALUE(SUBSTITUTE(MID([.$A95];13;3);&quot;.&quot;;&quot;,&quot;));&quot;000&quot;); &quot; &quot;)" office:value-type="string" office:string-value="042 ">
            <text:p>042 </text:p>
          </table:table-cell>
          <table:table-cell table:style-name="ce3" table:formula="of:=CONCATENATE(TEXT(VALUE(SUBSTITUTE(MID([.$A95];17;3);&quot;.&quot;;&quot;,&quot;));&quot;000&quot;); &quot; &quot;)" office:value-type="string" office:string-value="041 ">
            <text:p>041 </text:p>
          </table:table-cell>
          <table:table-cell table:style-name="ce3" table:formula="of:=CONCATENATE(TEXT(VALUE(SUBSTITUTE(MID([.$A95];21;3);&quot;.&quot;;&quot;,&quot;));&quot;000&quot;); &quot; &quot;)" office:value-type="string" office:string-value="053 ">
            <text:p>053 </text:p>
          </table:table-cell>
          <table:table-cell table:style-name="ce3" table:formula="of:=CONCATENATE(TEXT(VALUE(SUBSTITUTE(MID([.$A95];25;3);&quot;.&quot;;&quot;,&quot;));&quot;000&quot;); &quot; &quot;)" office:value-type="string" office:string-value="052 ">
            <text:p>052 </text:p>
          </table:table-cell>
          <table:table-cell table:style-name="ce12" table:formula="of:=CONCATENATE([.B95];&quot;&quot;;[.C95];&quot;&quot;;[.D95];&quot;&quot;;[.E95];&quot;&quot;;[.F95];&quot;&quot;;[.G95];&quot;&quot;;[.H95];&quot;&quot;;[.J95];&quot;&quot;;[.I95])" office:value-type="string" office:string-value="038 042 041 052 053 ">
            <text:p>038 042 041 052 053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43 042 054 053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39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96];43;3);&quot;.&quot;;&quot;,&quot;));&quot;000&quot;); &quot; &quot;)" office:value-type="string" office:string-value="039 ">
            <text:p>039 </text:p>
          </table:table-cell>
          <table:table-cell table:style-name="ce3" table:formula="of:=CONCATENATE(TEXT(VALUE(SUBSTITUTE(MID([.$A96];13;3);&quot;.&quot;;&quot;,&quot;));&quot;000&quot;); &quot; &quot;)" office:value-type="string" office:string-value="043 ">
            <text:p>043 </text:p>
          </table:table-cell>
          <table:table-cell table:style-name="ce3" table:formula="of:=CONCATENATE(TEXT(VALUE(SUBSTITUTE(MID([.$A96];17;3);&quot;.&quot;;&quot;,&quot;));&quot;000&quot;); &quot; &quot;)" office:value-type="string" office:string-value="042 ">
            <text:p>042 </text:p>
          </table:table-cell>
          <table:table-cell table:style-name="ce3" table:formula="of:=CONCATENATE(TEXT(VALUE(SUBSTITUTE(MID([.$A96];21;3);&quot;.&quot;;&quot;,&quot;));&quot;000&quot;); &quot; &quot;)" office:value-type="string" office:string-value="054 ">
            <text:p>054 </text:p>
          </table:table-cell>
          <table:table-cell table:style-name="ce3" table:formula="of:=CONCATENATE(TEXT(VALUE(SUBSTITUTE(MID([.$A96];25;3);&quot;.&quot;;&quot;,&quot;));&quot;000&quot;); &quot; &quot;)" office:value-type="string" office:string-value="053 ">
            <text:p>053 </text:p>
          </table:table-cell>
          <table:table-cell table:style-name="ce12" table:formula="of:=CONCATENATE([.B96];&quot;&quot;;[.C96];&quot;&quot;;[.D96];&quot;&quot;;[.E96];&quot;&quot;;[.F96];&quot;&quot;;[.G96];&quot;&quot;;[.H96];&quot;&quot;;[.J96];&quot;&quot;;[.I96])" office:value-type="string" office:string-value="039 043 042 053 054 ">
            <text:p>039 043 042 053 054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44 043 055 054"</text:span><text:span text:style-name="T1"> </text:span><text:span text:style-name="T3">et</text:span><text:span text:style-name="T4">=</text:span><text:span text:style-name="T5">"2"</text:span><text:span text:style-name="T1"> </text:span><text:span text:style-name="T3">m</text:span><text:span text:style-name="T4">=</text:span><text:span text:style-name="T5">"1"</text:span><text:span text:style-name="T2">&gt;</text:span><text:span text:style-name="T1">040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97];43;3);&quot;.&quot;;&quot;,&quot;));&quot;000&quot;); &quot; &quot;)" office:value-type="string" office:string-value="040 ">
            <text:p>040 </text:p>
          </table:table-cell>
          <table:table-cell table:style-name="ce3" table:formula="of:=CONCATENATE(TEXT(VALUE(SUBSTITUTE(MID([.$A97];13;3);&quot;.&quot;;&quot;,&quot;));&quot;000&quot;); &quot; &quot;)" office:value-type="string" office:string-value="044 ">
            <text:p>044 </text:p>
          </table:table-cell>
          <table:table-cell table:style-name="ce3" table:formula="of:=CONCATENATE(TEXT(VALUE(SUBSTITUTE(MID([.$A97];17;3);&quot;.&quot;;&quot;,&quot;));&quot;000&quot;); &quot; &quot;)" office:value-type="string" office:string-value="043 ">
            <text:p>043 </text:p>
          </table:table-cell>
          <table:table-cell table:style-name="ce3" table:formula="of:=CONCATENATE(TEXT(VALUE(SUBSTITUTE(MID([.$A97];21;3);&quot;.&quot;;&quot;,&quot;));&quot;000&quot;); &quot; &quot;)" office:value-type="string" office:string-value="055 ">
            <text:p>055 </text:p>
          </table:table-cell>
          <table:table-cell table:style-name="ce3" table:formula="of:=CONCATENATE(TEXT(VALUE(SUBSTITUTE(MID([.$A97];25;3);&quot;.&quot;;&quot;,&quot;));&quot;000&quot;); &quot; &quot;)" office:value-type="string" office:string-value="054 ">
            <text:p>054 </text:p>
          </table:table-cell>
          <table:table-cell table:style-name="ce12" table:formula="of:=CONCATENATE([.B97];&quot;&quot;;[.C97];&quot;&quot;;[.D97];&quot;&quot;;[.E97];&quot;&quot;;[.F97];&quot;&quot;;[.G97];&quot;&quot;;[.H97];&quot;&quot;;[.J97];&quot;&quot;;[.I97])" office:value-type="string" office:string-value="040 044 043 054 055 ">
            <text:p>040 044 043 054 055 </text:p>
          </table:table-cell>
          <table:table-cell table:number-columns-repeated="1003"/>
        </table:table-row>
        <table:table-row table:style-name="ro1">
          <table:table-cell table:style-name="ce10" office:value-type="string">
            <text:p><text:s/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12" table:formula="of:=CONCATENATE([.B98];&quot;&quot;;[.C98];&quot;&quot;;[.D98];&quot;&quot;;[.E98];&quot;&quot;;[.F98];&quot;&quot;;[.G98];&quot;&quot;;[.H98];&quot;&quot;;[.J98];&quot;&quot;;[.I98])">
            <text:p/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46 045 057 056"</text:span><text:span text:style-name="T1"> </text:span><text:span text:style-name="T3">et</text:span><text:span text:style-name="T4">=</text:span><text:span text:style-name="T5">"2"</text:span><text:span text:style-name="T1"> </text:span><text:span text:style-name="T3">m</text:span><text:span text:style-name="T4">=</text:span><text:span text:style-name="T5">"1"</text:span><text:span text:style-name="T2">&gt;</text:span><text:span text:style-name="T1">041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99];43;3);&quot;.&quot;;&quot;,&quot;));&quot;000&quot;); &quot; &quot;)" office:value-type="string" office:string-value="041 ">
            <text:p>041 </text:p>
          </table:table-cell>
          <table:table-cell table:style-name="ce3" table:formula="of:=CONCATENATE(TEXT(VALUE(SUBSTITUTE(MID([.$A99];13;3);&quot;.&quot;;&quot;,&quot;));&quot;000&quot;); &quot; &quot;)" office:value-type="string" office:string-value="046 ">
            <text:p>046 </text:p>
          </table:table-cell>
          <table:table-cell table:style-name="ce3" table:formula="of:=CONCATENATE(TEXT(VALUE(SUBSTITUTE(MID([.$A99];17;3);&quot;.&quot;;&quot;,&quot;));&quot;000&quot;); &quot; &quot;)" office:value-type="string" office:string-value="045 ">
            <text:p>045 </text:p>
          </table:table-cell>
          <table:table-cell table:style-name="ce3" table:formula="of:=CONCATENATE(TEXT(VALUE(SUBSTITUTE(MID([.$A99];21;3);&quot;.&quot;;&quot;,&quot;));&quot;000&quot;); &quot; &quot;)" office:value-type="string" office:string-value="057 ">
            <text:p>057 </text:p>
          </table:table-cell>
          <table:table-cell table:style-name="ce3" table:formula="of:=CONCATENATE(TEXT(VALUE(SUBSTITUTE(MID([.$A99];25;3);&quot;.&quot;;&quot;,&quot;));&quot;000&quot;); &quot; &quot;)" office:value-type="string" office:string-value="056 ">
            <text:p>056 </text:p>
          </table:table-cell>
          <table:table-cell table:style-name="ce12" table:formula="of:=CONCATENATE([.B99];&quot;&quot;;[.C99];&quot;&quot;;[.D99];&quot;&quot;;[.E99];&quot;&quot;;[.F99];&quot;&quot;;[.G99];&quot;&quot;;[.H99];&quot;&quot;;[.J99];&quot;&quot;;[.I99])" office:value-type="string" office:string-value="041 046 045 056 057 ">
            <text:p>041 046 045 056 057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47 046 058 057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42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00];43;3);&quot;.&quot;;&quot;,&quot;));&quot;000&quot;); &quot; &quot;)" office:value-type="string" office:string-value="042 ">
            <text:p>042 </text:p>
          </table:table-cell>
          <table:table-cell table:style-name="ce3" table:formula="of:=CONCATENATE(TEXT(VALUE(SUBSTITUTE(MID([.$A100];13;3);&quot;.&quot;;&quot;,&quot;));&quot;000&quot;); &quot; &quot;)" office:value-type="string" office:string-value="047 ">
            <text:p>047 </text:p>
          </table:table-cell>
          <table:table-cell table:style-name="ce3" table:formula="of:=CONCATENATE(TEXT(VALUE(SUBSTITUTE(MID([.$A100];17;3);&quot;.&quot;;&quot;,&quot;));&quot;000&quot;); &quot; &quot;)" office:value-type="string" office:string-value="046 ">
            <text:p>046 </text:p>
          </table:table-cell>
          <table:table-cell table:style-name="ce3" table:formula="of:=CONCATENATE(TEXT(VALUE(SUBSTITUTE(MID([.$A100];21;3);&quot;.&quot;;&quot;,&quot;));&quot;000&quot;); &quot; &quot;)" office:value-type="string" office:string-value="058 ">
            <text:p>058 </text:p>
          </table:table-cell>
          <table:table-cell table:style-name="ce3" table:formula="of:=CONCATENATE(TEXT(VALUE(SUBSTITUTE(MID([.$A100];25;3);&quot;.&quot;;&quot;,&quot;));&quot;000&quot;); &quot; &quot;)" office:value-type="string" office:string-value="057 ">
            <text:p>057 </text:p>
          </table:table-cell>
          <table:table-cell table:style-name="ce12" table:formula="of:=CONCATENATE([.B100];&quot;&quot;;[.C100];&quot;&quot;;[.D100];&quot;&quot;;[.E100];&quot;&quot;;[.F100];&quot;&quot;;[.G100];&quot;&quot;;[.H100];&quot;&quot;;[.J100];&quot;&quot;;[.I100])" office:value-type="string" office:string-value="042 047 046 057 058 ">
            <text:p>042 047 046 057 058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48 047 059 058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43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01];43;3);&quot;.&quot;;&quot;,&quot;));&quot;000&quot;); &quot; &quot;)" office:value-type="string" office:string-value="043 ">
            <text:p>043 </text:p>
          </table:table-cell>
          <table:table-cell table:style-name="ce3" table:formula="of:=CONCATENATE(TEXT(VALUE(SUBSTITUTE(MID([.$A101];13;3);&quot;.&quot;;&quot;,&quot;));&quot;000&quot;); &quot; &quot;)" office:value-type="string" office:string-value="048 ">
            <text:p>048 </text:p>
          </table:table-cell>
          <table:table-cell table:style-name="ce3" table:formula="of:=CONCATENATE(TEXT(VALUE(SUBSTITUTE(MID([.$A101];17;3);&quot;.&quot;;&quot;,&quot;));&quot;000&quot;); &quot; &quot;)" office:value-type="string" office:string-value="047 ">
            <text:p>047 </text:p>
          </table:table-cell>
          <table:table-cell table:style-name="ce3" table:formula="of:=CONCATENATE(TEXT(VALUE(SUBSTITUTE(MID([.$A101];21;3);&quot;.&quot;;&quot;,&quot;));&quot;000&quot;); &quot; &quot;)" office:value-type="string" office:string-value="059 ">
            <text:p>059 </text:p>
          </table:table-cell>
          <table:table-cell table:style-name="ce3" table:formula="of:=CONCATENATE(TEXT(VALUE(SUBSTITUTE(MID([.$A101];25;3);&quot;.&quot;;&quot;,&quot;));&quot;000&quot;); &quot; &quot;)" office:value-type="string" office:string-value="058 ">
            <text:p>058 </text:p>
          </table:table-cell>
          <table:table-cell table:style-name="ce12" table:formula="of:=CONCATENATE([.B101];&quot;&quot;;[.C101];&quot;&quot;;[.D101];&quot;&quot;;[.E101];&quot;&quot;;[.F101];&quot;&quot;;[.G101];&quot;&quot;;[.H101];&quot;&quot;;[.J101];&quot;&quot;;[.I101])" office:value-type="string" office:string-value="043 048 047 058 059 ">
            <text:p>043 048 047 058 059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49 048 060 059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44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02];43;3);&quot;.&quot;;&quot;,&quot;));&quot;000&quot;); &quot; &quot;)" office:value-type="string" office:string-value="044 ">
            <text:p>044 </text:p>
          </table:table-cell>
          <table:table-cell table:style-name="ce3" table:formula="of:=CONCATENATE(TEXT(VALUE(SUBSTITUTE(MID([.$A102];13;3);&quot;.&quot;;&quot;,&quot;));&quot;000&quot;); &quot; &quot;)" office:value-type="string" office:string-value="049 ">
            <text:p>049 </text:p>
          </table:table-cell>
          <table:table-cell table:style-name="ce3" table:formula="of:=CONCATENATE(TEXT(VALUE(SUBSTITUTE(MID([.$A102];17;3);&quot;.&quot;;&quot;,&quot;));&quot;000&quot;); &quot; &quot;)" office:value-type="string" office:string-value="048 ">
            <text:p>048 </text:p>
          </table:table-cell>
          <table:table-cell table:style-name="ce3" table:formula="of:=CONCATENATE(TEXT(VALUE(SUBSTITUTE(MID([.$A102];21;3);&quot;.&quot;;&quot;,&quot;));&quot;000&quot;); &quot; &quot;)" office:value-type="string" office:string-value="060 ">
            <text:p>060 </text:p>
          </table:table-cell>
          <table:table-cell table:style-name="ce3" table:formula="of:=CONCATENATE(TEXT(VALUE(SUBSTITUTE(MID([.$A102];25;3);&quot;.&quot;;&quot;,&quot;));&quot;000&quot;); &quot; &quot;)" office:value-type="string" office:string-value="059 ">
            <text:p>059 </text:p>
          </table:table-cell>
          <table:table-cell table:style-name="ce12" table:formula="of:=CONCATENATE([.B102];&quot;&quot;;[.C102];&quot;&quot;;[.D102];&quot;&quot;;[.E102];&quot;&quot;;[.F102];&quot;&quot;;[.G102];&quot;&quot;;[.H102];&quot;&quot;;[.J102];&quot;&quot;;[.I102])" office:value-type="string" office:string-value="044 049 048 059 060 ">
            <text:p>044 049 048 059 060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50 049 061 060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45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03];43;3);&quot;.&quot;;&quot;,&quot;));&quot;000&quot;); &quot; &quot;)" office:value-type="string" office:string-value="045 ">
            <text:p>045 </text:p>
          </table:table-cell>
          <table:table-cell table:style-name="ce3" table:formula="of:=CONCATENATE(TEXT(VALUE(SUBSTITUTE(MID([.$A103];13;3);&quot;.&quot;;&quot;,&quot;));&quot;000&quot;); &quot; &quot;)" office:value-type="string" office:string-value="050 ">
            <text:p>050 </text:p>
          </table:table-cell>
          <table:table-cell table:style-name="ce3" table:formula="of:=CONCATENATE(TEXT(VALUE(SUBSTITUTE(MID([.$A103];17;3);&quot;.&quot;;&quot;,&quot;));&quot;000&quot;); &quot; &quot;)" office:value-type="string" office:string-value="049 ">
            <text:p>049 </text:p>
          </table:table-cell>
          <table:table-cell table:style-name="ce3" table:formula="of:=CONCATENATE(TEXT(VALUE(SUBSTITUTE(MID([.$A103];21;3);&quot;.&quot;;&quot;,&quot;));&quot;000&quot;); &quot; &quot;)" office:value-type="string" office:string-value="061 ">
            <text:p>061 </text:p>
          </table:table-cell>
          <table:table-cell table:style-name="ce3" table:formula="of:=CONCATENATE(TEXT(VALUE(SUBSTITUTE(MID([.$A103];25;3);&quot;.&quot;;&quot;,&quot;));&quot;000&quot;); &quot; &quot;)" office:value-type="string" office:string-value="060 ">
            <text:p>060 </text:p>
          </table:table-cell>
          <table:table-cell table:style-name="ce12" table:formula="of:=CONCATENATE([.B103];&quot;&quot;;[.C103];&quot;&quot;;[.D103];&quot;&quot;;[.E103];&quot;&quot;;[.F103];&quot;&quot;;[.G103];&quot;&quot;;[.H103];&quot;&quot;;[.J103];&quot;&quot;;[.I103])" office:value-type="string" office:string-value="045 050 049 060 061 ">
            <text:p>045 050 049 060 061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51 050 062 061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46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04];43;3);&quot;.&quot;;&quot;,&quot;));&quot;000&quot;); &quot; &quot;)" office:value-type="string" office:string-value="046 ">
            <text:p>046 </text:p>
          </table:table-cell>
          <table:table-cell table:style-name="ce3" table:formula="of:=CONCATENATE(TEXT(VALUE(SUBSTITUTE(MID([.$A104];13;3);&quot;.&quot;;&quot;,&quot;));&quot;000&quot;); &quot; &quot;)" office:value-type="string" office:string-value="051 ">
            <text:p>051 </text:p>
          </table:table-cell>
          <table:table-cell table:style-name="ce3" table:formula="of:=CONCATENATE(TEXT(VALUE(SUBSTITUTE(MID([.$A104];17;3);&quot;.&quot;;&quot;,&quot;));&quot;000&quot;); &quot; &quot;)" office:value-type="string" office:string-value="050 ">
            <text:p>050 </text:p>
          </table:table-cell>
          <table:table-cell table:style-name="ce3" table:formula="of:=CONCATENATE(TEXT(VALUE(SUBSTITUTE(MID([.$A104];21;3);&quot;.&quot;;&quot;,&quot;));&quot;000&quot;); &quot; &quot;)" office:value-type="string" office:string-value="062 ">
            <text:p>062 </text:p>
          </table:table-cell>
          <table:table-cell table:style-name="ce3" table:formula="of:=CONCATENATE(TEXT(VALUE(SUBSTITUTE(MID([.$A104];25;3);&quot;.&quot;;&quot;,&quot;));&quot;000&quot;); &quot; &quot;)" office:value-type="string" office:string-value="061 ">
            <text:p>061 </text:p>
          </table:table-cell>
          <table:table-cell table:style-name="ce12" table:formula="of:=CONCATENATE([.B104];&quot;&quot;;[.C104];&quot;&quot;;[.D104];&quot;&quot;;[.E104];&quot;&quot;;[.F104];&quot;&quot;;[.G104];&quot;&quot;;[.H104];&quot;&quot;;[.J104];&quot;&quot;;[.I104])" office:value-type="string" office:string-value="046 051 050 061 062 ">
            <text:p>046 051 050 061 062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52 051 063 062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47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05];43;3);&quot;.&quot;;&quot;,&quot;));&quot;000&quot;); &quot; &quot;)" office:value-type="string" office:string-value="047 ">
            <text:p>047 </text:p>
          </table:table-cell>
          <table:table-cell table:style-name="ce3" table:formula="of:=CONCATENATE(TEXT(VALUE(SUBSTITUTE(MID([.$A105];13;3);&quot;.&quot;;&quot;,&quot;));&quot;000&quot;); &quot; &quot;)" office:value-type="string" office:string-value="052 ">
            <text:p>052 </text:p>
          </table:table-cell>
          <table:table-cell table:style-name="ce3" table:formula="of:=CONCATENATE(TEXT(VALUE(SUBSTITUTE(MID([.$A105];17;3);&quot;.&quot;;&quot;,&quot;));&quot;000&quot;); &quot; &quot;)" office:value-type="string" office:string-value="051 ">
            <text:p>051 </text:p>
          </table:table-cell>
          <table:table-cell table:style-name="ce3" table:formula="of:=CONCATENATE(TEXT(VALUE(SUBSTITUTE(MID([.$A105];21;3);&quot;.&quot;;&quot;,&quot;));&quot;000&quot;); &quot; &quot;)" office:value-type="string" office:string-value="063 ">
            <text:p>063 </text:p>
          </table:table-cell>
          <table:table-cell table:style-name="ce3" table:formula="of:=CONCATENATE(TEXT(VALUE(SUBSTITUTE(MID([.$A105];25;3);&quot;.&quot;;&quot;,&quot;));&quot;000&quot;); &quot; &quot;)" office:value-type="string" office:string-value="062 ">
            <text:p>062 </text:p>
          </table:table-cell>
          <table:table-cell table:style-name="ce12" table:formula="of:=CONCATENATE([.B105];&quot;&quot;;[.C105];&quot;&quot;;[.D105];&quot;&quot;;[.E105];&quot;&quot;;[.F105];&quot;&quot;;[.G105];&quot;&quot;;[.H105];&quot;&quot;;[.J105];&quot;&quot;;[.I105])" office:value-type="string" office:string-value="047 052 051 062 063 ">
            <text:p>047 052 051 062 063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53 052 064 063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48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06];43;3);&quot;.&quot;;&quot;,&quot;));&quot;000&quot;); &quot; &quot;)" office:value-type="string" office:string-value="048 ">
            <text:p>048 </text:p>
          </table:table-cell>
          <table:table-cell table:style-name="ce3" table:formula="of:=CONCATENATE(TEXT(VALUE(SUBSTITUTE(MID([.$A106];13;3);&quot;.&quot;;&quot;,&quot;));&quot;000&quot;); &quot; &quot;)" office:value-type="string" office:string-value="053 ">
            <text:p>053 </text:p>
          </table:table-cell>
          <table:table-cell table:style-name="ce3" table:formula="of:=CONCATENATE(TEXT(VALUE(SUBSTITUTE(MID([.$A106];17;3);&quot;.&quot;;&quot;,&quot;));&quot;000&quot;); &quot; &quot;)" office:value-type="string" office:string-value="052 ">
            <text:p>052 </text:p>
          </table:table-cell>
          <table:table-cell table:style-name="ce3" table:formula="of:=CONCATENATE(TEXT(VALUE(SUBSTITUTE(MID([.$A106];21;3);&quot;.&quot;;&quot;,&quot;));&quot;000&quot;); &quot; &quot;)" office:value-type="string" office:string-value="064 ">
            <text:p>064 </text:p>
          </table:table-cell>
          <table:table-cell table:style-name="ce3" table:formula="of:=CONCATENATE(TEXT(VALUE(SUBSTITUTE(MID([.$A106];25;3);&quot;.&quot;;&quot;,&quot;));&quot;000&quot;); &quot; &quot;)" office:value-type="string" office:string-value="063 ">
            <text:p>063 </text:p>
          </table:table-cell>
          <table:table-cell table:style-name="ce12" table:formula="of:=CONCATENATE([.B106];&quot;&quot;;[.C106];&quot;&quot;;[.D106];&quot;&quot;;[.E106];&quot;&quot;;[.F106];&quot;&quot;;[.G106];&quot;&quot;;[.H106];&quot;&quot;;[.J106];&quot;&quot;;[.I106])" office:value-type="string" office:string-value="048 053 052 063 064 ">
            <text:p>048 053 052 063 064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54 053 065 064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49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07];43;3);&quot;.&quot;;&quot;,&quot;));&quot;000&quot;); &quot; &quot;)" office:value-type="string" office:string-value="049 ">
            <text:p>049 </text:p>
          </table:table-cell>
          <table:table-cell table:style-name="ce3" table:formula="of:=CONCATENATE(TEXT(VALUE(SUBSTITUTE(MID([.$A107];13;3);&quot;.&quot;;&quot;,&quot;));&quot;000&quot;); &quot; &quot;)" office:value-type="string" office:string-value="054 ">
            <text:p>054 </text:p>
          </table:table-cell>
          <table:table-cell table:style-name="ce3" table:formula="of:=CONCATENATE(TEXT(VALUE(SUBSTITUTE(MID([.$A107];17;3);&quot;.&quot;;&quot;,&quot;));&quot;000&quot;); &quot; &quot;)" office:value-type="string" office:string-value="053 ">
            <text:p>053 </text:p>
          </table:table-cell>
          <table:table-cell table:style-name="ce3" table:formula="of:=CONCATENATE(TEXT(VALUE(SUBSTITUTE(MID([.$A107];21;3);&quot;.&quot;;&quot;,&quot;));&quot;000&quot;); &quot; &quot;)" office:value-type="string" office:string-value="065 ">
            <text:p>065 </text:p>
          </table:table-cell>
          <table:table-cell table:style-name="ce3" table:formula="of:=CONCATENATE(TEXT(VALUE(SUBSTITUTE(MID([.$A107];25;3);&quot;.&quot;;&quot;,&quot;));&quot;000&quot;); &quot; &quot;)" office:value-type="string" office:string-value="064 ">
            <text:p>064 </text:p>
          </table:table-cell>
          <table:table-cell table:style-name="ce12" table:formula="of:=CONCATENATE([.B107];&quot;&quot;;[.C107];&quot;&quot;;[.D107];&quot;&quot;;[.E107];&quot;&quot;;[.F107];&quot;&quot;;[.G107];&quot;&quot;;[.H107];&quot;&quot;;[.J107];&quot;&quot;;[.I107])" office:value-type="string" office:string-value="049 054 053 064 065 ">
            <text:p>049 054 053 064 065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55 054 066 065"</text:span><text:span text:style-name="T1"> </text:span><text:span text:style-name="T3">et</text:span><text:span text:style-name="T4">=</text:span><text:span text:style-name="T5">"2"</text:span><text:span text:style-name="T1"> </text:span><text:span text:style-name="T3">m</text:span><text:span text:style-name="T4">=</text:span><text:span text:style-name="T5">"1"</text:span><text:span text:style-name="T2">&gt;</text:span><text:span text:style-name="T1">050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08];43;3);&quot;.&quot;;&quot;,&quot;));&quot;000&quot;); &quot; &quot;)" office:value-type="string" office:string-value="050 ">
            <text:p>050 </text:p>
          </table:table-cell>
          <table:table-cell table:style-name="ce3" table:formula="of:=CONCATENATE(TEXT(VALUE(SUBSTITUTE(MID([.$A108];13;3);&quot;.&quot;;&quot;,&quot;));&quot;000&quot;); &quot; &quot;)" office:value-type="string" office:string-value="055 ">
            <text:p>055 </text:p>
          </table:table-cell>
          <table:table-cell table:style-name="ce3" table:formula="of:=CONCATENATE(TEXT(VALUE(SUBSTITUTE(MID([.$A108];17;3);&quot;.&quot;;&quot;,&quot;));&quot;000&quot;); &quot; &quot;)" office:value-type="string" office:string-value="054 ">
            <text:p>054 </text:p>
          </table:table-cell>
          <table:table-cell table:style-name="ce3" table:formula="of:=CONCATENATE(TEXT(VALUE(SUBSTITUTE(MID([.$A108];21;3);&quot;.&quot;;&quot;,&quot;));&quot;000&quot;); &quot; &quot;)" office:value-type="string" office:string-value="066 ">
            <text:p>066 </text:p>
          </table:table-cell>
          <table:table-cell table:style-name="ce3" table:formula="of:=CONCATENATE(TEXT(VALUE(SUBSTITUTE(MID([.$A108];25;3);&quot;.&quot;;&quot;,&quot;));&quot;000&quot;); &quot; &quot;)" office:value-type="string" office:string-value="065 ">
            <text:p>065 </text:p>
          </table:table-cell>
          <table:table-cell table:style-name="ce12" table:formula="of:=CONCATENATE([.B108];&quot;&quot;;[.C108];&quot;&quot;;[.D108];&quot;&quot;;[.E108];&quot;&quot;;[.F108];&quot;&quot;;[.G108];&quot;&quot;;[.H108];&quot;&quot;;[.J108];&quot;&quot;;[.I108])" office:value-type="string" office:string-value="050 055 054 065 066 ">
            <text:p>050 055 054 065 066 </text:p>
          </table:table-cell>
          <table:table-cell table:number-columns-repeated="1003"/>
        </table:table-row>
        <table:table-row table:style-name="ro1">
          <table:table-cell table:style-name="ce10" office:value-type="string">
            <text:p><text:s/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12" table:formula="of:=CONCATENATE([.B109];&quot;&quot;;[.C109];&quot;&quot;;[.D109];&quot;&quot;;[.E109];&quot;&quot;;[.F109];&quot;&quot;;[.G109];&quot;&quot;;[.H109];&quot;&quot;;[.J109];&quot;&quot;;[.I109])">
            <text:p/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57 056 068 067"</text:span><text:span text:style-name="T1"> </text:span><text:span text:style-name="T3">et</text:span><text:span text:style-name="T4">=</text:span><text:span text:style-name="T5">"2"</text:span><text:span text:style-name="T1"> </text:span><text:span text:style-name="T3">m</text:span><text:span text:style-name="T4">=</text:span><text:span text:style-name="T5">"1"</text:span><text:span text:style-name="T2">&gt;</text:span><text:span text:style-name="T1">051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10];43;3);&quot;.&quot;;&quot;,&quot;));&quot;000&quot;); &quot; &quot;)" office:value-type="string" office:string-value="051 ">
            <text:p>051 </text:p>
          </table:table-cell>
          <table:table-cell table:style-name="ce3" table:formula="of:=CONCATENATE(TEXT(VALUE(SUBSTITUTE(MID([.$A110];13;3);&quot;.&quot;;&quot;,&quot;));&quot;000&quot;); &quot; &quot;)" office:value-type="string" office:string-value="057 ">
            <text:p>057 </text:p>
          </table:table-cell>
          <table:table-cell table:style-name="ce3" table:formula="of:=CONCATENATE(TEXT(VALUE(SUBSTITUTE(MID([.$A110];17;3);&quot;.&quot;;&quot;,&quot;));&quot;000&quot;); &quot; &quot;)" office:value-type="string" office:string-value="056 ">
            <text:p>056 </text:p>
          </table:table-cell>
          <table:table-cell table:style-name="ce3" table:formula="of:=CONCATENATE(TEXT(VALUE(SUBSTITUTE(MID([.$A110];21;3);&quot;.&quot;;&quot;,&quot;));&quot;000&quot;); &quot; &quot;)" office:value-type="string" office:string-value="068 ">
            <text:p>068 </text:p>
          </table:table-cell>
          <table:table-cell table:style-name="ce3" table:formula="of:=CONCATENATE(TEXT(VALUE(SUBSTITUTE(MID([.$A110];25;3);&quot;.&quot;;&quot;,&quot;));&quot;000&quot;); &quot; &quot;)" office:value-type="string" office:string-value="067 ">
            <text:p>067 </text:p>
          </table:table-cell>
          <table:table-cell table:style-name="ce12" table:formula="of:=CONCATENATE([.B110];&quot;&quot;;[.C110];&quot;&quot;;[.D110];&quot;&quot;;[.E110];&quot;&quot;;[.F110];&quot;&quot;;[.G110];&quot;&quot;;[.H110];&quot;&quot;;[.J110];&quot;&quot;;[.I110])" office:value-type="string" office:string-value="051 057 056 067 068 ">
            <text:p>051 057 056 067 068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58 057 069 068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52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11];43;3);&quot;.&quot;;&quot;,&quot;));&quot;000&quot;); &quot; &quot;)" office:value-type="string" office:string-value="052 ">
            <text:p>052 </text:p>
          </table:table-cell>
          <table:table-cell table:style-name="ce3" table:formula="of:=CONCATENATE(TEXT(VALUE(SUBSTITUTE(MID([.$A111];13;3);&quot;.&quot;;&quot;,&quot;));&quot;000&quot;); &quot; &quot;)" office:value-type="string" office:string-value="058 ">
            <text:p>058 </text:p>
          </table:table-cell>
          <table:table-cell table:style-name="ce3" table:formula="of:=CONCATENATE(TEXT(VALUE(SUBSTITUTE(MID([.$A111];17;3);&quot;.&quot;;&quot;,&quot;));&quot;000&quot;); &quot; &quot;)" office:value-type="string" office:string-value="057 ">
            <text:p>057 </text:p>
          </table:table-cell>
          <table:table-cell table:style-name="ce3" table:formula="of:=CONCATENATE(TEXT(VALUE(SUBSTITUTE(MID([.$A111];21;3);&quot;.&quot;;&quot;,&quot;));&quot;000&quot;); &quot; &quot;)" office:value-type="string" office:string-value="069 ">
            <text:p>069 </text:p>
          </table:table-cell>
          <table:table-cell table:style-name="ce3" table:formula="of:=CONCATENATE(TEXT(VALUE(SUBSTITUTE(MID([.$A111];25;3);&quot;.&quot;;&quot;,&quot;));&quot;000&quot;); &quot; &quot;)" office:value-type="string" office:string-value="068 ">
            <text:p>068 </text:p>
          </table:table-cell>
          <table:table-cell table:style-name="ce12" table:formula="of:=CONCATENATE([.B111];&quot;&quot;;[.C111];&quot;&quot;;[.D111];&quot;&quot;;[.E111];&quot;&quot;;[.F111];&quot;&quot;;[.G111];&quot;&quot;;[.H111];&quot;&quot;;[.J111];&quot;&quot;;[.I111])" office:value-type="string" office:string-value="052 058 057 068 069 ">
            <text:p>052 058 057 068 069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59 058 070 069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53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12];43;3);&quot;.&quot;;&quot;,&quot;));&quot;000&quot;); &quot; &quot;)" office:value-type="string" office:string-value="053 ">
            <text:p>053 </text:p>
          </table:table-cell>
          <table:table-cell table:style-name="ce3" table:formula="of:=CONCATENATE(TEXT(VALUE(SUBSTITUTE(MID([.$A112];13;3);&quot;.&quot;;&quot;,&quot;));&quot;000&quot;); &quot; &quot;)" office:value-type="string" office:string-value="059 ">
            <text:p>059 </text:p>
          </table:table-cell>
          <table:table-cell table:style-name="ce3" table:formula="of:=CONCATENATE(TEXT(VALUE(SUBSTITUTE(MID([.$A112];17;3);&quot;.&quot;;&quot;,&quot;));&quot;000&quot;); &quot; &quot;)" office:value-type="string" office:string-value="058 ">
            <text:p>058 </text:p>
          </table:table-cell>
          <table:table-cell table:style-name="ce3" table:formula="of:=CONCATENATE(TEXT(VALUE(SUBSTITUTE(MID([.$A112];21;3);&quot;.&quot;;&quot;,&quot;));&quot;000&quot;); &quot; &quot;)" office:value-type="string" office:string-value="070 ">
            <text:p>070 </text:p>
          </table:table-cell>
          <table:table-cell table:style-name="ce3" table:formula="of:=CONCATENATE(TEXT(VALUE(SUBSTITUTE(MID([.$A112];25;3);&quot;.&quot;;&quot;,&quot;));&quot;000&quot;); &quot; &quot;)" office:value-type="string" office:string-value="069 ">
            <text:p>069 </text:p>
          </table:table-cell>
          <table:table-cell table:style-name="ce12" table:formula="of:=CONCATENATE([.B112];&quot;&quot;;[.C112];&quot;&quot;;[.D112];&quot;&quot;;[.E112];&quot;&quot;;[.F112];&quot;&quot;;[.G112];&quot;&quot;;[.H112];&quot;&quot;;[.J112];&quot;&quot;;[.I112])" office:value-type="string" office:string-value="053 059 058 069 070 ">
            <text:p>053 059 058 069 070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60 059 071 070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54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13];43;3);&quot;.&quot;;&quot;,&quot;));&quot;000&quot;); &quot; &quot;)" office:value-type="string" office:string-value="054 ">
            <text:p>054 </text:p>
          </table:table-cell>
          <table:table-cell table:style-name="ce3" table:formula="of:=CONCATENATE(TEXT(VALUE(SUBSTITUTE(MID([.$A113];13;3);&quot;.&quot;;&quot;,&quot;));&quot;000&quot;); &quot; &quot;)" office:value-type="string" office:string-value="060 ">
            <text:p>060 </text:p>
          </table:table-cell>
          <table:table-cell table:style-name="ce3" table:formula="of:=CONCATENATE(TEXT(VALUE(SUBSTITUTE(MID([.$A113];17;3);&quot;.&quot;;&quot;,&quot;));&quot;000&quot;); &quot; &quot;)" office:value-type="string" office:string-value="059 ">
            <text:p>059 </text:p>
          </table:table-cell>
          <table:table-cell table:style-name="ce3" table:formula="of:=CONCATENATE(TEXT(VALUE(SUBSTITUTE(MID([.$A113];21;3);&quot;.&quot;;&quot;,&quot;));&quot;000&quot;); &quot; &quot;)" office:value-type="string" office:string-value="071 ">
            <text:p>071 </text:p>
          </table:table-cell>
          <table:table-cell table:style-name="ce3" table:formula="of:=CONCATENATE(TEXT(VALUE(SUBSTITUTE(MID([.$A113];25;3);&quot;.&quot;;&quot;,&quot;));&quot;000&quot;); &quot; &quot;)" office:value-type="string" office:string-value="070 ">
            <text:p>070 </text:p>
          </table:table-cell>
          <table:table-cell table:style-name="ce12" table:formula="of:=CONCATENATE([.B113];&quot;&quot;;[.C113];&quot;&quot;;[.D113];&quot;&quot;;[.E113];&quot;&quot;;[.F113];&quot;&quot;;[.G113];&quot;&quot;;[.H113];&quot;&quot;;[.J113];&quot;&quot;;[.I113])" office:value-type="string" office:string-value="054 060 059 070 071 ">
            <text:p>054 060 059 070 071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61 060 072 071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55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14];43;3);&quot;.&quot;;&quot;,&quot;));&quot;000&quot;); &quot; &quot;)" office:value-type="string" office:string-value="055 ">
            <text:p>055 </text:p>
          </table:table-cell>
          <table:table-cell table:style-name="ce3" table:formula="of:=CONCATENATE(TEXT(VALUE(SUBSTITUTE(MID([.$A114];13;3);&quot;.&quot;;&quot;,&quot;));&quot;000&quot;); &quot; &quot;)" office:value-type="string" office:string-value="061 ">
            <text:p>061 </text:p>
          </table:table-cell>
          <table:table-cell table:style-name="ce3" table:formula="of:=CONCATENATE(TEXT(VALUE(SUBSTITUTE(MID([.$A114];17;3);&quot;.&quot;;&quot;,&quot;));&quot;000&quot;); &quot; &quot;)" office:value-type="string" office:string-value="060 ">
            <text:p>060 </text:p>
          </table:table-cell>
          <table:table-cell table:style-name="ce3" table:formula="of:=CONCATENATE(TEXT(VALUE(SUBSTITUTE(MID([.$A114];21;3);&quot;.&quot;;&quot;,&quot;));&quot;000&quot;); &quot; &quot;)" office:value-type="string" office:string-value="072 ">
            <text:p>072 </text:p>
          </table:table-cell>
          <table:table-cell table:style-name="ce3" table:formula="of:=CONCATENATE(TEXT(VALUE(SUBSTITUTE(MID([.$A114];25;3);&quot;.&quot;;&quot;,&quot;));&quot;000&quot;); &quot; &quot;)" office:value-type="string" office:string-value="071 ">
            <text:p>071 </text:p>
          </table:table-cell>
          <table:table-cell table:style-name="ce12" table:formula="of:=CONCATENATE([.B114];&quot;&quot;;[.C114];&quot;&quot;;[.D114];&quot;&quot;;[.E114];&quot;&quot;;[.F114];&quot;&quot;;[.G114];&quot;&quot;;[.H114];&quot;&quot;;[.J114];&quot;&quot;;[.I114])" office:value-type="string" office:string-value="055 061 060 071 072 ">
            <text:p>055 061 060 071 072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62 061 073 072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56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15];43;3);&quot;.&quot;;&quot;,&quot;));&quot;000&quot;); &quot; &quot;)" office:value-type="string" office:string-value="056 ">
            <text:p>056 </text:p>
          </table:table-cell>
          <table:table-cell table:style-name="ce3" table:formula="of:=CONCATENATE(TEXT(VALUE(SUBSTITUTE(MID([.$A115];13;3);&quot;.&quot;;&quot;,&quot;));&quot;000&quot;); &quot; &quot;)" office:value-type="string" office:string-value="062 ">
            <text:p>062 </text:p>
          </table:table-cell>
          <table:table-cell table:style-name="ce3" table:formula="of:=CONCATENATE(TEXT(VALUE(SUBSTITUTE(MID([.$A115];17;3);&quot;.&quot;;&quot;,&quot;));&quot;000&quot;); &quot; &quot;)" office:value-type="string" office:string-value="061 ">
            <text:p>061 </text:p>
          </table:table-cell>
          <table:table-cell table:style-name="ce3" table:formula="of:=CONCATENATE(TEXT(VALUE(SUBSTITUTE(MID([.$A115];21;3);&quot;.&quot;;&quot;,&quot;));&quot;000&quot;); &quot; &quot;)" office:value-type="string" office:string-value="073 ">
            <text:p>073 </text:p>
          </table:table-cell>
          <table:table-cell table:style-name="ce3" table:formula="of:=CONCATENATE(TEXT(VALUE(SUBSTITUTE(MID([.$A115];25;3);&quot;.&quot;;&quot;,&quot;));&quot;000&quot;); &quot; &quot;)" office:value-type="string" office:string-value="072 ">
            <text:p>072 </text:p>
          </table:table-cell>
          <table:table-cell table:style-name="ce12" table:formula="of:=CONCATENATE([.B115];&quot;&quot;;[.C115];&quot;&quot;;[.D115];&quot;&quot;;[.E115];&quot;&quot;;[.F115];&quot;&quot;;[.G115];&quot;&quot;;[.H115];&quot;&quot;;[.J115];&quot;&quot;;[.I115])" office:value-type="string" office:string-value="056 062 061 072 073 ">
            <text:p>056 062 061 072 073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63 062 074 073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57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16];43;3);&quot;.&quot;;&quot;,&quot;));&quot;000&quot;); &quot; &quot;)" office:value-type="string" office:string-value="057 ">
            <text:p>057 </text:p>
          </table:table-cell>
          <table:table-cell table:style-name="ce3" table:formula="of:=CONCATENATE(TEXT(VALUE(SUBSTITUTE(MID([.$A116];13;3);&quot;.&quot;;&quot;,&quot;));&quot;000&quot;); &quot; &quot;)" office:value-type="string" office:string-value="063 ">
            <text:p>063 </text:p>
          </table:table-cell>
          <table:table-cell table:style-name="ce3" table:formula="of:=CONCATENATE(TEXT(VALUE(SUBSTITUTE(MID([.$A116];17;3);&quot;.&quot;;&quot;,&quot;));&quot;000&quot;); &quot; &quot;)" office:value-type="string" office:string-value="062 ">
            <text:p>062 </text:p>
          </table:table-cell>
          <table:table-cell table:style-name="ce3" table:formula="of:=CONCATENATE(TEXT(VALUE(SUBSTITUTE(MID([.$A116];21;3);&quot;.&quot;;&quot;,&quot;));&quot;000&quot;); &quot; &quot;)" office:value-type="string" office:string-value="074 ">
            <text:p>074 </text:p>
          </table:table-cell>
          <table:table-cell table:style-name="ce3" table:formula="of:=CONCATENATE(TEXT(VALUE(SUBSTITUTE(MID([.$A116];25;3);&quot;.&quot;;&quot;,&quot;));&quot;000&quot;); &quot; &quot;)" office:value-type="string" office:string-value="073 ">
            <text:p>073 </text:p>
          </table:table-cell>
          <table:table-cell table:style-name="ce12" table:formula="of:=CONCATENATE([.B116];&quot;&quot;;[.C116];&quot;&quot;;[.D116];&quot;&quot;;[.E116];&quot;&quot;;[.F116];&quot;&quot;;[.G116];&quot;&quot;;[.H116];&quot;&quot;;[.J116];&quot;&quot;;[.I116])" office:value-type="string" office:string-value="057 063 062 073 074 ">
            <text:p>057 063 062 073 074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64 063 075 074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58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17];43;3);&quot;.&quot;;&quot;,&quot;));&quot;000&quot;); &quot; &quot;)" office:value-type="string" office:string-value="058 ">
            <text:p>058 </text:p>
          </table:table-cell>
          <table:table-cell table:style-name="ce3" table:formula="of:=CONCATENATE(TEXT(VALUE(SUBSTITUTE(MID([.$A117];13;3);&quot;.&quot;;&quot;,&quot;));&quot;000&quot;); &quot; &quot;)" office:value-type="string" office:string-value="064 ">
            <text:p>064 </text:p>
          </table:table-cell>
          <table:table-cell table:style-name="ce3" table:formula="of:=CONCATENATE(TEXT(VALUE(SUBSTITUTE(MID([.$A117];17;3);&quot;.&quot;;&quot;,&quot;));&quot;000&quot;); &quot; &quot;)" office:value-type="string" office:string-value="063 ">
            <text:p>063 </text:p>
          </table:table-cell>
          <table:table-cell table:style-name="ce3" table:formula="of:=CONCATENATE(TEXT(VALUE(SUBSTITUTE(MID([.$A117];21;3);&quot;.&quot;;&quot;,&quot;));&quot;000&quot;); &quot; &quot;)" office:value-type="string" office:string-value="075 ">
            <text:p>075 </text:p>
          </table:table-cell>
          <table:table-cell table:style-name="ce3" table:formula="of:=CONCATENATE(TEXT(VALUE(SUBSTITUTE(MID([.$A117];25;3);&quot;.&quot;;&quot;,&quot;));&quot;000&quot;); &quot; &quot;)" office:value-type="string" office:string-value="074 ">
            <text:p>074 </text:p>
          </table:table-cell>
          <table:table-cell table:style-name="ce12" table:formula="of:=CONCATENATE([.B117];&quot;&quot;;[.C117];&quot;&quot;;[.D117];&quot;&quot;;[.E117];&quot;&quot;;[.F117];&quot;&quot;;[.G117];&quot;&quot;;[.H117];&quot;&quot;;[.J117];&quot;&quot;;[.I117])" office:value-type="string" office:string-value="058 064 063 074 075 ">
            <text:p>058 064 063 074 075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65 064 076 075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59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18];43;3);&quot;.&quot;;&quot;,&quot;));&quot;000&quot;); &quot; &quot;)" office:value-type="string" office:string-value="059 ">
            <text:p>059 </text:p>
          </table:table-cell>
          <table:table-cell table:style-name="ce3" table:formula="of:=CONCATENATE(TEXT(VALUE(SUBSTITUTE(MID([.$A118];13;3);&quot;.&quot;;&quot;,&quot;));&quot;000&quot;); &quot; &quot;)" office:value-type="string" office:string-value="065 ">
            <text:p>065 </text:p>
          </table:table-cell>
          <table:table-cell table:style-name="ce3" table:formula="of:=CONCATENATE(TEXT(VALUE(SUBSTITUTE(MID([.$A118];17;3);&quot;.&quot;;&quot;,&quot;));&quot;000&quot;); &quot; &quot;)" office:value-type="string" office:string-value="064 ">
            <text:p>064 </text:p>
          </table:table-cell>
          <table:table-cell table:style-name="ce3" table:formula="of:=CONCATENATE(TEXT(VALUE(SUBSTITUTE(MID([.$A118];21;3);&quot;.&quot;;&quot;,&quot;));&quot;000&quot;); &quot; &quot;)" office:value-type="string" office:string-value="076 ">
            <text:p>076 </text:p>
          </table:table-cell>
          <table:table-cell table:style-name="ce3" table:formula="of:=CONCATENATE(TEXT(VALUE(SUBSTITUTE(MID([.$A118];25;3);&quot;.&quot;;&quot;,&quot;));&quot;000&quot;); &quot; &quot;)" office:value-type="string" office:string-value="075 ">
            <text:p>075 </text:p>
          </table:table-cell>
          <table:table-cell table:style-name="ce12" table:formula="of:=CONCATENATE([.B118];&quot;&quot;;[.C118];&quot;&quot;;[.D118];&quot;&quot;;[.E118];&quot;&quot;;[.F118];&quot;&quot;;[.G118];&quot;&quot;;[.H118];&quot;&quot;;[.J118];&quot;&quot;;[.I118])" office:value-type="string" office:string-value="059 065 064 075 076 ">
            <text:p>059 065 064 075 076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66 065 077 076"</text:span><text:span text:style-name="T1"> </text:span><text:span text:style-name="T3">et</text:span><text:span text:style-name="T4">=</text:span><text:span text:style-name="T5">"2"</text:span><text:span text:style-name="T1"> </text:span><text:span text:style-name="T3">m</text:span><text:span text:style-name="T4">=</text:span><text:span text:style-name="T5">"1"</text:span><text:span text:style-name="T2">&gt;</text:span><text:span text:style-name="T1">060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19];43;3);&quot;.&quot;;&quot;,&quot;));&quot;000&quot;); &quot; &quot;)" office:value-type="string" office:string-value="060 ">
            <text:p>060 </text:p>
          </table:table-cell>
          <table:table-cell table:style-name="ce3" table:formula="of:=CONCATENATE(TEXT(VALUE(SUBSTITUTE(MID([.$A119];13;3);&quot;.&quot;;&quot;,&quot;));&quot;000&quot;); &quot; &quot;)" office:value-type="string" office:string-value="066 ">
            <text:p>066 </text:p>
          </table:table-cell>
          <table:table-cell table:style-name="ce3" table:formula="of:=CONCATENATE(TEXT(VALUE(SUBSTITUTE(MID([.$A119];17;3);&quot;.&quot;;&quot;,&quot;));&quot;000&quot;); &quot; &quot;)" office:value-type="string" office:string-value="065 ">
            <text:p>065 </text:p>
          </table:table-cell>
          <table:table-cell table:style-name="ce3" table:formula="of:=CONCATENATE(TEXT(VALUE(SUBSTITUTE(MID([.$A119];21;3);&quot;.&quot;;&quot;,&quot;));&quot;000&quot;); &quot; &quot;)" office:value-type="string" office:string-value="077 ">
            <text:p>077 </text:p>
          </table:table-cell>
          <table:table-cell table:style-name="ce3" table:formula="of:=CONCATENATE(TEXT(VALUE(SUBSTITUTE(MID([.$A119];25;3);&quot;.&quot;;&quot;,&quot;));&quot;000&quot;); &quot; &quot;)" office:value-type="string" office:string-value="076 ">
            <text:p>076 </text:p>
          </table:table-cell>
          <table:table-cell table:style-name="ce12" table:formula="of:=CONCATENATE([.B119];&quot;&quot;;[.C119];&quot;&quot;;[.D119];&quot;&quot;;[.E119];&quot;&quot;;[.F119];&quot;&quot;;[.G119];&quot;&quot;;[.H119];&quot;&quot;;[.J119];&quot;&quot;;[.I119])" office:value-type="string" office:string-value="060 066 065 076 077 ">
            <text:p>060 066 065 076 077 </text:p>
          </table:table-cell>
          <table:table-cell table:number-columns-repeated="1003"/>
        </table:table-row>
        <table:table-row table:style-name="ro1">
          <table:table-cell table:style-name="ce10" office:value-type="string">
            <text:p><text:s/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12" table:formula="of:=CONCATENATE([.B120];&quot;&quot;;[.C120];&quot;&quot;;[.D120];&quot;&quot;;[.E120];&quot;&quot;;[.F120];&quot;&quot;;[.G120];&quot;&quot;;[.H120];&quot;&quot;;[.J120];&quot;&quot;;[.I120])">
            <text:p/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68 067 079 078"</text:span><text:span text:style-name="T1"> </text:span><text:span text:style-name="T3">et</text:span><text:span text:style-name="T4">=</text:span><text:span text:style-name="T5">"2"</text:span><text:span text:style-name="T1"> </text:span><text:span text:style-name="T3">m</text:span><text:span text:style-name="T4">=</text:span><text:span text:style-name="T5">"1"</text:span><text:span text:style-name="T2">&gt;</text:span><text:span text:style-name="T1">061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21];43;3);&quot;.&quot;;&quot;,&quot;));&quot;000&quot;); &quot; &quot;)" office:value-type="string" office:string-value="061 ">
            <text:p>061 </text:p>
          </table:table-cell>
          <table:table-cell table:style-name="ce3" table:formula="of:=CONCATENATE(TEXT(VALUE(SUBSTITUTE(MID([.$A121];13;3);&quot;.&quot;;&quot;,&quot;));&quot;000&quot;); &quot; &quot;)" office:value-type="string" office:string-value="068 ">
            <text:p>068 </text:p>
          </table:table-cell>
          <table:table-cell table:style-name="ce3" table:formula="of:=CONCATENATE(TEXT(VALUE(SUBSTITUTE(MID([.$A121];17;3);&quot;.&quot;;&quot;,&quot;));&quot;000&quot;); &quot; &quot;)" office:value-type="string" office:string-value="067 ">
            <text:p>067 </text:p>
          </table:table-cell>
          <table:table-cell table:style-name="ce3" table:formula="of:=CONCATENATE(TEXT(VALUE(SUBSTITUTE(MID([.$A121];21;3);&quot;.&quot;;&quot;,&quot;));&quot;000&quot;); &quot; &quot;)" office:value-type="string" office:string-value="079 ">
            <text:p>079 </text:p>
          </table:table-cell>
          <table:table-cell table:style-name="ce3" table:formula="of:=CONCATENATE(TEXT(VALUE(SUBSTITUTE(MID([.$A121];25;3);&quot;.&quot;;&quot;,&quot;));&quot;000&quot;); &quot; &quot;)" office:value-type="string" office:string-value="078 ">
            <text:p>078 </text:p>
          </table:table-cell>
          <table:table-cell table:style-name="ce12" table:formula="of:=CONCATENATE([.B121];&quot;&quot;;[.C121];&quot;&quot;;[.D121];&quot;&quot;;[.E121];&quot;&quot;;[.F121];&quot;&quot;;[.G121];&quot;&quot;;[.H121];&quot;&quot;;[.J121];&quot;&quot;;[.I121])" office:value-type="string" office:string-value="061 068 067 078 079 ">
            <text:p>061 068 067 078 079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69 068 080 079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62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22];43;3);&quot;.&quot;;&quot;,&quot;));&quot;000&quot;); &quot; &quot;)" office:value-type="string" office:string-value="062 ">
            <text:p>062 </text:p>
          </table:table-cell>
          <table:table-cell table:style-name="ce3" table:formula="of:=CONCATENATE(TEXT(VALUE(SUBSTITUTE(MID([.$A122];13;3);&quot;.&quot;;&quot;,&quot;));&quot;000&quot;); &quot; &quot;)" office:value-type="string" office:string-value="069 ">
            <text:p>069 </text:p>
          </table:table-cell>
          <table:table-cell table:style-name="ce3" table:formula="of:=CONCATENATE(TEXT(VALUE(SUBSTITUTE(MID([.$A122];17;3);&quot;.&quot;;&quot;,&quot;));&quot;000&quot;); &quot; &quot;)" office:value-type="string" office:string-value="068 ">
            <text:p>068 </text:p>
          </table:table-cell>
          <table:table-cell table:style-name="ce3" table:formula="of:=CONCATENATE(TEXT(VALUE(SUBSTITUTE(MID([.$A122];21;3);&quot;.&quot;;&quot;,&quot;));&quot;000&quot;); &quot; &quot;)" office:value-type="string" office:string-value="080 ">
            <text:p>080 </text:p>
          </table:table-cell>
          <table:table-cell table:style-name="ce3" table:formula="of:=CONCATENATE(TEXT(VALUE(SUBSTITUTE(MID([.$A122];25;3);&quot;.&quot;;&quot;,&quot;));&quot;000&quot;); &quot; &quot;)" office:value-type="string" office:string-value="079 ">
            <text:p>079 </text:p>
          </table:table-cell>
          <table:table-cell table:style-name="ce12" table:formula="of:=CONCATENATE([.B122];&quot;&quot;;[.C122];&quot;&quot;;[.D122];&quot;&quot;;[.E122];&quot;&quot;;[.F122];&quot;&quot;;[.G122];&quot;&quot;;[.H122];&quot;&quot;;[.J122];&quot;&quot;;[.I122])" office:value-type="string" office:string-value="062 069 068 079 080 ">
            <text:p>062 069 068 079 080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70 069 081 080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63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23];43;3);&quot;.&quot;;&quot;,&quot;));&quot;000&quot;); &quot; &quot;)" office:value-type="string" office:string-value="063 ">
            <text:p>063 </text:p>
          </table:table-cell>
          <table:table-cell table:style-name="ce3" table:formula="of:=CONCATENATE(TEXT(VALUE(SUBSTITUTE(MID([.$A123];13;3);&quot;.&quot;;&quot;,&quot;));&quot;000&quot;); &quot; &quot;)" office:value-type="string" office:string-value="070 ">
            <text:p>070 </text:p>
          </table:table-cell>
          <table:table-cell table:style-name="ce3" table:formula="of:=CONCATENATE(TEXT(VALUE(SUBSTITUTE(MID([.$A123];17;3);&quot;.&quot;;&quot;,&quot;));&quot;000&quot;); &quot; &quot;)" office:value-type="string" office:string-value="069 ">
            <text:p>069 </text:p>
          </table:table-cell>
          <table:table-cell table:style-name="ce3" table:formula="of:=CONCATENATE(TEXT(VALUE(SUBSTITUTE(MID([.$A123];21;3);&quot;.&quot;;&quot;,&quot;));&quot;000&quot;); &quot; &quot;)" office:value-type="string" office:string-value="081 ">
            <text:p>081 </text:p>
          </table:table-cell>
          <table:table-cell table:style-name="ce3" table:formula="of:=CONCATENATE(TEXT(VALUE(SUBSTITUTE(MID([.$A123];25;3);&quot;.&quot;;&quot;,&quot;));&quot;000&quot;); &quot; &quot;)" office:value-type="string" office:string-value="080 ">
            <text:p>080 </text:p>
          </table:table-cell>
          <table:table-cell table:style-name="ce12" table:formula="of:=CONCATENATE([.B123];&quot;&quot;;[.C123];&quot;&quot;;[.D123];&quot;&quot;;[.E123];&quot;&quot;;[.F123];&quot;&quot;;[.G123];&quot;&quot;;[.H123];&quot;&quot;;[.J123];&quot;&quot;;[.I123])" office:value-type="string" office:string-value="063 070 069 080 081 ">
            <text:p>063 070 069 080 081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71 070 082 081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64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24];43;3);&quot;.&quot;;&quot;,&quot;));&quot;000&quot;); &quot; &quot;)" office:value-type="string" office:string-value="064 ">
            <text:p>064 </text:p>
          </table:table-cell>
          <table:table-cell table:style-name="ce3" table:formula="of:=CONCATENATE(TEXT(VALUE(SUBSTITUTE(MID([.$A124];13;3);&quot;.&quot;;&quot;,&quot;));&quot;000&quot;); &quot; &quot;)" office:value-type="string" office:string-value="071 ">
            <text:p>071 </text:p>
          </table:table-cell>
          <table:table-cell table:style-name="ce3" table:formula="of:=CONCATENATE(TEXT(VALUE(SUBSTITUTE(MID([.$A124];17;3);&quot;.&quot;;&quot;,&quot;));&quot;000&quot;); &quot; &quot;)" office:value-type="string" office:string-value="070 ">
            <text:p>070 </text:p>
          </table:table-cell>
          <table:table-cell table:style-name="ce3" table:formula="of:=CONCATENATE(TEXT(VALUE(SUBSTITUTE(MID([.$A124];21;3);&quot;.&quot;;&quot;,&quot;));&quot;000&quot;); &quot; &quot;)" office:value-type="string" office:string-value="082 ">
            <text:p>082 </text:p>
          </table:table-cell>
          <table:table-cell table:style-name="ce3" table:formula="of:=CONCATENATE(TEXT(VALUE(SUBSTITUTE(MID([.$A124];25;3);&quot;.&quot;;&quot;,&quot;));&quot;000&quot;); &quot; &quot;)" office:value-type="string" office:string-value="081 ">
            <text:p>081 </text:p>
          </table:table-cell>
          <table:table-cell table:style-name="ce12" table:formula="of:=CONCATENATE([.B124];&quot;&quot;;[.C124];&quot;&quot;;[.D124];&quot;&quot;;[.E124];&quot;&quot;;[.F124];&quot;&quot;;[.G124];&quot;&quot;;[.H124];&quot;&quot;;[.J124];&quot;&quot;;[.I124])" office:value-type="string" office:string-value="064 071 070 081 082 ">
            <text:p>064 071 070 081 082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72 071 083 082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65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25];43;3);&quot;.&quot;;&quot;,&quot;));&quot;000&quot;); &quot; &quot;)" office:value-type="string" office:string-value="065 ">
            <text:p>065 </text:p>
          </table:table-cell>
          <table:table-cell table:style-name="ce3" table:formula="of:=CONCATENATE(TEXT(VALUE(SUBSTITUTE(MID([.$A125];13;3);&quot;.&quot;;&quot;,&quot;));&quot;000&quot;); &quot; &quot;)" office:value-type="string" office:string-value="072 ">
            <text:p>072 </text:p>
          </table:table-cell>
          <table:table-cell table:style-name="ce3" table:formula="of:=CONCATENATE(TEXT(VALUE(SUBSTITUTE(MID([.$A125];17;3);&quot;.&quot;;&quot;,&quot;));&quot;000&quot;); &quot; &quot;)" office:value-type="string" office:string-value="071 ">
            <text:p>071 </text:p>
          </table:table-cell>
          <table:table-cell table:style-name="ce3" table:formula="of:=CONCATENATE(TEXT(VALUE(SUBSTITUTE(MID([.$A125];21;3);&quot;.&quot;;&quot;,&quot;));&quot;000&quot;); &quot; &quot;)" office:value-type="string" office:string-value="083 ">
            <text:p>083 </text:p>
          </table:table-cell>
          <table:table-cell table:style-name="ce3" table:formula="of:=CONCATENATE(TEXT(VALUE(SUBSTITUTE(MID([.$A125];25;3);&quot;.&quot;;&quot;,&quot;));&quot;000&quot;); &quot; &quot;)" office:value-type="string" office:string-value="082 ">
            <text:p>082 </text:p>
          </table:table-cell>
          <table:table-cell table:style-name="ce12" table:formula="of:=CONCATENATE([.B125];&quot;&quot;;[.C125];&quot;&quot;;[.D125];&quot;&quot;;[.E125];&quot;&quot;;[.F125];&quot;&quot;;[.G125];&quot;&quot;;[.H125];&quot;&quot;;[.J125];&quot;&quot;;[.I125])" office:value-type="string" office:string-value="065 072 071 082 083 ">
            <text:p>065 072 071 082 083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73 072 084 083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66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26];43;3);&quot;.&quot;;&quot;,&quot;));&quot;000&quot;); &quot; &quot;)" office:value-type="string" office:string-value="066 ">
            <text:p>066 </text:p>
          </table:table-cell>
          <table:table-cell table:style-name="ce3" table:formula="of:=CONCATENATE(TEXT(VALUE(SUBSTITUTE(MID([.$A126];13;3);&quot;.&quot;;&quot;,&quot;));&quot;000&quot;); &quot; &quot;)" office:value-type="string" office:string-value="073 ">
            <text:p>073 </text:p>
          </table:table-cell>
          <table:table-cell table:style-name="ce3" table:formula="of:=CONCATENATE(TEXT(VALUE(SUBSTITUTE(MID([.$A126];17;3);&quot;.&quot;;&quot;,&quot;));&quot;000&quot;); &quot; &quot;)" office:value-type="string" office:string-value="072 ">
            <text:p>072 </text:p>
          </table:table-cell>
          <table:table-cell table:style-name="ce3" table:formula="of:=CONCATENATE(TEXT(VALUE(SUBSTITUTE(MID([.$A126];21;3);&quot;.&quot;;&quot;,&quot;));&quot;000&quot;); &quot; &quot;)" office:value-type="string" office:string-value="084 ">
            <text:p>084 </text:p>
          </table:table-cell>
          <table:table-cell table:style-name="ce3" table:formula="of:=CONCATENATE(TEXT(VALUE(SUBSTITUTE(MID([.$A126];25;3);&quot;.&quot;;&quot;,&quot;));&quot;000&quot;); &quot; &quot;)" office:value-type="string" office:string-value="083 ">
            <text:p>083 </text:p>
          </table:table-cell>
          <table:table-cell table:style-name="ce12" table:formula="of:=CONCATENATE([.B126];&quot;&quot;;[.C126];&quot;&quot;;[.D126];&quot;&quot;;[.E126];&quot;&quot;;[.F126];&quot;&quot;;[.G126];&quot;&quot;;[.H126];&quot;&quot;;[.J126];&quot;&quot;;[.I126])" office:value-type="string" office:string-value="066 073 072 083 084 ">
            <text:p>066 073 072 083 084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74 073 085 084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67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27];43;3);&quot;.&quot;;&quot;,&quot;));&quot;000&quot;); &quot; &quot;)" office:value-type="string" office:string-value="067 ">
            <text:p>067 </text:p>
          </table:table-cell>
          <table:table-cell table:style-name="ce3" table:formula="of:=CONCATENATE(TEXT(VALUE(SUBSTITUTE(MID([.$A127];13;3);&quot;.&quot;;&quot;,&quot;));&quot;000&quot;); &quot; &quot;)" office:value-type="string" office:string-value="074 ">
            <text:p>074 </text:p>
          </table:table-cell>
          <table:table-cell table:style-name="ce3" table:formula="of:=CONCATENATE(TEXT(VALUE(SUBSTITUTE(MID([.$A127];17;3);&quot;.&quot;;&quot;,&quot;));&quot;000&quot;); &quot; &quot;)" office:value-type="string" office:string-value="073 ">
            <text:p>073 </text:p>
          </table:table-cell>
          <table:table-cell table:style-name="ce3" table:formula="of:=CONCATENATE(TEXT(VALUE(SUBSTITUTE(MID([.$A127];21;3);&quot;.&quot;;&quot;,&quot;));&quot;000&quot;); &quot; &quot;)" office:value-type="string" office:string-value="085 ">
            <text:p>085 </text:p>
          </table:table-cell>
          <table:table-cell table:style-name="ce3" table:formula="of:=CONCATENATE(TEXT(VALUE(SUBSTITUTE(MID([.$A127];25;3);&quot;.&quot;;&quot;,&quot;));&quot;000&quot;); &quot; &quot;)" office:value-type="string" office:string-value="084 ">
            <text:p>084 </text:p>
          </table:table-cell>
          <table:table-cell table:style-name="ce12" table:formula="of:=CONCATENATE([.B127];&quot;&quot;;[.C127];&quot;&quot;;[.D127];&quot;&quot;;[.E127];&quot;&quot;;[.F127];&quot;&quot;;[.G127];&quot;&quot;;[.H127];&quot;&quot;;[.J127];&quot;&quot;;[.I127])" office:value-type="string" office:string-value="067 074 073 084 085 ">
            <text:p>067 074 073 084 085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75 074 086 085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68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28];43;3);&quot;.&quot;;&quot;,&quot;));&quot;000&quot;); &quot; &quot;)" office:value-type="string" office:string-value="068 ">
            <text:p>068 </text:p>
          </table:table-cell>
          <table:table-cell table:style-name="ce3" table:formula="of:=CONCATENATE(TEXT(VALUE(SUBSTITUTE(MID([.$A128];13;3);&quot;.&quot;;&quot;,&quot;));&quot;000&quot;); &quot; &quot;)" office:value-type="string" office:string-value="075 ">
            <text:p>075 </text:p>
          </table:table-cell>
          <table:table-cell table:style-name="ce3" table:formula="of:=CONCATENATE(TEXT(VALUE(SUBSTITUTE(MID([.$A128];17;3);&quot;.&quot;;&quot;,&quot;));&quot;000&quot;); &quot; &quot;)" office:value-type="string" office:string-value="074 ">
            <text:p>074 </text:p>
          </table:table-cell>
          <table:table-cell table:style-name="ce3" table:formula="of:=CONCATENATE(TEXT(VALUE(SUBSTITUTE(MID([.$A128];21;3);&quot;.&quot;;&quot;,&quot;));&quot;000&quot;); &quot; &quot;)" office:value-type="string" office:string-value="086 ">
            <text:p>086 </text:p>
          </table:table-cell>
          <table:table-cell table:style-name="ce3" table:formula="of:=CONCATENATE(TEXT(VALUE(SUBSTITUTE(MID([.$A128];25;3);&quot;.&quot;;&quot;,&quot;));&quot;000&quot;); &quot; &quot;)" office:value-type="string" office:string-value="085 ">
            <text:p>085 </text:p>
          </table:table-cell>
          <table:table-cell table:style-name="ce12" table:formula="of:=CONCATENATE([.B128];&quot;&quot;;[.C128];&quot;&quot;;[.D128];&quot;&quot;;[.E128];&quot;&quot;;[.F128];&quot;&quot;;[.G128];&quot;&quot;;[.H128];&quot;&quot;;[.J128];&quot;&quot;;[.I128])" office:value-type="string" office:string-value="068 075 074 085 086 ">
            <text:p>068 075 074 085 086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76 075 087 086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69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29];43;3);&quot;.&quot;;&quot;,&quot;));&quot;000&quot;); &quot; &quot;)" office:value-type="string" office:string-value="069 ">
            <text:p>069 </text:p>
          </table:table-cell>
          <table:table-cell table:style-name="ce3" table:formula="of:=CONCATENATE(TEXT(VALUE(SUBSTITUTE(MID([.$A129];13;3);&quot;.&quot;;&quot;,&quot;));&quot;000&quot;); &quot; &quot;)" office:value-type="string" office:string-value="076 ">
            <text:p>076 </text:p>
          </table:table-cell>
          <table:table-cell table:style-name="ce3" table:formula="of:=CONCATENATE(TEXT(VALUE(SUBSTITUTE(MID([.$A129];17;3);&quot;.&quot;;&quot;,&quot;));&quot;000&quot;); &quot; &quot;)" office:value-type="string" office:string-value="075 ">
            <text:p>075 </text:p>
          </table:table-cell>
          <table:table-cell table:style-name="ce3" table:formula="of:=CONCATENATE(TEXT(VALUE(SUBSTITUTE(MID([.$A129];21;3);&quot;.&quot;;&quot;,&quot;));&quot;000&quot;); &quot; &quot;)" office:value-type="string" office:string-value="087 ">
            <text:p>087 </text:p>
          </table:table-cell>
          <table:table-cell table:style-name="ce3" table:formula="of:=CONCATENATE(TEXT(VALUE(SUBSTITUTE(MID([.$A129];25;3);&quot;.&quot;;&quot;,&quot;));&quot;000&quot;); &quot; &quot;)" office:value-type="string" office:string-value="086 ">
            <text:p>086 </text:p>
          </table:table-cell>
          <table:table-cell table:style-name="ce12" table:formula="of:=CONCATENATE([.B129];&quot;&quot;;[.C129];&quot;&quot;;[.D129];&quot;&quot;;[.E129];&quot;&quot;;[.F129];&quot;&quot;;[.G129];&quot;&quot;;[.H129];&quot;&quot;;[.J129];&quot;&quot;;[.I129])" office:value-type="string" office:string-value="069 076 075 086 087 ">
            <text:p>069 076 075 086 087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77 076 088 087"</text:span><text:span text:style-name="T1"> </text:span><text:span text:style-name="T3">et</text:span><text:span text:style-name="T4">=</text:span><text:span text:style-name="T5">"2"</text:span><text:span text:style-name="T1"> </text:span><text:span text:style-name="T3">m</text:span><text:span text:style-name="T4">=</text:span><text:span text:style-name="T5">"1"</text:span><text:span text:style-name="T2">&gt;</text:span><text:span text:style-name="T1">070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30];43;3);&quot;.&quot;;&quot;,&quot;));&quot;000&quot;); &quot; &quot;)" office:value-type="string" office:string-value="070 ">
            <text:p>070 </text:p>
          </table:table-cell>
          <table:table-cell table:style-name="ce3" table:formula="of:=CONCATENATE(TEXT(VALUE(SUBSTITUTE(MID([.$A130];13;3);&quot;.&quot;;&quot;,&quot;));&quot;000&quot;); &quot; &quot;)" office:value-type="string" office:string-value="077 ">
            <text:p>077 </text:p>
          </table:table-cell>
          <table:table-cell table:style-name="ce3" table:formula="of:=CONCATENATE(TEXT(VALUE(SUBSTITUTE(MID([.$A130];17;3);&quot;.&quot;;&quot;,&quot;));&quot;000&quot;); &quot; &quot;)" office:value-type="string" office:string-value="076 ">
            <text:p>076 </text:p>
          </table:table-cell>
          <table:table-cell table:style-name="ce3" table:formula="of:=CONCATENATE(TEXT(VALUE(SUBSTITUTE(MID([.$A130];21;3);&quot;.&quot;;&quot;,&quot;));&quot;000&quot;); &quot; &quot;)" office:value-type="string" office:string-value="088 ">
            <text:p>088 </text:p>
          </table:table-cell>
          <table:table-cell table:style-name="ce3" table:formula="of:=CONCATENATE(TEXT(VALUE(SUBSTITUTE(MID([.$A130];25;3);&quot;.&quot;;&quot;,&quot;));&quot;000&quot;); &quot; &quot;)" office:value-type="string" office:string-value="087 ">
            <text:p>087 </text:p>
          </table:table-cell>
          <table:table-cell table:style-name="ce12" table:formula="of:=CONCATENATE([.B130];&quot;&quot;;[.C130];&quot;&quot;;[.D130];&quot;&quot;;[.E130];&quot;&quot;;[.F130];&quot;&quot;;[.G130];&quot;&quot;;[.H130];&quot;&quot;;[.J130];&quot;&quot;;[.I130])" office:value-type="string" office:string-value="070 077 076 087 088 ">
            <text:p>070 077 076 087 088 </text:p>
          </table:table-cell>
          <table:table-cell table:number-columns-repeated="1003"/>
        </table:table-row>
        <table:table-row table:style-name="ro1">
          <table:table-cell table:style-name="ce10" office:value-type="string">
            <text:p><text:s/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12" table:formula="of:=CONCATENATE([.B131];&quot;&quot;;[.C131];&quot;&quot;;[.D131];&quot;&quot;;[.E131];&quot;&quot;;[.F131];&quot;&quot;;[.G131];&quot;&quot;;[.H131];&quot;&quot;;[.J131];&quot;&quot;;[.I131])">
            <text:p/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79 078 090 089"</text:span><text:span text:style-name="T1"> </text:span><text:span text:style-name="T3">et</text:span><text:span text:style-name="T4">=</text:span><text:span text:style-name="T5">"2"</text:span><text:span text:style-name="T1"> </text:span><text:span text:style-name="T3">m</text:span><text:span text:style-name="T4">=</text:span><text:span text:style-name="T5">"1"</text:span><text:span text:style-name="T2">&gt;</text:span><text:span text:style-name="T1">071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32];43;3);&quot;.&quot;;&quot;,&quot;));&quot;000&quot;); &quot; &quot;)" office:value-type="string" office:string-value="071 ">
            <text:p>071 </text:p>
          </table:table-cell>
          <table:table-cell table:style-name="ce3" table:formula="of:=CONCATENATE(TEXT(VALUE(SUBSTITUTE(MID([.$A132];13;3);&quot;.&quot;;&quot;,&quot;));&quot;000&quot;); &quot; &quot;)" office:value-type="string" office:string-value="079 ">
            <text:p>079 </text:p>
          </table:table-cell>
          <table:table-cell table:style-name="ce3" table:formula="of:=CONCATENATE(TEXT(VALUE(SUBSTITUTE(MID([.$A132];17;3);&quot;.&quot;;&quot;,&quot;));&quot;000&quot;); &quot; &quot;)" office:value-type="string" office:string-value="078 ">
            <text:p>078 </text:p>
          </table:table-cell>
          <table:table-cell table:style-name="ce3" table:formula="of:=CONCATENATE(TEXT(VALUE(SUBSTITUTE(MID([.$A132];21;3);&quot;.&quot;;&quot;,&quot;));&quot;000&quot;); &quot; &quot;)" office:value-type="string" office:string-value="090 ">
            <text:p>090 </text:p>
          </table:table-cell>
          <table:table-cell table:style-name="ce3" table:formula="of:=CONCATENATE(TEXT(VALUE(SUBSTITUTE(MID([.$A132];25;3);&quot;.&quot;;&quot;,&quot;));&quot;000&quot;); &quot; &quot;)" office:value-type="string" office:string-value="089 ">
            <text:p>089 </text:p>
          </table:table-cell>
          <table:table-cell table:style-name="ce12" table:formula="of:=CONCATENATE([.B132];&quot;&quot;;[.C132];&quot;&quot;;[.D132];&quot;&quot;;[.E132];&quot;&quot;;[.F132];&quot;&quot;;[.G132];&quot;&quot;;[.H132];&quot;&quot;;[.J132];&quot;&quot;;[.I132])" office:value-type="string" office:string-value="071 079 078 089 090 ">
            <text:p>071 079 078 089 090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80 079 091 090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72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33];43;3);&quot;.&quot;;&quot;,&quot;));&quot;000&quot;); &quot; &quot;)" office:value-type="string" office:string-value="072 ">
            <text:p>072 </text:p>
          </table:table-cell>
          <table:table-cell table:style-name="ce3" table:formula="of:=CONCATENATE(TEXT(VALUE(SUBSTITUTE(MID([.$A133];13;3);&quot;.&quot;;&quot;,&quot;));&quot;000&quot;); &quot; &quot;)" office:value-type="string" office:string-value="080 ">
            <text:p>080 </text:p>
          </table:table-cell>
          <table:table-cell table:style-name="ce3" table:formula="of:=CONCATENATE(TEXT(VALUE(SUBSTITUTE(MID([.$A133];17;3);&quot;.&quot;;&quot;,&quot;));&quot;000&quot;); &quot; &quot;)" office:value-type="string" office:string-value="079 ">
            <text:p>079 </text:p>
          </table:table-cell>
          <table:table-cell table:style-name="ce3" table:formula="of:=CONCATENATE(TEXT(VALUE(SUBSTITUTE(MID([.$A133];21;3);&quot;.&quot;;&quot;,&quot;));&quot;000&quot;); &quot; &quot;)" office:value-type="string" office:string-value="091 ">
            <text:p>091 </text:p>
          </table:table-cell>
          <table:table-cell table:style-name="ce3" table:formula="of:=CONCATENATE(TEXT(VALUE(SUBSTITUTE(MID([.$A133];25;3);&quot;.&quot;;&quot;,&quot;));&quot;000&quot;); &quot; &quot;)" office:value-type="string" office:string-value="090 ">
            <text:p>090 </text:p>
          </table:table-cell>
          <table:table-cell table:style-name="ce12" table:formula="of:=CONCATENATE([.B133];&quot;&quot;;[.C133];&quot;&quot;;[.D133];&quot;&quot;;[.E133];&quot;&quot;;[.F133];&quot;&quot;;[.G133];&quot;&quot;;[.H133];&quot;&quot;;[.J133];&quot;&quot;;[.I133])" office:value-type="string" office:string-value="072 080 079 090 091 ">
            <text:p>072 080 079 090 091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81 080 092 091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73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34];43;3);&quot;.&quot;;&quot;,&quot;));&quot;000&quot;); &quot; &quot;)" office:value-type="string" office:string-value="073 ">
            <text:p>073 </text:p>
          </table:table-cell>
          <table:table-cell table:style-name="ce3" table:formula="of:=CONCATENATE(TEXT(VALUE(SUBSTITUTE(MID([.$A134];13;3);&quot;.&quot;;&quot;,&quot;));&quot;000&quot;); &quot; &quot;)" office:value-type="string" office:string-value="081 ">
            <text:p>081 </text:p>
          </table:table-cell>
          <table:table-cell table:style-name="ce3" table:formula="of:=CONCATENATE(TEXT(VALUE(SUBSTITUTE(MID([.$A134];17;3);&quot;.&quot;;&quot;,&quot;));&quot;000&quot;); &quot; &quot;)" office:value-type="string" office:string-value="080 ">
            <text:p>080 </text:p>
          </table:table-cell>
          <table:table-cell table:style-name="ce3" table:formula="of:=CONCATENATE(TEXT(VALUE(SUBSTITUTE(MID([.$A134];21;3);&quot;.&quot;;&quot;,&quot;));&quot;000&quot;); &quot; &quot;)" office:value-type="string" office:string-value="092 ">
            <text:p>092 </text:p>
          </table:table-cell>
          <table:table-cell table:style-name="ce3" table:formula="of:=CONCATENATE(TEXT(VALUE(SUBSTITUTE(MID([.$A134];25;3);&quot;.&quot;;&quot;,&quot;));&quot;000&quot;); &quot; &quot;)" office:value-type="string" office:string-value="091 ">
            <text:p>091 </text:p>
          </table:table-cell>
          <table:table-cell table:style-name="ce12" table:formula="of:=CONCATENATE([.B134];&quot;&quot;;[.C134];&quot;&quot;;[.D134];&quot;&quot;;[.E134];&quot;&quot;;[.F134];&quot;&quot;;[.G134];&quot;&quot;;[.H134];&quot;&quot;;[.J134];&quot;&quot;;[.I134])" office:value-type="string" office:string-value="073 081 080 091 092 ">
            <text:p>073 081 080 091 092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82 081 093 092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74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35];43;3);&quot;.&quot;;&quot;,&quot;));&quot;000&quot;); &quot; &quot;)" office:value-type="string" office:string-value="074 ">
            <text:p>074 </text:p>
          </table:table-cell>
          <table:table-cell table:style-name="ce3" table:formula="of:=CONCATENATE(TEXT(VALUE(SUBSTITUTE(MID([.$A135];13;3);&quot;.&quot;;&quot;,&quot;));&quot;000&quot;); &quot; &quot;)" office:value-type="string" office:string-value="082 ">
            <text:p>082 </text:p>
          </table:table-cell>
          <table:table-cell table:style-name="ce3" table:formula="of:=CONCATENATE(TEXT(VALUE(SUBSTITUTE(MID([.$A135];17;3);&quot;.&quot;;&quot;,&quot;));&quot;000&quot;); &quot; &quot;)" office:value-type="string" office:string-value="081 ">
            <text:p>081 </text:p>
          </table:table-cell>
          <table:table-cell table:style-name="ce3" table:formula="of:=CONCATENATE(TEXT(VALUE(SUBSTITUTE(MID([.$A135];21;3);&quot;.&quot;;&quot;,&quot;));&quot;000&quot;); &quot; &quot;)" office:value-type="string" office:string-value="093 ">
            <text:p>093 </text:p>
          </table:table-cell>
          <table:table-cell table:style-name="ce3" table:formula="of:=CONCATENATE(TEXT(VALUE(SUBSTITUTE(MID([.$A135];25;3);&quot;.&quot;;&quot;,&quot;));&quot;000&quot;); &quot; &quot;)" office:value-type="string" office:string-value="092 ">
            <text:p>092 </text:p>
          </table:table-cell>
          <table:table-cell table:style-name="ce12" table:formula="of:=CONCATENATE([.B135];&quot;&quot;;[.C135];&quot;&quot;;[.D135];&quot;&quot;;[.E135];&quot;&quot;;[.F135];&quot;&quot;;[.G135];&quot;&quot;;[.H135];&quot;&quot;;[.J135];&quot;&quot;;[.I135])" office:value-type="string" office:string-value="074 082 081 092 093 ">
            <text:p>074 082 081 092 093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83 082 094 093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75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36];43;3);&quot;.&quot;;&quot;,&quot;));&quot;000&quot;); &quot; &quot;)" office:value-type="string" office:string-value="075 ">
            <text:p>075 </text:p>
          </table:table-cell>
          <table:table-cell table:style-name="ce3" table:formula="of:=CONCATENATE(TEXT(VALUE(SUBSTITUTE(MID([.$A136];13;3);&quot;.&quot;;&quot;,&quot;));&quot;000&quot;); &quot; &quot;)" office:value-type="string" office:string-value="083 ">
            <text:p>083 </text:p>
          </table:table-cell>
          <table:table-cell table:style-name="ce3" table:formula="of:=CONCATENATE(TEXT(VALUE(SUBSTITUTE(MID([.$A136];17;3);&quot;.&quot;;&quot;,&quot;));&quot;000&quot;); &quot; &quot;)" office:value-type="string" office:string-value="082 ">
            <text:p>082 </text:p>
          </table:table-cell>
          <table:table-cell table:style-name="ce3" table:formula="of:=CONCATENATE(TEXT(VALUE(SUBSTITUTE(MID([.$A136];21;3);&quot;.&quot;;&quot;,&quot;));&quot;000&quot;); &quot; &quot;)" office:value-type="string" office:string-value="094 ">
            <text:p>094 </text:p>
          </table:table-cell>
          <table:table-cell table:style-name="ce3" table:formula="of:=CONCATENATE(TEXT(VALUE(SUBSTITUTE(MID([.$A136];25;3);&quot;.&quot;;&quot;,&quot;));&quot;000&quot;); &quot; &quot;)" office:value-type="string" office:string-value="093 ">
            <text:p>093 </text:p>
          </table:table-cell>
          <table:table-cell table:style-name="ce12" table:formula="of:=CONCATENATE([.B136];&quot;&quot;;[.C136];&quot;&quot;;[.D136];&quot;&quot;;[.E136];&quot;&quot;;[.F136];&quot;&quot;;[.G136];&quot;&quot;;[.H136];&quot;&quot;;[.J136];&quot;&quot;;[.I136])" office:value-type="string" office:string-value="075 083 082 093 094 ">
            <text:p>075 083 082 093 094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84 083 095 094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76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37];43;3);&quot;.&quot;;&quot;,&quot;));&quot;000&quot;); &quot; &quot;)" office:value-type="string" office:string-value="076 ">
            <text:p>076 </text:p>
          </table:table-cell>
          <table:table-cell table:style-name="ce3" table:formula="of:=CONCATENATE(TEXT(VALUE(SUBSTITUTE(MID([.$A137];13;3);&quot;.&quot;;&quot;,&quot;));&quot;000&quot;); &quot; &quot;)" office:value-type="string" office:string-value="084 ">
            <text:p>084 </text:p>
          </table:table-cell>
          <table:table-cell table:style-name="ce3" table:formula="of:=CONCATENATE(TEXT(VALUE(SUBSTITUTE(MID([.$A137];17;3);&quot;.&quot;;&quot;,&quot;));&quot;000&quot;); &quot; &quot;)" office:value-type="string" office:string-value="083 ">
            <text:p>083 </text:p>
          </table:table-cell>
          <table:table-cell table:style-name="ce3" table:formula="of:=CONCATENATE(TEXT(VALUE(SUBSTITUTE(MID([.$A137];21;3);&quot;.&quot;;&quot;,&quot;));&quot;000&quot;); &quot; &quot;)" office:value-type="string" office:string-value="095 ">
            <text:p>095 </text:p>
          </table:table-cell>
          <table:table-cell table:style-name="ce3" table:formula="of:=CONCATENATE(TEXT(VALUE(SUBSTITUTE(MID([.$A137];25;3);&quot;.&quot;;&quot;,&quot;));&quot;000&quot;); &quot; &quot;)" office:value-type="string" office:string-value="094 ">
            <text:p>094 </text:p>
          </table:table-cell>
          <table:table-cell table:style-name="ce12" table:formula="of:=CONCATENATE([.B137];&quot;&quot;;[.C137];&quot;&quot;;[.D137];&quot;&quot;;[.E137];&quot;&quot;;[.F137];&quot;&quot;;[.G137];&quot;&quot;;[.H137];&quot;&quot;;[.J137];&quot;&quot;;[.I137])" office:value-type="string" office:string-value="076 084 083 094 095 ">
            <text:p>076 084 083 094 095 </text:p>
          </table:table-cell>
          <table:table-cell table:style-name="ce1" table:number-columns-repeated="5"/>
          <table:table-cell table:number-columns-repeated="998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85 084 096 095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77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38];43;3);&quot;.&quot;;&quot;,&quot;));&quot;000&quot;); &quot; &quot;)" office:value-type="string" office:string-value="077 ">
            <text:p>077 </text:p>
          </table:table-cell>
          <table:table-cell table:style-name="ce3" table:formula="of:=CONCATENATE(TEXT(VALUE(SUBSTITUTE(MID([.$A138];13;3);&quot;.&quot;;&quot;,&quot;));&quot;000&quot;); &quot; &quot;)" office:value-type="string" office:string-value="085 ">
            <text:p>085 </text:p>
          </table:table-cell>
          <table:table-cell table:style-name="ce3" table:formula="of:=CONCATENATE(TEXT(VALUE(SUBSTITUTE(MID([.$A138];17;3);&quot;.&quot;;&quot;,&quot;));&quot;000&quot;); &quot; &quot;)" office:value-type="string" office:string-value="084 ">
            <text:p>084 </text:p>
          </table:table-cell>
          <table:table-cell table:style-name="ce3" table:formula="of:=CONCATENATE(TEXT(VALUE(SUBSTITUTE(MID([.$A138];21;3);&quot;.&quot;;&quot;,&quot;));&quot;000&quot;); &quot; &quot;)" office:value-type="string" office:string-value="096 ">
            <text:p>096 </text:p>
          </table:table-cell>
          <table:table-cell table:style-name="ce3" table:formula="of:=CONCATENATE(TEXT(VALUE(SUBSTITUTE(MID([.$A138];25;3);&quot;.&quot;;&quot;,&quot;));&quot;000&quot;); &quot; &quot;)" office:value-type="string" office:string-value="095 ">
            <text:p>095 </text:p>
          </table:table-cell>
          <table:table-cell table:style-name="ce12" table:formula="of:=CONCATENATE([.B138];&quot;&quot;;[.C138];&quot;&quot;;[.D138];&quot;&quot;;[.E138];&quot;&quot;;[.F138];&quot;&quot;;[.G138];&quot;&quot;;[.H138];&quot;&quot;;[.J138];&quot;&quot;;[.I138])" office:value-type="string" office:string-value="077 085 084 095 096 ">
            <text:p>077 085 084 095 096 </text:p>
          </table:table-cell>
          <table:table-cell table:style-name="ce1" table:number-columns-repeated="5"/>
          <table:table-cell table:number-columns-repeated="998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86 085 097 096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78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39];43;3);&quot;.&quot;;&quot;,&quot;));&quot;000&quot;); &quot; &quot;)" office:value-type="string" office:string-value="078 ">
            <text:p>078 </text:p>
          </table:table-cell>
          <table:table-cell table:style-name="ce3" table:formula="of:=CONCATENATE(TEXT(VALUE(SUBSTITUTE(MID([.$A139];13;3);&quot;.&quot;;&quot;,&quot;));&quot;000&quot;); &quot; &quot;)" office:value-type="string" office:string-value="086 ">
            <text:p>086 </text:p>
          </table:table-cell>
          <table:table-cell table:style-name="ce3" table:formula="of:=CONCATENATE(TEXT(VALUE(SUBSTITUTE(MID([.$A139];17;3);&quot;.&quot;;&quot;,&quot;));&quot;000&quot;); &quot; &quot;)" office:value-type="string" office:string-value="085 ">
            <text:p>085 </text:p>
          </table:table-cell>
          <table:table-cell table:style-name="ce3" table:formula="of:=CONCATENATE(TEXT(VALUE(SUBSTITUTE(MID([.$A139];21;3);&quot;.&quot;;&quot;,&quot;));&quot;000&quot;); &quot; &quot;)" office:value-type="string" office:string-value="097 ">
            <text:p>097 </text:p>
          </table:table-cell>
          <table:table-cell table:style-name="ce3" table:formula="of:=CONCATENATE(TEXT(VALUE(SUBSTITUTE(MID([.$A139];25;3);&quot;.&quot;;&quot;,&quot;));&quot;000&quot;); &quot; &quot;)" office:value-type="string" office:string-value="096 ">
            <text:p>096 </text:p>
          </table:table-cell>
          <table:table-cell table:style-name="ce12" table:formula="of:=CONCATENATE([.B139];&quot;&quot;;[.C139];&quot;&quot;;[.D139];&quot;&quot;;[.E139];&quot;&quot;;[.F139];&quot;&quot;;[.G139];&quot;&quot;;[.H139];&quot;&quot;;[.J139];&quot;&quot;;[.I139])" office:value-type="string" office:string-value="078 086 085 096 097 ">
            <text:p>078 086 085 096 097 </text:p>
          </table:table-cell>
          <table:table-cell table:style-name="ce1" table:number-columns-repeated="5"/>
          <table:table-cell table:number-columns-repeated="998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87 086 098 097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79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40];43;3);&quot;.&quot;;&quot;,&quot;));&quot;000&quot;); &quot; &quot;)" office:value-type="string" office:string-value="079 ">
            <text:p>079 </text:p>
          </table:table-cell>
          <table:table-cell table:style-name="ce3" table:formula="of:=CONCATENATE(TEXT(VALUE(SUBSTITUTE(MID([.$A140];13;3);&quot;.&quot;;&quot;,&quot;));&quot;000&quot;); &quot; &quot;)" office:value-type="string" office:string-value="087 ">
            <text:p>087 </text:p>
          </table:table-cell>
          <table:table-cell table:style-name="ce3" table:formula="of:=CONCATENATE(TEXT(VALUE(SUBSTITUTE(MID([.$A140];17;3);&quot;.&quot;;&quot;,&quot;));&quot;000&quot;); &quot; &quot;)" office:value-type="string" office:string-value="086 ">
            <text:p>086 </text:p>
          </table:table-cell>
          <table:table-cell table:style-name="ce3" table:formula="of:=CONCATENATE(TEXT(VALUE(SUBSTITUTE(MID([.$A140];21;3);&quot;.&quot;;&quot;,&quot;));&quot;000&quot;); &quot; &quot;)" office:value-type="string" office:string-value="098 ">
            <text:p>098 </text:p>
          </table:table-cell>
          <table:table-cell table:style-name="ce3" table:formula="of:=CONCATENATE(TEXT(VALUE(SUBSTITUTE(MID([.$A140];25;3);&quot;.&quot;;&quot;,&quot;));&quot;000&quot;); &quot; &quot;)" office:value-type="string" office:string-value="097 ">
            <text:p>097 </text:p>
          </table:table-cell>
          <table:table-cell table:style-name="ce12" table:formula="of:=CONCATENATE([.B140];&quot;&quot;;[.C140];&quot;&quot;;[.D140];&quot;&quot;;[.E140];&quot;&quot;;[.F140];&quot;&quot;;[.G140];&quot;&quot;;[.H140];&quot;&quot;;[.J140];&quot;&quot;;[.I140])" office:value-type="string" office:string-value="079 087 086 097 098 ">
            <text:p>079 087 086 097 098 </text:p>
          </table:table-cell>
          <table:table-cell table:style-name="ce1" table:number-columns-repeated="5"/>
          <table:table-cell table:number-columns-repeated="998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88 087 099 098"</text:span><text:span text:style-name="T1"> </text:span><text:span text:style-name="T3">et</text:span><text:span text:style-name="T4">=</text:span><text:span text:style-name="T5">"2"</text:span><text:span text:style-name="T1"> </text:span><text:span text:style-name="T3">m</text:span><text:span text:style-name="T4">=</text:span><text:span text:style-name="T5">"1"</text:span><text:span text:style-name="T2">&gt;</text:span><text:span text:style-name="T1">080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41];43;3);&quot;.&quot;;&quot;,&quot;));&quot;000&quot;); &quot; &quot;)" office:value-type="string" office:string-value="080 ">
            <text:p>080 </text:p>
          </table:table-cell>
          <table:table-cell table:style-name="ce3" table:formula="of:=CONCATENATE(TEXT(VALUE(SUBSTITUTE(MID([.$A141];13;3);&quot;.&quot;;&quot;,&quot;));&quot;000&quot;); &quot; &quot;)" office:value-type="string" office:string-value="088 ">
            <text:p>088 </text:p>
          </table:table-cell>
          <table:table-cell table:style-name="ce3" table:formula="of:=CONCATENATE(TEXT(VALUE(SUBSTITUTE(MID([.$A141];17;3);&quot;.&quot;;&quot;,&quot;));&quot;000&quot;); &quot; &quot;)" office:value-type="string" office:string-value="087 ">
            <text:p>087 </text:p>
          </table:table-cell>
          <table:table-cell table:style-name="ce3" table:formula="of:=CONCATENATE(TEXT(VALUE(SUBSTITUTE(MID([.$A141];21;3);&quot;.&quot;;&quot;,&quot;));&quot;000&quot;); &quot; &quot;)" office:value-type="string" office:string-value="099 ">
            <text:p>099 </text:p>
          </table:table-cell>
          <table:table-cell table:style-name="ce3" table:formula="of:=CONCATENATE(TEXT(VALUE(SUBSTITUTE(MID([.$A141];25;3);&quot;.&quot;;&quot;,&quot;));&quot;000&quot;); &quot; &quot;)" office:value-type="string" office:string-value="098 ">
            <text:p>098 </text:p>
          </table:table-cell>
          <table:table-cell table:style-name="ce12" table:formula="of:=CONCATENATE([.B141];&quot;&quot;;[.C141];&quot;&quot;;[.D141];&quot;&quot;;[.E141];&quot;&quot;;[.F141];&quot;&quot;;[.G141];&quot;&quot;;[.H141];&quot;&quot;;[.J141];&quot;&quot;;[.I141])" office:value-type="string" office:string-value="080 088 087 098 099 ">
            <text:p>080 088 087 098 099 </text:p>
          </table:table-cell>
          <table:table-cell table:style-name="ce1" table:number-columns-repeated="5"/>
          <table:table-cell table:number-columns-repeated="998"/>
        </table:table-row>
        <table:table-row table:style-name="ro1">
          <table:table-cell table:style-name="ce10" office:value-type="string">
            <text:p><text:s/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12" table:formula="of:=CONCATENATE([.B142];&quot;&quot;;[.C142];&quot;&quot;;[.D142];&quot;&quot;;[.E142];&quot;&quot;;[.F142];&quot;&quot;;[.G142];&quot;&quot;;[.H142];&quot;&quot;;[.J142];&quot;&quot;;[.I142])">
            <text:p/>
          </table:table-cell>
          <table:table-cell table:style-name="ce1" table:number-columns-repeated="5"/>
          <table:table-cell table:number-columns-repeated="998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90 089 101 100"</text:span><text:span text:style-name="T1"> </text:span><text:span text:style-name="T3">et</text:span><text:span text:style-name="T4">=</text:span><text:span text:style-name="T5">"2"</text:span><text:span text:style-name="T1"> </text:span><text:span text:style-name="T3">m</text:span><text:span text:style-name="T4">=</text:span><text:span text:style-name="T5">"1"</text:span><text:span text:style-name="T2">&gt;</text:span><text:span text:style-name="T1">081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43];43;3);&quot;.&quot;;&quot;,&quot;));&quot;000&quot;); &quot; &quot;)" office:value-type="string" office:string-value="081 ">
            <text:p>081 </text:p>
          </table:table-cell>
          <table:table-cell table:style-name="ce3" table:formula="of:=CONCATENATE(TEXT(VALUE(SUBSTITUTE(MID([.$A143];13;3);&quot;.&quot;;&quot;,&quot;));&quot;000&quot;); &quot; &quot;)" office:value-type="string" office:string-value="090 ">
            <text:p>090 </text:p>
          </table:table-cell>
          <table:table-cell table:style-name="ce3" table:formula="of:=CONCATENATE(TEXT(VALUE(SUBSTITUTE(MID([.$A143];17;3);&quot;.&quot;;&quot;,&quot;));&quot;000&quot;); &quot; &quot;)" office:value-type="string" office:string-value="089 ">
            <text:p>089 </text:p>
          </table:table-cell>
          <table:table-cell table:style-name="ce3" table:formula="of:=CONCATENATE(TEXT(VALUE(SUBSTITUTE(MID([.$A143];21;3);&quot;.&quot;;&quot;,&quot;));&quot;000&quot;); &quot; &quot;)" office:value-type="string" office:string-value="101 ">
            <text:p>101 </text:p>
          </table:table-cell>
          <table:table-cell table:style-name="ce3" table:formula="of:=CONCATENATE(TEXT(VALUE(SUBSTITUTE(MID([.$A143];25;3);&quot;.&quot;;&quot;,&quot;));&quot;000&quot;); &quot; &quot;)" office:value-type="string" office:string-value="100 ">
            <text:p>100 </text:p>
          </table:table-cell>
          <table:table-cell table:style-name="ce12" table:formula="of:=CONCATENATE([.B143];&quot;&quot;;[.C143];&quot;&quot;;[.D143];&quot;&quot;;[.E143];&quot;&quot;;[.F143];&quot;&quot;;[.G143];&quot;&quot;;[.H143];&quot;&quot;;[.J143];&quot;&quot;;[.I143])" office:value-type="string" office:string-value="081 090 089 100 101 ">
            <text:p>081 090 089 100 101 </text:p>
          </table:table-cell>
          <table:table-cell table:style-name="ce1" table:number-columns-repeated="5"/>
          <table:table-cell table:number-columns-repeated="998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91 090 102 101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82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44];43;3);&quot;.&quot;;&quot;,&quot;));&quot;000&quot;); &quot; &quot;)" office:value-type="string" office:string-value="082 ">
            <text:p>082 </text:p>
          </table:table-cell>
          <table:table-cell table:style-name="ce3" table:formula="of:=CONCATENATE(TEXT(VALUE(SUBSTITUTE(MID([.$A144];13;3);&quot;.&quot;;&quot;,&quot;));&quot;000&quot;); &quot; &quot;)" office:value-type="string" office:string-value="091 ">
            <text:p>091 </text:p>
          </table:table-cell>
          <table:table-cell table:style-name="ce3" table:formula="of:=CONCATENATE(TEXT(VALUE(SUBSTITUTE(MID([.$A144];17;3);&quot;.&quot;;&quot;,&quot;));&quot;000&quot;); &quot; &quot;)" office:value-type="string" office:string-value="090 ">
            <text:p>090 </text:p>
          </table:table-cell>
          <table:table-cell table:style-name="ce3" table:formula="of:=CONCATENATE(TEXT(VALUE(SUBSTITUTE(MID([.$A144];21;3);&quot;.&quot;;&quot;,&quot;));&quot;000&quot;); &quot; &quot;)" office:value-type="string" office:string-value="102 ">
            <text:p>102 </text:p>
          </table:table-cell>
          <table:table-cell table:style-name="ce3" table:formula="of:=CONCATENATE(TEXT(VALUE(SUBSTITUTE(MID([.$A144];25;3);&quot;.&quot;;&quot;,&quot;));&quot;000&quot;); &quot; &quot;)" office:value-type="string" office:string-value="101 ">
            <text:p>101 </text:p>
          </table:table-cell>
          <table:table-cell table:style-name="ce12" table:formula="of:=CONCATENATE([.B144];&quot;&quot;;[.C144];&quot;&quot;;[.D144];&quot;&quot;;[.E144];&quot;&quot;;[.F144];&quot;&quot;;[.G144];&quot;&quot;;[.H144];&quot;&quot;;[.J144];&quot;&quot;;[.I144])" office:value-type="string" office:string-value="082 091 090 101 102 ">
            <text:p>082 091 090 101 102 </text:p>
          </table:table-cell>
          <table:table-cell table:style-name="ce1" table:number-columns-repeated="5"/>
          <table:table-cell table:number-columns-repeated="998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92 091 103 102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83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45];43;3);&quot;.&quot;;&quot;,&quot;));&quot;000&quot;); &quot; &quot;)" office:value-type="string" office:string-value="083 ">
            <text:p>083 </text:p>
          </table:table-cell>
          <table:table-cell table:style-name="ce3" table:formula="of:=CONCATENATE(TEXT(VALUE(SUBSTITUTE(MID([.$A145];13;3);&quot;.&quot;;&quot;,&quot;));&quot;000&quot;); &quot; &quot;)" office:value-type="string" office:string-value="092 ">
            <text:p>092 </text:p>
          </table:table-cell>
          <table:table-cell table:style-name="ce3" table:formula="of:=CONCATENATE(TEXT(VALUE(SUBSTITUTE(MID([.$A145];17;3);&quot;.&quot;;&quot;,&quot;));&quot;000&quot;); &quot; &quot;)" office:value-type="string" office:string-value="091 ">
            <text:p>091 </text:p>
          </table:table-cell>
          <table:table-cell table:style-name="ce3" table:formula="of:=CONCATENATE(TEXT(VALUE(SUBSTITUTE(MID([.$A145];21;3);&quot;.&quot;;&quot;,&quot;));&quot;000&quot;); &quot; &quot;)" office:value-type="string" office:string-value="103 ">
            <text:p>103 </text:p>
          </table:table-cell>
          <table:table-cell table:style-name="ce3" table:formula="of:=CONCATENATE(TEXT(VALUE(SUBSTITUTE(MID([.$A145];25;3);&quot;.&quot;;&quot;,&quot;));&quot;000&quot;); &quot; &quot;)" office:value-type="string" office:string-value="102 ">
            <text:p>102 </text:p>
          </table:table-cell>
          <table:table-cell table:style-name="ce12" table:formula="of:=CONCATENATE([.B145];&quot;&quot;;[.C145];&quot;&quot;;[.D145];&quot;&quot;;[.E145];&quot;&quot;;[.F145];&quot;&quot;;[.G145];&quot;&quot;;[.H145];&quot;&quot;;[.J145];&quot;&quot;;[.I145])" office:value-type="string" office:string-value="083 092 091 102 103 ">
            <text:p>083 092 091 102 103 </text:p>
          </table:table-cell>
          <table:table-cell table:style-name="ce1" table:number-columns-repeated="5"/>
          <table:table-cell table:number-columns-repeated="998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93 092 104 103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84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46];43;3);&quot;.&quot;;&quot;,&quot;));&quot;000&quot;); &quot; &quot;)" office:value-type="string" office:string-value="084 ">
            <text:p>084 </text:p>
          </table:table-cell>
          <table:table-cell table:style-name="ce3" table:formula="of:=CONCATENATE(TEXT(VALUE(SUBSTITUTE(MID([.$A146];13;3);&quot;.&quot;;&quot;,&quot;));&quot;000&quot;); &quot; &quot;)" office:value-type="string" office:string-value="093 ">
            <text:p>093 </text:p>
          </table:table-cell>
          <table:table-cell table:style-name="ce3" table:formula="of:=CONCATENATE(TEXT(VALUE(SUBSTITUTE(MID([.$A146];17;3);&quot;.&quot;;&quot;,&quot;));&quot;000&quot;); &quot; &quot;)" office:value-type="string" office:string-value="092 ">
            <text:p>092 </text:p>
          </table:table-cell>
          <table:table-cell table:style-name="ce3" table:formula="of:=CONCATENATE(TEXT(VALUE(SUBSTITUTE(MID([.$A146];21;3);&quot;.&quot;;&quot;,&quot;));&quot;000&quot;); &quot; &quot;)" office:value-type="string" office:string-value="104 ">
            <text:p>104 </text:p>
          </table:table-cell>
          <table:table-cell table:style-name="ce3" table:formula="of:=CONCATENATE(TEXT(VALUE(SUBSTITUTE(MID([.$A146];25;3);&quot;.&quot;;&quot;,&quot;));&quot;000&quot;); &quot; &quot;)" office:value-type="string" office:string-value="103 ">
            <text:p>103 </text:p>
          </table:table-cell>
          <table:table-cell table:style-name="ce12" table:formula="of:=CONCATENATE([.B146];&quot;&quot;;[.C146];&quot;&quot;;[.D146];&quot;&quot;;[.E146];&quot;&quot;;[.F146];&quot;&quot;;[.G146];&quot;&quot;;[.H146];&quot;&quot;;[.J146];&quot;&quot;;[.I146])" office:value-type="string" office:string-value="084 093 092 103 104 ">
            <text:p>084 093 092 103 104 </text:p>
          </table:table-cell>
          <table:table-cell table:style-name="ce1" table:number-columns-repeated="5"/>
          <table:table-cell table:number-columns-repeated="998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94 093 105 104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85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47];43;3);&quot;.&quot;;&quot;,&quot;));&quot;000&quot;); &quot; &quot;)" office:value-type="string" office:string-value="085 ">
            <text:p>085 </text:p>
          </table:table-cell>
          <table:table-cell table:style-name="ce3" table:formula="of:=CONCATENATE(TEXT(VALUE(SUBSTITUTE(MID([.$A147];13;3);&quot;.&quot;;&quot;,&quot;));&quot;000&quot;); &quot; &quot;)" office:value-type="string" office:string-value="094 ">
            <text:p>094 </text:p>
          </table:table-cell>
          <table:table-cell table:style-name="ce3" table:formula="of:=CONCATENATE(TEXT(VALUE(SUBSTITUTE(MID([.$A147];17;3);&quot;.&quot;;&quot;,&quot;));&quot;000&quot;); &quot; &quot;)" office:value-type="string" office:string-value="093 ">
            <text:p>093 </text:p>
          </table:table-cell>
          <table:table-cell table:style-name="ce3" table:formula="of:=CONCATENATE(TEXT(VALUE(SUBSTITUTE(MID([.$A147];21;3);&quot;.&quot;;&quot;,&quot;));&quot;000&quot;); &quot; &quot;)" office:value-type="string" office:string-value="105 ">
            <text:p>105 </text:p>
          </table:table-cell>
          <table:table-cell table:style-name="ce3" table:formula="of:=CONCATENATE(TEXT(VALUE(SUBSTITUTE(MID([.$A147];25;3);&quot;.&quot;;&quot;,&quot;));&quot;000&quot;); &quot; &quot;)" office:value-type="string" office:string-value="104 ">
            <text:p>104 </text:p>
          </table:table-cell>
          <table:table-cell table:style-name="ce12" table:formula="of:=CONCATENATE([.B147];&quot;&quot;;[.C147];&quot;&quot;;[.D147];&quot;&quot;;[.E147];&quot;&quot;;[.F147];&quot;&quot;;[.G147];&quot;&quot;;[.H147];&quot;&quot;;[.J147];&quot;&quot;;[.I147])" office:value-type="string" office:string-value="085 094 093 104 105 ">
            <text:p>085 094 093 104 105 </text:p>
          </table:table-cell>
          <table:table-cell table:style-name="ce1" table:number-columns-repeated="5"/>
          <table:table-cell table:number-columns-repeated="998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95 094 106 105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86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48];43;3);&quot;.&quot;;&quot;,&quot;));&quot;000&quot;); &quot; &quot;)" office:value-type="string" office:string-value="086 ">
            <text:p>086 </text:p>
          </table:table-cell>
          <table:table-cell table:style-name="ce3" table:formula="of:=CONCATENATE(TEXT(VALUE(SUBSTITUTE(MID([.$A148];13;3);&quot;.&quot;;&quot;,&quot;));&quot;000&quot;); &quot; &quot;)" office:value-type="string" office:string-value="095 ">
            <text:p>095 </text:p>
          </table:table-cell>
          <table:table-cell table:style-name="ce3" table:formula="of:=CONCATENATE(TEXT(VALUE(SUBSTITUTE(MID([.$A148];17;3);&quot;.&quot;;&quot;,&quot;));&quot;000&quot;); &quot; &quot;)" office:value-type="string" office:string-value="094 ">
            <text:p>094 </text:p>
          </table:table-cell>
          <table:table-cell table:style-name="ce3" table:formula="of:=CONCATENATE(TEXT(VALUE(SUBSTITUTE(MID([.$A148];21;3);&quot;.&quot;;&quot;,&quot;));&quot;000&quot;); &quot; &quot;)" office:value-type="string" office:string-value="106 ">
            <text:p>106 </text:p>
          </table:table-cell>
          <table:table-cell table:style-name="ce3" table:formula="of:=CONCATENATE(TEXT(VALUE(SUBSTITUTE(MID([.$A148];25;3);&quot;.&quot;;&quot;,&quot;));&quot;000&quot;); &quot; &quot;)" office:value-type="string" office:string-value="105 ">
            <text:p>105 </text:p>
          </table:table-cell>
          <table:table-cell table:style-name="ce12" table:formula="of:=CONCATENATE([.B148];&quot;&quot;;[.C148];&quot;&quot;;[.D148];&quot;&quot;;[.E148];&quot;&quot;;[.F148];&quot;&quot;;[.G148];&quot;&quot;;[.H148];&quot;&quot;;[.J148];&quot;&quot;;[.I148])" office:value-type="string" office:string-value="086 095 094 105 106 ">
            <text:p>086 095 094 105 106 </text:p>
          </table:table-cell>
          <table:table-cell table:style-name="ce1" table:number-columns-repeated="5"/>
          <table:table-cell table:number-columns-repeated="998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96 095 107 106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87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49];43;3);&quot;.&quot;;&quot;,&quot;));&quot;000&quot;); &quot; &quot;)" office:value-type="string" office:string-value="087 ">
            <text:p>087 </text:p>
          </table:table-cell>
          <table:table-cell table:style-name="ce3" table:formula="of:=CONCATENATE(TEXT(VALUE(SUBSTITUTE(MID([.$A149];13;3);&quot;.&quot;;&quot;,&quot;));&quot;000&quot;); &quot; &quot;)" office:value-type="string" office:string-value="096 ">
            <text:p>096 </text:p>
          </table:table-cell>
          <table:table-cell table:style-name="ce3" table:formula="of:=CONCATENATE(TEXT(VALUE(SUBSTITUTE(MID([.$A149];17;3);&quot;.&quot;;&quot;,&quot;));&quot;000&quot;); &quot; &quot;)" office:value-type="string" office:string-value="095 ">
            <text:p>095 </text:p>
          </table:table-cell>
          <table:table-cell table:style-name="ce3" table:formula="of:=CONCATENATE(TEXT(VALUE(SUBSTITUTE(MID([.$A149];21;3);&quot;.&quot;;&quot;,&quot;));&quot;000&quot;); &quot; &quot;)" office:value-type="string" office:string-value="107 ">
            <text:p>107 </text:p>
          </table:table-cell>
          <table:table-cell table:style-name="ce3" table:formula="of:=CONCATENATE(TEXT(VALUE(SUBSTITUTE(MID([.$A149];25;3);&quot;.&quot;;&quot;,&quot;));&quot;000&quot;); &quot; &quot;)" office:value-type="string" office:string-value="106 ">
            <text:p>106 </text:p>
          </table:table-cell>
          <table:table-cell table:style-name="ce12" table:formula="of:=CONCATENATE([.B149];&quot;&quot;;[.C149];&quot;&quot;;[.D149];&quot;&quot;;[.E149];&quot;&quot;;[.F149];&quot;&quot;;[.G149];&quot;&quot;;[.H149];&quot;&quot;;[.J149];&quot;&quot;;[.I149])" office:value-type="string" office:string-value="087 096 095 106 107 ">
            <text:p>087 096 095 106 107 </text:p>
          </table:table-cell>
          <table:table-cell table:style-name="ce1" table:number-columns-repeated="5"/>
          <table:table-cell table:number-columns-repeated="998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97 096 108 107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88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50];43;3);&quot;.&quot;;&quot;,&quot;));&quot;000&quot;); &quot; &quot;)" office:value-type="string" office:string-value="088 ">
            <text:p>088 </text:p>
          </table:table-cell>
          <table:table-cell table:style-name="ce3" table:formula="of:=CONCATENATE(TEXT(VALUE(SUBSTITUTE(MID([.$A150];13;3);&quot;.&quot;;&quot;,&quot;));&quot;000&quot;); &quot; &quot;)" office:value-type="string" office:string-value="097 ">
            <text:p>097 </text:p>
          </table:table-cell>
          <table:table-cell table:style-name="ce3" table:formula="of:=CONCATENATE(TEXT(VALUE(SUBSTITUTE(MID([.$A150];17;3);&quot;.&quot;;&quot;,&quot;));&quot;000&quot;); &quot; &quot;)" office:value-type="string" office:string-value="096 ">
            <text:p>096 </text:p>
          </table:table-cell>
          <table:table-cell table:style-name="ce3" table:formula="of:=CONCATENATE(TEXT(VALUE(SUBSTITUTE(MID([.$A150];21;3);&quot;.&quot;;&quot;,&quot;));&quot;000&quot;); &quot; &quot;)" office:value-type="string" office:string-value="108 ">
            <text:p>108 </text:p>
          </table:table-cell>
          <table:table-cell table:style-name="ce3" table:formula="of:=CONCATENATE(TEXT(VALUE(SUBSTITUTE(MID([.$A150];25;3);&quot;.&quot;;&quot;,&quot;));&quot;000&quot;); &quot; &quot;)" office:value-type="string" office:string-value="107 ">
            <text:p>107 </text:p>
          </table:table-cell>
          <table:table-cell table:style-name="ce12" table:formula="of:=CONCATENATE([.B150];&quot;&quot;;[.C150];&quot;&quot;;[.D150];&quot;&quot;;[.E150];&quot;&quot;;[.F150];&quot;&quot;;[.G150];&quot;&quot;;[.H150];&quot;&quot;;[.J150];&quot;&quot;;[.I150])" office:value-type="string" office:string-value="088 097 096 107 108 ">
            <text:p>088 097 096 107 108 </text:p>
          </table:table-cell>
          <table:table-cell table:style-name="ce1" table:number-columns-repeated="5"/>
          <table:table-cell table:number-columns-repeated="998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98 097 109 108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89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51];43;3);&quot;.&quot;;&quot;,&quot;));&quot;000&quot;); &quot; &quot;)" office:value-type="string" office:string-value="089 ">
            <text:p>089 </text:p>
          </table:table-cell>
          <table:table-cell table:style-name="ce3" table:formula="of:=CONCATENATE(TEXT(VALUE(SUBSTITUTE(MID([.$A151];13;3);&quot;.&quot;;&quot;,&quot;));&quot;000&quot;); &quot; &quot;)" office:value-type="string" office:string-value="098 ">
            <text:p>098 </text:p>
          </table:table-cell>
          <table:table-cell table:style-name="ce3" table:formula="of:=CONCATENATE(TEXT(VALUE(SUBSTITUTE(MID([.$A151];17;3);&quot;.&quot;;&quot;,&quot;));&quot;000&quot;); &quot; &quot;)" office:value-type="string" office:string-value="097 ">
            <text:p>097 </text:p>
          </table:table-cell>
          <table:table-cell table:style-name="ce3" table:formula="of:=CONCATENATE(TEXT(VALUE(SUBSTITUTE(MID([.$A151];21;3);&quot;.&quot;;&quot;,&quot;));&quot;000&quot;); &quot; &quot;)" office:value-type="string" office:string-value="109 ">
            <text:p>109 </text:p>
          </table:table-cell>
          <table:table-cell table:style-name="ce3" table:formula="of:=CONCATENATE(TEXT(VALUE(SUBSTITUTE(MID([.$A151];25;3);&quot;.&quot;;&quot;,&quot;));&quot;000&quot;); &quot; &quot;)" office:value-type="string" office:string-value="108 ">
            <text:p>108 </text:p>
          </table:table-cell>
          <table:table-cell table:style-name="ce12" table:formula="of:=CONCATENATE([.B151];&quot;&quot;;[.C151];&quot;&quot;;[.D151];&quot;&quot;;[.E151];&quot;&quot;;[.F151];&quot;&quot;;[.G151];&quot;&quot;;[.H151];&quot;&quot;;[.J151];&quot;&quot;;[.I151])" office:value-type="string" office:string-value="089 098 097 108 109 ">
            <text:p>089 098 097 108 109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099 098 110 109"</text:span><text:span text:style-name="T1"> </text:span><text:span text:style-name="T3">et</text:span><text:span text:style-name="T4">=</text:span><text:span text:style-name="T5">"2"</text:span><text:span text:style-name="T1"> </text:span><text:span text:style-name="T3">m</text:span><text:span text:style-name="T4">=</text:span><text:span text:style-name="T5">"1"</text:span><text:span text:style-name="T2">&gt;</text:span><text:span text:style-name="T1">090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52];43;3);&quot;.&quot;;&quot;,&quot;));&quot;000&quot;); &quot; &quot;)" office:value-type="string" office:string-value="090 ">
            <text:p>090 </text:p>
          </table:table-cell>
          <table:table-cell table:style-name="ce3" table:formula="of:=CONCATENATE(TEXT(VALUE(SUBSTITUTE(MID([.$A152];13;3);&quot;.&quot;;&quot;,&quot;));&quot;000&quot;); &quot; &quot;)" office:value-type="string" office:string-value="099 ">
            <text:p>099 </text:p>
          </table:table-cell>
          <table:table-cell table:style-name="ce3" table:formula="of:=CONCATENATE(TEXT(VALUE(SUBSTITUTE(MID([.$A152];17;3);&quot;.&quot;;&quot;,&quot;));&quot;000&quot;); &quot; &quot;)" office:value-type="string" office:string-value="098 ">
            <text:p>098 </text:p>
          </table:table-cell>
          <table:table-cell table:style-name="ce3" table:formula="of:=CONCATENATE(TEXT(VALUE(SUBSTITUTE(MID([.$A152];21;3);&quot;.&quot;;&quot;,&quot;));&quot;000&quot;); &quot; &quot;)" office:value-type="string" office:string-value="110 ">
            <text:p>110 </text:p>
          </table:table-cell>
          <table:table-cell table:style-name="ce3" table:formula="of:=CONCATENATE(TEXT(VALUE(SUBSTITUTE(MID([.$A152];25;3);&quot;.&quot;;&quot;,&quot;));&quot;000&quot;); &quot; &quot;)" office:value-type="string" office:string-value="109 ">
            <text:p>109 </text:p>
          </table:table-cell>
          <table:table-cell table:style-name="ce12" table:formula="of:=CONCATENATE([.B152];&quot;&quot;;[.C152];&quot;&quot;;[.D152];&quot;&quot;;[.E152];&quot;&quot;;[.F152];&quot;&quot;;[.G152];&quot;&quot;;[.H152];&quot;&quot;;[.J152];&quot;&quot;;[.I152])" office:value-type="string" office:string-value="090 099 098 109 110 ">
            <text:p>090 099 098 109 110 </text:p>
          </table:table-cell>
          <table:table-cell table:number-columns-repeated="1003"/>
        </table:table-row>
        <table:table-row table:style-name="ro1">
          <table:table-cell table:style-name="ce10" office:value-type="string">
            <text:p><text:s/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12" table:formula="of:=CONCATENATE([.B153];&quot;&quot;;[.C153];&quot;&quot;;[.D153];&quot;&quot;;[.E153];&quot;&quot;;[.F153];&quot;&quot;;[.G153];&quot;&quot;;[.H153];&quot;&quot;;[.J153];&quot;&quot;;[.I153])">
            <text:p/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101 100 112 111"</text:span><text:span text:style-name="T1"> </text:span><text:span text:style-name="T3">et</text:span><text:span text:style-name="T4">=</text:span><text:span text:style-name="T5">"2"</text:span><text:span text:style-name="T1"> </text:span><text:span text:style-name="T3">m</text:span><text:span text:style-name="T4">=</text:span><text:span text:style-name="T5">"1"</text:span><text:span text:style-name="T2">&gt;</text:span><text:span text:style-name="T1">091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54];43;3);&quot;.&quot;;&quot;,&quot;));&quot;000&quot;); &quot; &quot;)" office:value-type="string" office:string-value="091 ">
            <text:p>091 </text:p>
          </table:table-cell>
          <table:table-cell table:style-name="ce3" table:formula="of:=CONCATENATE(TEXT(VALUE(SUBSTITUTE(MID([.$A154];13;3);&quot;.&quot;;&quot;,&quot;));&quot;000&quot;); &quot; &quot;)" office:value-type="string" office:string-value="101 ">
            <text:p>101 </text:p>
          </table:table-cell>
          <table:table-cell table:style-name="ce3" table:formula="of:=CONCATENATE(TEXT(VALUE(SUBSTITUTE(MID([.$A154];17;3);&quot;.&quot;;&quot;,&quot;));&quot;000&quot;); &quot; &quot;)" office:value-type="string" office:string-value="100 ">
            <text:p>100 </text:p>
          </table:table-cell>
          <table:table-cell table:style-name="ce3" table:formula="of:=CONCATENATE(TEXT(VALUE(SUBSTITUTE(MID([.$A154];21;3);&quot;.&quot;;&quot;,&quot;));&quot;000&quot;); &quot; &quot;)" office:value-type="string" office:string-value="112 ">
            <text:p>112 </text:p>
          </table:table-cell>
          <table:table-cell table:style-name="ce3" table:formula="of:=CONCATENATE(TEXT(VALUE(SUBSTITUTE(MID([.$A154];25;3);&quot;.&quot;;&quot;,&quot;));&quot;000&quot;); &quot; &quot;)" office:value-type="string" office:string-value="111 ">
            <text:p>111 </text:p>
          </table:table-cell>
          <table:table-cell table:style-name="ce12" table:formula="of:=CONCATENATE([.B154];&quot;&quot;;[.C154];&quot;&quot;;[.D154];&quot;&quot;;[.E154];&quot;&quot;;[.F154];&quot;&quot;;[.G154];&quot;&quot;;[.H154];&quot;&quot;;[.J154];&quot;&quot;;[.I154])" office:value-type="string" office:string-value="091 101 100 111 112 ">
            <text:p>091 101 100 111 112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102 101 113 112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92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55];43;3);&quot;.&quot;;&quot;,&quot;));&quot;000&quot;); &quot; &quot;)" office:value-type="string" office:string-value="092 ">
            <text:p>092 </text:p>
          </table:table-cell>
          <table:table-cell table:style-name="ce3" table:formula="of:=CONCATENATE(TEXT(VALUE(SUBSTITUTE(MID([.$A155];13;3);&quot;.&quot;;&quot;,&quot;));&quot;000&quot;); &quot; &quot;)" office:value-type="string" office:string-value="102 ">
            <text:p>102 </text:p>
          </table:table-cell>
          <table:table-cell table:style-name="ce3" table:formula="of:=CONCATENATE(TEXT(VALUE(SUBSTITUTE(MID([.$A155];17;3);&quot;.&quot;;&quot;,&quot;));&quot;000&quot;); &quot; &quot;)" office:value-type="string" office:string-value="101 ">
            <text:p>101 </text:p>
          </table:table-cell>
          <table:table-cell table:style-name="ce3" table:formula="of:=CONCATENATE(TEXT(VALUE(SUBSTITUTE(MID([.$A155];21;3);&quot;.&quot;;&quot;,&quot;));&quot;000&quot;); &quot; &quot;)" office:value-type="string" office:string-value="113 ">
            <text:p>113 </text:p>
          </table:table-cell>
          <table:table-cell table:style-name="ce3" table:formula="of:=CONCATENATE(TEXT(VALUE(SUBSTITUTE(MID([.$A155];25;3);&quot;.&quot;;&quot;,&quot;));&quot;000&quot;); &quot; &quot;)" office:value-type="string" office:string-value="112 ">
            <text:p>112 </text:p>
          </table:table-cell>
          <table:table-cell table:style-name="ce12" table:formula="of:=CONCATENATE([.B155];&quot;&quot;;[.C155];&quot;&quot;;[.D155];&quot;&quot;;[.E155];&quot;&quot;;[.F155];&quot;&quot;;[.G155];&quot;&quot;;[.H155];&quot;&quot;;[.J155];&quot;&quot;;[.I155])" office:value-type="string" office:string-value="092 102 101 112 113 ">
            <text:p>092 102 101 112 113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103 102 114 113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93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56];43;3);&quot;.&quot;;&quot;,&quot;));&quot;000&quot;); &quot; &quot;)" office:value-type="string" office:string-value="093 ">
            <text:p>093 </text:p>
          </table:table-cell>
          <table:table-cell table:style-name="ce3" table:formula="of:=CONCATENATE(TEXT(VALUE(SUBSTITUTE(MID([.$A156];13;3);&quot;.&quot;;&quot;,&quot;));&quot;000&quot;); &quot; &quot;)" office:value-type="string" office:string-value="103 ">
            <text:p>103 </text:p>
          </table:table-cell>
          <table:table-cell table:style-name="ce3" table:formula="of:=CONCATENATE(TEXT(VALUE(SUBSTITUTE(MID([.$A156];17;3);&quot;.&quot;;&quot;,&quot;));&quot;000&quot;); &quot; &quot;)" office:value-type="string" office:string-value="102 ">
            <text:p>102 </text:p>
          </table:table-cell>
          <table:table-cell table:style-name="ce3" table:formula="of:=CONCATENATE(TEXT(VALUE(SUBSTITUTE(MID([.$A156];21;3);&quot;.&quot;;&quot;,&quot;));&quot;000&quot;); &quot; &quot;)" office:value-type="string" office:string-value="114 ">
            <text:p>114 </text:p>
          </table:table-cell>
          <table:table-cell table:style-name="ce3" table:formula="of:=CONCATENATE(TEXT(VALUE(SUBSTITUTE(MID([.$A156];25;3);&quot;.&quot;;&quot;,&quot;));&quot;000&quot;); &quot; &quot;)" office:value-type="string" office:string-value="113 ">
            <text:p>113 </text:p>
          </table:table-cell>
          <table:table-cell table:style-name="ce12" table:formula="of:=CONCATENATE([.B156];&quot;&quot;;[.C156];&quot;&quot;;[.D156];&quot;&quot;;[.E156];&quot;&quot;;[.F156];&quot;&quot;;[.G156];&quot;&quot;;[.H156];&quot;&quot;;[.J156];&quot;&quot;;[.I156])" office:value-type="string" office:string-value="093 103 102 113 114 ">
            <text:p>093 103 102 113 114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104 103 115 114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94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57];43;3);&quot;.&quot;;&quot;,&quot;));&quot;000&quot;); &quot; &quot;)" office:value-type="string" office:string-value="094 ">
            <text:p>094 </text:p>
          </table:table-cell>
          <table:table-cell table:style-name="ce3" table:formula="of:=CONCATENATE(TEXT(VALUE(SUBSTITUTE(MID([.$A157];13;3);&quot;.&quot;;&quot;,&quot;));&quot;000&quot;); &quot; &quot;)" office:value-type="string" office:string-value="104 ">
            <text:p>104 </text:p>
          </table:table-cell>
          <table:table-cell table:style-name="ce3" table:formula="of:=CONCATENATE(TEXT(VALUE(SUBSTITUTE(MID([.$A157];17;3);&quot;.&quot;;&quot;,&quot;));&quot;000&quot;); &quot; &quot;)" office:value-type="string" office:string-value="103 ">
            <text:p>103 </text:p>
          </table:table-cell>
          <table:table-cell table:style-name="ce3" table:formula="of:=CONCATENATE(TEXT(VALUE(SUBSTITUTE(MID([.$A157];21;3);&quot;.&quot;;&quot;,&quot;));&quot;000&quot;); &quot; &quot;)" office:value-type="string" office:string-value="115 ">
            <text:p>115 </text:p>
          </table:table-cell>
          <table:table-cell table:style-name="ce3" table:formula="of:=CONCATENATE(TEXT(VALUE(SUBSTITUTE(MID([.$A157];25;3);&quot;.&quot;;&quot;,&quot;));&quot;000&quot;); &quot; &quot;)" office:value-type="string" office:string-value="114 ">
            <text:p>114 </text:p>
          </table:table-cell>
          <table:table-cell table:style-name="ce12" table:formula="of:=CONCATENATE([.B157];&quot;&quot;;[.C157];&quot;&quot;;[.D157];&quot;&quot;;[.E157];&quot;&quot;;[.F157];&quot;&quot;;[.G157];&quot;&quot;;[.H157];&quot;&quot;;[.J157];&quot;&quot;;[.I157])" office:value-type="string" office:string-value="094 104 103 114 115 ">
            <text:p>094 104 103 114 115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105 104 116 115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95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58];43;3);&quot;.&quot;;&quot;,&quot;));&quot;000&quot;); &quot; &quot;)" office:value-type="string" office:string-value="095 ">
            <text:p>095 </text:p>
          </table:table-cell>
          <table:table-cell table:style-name="ce3" table:formula="of:=CONCATENATE(TEXT(VALUE(SUBSTITUTE(MID([.$A158];13;3);&quot;.&quot;;&quot;,&quot;));&quot;000&quot;); &quot; &quot;)" office:value-type="string" office:string-value="105 ">
            <text:p>105 </text:p>
          </table:table-cell>
          <table:table-cell table:style-name="ce3" table:formula="of:=CONCATENATE(TEXT(VALUE(SUBSTITUTE(MID([.$A158];17;3);&quot;.&quot;;&quot;,&quot;));&quot;000&quot;); &quot; &quot;)" office:value-type="string" office:string-value="104 ">
            <text:p>104 </text:p>
          </table:table-cell>
          <table:table-cell table:style-name="ce3" table:formula="of:=CONCATENATE(TEXT(VALUE(SUBSTITUTE(MID([.$A158];21;3);&quot;.&quot;;&quot;,&quot;));&quot;000&quot;); &quot; &quot;)" office:value-type="string" office:string-value="116 ">
            <text:p>116 </text:p>
          </table:table-cell>
          <table:table-cell table:style-name="ce3" table:formula="of:=CONCATENATE(TEXT(VALUE(SUBSTITUTE(MID([.$A158];25;3);&quot;.&quot;;&quot;,&quot;));&quot;000&quot;); &quot; &quot;)" office:value-type="string" office:string-value="115 ">
            <text:p>115 </text:p>
          </table:table-cell>
          <table:table-cell table:style-name="ce12" table:formula="of:=CONCATENATE([.B158];&quot;&quot;;[.C158];&quot;&quot;;[.D158];&quot;&quot;;[.E158];&quot;&quot;;[.F158];&quot;&quot;;[.G158];&quot;&quot;;[.H158];&quot;&quot;;[.J158];&quot;&quot;;[.I158])" office:value-type="string" office:string-value="095 105 104 115 116 ">
            <text:p>095 105 104 115 116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106 105 117 116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96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59];43;3);&quot;.&quot;;&quot;,&quot;));&quot;000&quot;); &quot; &quot;)" office:value-type="string" office:string-value="096 ">
            <text:p>096 </text:p>
          </table:table-cell>
          <table:table-cell table:style-name="ce3" table:formula="of:=CONCATENATE(TEXT(VALUE(SUBSTITUTE(MID([.$A159];13;3);&quot;.&quot;;&quot;,&quot;));&quot;000&quot;); &quot; &quot;)" office:value-type="string" office:string-value="106 ">
            <text:p>106 </text:p>
          </table:table-cell>
          <table:table-cell table:style-name="ce3" table:formula="of:=CONCATENATE(TEXT(VALUE(SUBSTITUTE(MID([.$A159];17;3);&quot;.&quot;;&quot;,&quot;));&quot;000&quot;); &quot; &quot;)" office:value-type="string" office:string-value="105 ">
            <text:p>105 </text:p>
          </table:table-cell>
          <table:table-cell table:style-name="ce3" table:formula="of:=CONCATENATE(TEXT(VALUE(SUBSTITUTE(MID([.$A159];21;3);&quot;.&quot;;&quot;,&quot;));&quot;000&quot;); &quot; &quot;)" office:value-type="string" office:string-value="117 ">
            <text:p>117 </text:p>
          </table:table-cell>
          <table:table-cell table:style-name="ce3" table:formula="of:=CONCATENATE(TEXT(VALUE(SUBSTITUTE(MID([.$A159];25;3);&quot;.&quot;;&quot;,&quot;));&quot;000&quot;); &quot; &quot;)" office:value-type="string" office:string-value="116 ">
            <text:p>116 </text:p>
          </table:table-cell>
          <table:table-cell table:style-name="ce12" table:formula="of:=CONCATENATE([.B159];&quot;&quot;;[.C159];&quot;&quot;;[.D159];&quot;&quot;;[.E159];&quot;&quot;;[.F159];&quot;&quot;;[.G159];&quot;&quot;;[.H159];&quot;&quot;;[.J159];&quot;&quot;;[.I159])" office:value-type="string" office:string-value="096 106 105 116 117 ">
            <text:p>096 106 105 116 117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107 106 118 117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97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60];43;3);&quot;.&quot;;&quot;,&quot;));&quot;000&quot;); &quot; &quot;)" office:value-type="string" office:string-value="097 ">
            <text:p>097 </text:p>
          </table:table-cell>
          <table:table-cell table:style-name="ce3" table:formula="of:=CONCATENATE(TEXT(VALUE(SUBSTITUTE(MID([.$A160];13;3);&quot;.&quot;;&quot;,&quot;));&quot;000&quot;); &quot; &quot;)" office:value-type="string" office:string-value="107 ">
            <text:p>107 </text:p>
          </table:table-cell>
          <table:table-cell table:style-name="ce3" table:formula="of:=CONCATENATE(TEXT(VALUE(SUBSTITUTE(MID([.$A160];17;3);&quot;.&quot;;&quot;,&quot;));&quot;000&quot;); &quot; &quot;)" office:value-type="string" office:string-value="106 ">
            <text:p>106 </text:p>
          </table:table-cell>
          <table:table-cell table:style-name="ce3" table:formula="of:=CONCATENATE(TEXT(VALUE(SUBSTITUTE(MID([.$A160];21;3);&quot;.&quot;;&quot;,&quot;));&quot;000&quot;); &quot; &quot;)" office:value-type="string" office:string-value="118 ">
            <text:p>118 </text:p>
          </table:table-cell>
          <table:table-cell table:style-name="ce3" table:formula="of:=CONCATENATE(TEXT(VALUE(SUBSTITUTE(MID([.$A160];25;3);&quot;.&quot;;&quot;,&quot;));&quot;000&quot;); &quot; &quot;)" office:value-type="string" office:string-value="117 ">
            <text:p>117 </text:p>
          </table:table-cell>
          <table:table-cell table:style-name="ce12" table:formula="of:=CONCATENATE([.B160];&quot;&quot;;[.C160];&quot;&quot;;[.D160];&quot;&quot;;[.E160];&quot;&quot;;[.F160];&quot;&quot;;[.G160];&quot;&quot;;[.H160];&quot;&quot;;[.J160];&quot;&quot;;[.I160])" office:value-type="string" office:string-value="097 107 106 117 118 ">
            <text:p>097 107 106 117 118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108 107 119 118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98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61];43;3);&quot;.&quot;;&quot;,&quot;));&quot;000&quot;); &quot; &quot;)" office:value-type="string" office:string-value="098 ">
            <text:p>098 </text:p>
          </table:table-cell>
          <table:table-cell table:style-name="ce3" table:formula="of:=CONCATENATE(TEXT(VALUE(SUBSTITUTE(MID([.$A161];13;3);&quot;.&quot;;&quot;,&quot;));&quot;000&quot;); &quot; &quot;)" office:value-type="string" office:string-value="108 ">
            <text:p>108 </text:p>
          </table:table-cell>
          <table:table-cell table:style-name="ce3" table:formula="of:=CONCATENATE(TEXT(VALUE(SUBSTITUTE(MID([.$A161];17;3);&quot;.&quot;;&quot;,&quot;));&quot;000&quot;); &quot; &quot;)" office:value-type="string" office:string-value="107 ">
            <text:p>107 </text:p>
          </table:table-cell>
          <table:table-cell table:style-name="ce3" table:formula="of:=CONCATENATE(TEXT(VALUE(SUBSTITUTE(MID([.$A161];21;3);&quot;.&quot;;&quot;,&quot;));&quot;000&quot;); &quot; &quot;)" office:value-type="string" office:string-value="119 ">
            <text:p>119 </text:p>
          </table:table-cell>
          <table:table-cell table:style-name="ce3" table:formula="of:=CONCATENATE(TEXT(VALUE(SUBSTITUTE(MID([.$A161];25;3);&quot;.&quot;;&quot;,&quot;));&quot;000&quot;); &quot; &quot;)" office:value-type="string" office:string-value="118 ">
            <text:p>118 </text:p>
          </table:table-cell>
          <table:table-cell table:style-name="ce12" table:formula="of:=CONCATENATE([.B161];&quot;&quot;;[.C161];&quot;&quot;;[.D161];&quot;&quot;;[.E161];&quot;&quot;;[.F161];&quot;&quot;;[.G161];&quot;&quot;;[.H161];&quot;&quot;;[.J161];&quot;&quot;;[.I161])" office:value-type="string" office:string-value="098 108 107 118 119 ">
            <text:p>098 108 107 118 119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109 108 120 119"</text:span><text:span text:style-name="T1"> </text:span><text:span text:style-name="T3">et</text:span><text:span text:style-name="T4">=</text:span><text:span text:style-name="T5">"1"</text:span><text:span text:style-name="T1"> </text:span><text:span text:style-name="T3">m</text:span><text:span text:style-name="T4">=</text:span><text:span text:style-name="T5">"1"</text:span><text:span text:style-name="T2">&gt;</text:span><text:span text:style-name="T1">099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62];43;3);&quot;.&quot;;&quot;,&quot;));&quot;000&quot;); &quot; &quot;)" office:value-type="string" office:string-value="099 ">
            <text:p>099 </text:p>
          </table:table-cell>
          <table:table-cell table:style-name="ce3" table:formula="of:=CONCATENATE(TEXT(VALUE(SUBSTITUTE(MID([.$A162];13;3);&quot;.&quot;;&quot;,&quot;));&quot;000&quot;); &quot; &quot;)" office:value-type="string" office:string-value="109 ">
            <text:p>109 </text:p>
          </table:table-cell>
          <table:table-cell table:style-name="ce3" table:formula="of:=CONCATENATE(TEXT(VALUE(SUBSTITUTE(MID([.$A162];17;3);&quot;.&quot;;&quot;,&quot;));&quot;000&quot;); &quot; &quot;)" office:value-type="string" office:string-value="108 ">
            <text:p>108 </text:p>
          </table:table-cell>
          <table:table-cell table:style-name="ce3" table:formula="of:=CONCATENATE(TEXT(VALUE(SUBSTITUTE(MID([.$A162];21;3);&quot;.&quot;;&quot;,&quot;));&quot;000&quot;); &quot; &quot;)" office:value-type="string" office:string-value="120 ">
            <text:p>120 </text:p>
          </table:table-cell>
          <table:table-cell table:style-name="ce3" table:formula="of:=CONCATENATE(TEXT(VALUE(SUBSTITUTE(MID([.$A162];25;3);&quot;.&quot;;&quot;,&quot;));&quot;000&quot;); &quot; &quot;)" office:value-type="string" office:string-value="119 ">
            <text:p>119 </text:p>
          </table:table-cell>
          <table:table-cell table:style-name="ce12" table:formula="of:=CONCATENATE([.B162];&quot;&quot;;[.C162];&quot;&quot;;[.D162];&quot;&quot;;[.E162];&quot;&quot;;[.F162];&quot;&quot;;[.G162];&quot;&quot;;[.H162];&quot;&quot;;[.J162];&quot;&quot;;[.I162])" office:value-type="string" office:string-value="099 109 108 119 120 ">
            <text:p>099 109 108 119 120 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<text:span text:style-name="T1"><text:s text:c="4"/></text:span><text:span text:style-name="T2">&lt;e</text:span><text:span text:style-name="T1"> </text:span><text:span text:style-name="T3">gnn</text:span><text:span text:style-name="T4">=</text:span><text:span text:style-name="T5">"110 109 121 120"</text:span><text:span text:style-name="T1"> </text:span><text:span text:style-name="T3">et</text:span><text:span text:style-name="T4">=</text:span><text:span text:style-name="T5">"2"</text:span><text:span text:style-name="T1"> </text:span><text:span text:style-name="T3">m</text:span><text:span text:style-name="T4">=</text:span><text:span text:style-name="T5">"1"</text:span><text:span text:style-name="T2">&gt;</text:span><text:span text:style-name="T1">100</text:span><text:span text:style-name="T2">&lt;/e&gt;</text:span></text:p>
          </table:table-cell>
          <table:table-cell/>
          <table:table-cell table:style-name="ce2"/>
          <table:table-cell table:style-name="ce2"/>
          <table:table-cell table:style-name="ce2"/>
          <table:table-cell table:style-name="ce3" table:formula="of:=CONCATENATE(TEXT(VALUE(SUBSTITUTE(MID([.$A163];43;3);&quot;.&quot;;&quot;,&quot;));&quot;000&quot;); &quot; &quot;)" office:value-type="string" office:string-value="100 ">
            <text:p>100 </text:p>
          </table:table-cell>
          <table:table-cell table:style-name="ce3" table:formula="of:=CONCATENATE(TEXT(VALUE(SUBSTITUTE(MID([.$A163];13;3);&quot;.&quot;;&quot;,&quot;));&quot;000&quot;); &quot; &quot;)" office:value-type="string" office:string-value="110 ">
            <text:p>110 </text:p>
          </table:table-cell>
          <table:table-cell table:style-name="ce3" table:formula="of:=CONCATENATE(TEXT(VALUE(SUBSTITUTE(MID([.$A163];17;3);&quot;.&quot;;&quot;,&quot;));&quot;000&quot;); &quot; &quot;)" office:value-type="string" office:string-value="109 ">
            <text:p>109 </text:p>
          </table:table-cell>
          <table:table-cell table:style-name="ce3" table:formula="of:=CONCATENATE(TEXT(VALUE(SUBSTITUTE(MID([.$A163];21;3);&quot;.&quot;;&quot;,&quot;));&quot;000&quot;); &quot; &quot;)" office:value-type="string" office:string-value="121 ">
            <text:p>121 </text:p>
          </table:table-cell>
          <table:table-cell table:style-name="ce3" table:formula="of:=CONCATENATE(TEXT(VALUE(SUBSTITUTE(MID([.$A163];25;3);&quot;.&quot;;&quot;,&quot;));&quot;000&quot;); &quot; &quot;)" office:value-type="string" office:string-value="120 ">
            <text:p>120 </text:p>
          </table:table-cell>
          <table:table-cell table:style-name="ce12" table:formula="of:=CONCATENATE([.B163];&quot;&quot;;[.C163];&quot;&quot;;[.D163];&quot;&quot;;[.E163];&quot;&quot;;[.F163];&quot;&quot;;[.G163];&quot;&quot;;[.H163];&quot;&quot;;[.J163];&quot;&quot;;[.I163])" office:value-type="string" office:string-value="100 110 109 120 121 ">
            <text:p>100 110 109 120 121 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2" table:number-columns-repeated="7"/>
          <table:table-cell table:style-name="ce3"/>
          <table:table-cell table:style-name="ce12" office:value-type="string">
            <text:p>End Elements</text:p>
          </table:table-cell>
          <table:table-cell table:number-columns-repeated="1003"/>
        </table:table-row>
        <table:table-row table:style-name="ro1" table:number-rows-repeated="99">
          <table:table-cell table:number-columns-repeated="2"/>
          <table:table-cell table:style-name="ce2" table:number-columns-repeated="7"/>
          <table:table-cell table:style-name="ce3"/>
          <table:table-cell table:style-name="ce12"/>
          <table:table-cell table:number-columns-repeated="1003"/>
        </table:table-row>
        <table:table-row table:style-name="ro1" table:number-rows-repeated="1048312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Innendruck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6"/>
        <table:table-column table:style-name="co4" table:default-cell-style-name="ce1"/>
        <table:table-column table:style-name="co3" table:default-cell-style-name="ce16"/>
        <table:table-column table:style-name="co4" table:default-cell-style-name="ce1"/>
        <table:table-column table:style-name="co3" table:default-cell-style-name="ce16"/>
        <table:table-column table:style-name="co9" table:default-cell-style-name="ce6"/>
        <table:table-column table:style-name="co3" table:number-columns-repeated="2" table:default-cell-style-name="ce6"/>
        <table:table-column table:style-name="co3" table:number-columns-repeated="2" table:default-cell-style-name="ce16"/>
        <table:table-column table:style-name="co9" table:default-cell-style-name="ce9"/>
        <table:table-column table:style-name="co3" table:default-cell-style-name="ce9"/>
        <table:table-column table:style-name="co9" table:default-cell-style-name="ce9"/>
        <table:table-column table:style-name="co12" table:default-cell-style-name="ce9"/>
        <table:table-column table:style-name="co9" table:default-cell-style-name="ce9"/>
        <table:table-column table:style-name="co12" table:default-cell-style-name="ce9"/>
        <table:table-column table:style-name="co9" table:default-cell-style-name="ce9"/>
        <table:table-column table:style-name="co12" table:default-cell-style-name="ce9"/>
        <table:table-column table:style-name="co3" table:default-cell-style-name="ce9"/>
        <table:table-column table:style-name="co9" table:number-columns-repeated="2" table:default-cell-style-name="ce9"/>
        <table:table-column table:style-name="co12" table:default-cell-style-name="ce9"/>
        <table:table-column table:style-name="co9" table:default-cell-style-name="ce9"/>
        <table:table-column table:style-name="co11" table:default-cell-style-name="ce9"/>
        <table:table-column table:style-name="co6" table:number-columns-repeated="987" table:default-cell-style-name="ce9"/>
        <table:table-column table:style-name="co6" table:number-columns-repeated="2" table:default-cell-style-name="ce1"/>
        <table:table-row table:style-name="ro1">
          <table:table-cell office:value-type="string">
            <text:p>Abaqus export</text:p>
          </table:table-cell>
          <table:table-cell table:style-name="ce2"/>
          <table:table-cell table:style-name="ce15" office:value-type="string">
            <text:p>x</text:p>
          </table:table-cell>
          <table:table-cell table:style-name="ce4"/>
          <table:table-cell table:style-name="ce15" office:value-type="string">
            <text:p>y</text:p>
          </table:table-cell>
          <table:table-cell table:style-name="ce5"/>
          <table:table-cell table:style-name="ce15" office:value-type="string">
            <text:p>z</text:p>
          </table:table-cell>
          <table:table-cell table:style-name="ce3"/>
          <table:table-cell table:style-name="ce3" office:value-type="string">
            <text:p>length</text:p>
          </table:table-cell>
          <table:table-cell table:style-name="ce3" office:value-type="string">
            <text:p>length</text:p>
          </table:table-cell>
          <table:table-cell table:style-name="ce15" office:value-type="string">
            <text:p>unitv_x_comp</text:p>
          </table:table-cell>
          <table:table-cell table:style-name="ce15" office:value-type="string">
            <text:p>displacement</text:p>
          </table:table-cell>
          <table:table-cell/>
          <table:table-cell table:style-name="ce2"/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19"/>
          <table:table-cell table:style-name="ce7"/>
          <table:table-cell table:style-name="ce20"/>
          <table:table-cell table:style-name="ce10"/>
          <table:table-cell table:style-name="ce4"/>
          <table:table-cell table:style-name="ce12"/>
          <table:table-cell table:number-columns-repeated="989"/>
        </table:table-row>
        <table:table-row table:style-name="ro1">
          <table:table-cell office:value-type="string">
            <text:p><text:s text:c="6"/>1, <text:s text:c="10"/>0., <text:s text:c="2"/>19.1341724, <text:s text:c="2"/>46.1939774</text:p>
          </table:table-cell>
          <table:table-cell table:style-name="ce2"/>
          <table:table-cell table:style-name="ce15" table:formula="of:=VALUE(SUBSTITUTE(MID([.$A2];9;13);&quot;.&quot;;&quot;,&quot;))" office:value-type="float" office:value="0">
            <text:p>000.0000000</text:p>
          </table:table-cell>
          <table:table-cell table:style-name="ce4"/>
          <table:table-cell table:style-name="ce15" table:formula="of:=VALUE(SUBSTITUTE(MID([.$A2];23;13);&quot;.&quot;;&quot;,&quot;))" office:value-type="float" office:value="19.1341724">
            <text:p>019.1341724</text:p>
          </table:table-cell>
          <table:table-cell table:style-name="ce5"/>
          <table:table-cell table:style-name="ce15" table:formula="of:=VALUE(SUBSTITUTE(MID([.$A2];37;13);&quot;.&quot;;&quot;,&quot;))" office:value-type="float" office:value="46.1939774">
            <text:p>046.1939774</text:p>
          </table:table-cell>
          <table:table-cell table:style-name="ce3"/>
          <table:table-cell table:style-name="ce15" table:formula="of:=SQRT([.C2]^2+[.E2]^2+[.G2]^2)" office:value-type="float" office:value="50.0000010146463">
            <text:p>050.0000010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C2]/[.J2]" office:value-type="float" office:value="0">
            <text:p>000.0000000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01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x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2]*[.L2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/>
          <table:table-cell table:style-name="ce10" office:value-type="string">
            <text:p>&lt;/bc&gt;</text:p>
          </table:table-cell>
          <table:table-cell table:style-name="ce4"/>
          <table:table-cell table:style-name="ce12"/>
          <table:table-cell table:number-columns-repeated="989"/>
        </table:table-row>
        <table:table-row table:style-name="ro1">
          <table:table-cell office:value-type="string">
            <text:p><text:s text:c="6"/>2, <text:s text:c="10"/>0., <text:s text:c="2"/>35.3553391, <text:s text:c="2"/>35.3553391</text:p>
          </table:table-cell>
          <table:table-cell table:style-name="ce2"/>
          <table:table-cell table:style-name="ce15" table:formula="of:=VALUE(SUBSTITUTE(MID([.$A3];9;13);&quot;.&quot;;&quot;,&quot;))" office:value-type="float" office:value="0">
            <text:p>000.0000000</text:p>
          </table:table-cell>
          <table:table-cell table:style-name="ce17"/>
          <table:table-cell table:style-name="ce15" table:formula="of:=VALUE(SUBSTITUTE(MID([.$A3];23;13);&quot;.&quot;;&quot;,&quot;))" office:value-type="float" office:value="35.3553391">
            <text:p>035.3553391</text:p>
          </table:table-cell>
          <table:table-cell table:style-name="ce18"/>
          <table:table-cell table:style-name="ce15" table:formula="of:=VALUE(SUBSTITUTE(MID([.$A3];37;13);&quot;.&quot;;&quot;,&quot;))" office:value-type="float" office:value="35.3553391">
            <text:p>035.3553391</text:p>
          </table:table-cell>
          <table:table-cell table:style-name="ce3"/>
          <table:table-cell table:style-name="ce15" table:formula="of:=SQRT([.C3]^2+[.E3]^2+[.G3]^2)" office:value-type="float" office:value="50.0000000575198">
            <text:p>050.0000001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C3]/[.J3]" office:value-type="float" office:value="0">
            <text:p>000.0000000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02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x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3]*[.L3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/>
          <table:table-cell table:style-name="ce10" office:value-type="string">
            <text:p>&lt;/bc&gt;</text:p>
          </table:table-cell>
          <table:table-cell table:style-name="ce4"/>
          <table:table-cell table:style-name="ce12"/>
          <table:table-cell table:number-columns-repeated="989"/>
        </table:table-row>
        <table:table-row table:style-name="ro1">
          <table:table-cell office:value-type="string">
            <text:p><text:s text:c="6"/>3, <text:s text:c="10"/>0., <text:s text:c="2"/>46.1939774, <text:s text:c="2"/>19.1341724</text:p>
          </table:table-cell>
          <table:table-cell table:style-name="ce2"/>
          <table:table-cell table:style-name="ce15" table:formula="of:=VALUE(SUBSTITUTE(MID([.$A4];9;13);&quot;.&quot;;&quot;,&quot;))" office:value-type="float" office:value="0">
            <text:p>000.0000000</text:p>
          </table:table-cell>
          <table:table-cell table:style-name="ce17"/>
          <table:table-cell table:style-name="ce15" table:formula="of:=VALUE(SUBSTITUTE(MID([.$A4];23;13);&quot;.&quot;;&quot;,&quot;))" office:value-type="float" office:value="46.1939774">
            <text:p>046.1939774</text:p>
          </table:table-cell>
          <table:table-cell table:style-name="ce18"/>
          <table:table-cell table:style-name="ce15" table:formula="of:=VALUE(SUBSTITUTE(MID([.$A4];37;13);&quot;.&quot;;&quot;,&quot;))" office:value-type="float" office:value="19.1341724">
            <text:p>019.1341724</text:p>
          </table:table-cell>
          <table:table-cell table:style-name="ce3"/>
          <table:table-cell table:style-name="ce15" table:formula="of:=SQRT([.C4]^2+[.E4]^2+[.G4]^2)" office:value-type="float" office:value="50.0000010146463">
            <text:p>050.0000010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C4]/[.J4]" office:value-type="float" office:value="0">
            <text:p>000.0000000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03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x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4]*[.L4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/>
          <table:table-cell table:style-name="ce10" office:value-type="string">
            <text:p>&lt;/bc&gt;</text:p>
          </table:table-cell>
          <table:table-cell table:style-name="ce4"/>
          <table:table-cell table:style-name="ce12"/>
          <table:table-cell table:number-columns-repeated="989"/>
        </table:table-row>
        <table:table-row table:style-name="ro1">
          <table:table-cell office:value-type="string">
            <text:p><text:s text:c="6"/>4, <text:s text:c="10"/>0., <text:s text:c="10"/>0., <text:s text:c="9"/>50.</text:p>
          </table:table-cell>
          <table:table-cell table:style-name="ce2"/>
          <table:table-cell table:style-name="ce15" table:formula="of:=VALUE(SUBSTITUTE(MID([.$A5];9;13);&quot;.&quot;;&quot;,&quot;))" office:value-type="float" office:value="0">
            <text:p>000.0000000</text:p>
          </table:table-cell>
          <table:table-cell table:style-name="ce17"/>
          <table:table-cell table:style-name="ce15" table:formula="of:=VALUE(SUBSTITUTE(MID([.$A5];23;13);&quot;.&quot;;&quot;,&quot;))" office:value-type="float" office:value="0">
            <text:p>000.0000000</text:p>
          </table:table-cell>
          <table:table-cell table:style-name="ce18"/>
          <table:table-cell table:style-name="ce15" table:formula="of:=VALUE(SUBSTITUTE(MID([.$A5];37;13);&quot;.&quot;;&quot;,&quot;))" office:value-type="float" office:value="50">
            <text:p>050.0000000</text:p>
          </table:table-cell>
          <table:table-cell table:style-name="ce3"/>
          <table:table-cell table:style-name="ce15" table:formula="of:=SQRT([.C5]^2+[.E5]^2+[.G5]^2)" office:value-type="float" office:value="50">
            <text:p>050.0000000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C5]/[.J5]" office:value-type="float" office:value="0">
            <text:p>000.0000000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04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x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5]*[.L5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/>
          <table:table-cell table:style-name="ce10" office:value-type="string">
            <text:p>&lt;/bc&gt;</text:p>
          </table:table-cell>
          <table:table-cell table:style-name="ce4"/>
          <table:table-cell table:style-name="ce12"/>
          <table:table-cell table:number-columns-repeated="989"/>
        </table:table-row>
        <table:table-row table:style-name="ro1">
          <table:table-cell office:value-type="string">
            <text:p><text:s text:c="6"/>5, <text:s text:c="10"/>0., <text:s text:c="9"/>50., <text:s text:c="10"/>0.</text:p>
          </table:table-cell>
          <table:table-cell table:style-name="ce2"/>
          <table:table-cell table:style-name="ce15" table:formula="of:=VALUE(SUBSTITUTE(MID([.$A6];9;13);&quot;.&quot;;&quot;,&quot;))" office:value-type="float" office:value="0">
            <text:p>000.0000000</text:p>
          </table:table-cell>
          <table:table-cell table:style-name="ce17"/>
          <table:table-cell table:style-name="ce15" table:formula="of:=VALUE(SUBSTITUTE(MID([.$A6];23;13);&quot;.&quot;;&quot;,&quot;))" office:value-type="float" office:value="50">
            <text:p>050.0000000</text:p>
          </table:table-cell>
          <table:table-cell table:style-name="ce18"/>
          <table:table-cell table:style-name="ce15" table:formula="of:=VALUE(SUBSTITUTE(MID([.$A6];37;13);&quot;.&quot;;&quot;,&quot;))" office:value-type="float" office:value="0">
            <text:p>000.0000000</text:p>
          </table:table-cell>
          <table:table-cell table:style-name="ce3"/>
          <table:table-cell table:style-name="ce15" table:formula="of:=SQRT([.C6]^2+[.E6]^2+[.G6]^2)" office:value-type="float" office:value="50">
            <text:p>050.0000000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C6]/[.J6]" office:value-type="float" office:value="0">
            <text:p>000.0000000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05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x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6]*[.L6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/>
          <table:table-cell table:style-name="ce10" office:value-type="string">
            <text:p>&lt;/bc&gt;</text:p>
          </table:table-cell>
          <table:table-cell table:style-name="ce4"/>
          <table:table-cell table:style-name="ce12"/>
          <table:table-cell table:number-columns-repeated="989"/>
        </table:table-row>
        <table:table-row table:style-name="ro1">
          <table:table-cell office:value-type="string">
            <text:p><text:s text:c="6"/>6, <text:s text:c="2"/>19.1341724, <text:s text:c="2"/>46.1939774, <text:s text:c="10"/>0.</text:p>
          </table:table-cell>
          <table:table-cell table:style-name="ce2"/>
          <table:table-cell table:style-name="ce15" table:formula="of:=VALUE(SUBSTITUTE(MID([.$A7];9;13);&quot;.&quot;;&quot;,&quot;))" office:value-type="float" office:value="19.1341724">
            <text:p>019.1341724</text:p>
          </table:table-cell>
          <table:table-cell table:style-name="ce17"/>
          <table:table-cell table:style-name="ce15" table:formula="of:=VALUE(SUBSTITUTE(MID([.$A7];23;13);&quot;.&quot;;&quot;,&quot;))" office:value-type="float" office:value="46.1939774">
            <text:p>046.1939774</text:p>
          </table:table-cell>
          <table:table-cell table:style-name="ce18"/>
          <table:table-cell table:style-name="ce15" table:formula="of:=VALUE(SUBSTITUTE(MID([.$A7];37;13);&quot;.&quot;;&quot;,&quot;))" office:value-type="float" office:value="0">
            <text:p>000.0000000</text:p>
          </table:table-cell>
          <table:table-cell table:style-name="ce3"/>
          <table:table-cell table:style-name="ce15" table:formula="of:=SQRT([.C7]^2+[.E7]^2+[.G7]^2)" office:value-type="float" office:value="50.0000010146463">
            <text:p>050.0000010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C7]/[.J7]" office:value-type="float" office:value="0.382683448">
            <text:p>000.3826834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06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x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7]*[.L7]" office:value-type="float" office:value="0.0382683448">
            <text:p>000.038268345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01</text:p>
          </table:table-cell>
          <table:table-cell table:style-name="ce10" office:value-type="string">
            <text:p>&lt;/bc&gt;</text:p>
          </table:table-cell>
          <table:table-cell table:style-name="ce4"/>
          <table:table-cell table:style-name="ce12" table:formula="of:=CONCATENATE([.N7];[.O7];[.P7];[.Q7];[.R7];[.S7];[.T7];SUBSTITUTE(TEXT([.U7];&quot;000.0000000&quot;);&quot;,&quot;;&quot;.&quot;);[.V7];[.W7];[.X7])" office:value-type="string" office:string-value="    &lt;bc gnn=&quot;006&quot; dir=&quot;x&quot; typ=&quot;d&quot; val=&quot;000.0382683&quot;&gt;001&lt;/bc&gt;">
            <text:p><text:s text:c="4"/>&lt;bc gnn="006" dir="x" typ="d" val="000.0382683"&gt;001&lt;/bc&gt;</text:p>
          </table:table-cell>
          <table:table-cell table:number-columns-repeated="989"/>
        </table:table-row>
        <table:table-row table:style-name="ro1">
          <table:table-cell office:value-type="string">
            <text:p><text:s text:c="6"/>7, <text:s text:c="2"/>35.3553391, <text:s text:c="2"/>35.3553391, <text:s text:c="10"/>0.</text:p>
          </table:table-cell>
          <table:table-cell table:style-name="ce2"/>
          <table:table-cell table:style-name="ce15" table:formula="of:=VALUE(SUBSTITUTE(MID([.$A8];9;13);&quot;.&quot;;&quot;,&quot;))" office:value-type="float" office:value="35.3553391">
            <text:p>035.3553391</text:p>
          </table:table-cell>
          <table:table-cell table:style-name="ce17"/>
          <table:table-cell table:style-name="ce15" table:formula="of:=VALUE(SUBSTITUTE(MID([.$A8];23;13);&quot;.&quot;;&quot;,&quot;))" office:value-type="float" office:value="35.3553391">
            <text:p>035.3553391</text:p>
          </table:table-cell>
          <table:table-cell table:style-name="ce18"/>
          <table:table-cell table:style-name="ce15" table:formula="of:=VALUE(SUBSTITUTE(MID([.$A8];37;13);&quot;.&quot;;&quot;,&quot;))" office:value-type="float" office:value="0">
            <text:p>000.0000000</text:p>
          </table:table-cell>
          <table:table-cell table:style-name="ce3"/>
          <table:table-cell table:style-name="ce15" table:formula="of:=SQRT([.C8]^2+[.E8]^2+[.G8]^2)" office:value-type="float" office:value="50.0000000575198">
            <text:p>050.0000001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C8]/[.J8]" office:value-type="float" office:value="0.707106782">
            <text:p>000.7071068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07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x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8]*[.L8]" office:value-type="float" office:value="0.0707106782">
            <text:p>000.070710678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02</text:p>
          </table:table-cell>
          <table:table-cell table:style-name="ce10" office:value-type="string">
            <text:p>&lt;/bc&gt;</text:p>
          </table:table-cell>
          <table:table-cell table:style-name="ce4"/>
          <table:table-cell table:style-name="ce12" table:formula="of:=CONCATENATE([.N8];[.O8];[.P8];[.Q8];[.R8];[.S8];[.T8];SUBSTITUTE(TEXT([.U8];&quot;000.0000000&quot;);&quot;,&quot;;&quot;.&quot;);[.V8];[.W8];[.X8])" office:value-type="string" office:string-value="    &lt;bc gnn=&quot;007&quot; dir=&quot;x&quot; typ=&quot;d&quot; val=&quot;000.0707107&quot;&gt;002&lt;/bc&gt;">
            <text:p><text:s text:c="4"/>&lt;bc gnn="007" dir="x" typ="d" val="000.0707107"&gt;002&lt;/bc&gt;</text:p>
          </table:table-cell>
          <table:table-cell table:number-columns-repeated="989"/>
        </table:table-row>
        <table:table-row table:style-name="ro1">
          <table:table-cell office:value-type="string">
            <text:p><text:s text:c="6"/>8, <text:s text:c="2"/>46.1939774, <text:s text:c="2"/>19.1341724, <text:s text:c="10"/>0.</text:p>
          </table:table-cell>
          <table:table-cell table:style-name="ce2"/>
          <table:table-cell table:style-name="ce15" table:formula="of:=VALUE(SUBSTITUTE(MID([.$A9];9;13);&quot;.&quot;;&quot;,&quot;))" office:value-type="float" office:value="46.1939774">
            <text:p>046.1939774</text:p>
          </table:table-cell>
          <table:table-cell table:style-name="ce17"/>
          <table:table-cell table:style-name="ce15" table:formula="of:=VALUE(SUBSTITUTE(MID([.$A9];23;13);&quot;.&quot;;&quot;,&quot;))" office:value-type="float" office:value="19.1341724">
            <text:p>019.1341724</text:p>
          </table:table-cell>
          <table:table-cell table:style-name="ce18"/>
          <table:table-cell table:style-name="ce15" table:formula="of:=VALUE(SUBSTITUTE(MID([.$A9];37;13);&quot;.&quot;;&quot;,&quot;))" office:value-type="float" office:value="0">
            <text:p>000.0000000</text:p>
          </table:table-cell>
          <table:table-cell table:style-name="ce3"/>
          <table:table-cell table:style-name="ce15" table:formula="of:=SQRT([.C9]^2+[.E9]^2+[.G9]^2)" office:value-type="float" office:value="50.0000010146463">
            <text:p>050.0000010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C9]/[.J9]" office:value-type="float" office:value="0.923879548">
            <text:p>000.9238795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08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x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9]*[.L9]" office:value-type="float" office:value="0.0923879548">
            <text:p>000.092387955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03</text:p>
          </table:table-cell>
          <table:table-cell table:style-name="ce10" office:value-type="string">
            <text:p>&lt;/bc&gt;</text:p>
          </table:table-cell>
          <table:table-cell table:style-name="ce4"/>
          <table:table-cell table:style-name="ce12" table:formula="of:=CONCATENATE([.N9];[.O9];[.P9];[.Q9];[.R9];[.S9];[.T9];SUBSTITUTE(TEXT([.U9];&quot;000.0000000&quot;);&quot;,&quot;;&quot;.&quot;);[.V9];[.W9];[.X9])" office:value-type="string" office:string-value="    &lt;bc gnn=&quot;008&quot; dir=&quot;x&quot; typ=&quot;d&quot; val=&quot;000.0923880&quot;&gt;003&lt;/bc&gt;">
            <text:p><text:s text:c="4"/>&lt;bc gnn="008" dir="x" typ="d" val="000.0923880"&gt;003&lt;/bc&gt;</text:p>
          </table:table-cell>
          <table:table-cell table:number-columns-repeated="989"/>
        </table:table-row>
        <table:table-row table:style-name="ro1">
          <table:table-cell office:value-type="string">
            <text:p><text:s text:c="6"/>9, <text:s text:c="9"/>50., <text:s text:c="10"/>0., <text:s text:c="10"/>0.</text:p>
          </table:table-cell>
          <table:table-cell table:style-name="ce2"/>
          <table:table-cell table:style-name="ce15" table:formula="of:=VALUE(SUBSTITUTE(MID([.$A10];9;13);&quot;.&quot;;&quot;,&quot;))" office:value-type="float" office:value="50">
            <text:p>050.0000000</text:p>
          </table:table-cell>
          <table:table-cell table:style-name="ce17"/>
          <table:table-cell table:style-name="ce15" table:formula="of:=VALUE(SUBSTITUTE(MID([.$A10];23;13);&quot;.&quot;;&quot;,&quot;))" office:value-type="float" office:value="0">
            <text:p>000.0000000</text:p>
          </table:table-cell>
          <table:table-cell table:style-name="ce18"/>
          <table:table-cell table:style-name="ce15" table:formula="of:=VALUE(SUBSTITUTE(MID([.$A10];37;13);&quot;.&quot;;&quot;,&quot;))" office:value-type="float" office:value="0">
            <text:p>000.0000000</text:p>
          </table:table-cell>
          <table:table-cell table:style-name="ce3"/>
          <table:table-cell table:style-name="ce15" table:formula="of:=SQRT([.C10]^2+[.E10]^2+[.G10]^2)" office:value-type="float" office:value="50">
            <text:p>050.0000000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C10]/[.J10]" office:value-type="float" office:value="1">
            <text:p>001.0000000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09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x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10]*[.L10]" office:value-type="float" office:value="0.1">
            <text:p>000.1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04</text:p>
          </table:table-cell>
          <table:table-cell table:style-name="ce10" office:value-type="string">
            <text:p>&lt;/bc&gt;</text:p>
          </table:table-cell>
          <table:table-cell table:style-name="ce4"/>
          <table:table-cell table:style-name="ce12" table:formula="of:=CONCATENATE([.N10];[.O10];[.P10];[.Q10];[.R10];[.S10];[.T10];SUBSTITUTE(TEXT([.U10];&quot;000.0000000&quot;);&quot;,&quot;;&quot;.&quot;);[.V10];[.W10];[.X10])" office:value-type="string" office:string-value="    &lt;bc gnn=&quot;009&quot; dir=&quot;x&quot; typ=&quot;d&quot; val=&quot;000.1000000&quot;&gt;004&lt;/bc&gt;">
            <text:p><text:s text:c="4"/>&lt;bc gnn="009" dir="x" typ="d" val="000.1000000"&gt;004&lt;/bc&gt;</text:p>
          </table:table-cell>
          <table:table-cell table:number-columns-repeated="989"/>
        </table:table-row>
        <table:table-row table:style-name="ro1">
          <table:table-cell office:value-type="string">
            <text:p><text:s text:c="5"/>10, <text:s text:c="2"/>46.1939774, <text:s text:c="10"/>0., <text:s text:c="2"/>19.1341724</text:p>
          </table:table-cell>
          <table:table-cell table:style-name="ce2"/>
          <table:table-cell table:style-name="ce15" table:formula="of:=VALUE(SUBSTITUTE(MID([.$A11];9;13);&quot;.&quot;;&quot;,&quot;))" office:value-type="float" office:value="46.1939774">
            <text:p>046.1939774</text:p>
          </table:table-cell>
          <table:table-cell table:style-name="ce17"/>
          <table:table-cell table:style-name="ce15" table:formula="of:=VALUE(SUBSTITUTE(MID([.$A11];23;13);&quot;.&quot;;&quot;,&quot;))" office:value-type="float" office:value="0">
            <text:p>000.0000000</text:p>
          </table:table-cell>
          <table:table-cell table:style-name="ce18"/>
          <table:table-cell table:style-name="ce15" table:formula="of:=VALUE(SUBSTITUTE(MID([.$A11];37;13);&quot;.&quot;;&quot;,&quot;))" office:value-type="float" office:value="19.1341724">
            <text:p>019.1341724</text:p>
          </table:table-cell>
          <table:table-cell table:style-name="ce3"/>
          <table:table-cell table:style-name="ce15" table:formula="of:=SQRT([.C11]^2+[.E11]^2+[.G11]^2)" office:value-type="float" office:value="50.0000010146463">
            <text:p>050.0000010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C11]/[.J11]" office:value-type="float" office:value="0.923879548">
            <text:p>000.9238795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10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x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11]*[.L11]" office:value-type="float" office:value="0.0923879548">
            <text:p>000.092387955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05</text:p>
          </table:table-cell>
          <table:table-cell table:style-name="ce10" office:value-type="string">
            <text:p>&lt;/bc&gt;</text:p>
          </table:table-cell>
          <table:table-cell table:style-name="ce4"/>
          <table:table-cell table:style-name="ce12" table:formula="of:=CONCATENATE([.N11];[.O11];[.P11];[.Q11];[.R11];[.S11];[.T11];SUBSTITUTE(TEXT([.U11];&quot;000.0000000&quot;);&quot;,&quot;;&quot;.&quot;);[.V11];[.W11];[.X11])" office:value-type="string" office:string-value="    &lt;bc gnn=&quot;010&quot; dir=&quot;x&quot; typ=&quot;d&quot; val=&quot;000.0923880&quot;&gt;005&lt;/bc&gt;">
            <text:p><text:s text:c="4"/>&lt;bc gnn="010" dir="x" typ="d" val="000.0923880"&gt;005&lt;/bc&gt;</text:p>
          </table:table-cell>
          <table:table-cell table:number-columns-repeated="989"/>
        </table:table-row>
        <table:table-row table:style-name="ro1">
          <table:table-cell office:value-type="string">
            <text:p><text:s text:c="5"/>11, <text:s text:c="2"/>35.3553391, <text:s text:c="10"/>0., <text:s text:c="2"/>35.3553391</text:p>
          </table:table-cell>
          <table:table-cell table:style-name="ce2"/>
          <table:table-cell table:style-name="ce15" table:formula="of:=VALUE(SUBSTITUTE(MID([.$A12];9;13);&quot;.&quot;;&quot;,&quot;))" office:value-type="float" office:value="35.3553391">
            <text:p>035.3553391</text:p>
          </table:table-cell>
          <table:table-cell table:style-name="ce17"/>
          <table:table-cell table:style-name="ce15" table:formula="of:=VALUE(SUBSTITUTE(MID([.$A12];23;13);&quot;.&quot;;&quot;,&quot;))" office:value-type="float" office:value="0">
            <text:p>000.0000000</text:p>
          </table:table-cell>
          <table:table-cell table:style-name="ce18"/>
          <table:table-cell table:style-name="ce15" table:formula="of:=VALUE(SUBSTITUTE(MID([.$A12];37;13);&quot;.&quot;;&quot;,&quot;))" office:value-type="float" office:value="35.3553391">
            <text:p>035.3553391</text:p>
          </table:table-cell>
          <table:table-cell table:style-name="ce3"/>
          <table:table-cell table:style-name="ce15" table:formula="of:=SQRT([.C12]^2+[.E12]^2+[.G12]^2)" office:value-type="float" office:value="50.0000000575198">
            <text:p>050.0000001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C12]/[.J12]" office:value-type="float" office:value="0.707106782">
            <text:p>000.7071068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11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x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12]*[.L12]" office:value-type="float" office:value="0.0707106782">
            <text:p>000.070710678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06</text:p>
          </table:table-cell>
          <table:table-cell table:style-name="ce10" office:value-type="string">
            <text:p>&lt;/bc&gt;</text:p>
          </table:table-cell>
          <table:table-cell table:style-name="ce4"/>
          <table:table-cell table:style-name="ce12" table:formula="of:=CONCATENATE([.N12];[.O12];[.P12];[.Q12];[.R12];[.S12];[.T12];SUBSTITUTE(TEXT([.U12];&quot;000.0000000&quot;);&quot;,&quot;;&quot;.&quot;);[.V12];[.W12];[.X12])" office:value-type="string" office:string-value="    &lt;bc gnn=&quot;011&quot; dir=&quot;x&quot; typ=&quot;d&quot; val=&quot;000.0707107&quot;&gt;006&lt;/bc&gt;">
            <text:p><text:s text:c="4"/>&lt;bc gnn="011" dir="x" typ="d" val="000.0707107"&gt;006&lt;/bc&gt;</text:p>
          </table:table-cell>
          <table:table-cell table:number-columns-repeated="989"/>
        </table:table-row>
        <table:table-row table:style-name="ro1">
          <table:table-cell office:value-type="string">
            <text:p><text:s text:c="5"/>12, <text:s text:c="2"/>16.4763012, <text:s text:c="2"/>33.6353836, <text:s text:c="2"/>33.1238976</text:p>
          </table:table-cell>
          <table:table-cell table:style-name="ce2"/>
          <table:table-cell table:style-name="ce15" table:formula="of:=VALUE(SUBSTITUTE(MID([.$A13];9;13);&quot;.&quot;;&quot;,&quot;))" office:value-type="float" office:value="16.4763012">
            <text:p>016.4763012</text:p>
          </table:table-cell>
          <table:table-cell table:style-name="ce17"/>
          <table:table-cell table:style-name="ce15" table:formula="of:=VALUE(SUBSTITUTE(MID([.$A13];23;13);&quot;.&quot;;&quot;,&quot;))" office:value-type="float" office:value="33.6353836">
            <text:p>033.6353836</text:p>
          </table:table-cell>
          <table:table-cell table:style-name="ce18"/>
          <table:table-cell table:style-name="ce15" table:formula="of:=VALUE(SUBSTITUTE(MID([.$A13];37;13);&quot;.&quot;;&quot;,&quot;))" office:value-type="float" office:value="33.1238976">
            <text:p>033.1238976</text:p>
          </table:table-cell>
          <table:table-cell table:style-name="ce3"/>
          <table:table-cell table:style-name="ce15" table:formula="of:=SQRT([.C13]^2+[.E13]^2+[.G13]^2)" office:value-type="float" office:value="50.0000012336755">
            <text:p>050.0000012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C13]/[.J13]" office:value-type="float" office:value="0.329526024">
            <text:p>000.3295260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12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x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13]*[.L13]" office:value-type="float" office:value="0.0329526024">
            <text:p>000.032952602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07</text:p>
          </table:table-cell>
          <table:table-cell table:style-name="ce10" office:value-type="string">
            <text:p>&lt;/bc&gt;</text:p>
          </table:table-cell>
          <table:table-cell table:style-name="ce4"/>
          <table:table-cell table:style-name="ce12" table:formula="of:=CONCATENATE([.N13];[.O13];[.P13];[.Q13];[.R13];[.S13];[.T13];SUBSTITUTE(TEXT([.U13];&quot;000.0000000&quot;);&quot;,&quot;;&quot;.&quot;);[.V13];[.W13];[.X13])" office:value-type="string" office:string-value="    &lt;bc gnn=&quot;012&quot; dir=&quot;x&quot; typ=&quot;d&quot; val=&quot;000.0329526&quot;&gt;007&lt;/bc&gt;">
            <text:p><text:s text:c="4"/>&lt;bc gnn="012" dir="x" typ="d" val="000.0329526"&gt;007&lt;/bc&gt;</text:p>
          </table:table-cell>
          <table:table-cell table:number-columns-repeated="989"/>
        </table:table-row>
        <table:table-row table:style-name="ro1">
          <table:table-cell office:value-type="string">
            <text:p><text:s text:c="5"/>13, <text:s text:c="2"/>17.8740292, <text:s text:c="3"/>43.055954, <text:s text:c="2"/>18.0749493</text:p>
          </table:table-cell>
          <table:table-cell table:style-name="ce2"/>
          <table:table-cell table:style-name="ce15" table:formula="of:=VALUE(SUBSTITUTE(MID([.$A14];9;13);&quot;.&quot;;&quot;,&quot;))" office:value-type="float" office:value="17.8740292">
            <text:p>017.8740292</text:p>
          </table:table-cell>
          <table:table-cell table:style-name="ce17"/>
          <table:table-cell table:style-name="ce15" table:formula="of:=VALUE(SUBSTITUTE(MID([.$A14];23;13);&quot;.&quot;;&quot;,&quot;))" office:value-type="float" office:value="43.055954">
            <text:p>043.0559540</text:p>
          </table:table-cell>
          <table:table-cell table:style-name="ce18"/>
          <table:table-cell table:style-name="ce15" table:formula="of:=VALUE(SUBSTITUTE(MID([.$A14];37;13);&quot;.&quot;;&quot;,&quot;))" office:value-type="float" office:value="18.0749493">
            <text:p>018.0749493</text:p>
          </table:table-cell>
          <table:table-cell table:style-name="ce3"/>
          <table:table-cell table:style-name="ce15" table:formula="of:=SQRT([.C14]^2+[.E14]^2+[.G14]^2)" office:value-type="float" office:value="49.9999988689014">
            <text:p>049.9999989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C14]/[.J14]" office:value-type="float" office:value="0.357480584">
            <text:p>000.3574806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13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x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14]*[.L14]" office:value-type="float" office:value="0.0357480584">
            <text:p>000.035748058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08</text:p>
          </table:table-cell>
          <table:table-cell table:style-name="ce10" office:value-type="string">
            <text:p>&lt;/bc&gt;</text:p>
          </table:table-cell>
          <table:table-cell table:style-name="ce4"/>
          <table:table-cell table:style-name="ce12" table:formula="of:=CONCATENATE([.N14];[.O14];[.P14];[.Q14];[.R14];[.S14];[.T14];SUBSTITUTE(TEXT([.U14];&quot;000.0000000&quot;);&quot;,&quot;;&quot;.&quot;);[.V14];[.W14];[.X14])" office:value-type="string" office:string-value="    &lt;bc gnn=&quot;013&quot; dir=&quot;x&quot; typ=&quot;d&quot; val=&quot;000.0357481&quot;&gt;008&lt;/bc&gt;">
            <text:p><text:s text:c="4"/>&lt;bc gnn="013" dir="x" typ="d" val="000.0357481"&gt;008&lt;/bc&gt;</text:p>
          </table:table-cell>
          <table:table-cell table:number-columns-repeated="989"/>
        </table:table-row>
        <table:table-row table:style-name="ro1">
          <table:table-cell office:value-type="string">
            <text:p><text:s text:c="5"/>14, <text:s text:c="2"/>32.7688179, <text:s text:c="2"/>17.5313225, <text:s text:c="2"/>33.4493256</text:p>
          </table:table-cell>
          <table:table-cell table:style-name="ce2"/>
          <table:table-cell table:style-name="ce15" table:formula="of:=VALUE(SUBSTITUTE(MID([.$A15];9;13);&quot;.&quot;;&quot;,&quot;))" office:value-type="float" office:value="32.7688179">
            <text:p>032.7688179</text:p>
          </table:table-cell>
          <table:table-cell table:style-name="ce17"/>
          <table:table-cell table:style-name="ce15" table:formula="of:=VALUE(SUBSTITUTE(MID([.$A15];23;13);&quot;.&quot;;&quot;,&quot;))" office:value-type="float" office:value="17.5313225">
            <text:p>017.5313225</text:p>
          </table:table-cell>
          <table:table-cell table:style-name="ce18"/>
          <table:table-cell table:style-name="ce15" table:formula="of:=VALUE(SUBSTITUTE(MID([.$A15];37;13);&quot;.&quot;;&quot;,&quot;))" office:value-type="float" office:value="33.4493256">
            <text:p>033.4493256</text:p>
          </table:table-cell>
          <table:table-cell table:style-name="ce3"/>
          <table:table-cell table:style-name="ce15" table:formula="of:=SQRT([.C15]^2+[.E15]^2+[.G15]^2)" office:value-type="float" office:value="50.0000007825718">
            <text:p>050.0000008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C15]/[.J15]" office:value-type="float" office:value="0.655376358">
            <text:p>000.6553764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14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x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15]*[.L15]" office:value-type="float" office:value="0.0655376358">
            <text:p>000.065537636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09</text:p>
          </table:table-cell>
          <table:table-cell table:style-name="ce10" office:value-type="string">
            <text:p>&lt;/bc&gt;</text:p>
          </table:table-cell>
          <table:table-cell table:style-name="ce4"/>
          <table:table-cell table:style-name="ce12" table:formula="of:=CONCATENATE([.N15];[.O15];[.P15];[.Q15];[.R15];[.S15];[.T15];SUBSTITUTE(TEXT([.U15];&quot;000.0000000&quot;);&quot;,&quot;;&quot;.&quot;);[.V15];[.W15];[.X15])" office:value-type="string" office:string-value="    &lt;bc gnn=&quot;014&quot; dir=&quot;x&quot; typ=&quot;d&quot; val=&quot;000.0655376&quot;&gt;009&lt;/bc&gt;">
            <text:p><text:s text:c="4"/>&lt;bc gnn="014" dir="x" typ="d" val="000.0655376"&gt;009&lt;/bc&gt;</text:p>
          </table:table-cell>
          <table:table-cell table:number-columns-repeated="989"/>
        </table:table-row>
        <table:table-row table:style-name="ro1">
          <table:table-cell office:value-type="string">
            <text:p><text:s text:c="5"/>15, <text:s text:c="2"/>32.6714706, <text:s text:c="2"/>33.7671928, <text:s text:c="2"/>17.0982895</text:p>
          </table:table-cell>
          <table:table-cell table:style-name="ce2"/>
          <table:table-cell table:style-name="ce15" table:formula="of:=VALUE(SUBSTITUTE(MID([.$A16];9;13);&quot;.&quot;;&quot;,&quot;))" office:value-type="float" office:value="32.6714706">
            <text:p>032.6714706</text:p>
          </table:table-cell>
          <table:table-cell table:style-name="ce17"/>
          <table:table-cell table:style-name="ce15" table:formula="of:=VALUE(SUBSTITUTE(MID([.$A16];23;13);&quot;.&quot;;&quot;,&quot;))" office:value-type="float" office:value="33.7671928">
            <text:p>033.7671928</text:p>
          </table:table-cell>
          <table:table-cell table:style-name="ce18"/>
          <table:table-cell table:style-name="ce15" table:formula="of:=VALUE(SUBSTITUTE(MID([.$A16];37;13);&quot;.&quot;;&quot;,&quot;))" office:value-type="float" office:value="17.0982895">
            <text:p>017.0982895</text:p>
          </table:table-cell>
          <table:table-cell table:style-name="ce3"/>
          <table:table-cell table:style-name="ce15" table:formula="of:=SQRT([.C16]^2+[.E16]^2+[.G16]^2)" office:value-type="float" office:value="49.9999980458484">
            <text:p>049.9999980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C16]/[.J16]" office:value-type="float" office:value="0.653429412">
            <text:p>000.6534294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15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x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16]*[.L16]" office:value-type="float" office:value="0.0653429412">
            <text:p>000.065342941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10</text:p>
          </table:table-cell>
          <table:table-cell table:style-name="ce10" office:value-type="string">
            <text:p>&lt;/bc&gt;</text:p>
          </table:table-cell>
          <table:table-cell table:style-name="ce4"/>
          <table:table-cell table:style-name="ce12" table:formula="of:=CONCATENATE([.N16];[.O16];[.P16];[.Q16];[.R16];[.S16];[.T16];SUBSTITUTE(TEXT([.U16];&quot;000.0000000&quot;);&quot;,&quot;;&quot;.&quot;);[.V16];[.W16];[.X16])" office:value-type="string" office:string-value="    &lt;bc gnn=&quot;015&quot; dir=&quot;x&quot; typ=&quot;d&quot; val=&quot;000.0653429&quot;&gt;010&lt;/bc&gt;">
            <text:p><text:s text:c="4"/>&lt;bc gnn="015" dir="x" typ="d" val="000.0653429"&gt;010&lt;/bc&gt;</text:p>
          </table:table-cell>
          <table:table-cell table:number-columns-repeated="989"/>
        </table:table-row>
        <table:table-row table:style-name="ro1">
          <table:table-cell office:value-type="string">
            <text:p><text:s text:c="5"/>16, <text:s text:c="2"/>19.1341724, <text:s text:c="10"/>0., <text:s text:c="2"/>46.1939774</text:p>
          </table:table-cell>
          <table:table-cell table:style-name="ce2"/>
          <table:table-cell table:style-name="ce15" table:formula="of:=VALUE(SUBSTITUTE(MID([.$A17];9;13);&quot;.&quot;;&quot;,&quot;))" office:value-type="float" office:value="19.1341724">
            <text:p>019.1341724</text:p>
          </table:table-cell>
          <table:table-cell table:style-name="ce17"/>
          <table:table-cell table:style-name="ce15" table:formula="of:=VALUE(SUBSTITUTE(MID([.$A17];23;13);&quot;.&quot;;&quot;,&quot;))" office:value-type="float" office:value="0">
            <text:p>000.0000000</text:p>
          </table:table-cell>
          <table:table-cell table:style-name="ce18"/>
          <table:table-cell table:style-name="ce15" table:formula="of:=VALUE(SUBSTITUTE(MID([.$A17];37;13);&quot;.&quot;;&quot;,&quot;))" office:value-type="float" office:value="46.1939774">
            <text:p>046.1939774</text:p>
          </table:table-cell>
          <table:table-cell table:style-name="ce3"/>
          <table:table-cell table:style-name="ce15" table:formula="of:=SQRT([.C17]^2+[.E17]^2+[.G17]^2)" office:value-type="float" office:value="50.0000010146463">
            <text:p>050.0000010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C17]/[.J17]" office:value-type="float" office:value="0.382683448">
            <text:p>000.3826834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16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x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17]*[.L17]" office:value-type="float" office:value="0.0382683448">
            <text:p>000.038268345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11</text:p>
          </table:table-cell>
          <table:table-cell table:style-name="ce10" office:value-type="string">
            <text:p>&lt;/bc&gt;</text:p>
          </table:table-cell>
          <table:table-cell table:style-name="ce4"/>
          <table:table-cell table:style-name="ce12" table:formula="of:=CONCATENATE([.N17];[.O17];[.P17];[.Q17];[.R17];[.S17];[.T17];SUBSTITUTE(TEXT([.U17];&quot;000.0000000&quot;);&quot;,&quot;;&quot;.&quot;);[.V17];[.W17];[.X17])" office:value-type="string" office:string-value="    &lt;bc gnn=&quot;016&quot; dir=&quot;x&quot; typ=&quot;d&quot; val=&quot;000.0382683&quot;&gt;011&lt;/bc&gt;">
            <text:p><text:s text:c="4"/>&lt;bc gnn="016" dir="x" typ="d" val="000.0382683"&gt;011&lt;/bc&gt;</text:p>
          </table:table-cell>
          <table:table-cell table:number-columns-repeated="989"/>
        </table:table-row>
        <table:table-row table:style-name="ro1">
          <table:table-cell office:value-type="string">
            <text:p><text:s text:c="5"/>17, <text:s text:c="2"/>42.6336136, <text:s text:c="3"/>18.548727, <text:s text:c="2"/>18.3934708</text:p>
          </table:table-cell>
          <table:table-cell table:style-name="ce2"/>
          <table:table-cell table:style-name="ce15" table:formula="of:=VALUE(SUBSTITUTE(MID([.$A18];9;13);&quot;.&quot;;&quot;,&quot;))" office:value-type="float" office:value="42.6336136">
            <text:p>042.6336136</text:p>
          </table:table-cell>
          <table:table-cell table:style-name="ce17"/>
          <table:table-cell table:style-name="ce15" table:formula="of:=VALUE(SUBSTITUTE(MID([.$A18];23;13);&quot;.&quot;;&quot;,&quot;))" office:value-type="float" office:value="18.548727">
            <text:p>018.5487270</text:p>
          </table:table-cell>
          <table:table-cell table:style-name="ce18"/>
          <table:table-cell table:style-name="ce15" table:formula="of:=VALUE(SUBSTITUTE(MID([.$A18];37;13);&quot;.&quot;;&quot;,&quot;))" office:value-type="float" office:value="18.3934708">
            <text:p>018.3934708</text:p>
          </table:table-cell>
          <table:table-cell table:style-name="ce3"/>
          <table:table-cell table:style-name="ce15" table:formula="of:=SQRT([.C18]^2+[.E18]^2+[.G18]^2)" office:value-type="float" office:value="50.0000004998509">
            <text:p>050.0000005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C18]/[.J18]" office:value-type="float" office:value="0.852672272">
            <text:p>000.8526723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17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x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18]*[.L18]" office:value-type="float" office:value="0.0852672272">
            <text:p>000.085267227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12</text:p>
          </table:table-cell>
          <table:table-cell table:style-name="ce10" office:value-type="string">
            <text:p>&lt;/bc&gt;</text:p>
          </table:table-cell>
          <table:table-cell table:style-name="ce4"/>
          <table:table-cell table:style-name="ce12" table:formula="of:=CONCATENATE([.N18];[.O18];[.P18];[.Q18];[.R18];[.S18];[.T18];SUBSTITUTE(TEXT([.U18];&quot;000.0000000&quot;);&quot;,&quot;;&quot;.&quot;);[.V18];[.W18];[.X18])" office:value-type="string" office:string-value="    &lt;bc gnn=&quot;017&quot; dir=&quot;x&quot; typ=&quot;d&quot; val=&quot;000.0852672&quot;&gt;012&lt;/bc&gt;">
            <text:p><text:s text:c="4"/>&lt;bc gnn="017" dir="x" typ="d" val="000.0852672"&gt;012&lt;/bc&gt;</text:p>
          </table:table-cell>
          <table:table-cell table:number-columns-repeated="989"/>
        </table:table-row>
        <table:table-row table:style-name="ro1">
          <table:table-cell office:value-type="string">
            <text:p><text:s text:c="5"/>18, <text:s text:c="2"/>18.0025349, <text:s text:c="2"/>18.3699932, <text:s text:c="2"/>42.8771744</text:p>
          </table:table-cell>
          <table:table-cell table:style-name="ce2"/>
          <table:table-cell table:style-name="ce15" table:formula="of:=VALUE(SUBSTITUTE(MID([.$A19];9;13);&quot;.&quot;;&quot;,&quot;))" office:value-type="float" office:value="18.0025349">
            <text:p>018.0025349</text:p>
          </table:table-cell>
          <table:table-cell table:style-name="ce17"/>
          <table:table-cell table:style-name="ce15" table:formula="of:=VALUE(SUBSTITUTE(MID([.$A19];23;13);&quot;.&quot;;&quot;,&quot;))" office:value-type="float" office:value="18.3699932">
            <text:p>018.3699932</text:p>
          </table:table-cell>
          <table:table-cell table:style-name="ce18"/>
          <table:table-cell table:style-name="ce15" table:formula="of:=VALUE(SUBSTITUTE(MID([.$A19];37;13);&quot;.&quot;;&quot;,&quot;))" office:value-type="float" office:value="42.8771744">
            <text:p>042.8771744</text:p>
          </table:table-cell>
          <table:table-cell table:style-name="ce3"/>
          <table:table-cell table:style-name="ce15" table:formula="of:=SQRT([.C19]^2+[.E19]^2+[.G19]^2)" office:value-type="float" office:value="49.9999999752178">
            <text:p>050.0000000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C19]/[.J19]" office:value-type="float" office:value="0.360050698">
            <text:p>000.3600507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18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x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19]*[.L19]" office:value-type="float" office:value="0.0360050698">
            <text:p>000.03600507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13</text:p>
          </table:table-cell>
          <table:table-cell table:style-name="ce10" office:value-type="string">
            <text:p>&lt;/bc&gt;</text:p>
          </table:table-cell>
          <table:table-cell table:style-name="ce4"/>
          <table:table-cell table:style-name="ce12" table:formula="of:=CONCATENATE([.N19];[.O19];[.P19];[.Q19];[.R19];[.S19];[.T19];SUBSTITUTE(TEXT([.U19];&quot;000.0000000&quot;);&quot;,&quot;;&quot;.&quot;);[.V19];[.W19];[.X19])" office:value-type="string" office:string-value="    &lt;bc gnn=&quot;018&quot; dir=&quot;x&quot; typ=&quot;d&quot; val=&quot;000.0360051&quot;&gt;013&lt;/bc&gt;">
            <text:p><text:s text:c="4"/>&lt;bc gnn="018" dir="x" typ="d" val="000.0360051"&gt;013&lt;/bc&gt;</text:p>
          </table:table-cell>
          <table:table-cell table:number-columns-repeated="989"/>
        </table:table-row>
        <table:table-row table:style-name="ro1">
          <table:table-cell office:value-type="string">
            <text:p><text:s text:c="5"/>19, <text:s text:c="4"/>28.27985, <text:s text:c="2"/>29.3877811, <text:s text:c="2"/>28.9241829</text:p>
          </table:table-cell>
          <table:table-cell table:style-name="ce2"/>
          <table:table-cell table:style-name="ce15" table:formula="of:=VALUE(SUBSTITUTE(MID([.$A20];9;13);&quot;.&quot;;&quot;,&quot;))" office:value-type="float" office:value="28.27985">
            <text:p>028.2798500</text:p>
          </table:table-cell>
          <table:table-cell table:style-name="ce17"/>
          <table:table-cell table:style-name="ce15" table:formula="of:=VALUE(SUBSTITUTE(MID([.$A20];23;13);&quot;.&quot;;&quot;,&quot;))" office:value-type="float" office:value="29.3877811">
            <text:p>029.3877811</text:p>
          </table:table-cell>
          <table:table-cell table:style-name="ce18"/>
          <table:table-cell table:style-name="ce15" table:formula="of:=VALUE(SUBSTITUTE(MID([.$A20];37;13);&quot;.&quot;;&quot;,&quot;))" office:value-type="float" office:value="28.9241829">
            <text:p>028.9241829</text:p>
          </table:table-cell>
          <table:table-cell table:style-name="ce3"/>
          <table:table-cell table:style-name="ce15" table:formula="of:=SQRT([.C20]^2+[.E20]^2+[.G20]^2)" office:value-type="float" office:value="49.9999995043667">
            <text:p>049.9999995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C20]/[.J20]" office:value-type="float" office:value="0.565597">
            <text:p>000.5655970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19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x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20]*[.L20]" office:value-type="float" office:value="0.0565597">
            <text:p>000.0565597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14</text:p>
          </table:table-cell>
          <table:table-cell table:style-name="ce10" office:value-type="string">
            <text:p>&lt;/bc&gt;</text:p>
          </table:table-cell>
          <table:table-cell table:style-name="ce4"/>
          <table:table-cell table:style-name="ce12" table:formula="of:=CONCATENATE([.N20];[.O20];[.P20];[.Q20];[.R20];[.S20];[.T20];SUBSTITUTE(TEXT([.U20];&quot;000.0000000&quot;);&quot;,&quot;;&quot;.&quot;);[.V20];[.W20];[.X20])" office:value-type="string" office:string-value="    &lt;bc gnn=&quot;019&quot; dir=&quot;x&quot; typ=&quot;d&quot; val=&quot;000.0565597&quot;&gt;014&lt;/bc&gt;">
            <text:p><text:s text:c="4"/>&lt;bc gnn="019" dir="x" typ="d" val="000.0565597"&gt;014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 office:value-type="string">
            <text:p>unitv_y_comp</text:p>
          </table:table-cell>
          <table:table-cell table:style-name="ce15"/>
          <table:table-cell/>
          <table:table-cell table:style-name="ce2"/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19"/>
          <table:table-cell table:style-name="ce7"/>
          <table:table-cell table:style-name="ce20"/>
          <table:table-cell table:style-name="ce10"/>
          <table:table-cell table:style-name="ce4"/>
          <table:table-cell table:style-name="ce12"/>
          <table:table-cell table:number-columns-repeated="989"/>
        </table:table-row>
        <table:table-row table:style-name="ro1">
          <table:table-cell office:value-type="string">
            <text:p><text:s text:c="6"/>1, <text:s text:c="10"/>0., <text:s text:c="2"/>19.1341724, <text:s text:c="2"/>46.1939774</text:p>
          </table:table-cell>
          <table:table-cell table:style-name="ce2"/>
          <table:table-cell table:style-name="ce15" table:formula="of:=VALUE(SUBSTITUTE(MID([.$A22];9;13);&quot;.&quot;;&quot;,&quot;))" office:value-type="float" office:value="0">
            <text:p>000.0000000</text:p>
          </table:table-cell>
          <table:table-cell table:style-name="ce4"/>
          <table:table-cell table:style-name="ce15" table:formula="of:=VALUE(SUBSTITUTE(MID([.$A22];23;13);&quot;.&quot;;&quot;,&quot;))" office:value-type="float" office:value="19.1341724">
            <text:p>019.1341724</text:p>
          </table:table-cell>
          <table:table-cell table:style-name="ce5"/>
          <table:table-cell table:style-name="ce15" table:formula="of:=VALUE(SUBSTITUTE(MID([.$A22];37;13);&quot;.&quot;;&quot;,&quot;))" office:value-type="float" office:value="46.1939774">
            <text:p>046.1939774</text:p>
          </table:table-cell>
          <table:table-cell table:style-name="ce3"/>
          <table:table-cell table:style-name="ce15" table:formula="of:=SQRT([.C22]^2+[.E22]^2+[.G22]^2)" office:value-type="float" office:value="50.0000010146463">
            <text:p>050.0000010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E22]/[.J22]" office:value-type="float" office:value="0.382683448">
            <text:p>000.3826834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01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y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22]*[.L22]" office:value-type="float" office:value="0.0382683448">
            <text:p>000.038268345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15</text:p>
          </table:table-cell>
          <table:table-cell table:style-name="ce10" office:value-type="string">
            <text:p>&lt;/bc&gt;</text:p>
          </table:table-cell>
          <table:table-cell table:style-name="ce4"/>
          <table:table-cell table:style-name="ce12" table:formula="of:=CONCATENATE([.N22];[.O22];[.P22];[.Q22];[.R22];[.S22];[.T22];SUBSTITUTE(TEXT([.U22];&quot;000.0000000&quot;);&quot;,&quot;;&quot;.&quot;);[.V22];[.W22];[.X22])" office:value-type="string" office:string-value="    &lt;bc gnn=&quot;001&quot; dir=&quot;y&quot; typ=&quot;d&quot; val=&quot;000.0382683&quot;&gt;015&lt;/bc&gt;">
            <text:p><text:s text:c="4"/>&lt;bc gnn="001" dir="y" typ="d" val="000.0382683"&gt;015&lt;/bc&gt;</text:p>
          </table:table-cell>
          <table:table-cell table:number-columns-repeated="989"/>
        </table:table-row>
        <table:table-row table:style-name="ro1">
          <table:table-cell office:value-type="string">
            <text:p><text:s text:c="6"/>2, <text:s text:c="10"/>0., <text:s text:c="2"/>35.3553391, <text:s text:c="2"/>35.3553391</text:p>
          </table:table-cell>
          <table:table-cell table:style-name="ce2"/>
          <table:table-cell table:style-name="ce15" table:formula="of:=VALUE(SUBSTITUTE(MID([.$A23];9;13);&quot;.&quot;;&quot;,&quot;))" office:value-type="float" office:value="0">
            <text:p>000.0000000</text:p>
          </table:table-cell>
          <table:table-cell table:style-name="ce17"/>
          <table:table-cell table:style-name="ce15" table:formula="of:=VALUE(SUBSTITUTE(MID([.$A23];23;13);&quot;.&quot;;&quot;,&quot;))" office:value-type="float" office:value="35.3553391">
            <text:p>035.3553391</text:p>
          </table:table-cell>
          <table:table-cell table:style-name="ce18"/>
          <table:table-cell table:style-name="ce15" table:formula="of:=VALUE(SUBSTITUTE(MID([.$A23];37;13);&quot;.&quot;;&quot;,&quot;))" office:value-type="float" office:value="35.3553391">
            <text:p>035.3553391</text:p>
          </table:table-cell>
          <table:table-cell table:style-name="ce3"/>
          <table:table-cell table:style-name="ce15" table:formula="of:=SQRT([.C23]^2+[.E23]^2+[.G23]^2)" office:value-type="float" office:value="50.0000000575198">
            <text:p>050.0000001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E23]/[.J23]" office:value-type="float" office:value="0.707106782">
            <text:p>000.7071068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02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y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23]*[.L23]" office:value-type="float" office:value="0.0707106782">
            <text:p>000.070710678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16</text:p>
          </table:table-cell>
          <table:table-cell table:style-name="ce10" office:value-type="string">
            <text:p>&lt;/bc&gt;</text:p>
          </table:table-cell>
          <table:table-cell table:style-name="ce4"/>
          <table:table-cell table:style-name="ce12" table:formula="of:=CONCATENATE([.N23];[.O23];[.P23];[.Q23];[.R23];[.S23];[.T23];SUBSTITUTE(TEXT([.U23];&quot;000.0000000&quot;);&quot;,&quot;;&quot;.&quot;);[.V23];[.W23];[.X23])" office:value-type="string" office:string-value="    &lt;bc gnn=&quot;002&quot; dir=&quot;y&quot; typ=&quot;d&quot; val=&quot;000.0707107&quot;&gt;016&lt;/bc&gt;">
            <text:p><text:s text:c="4"/>&lt;bc gnn="002" dir="y" typ="d" val="000.0707107"&gt;016&lt;/bc&gt;</text:p>
          </table:table-cell>
          <table:table-cell table:number-columns-repeated="989"/>
        </table:table-row>
        <table:table-row table:style-name="ro1">
          <table:table-cell office:value-type="string">
            <text:p><text:s text:c="6"/>3, <text:s text:c="10"/>0., <text:s text:c="2"/>46.1939774, <text:s text:c="2"/>19.1341724</text:p>
          </table:table-cell>
          <table:table-cell table:style-name="ce2"/>
          <table:table-cell table:style-name="ce15" table:formula="of:=VALUE(SUBSTITUTE(MID([.$A24];9;13);&quot;.&quot;;&quot;,&quot;))" office:value-type="float" office:value="0">
            <text:p>000.0000000</text:p>
          </table:table-cell>
          <table:table-cell table:style-name="ce17"/>
          <table:table-cell table:style-name="ce15" table:formula="of:=VALUE(SUBSTITUTE(MID([.$A24];23;13);&quot;.&quot;;&quot;,&quot;))" office:value-type="float" office:value="46.1939774">
            <text:p>046.1939774</text:p>
          </table:table-cell>
          <table:table-cell table:style-name="ce18"/>
          <table:table-cell table:style-name="ce15" table:formula="of:=VALUE(SUBSTITUTE(MID([.$A24];37;13);&quot;.&quot;;&quot;,&quot;))" office:value-type="float" office:value="19.1341724">
            <text:p>019.1341724</text:p>
          </table:table-cell>
          <table:table-cell table:style-name="ce3"/>
          <table:table-cell table:style-name="ce15" table:formula="of:=SQRT([.C24]^2+[.E24]^2+[.G24]^2)" office:value-type="float" office:value="50.0000010146463">
            <text:p>050.0000010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E24]/[.J24]" office:value-type="float" office:value="0.923879548">
            <text:p>000.9238795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03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y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24]*[.L24]" office:value-type="float" office:value="0.0923879548">
            <text:p>000.092387955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17</text:p>
          </table:table-cell>
          <table:table-cell table:style-name="ce10" office:value-type="string">
            <text:p>&lt;/bc&gt;</text:p>
          </table:table-cell>
          <table:table-cell table:style-name="ce4"/>
          <table:table-cell table:style-name="ce12" table:formula="of:=CONCATENATE([.N24];[.O24];[.P24];[.Q24];[.R24];[.S24];[.T24];SUBSTITUTE(TEXT([.U24];&quot;000.0000000&quot;);&quot;,&quot;;&quot;.&quot;);[.V24];[.W24];[.X24])" office:value-type="string" office:string-value="    &lt;bc gnn=&quot;003&quot; dir=&quot;y&quot; typ=&quot;d&quot; val=&quot;000.0923880&quot;&gt;017&lt;/bc&gt;">
            <text:p><text:s text:c="4"/>&lt;bc gnn="003" dir="y" typ="d" val="000.0923880"&gt;017&lt;/bc&gt;</text:p>
          </table:table-cell>
          <table:table-cell table:number-columns-repeated="989"/>
        </table:table-row>
        <table:table-row table:style-name="ro1">
          <table:table-cell office:value-type="string">
            <text:p><text:s text:c="6"/>4, <text:s text:c="10"/>0., <text:s text:c="10"/>0., <text:s text:c="9"/>50.</text:p>
          </table:table-cell>
          <table:table-cell table:style-name="ce2"/>
          <table:table-cell table:style-name="ce15" table:formula="of:=VALUE(SUBSTITUTE(MID([.$A25];9;13);&quot;.&quot;;&quot;,&quot;))" office:value-type="float" office:value="0">
            <text:p>000.0000000</text:p>
          </table:table-cell>
          <table:table-cell table:style-name="ce17"/>
          <table:table-cell table:style-name="ce15" table:formula="of:=VALUE(SUBSTITUTE(MID([.$A25];23;13);&quot;.&quot;;&quot;,&quot;))" office:value-type="float" office:value="0">
            <text:p>000.0000000</text:p>
          </table:table-cell>
          <table:table-cell table:style-name="ce18"/>
          <table:table-cell table:style-name="ce15" table:formula="of:=VALUE(SUBSTITUTE(MID([.$A25];37;13);&quot;.&quot;;&quot;,&quot;))" office:value-type="float" office:value="50">
            <text:p>050.0000000</text:p>
          </table:table-cell>
          <table:table-cell table:style-name="ce3"/>
          <table:table-cell table:style-name="ce15" table:formula="of:=SQRT([.C25]^2+[.E25]^2+[.G25]^2)" office:value-type="float" office:value="50">
            <text:p>050.0000000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E25]/[.J25]" office:value-type="float" office:value="0">
            <text:p>000.0000000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04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y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25]*[.L25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/>
          <table:table-cell table:style-name="ce10" office:value-type="string">
            <text:p>&lt;/bc&gt;</text:p>
          </table:table-cell>
          <table:table-cell table:style-name="ce4"/>
          <table:table-cell table:style-name="ce12"/>
          <table:table-cell table:number-columns-repeated="989"/>
        </table:table-row>
        <table:table-row table:style-name="ro1">
          <table:table-cell office:value-type="string">
            <text:p><text:s text:c="6"/>5, <text:s text:c="10"/>0., <text:s text:c="9"/>50., <text:s text:c="10"/>0.</text:p>
          </table:table-cell>
          <table:table-cell table:style-name="ce2"/>
          <table:table-cell table:style-name="ce15" table:formula="of:=VALUE(SUBSTITUTE(MID([.$A26];9;13);&quot;.&quot;;&quot;,&quot;))" office:value-type="float" office:value="0">
            <text:p>000.0000000</text:p>
          </table:table-cell>
          <table:table-cell table:style-name="ce17"/>
          <table:table-cell table:style-name="ce15" table:formula="of:=VALUE(SUBSTITUTE(MID([.$A26];23;13);&quot;.&quot;;&quot;,&quot;))" office:value-type="float" office:value="50">
            <text:p>050.0000000</text:p>
          </table:table-cell>
          <table:table-cell table:style-name="ce18"/>
          <table:table-cell table:style-name="ce15" table:formula="of:=VALUE(SUBSTITUTE(MID([.$A26];37;13);&quot;.&quot;;&quot;,&quot;))" office:value-type="float" office:value="0">
            <text:p>000.0000000</text:p>
          </table:table-cell>
          <table:table-cell table:style-name="ce3"/>
          <table:table-cell table:style-name="ce15" table:formula="of:=SQRT([.C26]^2+[.E26]^2+[.G26]^2)" office:value-type="float" office:value="50">
            <text:p>050.0000000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E26]/[.J26]" office:value-type="float" office:value="1">
            <text:p>001.0000000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05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y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26]*[.L26]" office:value-type="float" office:value="0.1">
            <text:p>000.1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18</text:p>
          </table:table-cell>
          <table:table-cell table:style-name="ce10" office:value-type="string">
            <text:p>&lt;/bc&gt;</text:p>
          </table:table-cell>
          <table:table-cell table:style-name="ce4"/>
          <table:table-cell table:style-name="ce12" table:formula="of:=CONCATENATE([.N26];[.O26];[.P26];[.Q26];[.R26];[.S26];[.T26];SUBSTITUTE(TEXT([.U26];&quot;000.0000000&quot;);&quot;,&quot;;&quot;.&quot;);[.V26];[.W26];[.X26])" office:value-type="string" office:string-value="    &lt;bc gnn=&quot;005&quot; dir=&quot;y&quot; typ=&quot;d&quot; val=&quot;000.1000000&quot;&gt;018&lt;/bc&gt;">
            <text:p><text:s text:c="4"/>&lt;bc gnn="005" dir="y" typ="d" val="000.1000000"&gt;018&lt;/bc&gt;</text:p>
          </table:table-cell>
          <table:table-cell table:number-columns-repeated="989"/>
        </table:table-row>
        <table:table-row table:style-name="ro1">
          <table:table-cell office:value-type="string">
            <text:p><text:s text:c="6"/>6, <text:s text:c="2"/>19.1341724, <text:s text:c="2"/>46.1939774, <text:s text:c="10"/>0.</text:p>
          </table:table-cell>
          <table:table-cell table:style-name="ce2"/>
          <table:table-cell table:style-name="ce15" table:formula="of:=VALUE(SUBSTITUTE(MID([.$A27];9;13);&quot;.&quot;;&quot;,&quot;))" office:value-type="float" office:value="19.1341724">
            <text:p>019.1341724</text:p>
          </table:table-cell>
          <table:table-cell table:style-name="ce17"/>
          <table:table-cell table:style-name="ce15" table:formula="of:=VALUE(SUBSTITUTE(MID([.$A27];23;13);&quot;.&quot;;&quot;,&quot;))" office:value-type="float" office:value="46.1939774">
            <text:p>046.1939774</text:p>
          </table:table-cell>
          <table:table-cell table:style-name="ce18"/>
          <table:table-cell table:style-name="ce15" table:formula="of:=VALUE(SUBSTITUTE(MID([.$A27];37;13);&quot;.&quot;;&quot;,&quot;))" office:value-type="float" office:value="0">
            <text:p>000.0000000</text:p>
          </table:table-cell>
          <table:table-cell table:style-name="ce3"/>
          <table:table-cell table:style-name="ce15" table:formula="of:=SQRT([.C27]^2+[.E27]^2+[.G27]^2)" office:value-type="float" office:value="50.0000010146463">
            <text:p>050.0000010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E27]/[.J27]" office:value-type="float" office:value="0.923879548">
            <text:p>000.9238795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06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y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27]*[.L27]" office:value-type="float" office:value="0.0923879548">
            <text:p>000.092387955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19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27];[.O27];[.P27];[.Q27];[.R27];[.S27];[.T27];SUBSTITUTE(TEXT([.U27];&quot;000.0000000&quot;);&quot;,&quot;;&quot;.&quot;);[.V27];[.W27];[.X27])" office:value-type="string" office:string-value="    &lt;bc gnn=&quot;006&quot; dir=&quot;y&quot; typ=&quot;d&quot; val=&quot;000.0923880&quot;&gt;019&lt;/bc&gt;">
            <text:p><text:s text:c="4"/>&lt;bc gnn="006" dir="y" typ="d" val="000.0923880"&gt;019&lt;/bc&gt;</text:p>
          </table:table-cell>
          <table:table-cell table:number-columns-repeated="989"/>
        </table:table-row>
        <table:table-row table:style-name="ro1">
          <table:table-cell office:value-type="string">
            <text:p><text:s text:c="6"/>7, <text:s text:c="2"/>35.3553391, <text:s text:c="2"/>35.3553391, <text:s text:c="10"/>0.</text:p>
          </table:table-cell>
          <table:table-cell table:style-name="ce2"/>
          <table:table-cell table:style-name="ce15" table:formula="of:=VALUE(SUBSTITUTE(MID([.$A28];9;13);&quot;.&quot;;&quot;,&quot;))" office:value-type="float" office:value="35.3553391">
            <text:p>035.3553391</text:p>
          </table:table-cell>
          <table:table-cell table:style-name="ce17"/>
          <table:table-cell table:style-name="ce15" table:formula="of:=VALUE(SUBSTITUTE(MID([.$A28];23;13);&quot;.&quot;;&quot;,&quot;))" office:value-type="float" office:value="35.3553391">
            <text:p>035.3553391</text:p>
          </table:table-cell>
          <table:table-cell table:style-name="ce18"/>
          <table:table-cell table:style-name="ce15" table:formula="of:=VALUE(SUBSTITUTE(MID([.$A28];37;13);&quot;.&quot;;&quot;,&quot;))" office:value-type="float" office:value="0">
            <text:p>000.0000000</text:p>
          </table:table-cell>
          <table:table-cell table:style-name="ce3"/>
          <table:table-cell table:style-name="ce15" table:formula="of:=SQRT([.C28]^2+[.E28]^2+[.G28]^2)" office:value-type="float" office:value="50.0000000575198">
            <text:p>050.0000001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E28]/[.J28]" office:value-type="float" office:value="0.707106782">
            <text:p>000.7071068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07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y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28]*[.L28]" office:value-type="float" office:value="0.0707106782">
            <text:p>000.070710678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20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28];[.O28];[.P28];[.Q28];[.R28];[.S28];[.T28];SUBSTITUTE(TEXT([.U28];&quot;000.0000000&quot;);&quot;,&quot;;&quot;.&quot;);[.V28];[.W28];[.X28])" office:value-type="string" office:string-value="    &lt;bc gnn=&quot;007&quot; dir=&quot;y&quot; typ=&quot;d&quot; val=&quot;000.0707107&quot;&gt;020&lt;/bc&gt;">
            <text:p><text:s text:c="4"/>&lt;bc gnn="007" dir="y" typ="d" val="000.0707107"&gt;020&lt;/bc&gt;</text:p>
          </table:table-cell>
          <table:table-cell table:number-columns-repeated="989"/>
        </table:table-row>
        <table:table-row table:style-name="ro1">
          <table:table-cell office:value-type="string">
            <text:p><text:s text:c="6"/>8, <text:s text:c="2"/>46.1939774, <text:s text:c="2"/>19.1341724, <text:s text:c="10"/>0.</text:p>
          </table:table-cell>
          <table:table-cell table:style-name="ce2"/>
          <table:table-cell table:style-name="ce15" table:formula="of:=VALUE(SUBSTITUTE(MID([.$A29];9;13);&quot;.&quot;;&quot;,&quot;))" office:value-type="float" office:value="46.1939774">
            <text:p>046.1939774</text:p>
          </table:table-cell>
          <table:table-cell table:style-name="ce17"/>
          <table:table-cell table:style-name="ce15" table:formula="of:=VALUE(SUBSTITUTE(MID([.$A29];23;13);&quot;.&quot;;&quot;,&quot;))" office:value-type="float" office:value="19.1341724">
            <text:p>019.1341724</text:p>
          </table:table-cell>
          <table:table-cell table:style-name="ce18"/>
          <table:table-cell table:style-name="ce15" table:formula="of:=VALUE(SUBSTITUTE(MID([.$A29];37;13);&quot;.&quot;;&quot;,&quot;))" office:value-type="float" office:value="0">
            <text:p>000.0000000</text:p>
          </table:table-cell>
          <table:table-cell table:style-name="ce3"/>
          <table:table-cell table:style-name="ce15" table:formula="of:=SQRT([.C29]^2+[.E29]^2+[.G29]^2)" office:value-type="float" office:value="50.0000010146463">
            <text:p>050.0000010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E29]/[.J29]" office:value-type="float" office:value="0.382683448">
            <text:p>000.3826834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08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y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29]*[.L29]" office:value-type="float" office:value="0.0382683448">
            <text:p>000.038268345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21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29];[.O29];[.P29];[.Q29];[.R29];[.S29];[.T29];SUBSTITUTE(TEXT([.U29];&quot;000.0000000&quot;);&quot;,&quot;;&quot;.&quot;);[.V29];[.W29];[.X29])" office:value-type="string" office:string-value="    &lt;bc gnn=&quot;008&quot; dir=&quot;y&quot; typ=&quot;d&quot; val=&quot;000.0382683&quot;&gt;021&lt;/bc&gt;">
            <text:p><text:s text:c="4"/>&lt;bc gnn="008" dir="y" typ="d" val="000.0382683"&gt;021&lt;/bc&gt;</text:p>
          </table:table-cell>
          <table:table-cell table:number-columns-repeated="989"/>
        </table:table-row>
        <table:table-row table:style-name="ro1">
          <table:table-cell office:value-type="string">
            <text:p><text:s text:c="6"/>9, <text:s text:c="9"/>50., <text:s text:c="10"/>0., <text:s text:c="10"/>0.</text:p>
          </table:table-cell>
          <table:table-cell table:style-name="ce2"/>
          <table:table-cell table:style-name="ce15" table:formula="of:=VALUE(SUBSTITUTE(MID([.$A30];9;13);&quot;.&quot;;&quot;,&quot;))" office:value-type="float" office:value="50">
            <text:p>050.0000000</text:p>
          </table:table-cell>
          <table:table-cell table:style-name="ce17"/>
          <table:table-cell table:style-name="ce15" table:formula="of:=VALUE(SUBSTITUTE(MID([.$A30];23;13);&quot;.&quot;;&quot;,&quot;))" office:value-type="float" office:value="0">
            <text:p>000.0000000</text:p>
          </table:table-cell>
          <table:table-cell table:style-name="ce18"/>
          <table:table-cell table:style-name="ce15" table:formula="of:=VALUE(SUBSTITUTE(MID([.$A30];37;13);&quot;.&quot;;&quot;,&quot;))" office:value-type="float" office:value="0">
            <text:p>000.0000000</text:p>
          </table:table-cell>
          <table:table-cell table:style-name="ce3"/>
          <table:table-cell table:style-name="ce15" table:formula="of:=SQRT([.C30]^2+[.E30]^2+[.G30]^2)" office:value-type="float" office:value="50">
            <text:p>050.0000000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E30]/[.J30]" office:value-type="float" office:value="0">
            <text:p>000.0000000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09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y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30]*[.L30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/>
          <table:table-cell table:style-name="ce10" office:value-type="string">
            <text:p>&lt;/bc&gt;</text:p>
          </table:table-cell>
          <table:table-cell/>
          <table:table-cell table:style-name="ce12"/>
          <table:table-cell table:number-columns-repeated="989"/>
        </table:table-row>
        <table:table-row table:style-name="ro1">
          <table:table-cell office:value-type="string">
            <text:p><text:s text:c="5"/>10, <text:s text:c="2"/>46.1939774, <text:s text:c="10"/>0., <text:s text:c="2"/>19.1341724</text:p>
          </table:table-cell>
          <table:table-cell table:style-name="ce2"/>
          <table:table-cell table:style-name="ce15" table:formula="of:=VALUE(SUBSTITUTE(MID([.$A31];9;13);&quot;.&quot;;&quot;,&quot;))" office:value-type="float" office:value="46.1939774">
            <text:p>046.1939774</text:p>
          </table:table-cell>
          <table:table-cell table:style-name="ce17"/>
          <table:table-cell table:style-name="ce15" table:formula="of:=VALUE(SUBSTITUTE(MID([.$A31];23;13);&quot;.&quot;;&quot;,&quot;))" office:value-type="float" office:value="0">
            <text:p>000.0000000</text:p>
          </table:table-cell>
          <table:table-cell table:style-name="ce18"/>
          <table:table-cell table:style-name="ce15" table:formula="of:=VALUE(SUBSTITUTE(MID([.$A31];37;13);&quot;.&quot;;&quot;,&quot;))" office:value-type="float" office:value="19.1341724">
            <text:p>019.1341724</text:p>
          </table:table-cell>
          <table:table-cell table:style-name="ce3"/>
          <table:table-cell table:style-name="ce15" table:formula="of:=SQRT([.C31]^2+[.E31]^2+[.G31]^2)" office:value-type="float" office:value="50.0000010146463">
            <text:p>050.0000010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E31]/[.J31]" office:value-type="float" office:value="0">
            <text:p>000.0000000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10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y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31]*[.L31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/>
          <table:table-cell table:style-name="ce10" office:value-type="string">
            <text:p>&lt;/bc&gt;</text:p>
          </table:table-cell>
          <table:table-cell/>
          <table:table-cell table:style-name="ce12"/>
          <table:table-cell table:number-columns-repeated="989"/>
        </table:table-row>
        <table:table-row table:style-name="ro1">
          <table:table-cell office:value-type="string">
            <text:p><text:s text:c="5"/>11, <text:s text:c="2"/>35.3553391, <text:s text:c="10"/>0., <text:s text:c="2"/>35.3553391</text:p>
          </table:table-cell>
          <table:table-cell table:style-name="ce2"/>
          <table:table-cell table:style-name="ce15" table:formula="of:=VALUE(SUBSTITUTE(MID([.$A32];9;13);&quot;.&quot;;&quot;,&quot;))" office:value-type="float" office:value="35.3553391">
            <text:p>035.3553391</text:p>
          </table:table-cell>
          <table:table-cell table:style-name="ce17"/>
          <table:table-cell table:style-name="ce15" table:formula="of:=VALUE(SUBSTITUTE(MID([.$A32];23;13);&quot;.&quot;;&quot;,&quot;))" office:value-type="float" office:value="0">
            <text:p>000.0000000</text:p>
          </table:table-cell>
          <table:table-cell table:style-name="ce18"/>
          <table:table-cell table:style-name="ce15" table:formula="of:=VALUE(SUBSTITUTE(MID([.$A32];37;13);&quot;.&quot;;&quot;,&quot;))" office:value-type="float" office:value="35.3553391">
            <text:p>035.3553391</text:p>
          </table:table-cell>
          <table:table-cell table:style-name="ce3"/>
          <table:table-cell table:style-name="ce15" table:formula="of:=SQRT([.C32]^2+[.E32]^2+[.G32]^2)" office:value-type="float" office:value="50.0000000575198">
            <text:p>050.0000001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E32]/[.J32]" office:value-type="float" office:value="0">
            <text:p>000.0000000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11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y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32]*[.L32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/>
          <table:table-cell table:style-name="ce10" office:value-type="string">
            <text:p>&lt;/bc&gt;</text:p>
          </table:table-cell>
          <table:table-cell/>
          <table:table-cell table:style-name="ce12"/>
          <table:table-cell table:number-columns-repeated="989"/>
        </table:table-row>
        <table:table-row table:style-name="ro1">
          <table:table-cell office:value-type="string">
            <text:p><text:s text:c="5"/>12, <text:s text:c="2"/>16.4763012, <text:s text:c="2"/>33.6353836, <text:s text:c="2"/>33.1238976</text:p>
          </table:table-cell>
          <table:table-cell table:style-name="ce2"/>
          <table:table-cell table:style-name="ce15" table:formula="of:=VALUE(SUBSTITUTE(MID([.$A33];9;13);&quot;.&quot;;&quot;,&quot;))" office:value-type="float" office:value="16.4763012">
            <text:p>016.4763012</text:p>
          </table:table-cell>
          <table:table-cell table:style-name="ce17"/>
          <table:table-cell table:style-name="ce15" table:formula="of:=VALUE(SUBSTITUTE(MID([.$A33];23;13);&quot;.&quot;;&quot;,&quot;))" office:value-type="float" office:value="33.6353836">
            <text:p>033.6353836</text:p>
          </table:table-cell>
          <table:table-cell table:style-name="ce18"/>
          <table:table-cell table:style-name="ce15" table:formula="of:=VALUE(SUBSTITUTE(MID([.$A33];37;13);&quot;.&quot;;&quot;,&quot;))" office:value-type="float" office:value="33.1238976">
            <text:p>033.1238976</text:p>
          </table:table-cell>
          <table:table-cell table:style-name="ce3"/>
          <table:table-cell table:style-name="ce15" table:formula="of:=SQRT([.C33]^2+[.E33]^2+[.G33]^2)" office:value-type="float" office:value="50.0000012336755">
            <text:p>050.0000012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E33]/[.J33]" office:value-type="float" office:value="0.672707672">
            <text:p>000.6727077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12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y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33]*[.L33]" office:value-type="float" office:value="0.0672707672">
            <text:p>000.067270767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22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33];[.O33];[.P33];[.Q33];[.R33];[.S33];[.T33];SUBSTITUTE(TEXT([.U33];&quot;000.0000000&quot;);&quot;,&quot;;&quot;.&quot;);[.V33];[.W33];[.X33])" office:value-type="string" office:string-value="    &lt;bc gnn=&quot;012&quot; dir=&quot;y&quot; typ=&quot;d&quot; val=&quot;000.0672708&quot;&gt;022&lt;/bc&gt;">
            <text:p><text:s text:c="4"/>&lt;bc gnn="012" dir="y" typ="d" val="000.0672708"&gt;022&lt;/bc&gt;</text:p>
          </table:table-cell>
          <table:table-cell table:number-columns-repeated="989"/>
        </table:table-row>
        <table:table-row table:style-name="ro1">
          <table:table-cell office:value-type="string">
            <text:p><text:s text:c="5"/>13, <text:s text:c="2"/>17.8740292, <text:s text:c="3"/>43.055954, <text:s text:c="2"/>18.0749493</text:p>
          </table:table-cell>
          <table:table-cell table:style-name="ce2"/>
          <table:table-cell table:style-name="ce15" table:formula="of:=VALUE(SUBSTITUTE(MID([.$A34];9;13);&quot;.&quot;;&quot;,&quot;))" office:value-type="float" office:value="17.8740292">
            <text:p>017.8740292</text:p>
          </table:table-cell>
          <table:table-cell table:style-name="ce17"/>
          <table:table-cell table:style-name="ce15" table:formula="of:=VALUE(SUBSTITUTE(MID([.$A34];23;13);&quot;.&quot;;&quot;,&quot;))" office:value-type="float" office:value="43.055954">
            <text:p>043.0559540</text:p>
          </table:table-cell>
          <table:table-cell table:style-name="ce18"/>
          <table:table-cell table:style-name="ce15" table:formula="of:=VALUE(SUBSTITUTE(MID([.$A34];37;13);&quot;.&quot;;&quot;,&quot;))" office:value-type="float" office:value="18.0749493">
            <text:p>018.0749493</text:p>
          </table:table-cell>
          <table:table-cell table:style-name="ce3"/>
          <table:table-cell table:style-name="ce15" table:formula="of:=SQRT([.C34]^2+[.E34]^2+[.G34]^2)" office:value-type="float" office:value="49.9999988689014">
            <text:p>049.9999989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E34]/[.J34]" office:value-type="float" office:value="0.86111908">
            <text:p>000.8611191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13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y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34]*[.L34]" office:value-type="float" office:value="0.086111908">
            <text:p>000.086111908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23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34];[.O34];[.P34];[.Q34];[.R34];[.S34];[.T34];SUBSTITUTE(TEXT([.U34];&quot;000.0000000&quot;);&quot;,&quot;;&quot;.&quot;);[.V34];[.W34];[.X34])" office:value-type="string" office:string-value="    &lt;bc gnn=&quot;013&quot; dir=&quot;y&quot; typ=&quot;d&quot; val=&quot;000.0861119&quot;&gt;023&lt;/bc&gt;">
            <text:p><text:s text:c="4"/>&lt;bc gnn="013" dir="y" typ="d" val="000.0861119"&gt;023&lt;/bc&gt;</text:p>
          </table:table-cell>
          <table:table-cell table:number-columns-repeated="989"/>
        </table:table-row>
        <table:table-row table:style-name="ro1">
          <table:table-cell office:value-type="string">
            <text:p><text:s text:c="5"/>14, <text:s text:c="2"/>32.7688179, <text:s text:c="2"/>17.5313225, <text:s text:c="2"/>33.4493256</text:p>
          </table:table-cell>
          <table:table-cell table:style-name="ce2"/>
          <table:table-cell table:style-name="ce15" table:formula="of:=VALUE(SUBSTITUTE(MID([.$A35];9;13);&quot;.&quot;;&quot;,&quot;))" office:value-type="float" office:value="32.7688179">
            <text:p>032.7688179</text:p>
          </table:table-cell>
          <table:table-cell table:style-name="ce17"/>
          <table:table-cell table:style-name="ce15" table:formula="of:=VALUE(SUBSTITUTE(MID([.$A35];23;13);&quot;.&quot;;&quot;,&quot;))" office:value-type="float" office:value="17.5313225">
            <text:p>017.5313225</text:p>
          </table:table-cell>
          <table:table-cell table:style-name="ce18"/>
          <table:table-cell table:style-name="ce15" table:formula="of:=VALUE(SUBSTITUTE(MID([.$A35];37;13);&quot;.&quot;;&quot;,&quot;))" office:value-type="float" office:value="33.4493256">
            <text:p>033.4493256</text:p>
          </table:table-cell>
          <table:table-cell table:style-name="ce3"/>
          <table:table-cell table:style-name="ce15" table:formula="of:=SQRT([.C35]^2+[.E35]^2+[.G35]^2)" office:value-type="float" office:value="50.0000007825718">
            <text:p>050.0000008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E35]/[.J35]" office:value-type="float" office:value="0.35062645">
            <text:p>000.3506265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14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y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35]*[.L35]" office:value-type="float" office:value="0.035062645">
            <text:p>000.035062645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24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35];[.O35];[.P35];[.Q35];[.R35];[.S35];[.T35];SUBSTITUTE(TEXT([.U35];&quot;000.0000000&quot;);&quot;,&quot;;&quot;.&quot;);[.V35];[.W35];[.X35])" office:value-type="string" office:string-value="    &lt;bc gnn=&quot;014&quot; dir=&quot;y&quot; typ=&quot;d&quot; val=&quot;000.0350626&quot;&gt;024&lt;/bc&gt;">
            <text:p><text:s text:c="4"/>&lt;bc gnn="014" dir="y" typ="d" val="000.0350626"&gt;024&lt;/bc&gt;</text:p>
          </table:table-cell>
          <table:table-cell table:number-columns-repeated="989"/>
        </table:table-row>
        <table:table-row table:style-name="ro1">
          <table:table-cell office:value-type="string">
            <text:p><text:s text:c="5"/>15, <text:s text:c="2"/>32.6714706, <text:s text:c="2"/>33.7671928, <text:s text:c="2"/>17.0982895</text:p>
          </table:table-cell>
          <table:table-cell table:style-name="ce2"/>
          <table:table-cell table:style-name="ce15" table:formula="of:=VALUE(SUBSTITUTE(MID([.$A36];9;13);&quot;.&quot;;&quot;,&quot;))" office:value-type="float" office:value="32.6714706">
            <text:p>032.6714706</text:p>
          </table:table-cell>
          <table:table-cell table:style-name="ce17"/>
          <table:table-cell table:style-name="ce15" table:formula="of:=VALUE(SUBSTITUTE(MID([.$A36];23;13);&quot;.&quot;;&quot;,&quot;))" office:value-type="float" office:value="33.7671928">
            <text:p>033.7671928</text:p>
          </table:table-cell>
          <table:table-cell table:style-name="ce18"/>
          <table:table-cell table:style-name="ce15" table:formula="of:=VALUE(SUBSTITUTE(MID([.$A36];37;13);&quot;.&quot;;&quot;,&quot;))" office:value-type="float" office:value="17.0982895">
            <text:p>017.0982895</text:p>
          </table:table-cell>
          <table:table-cell table:style-name="ce3"/>
          <table:table-cell table:style-name="ce15" table:formula="of:=SQRT([.C36]^2+[.E36]^2+[.G36]^2)" office:value-type="float" office:value="49.9999980458484">
            <text:p>049.9999980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E36]/[.J36]" office:value-type="float" office:value="0.675343856">
            <text:p>000.6753439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15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y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36]*[.L36]" office:value-type="float" office:value="0.0675343856">
            <text:p>000.067534386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25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36];[.O36];[.P36];[.Q36];[.R36];[.S36];[.T36];SUBSTITUTE(TEXT([.U36];&quot;000.0000000&quot;);&quot;,&quot;;&quot;.&quot;);[.V36];[.W36];[.X36])" office:value-type="string" office:string-value="    &lt;bc gnn=&quot;015&quot; dir=&quot;y&quot; typ=&quot;d&quot; val=&quot;000.0675344&quot;&gt;025&lt;/bc&gt;">
            <text:p><text:s text:c="4"/>&lt;bc gnn="015" dir="y" typ="d" val="000.0675344"&gt;025&lt;/bc&gt;</text:p>
          </table:table-cell>
          <table:table-cell table:number-columns-repeated="989"/>
        </table:table-row>
        <table:table-row table:style-name="ro1">
          <table:table-cell office:value-type="string">
            <text:p><text:s text:c="5"/>16, <text:s text:c="2"/>19.1341724, <text:s text:c="10"/>0., <text:s text:c="2"/>46.1939774</text:p>
          </table:table-cell>
          <table:table-cell table:style-name="ce2"/>
          <table:table-cell table:style-name="ce15" table:formula="of:=VALUE(SUBSTITUTE(MID([.$A37];9;13);&quot;.&quot;;&quot;,&quot;))" office:value-type="float" office:value="19.1341724">
            <text:p>019.1341724</text:p>
          </table:table-cell>
          <table:table-cell table:style-name="ce17"/>
          <table:table-cell table:style-name="ce15" table:formula="of:=VALUE(SUBSTITUTE(MID([.$A37];23;13);&quot;.&quot;;&quot;,&quot;))" office:value-type="float" office:value="0">
            <text:p>000.0000000</text:p>
          </table:table-cell>
          <table:table-cell table:style-name="ce18"/>
          <table:table-cell table:style-name="ce15" table:formula="of:=VALUE(SUBSTITUTE(MID([.$A37];37;13);&quot;.&quot;;&quot;,&quot;))" office:value-type="float" office:value="46.1939774">
            <text:p>046.1939774</text:p>
          </table:table-cell>
          <table:table-cell table:style-name="ce3"/>
          <table:table-cell table:style-name="ce15" table:formula="of:=SQRT([.C37]^2+[.E37]^2+[.G37]^2)" office:value-type="float" office:value="50.0000010146463">
            <text:p>050.0000010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E37]/[.J37]" office:value-type="float" office:value="0">
            <text:p>000.0000000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16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y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37]*[.L37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/>
          <table:table-cell table:style-name="ce10" office:value-type="string">
            <text:p>&lt;/bc&gt;</text:p>
          </table:table-cell>
          <table:table-cell/>
          <table:table-cell table:style-name="ce12"/>
          <table:table-cell table:number-columns-repeated="989"/>
        </table:table-row>
        <table:table-row table:style-name="ro1">
          <table:table-cell office:value-type="string">
            <text:p><text:s text:c="5"/>17, <text:s text:c="2"/>42.6336136, <text:s text:c="3"/>18.548727, <text:s text:c="2"/>18.3934708</text:p>
          </table:table-cell>
          <table:table-cell table:style-name="ce2"/>
          <table:table-cell table:style-name="ce15" table:formula="of:=VALUE(SUBSTITUTE(MID([.$A38];9;13);&quot;.&quot;;&quot;,&quot;))" office:value-type="float" office:value="42.6336136">
            <text:p>042.6336136</text:p>
          </table:table-cell>
          <table:table-cell table:style-name="ce17"/>
          <table:table-cell table:style-name="ce15" table:formula="of:=VALUE(SUBSTITUTE(MID([.$A38];23;13);&quot;.&quot;;&quot;,&quot;))" office:value-type="float" office:value="18.548727">
            <text:p>018.5487270</text:p>
          </table:table-cell>
          <table:table-cell table:style-name="ce18"/>
          <table:table-cell table:style-name="ce15" table:formula="of:=VALUE(SUBSTITUTE(MID([.$A38];37;13);&quot;.&quot;;&quot;,&quot;))" office:value-type="float" office:value="18.3934708">
            <text:p>018.3934708</text:p>
          </table:table-cell>
          <table:table-cell table:style-name="ce3"/>
          <table:table-cell table:style-name="ce15" table:formula="of:=SQRT([.C38]^2+[.E38]^2+[.G38]^2)" office:value-type="float" office:value="50.0000004998509">
            <text:p>050.0000005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E38]/[.J38]" office:value-type="float" office:value="0.37097454">
            <text:p>000.3709745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17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y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38]*[.L38]" office:value-type="float" office:value="0.037097454">
            <text:p>000.037097454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26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38];[.O38];[.P38];[.Q38];[.R38];[.S38];[.T38];SUBSTITUTE(TEXT([.U38];&quot;000.0000000&quot;);&quot;,&quot;;&quot;.&quot;);[.V38];[.W38];[.X38])" office:value-type="string" office:string-value="    &lt;bc gnn=&quot;017&quot; dir=&quot;y&quot; typ=&quot;d&quot; val=&quot;000.0370975&quot;&gt;026&lt;/bc&gt;">
            <text:p><text:s text:c="4"/>&lt;bc gnn="017" dir="y" typ="d" val="000.0370975"&gt;026&lt;/bc&gt;</text:p>
          </table:table-cell>
          <table:table-cell table:number-columns-repeated="989"/>
        </table:table-row>
        <table:table-row table:style-name="ro1">
          <table:table-cell office:value-type="string">
            <text:p><text:s text:c="5"/>18, <text:s text:c="2"/>18.0025349, <text:s text:c="2"/>18.3699932, <text:s text:c="2"/>42.8771744</text:p>
          </table:table-cell>
          <table:table-cell table:style-name="ce2"/>
          <table:table-cell table:style-name="ce15" table:formula="of:=VALUE(SUBSTITUTE(MID([.$A39];9;13);&quot;.&quot;;&quot;,&quot;))" office:value-type="float" office:value="18.0025349">
            <text:p>018.0025349</text:p>
          </table:table-cell>
          <table:table-cell table:style-name="ce17"/>
          <table:table-cell table:style-name="ce15" table:formula="of:=VALUE(SUBSTITUTE(MID([.$A39];23;13);&quot;.&quot;;&quot;,&quot;))" office:value-type="float" office:value="18.3699932">
            <text:p>018.3699932</text:p>
          </table:table-cell>
          <table:table-cell table:style-name="ce18"/>
          <table:table-cell table:style-name="ce15" table:formula="of:=VALUE(SUBSTITUTE(MID([.$A39];37;13);&quot;.&quot;;&quot;,&quot;))" office:value-type="float" office:value="42.8771744">
            <text:p>042.8771744</text:p>
          </table:table-cell>
          <table:table-cell table:style-name="ce3"/>
          <table:table-cell table:style-name="ce15" table:formula="of:=SQRT([.C39]^2+[.E39]^2+[.G39]^2)" office:value-type="float" office:value="49.9999999752178">
            <text:p>050.0000000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E39]/[.J39]" office:value-type="float" office:value="0.367399864">
            <text:p>000.3673999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18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y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39]*[.L39]" office:value-type="float" office:value="0.0367399864">
            <text:p>000.036739986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27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39];[.O39];[.P39];[.Q39];[.R39];[.S39];[.T39];SUBSTITUTE(TEXT([.U39];&quot;000.0000000&quot;);&quot;,&quot;;&quot;.&quot;);[.V39];[.W39];[.X39])" office:value-type="string" office:string-value="    &lt;bc gnn=&quot;018&quot; dir=&quot;y&quot; typ=&quot;d&quot; val=&quot;000.0367400&quot;&gt;027&lt;/bc&gt;">
            <text:p><text:s text:c="4"/>&lt;bc gnn="018" dir="y" typ="d" val="000.0367400"&gt;027&lt;/bc&gt;</text:p>
          </table:table-cell>
          <table:table-cell table:number-columns-repeated="989"/>
        </table:table-row>
        <table:table-row table:style-name="ro1">
          <table:table-cell office:value-type="string">
            <text:p><text:s text:c="5"/>19, <text:s text:c="4"/>28.27985, <text:s text:c="2"/>29.3877811, <text:s text:c="2"/>28.9241829</text:p>
          </table:table-cell>
          <table:table-cell table:style-name="ce2"/>
          <table:table-cell table:style-name="ce15" table:formula="of:=VALUE(SUBSTITUTE(MID([.$A40];9;13);&quot;.&quot;;&quot;,&quot;))" office:value-type="float" office:value="28.27985">
            <text:p>028.2798500</text:p>
          </table:table-cell>
          <table:table-cell table:style-name="ce17"/>
          <table:table-cell table:style-name="ce15" table:formula="of:=VALUE(SUBSTITUTE(MID([.$A40];23;13);&quot;.&quot;;&quot;,&quot;))" office:value-type="float" office:value="29.3877811">
            <text:p>029.3877811</text:p>
          </table:table-cell>
          <table:table-cell table:style-name="ce18"/>
          <table:table-cell table:style-name="ce15" table:formula="of:=VALUE(SUBSTITUTE(MID([.$A40];37;13);&quot;.&quot;;&quot;,&quot;))" office:value-type="float" office:value="28.9241829">
            <text:p>028.9241829</text:p>
          </table:table-cell>
          <table:table-cell table:style-name="ce3"/>
          <table:table-cell table:style-name="ce15" table:formula="of:=SQRT([.C40]^2+[.E40]^2+[.G40]^2)" office:value-type="float" office:value="49.9999995043667">
            <text:p>049.9999995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E40]/[.J40]" office:value-type="float" office:value="0.587755622">
            <text:p>000.5877556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19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y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40]*[.L40]" office:value-type="float" office:value="0.0587755622">
            <text:p>000.058775562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28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40];[.O40];[.P40];[.Q40];[.R40];[.S40];[.T40];SUBSTITUTE(TEXT([.U40];&quot;000.0000000&quot;);&quot;,&quot;;&quot;.&quot;);[.V40];[.W40];[.X40])" office:value-type="string" office:string-value="    &lt;bc gnn=&quot;019&quot; dir=&quot;y&quot; typ=&quot;d&quot; val=&quot;000.0587756&quot;&gt;028&lt;/bc&gt;">
            <text:p><text:s text:c="4"/>&lt;bc gnn="019" dir="y" typ="d" val="000.0587756"&gt;028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 office:value-type="string">
            <text:p>unitv_z_comp</text:p>
          </table:table-cell>
          <table:table-cell table:style-name="ce15"/>
          <table:table-cell table:number-columns-repeated="1003"/>
        </table:table-row>
        <table:table-row table:style-name="ro1">
          <table:table-cell office:value-type="string">
            <text:p><text:s text:c="6"/>1, <text:s text:c="10"/>0., <text:s text:c="2"/>19.1341724, <text:s text:c="2"/>46.1939774</text:p>
          </table:table-cell>
          <table:table-cell table:style-name="ce2"/>
          <table:table-cell table:style-name="ce15" table:formula="of:=VALUE(SUBSTITUTE(MID([.$A42];9;13);&quot;.&quot;;&quot;,&quot;))" office:value-type="float" office:value="0">
            <text:p>000.0000000</text:p>
          </table:table-cell>
          <table:table-cell table:style-name="ce4"/>
          <table:table-cell table:style-name="ce15" table:formula="of:=VALUE(SUBSTITUTE(MID([.$A42];23;13);&quot;.&quot;;&quot;,&quot;))" office:value-type="float" office:value="19.1341724">
            <text:p>019.1341724</text:p>
          </table:table-cell>
          <table:table-cell table:style-name="ce5"/>
          <table:table-cell table:style-name="ce15" table:formula="of:=VALUE(SUBSTITUTE(MID([.$A42];37;13);&quot;.&quot;;&quot;,&quot;))" office:value-type="float" office:value="46.1939774">
            <text:p>046.1939774</text:p>
          </table:table-cell>
          <table:table-cell table:style-name="ce3"/>
          <table:table-cell table:style-name="ce15" table:formula="of:=SQRT([.C42]^2+[.E42]^2+[.G42]^2)" office:value-type="float" office:value="50.0000010146463">
            <text:p>050.0000010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G42]/[.J42]" office:value-type="float" office:value="0.923879548">
            <text:p>000.9238795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01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z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42]*[.L42]" office:value-type="float" office:value="0.0923879548">
            <text:p>000.092387955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29</text:p>
          </table:table-cell>
          <table:table-cell table:style-name="ce10" office:value-type="string">
            <text:p>&lt;/bc&gt;</text:p>
          </table:table-cell>
          <table:table-cell table:style-name="ce4"/>
          <table:table-cell table:style-name="ce12" table:formula="of:=CONCATENATE([.N42];[.O42];[.P42];[.Q42];[.R42];[.S42];[.T42];SUBSTITUTE(TEXT([.U42];&quot;000.0000000&quot;);&quot;,&quot;;&quot;.&quot;);[.V42];[.W42];[.X42])" office:value-type="string" office:string-value="    &lt;bc gnn=&quot;001&quot; dir=&quot;z&quot; typ=&quot;d&quot; val=&quot;000.0923880&quot;&gt;029&lt;/bc&gt;">
            <text:p><text:s text:c="4"/>&lt;bc gnn="001" dir="z" typ="d" val="000.0923880"&gt;029&lt;/bc&gt;</text:p>
          </table:table-cell>
          <table:table-cell table:number-columns-repeated="989"/>
        </table:table-row>
        <table:table-row table:style-name="ro1">
          <table:table-cell office:value-type="string">
            <text:p><text:s text:c="6"/>2, <text:s text:c="10"/>0., <text:s text:c="2"/>35.3553391, <text:s text:c="2"/>35.3553391</text:p>
          </table:table-cell>
          <table:table-cell table:style-name="ce2"/>
          <table:table-cell table:style-name="ce15" table:formula="of:=VALUE(SUBSTITUTE(MID([.$A43];9;13);&quot;.&quot;;&quot;,&quot;))" office:value-type="float" office:value="0">
            <text:p>000.0000000</text:p>
          </table:table-cell>
          <table:table-cell table:style-name="ce17"/>
          <table:table-cell table:style-name="ce15" table:formula="of:=VALUE(SUBSTITUTE(MID([.$A43];23;13);&quot;.&quot;;&quot;,&quot;))" office:value-type="float" office:value="35.3553391">
            <text:p>035.3553391</text:p>
          </table:table-cell>
          <table:table-cell table:style-name="ce18"/>
          <table:table-cell table:style-name="ce15" table:formula="of:=VALUE(SUBSTITUTE(MID([.$A43];37;13);&quot;.&quot;;&quot;,&quot;))" office:value-type="float" office:value="35.3553391">
            <text:p>035.3553391</text:p>
          </table:table-cell>
          <table:table-cell table:style-name="ce3"/>
          <table:table-cell table:style-name="ce15" table:formula="of:=SQRT([.C43]^2+[.E43]^2+[.G43]^2)" office:value-type="float" office:value="50.0000000575198">
            <text:p>050.0000001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G43]/[.J43]" office:value-type="float" office:value="0.707106782">
            <text:p>000.7071068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02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z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43]*[.L43]" office:value-type="float" office:value="0.0707106782">
            <text:p>000.070710678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30</text:p>
          </table:table-cell>
          <table:table-cell table:style-name="ce10" office:value-type="string">
            <text:p>&lt;/bc&gt;</text:p>
          </table:table-cell>
          <table:table-cell table:style-name="ce4"/>
          <table:table-cell table:style-name="ce12" table:formula="of:=CONCATENATE([.N43];[.O43];[.P43];[.Q43];[.R43];[.S43];[.T43];SUBSTITUTE(TEXT([.U43];&quot;000.0000000&quot;);&quot;,&quot;;&quot;.&quot;);[.V43];[.W43];[.X43])" office:value-type="string" office:string-value="    &lt;bc gnn=&quot;002&quot; dir=&quot;z&quot; typ=&quot;d&quot; val=&quot;000.0707107&quot;&gt;030&lt;/bc&gt;">
            <text:p><text:s text:c="4"/>&lt;bc gnn="002" dir="z" typ="d" val="000.0707107"&gt;030&lt;/bc&gt;</text:p>
          </table:table-cell>
          <table:table-cell table:number-columns-repeated="989"/>
        </table:table-row>
        <table:table-row table:style-name="ro1">
          <table:table-cell office:value-type="string">
            <text:p><text:s text:c="6"/>3, <text:s text:c="10"/>0., <text:s text:c="2"/>46.1939774, <text:s text:c="2"/>19.1341724</text:p>
          </table:table-cell>
          <table:table-cell table:style-name="ce2"/>
          <table:table-cell table:style-name="ce15" table:formula="of:=VALUE(SUBSTITUTE(MID([.$A44];9;13);&quot;.&quot;;&quot;,&quot;))" office:value-type="float" office:value="0">
            <text:p>000.0000000</text:p>
          </table:table-cell>
          <table:table-cell table:style-name="ce17"/>
          <table:table-cell table:style-name="ce15" table:formula="of:=VALUE(SUBSTITUTE(MID([.$A44];23;13);&quot;.&quot;;&quot;,&quot;))" office:value-type="float" office:value="46.1939774">
            <text:p>046.1939774</text:p>
          </table:table-cell>
          <table:table-cell table:style-name="ce18"/>
          <table:table-cell table:style-name="ce15" table:formula="of:=VALUE(SUBSTITUTE(MID([.$A44];37;13);&quot;.&quot;;&quot;,&quot;))" office:value-type="float" office:value="19.1341724">
            <text:p>019.1341724</text:p>
          </table:table-cell>
          <table:table-cell table:style-name="ce3"/>
          <table:table-cell table:style-name="ce15" table:formula="of:=SQRT([.C44]^2+[.E44]^2+[.G44]^2)" office:value-type="float" office:value="50.0000010146463">
            <text:p>050.0000010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G44]/[.J44]" office:value-type="float" office:value="0.382683448">
            <text:p>000.3826834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03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z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44]*[.L44]" office:value-type="float" office:value="0.0382683448">
            <text:p>000.038268345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31</text:p>
          </table:table-cell>
          <table:table-cell table:style-name="ce10" office:value-type="string">
            <text:p>&lt;/bc&gt;</text:p>
          </table:table-cell>
          <table:table-cell table:style-name="ce4"/>
          <table:table-cell table:style-name="ce12" table:formula="of:=CONCATENATE([.N44];[.O44];[.P44];[.Q44];[.R44];[.S44];[.T44];SUBSTITUTE(TEXT([.U44];&quot;000.0000000&quot;);&quot;,&quot;;&quot;.&quot;);[.V44];[.W44];[.X44])" office:value-type="string" office:string-value="    &lt;bc gnn=&quot;003&quot; dir=&quot;z&quot; typ=&quot;d&quot; val=&quot;000.0382683&quot;&gt;031&lt;/bc&gt;">
            <text:p><text:s text:c="4"/>&lt;bc gnn="003" dir="z" typ="d" val="000.0382683"&gt;031&lt;/bc&gt;</text:p>
          </table:table-cell>
          <table:table-cell table:number-columns-repeated="989"/>
        </table:table-row>
        <table:table-row table:style-name="ro1">
          <table:table-cell office:value-type="string">
            <text:p><text:s text:c="6"/>4, <text:s text:c="10"/>0., <text:s text:c="10"/>0., <text:s text:c="9"/>50.</text:p>
          </table:table-cell>
          <table:table-cell table:style-name="ce2"/>
          <table:table-cell table:style-name="ce15" table:formula="of:=VALUE(SUBSTITUTE(MID([.$A45];9;13);&quot;.&quot;;&quot;,&quot;))" office:value-type="float" office:value="0">
            <text:p>000.0000000</text:p>
          </table:table-cell>
          <table:table-cell table:style-name="ce17"/>
          <table:table-cell table:style-name="ce15" table:formula="of:=VALUE(SUBSTITUTE(MID([.$A45];23;13);&quot;.&quot;;&quot;,&quot;))" office:value-type="float" office:value="0">
            <text:p>000.0000000</text:p>
          </table:table-cell>
          <table:table-cell table:style-name="ce18"/>
          <table:table-cell table:style-name="ce15" table:formula="of:=VALUE(SUBSTITUTE(MID([.$A45];37;13);&quot;.&quot;;&quot;,&quot;))" office:value-type="float" office:value="50">
            <text:p>050.0000000</text:p>
          </table:table-cell>
          <table:table-cell table:style-name="ce3"/>
          <table:table-cell table:style-name="ce15" table:formula="of:=SQRT([.C45]^2+[.E45]^2+[.G45]^2)" office:value-type="float" office:value="50">
            <text:p>050.0000000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G45]/[.J45]" office:value-type="float" office:value="1">
            <text:p>001.0000000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04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z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45]*[.L45]" office:value-type="float" office:value="0.1">
            <text:p>000.1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32</text:p>
          </table:table-cell>
          <table:table-cell table:style-name="ce10" office:value-type="string">
            <text:p>&lt;/bc&gt;</text:p>
          </table:table-cell>
          <table:table-cell table:style-name="ce4"/>
          <table:table-cell table:style-name="ce12" table:formula="of:=CONCATENATE([.N45];[.O45];[.P45];[.Q45];[.R45];[.S45];[.T45];SUBSTITUTE(TEXT([.U45];&quot;000.0000000&quot;);&quot;,&quot;;&quot;.&quot;);[.V45];[.W45];[.X45])" office:value-type="string" office:string-value="    &lt;bc gnn=&quot;004&quot; dir=&quot;z&quot; typ=&quot;d&quot; val=&quot;000.1000000&quot;&gt;032&lt;/bc&gt;">
            <text:p><text:s text:c="4"/>&lt;bc gnn="004" dir="z" typ="d" val="000.1000000"&gt;032&lt;/bc&gt;</text:p>
          </table:table-cell>
          <table:table-cell table:number-columns-repeated="989"/>
        </table:table-row>
        <table:table-row table:style-name="ro1">
          <table:table-cell office:value-type="string">
            <text:p><text:s text:c="6"/>5, <text:s text:c="10"/>0., <text:s text:c="9"/>50., <text:s text:c="10"/>0.</text:p>
          </table:table-cell>
          <table:table-cell table:style-name="ce2"/>
          <table:table-cell table:style-name="ce15" table:formula="of:=VALUE(SUBSTITUTE(MID([.$A46];9;13);&quot;.&quot;;&quot;,&quot;))" office:value-type="float" office:value="0">
            <text:p>000.0000000</text:p>
          </table:table-cell>
          <table:table-cell table:style-name="ce17"/>
          <table:table-cell table:style-name="ce15" table:formula="of:=VALUE(SUBSTITUTE(MID([.$A46];23;13);&quot;.&quot;;&quot;,&quot;))" office:value-type="float" office:value="50">
            <text:p>050.0000000</text:p>
          </table:table-cell>
          <table:table-cell table:style-name="ce18"/>
          <table:table-cell table:style-name="ce15" table:formula="of:=VALUE(SUBSTITUTE(MID([.$A46];37;13);&quot;.&quot;;&quot;,&quot;))" office:value-type="float" office:value="0">
            <text:p>000.0000000</text:p>
          </table:table-cell>
          <table:table-cell table:style-name="ce3"/>
          <table:table-cell table:style-name="ce15" table:formula="of:=SQRT([.C46]^2+[.E46]^2+[.G46]^2)" office:value-type="float" office:value="50">
            <text:p>050.0000000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G46]/[.J46]" office:value-type="float" office:value="0">
            <text:p>000.0000000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05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z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46]*[.L46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/>
          <table:table-cell table:style-name="ce10" office:value-type="string">
            <text:p>&lt;/bc&gt;</text:p>
          </table:table-cell>
          <table:table-cell table:style-name="ce4"/>
          <table:table-cell table:style-name="ce12"/>
          <table:table-cell table:number-columns-repeated="989"/>
        </table:table-row>
        <table:table-row table:style-name="ro1">
          <table:table-cell office:value-type="string">
            <text:p><text:s text:c="6"/>6, <text:s text:c="2"/>19.1341724, <text:s text:c="2"/>46.1939774, <text:s text:c="10"/>0.</text:p>
          </table:table-cell>
          <table:table-cell table:style-name="ce2"/>
          <table:table-cell table:style-name="ce15" table:formula="of:=VALUE(SUBSTITUTE(MID([.$A47];9;13);&quot;.&quot;;&quot;,&quot;))" office:value-type="float" office:value="19.1341724">
            <text:p>019.1341724</text:p>
          </table:table-cell>
          <table:table-cell table:style-name="ce17"/>
          <table:table-cell table:style-name="ce15" table:formula="of:=VALUE(SUBSTITUTE(MID([.$A47];23;13);&quot;.&quot;;&quot;,&quot;))" office:value-type="float" office:value="46.1939774">
            <text:p>046.1939774</text:p>
          </table:table-cell>
          <table:table-cell table:style-name="ce18"/>
          <table:table-cell table:style-name="ce15" table:formula="of:=VALUE(SUBSTITUTE(MID([.$A47];37;13);&quot;.&quot;;&quot;,&quot;))" office:value-type="float" office:value="0">
            <text:p>000.0000000</text:p>
          </table:table-cell>
          <table:table-cell table:style-name="ce3"/>
          <table:table-cell table:style-name="ce15" table:formula="of:=SQRT([.C47]^2+[.E47]^2+[.G47]^2)" office:value-type="float" office:value="50.0000010146463">
            <text:p>050.0000010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G47]/[.J47]" office:value-type="float" office:value="0">
            <text:p>000.0000000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06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z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47]*[.L47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/>
          <table:table-cell table:style-name="ce10" office:value-type="string">
            <text:p>&lt;/bc&gt;</text:p>
          </table:table-cell>
          <table:table-cell/>
          <table:table-cell table:style-name="ce12"/>
          <table:table-cell table:number-columns-repeated="989"/>
        </table:table-row>
        <table:table-row table:style-name="ro1">
          <table:table-cell office:value-type="string">
            <text:p><text:s text:c="6"/>7, <text:s text:c="2"/>35.3553391, <text:s text:c="2"/>35.3553391, <text:s text:c="10"/>0.</text:p>
          </table:table-cell>
          <table:table-cell table:style-name="ce2"/>
          <table:table-cell table:style-name="ce15" table:formula="of:=VALUE(SUBSTITUTE(MID([.$A48];9;13);&quot;.&quot;;&quot;,&quot;))" office:value-type="float" office:value="35.3553391">
            <text:p>035.3553391</text:p>
          </table:table-cell>
          <table:table-cell table:style-name="ce17"/>
          <table:table-cell table:style-name="ce15" table:formula="of:=VALUE(SUBSTITUTE(MID([.$A48];23;13);&quot;.&quot;;&quot;,&quot;))" office:value-type="float" office:value="35.3553391">
            <text:p>035.3553391</text:p>
          </table:table-cell>
          <table:table-cell table:style-name="ce18"/>
          <table:table-cell table:style-name="ce15" table:formula="of:=VALUE(SUBSTITUTE(MID([.$A48];37;13);&quot;.&quot;;&quot;,&quot;))" office:value-type="float" office:value="0">
            <text:p>000.0000000</text:p>
          </table:table-cell>
          <table:table-cell table:style-name="ce3"/>
          <table:table-cell table:style-name="ce15" table:formula="of:=SQRT([.C48]^2+[.E48]^2+[.G48]^2)" office:value-type="float" office:value="50.0000000575198">
            <text:p>050.0000001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G48]/[.J48]" office:value-type="float" office:value="0">
            <text:p>000.0000000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07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z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48]*[.L48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/>
          <table:table-cell table:style-name="ce10" office:value-type="string">
            <text:p>&lt;/bc&gt;</text:p>
          </table:table-cell>
          <table:table-cell/>
          <table:table-cell table:style-name="ce12"/>
          <table:table-cell table:number-columns-repeated="989"/>
        </table:table-row>
        <table:table-row table:style-name="ro1">
          <table:table-cell office:value-type="string">
            <text:p><text:s text:c="6"/>8, <text:s text:c="2"/>46.1939774, <text:s text:c="2"/>19.1341724, <text:s text:c="10"/>0.</text:p>
          </table:table-cell>
          <table:table-cell table:style-name="ce2"/>
          <table:table-cell table:style-name="ce15" table:formula="of:=VALUE(SUBSTITUTE(MID([.$A49];9;13);&quot;.&quot;;&quot;,&quot;))" office:value-type="float" office:value="46.1939774">
            <text:p>046.1939774</text:p>
          </table:table-cell>
          <table:table-cell table:style-name="ce17"/>
          <table:table-cell table:style-name="ce15" table:formula="of:=VALUE(SUBSTITUTE(MID([.$A49];23;13);&quot;.&quot;;&quot;,&quot;))" office:value-type="float" office:value="19.1341724">
            <text:p>019.1341724</text:p>
          </table:table-cell>
          <table:table-cell table:style-name="ce18"/>
          <table:table-cell table:style-name="ce15" table:formula="of:=VALUE(SUBSTITUTE(MID([.$A49];37;13);&quot;.&quot;;&quot;,&quot;))" office:value-type="float" office:value="0">
            <text:p>000.0000000</text:p>
          </table:table-cell>
          <table:table-cell table:style-name="ce3"/>
          <table:table-cell table:style-name="ce15" table:formula="of:=SQRT([.C49]^2+[.E49]^2+[.G49]^2)" office:value-type="float" office:value="50.0000010146463">
            <text:p>050.0000010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G49]/[.J49]" office:value-type="float" office:value="0">
            <text:p>000.0000000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08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z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49]*[.L49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/>
          <table:table-cell table:style-name="ce10" office:value-type="string">
            <text:p>&lt;/bc&gt;</text:p>
          </table:table-cell>
          <table:table-cell/>
          <table:table-cell table:style-name="ce12"/>
          <table:table-cell table:number-columns-repeated="989"/>
        </table:table-row>
        <table:table-row table:style-name="ro1">
          <table:table-cell office:value-type="string">
            <text:p><text:s text:c="6"/>9, <text:s text:c="9"/>50., <text:s text:c="10"/>0., <text:s text:c="10"/>0.</text:p>
          </table:table-cell>
          <table:table-cell table:style-name="ce2"/>
          <table:table-cell table:style-name="ce15" table:formula="of:=VALUE(SUBSTITUTE(MID([.$A50];9;13);&quot;.&quot;;&quot;,&quot;))" office:value-type="float" office:value="50">
            <text:p>050.0000000</text:p>
          </table:table-cell>
          <table:table-cell table:style-name="ce17"/>
          <table:table-cell table:style-name="ce15" table:formula="of:=VALUE(SUBSTITUTE(MID([.$A50];23;13);&quot;.&quot;;&quot;,&quot;))" office:value-type="float" office:value="0">
            <text:p>000.0000000</text:p>
          </table:table-cell>
          <table:table-cell table:style-name="ce18"/>
          <table:table-cell table:style-name="ce15" table:formula="of:=VALUE(SUBSTITUTE(MID([.$A50];37;13);&quot;.&quot;;&quot;,&quot;))" office:value-type="float" office:value="0">
            <text:p>000.0000000</text:p>
          </table:table-cell>
          <table:table-cell table:style-name="ce3"/>
          <table:table-cell table:style-name="ce15" table:formula="of:=SQRT([.C50]^2+[.E50]^2+[.G50]^2)" office:value-type="float" office:value="50">
            <text:p>050.0000000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G50]/[.J50]" office:value-type="float" office:value="0">
            <text:p>000.0000000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09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z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50]*[.L50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/>
          <table:table-cell table:style-name="ce10" office:value-type="string">
            <text:p>&lt;/bc&gt;</text:p>
          </table:table-cell>
          <table:table-cell/>
          <table:table-cell table:style-name="ce12"/>
          <table:table-cell table:number-columns-repeated="989"/>
        </table:table-row>
        <table:table-row table:style-name="ro1">
          <table:table-cell office:value-type="string">
            <text:p><text:s text:c="5"/>10, <text:s text:c="2"/>46.1939774, <text:s text:c="10"/>0., <text:s text:c="2"/>19.1341724</text:p>
          </table:table-cell>
          <table:table-cell table:style-name="ce2"/>
          <table:table-cell table:style-name="ce15" table:formula="of:=VALUE(SUBSTITUTE(MID([.$A51];9;13);&quot;.&quot;;&quot;,&quot;))" office:value-type="float" office:value="46.1939774">
            <text:p>046.1939774</text:p>
          </table:table-cell>
          <table:table-cell table:style-name="ce17"/>
          <table:table-cell table:style-name="ce15" table:formula="of:=VALUE(SUBSTITUTE(MID([.$A51];23;13);&quot;.&quot;;&quot;,&quot;))" office:value-type="float" office:value="0">
            <text:p>000.0000000</text:p>
          </table:table-cell>
          <table:table-cell table:style-name="ce18"/>
          <table:table-cell table:style-name="ce15" table:formula="of:=VALUE(SUBSTITUTE(MID([.$A51];37;13);&quot;.&quot;;&quot;,&quot;))" office:value-type="float" office:value="19.1341724">
            <text:p>019.1341724</text:p>
          </table:table-cell>
          <table:table-cell table:style-name="ce3"/>
          <table:table-cell table:style-name="ce15" table:formula="of:=SQRT([.C51]^2+[.E51]^2+[.G51]^2)" office:value-type="float" office:value="50.0000010146463">
            <text:p>050.0000010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G51]/[.J51]" office:value-type="float" office:value="0.382683448">
            <text:p>000.3826834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10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z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51]*[.L51]" office:value-type="float" office:value="0.0382683448">
            <text:p>000.038268345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33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51];[.O51];[.P51];[.Q51];[.R51];[.S51];[.T51];SUBSTITUTE(TEXT([.U51];&quot;000.0000000&quot;);&quot;,&quot;;&quot;.&quot;);[.V51];[.W51];[.X51])" office:value-type="string" office:string-value="    &lt;bc gnn=&quot;010&quot; dir=&quot;z&quot; typ=&quot;d&quot; val=&quot;000.0382683&quot;&gt;033&lt;/bc&gt;">
            <text:p><text:s text:c="4"/>&lt;bc gnn="010" dir="z" typ="d" val="000.0382683"&gt;033&lt;/bc&gt;</text:p>
          </table:table-cell>
          <table:table-cell table:number-columns-repeated="989"/>
        </table:table-row>
        <table:table-row table:style-name="ro1">
          <table:table-cell office:value-type="string">
            <text:p><text:s text:c="5"/>11, <text:s text:c="2"/>35.3553391, <text:s text:c="10"/>0., <text:s text:c="2"/>35.3553391</text:p>
          </table:table-cell>
          <table:table-cell table:style-name="ce2"/>
          <table:table-cell table:style-name="ce15" table:formula="of:=VALUE(SUBSTITUTE(MID([.$A52];9;13);&quot;.&quot;;&quot;,&quot;))" office:value-type="float" office:value="35.3553391">
            <text:p>035.3553391</text:p>
          </table:table-cell>
          <table:table-cell table:style-name="ce17"/>
          <table:table-cell table:style-name="ce15" table:formula="of:=VALUE(SUBSTITUTE(MID([.$A52];23;13);&quot;.&quot;;&quot;,&quot;))" office:value-type="float" office:value="0">
            <text:p>000.0000000</text:p>
          </table:table-cell>
          <table:table-cell table:style-name="ce18"/>
          <table:table-cell table:style-name="ce15" table:formula="of:=VALUE(SUBSTITUTE(MID([.$A52];37;13);&quot;.&quot;;&quot;,&quot;))" office:value-type="float" office:value="35.3553391">
            <text:p>035.3553391</text:p>
          </table:table-cell>
          <table:table-cell table:style-name="ce3"/>
          <table:table-cell table:style-name="ce15" table:formula="of:=SQRT([.C52]^2+[.E52]^2+[.G52]^2)" office:value-type="float" office:value="50.0000000575198">
            <text:p>050.0000001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G52]/[.J52]" office:value-type="float" office:value="0.707106782">
            <text:p>000.7071068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11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z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52]*[.L52]" office:value-type="float" office:value="0.0707106782">
            <text:p>000.070710678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34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52];[.O52];[.P52];[.Q52];[.R52];[.S52];[.T52];SUBSTITUTE(TEXT([.U52];&quot;000.0000000&quot;);&quot;,&quot;;&quot;.&quot;);[.V52];[.W52];[.X52])" office:value-type="string" office:string-value="    &lt;bc gnn=&quot;011&quot; dir=&quot;z&quot; typ=&quot;d&quot; val=&quot;000.0707107&quot;&gt;034&lt;/bc&gt;">
            <text:p><text:s text:c="4"/>&lt;bc gnn="011" dir="z" typ="d" val="000.0707107"&gt;034&lt;/bc&gt;</text:p>
          </table:table-cell>
          <table:table-cell table:number-columns-repeated="989"/>
        </table:table-row>
        <table:table-row table:style-name="ro1">
          <table:table-cell office:value-type="string">
            <text:p><text:s text:c="5"/>12, <text:s text:c="2"/>16.4763012, <text:s text:c="2"/>33.6353836, <text:s text:c="2"/>33.1238976</text:p>
          </table:table-cell>
          <table:table-cell table:style-name="ce2"/>
          <table:table-cell table:style-name="ce15" table:formula="of:=VALUE(SUBSTITUTE(MID([.$A53];9;13);&quot;.&quot;;&quot;,&quot;))" office:value-type="float" office:value="16.4763012">
            <text:p>016.4763012</text:p>
          </table:table-cell>
          <table:table-cell table:style-name="ce17"/>
          <table:table-cell table:style-name="ce15" table:formula="of:=VALUE(SUBSTITUTE(MID([.$A53];23;13);&quot;.&quot;;&quot;,&quot;))" office:value-type="float" office:value="33.6353836">
            <text:p>033.6353836</text:p>
          </table:table-cell>
          <table:table-cell table:style-name="ce18"/>
          <table:table-cell table:style-name="ce15" table:formula="of:=VALUE(SUBSTITUTE(MID([.$A53];37;13);&quot;.&quot;;&quot;,&quot;))" office:value-type="float" office:value="33.1238976">
            <text:p>033.1238976</text:p>
          </table:table-cell>
          <table:table-cell table:style-name="ce3"/>
          <table:table-cell table:style-name="ce15" table:formula="of:=SQRT([.C53]^2+[.E53]^2+[.G53]^2)" office:value-type="float" office:value="50.0000012336755">
            <text:p>050.0000012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G53]/[.J53]" office:value-type="float" office:value="0.662477952">
            <text:p>000.6624780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12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z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53]*[.L53]" office:value-type="float" office:value="0.0662477952">
            <text:p>000.066247795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35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53];[.O53];[.P53];[.Q53];[.R53];[.S53];[.T53];SUBSTITUTE(TEXT([.U53];&quot;000.0000000&quot;);&quot;,&quot;;&quot;.&quot;);[.V53];[.W53];[.X53])" office:value-type="string" office:string-value="    &lt;bc gnn=&quot;012&quot; dir=&quot;z&quot; typ=&quot;d&quot; val=&quot;000.0662478&quot;&gt;035&lt;/bc&gt;">
            <text:p><text:s text:c="4"/>&lt;bc gnn="012" dir="z" typ="d" val="000.0662478"&gt;035&lt;/bc&gt;</text:p>
          </table:table-cell>
          <table:table-cell table:number-columns-repeated="989"/>
        </table:table-row>
        <table:table-row table:style-name="ro1">
          <table:table-cell office:value-type="string">
            <text:p><text:s text:c="5"/>13, <text:s text:c="2"/>17.8740292, <text:s text:c="3"/>43.055954, <text:s text:c="2"/>18.0749493</text:p>
          </table:table-cell>
          <table:table-cell table:style-name="ce2"/>
          <table:table-cell table:style-name="ce15" table:formula="of:=VALUE(SUBSTITUTE(MID([.$A54];9;13);&quot;.&quot;;&quot;,&quot;))" office:value-type="float" office:value="17.8740292">
            <text:p>017.8740292</text:p>
          </table:table-cell>
          <table:table-cell table:style-name="ce17"/>
          <table:table-cell table:style-name="ce15" table:formula="of:=VALUE(SUBSTITUTE(MID([.$A54];23;13);&quot;.&quot;;&quot;,&quot;))" office:value-type="float" office:value="43.055954">
            <text:p>043.0559540</text:p>
          </table:table-cell>
          <table:table-cell table:style-name="ce18"/>
          <table:table-cell table:style-name="ce15" table:formula="of:=VALUE(SUBSTITUTE(MID([.$A54];37;13);&quot;.&quot;;&quot;,&quot;))" office:value-type="float" office:value="18.0749493">
            <text:p>018.0749493</text:p>
          </table:table-cell>
          <table:table-cell table:style-name="ce3"/>
          <table:table-cell table:style-name="ce15" table:formula="of:=SQRT([.C54]^2+[.E54]^2+[.G54]^2)" office:value-type="float" office:value="49.9999988689014">
            <text:p>049.9999989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G54]/[.J54]" office:value-type="float" office:value="0.361498986">
            <text:p>000.3614990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13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z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54]*[.L54]" office:value-type="float" office:value="0.0361498986">
            <text:p>000.036149899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36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54];[.O54];[.P54];[.Q54];[.R54];[.S54];[.T54];SUBSTITUTE(TEXT([.U54];&quot;000.0000000&quot;);&quot;,&quot;;&quot;.&quot;);[.V54];[.W54];[.X54])" office:value-type="string" office:string-value="    &lt;bc gnn=&quot;013&quot; dir=&quot;z&quot; typ=&quot;d&quot; val=&quot;000.0361499&quot;&gt;036&lt;/bc&gt;">
            <text:p><text:s text:c="4"/>&lt;bc gnn="013" dir="z" typ="d" val="000.0361499"&gt;036&lt;/bc&gt;</text:p>
          </table:table-cell>
          <table:table-cell table:number-columns-repeated="989"/>
        </table:table-row>
        <table:table-row table:style-name="ro1">
          <table:table-cell office:value-type="string">
            <text:p><text:s text:c="5"/>14, <text:s text:c="2"/>32.7688179, <text:s text:c="2"/>17.5313225, <text:s text:c="2"/>33.4493256</text:p>
          </table:table-cell>
          <table:table-cell table:style-name="ce2"/>
          <table:table-cell table:style-name="ce15" table:formula="of:=VALUE(SUBSTITUTE(MID([.$A55];9;13);&quot;.&quot;;&quot;,&quot;))" office:value-type="float" office:value="32.7688179">
            <text:p>032.7688179</text:p>
          </table:table-cell>
          <table:table-cell table:style-name="ce17"/>
          <table:table-cell table:style-name="ce15" table:formula="of:=VALUE(SUBSTITUTE(MID([.$A55];23;13);&quot;.&quot;;&quot;,&quot;))" office:value-type="float" office:value="17.5313225">
            <text:p>017.5313225</text:p>
          </table:table-cell>
          <table:table-cell table:style-name="ce18"/>
          <table:table-cell table:style-name="ce15" table:formula="of:=VALUE(SUBSTITUTE(MID([.$A55];37;13);&quot;.&quot;;&quot;,&quot;))" office:value-type="float" office:value="33.4493256">
            <text:p>033.4493256</text:p>
          </table:table-cell>
          <table:table-cell table:style-name="ce3"/>
          <table:table-cell table:style-name="ce15" table:formula="of:=SQRT([.C55]^2+[.E55]^2+[.G55]^2)" office:value-type="float" office:value="50.0000007825718">
            <text:p>050.0000008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G55]/[.J55]" office:value-type="float" office:value="0.668986512">
            <text:p>000.6689865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14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z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55]*[.L55]" office:value-type="float" office:value="0.0668986512">
            <text:p>000.066898651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37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55];[.O55];[.P55];[.Q55];[.R55];[.S55];[.T55];SUBSTITUTE(TEXT([.U55];&quot;000.0000000&quot;);&quot;,&quot;;&quot;.&quot;);[.V55];[.W55];[.X55])" office:value-type="string" office:string-value="    &lt;bc gnn=&quot;014&quot; dir=&quot;z&quot; typ=&quot;d&quot; val=&quot;000.0668987&quot;&gt;037&lt;/bc&gt;">
            <text:p><text:s text:c="4"/>&lt;bc gnn="014" dir="z" typ="d" val="000.0668987"&gt;037&lt;/bc&gt;</text:p>
          </table:table-cell>
          <table:table-cell table:number-columns-repeated="989"/>
        </table:table-row>
        <table:table-row table:style-name="ro1">
          <table:table-cell office:value-type="string">
            <text:p><text:s text:c="5"/>15, <text:s text:c="2"/>32.6714706, <text:s text:c="2"/>33.7671928, <text:s text:c="2"/>17.0982895</text:p>
          </table:table-cell>
          <table:table-cell table:style-name="ce2"/>
          <table:table-cell table:style-name="ce15" table:formula="of:=VALUE(SUBSTITUTE(MID([.$A56];9;13);&quot;.&quot;;&quot;,&quot;))" office:value-type="float" office:value="32.6714706">
            <text:p>032.6714706</text:p>
          </table:table-cell>
          <table:table-cell table:style-name="ce17"/>
          <table:table-cell table:style-name="ce15" table:formula="of:=VALUE(SUBSTITUTE(MID([.$A56];23;13);&quot;.&quot;;&quot;,&quot;))" office:value-type="float" office:value="33.7671928">
            <text:p>033.7671928</text:p>
          </table:table-cell>
          <table:table-cell table:style-name="ce18"/>
          <table:table-cell table:style-name="ce15" table:formula="of:=VALUE(SUBSTITUTE(MID([.$A56];37;13);&quot;.&quot;;&quot;,&quot;))" office:value-type="float" office:value="17.0982895">
            <text:p>017.0982895</text:p>
          </table:table-cell>
          <table:table-cell table:style-name="ce3"/>
          <table:table-cell table:style-name="ce15" table:formula="of:=SQRT([.C56]^2+[.E56]^2+[.G56]^2)" office:value-type="float" office:value="49.9999980458484">
            <text:p>049.9999980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G56]/[.J56]" office:value-type="float" office:value="0.34196579">
            <text:p>000.3419658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15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z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56]*[.L56]" office:value-type="float" office:value="0.034196579">
            <text:p>000.034196579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38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56];[.O56];[.P56];[.Q56];[.R56];[.S56];[.T56];SUBSTITUTE(TEXT([.U56];&quot;000.0000000&quot;);&quot;,&quot;;&quot;.&quot;);[.V56];[.W56];[.X56])" office:value-type="string" office:string-value="    &lt;bc gnn=&quot;015&quot; dir=&quot;z&quot; typ=&quot;d&quot; val=&quot;000.0341966&quot;&gt;038&lt;/bc&gt;">
            <text:p><text:s text:c="4"/>&lt;bc gnn="015" dir="z" typ="d" val="000.0341966"&gt;038&lt;/bc&gt;</text:p>
          </table:table-cell>
          <table:table-cell table:number-columns-repeated="989"/>
        </table:table-row>
        <table:table-row table:style-name="ro1">
          <table:table-cell office:value-type="string">
            <text:p><text:s text:c="5"/>16, <text:s text:c="2"/>19.1341724, <text:s text:c="10"/>0., <text:s text:c="2"/>46.1939774</text:p>
          </table:table-cell>
          <table:table-cell table:style-name="ce2"/>
          <table:table-cell table:style-name="ce15" table:formula="of:=VALUE(SUBSTITUTE(MID([.$A57];9;13);&quot;.&quot;;&quot;,&quot;))" office:value-type="float" office:value="19.1341724">
            <text:p>019.1341724</text:p>
          </table:table-cell>
          <table:table-cell table:style-name="ce17"/>
          <table:table-cell table:style-name="ce15" table:formula="of:=VALUE(SUBSTITUTE(MID([.$A57];23;13);&quot;.&quot;;&quot;,&quot;))" office:value-type="float" office:value="0">
            <text:p>000.0000000</text:p>
          </table:table-cell>
          <table:table-cell table:style-name="ce18"/>
          <table:table-cell table:style-name="ce15" table:formula="of:=VALUE(SUBSTITUTE(MID([.$A57];37;13);&quot;.&quot;;&quot;,&quot;))" office:value-type="float" office:value="46.1939774">
            <text:p>046.1939774</text:p>
          </table:table-cell>
          <table:table-cell table:style-name="ce3"/>
          <table:table-cell table:style-name="ce15" table:formula="of:=SQRT([.C57]^2+[.E57]^2+[.G57]^2)" office:value-type="float" office:value="50.0000010146463">
            <text:p>050.0000010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G57]/[.J57]" office:value-type="float" office:value="0.923879548">
            <text:p>000.9238795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16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z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57]*[.L57]" office:value-type="float" office:value="0.0923879548">
            <text:p>000.092387955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39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57];[.O57];[.P57];[.Q57];[.R57];[.S57];[.T57];SUBSTITUTE(TEXT([.U57];&quot;000.0000000&quot;);&quot;,&quot;;&quot;.&quot;);[.V57];[.W57];[.X57])" office:value-type="string" office:string-value="    &lt;bc gnn=&quot;016&quot; dir=&quot;z&quot; typ=&quot;d&quot; val=&quot;000.0923880&quot;&gt;039&lt;/bc&gt;">
            <text:p><text:s text:c="4"/>&lt;bc gnn="016" dir="z" typ="d" val="000.0923880"&gt;039&lt;/bc&gt;</text:p>
          </table:table-cell>
          <table:table-cell table:number-columns-repeated="989"/>
        </table:table-row>
        <table:table-row table:style-name="ro1">
          <table:table-cell office:value-type="string">
            <text:p><text:s text:c="5"/>17, <text:s text:c="2"/>42.6336136, <text:s text:c="3"/>18.548727, <text:s text:c="2"/>18.3934708</text:p>
          </table:table-cell>
          <table:table-cell table:style-name="ce2"/>
          <table:table-cell table:style-name="ce15" table:formula="of:=VALUE(SUBSTITUTE(MID([.$A58];9;13);&quot;.&quot;;&quot;,&quot;))" office:value-type="float" office:value="42.6336136">
            <text:p>042.6336136</text:p>
          </table:table-cell>
          <table:table-cell table:style-name="ce17"/>
          <table:table-cell table:style-name="ce15" table:formula="of:=VALUE(SUBSTITUTE(MID([.$A58];23;13);&quot;.&quot;;&quot;,&quot;))" office:value-type="float" office:value="18.548727">
            <text:p>018.5487270</text:p>
          </table:table-cell>
          <table:table-cell table:style-name="ce18"/>
          <table:table-cell table:style-name="ce15" table:formula="of:=VALUE(SUBSTITUTE(MID([.$A58];37;13);&quot;.&quot;;&quot;,&quot;))" office:value-type="float" office:value="18.3934708">
            <text:p>018.3934708</text:p>
          </table:table-cell>
          <table:table-cell table:style-name="ce3"/>
          <table:table-cell table:style-name="ce15" table:formula="of:=SQRT([.C58]^2+[.E58]^2+[.G58]^2)" office:value-type="float" office:value="50.0000004998509">
            <text:p>050.0000005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G58]/[.J58]" office:value-type="float" office:value="0.367869416">
            <text:p>000.3678694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17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z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58]*[.L58]" office:value-type="float" office:value="0.0367869416">
            <text:p>000.036786942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40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58];[.O58];[.P58];[.Q58];[.R58];[.S58];[.T58];SUBSTITUTE(TEXT([.U58];&quot;000.0000000&quot;);&quot;,&quot;;&quot;.&quot;);[.V58];[.W58];[.X58])" office:value-type="string" office:string-value="    &lt;bc gnn=&quot;017&quot; dir=&quot;z&quot; typ=&quot;d&quot; val=&quot;000.0367869&quot;&gt;040&lt;/bc&gt;">
            <text:p><text:s text:c="4"/>&lt;bc gnn="017" dir="z" typ="d" val="000.0367869"&gt;040&lt;/bc&gt;</text:p>
          </table:table-cell>
          <table:table-cell table:number-columns-repeated="989"/>
        </table:table-row>
        <table:table-row table:style-name="ro1">
          <table:table-cell office:value-type="string">
            <text:p><text:s text:c="5"/>18, <text:s text:c="2"/>18.0025349, <text:s text:c="2"/>18.3699932, <text:s text:c="2"/>42.8771744</text:p>
          </table:table-cell>
          <table:table-cell table:style-name="ce2"/>
          <table:table-cell table:style-name="ce15" table:formula="of:=VALUE(SUBSTITUTE(MID([.$A59];9;13);&quot;.&quot;;&quot;,&quot;))" office:value-type="float" office:value="18.0025349">
            <text:p>018.0025349</text:p>
          </table:table-cell>
          <table:table-cell table:style-name="ce17"/>
          <table:table-cell table:style-name="ce15" table:formula="of:=VALUE(SUBSTITUTE(MID([.$A59];23;13);&quot;.&quot;;&quot;,&quot;))" office:value-type="float" office:value="18.3699932">
            <text:p>018.3699932</text:p>
          </table:table-cell>
          <table:table-cell table:style-name="ce18"/>
          <table:table-cell table:style-name="ce15" table:formula="of:=VALUE(SUBSTITUTE(MID([.$A59];37;13);&quot;.&quot;;&quot;,&quot;))" office:value-type="float" office:value="42.8771744">
            <text:p>042.8771744</text:p>
          </table:table-cell>
          <table:table-cell table:style-name="ce3"/>
          <table:table-cell table:style-name="ce15" table:formula="of:=SQRT([.C59]^2+[.E59]^2+[.G59]^2)" office:value-type="float" office:value="49.9999999752178">
            <text:p>050.0000000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G59]/[.J59]" office:value-type="float" office:value="0.857543488">
            <text:p>000.8575435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18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z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59]*[.L59]" office:value-type="float" office:value="0.0857543488">
            <text:p>000.085754349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41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59];[.O59];[.P59];[.Q59];[.R59];[.S59];[.T59];SUBSTITUTE(TEXT([.U59];&quot;000.0000000&quot;);&quot;,&quot;;&quot;.&quot;);[.V59];[.W59];[.X59])" office:value-type="string" office:string-value="    &lt;bc gnn=&quot;018&quot; dir=&quot;z&quot; typ=&quot;d&quot; val=&quot;000.0857543&quot;&gt;041&lt;/bc&gt;">
            <text:p><text:s text:c="4"/>&lt;bc gnn="018" dir="z" typ="d" val="000.0857543"&gt;041&lt;/bc&gt;</text:p>
          </table:table-cell>
          <table:table-cell table:number-columns-repeated="989"/>
        </table:table-row>
        <table:table-row table:style-name="ro1">
          <table:table-cell office:value-type="string">
            <text:p><text:s text:c="5"/>19, <text:s text:c="4"/>28.27985, <text:s text:c="2"/>29.3877811, <text:s text:c="2"/>28.9241829</text:p>
          </table:table-cell>
          <table:table-cell table:style-name="ce2"/>
          <table:table-cell table:style-name="ce15" table:formula="of:=VALUE(SUBSTITUTE(MID([.$A60];9;13);&quot;.&quot;;&quot;,&quot;))" office:value-type="float" office:value="28.27985">
            <text:p>028.2798500</text:p>
          </table:table-cell>
          <table:table-cell table:style-name="ce17"/>
          <table:table-cell table:style-name="ce15" table:formula="of:=VALUE(SUBSTITUTE(MID([.$A60];23;13);&quot;.&quot;;&quot;,&quot;))" office:value-type="float" office:value="29.3877811">
            <text:p>029.3877811</text:p>
          </table:table-cell>
          <table:table-cell table:style-name="ce18"/>
          <table:table-cell table:style-name="ce15" table:formula="of:=VALUE(SUBSTITUTE(MID([.$A60];37;13);&quot;.&quot;;&quot;,&quot;))" office:value-type="float" office:value="28.9241829">
            <text:p>028.9241829</text:p>
          </table:table-cell>
          <table:table-cell table:style-name="ce3"/>
          <table:table-cell table:style-name="ce15" table:formula="of:=SQRT([.C60]^2+[.E60]^2+[.G60]^2)" office:value-type="float" office:value="49.9999995043667">
            <text:p>049.9999995</text:p>
          </table:table-cell>
          <table:table-cell table:style-name="ce15" office:value-type="float" office:value="50">
            <text:p>050.0000000</text:p>
          </table:table-cell>
          <table:table-cell table:style-name="ce15" table:formula="of:=[.G60]/[.J60]" office:value-type="float" office:value="0.578483658">
            <text:p>000.5784837</text:p>
          </table:table-cell>
          <table:table-cell table:style-name="ce15" office:value-type="float" office:value="0.1">
            <text:p>000.1000000</text:p>
          </table:table-cell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19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z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60]*[.L60]" office:value-type="float" office:value="0.0578483658">
            <text:p>000.057848366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42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60];[.O60];[.P60];[.Q60];[.R60];[.S60];[.T60];SUBSTITUTE(TEXT([.U60];&quot;000.0000000&quot;);&quot;,&quot;;&quot;.&quot;);[.V60];[.W60];[.X60])" office:value-type="string" office:string-value="    &lt;bc gnn=&quot;019&quot; dir=&quot;z&quot; typ=&quot;d&quot; val=&quot;000.0578484&quot;&gt;042&lt;/bc&gt;">
            <text:p><text:s text:c="4"/>&lt;bc gnn="019" dir="z" typ="d" val="000.0578484"&gt;042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 table:number-columns-repeated="2"/>
          <table:table-cell table:number-columns-repeated="1003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01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x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62]*[.L62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43</text:p>
          </table:table-cell>
          <table:table-cell table:style-name="ce10" office:value-type="string">
            <text:p>&lt;/bc&gt;</text:p>
          </table:table-cell>
          <table:table-cell table:style-name="ce4"/>
          <table:table-cell table:style-name="ce12" table:formula="of:=CONCATENATE([.N62];[.O62];[.P62];[.Q62];[.R62];[.S62];[.T62];SUBSTITUTE(TEXT([.U62];&quot;000.0000000&quot;);&quot;,&quot;;&quot;.&quot;);[.V62];[.W62];[.X62])" office:value-type="string" office:string-value="    &lt;bc gnn=&quot;001&quot; dir=&quot;x&quot; typ=&quot;d&quot; val=&quot;000.0000000&quot;&gt;043&lt;/bc&gt;">
            <text:p><text:s text:c="4"/>&lt;bc gnn="001" dir="x" typ="d" val="000.0000000"&gt;043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02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x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63]*[.L63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44</text:p>
          </table:table-cell>
          <table:table-cell table:style-name="ce10" office:value-type="string">
            <text:p>&lt;/bc&gt;</text:p>
          </table:table-cell>
          <table:table-cell table:style-name="ce4"/>
          <table:table-cell table:style-name="ce12" table:formula="of:=CONCATENATE([.N63];[.O63];[.P63];[.Q63];[.R63];[.S63];[.T63];SUBSTITUTE(TEXT([.U63];&quot;000.0000000&quot;);&quot;,&quot;;&quot;.&quot;);[.V63];[.W63];[.X63])" office:value-type="string" office:string-value="    &lt;bc gnn=&quot;002&quot; dir=&quot;x&quot; typ=&quot;d&quot; val=&quot;000.0000000&quot;&gt;044&lt;/bc&gt;">
            <text:p><text:s text:c="4"/>&lt;bc gnn="002" dir="x" typ="d" val="000.0000000"&gt;044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03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x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64]*[.L64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45</text:p>
          </table:table-cell>
          <table:table-cell table:style-name="ce10" office:value-type="string">
            <text:p>&lt;/bc&gt;</text:p>
          </table:table-cell>
          <table:table-cell table:style-name="ce4"/>
          <table:table-cell table:style-name="ce12" table:formula="of:=CONCATENATE([.N64];[.O64];[.P64];[.Q64];[.R64];[.S64];[.T64];SUBSTITUTE(TEXT([.U64];&quot;000.0000000&quot;);&quot;,&quot;;&quot;.&quot;);[.V64];[.W64];[.X64])" office:value-type="string" office:string-value="    &lt;bc gnn=&quot;003&quot; dir=&quot;x&quot; typ=&quot;d&quot; val=&quot;000.0000000&quot;&gt;045&lt;/bc&gt;">
            <text:p><text:s text:c="4"/>&lt;bc gnn="003" dir="x" typ="d" val="000.0000000"&gt;045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04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x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65]*[.L65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46</text:p>
          </table:table-cell>
          <table:table-cell table:style-name="ce10" office:value-type="string">
            <text:p>&lt;/bc&gt;</text:p>
          </table:table-cell>
          <table:table-cell table:style-name="ce4"/>
          <table:table-cell table:style-name="ce12" table:formula="of:=CONCATENATE([.N65];[.O65];[.P65];[.Q65];[.R65];[.S65];[.T65];SUBSTITUTE(TEXT([.U65];&quot;000.0000000&quot;);&quot;,&quot;;&quot;.&quot;);[.V65];[.W65];[.X65])" office:value-type="string" office:string-value="    &lt;bc gnn=&quot;004&quot; dir=&quot;x&quot; typ=&quot;d&quot; val=&quot;000.0000000&quot;&gt;046&lt;/bc&gt;">
            <text:p><text:s text:c="4"/>&lt;bc gnn="004" dir="x" typ="d" val="000.0000000"&gt;046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05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x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66]*[.L66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47</text:p>
          </table:table-cell>
          <table:table-cell table:style-name="ce10" office:value-type="string">
            <text:p>&lt;/bc&gt;</text:p>
          </table:table-cell>
          <table:table-cell table:style-name="ce4"/>
          <table:table-cell table:style-name="ce12" table:formula="of:=CONCATENATE([.N66];[.O66];[.P66];[.Q66];[.R66];[.S66];[.T66];SUBSTITUTE(TEXT([.U66];&quot;000.0000000&quot;);&quot;,&quot;;&quot;.&quot;);[.V66];[.W66];[.X66])" office:value-type="string" office:string-value="    &lt;bc gnn=&quot;005&quot; dir=&quot;x&quot; typ=&quot;d&quot; val=&quot;000.0000000&quot;&gt;047&lt;/bc&gt;">
            <text:p><text:s text:c="4"/>&lt;bc gnn="005" dir="x" typ="d" val="000.0000000"&gt;047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20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x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67]*[.L67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48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67];[.O67];[.P67];[.Q67];[.R67];[.S67];[.T67];SUBSTITUTE(TEXT([.U67];&quot;000.0000000&quot;);&quot;,&quot;;&quot;.&quot;);[.V67];[.W67];[.X67])" office:value-type="string" office:string-value="    &lt;bc gnn=&quot;020&quot; dir=&quot;x&quot; typ=&quot;d&quot; val=&quot;000.0000000&quot;&gt;048&lt;/bc&gt;">
            <text:p><text:s text:c="4"/>&lt;bc gnn="020" dir="x" typ="d" val="000.0000000"&gt;048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21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x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68]*[.L68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49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68];[.O68];[.P68];[.Q68];[.R68];[.S68];[.T68];SUBSTITUTE(TEXT([.U68];&quot;000.0000000&quot;);&quot;,&quot;;&quot;.&quot;);[.V68];[.W68];[.X68])" office:value-type="string" office:string-value="    &lt;bc gnn=&quot;021&quot; dir=&quot;x&quot; typ=&quot;d&quot; val=&quot;000.0000000&quot;&gt;049&lt;/bc&gt;">
            <text:p><text:s text:c="4"/>&lt;bc gnn="021" dir="x" typ="d" val="000.0000000"&gt;049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22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x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69]*[.L69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50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69];[.O69];[.P69];[.Q69];[.R69];[.S69];[.T69];SUBSTITUTE(TEXT([.U69];&quot;000.0000000&quot;);&quot;,&quot;;&quot;.&quot;);[.V69];[.W69];[.X69])" office:value-type="string" office:string-value="    &lt;bc gnn=&quot;022&quot; dir=&quot;x&quot; typ=&quot;d&quot; val=&quot;000.0000000&quot;&gt;050&lt;/bc&gt;">
            <text:p><text:s text:c="4"/>&lt;bc gnn="022" dir="x" typ="d" val="000.0000000"&gt;050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23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x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70]*[.L70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51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70];[.O70];[.P70];[.Q70];[.R70];[.S70];[.T70];SUBSTITUTE(TEXT([.U70];&quot;000.0000000&quot;);&quot;,&quot;;&quot;.&quot;);[.V70];[.W70];[.X70])" office:value-type="string" office:string-value="    &lt;bc gnn=&quot;023&quot; dir=&quot;x&quot; typ=&quot;d&quot; val=&quot;000.0000000&quot;&gt;051&lt;/bc&gt;">
            <text:p><text:s text:c="4"/>&lt;bc gnn="023" dir="x" typ="d" val="000.0000000"&gt;051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24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x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71]*[.L71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52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71];[.O71];[.P71];[.Q71];[.R71];[.S71];[.T71];SUBSTITUTE(TEXT([.U71];&quot;000.0000000&quot;);&quot;,&quot;;&quot;.&quot;);[.V71];[.W71];[.X71])" office:value-type="string" office:string-value="    &lt;bc gnn=&quot;024&quot; dir=&quot;x&quot; typ=&quot;d&quot; val=&quot;000.0000000&quot;&gt;052&lt;/bc&gt;">
            <text:p><text:s text:c="4"/>&lt;bc gnn="024" dir="x" typ="d" val="000.0000000"&gt;052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39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x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72]*[.L72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53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72];[.O72];[.P72];[.Q72];[.R72];[.S72];[.T72];SUBSTITUTE(TEXT([.U72];&quot;000.0000000&quot;);&quot;,&quot;;&quot;.&quot;);[.V72];[.W72];[.X72])" office:value-type="string" office:string-value="    &lt;bc gnn=&quot;039&quot; dir=&quot;x&quot; typ=&quot;d&quot; val=&quot;000.0000000&quot;&gt;053&lt;/bc&gt;">
            <text:p><text:s text:c="4"/>&lt;bc gnn="039" dir="x" typ="d" val="000.0000000"&gt;053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40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x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73]*[.L73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54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73];[.O73];[.P73];[.Q73];[.R73];[.S73];[.T73];SUBSTITUTE(TEXT([.U73];&quot;000.0000000&quot;);&quot;,&quot;;&quot;.&quot;);[.V73];[.W73];[.X73])" office:value-type="string" office:string-value="    &lt;bc gnn=&quot;040&quot; dir=&quot;x&quot; typ=&quot;d&quot; val=&quot;000.0000000&quot;&gt;054&lt;/bc&gt;">
            <text:p><text:s text:c="4"/>&lt;bc gnn="040" dir="x" typ="d" val="000.0000000"&gt;054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41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x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74]*[.L74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55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74];[.O74];[.P74];[.Q74];[.R74];[.S74];[.T74];SUBSTITUTE(TEXT([.U74];&quot;000.0000000&quot;);&quot;,&quot;;&quot;.&quot;);[.V74];[.W74];[.X74])" office:value-type="string" office:string-value="    &lt;bc gnn=&quot;041&quot; dir=&quot;x&quot; typ=&quot;d&quot; val=&quot;000.0000000&quot;&gt;055&lt;/bc&gt;">
            <text:p><text:s text:c="4"/>&lt;bc gnn="041" dir="x" typ="d" val="000.0000000"&gt;055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42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x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75]*[.L75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56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75];[.O75];[.P75];[.Q75];[.R75];[.S75];[.T75];SUBSTITUTE(TEXT([.U75];&quot;000.0000000&quot;);&quot;,&quot;;&quot;.&quot;);[.V75];[.W75];[.X75])" office:value-type="string" office:string-value="    &lt;bc gnn=&quot;042&quot; dir=&quot;x&quot; typ=&quot;d&quot; val=&quot;000.0000000&quot;&gt;056&lt;/bc&gt;">
            <text:p><text:s text:c="4"/>&lt;bc gnn="042" dir="x" typ="d" val="000.0000000"&gt;056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43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x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76]*[.L76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57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76];[.O76];[.P76];[.Q76];[.R76];[.S76];[.T76];SUBSTITUTE(TEXT([.U76];&quot;000.0000000&quot;);&quot;,&quot;;&quot;.&quot;);[.V76];[.W76];[.X76])" office:value-type="string" office:string-value="    &lt;bc gnn=&quot;043&quot; dir=&quot;x&quot; typ=&quot;d&quot; val=&quot;000.0000000&quot;&gt;057&lt;/bc&gt;">
            <text:p><text:s text:c="4"/>&lt;bc gnn="043" dir="x" typ="d" val="000.0000000"&gt;057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58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x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77]*[.L77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58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77];[.O77];[.P77];[.Q77];[.R77];[.S77];[.T77];SUBSTITUTE(TEXT([.U77];&quot;000.0000000&quot;);&quot;,&quot;;&quot;.&quot;);[.V77];[.W77];[.X77])" office:value-type="string" office:string-value="    &lt;bc gnn=&quot;058&quot; dir=&quot;x&quot; typ=&quot;d&quot; val=&quot;000.0000000&quot;&gt;058&lt;/bc&gt;">
            <text:p><text:s text:c="4"/>&lt;bc gnn="058" dir="x" typ="d" val="000.0000000"&gt;058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59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x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78]*[.L78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59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78];[.O78];[.P78];[.Q78];[.R78];[.S78];[.T78];SUBSTITUTE(TEXT([.U78];&quot;000.0000000&quot;);&quot;,&quot;;&quot;.&quot;);[.V78];[.W78];[.X78])" office:value-type="string" office:string-value="    &lt;bc gnn=&quot;059&quot; dir=&quot;x&quot; typ=&quot;d&quot; val=&quot;000.0000000&quot;&gt;059&lt;/bc&gt;">
            <text:p><text:s text:c="4"/>&lt;bc gnn="059" dir="x" typ="d" val="000.0000000"&gt;059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60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x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79]*[.L79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60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79];[.O79];[.P79];[.Q79];[.R79];[.S79];[.T79];SUBSTITUTE(TEXT([.U79];&quot;000.0000000&quot;);&quot;,&quot;;&quot;.&quot;);[.V79];[.W79];[.X79])" office:value-type="string" office:string-value="    &lt;bc gnn=&quot;060&quot; dir=&quot;x&quot; typ=&quot;d&quot; val=&quot;000.0000000&quot;&gt;060&lt;/bc&gt;">
            <text:p><text:s text:c="4"/>&lt;bc gnn="060" dir="x" typ="d" val="000.0000000"&gt;060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61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x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80]*[.L80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61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80];[.O80];[.P80];[.Q80];[.R80];[.S80];[.T80];SUBSTITUTE(TEXT([.U80];&quot;000.0000000&quot;);&quot;,&quot;;&quot;.&quot;);[.V80];[.W80];[.X80])" office:value-type="string" office:string-value="    &lt;bc gnn=&quot;061&quot; dir=&quot;x&quot; typ=&quot;d&quot; val=&quot;000.0000000&quot;&gt;061&lt;/bc&gt;">
            <text:p><text:s text:c="4"/>&lt;bc gnn="061" dir="x" typ="d" val="000.0000000"&gt;061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62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x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81]*[.L81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62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81];[.O81];[.P81];[.Q81];[.R81];[.S81];[.T81];SUBSTITUTE(TEXT([.U81];&quot;000.0000000&quot;);&quot;,&quot;;&quot;.&quot;);[.V81];[.W81];[.X81])" office:value-type="string" office:string-value="    &lt;bc gnn=&quot;062&quot; dir=&quot;x&quot; typ=&quot;d&quot; val=&quot;000.0000000&quot;&gt;062&lt;/bc&gt;">
            <text:p><text:s text:c="4"/>&lt;bc gnn="062" dir="x" typ="d" val="000.0000000"&gt;062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77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x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82]*[.L82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63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82];[.O82];[.P82];[.Q82];[.R82];[.S82];[.T82];SUBSTITUTE(TEXT([.U82];&quot;000.0000000&quot;);&quot;,&quot;;&quot;.&quot;);[.V82];[.W82];[.X82])" office:value-type="string" office:string-value="    &lt;bc gnn=&quot;077&quot; dir=&quot;x&quot; typ=&quot;d&quot; val=&quot;000.0000000&quot;&gt;063&lt;/bc&gt;">
            <text:p><text:s text:c="4"/>&lt;bc gnn="077" dir="x" typ="d" val="000.0000000"&gt;063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78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x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83]*[.L83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64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83];[.O83];[.P83];[.Q83];[.R83];[.S83];[.T83];SUBSTITUTE(TEXT([.U83];&quot;000.0000000&quot;);&quot;,&quot;;&quot;.&quot;);[.V83];[.W83];[.X83])" office:value-type="string" office:string-value="    &lt;bc gnn=&quot;078&quot; dir=&quot;x&quot; typ=&quot;d&quot; val=&quot;000.0000000&quot;&gt;064&lt;/bc&gt;">
            <text:p><text:s text:c="4"/>&lt;bc gnn="078" dir="x" typ="d" val="000.0000000"&gt;064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79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x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84]*[.L84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65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84];[.O84];[.P84];[.Q84];[.R84];[.S84];[.T84];SUBSTITUTE(TEXT([.U84];&quot;000.0000000&quot;);&quot;,&quot;;&quot;.&quot;);[.V84];[.W84];[.X84])" office:value-type="string" office:string-value="    &lt;bc gnn=&quot;079&quot; dir=&quot;x&quot; typ=&quot;d&quot; val=&quot;000.0000000&quot;&gt;065&lt;/bc&gt;">
            <text:p><text:s text:c="4"/>&lt;bc gnn="079" dir="x" typ="d" val="000.0000000"&gt;065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80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x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85]*[.L85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66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85];[.O85];[.P85];[.Q85];[.R85];[.S85];[.T85];SUBSTITUTE(TEXT([.U85];&quot;000.0000000&quot;);&quot;,&quot;;&quot;.&quot;);[.V85];[.W85];[.X85])" office:value-type="string" office:string-value="    &lt;bc gnn=&quot;080&quot; dir=&quot;x&quot; typ=&quot;d&quot; val=&quot;000.0000000&quot;&gt;066&lt;/bc&gt;">
            <text:p><text:s text:c="4"/>&lt;bc gnn="080" dir="x" typ="d" val="000.0000000"&gt;066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81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x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86]*[.L86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67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86];[.O86];[.P86];[.Q86];[.R86];[.S86];[.T86];SUBSTITUTE(TEXT([.U86];&quot;000.0000000&quot;);&quot;,&quot;;&quot;.&quot;);[.V86];[.W86];[.X86])" office:value-type="string" office:string-value="    &lt;bc gnn=&quot;081&quot; dir=&quot;x&quot; typ=&quot;d&quot; val=&quot;000.0000000&quot;&gt;067&lt;/bc&gt;">
            <text:p><text:s text:c="4"/>&lt;bc gnn="081" dir="x" typ="d" val="000.0000000"&gt;067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 table:number-columns-repeated="2"/>
          <table:table-cell/>
          <table:table-cell table:style-name="ce2"/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19"/>
          <table:table-cell table:style-name="ce7"/>
          <table:table-cell table:style-name="ce20"/>
          <table:table-cell table:style-name="ce10"/>
          <table:table-cell/>
          <table:table-cell table:style-name="ce12"/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09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y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88]*[.L88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68</text:p>
          </table:table-cell>
          <table:table-cell table:style-name="ce10" office:value-type="string">
            <text:p>&lt;/bc&gt;</text:p>
          </table:table-cell>
          <table:table-cell table:style-name="ce4"/>
          <table:table-cell table:style-name="ce12" table:formula="of:=CONCATENATE([.N88];[.O88];[.P88];[.Q88];[.R88];[.S88];[.T88];SUBSTITUTE(TEXT([.U88];&quot;000.0000000&quot;);&quot;,&quot;;&quot;.&quot;);[.V88];[.W88];[.X88])" office:value-type="string" office:string-value="    &lt;bc gnn=&quot;009&quot; dir=&quot;y&quot; typ=&quot;d&quot; val=&quot;000.0000000&quot;&gt;068&lt;/bc&gt;">
            <text:p><text:s text:c="4"/>&lt;bc gnn="009" dir="y" typ="d" val="000.0000000"&gt;068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10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y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89]*[.L89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69</text:p>
          </table:table-cell>
          <table:table-cell table:style-name="ce10" office:value-type="string">
            <text:p>&lt;/bc&gt;</text:p>
          </table:table-cell>
          <table:table-cell table:style-name="ce4"/>
          <table:table-cell table:style-name="ce12" table:formula="of:=CONCATENATE([.N89];[.O89];[.P89];[.Q89];[.R89];[.S89];[.T89];SUBSTITUTE(TEXT([.U89];&quot;000.0000000&quot;);&quot;,&quot;;&quot;.&quot;);[.V89];[.W89];[.X89])" office:value-type="string" office:string-value="    &lt;bc gnn=&quot;010&quot; dir=&quot;y&quot; typ=&quot;d&quot; val=&quot;000.0000000&quot;&gt;069&lt;/bc&gt;">
            <text:p><text:s text:c="4"/>&lt;bc gnn="010" dir="y" typ="d" val="000.0000000"&gt;069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11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y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90]*[.L90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70</text:p>
          </table:table-cell>
          <table:table-cell table:style-name="ce10" office:value-type="string">
            <text:p>&lt;/bc&gt;</text:p>
          </table:table-cell>
          <table:table-cell table:style-name="ce4"/>
          <table:table-cell table:style-name="ce12" table:formula="of:=CONCATENATE([.N90];[.O90];[.P90];[.Q90];[.R90];[.S90];[.T90];SUBSTITUTE(TEXT([.U90];&quot;000.0000000&quot;);&quot;,&quot;;&quot;.&quot;);[.V90];[.W90];[.X90])" office:value-type="string" office:string-value="    &lt;bc gnn=&quot;011&quot; dir=&quot;y&quot; typ=&quot;d&quot; val=&quot;000.0000000&quot;&gt;070&lt;/bc&gt;">
            <text:p><text:s text:c="4"/>&lt;bc gnn="011" dir="y" typ="d" val="000.0000000"&gt;070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16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y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91]*[.L91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71</text:p>
          </table:table-cell>
          <table:table-cell table:style-name="ce10" office:value-type="string">
            <text:p>&lt;/bc&gt;</text:p>
          </table:table-cell>
          <table:table-cell table:style-name="ce4"/>
          <table:table-cell table:style-name="ce12" table:formula="of:=CONCATENATE([.N91];[.O91];[.P91];[.Q91];[.R91];[.S91];[.T91];SUBSTITUTE(TEXT([.U91];&quot;000.0000000&quot;);&quot;,&quot;;&quot;.&quot;);[.V91];[.W91];[.X91])" office:value-type="string" office:string-value="    &lt;bc gnn=&quot;016&quot; dir=&quot;y&quot; typ=&quot;d&quot; val=&quot;000.0000000&quot;&gt;071&lt;/bc&gt;">
            <text:p><text:s text:c="4"/>&lt;bc gnn="016" dir="y" typ="d" val="000.0000000"&gt;071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04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y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92]*[.L92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72</text:p>
          </table:table-cell>
          <table:table-cell table:style-name="ce10" office:value-type="string">
            <text:p>&lt;/bc&gt;</text:p>
          </table:table-cell>
          <table:table-cell table:style-name="ce4"/>
          <table:table-cell table:style-name="ce12" table:formula="of:=CONCATENATE([.N92];[.O92];[.P92];[.Q92];[.R92];[.S92];[.T92];SUBSTITUTE(TEXT([.U92];&quot;000.0000000&quot;);&quot;,&quot;;&quot;.&quot;);[.V92];[.W92];[.X92])" office:value-type="string" office:string-value="    &lt;bc gnn=&quot;004&quot; dir=&quot;y&quot; typ=&quot;d&quot; val=&quot;000.0000000&quot;&gt;072&lt;/bc&gt;">
            <text:p><text:s text:c="4"/>&lt;bc gnn="004" dir="y" typ="d" val="000.0000000"&gt;072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28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y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93]*[.L93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73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93];[.O93];[.P93];[.Q93];[.R93];[.S93];[.T93];SUBSTITUTE(TEXT([.U93];&quot;000.0000000&quot;);&quot;,&quot;;&quot;.&quot;);[.V93];[.W93];[.X93])" office:value-type="string" office:string-value="    &lt;bc gnn=&quot;028&quot; dir=&quot;y&quot; typ=&quot;d&quot; val=&quot;000.0000000&quot;&gt;073&lt;/bc&gt;">
            <text:p><text:s text:c="4"/>&lt;bc gnn="028" dir="y" typ="d" val="000.0000000"&gt;073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29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y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94]*[.L94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74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94];[.O94];[.P94];[.Q94];[.R94];[.S94];[.T94];SUBSTITUTE(TEXT([.U94];&quot;000.0000000&quot;);&quot;,&quot;;&quot;.&quot;);[.V94];[.W94];[.X94])" office:value-type="string" office:string-value="    &lt;bc gnn=&quot;029&quot; dir=&quot;y&quot; typ=&quot;d&quot; val=&quot;000.0000000&quot;&gt;074&lt;/bc&gt;">
            <text:p><text:s text:c="4"/>&lt;bc gnn="029" dir="y" typ="d" val="000.0000000"&gt;074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30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y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95]*[.L95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75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95];[.O95];[.P95];[.Q95];[.R95];[.S95];[.T95];SUBSTITUTE(TEXT([.U95];&quot;000.0000000&quot;);&quot;,&quot;;&quot;.&quot;);[.V95];[.W95];[.X95])" office:value-type="string" office:string-value="    &lt;bc gnn=&quot;030&quot; dir=&quot;y&quot; typ=&quot;d&quot; val=&quot;000.0000000&quot;&gt;075&lt;/bc&gt;">
            <text:p><text:s text:c="4"/>&lt;bc gnn="030" dir="y" typ="d" val="000.0000000"&gt;075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35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y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96]*[.L96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76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96];[.O96];[.P96];[.Q96];[.R96];[.S96];[.T96];SUBSTITUTE(TEXT([.U96];&quot;000.0000000&quot;);&quot;,&quot;;&quot;.&quot;);[.V96];[.W96];[.X96])" office:value-type="string" office:string-value="    &lt;bc gnn=&quot;035&quot; dir=&quot;y&quot; typ=&quot;d&quot; val=&quot;000.0000000&quot;&gt;076&lt;/bc&gt;">
            <text:p><text:s text:c="4"/>&lt;bc gnn="035" dir="y" typ="d" val="000.0000000"&gt;076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23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y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97]*[.L97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77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97];[.O97];[.P97];[.Q97];[.R97];[.S97];[.T97];SUBSTITUTE(TEXT([.U97];&quot;000.0000000&quot;);&quot;,&quot;;&quot;.&quot;);[.V97];[.W97];[.X97])" office:value-type="string" office:string-value="    &lt;bc gnn=&quot;023&quot; dir=&quot;y&quot; typ=&quot;d&quot; val=&quot;000.0000000&quot;&gt;077&lt;/bc&gt;">
            <text:p><text:s text:c="4"/>&lt;bc gnn="023" dir="y" typ="d" val="000.0000000"&gt;077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47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y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98]*[.L98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78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98];[.O98];[.P98];[.Q98];[.R98];[.S98];[.T98];SUBSTITUTE(TEXT([.U98];&quot;000.0000000&quot;);&quot;,&quot;;&quot;.&quot;);[.V98];[.W98];[.X98])" office:value-type="string" office:string-value="    &lt;bc gnn=&quot;047&quot; dir=&quot;y&quot; typ=&quot;d&quot; val=&quot;000.0000000&quot;&gt;078&lt;/bc&gt;">
            <text:p><text:s text:c="4"/>&lt;bc gnn="047" dir="y" typ="d" val="000.0000000"&gt;078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48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y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99]*[.L99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79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99];[.O99];[.P99];[.Q99];[.R99];[.S99];[.T99];SUBSTITUTE(TEXT([.U99];&quot;000.0000000&quot;);&quot;,&quot;;&quot;.&quot;);[.V99];[.W99];[.X99])" office:value-type="string" office:string-value="    &lt;bc gnn=&quot;048&quot; dir=&quot;y&quot; typ=&quot;d&quot; val=&quot;000.0000000&quot;&gt;079&lt;/bc&gt;">
            <text:p><text:s text:c="4"/>&lt;bc gnn="048" dir="y" typ="d" val="000.0000000"&gt;079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49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y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100]*[.L100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80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100];[.O100];[.P100];[.Q100];[.R100];[.S100];[.T100];SUBSTITUTE(TEXT([.U100];&quot;000.0000000&quot;);&quot;,&quot;;&quot;.&quot;);[.V100];[.W100];[.X100])" office:value-type="string" office:string-value="    &lt;bc gnn=&quot;049&quot; dir=&quot;y&quot; typ=&quot;d&quot; val=&quot;000.0000000&quot;&gt;080&lt;/bc&gt;">
            <text:p><text:s text:c="4"/>&lt;bc gnn="049" dir="y" typ="d" val="000.0000000"&gt;080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54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y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101]*[.L101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81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101];[.O101];[.P101];[.Q101];[.R101];[.S101];[.T101];SUBSTITUTE(TEXT([.U101];&quot;000.0000000&quot;);&quot;,&quot;;&quot;.&quot;);[.V101];[.W101];[.X101])" office:value-type="string" office:string-value="    &lt;bc gnn=&quot;054&quot; dir=&quot;y&quot; typ=&quot;d&quot; val=&quot;000.0000000&quot;&gt;081&lt;/bc&gt;">
            <text:p><text:s text:c="4"/>&lt;bc gnn="054" dir="y" typ="d" val="000.0000000"&gt;081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42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y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102]*[.L102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82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102];[.O102];[.P102];[.Q102];[.R102];[.S102];[.T102];SUBSTITUTE(TEXT([.U102];&quot;000.0000000&quot;);&quot;,&quot;;&quot;.&quot;);[.V102];[.W102];[.X102])" office:value-type="string" office:string-value="    &lt;bc gnn=&quot;042&quot; dir=&quot;y&quot; typ=&quot;d&quot; val=&quot;000.0000000&quot;&gt;082&lt;/bc&gt;">
            <text:p><text:s text:c="4"/>&lt;bc gnn="042" dir="y" typ="d" val="000.0000000"&gt;082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66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y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103]*[.L103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83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103];[.O103];[.P103];[.Q103];[.R103];[.S103];[.T103];SUBSTITUTE(TEXT([.U103];&quot;000.0000000&quot;);&quot;,&quot;;&quot;.&quot;);[.V103];[.W103];[.X103])" office:value-type="string" office:string-value="    &lt;bc gnn=&quot;066&quot; dir=&quot;y&quot; typ=&quot;d&quot; val=&quot;000.0000000&quot;&gt;083&lt;/bc&gt;">
            <text:p><text:s text:c="4"/>&lt;bc gnn="066" dir="y" typ="d" val="000.0000000"&gt;083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67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y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104]*[.L104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84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104];[.O104];[.P104];[.Q104];[.R104];[.S104];[.T104];SUBSTITUTE(TEXT([.U104];&quot;000.0000000&quot;);&quot;,&quot;;&quot;.&quot;);[.V104];[.W104];[.X104])" office:value-type="string" office:string-value="    &lt;bc gnn=&quot;067&quot; dir=&quot;y&quot; typ=&quot;d&quot; val=&quot;000.0000000&quot;&gt;084&lt;/bc&gt;">
            <text:p><text:s text:c="4"/>&lt;bc gnn="067" dir="y" typ="d" val="000.0000000"&gt;084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68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y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105]*[.L105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85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105];[.O105];[.P105];[.Q105];[.R105];[.S105];[.T105];SUBSTITUTE(TEXT([.U105];&quot;000.0000000&quot;);&quot;,&quot;;&quot;.&quot;);[.V105];[.W105];[.X105])" office:value-type="string" office:string-value="    &lt;bc gnn=&quot;068&quot; dir=&quot;y&quot; typ=&quot;d&quot; val=&quot;000.0000000&quot;&gt;085&lt;/bc&gt;">
            <text:p><text:s text:c="4"/>&lt;bc gnn="068" dir="y" typ="d" val="000.0000000"&gt;085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73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y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106]*[.L106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86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106];[.O106];[.P106];[.Q106];[.R106];[.S106];[.T106];SUBSTITUTE(TEXT([.U106];&quot;000.0000000&quot;);&quot;,&quot;;&quot;.&quot;);[.V106];[.W106];[.X106])" office:value-type="string" office:string-value="    &lt;bc gnn=&quot;073&quot; dir=&quot;y&quot; typ=&quot;d&quot; val=&quot;000.0000000&quot;&gt;086&lt;/bc&gt;">
            <text:p><text:s text:c="4"/>&lt;bc gnn="073" dir="y" typ="d" val="000.0000000"&gt;086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61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y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107]*[.L107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87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107];[.O107];[.P107];[.Q107];[.R107];[.S107];[.T107];SUBSTITUTE(TEXT([.U107];&quot;000.0000000&quot;);&quot;,&quot;;&quot;.&quot;);[.V107];[.W107];[.X107])" office:value-type="string" office:string-value="    &lt;bc gnn=&quot;061&quot; dir=&quot;y&quot; typ=&quot;d&quot; val=&quot;000.0000000&quot;&gt;087&lt;/bc&gt;">
            <text:p><text:s text:c="4"/>&lt;bc gnn="061" dir="y" typ="d" val="000.0000000"&gt;087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85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y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108]*[.L108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88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108];[.O108];[.P108];[.Q108];[.R108];[.S108];[.T108];SUBSTITUTE(TEXT([.U108];&quot;000.0000000&quot;);&quot;,&quot;;&quot;.&quot;);[.V108];[.W108];[.X108])" office:value-type="string" office:string-value="    &lt;bc gnn=&quot;085&quot; dir=&quot;y&quot; typ=&quot;d&quot; val=&quot;000.0000000&quot;&gt;088&lt;/bc&gt;">
            <text:p><text:s text:c="4"/>&lt;bc gnn="085" dir="y" typ="d" val="000.0000000"&gt;088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86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y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109]*[.L109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89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109];[.O109];[.P109];[.Q109];[.R109];[.S109];[.T109];SUBSTITUTE(TEXT([.U109];&quot;000.0000000&quot;);&quot;,&quot;;&quot;.&quot;);[.V109];[.W109];[.X109])" office:value-type="string" office:string-value="    &lt;bc gnn=&quot;086&quot; dir=&quot;y&quot; typ=&quot;d&quot; val=&quot;000.0000000&quot;&gt;089&lt;/bc&gt;">
            <text:p><text:s text:c="4"/>&lt;bc gnn="086" dir="y" typ="d" val="000.0000000"&gt;089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87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y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110]*[.L110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90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110];[.O110];[.P110];[.Q110];[.R110];[.S110];[.T110];SUBSTITUTE(TEXT([.U110];&quot;000.0000000&quot;);&quot;,&quot;;&quot;.&quot;);[.V110];[.W110];[.X110])" office:value-type="string" office:string-value="    &lt;bc gnn=&quot;087&quot; dir=&quot;y&quot; typ=&quot;d&quot; val=&quot;000.0000000&quot;&gt;090&lt;/bc&gt;">
            <text:p><text:s text:c="4"/>&lt;bc gnn="087" dir="y" typ="d" val="000.0000000"&gt;090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92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y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111]*[.L111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91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111];[.O111];[.P111];[.Q111];[.R111];[.S111];[.T111];SUBSTITUTE(TEXT([.U111];&quot;000.0000000&quot;);&quot;,&quot;;&quot;.&quot;);[.V111];[.W111];[.X111])" office:value-type="string" office:string-value="    &lt;bc gnn=&quot;092&quot; dir=&quot;y&quot; typ=&quot;d&quot; val=&quot;000.0000000&quot;&gt;091&lt;/bc&gt;">
            <text:p><text:s text:c="4"/>&lt;bc gnn="092" dir="y" typ="d" val="000.0000000"&gt;091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80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y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112]*[.L112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92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112];[.O112];[.P112];[.Q112];[.R112];[.S112];[.T112];SUBSTITUTE(TEXT([.U112];&quot;000.0000000&quot;);&quot;,&quot;;&quot;.&quot;);[.V112];[.W112];[.X112])" office:value-type="string" office:string-value="    &lt;bc gnn=&quot;080&quot; dir=&quot;y&quot; typ=&quot;d&quot; val=&quot;000.0000000&quot;&gt;092&lt;/bc&gt;">
            <text:p><text:s text:c="4"/>&lt;bc gnn="080" dir="y" typ="d" val="000.0000000"&gt;092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 table:number-columns-repeated="2"/>
          <table:table-cell table:number-columns-repeated="1003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05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z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114]*[.L114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93</text:p>
          </table:table-cell>
          <table:table-cell table:style-name="ce10" office:value-type="string">
            <text:p>&lt;/bc&gt;</text:p>
          </table:table-cell>
          <table:table-cell table:style-name="ce4"/>
          <table:table-cell table:style-name="ce12" table:formula="of:=CONCATENATE([.N114];[.O114];[.P114];[.Q114];[.R114];[.S114];[.T114];SUBSTITUTE(TEXT([.U114];&quot;000.0000000&quot;);&quot;,&quot;;&quot;.&quot;);[.V114];[.W114];[.X114])" office:value-type="string" office:string-value="    &lt;bc gnn=&quot;005&quot; dir=&quot;z&quot; typ=&quot;d&quot; val=&quot;000.0000000&quot;&gt;093&lt;/bc&gt;">
            <text:p><text:s text:c="4"/>&lt;bc gnn="005" dir="z" typ="d" val="000.0000000"&gt;093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06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z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115]*[.L115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94</text:p>
          </table:table-cell>
          <table:table-cell table:style-name="ce10" office:value-type="string">
            <text:p>&lt;/bc&gt;</text:p>
          </table:table-cell>
          <table:table-cell table:style-name="ce4"/>
          <table:table-cell table:style-name="ce12" table:formula="of:=CONCATENATE([.N115];[.O115];[.P115];[.Q115];[.R115];[.S115];[.T115];SUBSTITUTE(TEXT([.U115];&quot;000.0000000&quot;);&quot;,&quot;;&quot;.&quot;);[.V115];[.W115];[.X115])" office:value-type="string" office:string-value="    &lt;bc gnn=&quot;006&quot; dir=&quot;z&quot; typ=&quot;d&quot; val=&quot;000.0000000&quot;&gt;094&lt;/bc&gt;">
            <text:p><text:s text:c="4"/>&lt;bc gnn="006" dir="z" typ="d" val="000.0000000"&gt;094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07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z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116]*[.L116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95</text:p>
          </table:table-cell>
          <table:table-cell table:style-name="ce10" office:value-type="string">
            <text:p>&lt;/bc&gt;</text:p>
          </table:table-cell>
          <table:table-cell table:style-name="ce4"/>
          <table:table-cell table:style-name="ce12" table:formula="of:=CONCATENATE([.N116];[.O116];[.P116];[.Q116];[.R116];[.S116];[.T116];SUBSTITUTE(TEXT([.U116];&quot;000.0000000&quot;);&quot;,&quot;;&quot;.&quot;);[.V116];[.W116];[.X116])" office:value-type="string" office:string-value="    &lt;bc gnn=&quot;007&quot; dir=&quot;z&quot; typ=&quot;d&quot; val=&quot;000.0000000&quot;&gt;095&lt;/bc&gt;">
            <text:p><text:s text:c="4"/>&lt;bc gnn="007" dir="z" typ="d" val="000.0000000"&gt;095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08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z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117]*[.L117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96</text:p>
          </table:table-cell>
          <table:table-cell table:style-name="ce10" office:value-type="string">
            <text:p>&lt;/bc&gt;</text:p>
          </table:table-cell>
          <table:table-cell table:style-name="ce4"/>
          <table:table-cell table:style-name="ce12" table:formula="of:=CONCATENATE([.N117];[.O117];[.P117];[.Q117];[.R117];[.S117];[.T117];SUBSTITUTE(TEXT([.U117];&quot;000.0000000&quot;);&quot;,&quot;;&quot;.&quot;);[.V117];[.W117];[.X117])" office:value-type="string" office:string-value="    &lt;bc gnn=&quot;008&quot; dir=&quot;z&quot; typ=&quot;d&quot; val=&quot;000.0000000&quot;&gt;096&lt;/bc&gt;">
            <text:p><text:s text:c="4"/>&lt;bc gnn="008" dir="z" typ="d" val="000.0000000"&gt;096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09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z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118]*[.L118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97</text:p>
          </table:table-cell>
          <table:table-cell table:style-name="ce10" office:value-type="string">
            <text:p>&lt;/bc&gt;</text:p>
          </table:table-cell>
          <table:table-cell table:style-name="ce4"/>
          <table:table-cell table:style-name="ce12" table:formula="of:=CONCATENATE([.N118];[.O118];[.P118];[.Q118];[.R118];[.S118];[.T118];SUBSTITUTE(TEXT([.U118];&quot;000.0000000&quot;);&quot;,&quot;;&quot;.&quot;);[.V118];[.W118];[.X118])" office:value-type="string" office:string-value="    &lt;bc gnn=&quot;009&quot; dir=&quot;z&quot; typ=&quot;d&quot; val=&quot;000.0000000&quot;&gt;097&lt;/bc&gt;">
            <text:p><text:s text:c="4"/>&lt;bc gnn="009" dir="z" typ="d" val="000.0000000"&gt;097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24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z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119]*[.L119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98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119];[.O119];[.P119];[.Q119];[.R119];[.S119];[.T119];SUBSTITUTE(TEXT([.U119];&quot;000.0000000&quot;);&quot;,&quot;;&quot;.&quot;);[.V119];[.W119];[.X119])" office:value-type="string" office:string-value="    &lt;bc gnn=&quot;024&quot; dir=&quot;z&quot; typ=&quot;d&quot; val=&quot;000.0000000&quot;&gt;098&lt;/bc&gt;">
            <text:p><text:s text:c="4"/>&lt;bc gnn="024" dir="z" typ="d" val="000.0000000"&gt;098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25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z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120]*[.L120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099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120];[.O120];[.P120];[.Q120];[.R120];[.S120];[.T120];SUBSTITUTE(TEXT([.U120];&quot;000.0000000&quot;);&quot;,&quot;;&quot;.&quot;);[.V120];[.W120];[.X120])" office:value-type="string" office:string-value="    &lt;bc gnn=&quot;025&quot; dir=&quot;z&quot; typ=&quot;d&quot; val=&quot;000.0000000&quot;&gt;099&lt;/bc&gt;">
            <text:p><text:s text:c="4"/>&lt;bc gnn="025" dir="z" typ="d" val="000.0000000"&gt;099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26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z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121]*[.L121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100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121];[.O121];[.P121];[.Q121];[.R121];[.S121];[.T121];SUBSTITUTE(TEXT([.U121];&quot;000.0000000&quot;);&quot;,&quot;;&quot;.&quot;);[.V121];[.W121];[.X121])" office:value-type="string" office:string-value="    &lt;bc gnn=&quot;026&quot; dir=&quot;z&quot; typ=&quot;d&quot; val=&quot;000.0000000&quot;&gt;100&lt;/bc&gt;">
            <text:p><text:s text:c="4"/>&lt;bc gnn="026" dir="z" typ="d" val="000.0000000"&gt;100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27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z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122]*[.L122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101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122];[.O122];[.P122];[.Q122];[.R122];[.S122];[.T122];SUBSTITUTE(TEXT([.U122];&quot;000.0000000&quot;);&quot;,&quot;;&quot;.&quot;);[.V122];[.W122];[.X122])" office:value-type="string" office:string-value="    &lt;bc gnn=&quot;027&quot; dir=&quot;z&quot; typ=&quot;d&quot; val=&quot;000.0000000&quot;&gt;101&lt;/bc&gt;">
            <text:p><text:s text:c="4"/>&lt;bc gnn="027" dir="z" typ="d" val="000.0000000"&gt;101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28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z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123]*[.L123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102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123];[.O123];[.P123];[.Q123];[.R123];[.S123];[.T123];SUBSTITUTE(TEXT([.U123];&quot;000.0000000&quot;);&quot;,&quot;;&quot;.&quot;);[.V123];[.W123];[.X123])" office:value-type="string" office:string-value="    &lt;bc gnn=&quot;028&quot; dir=&quot;z&quot; typ=&quot;d&quot; val=&quot;000.0000000&quot;&gt;102&lt;/bc&gt;">
            <text:p><text:s text:c="4"/>&lt;bc gnn="028" dir="z" typ="d" val="000.0000000"&gt;102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43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z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124]*[.L124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103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124];[.O124];[.P124];[.Q124];[.R124];[.S124];[.T124];SUBSTITUTE(TEXT([.U124];&quot;000.0000000&quot;);&quot;,&quot;;&quot;.&quot;);[.V124];[.W124];[.X124])" office:value-type="string" office:string-value="    &lt;bc gnn=&quot;043&quot; dir=&quot;z&quot; typ=&quot;d&quot; val=&quot;000.0000000&quot;&gt;103&lt;/bc&gt;">
            <text:p><text:s text:c="4"/>&lt;bc gnn="043" dir="z" typ="d" val="000.0000000"&gt;103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44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z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125]*[.L125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104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125];[.O125];[.P125];[.Q125];[.R125];[.S125];[.T125];SUBSTITUTE(TEXT([.U125];&quot;000.0000000&quot;);&quot;,&quot;;&quot;.&quot;);[.V125];[.W125];[.X125])" office:value-type="string" office:string-value="    &lt;bc gnn=&quot;044&quot; dir=&quot;z&quot; typ=&quot;d&quot; val=&quot;000.0000000&quot;&gt;104&lt;/bc&gt;">
            <text:p><text:s text:c="4"/>&lt;bc gnn="044" dir="z" typ="d" val="000.0000000"&gt;104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45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z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126]*[.L126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105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126];[.O126];[.P126];[.Q126];[.R126];[.S126];[.T126];SUBSTITUTE(TEXT([.U126];&quot;000.0000000&quot;);&quot;,&quot;;&quot;.&quot;);[.V126];[.W126];[.X126])" office:value-type="string" office:string-value="    &lt;bc gnn=&quot;045&quot; dir=&quot;z&quot; typ=&quot;d&quot; val=&quot;000.0000000&quot;&gt;105&lt;/bc&gt;">
            <text:p><text:s text:c="4"/>&lt;bc gnn="045" dir="z" typ="d" val="000.0000000"&gt;105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46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z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127]*[.L127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106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127];[.O127];[.P127];[.Q127];[.R127];[.S127];[.T127];SUBSTITUTE(TEXT([.U127];&quot;000.0000000&quot;);&quot;,&quot;;&quot;.&quot;);[.V127];[.W127];[.X127])" office:value-type="string" office:string-value="    &lt;bc gnn=&quot;046&quot; dir=&quot;z&quot; typ=&quot;d&quot; val=&quot;000.0000000&quot;&gt;106&lt;/bc&gt;">
            <text:p><text:s text:c="4"/>&lt;bc gnn="046" dir="z" typ="d" val="000.0000000"&gt;106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47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z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128]*[.L128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107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128];[.O128];[.P128];[.Q128];[.R128];[.S128];[.T128];SUBSTITUTE(TEXT([.U128];&quot;000.0000000&quot;);&quot;,&quot;;&quot;.&quot;);[.V128];[.W128];[.X128])" office:value-type="string" office:string-value="    &lt;bc gnn=&quot;047&quot; dir=&quot;z&quot; typ=&quot;d&quot; val=&quot;000.0000000&quot;&gt;107&lt;/bc&gt;">
            <text:p><text:s text:c="4"/>&lt;bc gnn="047" dir="z" typ="d" val="000.0000000"&gt;107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62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z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129]*[.L129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108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129];[.O129];[.P129];[.Q129];[.R129];[.S129];[.T129];SUBSTITUTE(TEXT([.U129];&quot;000.0000000&quot;);&quot;,&quot;;&quot;.&quot;);[.V129];[.W129];[.X129])" office:value-type="string" office:string-value="    &lt;bc gnn=&quot;062&quot; dir=&quot;z&quot; typ=&quot;d&quot; val=&quot;000.0000000&quot;&gt;108&lt;/bc&gt;">
            <text:p><text:s text:c="4"/>&lt;bc gnn="062" dir="z" typ="d" val="000.0000000"&gt;108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63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z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130]*[.L130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109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130];[.O130];[.P130];[.Q130];[.R130];[.S130];[.T130];SUBSTITUTE(TEXT([.U130];&quot;000.0000000&quot;);&quot;,&quot;;&quot;.&quot;);[.V130];[.W130];[.X130])" office:value-type="string" office:string-value="    &lt;bc gnn=&quot;063&quot; dir=&quot;z&quot; typ=&quot;d&quot; val=&quot;000.0000000&quot;&gt;109&lt;/bc&gt;">
            <text:p><text:s text:c="4"/>&lt;bc gnn="063" dir="z" typ="d" val="000.0000000"&gt;109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64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z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131]*[.L131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110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131];[.O131];[.P131];[.Q131];[.R131];[.S131];[.T131];SUBSTITUTE(TEXT([.U131];&quot;000.0000000&quot;);&quot;,&quot;;&quot;.&quot;);[.V131];[.W131];[.X131])" office:value-type="string" office:string-value="    &lt;bc gnn=&quot;064&quot; dir=&quot;z&quot; typ=&quot;d&quot; val=&quot;000.0000000&quot;&gt;110&lt;/bc&gt;">
            <text:p><text:s text:c="4"/>&lt;bc gnn="064" dir="z" typ="d" val="000.0000000"&gt;110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65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z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132]*[.L132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111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132];[.O132];[.P132];[.Q132];[.R132];[.S132];[.T132];SUBSTITUTE(TEXT([.U132];&quot;000.0000000&quot;);&quot;,&quot;;&quot;.&quot;);[.V132];[.W132];[.X132])" office:value-type="string" office:string-value="    &lt;bc gnn=&quot;065&quot; dir=&quot;z&quot; typ=&quot;d&quot; val=&quot;000.0000000&quot;&gt;111&lt;/bc&gt;">
            <text:p><text:s text:c="4"/>&lt;bc gnn="065" dir="z" typ="d" val="000.0000000"&gt;111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66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z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133]*[.L133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112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133];[.O133];[.P133];[.Q133];[.R133];[.S133];[.T133];SUBSTITUTE(TEXT([.U133];&quot;000.0000000&quot;);&quot;,&quot;;&quot;.&quot;);[.V133];[.W133];[.X133])" office:value-type="string" office:string-value="    &lt;bc gnn=&quot;066&quot; dir=&quot;z&quot; typ=&quot;d&quot; val=&quot;000.0000000&quot;&gt;112&lt;/bc&gt;">
            <text:p><text:s text:c="4"/>&lt;bc gnn="066" dir="z" typ="d" val="000.0000000"&gt;112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 table:style-name="ce1"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81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z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134]*[.L134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113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134];[.O134];[.P134];[.Q134];[.R134];[.S134];[.T134];SUBSTITUTE(TEXT([.U134];&quot;000.0000000&quot;);&quot;,&quot;;&quot;.&quot;);[.V134];[.W134];[.X134])" office:value-type="string" office:string-value="    &lt;bc gnn=&quot;081&quot; dir=&quot;z&quot; typ=&quot;d&quot; val=&quot;000.0000000&quot;&gt;113&lt;/bc&gt;">
            <text:p><text:s text:c="4"/>&lt;bc gnn="081" dir="z" typ="d" val="000.0000000"&gt;113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 table:style-name="ce1"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82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z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135]*[.L135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114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135];[.O135];[.P135];[.Q135];[.R135];[.S135];[.T135];SUBSTITUTE(TEXT([.U135];&quot;000.0000000&quot;);&quot;,&quot;;&quot;.&quot;);[.V135];[.W135];[.X135])" office:value-type="string" office:string-value="    &lt;bc gnn=&quot;082&quot; dir=&quot;z&quot; typ=&quot;d&quot; val=&quot;000.0000000&quot;&gt;114&lt;/bc&gt;">
            <text:p><text:s text:c="4"/>&lt;bc gnn="082" dir="z" typ="d" val="000.0000000"&gt;114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 table:style-name="ce1"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83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z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136]*[.L136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115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136];[.O136];[.P136];[.Q136];[.R136];[.S136];[.T136];SUBSTITUTE(TEXT([.U136];&quot;000.0000000&quot;);&quot;,&quot;;&quot;.&quot;);[.V136];[.W136];[.X136])" office:value-type="string" office:string-value="    &lt;bc gnn=&quot;083&quot; dir=&quot;z&quot; typ=&quot;d&quot; val=&quot;000.0000000&quot;&gt;115&lt;/bc&gt;">
            <text:p><text:s text:c="4"/>&lt;bc gnn="083" dir="z" typ="d" val="000.0000000"&gt;115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 table:style-name="ce1"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84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z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137]*[.L137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116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137];[.O137];[.P137];[.Q137];[.R137];[.S137];[.T137];SUBSTITUTE(TEXT([.U137];&quot;000.0000000&quot;);&quot;,&quot;;&quot;.&quot;);[.V137];[.W137];[.X137])" office:value-type="string" office:string-value="    &lt;bc gnn=&quot;084&quot; dir=&quot;z&quot; typ=&quot;d&quot; val=&quot;000.0000000&quot;&gt;116&lt;/bc&gt;">
            <text:p><text:s text:c="4"/>&lt;bc gnn="084" dir="z" typ="d" val="000.0000000"&gt;116&lt;/bc&gt;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/>
          <table:table-cell table:style-name="ce15"/>
          <table:table-cell table:style-name="ce1"/>
          <table:table-cell table:style-name="ce2" office:value-type="string">
            <text:p><text:span text:style-name="T1"><text:s text:c="4"/></text:span><text:span text:style-name="T2">&lt;bc</text:span><text:span text:style-name="T1"> </text:span><text:span text:style-name="T3">gnn</text:span><text:span text:style-name="T4">=</text:span><text:span text:style-name="T5">"</text:span></text:p>
          </table:table-cell>
          <table:table-cell table:style-name="ce7" office:value-type="string">
            <text:p>085</text:p>
          </table:table-cell>
          <table:table-cell table:style-name="ce4" office:value-type="string">
            <text:p><text:span text:style-name="T6">"</text:span><text:span text:style-name="T7"> </text:span><text:span text:style-name="T8">dir</text:span><text:span text:style-name="T9">=</text:span><text:span text:style-name="T6">"</text:span></text:p>
          </table:table-cell>
          <table:table-cell table:style-name="ce7" office:value-type="string">
            <text:p>z</text:p>
          </table:table-cell>
          <table:table-cell table:style-name="ce4" office:value-type="string">
            <text:p><text:span text:style-name="T6">"</text:span><text:span text:style-name="T7"> </text:span><text:span text:style-name="T8">typ</text:span><text:span text:style-name="T9">=</text:span><text:span text:style-name="T6">"</text:span></text:p>
          </table:table-cell>
          <table:table-cell table:style-name="ce7" office:value-type="string">
            <text:p>d</text:p>
          </table:table-cell>
          <table:table-cell table:style-name="ce4" office:value-type="string">
            <text:p><text:span text:style-name="T6">"</text:span><text:span text:style-name="T7"> </text:span><text:span text:style-name="T8">val</text:span><text:span text:style-name="T9">=</text:span><text:span text:style-name="T6">"</text:span></text:p>
          </table:table-cell>
          <table:table-cell table:style-name="ce19" table:formula="of:=[.K138]*[.L138]" office:value-type="float" office:value="0">
            <text:p>000.000000000</text:p>
          </table:table-cell>
          <table:table-cell table:style-name="ce7" office:value-type="string">
            <text:p><text:span text:style-name="T6">"</text:span><text:span text:style-name="T10">&gt;</text:span></text:p>
          </table:table-cell>
          <table:table-cell table:style-name="ce20" office:value-type="string">
            <text:p>117</text:p>
          </table:table-cell>
          <table:table-cell table:style-name="ce10" office:value-type="string">
            <text:p>&lt;/bc&gt;</text:p>
          </table:table-cell>
          <table:table-cell/>
          <table:table-cell table:style-name="ce12" table:formula="of:=CONCATENATE([.N138];[.O138];[.P138];[.Q138];[.R138];[.S138];[.T138];SUBSTITUTE(TEXT([.U138];&quot;000.0000000&quot;);&quot;,&quot;;&quot;.&quot;);[.V138];[.W138];[.X138])" office:value-type="string" office:string-value="    &lt;bc gnn=&quot;085&quot; dir=&quot;z&quot; typ=&quot;d&quot; val=&quot;000.0000000&quot;&gt;117&lt;/bc&gt;">
            <text:p><text:s text:c="4"/>&lt;bc gnn="085" dir="z" typ="d" val="000.0000000"&gt;117&lt;/bc&gt;</text:p>
          </table:table-cell>
          <table:table-cell table:number-columns-repeated="989"/>
        </table:table-row>
        <table:table-row table:style-name="ro1" table:number-rows-repeated="9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 table:number-columns-repeated="2"/>
          <table:table-cell table:style-name="ce1" table:number-columns-repeated="5"/>
          <table:table-cell table:number-columns-repeated="998"/>
        </table:table-row>
        <table:table-row table:style-name="ro1" table:number-rows-repeated="113">
          <table:table-cell/>
          <table:table-cell table:style-name="ce2"/>
          <table:table-cell table:style-name="ce15"/>
          <table:table-cell table:style-name="ce4"/>
          <table:table-cell table:style-name="ce15"/>
          <table:table-cell table:style-name="ce5"/>
          <table:table-cell table:style-name="ce15"/>
          <table:table-cell table:style-name="ce3" table:number-columns-repeated="3"/>
          <table:table-cell table:style-name="ce15" table:number-columns-repeated="2"/>
          <table:table-cell table:number-columns-repeated="1003"/>
        </table:table-row>
        <table:table-row table:style-name="ro1" table:number-rows-repeated="1048315">
          <table:table-cell table:number-columns-repeated="1015"/>
        </table:table-row>
        <table:table-row table:style-name="ro1">
          <table:table-cell table:number-columns-repeated="10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typewriter" svg:font-family="lucidatypewriter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DejaVu Sans" style:language-asian="zxx" style:country-asian="none" style:font-name-complex="DejaVu Sans" style:language-complex="zxx" style:country-complex="none"/>
    </style:default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5000" number:language="en" number:country="GB">
      <number:number number:min-integer-digits="1"/>
    </number:number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10" number:min-integer-digits="1"/>
    </number:number-style>
    <number:number-style style:name="N117">
      <number:number number:decimal-places="11" number:min-integer-digits="1"/>
    </number:number-style>
    <number:number-style style:name="N118">
      <number:number number:decimal-places="12" number:min-integer-digits="1"/>
    </number:number-style>
    <number:number-style style:name="N119">
      <number:number number:decimal-places="13" number:min-integer-digits="1"/>
    </number:number-style>
    <number:number-style style:name="N120">
      <number:number number:decimal-places="10" number:min-integer-digits="3"/>
    </number:number-style>
    <number:number-style style:name="N121">
      <number:number number:decimal-places="0" number:min-integer-digits="2"/>
    </number:number-style>
    <number:number-style style:name="N122">
      <number:number number:decimal-places="0" number:min-integer-digits="3"/>
    </number:number-style>
    <number:number-style style:name="N123">
      <number:number number:decimal-places="7" number:min-integer-digits="3"/>
    </number:number-style>
    <number:number-style style:name="N124">
      <number:number number:decimal-places="0" number:min-integer-digits="12" number:grouping="true"/>
    </number:number-style>
    <number:number-style style:name="N5106" number:language="en" number:country="GB">
      <number:number number:decimal-places="9" number:min-integer-digits="3"/>
    </number:number-style>
    <number:number-style style:name="N5107" number:language="en" number:country="GB">
      <number:number number:decimal-places="10" number:min-integer-digits="3"/>
    </number:number-style>
    <number:number-style style:name="N5108" number:language="en" number:country="GB">
      <number:number number:decimal-places="11" number:min-integer-digits="3"/>
    </number:number-style>
    <number:number-style style:name="N5109" number:language="en" number:country="GB">
      <number:number number:decimal-places="8" number:min-integer-digits="3"/>
    </number:number-style>
    <number:number-style style:name="N5110" number:language="en" number:country="GB">
      <number:number number:decimal-places="7" number:min-integer-digits="3"/>
    </number:number-style>
    <number:number-style style:name="N5111" number:language="en" number:country="GB">
      <number:number number:decimal-places="3" number:min-integer-digits="7"/>
    </number:number-style>
    <number:number-style style:name="N5112" number:language="en" number:country="GB">
      <number:text>+</number:text>
      <number:number number:decimal-places="9" number:min-integer-digits="3"/>
    </number:number-style>
    <number:number-style style:name="N5113" number:language="en" number:country="GB">
      <number:number number:decimal-places="11" number:min-integer-digits="1"/>
    </number:number-style>
    <number:number-style style:name="N5114" number:language="en" number:country="GB">
      <number:number number:decimal-places="1" number:min-integer-digits="1"/>
    </number:number-style>
    <number:number-style style:name="N5115" number:language="en" number:country="GB">
      <number:number number:decimal-places="3" number:min-integer-digits="1"/>
    </number:number-style>
    <number:number-style style:name="N5116" number:language="en" number:country="GB">
      <number:number number:decimal-places="4" number:min-integer-digits="1"/>
    </number:number-style>
    <number:number-style style:name="N5117" number:language="en" number:country="GB">
      <number:number number:decimal-places="5" number:min-integer-digits="1"/>
    </number:number-style>
    <number:number-style style:name="N5118" number:language="en" number:country="GB">
      <number:number number:decimal-places="6" number:min-integer-digits="1"/>
    </number:number-style>
    <number:number-style style:name="N5119" number:language="en" number:country="GB">
      <number:number number:decimal-places="7" number:min-integer-digits="1"/>
    </number:number-style>
    <number:number-style style:name="N5120" number:language="en" number:country="GB">
      <number:number number:decimal-places="8" number:min-integer-digits="1"/>
    </number:number-style>
    <number:number-style style:name="N5121" number:language="en" number:country="GB">
      <number:number number:decimal-places="9" number:min-integer-digits="1"/>
    </number:number-style>
    <number:number-style style:name="N5122" number:language="en" number:country="GB">
      <number:number number:decimal-places="10" number:min-integer-digits="1"/>
    </number:number-style>
    <number:number-style style:name="N5123" number:language="en" number:country="GB">
      <number:number number:decimal-places="12" number:min-integer-digits="1"/>
    </number:number-style>
    <style:style style:name="Default" style:family="table-cell" style:data-style-name="N5000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8">18.06.2010</text:date>, <text:time>12:32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enedikt Daum</meta:initial-creator>
    <meta:creation-date>2010-04-28T18:48:40</meta:creation-date>
    <dc:date>2010-06-18T12:32:22</dc:date>
    <dc:creator>Benedikt Daum</dc:creator>
    <meta:editing-duration>PT61H29M58S</meta:editing-duration>
    <meta:editing-cycles>33</meta:editing-cycles>
    <meta:generator>OpenOffice.org/3.1$Unix OpenOffice.org_project/310m19$Build-9420</meta:generator>
    <meta:document-statistic meta:table-count="5" meta:cell-count="6972" meta:object-count="0"/>
  </office:meta>
</office:document-meta>
</file>